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erif;Times New Roma" svg:font-family="Liberation Serif;Times New Roma" style:font-family-generic="roman" svg:panose-1="0 0 0 0 0 0 0 0 0 0"/>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Mangal" svg:font-family="Mangal" style:font-family-generic="roman" style:font-pitch="variable" svg:panose-1="0 0 4 0 0 0 0 0 0 0"/>
    <style:font-face style:name="Liberation Sans;Arial" svg:font-family="Liberation Sans;Arial" style:font-family-generic="roman" svg:panose-1="0 0 0 0 0 0 0 0 0 0"/>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Verdana" svg:font-family="Verdana" style:font-family-generic="swiss" style:font-pitch="variable" svg:panose-1="2 11 6 4 3 5 4 4 2 4"/>
  </office:font-face-decl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Заголовок1" style:master-page-name="MP0" style:family="paragraph">
      <style:paragraph-properties fo:keep-together="always" fo:break-before="page" fo:text-align="center" style:vertical-align="baseline" fo:margin-top="0in" fo:margin-bottom="0in">
        <style:tab-stops>
          <style:tab-stop style:type="left" style:position="0.4923in"/>
          <style:tab-stop style:type="left" style:position="0.5909in"/>
        </style:tab-stops>
      </style:paragraph-properties>
      <style:text-properties fo:hyphenate="false"/>
    </style:style>
    <style:style style:name="T20" style:parent-style-name="tlid-translation" style:family="text">
      <style:text-properties style:font-name="Times New Roman" style:font-name-asian="Calibri Light" style:font-name-complex="Times New Roman" fo:font-weight="normal" style:font-weight-asian="normal" style:font-weight-complex="normal" fo:color="#2F5496" style:letter-kerning="true" fo:font-size="14pt" style:font-size-asian="14pt" style:font-size-complex="14pt" fo:language="uk" fo:country="UA"/>
    </style:style>
    <style:style style:name="P21"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 style:parent-style-name="Заголовок1" style:family="paragraph">
      <style:paragraph-properties fo:keep-together="always" fo:text-align="justify" style:vertical-align="baseline"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365F91" style:letter-kerning="true" fo:font-size="14pt" style:font-size-asian="14pt" style:font-size-complex="14pt" fo:hyphenate="false"/>
    </style:style>
    <style:style style:name="P23" style:parent-style-name="Основнийтекст" style:family="paragraph">
      <style:paragraph-properties fo:margin-bottom="0in" fo:line-height="100%"/>
      <style:text-properties style:font-name="Times New Roman" style:font-name-complex="Times New Roman" fo:font-size="14pt" style:font-size-asian="14pt" style:font-size-complex="14pt" fo:language="uk" fo:country="UA"/>
    </style:style>
    <style:style style:name="P24"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5"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6" style:parent-style-name="Заголовок1" style:family="paragraph">
      <style:paragraph-properties fo:keep-together="always" fo:text-align="justify" style:vertical-align="baseline" fo:margin-top="0in" fo:margin-bottom="0in">
        <style:tab-stops>
          <style:tab-stop style:type="left" style:position="0.4923in"/>
          <style:tab-stop style:type="left" style:position="0.5909in"/>
        </style:tab-stops>
      </style:paragraph-properties>
      <style:text-properties fo:hyphenate="false"/>
    </style:style>
    <style:style style:name="T27"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8" style:parent-style-name="Выделениежирным" style:family="text">
      <style:text-properties style:font-name="Times New Roman" style:font-name-complex="Times New Roman" fo:font-size="14pt" style:font-size-asian="14pt" style:font-size-complex="14pt" fo:language="uk" fo:country="UA"/>
    </style:style>
    <style:style style:name="T29"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3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31" style:parent-style-name="Шрифтабзацузазамовчуванням" style:family="text">
      <style:text-properties style:font-name="Times New Roman" style:font-name-asian="Times New Roman" style:font-name-complex="Times New Roman" fo:font-weight="normal" style:font-weight-asian="normal" style:font-weight-complex="normal" fo:font-size="14pt" style:font-size-asian="14pt" style:font-size-complex="14pt" fo:language="uk" fo:country="UA"/>
    </style:style>
    <style:style style:name="T3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33" style:parent-style-name="Шрифтабзацузазамовчуванням" style:family="text">
      <style:text-properties style:font-name="Times New Roman" style:font-name-complex="Times New Roman" fo:font-size="14pt" style:font-size-asian="14pt" style:font-size-complex="14pt" fo:language="en" fo:country="US"/>
    </style:style>
    <style:style style:name="T3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35"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36"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T37"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38" style:parent-style-name="Основнийтекст" style:family="paragraph">
      <style:paragraph-properties fo:text-align="justify" fo:margin-bottom="0in" fo:line-height="100%"/>
      <style:text-properties style:font-name="Times New Roman" style:font-name-complex="Times New Roman" fo:font-style="italic" style:font-style-asian="italic" style:font-style-complex="italic" fo:font-size="14pt" style:font-size-asian="14pt" style:font-size-complex="14pt" fo:language="uk" fo:country="UA"/>
    </style:style>
    <style:style style:name="P39"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40" style:parent-style-name="Заголовок1"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font-weight="normal" style:font-weight-asian="normal" style:font-weight-complex="normal" fo:color="#365F91" fo:font-size="14pt" style:font-size-asian="14pt" style:font-size-complex="14pt" fo:language="uk" fo:country="UA"/>
    </style:style>
    <style:style style:name="P41"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42"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43" style:parent-style-name="Основнийтекст" style:family="paragraph">
      <style:paragraph-properties fo:text-align="justify" fo:margin-bottom="0in" fo:line-height="100%"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44" style:parent-style-name="Основнийтекст" style:family="paragraph">
      <style:paragraph-properties fo:text-align="justify" fo:margin-bottom="0in" fo:line-height="100%"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45" style:parent-style-name="Основнийтекст" style:family="paragraph">
      <style:paragraph-properties fo:text-align="justify" fo:margin-bottom="0in" fo:line-height="100%" fo:margin-left="0in" fo:text-indent="0in">
        <style:tab-stops>
          <style:tab-stop style:type="left" style:position="0.5in"/>
        </style:tab-stops>
      </style:paragraph-properties>
    </style:style>
    <style:style style:name="T46" style:parent-style-name="Исходныйтекст" style:family="text">
      <style:text-properties style:font-name="Times New Roman" style:font-name-complex="Times New Roman" fo:font-size="14pt" style:font-size-asian="14pt" style:font-size-complex="14pt" fo:language="uk" fo:country="UA"/>
    </style:style>
    <style:style style:name="T4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48" style:parent-style-name="Основнийтекст" style:family="paragraph">
      <style:paragraph-properties fo:text-align="justify" fo:margin-bottom="0in" fo:line-height="100%"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49" style:parent-style-name="Основнийтекст" style:family="paragraph">
      <style:paragraph-properties fo:text-align="justify" fo:margin-bottom="0in" fo:line-height="100%" fo:margin-left="0in" fo:text-indent="0in">
        <style:tab-stops>
          <style:tab-stop style:type="left" style:position="0.5in"/>
        </style:tab-stops>
      </style:paragraph-properties>
    </style:style>
    <style:style style:name="T5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51" style:parent-style-name="Основнийтекст" style:family="paragraph">
      <style:paragraph-properties fo:text-align="justify" fo:margin-bottom="0in" fo:line-height="100%"/>
    </style:style>
    <style:style style:name="T5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53" style:parent-style-name="Основнийтекст" style:family="paragraph">
      <style:paragraph-properties fo:text-align="justify" fo:margin-bottom="0in" fo:line-height="100%"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54" style:parent-style-name="Основнийтекст" style:family="paragraph">
      <style:paragraph-properties fo:text-align="justify" fo:margin-bottom="0in" fo:line-height="100%"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55" style:parent-style-name="Основнийтекст" style:family="paragraph">
      <style:paragraph-properties fo:text-align="justify" fo:margin-bottom="0in" fo:line-height="100%" fo:margin-left="0in" fo:text-indent="0in">
        <style:tab-stops>
          <style:tab-stop style:type="left" style:position="0.5in"/>
        </style:tab-stops>
      </style:paragraph-properties>
    </style:style>
    <style:style style:name="T5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57"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font-weight="normal" style:font-weight-asian="normal" style:font-weight-complex="normal" fo:color="#4F81BD" fo:language="uk" fo:country="UA"/>
    </style:style>
    <style:style style:name="P58"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font-weight="normal" style:font-weight-asian="normal" style:font-weight-complex="normal" fo:color="#4F81BD" fo:language="uk" fo:country="UA"/>
    </style:style>
    <style:style style:name="P59"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60" style:parent-style-name="Основнийтекст" style:family="paragraph">
      <style:paragraph-properties fo:text-align="justify" fo:margin-bottom="0in" fo:line-height="100%"/>
    </style:style>
    <style:style style:name="T6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62" style:parent-style-name="Основнийтекст" style:family="paragraph">
      <style:paragraph-properties fo:text-align="justify" fo:margin-bottom="0in" fo:line-height="100%"/>
    </style:style>
    <style:style style:name="T6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64" style:parent-style-name="Заголовок4" style:family="paragraph">
      <style:paragraph-properties fo:text-align="justify" fo:margin-top="0in" fo:margin-bottom="0in" fo:margin-left="0in" fo:text-indent="0in">
        <style:tab-stops/>
      </style:paragraph-properties>
      <style:text-properties style:font-name="Times New Roman" style:font-name-complex="Times New Roman" fo:font-size="14pt" style:font-size-asian="14pt" style:font-size-complex="14pt" fo:language="uk" fo:country="UA"/>
    </style:style>
    <style:style style:name="P65" style:parent-style-name="Заголовок4" style:family="paragraph">
      <style:paragraph-properties fo:margin-top="0in" fo:margin-bottom="0in" fo:margin-left="0in" fo:text-indent="0in">
        <style:tab-stops/>
      </style:paragraph-properties>
    </style:style>
    <style:style style:name="T6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67" style:parent-style-name="Заголовок4" style:family="paragraph">
      <style:paragraph-properties fo:margin-top="0in" fo:margin-bottom="0in" fo:margin-left="0in" fo:text-indent="0in">
        <style:tab-stops/>
      </style:paragraph-properties>
      <style:text-properties style:font-name="Times New Roman" style:font-name-complex="Times New Roman" fo:font-size="14pt" style:font-size-asian="14pt" style:font-size-complex="14pt" fo:language="uk" fo:country="UA"/>
    </style:style>
    <style:style style:name="P68" style:parent-style-name="Основнийтекст" style:family="paragraph">
      <style:paragraph-properties fo:text-align="justify" fo:margin-bottom="0in" fo:line-height="100%"/>
    </style:style>
    <style:style style:name="T6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70" style:parent-style-name="Основнийтекст" style:family="paragraph">
      <style:paragraph-properties fo:text-align="justify" fo:margin-bottom="0in" fo:line-height="100%"/>
    </style:style>
    <style:style style:name="T7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72" style:parent-style-name="Текствзаданномформате" style:family="paragraph">
      <style:paragraph-properties fo:text-align="justify"/>
    </style:style>
    <style:style style:name="T73" style:parent-style-name="Исходныйтекст" style:family="text">
      <style:text-properties style:font-name="Calibri" style:font-name-complex="Calibri" fo:font-size="14pt" style:font-size-asian="14pt" style:font-size-complex="14pt" fo:language="uk" fo:country="UA"/>
    </style:style>
    <style:style style:name="P74" style:parent-style-name="Текствзаданномформате" style:family="paragraph">
      <style:paragraph-properties fo:text-align="justify"/>
    </style:style>
    <style:style style:name="T75" style:parent-style-name="Исходныйтекст" style:family="text">
      <style:text-properties style:font-name="Calibri" style:font-name-complex="Calibri" fo:font-size="14pt" style:font-size-asian="14pt" style:font-size-complex="14pt" fo:language="uk" fo:country="UA"/>
    </style:style>
    <style:style style:name="P76" style:parent-style-name="Текствзаданномформате" style:family="paragraph">
      <style:paragraph-properties fo:text-align="justify"/>
    </style:style>
    <style:style style:name="T77" style:parent-style-name="Исходныйтекст" style:family="text">
      <style:text-properties style:font-name="Calibri" style:font-name-complex="Calibri" fo:font-size="14pt" style:font-size-asian="14pt" style:font-size-complex="14pt" fo:language="uk" fo:country="UA"/>
    </style:style>
    <style:style style:name="P78" style:parent-style-name="Текствзаданномформате" style:family="paragraph">
      <style:paragraph-properties fo:text-align="justify"/>
    </style:style>
    <style:style style:name="P79" style:parent-style-name="Текствзаданномформате" style:family="paragraph">
      <style:paragraph-properties fo:text-align="justify"/>
    </style:style>
    <style:style style:name="T80" style:parent-style-name="Исходныйтекст" style:family="text">
      <style:text-properties style:font-name="Calibri" style:font-name-complex="Calibri" fo:font-size="14pt" style:font-size-asian="14pt" style:font-size-complex="14pt" fo:language="uk" fo:country="UA"/>
    </style:style>
    <style:style style:name="P81" style:parent-style-name="Текствзаданномформате" style:family="paragraph">
      <style:paragraph-properties fo:text-align="justify"/>
    </style:style>
    <style:style style:name="T82" style:parent-style-name="Исходныйтекст" style:family="text">
      <style:text-properties style:font-name="Calibri" style:font-name-complex="Calibri" fo:font-size="14pt" style:font-size-asian="14pt" style:font-size-complex="14pt" fo:language="uk" fo:country="UA"/>
    </style:style>
    <style:style style:name="P83" style:parent-style-name="Текствзаданномформате" style:family="paragraph">
      <style:paragraph-properties fo:text-align="justify"/>
    </style:style>
    <style:style style:name="T84" style:parent-style-name="Исходныйтекст" style:family="text">
      <style:text-properties style:font-name="Calibri" style:font-name-complex="Calibri" fo:font-size="14pt" style:font-size-asian="14pt" style:font-size-complex="14pt" fo:language="uk" fo:country="UA"/>
    </style:style>
    <style:style style:name="P85" style:parent-style-name="Текствзаданномформате" style:family="paragraph">
      <style:paragraph-properties fo:text-align="justify"/>
    </style:style>
    <style:style style:name="T86" style:parent-style-name="Исходныйтекст" style:family="text">
      <style:text-properties style:font-name="Calibri" style:font-name-complex="Calibri" fo:font-size="14pt" style:font-size-asian="14pt" style:font-size-complex="14pt" fo:language="uk" fo:country="UA"/>
    </style:style>
    <style:style style:name="P87" style:parent-style-name="Текствзаданномформате" style:family="paragraph">
      <style:paragraph-properties fo:text-align="justify"/>
    </style:style>
    <style:style style:name="P88" style:parent-style-name="Текствзаданномформате" style:family="paragraph">
      <style:paragraph-properties fo:text-align="justify"/>
    </style:style>
    <style:style style:name="T89" style:parent-style-name="Исходныйтекст" style:family="text">
      <style:text-properties style:font-name="Calibri" style:font-name-complex="Calibri" fo:font-size="14pt" style:font-size-asian="14pt" style:font-size-complex="14pt" fo:language="uk" fo:country="UA"/>
    </style:style>
    <style:style style:name="P90" style:parent-style-name="Текствзаданномформате" style:family="paragraph">
      <style:paragraph-properties fo:text-align="justify"/>
    </style:style>
    <style:style style:name="T91" style:parent-style-name="Исходныйтекст" style:family="text">
      <style:text-properties style:font-name="Calibri" style:font-name-complex="Calibri" fo:font-size="14pt" style:font-size-asian="14pt" style:font-size-complex="14pt" fo:language="uk" fo:country="UA"/>
    </style:style>
    <style:style style:name="P92" style:parent-style-name="Текствзаданномформате" style:family="paragraph">
      <style:paragraph-properties fo:text-align="justify"/>
    </style:style>
    <style:style style:name="T93" style:parent-style-name="Исходныйтекст" style:family="text">
      <style:text-properties style:font-name="Calibri" style:font-name-complex="Calibri" fo:font-size="14pt" style:font-size-asian="14pt" style:font-size-complex="14pt" fo:language="uk" fo:country="UA"/>
    </style:style>
    <style:style style:name="P94" style:parent-style-name="Текствзаданномформате" style:family="paragraph">
      <style:paragraph-properties fo:text-align="justify"/>
    </style:style>
    <style:style style:name="P95" style:parent-style-name="Текствзаданномформате" style:family="paragraph">
      <style:paragraph-properties fo:text-align="justify"/>
    </style:style>
    <style:style style:name="T96" style:parent-style-name="Исходныйтекст" style:family="text">
      <style:text-properties style:font-name="Calibri" style:font-name-complex="Calibri" fo:font-size="14pt" style:font-size-asian="14pt" style:font-size-complex="14pt" fo:language="uk" fo:country="UA"/>
    </style:style>
    <style:style style:name="P97" style:parent-style-name="Текствзаданномформате" style:family="paragraph">
      <style:paragraph-properties fo:text-align="justify"/>
    </style:style>
    <style:style style:name="T98" style:parent-style-name="Исходныйтекст" style:family="text">
      <style:text-properties style:font-name="Calibri" style:font-name-complex="Calibri" fo:font-size="14pt" style:font-size-asian="14pt" style:font-size-complex="14pt" fo:language="uk" fo:country="UA"/>
    </style:style>
    <style:style style:name="P99" style:parent-style-name="Текствзаданномформате" style:family="paragraph">
      <style:paragraph-properties fo:text-align="justify"/>
    </style:style>
    <style:style style:name="T100" style:parent-style-name="Исходныйтекст" style:family="text">
      <style:text-properties style:font-name="Calibri" style:font-name-complex="Calibri" fo:font-size="14pt" style:font-size-asian="14pt" style:font-size-complex="14pt" fo:language="uk" fo:country="UA"/>
    </style:style>
    <style:style style:name="P101" style:parent-style-name="Текствзаданномформате" style:family="paragraph">
      <style:paragraph-properties fo:text-align="justify"/>
    </style:style>
    <style:style style:name="T102" style:parent-style-name="Исходныйтекст" style:family="text">
      <style:text-properties style:font-name="Calibri" style:font-name-complex="Calibri" fo:font-size="14pt" style:font-size-asian="14pt" style:font-size-complex="14pt" fo:language="uk" fo:country="UA"/>
    </style:style>
    <style:style style:name="P103" style:parent-style-name="Текствзаданномформате" style:family="paragraph">
      <style:paragraph-properties fo:text-align="justify"/>
    </style:style>
    <style:style style:name="P104" style:parent-style-name="Текствзаданномформате" style:family="paragraph">
      <style:paragraph-properties fo:text-align="justify"/>
    </style:style>
    <style:style style:name="T105" style:parent-style-name="Исходныйтекст" style:family="text">
      <style:text-properties style:font-name="Calibri" style:font-name-complex="Calibri" fo:font-size="14pt" style:font-size-asian="14pt" style:font-size-complex="14pt" fo:language="uk" fo:country="UA"/>
    </style:style>
    <style:style style:name="P106" style:parent-style-name="Текствзаданномформате" style:family="paragraph">
      <style:paragraph-properties fo:text-align="justify"/>
    </style:style>
    <style:style style:name="T107" style:parent-style-name="Исходныйтекст" style:family="text">
      <style:text-properties style:font-name="Times New Roman" style:font-name-complex="Times New Roman" fo:font-size="14pt" style:font-size-asian="14pt" style:font-size-complex="14pt" fo:language="uk" fo:country="UA"/>
    </style:style>
    <style:style style:name="P108" style:parent-style-name="Текствзаданномформате" style:family="paragraph">
      <style:paragraph-properties fo:text-align="justify"/>
    </style:style>
    <style:style style:name="T109" style:parent-style-name="Исходныйтекст" style:family="text">
      <style:text-properties style:font-name="Calibri" style:font-name-complex="Calibri" fo:font-size="14pt" style:font-size-asian="14pt" style:font-size-complex="14pt" fo:language="uk" fo:country="UA"/>
    </style:style>
    <style:style style:name="P110" style:parent-style-name="Текствзаданномформате" style:family="paragraph">
      <style:paragraph-properties fo:text-align="justify"/>
    </style:style>
    <style:style style:name="T111" style:parent-style-name="Исходныйтекст" style:family="text">
      <style:text-properties style:font-name="Calibri" style:font-name-complex="Calibri" fo:font-size="14pt" style:font-size-asian="14pt" style:font-size-complex="14pt" fo:language="uk" fo:country="UA"/>
    </style:style>
    <style:style style:name="P112" style:parent-style-name="Текствзаданномформате" style:family="paragraph">
      <style:paragraph-properties fo:text-align="justify"/>
    </style:style>
    <style:style style:name="P113" style:parent-style-name="Заголовок4" style:family="paragraph">
      <style:paragraph-properties fo:margin-top="0in" fo:margin-bottom="0in" fo:margin-left="0in" fo:text-indent="0in">
        <style:tab-stops/>
      </style:paragraph-properties>
    </style:style>
    <style:style style:name="T114" style:parent-style-name="Шрифтабзацузазамовчуванням" style:family="text">
      <style:text-properties style:font-name="Times New Roman" style:font-name-complex="Times New Roman" fo:font-size="14pt" style:font-size-asian="14pt" style:font-size-complex="14pt"/>
    </style:style>
    <style:style style:name="P115" style:parent-style-name="Основнийтекст" style:family="paragraph">
      <style:paragraph-properties fo:text-align="justify" fo:margin-bottom="0in" fo:line-height="100%"/>
    </style:style>
    <style:style style:name="T116" style:parent-style-name="Исходныйтекст" style:family="text">
      <style:text-properties style:font-name="Times New Roman" style:font-name-complex="Times New Roman" fo:font-size="14pt" style:font-size-asian="14pt" style:font-size-complex="14pt" fo:language="uk" fo:country="UA"/>
    </style:style>
    <style:style style:name="P117" style:parent-style-name="Основнийтекст" style:family="paragraph">
      <style:paragraph-properties fo:text-align="justify" fo:margin-bottom="0in" fo:line-height="100%"/>
    </style:style>
    <style:style style:name="T118" style:parent-style-name="Исходныйтекст" style:family="text">
      <style:text-properties style:font-name="Times New Roman" style:font-name-complex="Times New Roman" fo:font-size="14pt" style:font-size-asian="14pt" style:font-size-complex="14pt" fo:language="uk" fo:country="UA"/>
    </style:style>
    <style:style style:name="P119" style:parent-style-name="Текствзаданномформате" style:family="paragraph">
      <style:paragraph-properties fo:text-align="justify"/>
    </style:style>
    <style:style style:name="T120" style:parent-style-name="Определение" style:family="text">
      <style:text-properties style:font-name="Calibri" style:font-name-complex="Calibri" fo:font-size="14pt" style:font-size-asian="14pt" style:font-size-complex="14pt" fo:language="uk" fo:country="UA"/>
    </style:style>
    <style:style style:name="T12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22" style:parent-style-name="Текствзаданномформате" style:family="paragraph">
      <style:paragraph-properties fo:text-align="justify"/>
    </style:style>
    <style:style style:name="T123" style:parent-style-name="Определение" style:family="text">
      <style:text-properties style:font-name="Calibri" style:font-name-complex="Calibri" fo:font-size="14pt" style:font-size-asian="14pt" style:font-size-complex="14pt" fo:language="uk" fo:country="UA"/>
    </style:style>
    <style:style style:name="T12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25" style:parent-style-name="Текствзаданномформате" style:family="paragraph">
      <style:paragraph-properties fo:text-align="justify"/>
    </style:style>
    <style:style style:name="T126" style:parent-style-name="Определение" style:family="text">
      <style:text-properties style:font-name="Calibri" style:font-name-complex="Calibri" fo:font-size="14pt" style:font-size-asian="14pt" style:font-size-complex="14pt" fo:language="uk" fo:country="UA"/>
    </style:style>
    <style:style style:name="T12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2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29" style:parent-style-name="Текствзаданномформате" style:family="paragraph">
      <style:paragraph-properties fo:text-align="justify"/>
    </style:style>
    <style:style style:name="T13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31" style:parent-style-name="Исходныйтекст" style:family="text">
      <style:text-properties style:font-name="Calibri" style:font-name-complex="Calibri" fo:font-size="14pt" style:font-size-asian="14pt" style:font-size-complex="14pt" fo:language="uk" fo:country="UA"/>
    </style:style>
    <style:style style:name="P132" style:parent-style-name="Текствзаданномформате" style:family="paragraph">
      <style:paragraph-properties fo:text-align="justify"/>
    </style:style>
    <style:style style:name="P133" style:parent-style-name="Текствзаданномформате" style:family="paragraph">
      <style:paragraph-properties fo:text-align="justify"/>
    </style:style>
    <style:style style:name="T134" style:parent-style-name="Исходныйтекст" style:family="text">
      <style:text-properties style:font-name="Calibri" style:font-name-complex="Calibri" fo:font-size="14pt" style:font-size-asian="14pt" style:font-size-complex="14pt" fo:language="uk" fo:country="UA"/>
    </style:style>
    <style:style style:name="P135" style:parent-style-name="Текствзаданномформате" style:family="paragraph">
      <style:paragraph-properties fo:text-align="justify"/>
    </style:style>
    <style:style style:name="T136" style:parent-style-name="Исходныйтекст" style:family="text">
      <style:text-properties style:font-name="Calibri" style:font-name-complex="Calibri" fo:font-size="14pt" style:font-size-asian="14pt" style:font-size-complex="14pt" fo:language="uk" fo:country="UA"/>
    </style:style>
    <style:style style:name="P137" style:parent-style-name="Текствзаданномформате" style:family="paragraph">
      <style:paragraph-properties fo:text-align="justify"/>
    </style:style>
    <style:style style:name="T138" style:parent-style-name="Исходныйтекст" style:family="text">
      <style:text-properties style:font-name="Calibri" style:font-name-complex="Calibri" fo:font-size="14pt" style:font-size-asian="14pt" style:font-size-complex="14pt" fo:language="uk" fo:country="UA"/>
    </style:style>
    <style:style style:name="P139" style:parent-style-name="Текствзаданномформате" style:family="paragraph">
      <style:paragraph-properties fo:text-align="justify"/>
    </style:style>
    <style:style style:name="T140" style:parent-style-name="Исходныйтекст" style:family="text">
      <style:text-properties style:font-name="Calibri" style:font-name-complex="Calibri" fo:font-size="14pt" style:font-size-asian="14pt" style:font-size-complex="14pt" fo:language="uk" fo:country="UA"/>
    </style:style>
    <style:style style:name="P141" style:parent-style-name="Текствзаданномформате" style:family="paragraph">
      <style:paragraph-properties fo:text-align="justify"/>
    </style:style>
    <style:style style:name="T142" style:parent-style-name="Исходныйтекст" style:family="text">
      <style:text-properties style:font-name="Calibri" style:font-name-complex="Calibri" fo:font-size="14pt" style:font-size-asian="14pt" style:font-size-complex="14pt" fo:language="uk" fo:country="UA"/>
    </style:style>
    <style:style style:name="P143" style:parent-style-name="Текствзаданномформате" style:family="paragraph">
      <style:paragraph-properties fo:text-align="justify"/>
    </style:style>
    <style:style style:name="T144" style:parent-style-name="Исходныйтекст" style:family="text">
      <style:text-properties style:font-name="Calibri" style:font-name-complex="Calibri" fo:font-size="14pt" style:font-size-asian="14pt" style:font-size-complex="14pt" fo:language="uk" fo:country="UA"/>
    </style:style>
    <style:style style:name="P145" style:parent-style-name="Текствзаданномформате" style:family="paragraph">
      <style:paragraph-properties fo:text-align="justify"/>
    </style:style>
    <style:style style:name="T146" style:parent-style-name="Исходныйтекст" style:family="text">
      <style:text-properties style:font-name="Calibri" style:font-name-complex="Calibri" fo:font-size="14pt" style:font-size-asian="14pt" style:font-size-complex="14pt" fo:language="uk" fo:country="UA"/>
    </style:style>
    <style:style style:name="P147" style:parent-style-name="Текствзаданномформате" style:family="paragraph">
      <style:paragraph-properties fo:text-align="justify"/>
    </style:style>
    <style:style style:name="T148" style:parent-style-name="Исходныйтекст" style:family="text">
      <style:text-properties style:font-name="Calibri" style:font-name-complex="Calibri" fo:font-size="14pt" style:font-size-asian="14pt" style:font-size-complex="14pt" fo:language="uk" fo:country="UA"/>
    </style:style>
    <style:style style:name="P149" style:parent-style-name="Текствзаданномформате" style:family="paragraph">
      <style:paragraph-properties fo:text-align="justify"/>
    </style:style>
    <style:style style:name="P150" style:parent-style-name="Текствзаданномформате" style:family="paragraph">
      <style:paragraph-properties fo:text-align="justify"/>
    </style:style>
    <style:style style:name="T151" style:parent-style-name="Исходныйтекст" style:family="text">
      <style:text-properties style:font-name="Calibri" style:font-name-complex="Calibri" fo:font-size="14pt" style:font-size-asian="14pt" style:font-size-complex="14pt" fo:language="uk" fo:country="UA"/>
    </style:style>
    <style:style style:name="P152" style:parent-style-name="Текствзаданномформате" style:family="paragraph">
      <style:paragraph-properties fo:text-align="justify"/>
    </style:style>
    <style:style style:name="T153" style:parent-style-name="Исходныйтекст" style:family="text">
      <style:text-properties style:font-name="Calibri" style:font-name-complex="Calibri" fo:font-size="14pt" style:font-size-asian="14pt" style:font-size-complex="14pt" fo:language="uk" fo:country="UA"/>
    </style:style>
    <style:style style:name="P154" style:parent-style-name="Текствзаданномформате" style:family="paragraph">
      <style:paragraph-properties fo:text-align="justify"/>
    </style:style>
    <style:style style:name="T155" style:parent-style-name="Исходныйтекст" style:family="text">
      <style:text-properties style:font-name="Calibri" style:font-name-complex="Calibri" fo:font-size="14pt" style:font-size-asian="14pt" style:font-size-complex="14pt" fo:language="uk" fo:country="UA"/>
    </style:style>
    <style:style style:name="P156" style:parent-style-name="Текствзаданномформате" style:family="paragraph">
      <style:paragraph-properties fo:text-align="justify"/>
    </style:style>
    <style:style style:name="T157" style:parent-style-name="Исходныйтекст" style:family="text">
      <style:text-properties style:font-name="Calibri" style:font-name-complex="Calibri" fo:font-size="14pt" style:font-size-asian="14pt" style:font-size-complex="14pt" fo:language="uk" fo:country="UA"/>
    </style:style>
    <style:style style:name="P158" style:parent-style-name="Текствзаданномформате" style:family="paragraph">
      <style:paragraph-properties fo:text-align="justify"/>
    </style:style>
    <style:style style:name="T159" style:parent-style-name="Исходныйтекст" style:family="text">
      <style:text-properties style:font-name="Calibri" style:font-name-complex="Calibri" fo:font-size="14pt" style:font-size-asian="14pt" style:font-size-complex="14pt" fo:language="uk" fo:country="UA"/>
    </style:style>
    <style:style style:name="P160" style:parent-style-name="Текствзаданномформате" style:family="paragraph">
      <style:paragraph-properties fo:text-align="justify"/>
    </style:style>
    <style:style style:name="T161" style:parent-style-name="Исходныйтекст" style:family="text">
      <style:text-properties style:font-name="Calibri" style:font-name-complex="Calibri" fo:font-size="14pt" style:font-size-asian="14pt" style:font-size-complex="14pt" fo:language="uk" fo:country="UA"/>
    </style:style>
    <style:style style:name="P162" style:parent-style-name="Текствзаданномформате" style:family="paragraph">
      <style:paragraph-properties fo:text-align="justify"/>
    </style:style>
    <style:style style:name="T163" style:parent-style-name="Исходныйтекст" style:family="text">
      <style:text-properties style:font-name="Calibri" style:font-name-complex="Calibri" fo:font-size="14pt" style:font-size-asian="14pt" style:font-size-complex="14pt" fo:language="uk" fo:country="UA"/>
    </style:style>
    <style:style style:name="P164" style:parent-style-name="Текствзаданномформате" style:family="paragraph">
      <style:paragraph-properties fo:text-align="justify"/>
    </style:style>
    <style:style style:name="T165" style:parent-style-name="Исходныйтекст" style:family="text">
      <style:text-properties style:font-name="Calibri" style:font-name-complex="Calibri" fo:font-size="14pt" style:font-size-asian="14pt" style:font-size-complex="14pt" fo:language="uk" fo:country="UA"/>
    </style:style>
    <style:style style:name="P166" style:parent-style-name="Текствзаданномформате" style:family="paragraph">
      <style:paragraph-properties fo:text-align="justify"/>
    </style:style>
    <style:style style:name="T167" style:parent-style-name="Исходныйтекст" style:family="text">
      <style:text-properties style:font-name="Calibri" style:font-name-complex="Calibri" fo:font-size="14pt" style:font-size-asian="14pt" style:font-size-complex="14pt" fo:language="uk" fo:country="UA"/>
    </style:style>
    <style:style style:name="P168" style:parent-style-name="Текствзаданномформате" style:family="paragraph">
      <style:paragraph-properties fo:text-align="justify"/>
    </style:style>
    <style:style style:name="T169" style:parent-style-name="Исходныйтекст" style:family="text">
      <style:text-properties style:font-name="Calibri" style:font-name-complex="Calibri" fo:font-size="14pt" style:font-size-asian="14pt" style:font-size-complex="14pt" fo:language="uk" fo:country="UA"/>
    </style:style>
    <style:style style:name="P170" style:parent-style-name="Текствзаданномформате" style:family="paragraph">
      <style:paragraph-properties fo:text-align="justify"/>
    </style:style>
    <style:style style:name="P171" style:parent-style-name="Текствзаданномформате" style:family="paragraph">
      <style:paragraph-properties fo:text-align="justify"/>
    </style:style>
    <style:style style:name="T172" style:parent-style-name="Исходныйтекст" style:family="text">
      <style:text-properties style:font-name="Calibri" style:font-name-complex="Calibri" fo:font-size="14pt" style:font-size-asian="14pt" style:font-size-complex="14pt" fo:language="uk" fo:country="UA"/>
    </style:style>
    <style:style style:name="P173" style:parent-style-name="Текствзаданномформате" style:family="paragraph">
      <style:paragraph-properties fo:text-align="justify"/>
    </style:style>
    <style:style style:name="T174" style:parent-style-name="Исходныйтекст" style:family="text">
      <style:text-properties style:font-name="Calibri" style:font-name-complex="Calibri" fo:font-size="14pt" style:font-size-asian="14pt" style:font-size-complex="14pt" fo:language="uk" fo:country="UA"/>
    </style:style>
    <style:style style:name="P175" style:parent-style-name="Текствзаданномформате" style:family="paragraph">
      <style:paragraph-properties fo:text-align="justify"/>
    </style:style>
    <style:style style:name="P176" style:parent-style-name="Основнийтекст" style:family="paragraph">
      <style:paragraph-properties fo:text-align="justify" fo:margin-bottom="0in" fo:line-height="100%"/>
    </style:style>
    <style:style style:name="T177" style:parent-style-name="Исходныйтекст" style:family="text">
      <style:text-properties style:font-name="Times New Roman" style:font-name-complex="Times New Roman" fo:font-size="14pt" style:font-size-asian="14pt" style:font-size-complex="14pt" fo:language="uk" fo:country="UA"/>
    </style:style>
    <style:style style:name="P178" style:parent-style-name="Основнийтекст" style:family="paragraph">
      <style:paragraph-properties fo:text-align="justify" fo:margin-bottom="0in" fo:line-height="100%"/>
    </style:style>
    <style:style style:name="P179" style:parent-style-name="Текствзаданномформате" style:family="paragraph">
      <style:paragraph-properties fo:text-align="justify"/>
    </style:style>
    <style:style style:name="T18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1" style:parent-style-name="Текствзаданномформате" style:family="paragraph">
      <style:paragraph-properties fo:text-align="justify"/>
    </style:style>
    <style:style style:name="T182" style:parent-style-name="Определение" style:family="text">
      <style:text-properties style:font-name="Calibri" style:font-name-complex="Calibri" fo:font-size="14pt" style:font-size-asian="14pt" style:font-size-complex="14pt" fo:language="uk" fo:country="UA"/>
    </style:style>
    <style:style style:name="T18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4" style:parent-style-name="Текствзаданномформате" style:family="paragraph">
      <style:paragraph-properties fo:text-align="justify"/>
    </style:style>
    <style:style style:name="T185" style:parent-style-name="Определение" style:family="text">
      <style:text-properties style:font-name="Calibri" style:font-name-complex="Calibri" fo:font-size="14pt" style:font-size-asian="14pt" style:font-size-complex="14pt" fo:language="uk" fo:country="UA"/>
    </style:style>
    <style:style style:name="T18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7" style:parent-style-name="Текствзаданномформате" style:family="paragraph">
      <style:paragraph-properties fo:text-align="justify"/>
    </style:style>
    <style:style style:name="T188" style:parent-style-name="Определение" style:family="text">
      <style:text-properties style:font-name="Calibri" style:font-name-complex="Calibri" fo:font-size="14pt" style:font-size-asian="14pt" style:font-size-complex="14pt" fo:language="uk" fo:country="UA"/>
    </style:style>
    <style:style style:name="T18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91" style:parent-style-name="Текствзаданномформате" style:family="paragraph">
      <style:paragraph-properties fo:text-align="justify"/>
    </style:style>
    <style:style style:name="T192" style:parent-style-name="Исходныйтекст" style:family="text">
      <style:text-properties style:font-name="Calibri" style:font-name-complex="Calibri" fo:font-size="14pt" style:font-size-asian="14pt" style:font-size-complex="14pt" fo:language="uk" fo:country="UA"/>
    </style:style>
    <style:style style:name="P193" style:parent-style-name="Текствзаданномформате" style:family="paragraph">
      <style:paragraph-properties fo:text-align="justify"/>
    </style:style>
    <style:style style:name="T194" style:parent-style-name="Исходныйтекст" style:family="text">
      <style:text-properties style:font-name="Calibri" style:font-name-complex="Calibri" fo:font-size="14pt" style:font-size-asian="14pt" style:font-size-complex="14pt" fo:language="uk" fo:country="UA"/>
    </style:style>
    <style:style style:name="P195" style:parent-style-name="Текствзаданномформате" style:family="paragraph">
      <style:paragraph-properties fo:text-align="justify"/>
    </style:style>
    <style:style style:name="T196" style:parent-style-name="Исходныйтекст" style:family="text">
      <style:text-properties style:font-name="Calibri" style:font-name-complex="Calibri" fo:font-size="14pt" style:font-size-asian="14pt" style:font-size-complex="14pt" fo:language="uk" fo:country="UA"/>
    </style:style>
    <style:style style:name="P197" style:parent-style-name="Текствзаданномформате" style:family="paragraph">
      <style:paragraph-properties fo:text-align="justify"/>
    </style:style>
    <style:style style:name="T198" style:parent-style-name="Исходныйтекст" style:family="text">
      <style:text-properties style:font-name="Calibri" style:font-name-complex="Calibri" fo:font-size="14pt" style:font-size-asian="14pt" style:font-size-complex="14pt" fo:language="uk" fo:country="UA"/>
    </style:style>
    <style:style style:name="P19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00" style:parent-style-name="Текствзаданномформате" style:family="paragraph">
      <style:paragraph-properties fo:text-align="justify"/>
    </style:style>
    <style:style style:name="T20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2" style:parent-style-name="Исходныйтекст" style:family="text">
      <style:text-properties style:font-name="Calibri" style:font-name-complex="Calibri" fo:font-size="14pt" style:font-size-asian="14pt" style:font-size-complex="14pt" fo:language="uk" fo:country="UA"/>
    </style:style>
    <style:style style:name="P203" style:parent-style-name="Текствзаданномформате" style:family="paragraph">
      <style:paragraph-properties fo:text-align="justify"/>
    </style:style>
    <style:style style:name="T204" style:parent-style-name="Исходныйтекст" style:family="text">
      <style:text-properties style:font-name="Calibri" style:font-name-complex="Calibri" fo:font-size="14pt" style:font-size-asian="14pt" style:font-size-complex="14pt" fo:language="uk" fo:country="UA"/>
    </style:style>
    <style:style style:name="P205" style:parent-style-name="Текствзаданномформате" style:family="paragraph">
      <style:paragraph-properties fo:text-align="justify"/>
    </style:style>
    <style:style style:name="T206" style:parent-style-name="Исходныйтекст" style:family="text">
      <style:text-properties style:font-name="Calibri" style:font-name-complex="Calibri" fo:font-size="14pt" style:font-size-asian="14pt" style:font-size-complex="14pt" fo:language="uk" fo:country="UA"/>
    </style:style>
    <style:style style:name="P207" style:parent-style-name="Текствзаданномформате" style:family="paragraph">
      <style:paragraph-properties fo:text-align="justify"/>
    </style:style>
    <style:style style:name="T208" style:parent-style-name="Исходныйтекст" style:family="text">
      <style:text-properties style:font-name="Calibri" style:font-name-complex="Calibri" fo:font-size="14pt" style:font-size-asian="14pt" style:font-size-complex="14pt" fo:language="uk" fo:country="UA"/>
    </style:style>
    <style:style style:name="P209" style:parent-style-name="Текствзаданномформате" style:family="paragraph">
      <style:paragraph-properties fo:text-align="justify"/>
    </style:style>
    <style:style style:name="T210" style:parent-style-name="Исходныйтекст" style:family="text">
      <style:text-properties style:font-name="Calibri" style:font-name-complex="Calibri" fo:font-size="14pt" style:font-size-asian="14pt" style:font-size-complex="14pt" fo:language="uk" fo:country="UA"/>
    </style:style>
    <style:style style:name="P211" style:parent-style-name="Текствзаданномформате" style:family="paragraph">
      <style:paragraph-properties fo:text-align="justify"/>
    </style:style>
    <style:style style:name="T212" style:parent-style-name="Исходныйтекст" style:family="text">
      <style:text-properties style:font-name="Calibri" style:font-name-complex="Calibri" fo:font-size="14pt" style:font-size-asian="14pt" style:font-size-complex="14pt" fo:language="uk" fo:country="UA"/>
    </style:style>
    <style:style style:name="P213" style:parent-style-name="Текствзаданномформате" style:family="paragraph">
      <style:paragraph-properties fo:text-align="justify"/>
    </style:style>
    <style:style style:name="P214" style:parent-style-name="Текствзаданномформате" style:family="paragraph">
      <style:paragraph-properties fo:text-align="justify"/>
    </style:style>
    <style:style style:name="T215" style:parent-style-name="Исходныйтекст" style:family="text">
      <style:text-properties style:font-name="Calibri" style:font-name-complex="Calibri" fo:font-size="14pt" style:font-size-asian="14pt" style:font-size-complex="14pt" fo:language="uk" fo:country="UA"/>
    </style:style>
    <style:style style:name="P216" style:parent-style-name="Текствзаданномформате" style:family="paragraph">
      <style:paragraph-properties fo:text-align="justify"/>
    </style:style>
    <style:style style:name="T217" style:parent-style-name="Исходныйтекст" style:family="text">
      <style:text-properties style:font-name="Calibri" style:font-name-complex="Calibri" fo:font-size="14pt" style:font-size-asian="14pt" style:font-size-complex="14pt" fo:language="uk" fo:country="UA"/>
    </style:style>
    <style:style style:name="P218" style:parent-style-name="Текствзаданномформате" style:family="paragraph">
      <style:paragraph-properties fo:text-align="justify"/>
    </style:style>
    <style:style style:name="P219" style:parent-style-name="Текствзаданномформате" style:family="paragraph">
      <style:paragraph-properties fo:text-align="justify"/>
    </style:style>
    <style:style style:name="T220" style:parent-style-name="Исходныйтекст" style:family="text">
      <style:text-properties style:font-name="Calibri" style:font-name-complex="Calibri" fo:font-size="14pt" style:font-size-asian="14pt" style:font-size-complex="14pt" fo:language="uk" fo:country="UA"/>
    </style:style>
    <style:style style:name="P221" style:parent-style-name="Текствзаданномформате" style:family="paragraph">
      <style:paragraph-properties fo:text-align="justify"/>
    </style:style>
    <style:style style:name="T222" style:parent-style-name="Исходныйтекст" style:family="text">
      <style:text-properties style:font-name="Calibri" style:font-name-complex="Calibri" fo:font-size="14pt" style:font-size-asian="14pt" style:font-size-complex="14pt" fo:language="uk" fo:country="UA"/>
    </style:style>
    <style:style style:name="P223" style:parent-style-name="Текствзаданномформате" style:family="paragraph">
      <style:paragraph-properties fo:text-align="justify"/>
    </style:style>
    <style:style style:name="P224" style:parent-style-name="Текствзаданномформате" style:family="paragraph">
      <style:paragraph-properties fo:text-align="justify"/>
    </style:style>
    <style:style style:name="T225" style:parent-style-name="Исходныйтекст" style:family="text">
      <style:text-properties style:font-name="Calibri" style:font-name-complex="Calibri" fo:font-size="14pt" style:font-size-asian="14pt" style:font-size-complex="14pt" fo:language="uk" fo:country="UA"/>
    </style:style>
    <style:style style:name="P226" style:parent-style-name="Текствзаданномформате" style:family="paragraph">
      <style:paragraph-properties fo:text-align="justify"/>
    </style:style>
    <style:style style:name="T227" style:parent-style-name="Исходныйтекст" style:family="text">
      <style:text-properties style:font-name="Calibri" style:font-name-complex="Calibri" fo:font-size="14pt" style:font-size-asian="14pt" style:font-size-complex="14pt" fo:language="uk" fo:country="UA"/>
    </style:style>
    <style:style style:name="P228" style:parent-style-name="Текствзаданномформате" style:family="paragraph">
      <style:paragraph-properties fo:text-align="justify"/>
    </style:style>
    <style:style style:name="P229" style:parent-style-name="Текствзаданномформате" style:family="paragraph">
      <style:paragraph-properties fo:text-align="justify"/>
    </style:style>
    <style:style style:name="T230" style:parent-style-name="Исходныйтекст" style:family="text">
      <style:text-properties style:font-name="Calibri" style:font-name-complex="Calibri" fo:font-size="14pt" style:font-size-asian="14pt" style:font-size-complex="14pt" fo:language="uk" fo:country="UA"/>
    </style:style>
    <style:style style:name="P231" style:parent-style-name="Текствзаданномформате" style:family="paragraph">
      <style:paragraph-properties fo:text-align="justify"/>
    </style:style>
    <style:style style:name="T232" style:parent-style-name="Исходныйтекст" style:family="text">
      <style:text-properties style:font-name="Calibri" style:font-name-complex="Calibri" fo:font-size="14pt" style:font-size-asian="14pt" style:font-size-complex="14pt" fo:language="uk" fo:country="UA"/>
    </style:style>
    <style:style style:name="P233" style:parent-style-name="Текствзаданномформате" style:family="paragraph">
      <style:paragraph-properties fo:text-align="justify"/>
    </style:style>
    <style:style style:name="T234" style:parent-style-name="Исходныйтекст" style:family="text">
      <style:text-properties style:font-name="Calibri" style:font-name-complex="Calibri" fo:font-size="14pt" style:font-size-asian="14pt" style:font-size-complex="14pt" fo:language="uk" fo:country="UA"/>
    </style:style>
    <style:style style:name="P235" style:parent-style-name="Текствзаданномформате" style:family="paragraph">
      <style:paragraph-properties fo:text-align="justify"/>
    </style:style>
    <style:style style:name="T236" style:parent-style-name="Исходныйтекст" style:family="text">
      <style:text-properties style:font-name="Calibri" style:font-name-complex="Calibri" fo:font-size="14pt" style:font-size-asian="14pt" style:font-size-complex="14pt" fo:language="uk" fo:country="UA"/>
    </style:style>
    <style:style style:name="P237" style:parent-style-name="Текствзаданномформате" style:family="paragraph">
      <style:paragraph-properties fo:text-align="justify"/>
    </style:style>
    <style:style style:name="T238" style:parent-style-name="Исходныйтекст" style:family="text">
      <style:text-properties style:font-name="Calibri" style:font-name-complex="Calibri" fo:font-size="14pt" style:font-size-asian="14pt" style:font-size-complex="14pt" fo:language="uk" fo:country="UA"/>
    </style:style>
    <style:style style:name="P239" style:parent-style-name="Текствзаданномформате" style:family="paragraph">
      <style:paragraph-properties fo:text-align="justify"/>
    </style:style>
    <style:style style:name="T240" style:parent-style-name="Исходныйтекст" style:family="text">
      <style:text-properties style:font-name="Calibri" style:font-name-complex="Calibri" fo:font-size="14pt" style:font-size-asian="14pt" style:font-size-complex="14pt" fo:language="uk" fo:country="UA"/>
    </style:style>
    <style:style style:name="P241" style:parent-style-name="Текствзаданномформате" style:family="paragraph">
      <style:paragraph-properties fo:text-align="justify"/>
    </style:style>
    <style:style style:name="P242" style:parent-style-name="Текствзаданномформате" style:family="paragraph">
      <style:paragraph-properties fo:text-align="justify"/>
    </style:style>
    <style:style style:name="P243" style:parent-style-name="Текствзаданномформате" style:family="paragraph">
      <style:paragraph-properties fo:text-align="justify"/>
    </style:style>
    <style:style style:name="T244"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245" style:parent-style-name="Исходныйтекст" style:family="text">
      <style:text-properties style:font-name="Times New Roman" style:font-name-complex="Times New Roman" fo:font-size="14pt" style:font-size-asian="14pt" style:font-size-complex="14pt" fo:language="uk" fo:country="UA"/>
    </style:style>
    <style:style style:name="P246" style:parent-style-name="Текствзаданномформате" style:family="paragraph">
      <style:paragraph-properties fo:text-align="justify"/>
    </style:style>
    <style:style style:name="P247" style:parent-style-name="Заголовок4" style:family="paragraph">
      <style:paragraph-properties fo:margin-top="0in" fo:margin-bottom="0in" fo:margin-left="0in" fo:text-indent="0in">
        <style:tab-stops/>
      </style:paragraph-properties>
      <style:text-properties style:font-name="Times New Roman" style:font-name-complex="Times New Roman" fo:font-size="14pt" style:font-size-asian="14pt" style:font-size-complex="14pt"/>
    </style:style>
    <style:style style:name="P248" style:parent-style-name="Основнийтекст" style:family="paragraph">
      <style:paragraph-properties fo:text-align="justify" fo:margin-bottom="0in" fo:line-height="100%"/>
    </style:style>
    <style:style style:name="T249" style:parent-style-name="Исходныйтекст" style:family="text">
      <style:text-properties style:font-name="Times New Roman" style:font-name-complex="Times New Roman" fo:font-size="14pt" style:font-size-asian="14pt" style:font-size-complex="14pt" fo:language="uk" fo:country="UA"/>
    </style:style>
    <style:style style:name="P250" style:parent-style-name="Основнийтекст" style:family="paragraph">
      <style:paragraph-properties fo:text-align="justify" fo:margin-bottom="0in" fo:line-height="100%"/>
    </style:style>
    <style:style style:name="T251" style:parent-style-name="Исходныйтекст" style:family="text">
      <style:text-properties style:font-name="Times New Roman" style:font-name-complex="Times New Roman" fo:font-size="14pt" style:font-size-asian="14pt" style:font-size-complex="14pt" fo:language="uk" fo:country="UA"/>
    </style:style>
    <style:style style:name="P252" style:parent-style-name="Текствзаданномформате" style:family="paragraph">
      <style:paragraph-properties fo:text-align="justify"/>
    </style:style>
    <style:style style:name="T25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54" style:parent-style-name="Текствзаданномформате" style:family="paragraph">
      <style:paragraph-properties fo:text-align="justify"/>
    </style:style>
    <style:style style:name="T255" style:parent-style-name="Определение" style:family="text">
      <style:text-properties style:font-name="Calibri" style:font-name-complex="Calibri" fo:font-size="14pt" style:font-size-asian="14pt" style:font-size-complex="14pt" fo:language="uk" fo:country="UA"/>
    </style:style>
    <style:style style:name="T25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57" style:parent-style-name="Текствзаданномформате" style:family="paragraph">
      <style:paragraph-properties fo:text-align="justify"/>
    </style:style>
    <style:style style:name="T258" style:parent-style-name="Определение" style:family="text">
      <style:text-properties style:font-name="Calibri" style:font-name-complex="Calibri" fo:font-size="14pt" style:font-size-asian="14pt" style:font-size-complex="14pt" fo:language="uk" fo:country="UA"/>
    </style:style>
    <style:style style:name="T25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60" style:parent-style-name="Текствзаданномформате" style:family="paragraph">
      <style:paragraph-properties fo:text-align="justify"/>
    </style:style>
    <style:style style:name="T261" style:parent-style-name="Определение" style:family="text">
      <style:text-properties style:font-name="Calibri" style:font-name-complex="Calibri" fo:font-size="14pt" style:font-size-asian="14pt" style:font-size-complex="14pt" fo:language="uk" fo:country="UA"/>
    </style:style>
    <style:style style:name="T26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6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64" style:parent-style-name="Текствзаданномформате" style:family="paragraph">
      <style:paragraph-properties fo:text-align="justify"/>
    </style:style>
    <style:style style:name="T26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66" style:parent-style-name="Исходныйтекст" style:family="text">
      <style:text-properties style:font-name="Calibri" style:font-name-complex="Calibri" fo:font-size="14pt" style:font-size-asian="14pt" style:font-size-complex="14pt" fo:language="uk" fo:country="UA"/>
    </style:style>
    <style:style style:name="P267" style:parent-style-name="Текствзаданномформате" style:family="paragraph">
      <style:paragraph-properties fo:text-align="justify"/>
    </style:style>
    <style:style style:name="T268" style:parent-style-name="Исходныйтекст" style:family="text">
      <style:text-properties style:font-name="Calibri" style:font-name-complex="Calibri" fo:font-size="14pt" style:font-size-asian="14pt" style:font-size-complex="14pt" fo:language="uk" fo:country="UA"/>
    </style:style>
    <style:style style:name="T26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T27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T27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72" style:parent-style-name="Текствзаданномформате" style:family="paragraph">
      <style:paragraph-properties fo:text-align="justify"/>
    </style:style>
    <style:style style:name="T273" style:parent-style-name="Исходныйтекст" style:family="text">
      <style:text-properties style:font-name="Calibri" style:font-name-complex="Calibri" fo:font-size="14pt" style:font-size-asian="14pt" style:font-size-complex="14pt" fo:language="uk" fo:country="UA"/>
    </style:style>
    <style:style style:name="T27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75" style:parent-style-name="Текствзаданномформате" style:family="paragraph">
      <style:paragraph-properties fo:text-align="justify"/>
    </style:style>
    <style:style style:name="T27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77" style:parent-style-name="Текствзаданномформате" style:family="paragraph">
      <style:paragraph-properties fo:text-align="justify"/>
    </style:style>
    <style:style style:name="T27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79" style:parent-style-name="Текствзаданномформате" style:family="paragraph">
      <style:paragraph-properties fo:text-align="justify"/>
    </style:style>
    <style:style style:name="P280" style:parent-style-name="Текствзаданномформате" style:family="paragraph">
      <style:paragraph-properties fo:text-align="justify"/>
    </style:style>
    <style:style style:name="T281" style:parent-style-name="Исходныйтекст" style:family="text">
      <style:text-properties style:font-name="Calibri" style:font-name-complex="Calibri" fo:font-size="14pt" style:font-size-asian="14pt" style:font-size-complex="14pt" fo:language="uk" fo:country="UA"/>
    </style:style>
    <style:style style:name="P282" style:parent-style-name="Текствзаданномформате" style:family="paragraph">
      <style:paragraph-properties fo:text-align="justify"/>
    </style:style>
    <style:style style:name="T283" style:parent-style-name="Исходныйтекст" style:family="text">
      <style:text-properties style:font-name="Calibri" style:font-name-complex="Calibri" fo:font-size="14pt" style:font-size-asian="14pt" style:font-size-complex="14pt" fo:language="uk" fo:country="UA"/>
    </style:style>
    <style:style style:name="P284" style:parent-style-name="Текствзаданномформате" style:family="paragraph">
      <style:paragraph-properties fo:text-align="justify"/>
    </style:style>
    <style:style style:name="P285" style:parent-style-name="Текствзаданномформате" style:family="paragraph">
      <style:paragraph-properties fo:text-align="justify"/>
    </style:style>
    <style:style style:name="T286" style:parent-style-name="Исходныйтекст" style:family="text">
      <style:text-properties style:font-name="Calibri" style:font-name-complex="Calibri" fo:font-size="14pt" style:font-size-asian="14pt" style:font-size-complex="14pt" fo:language="uk" fo:country="UA"/>
    </style:style>
    <style:style style:name="T28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88" style:parent-style-name="Текствзаданномформате" style:family="paragraph">
      <style:paragraph-properties fo:text-align="justify"/>
    </style:style>
    <style:style style:name="P289" style:parent-style-name="Текствзаданномформате" style:family="paragraph">
      <style:paragraph-properties fo:text-align="justify"/>
    </style:style>
    <style:style style:name="T290" style:parent-style-name="Исходныйтекст" style:family="text">
      <style:text-properties style:font-name="Calibri" style:font-name-complex="Calibri" fo:font-size="14pt" style:font-size-asian="14pt" style:font-size-complex="14pt" fo:language="uk" fo:country="UA"/>
    </style:style>
    <style:style style:name="P291" style:parent-style-name="Текствзаданномформате" style:family="paragraph">
      <style:paragraph-properties fo:text-align="justify"/>
    </style:style>
    <style:style style:name="T292" style:parent-style-name="Исходныйтекст" style:family="text">
      <style:text-properties style:font-name="Calibri" style:font-name-complex="Calibri" fo:font-size="14pt" style:font-size-asian="14pt" style:font-size-complex="14pt" fo:language="uk" fo:country="UA"/>
    </style:style>
    <style:style style:name="P293" style:parent-style-name="Текствзаданномформате" style:family="paragraph">
      <style:paragraph-properties fo:text-align="justify"/>
    </style:style>
    <style:style style:name="T294" style:parent-style-name="Исходныйтекст" style:family="text">
      <style:text-properties style:font-name="Calibri" style:font-name-complex="Calibri" fo:font-size="14pt" style:font-size-asian="14pt" style:font-size-complex="14pt" fo:language="uk" fo:country="UA"/>
    </style:style>
    <style:style style:name="P295" style:parent-style-name="Текствзаданномформате" style:family="paragraph">
      <style:paragraph-properties fo:text-align="justify"/>
    </style:style>
    <style:style style:name="P296" style:parent-style-name="Текствзаданномформате" style:family="paragraph">
      <style:paragraph-properties fo:text-align="justify"/>
    </style:style>
    <style:style style:name="T297" style:parent-style-name="Исходныйтекст" style:family="text">
      <style:text-properties style:font-name="Calibri" style:font-name-complex="Calibri" fo:font-size="14pt" style:font-size-asian="14pt" style:font-size-complex="14pt" fo:language="uk" fo:country="UA"/>
    </style:style>
    <style:style style:name="P298" style:parent-style-name="Текствзаданномформате" style:family="paragraph">
      <style:paragraph-properties fo:text-align="justify"/>
    </style:style>
    <style:style style:name="T299" style:parent-style-name="Исходныйтекст" style:family="text">
      <style:text-properties style:font-name="Calibri" style:font-name-complex="Calibri" fo:font-size="14pt" style:font-size-asian="14pt" style:font-size-complex="14pt" fo:language="uk" fo:country="UA"/>
    </style:style>
    <style:style style:name="P300" style:parent-style-name="Текствзаданномформате" style:family="paragraph">
      <style:paragraph-properties fo:text-align="justify"/>
    </style:style>
    <style:style style:name="P301" style:parent-style-name="Основнийтекст" style:family="paragraph">
      <style:paragraph-properties fo:text-align="justify" fo:margin-bottom="0in" fo:line-height="100%"/>
    </style:style>
    <style:style style:name="T302" style:parent-style-name="Исходныйтекст" style:family="text">
      <style:text-properties style:font-name="Times New Roman" style:font-name-complex="Times New Roman" fo:font-size="14pt" style:font-size-asian="14pt" style:font-size-complex="14pt" fo:language="uk" fo:country="UA"/>
    </style:style>
    <style:style style:name="T303" style:parent-style-name="Цитата1"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P304" style:parent-style-name="Основнийтекст" style:family="paragraph">
      <style:paragraph-properties fo:text-align="justify" fo:margin-bottom="0in" fo:line-height="100%"/>
    </style:style>
    <style:style style:name="T305" style:parent-style-name="Цитата1"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P306" style:parent-style-name="Текствзаданномформате" style:family="paragraph">
      <style:paragraph-properties fo:text-align="justify"/>
    </style:style>
    <style:style style:name="T30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308" style:parent-style-name="Текствзаданномформате" style:family="paragraph">
      <style:paragraph-properties fo:text-align="justify"/>
    </style:style>
    <style:style style:name="T309" style:parent-style-name="Определение" style:family="text">
      <style:text-properties style:font-name="Calibri" style:font-name-complex="Calibri" fo:font-size="14pt" style:font-size-asian="14pt" style:font-size-complex="14pt" fo:language="uk" fo:country="UA"/>
    </style:style>
    <style:style style:name="T31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311" style:parent-style-name="Текствзаданномформате" style:family="paragraph">
      <style:paragraph-properties fo:text-align="justify"/>
    </style:style>
    <style:style style:name="T312" style:parent-style-name="Определение" style:family="text">
      <style:text-properties style:font-name="Calibri" style:font-name-complex="Calibri" fo:font-size="14pt" style:font-size-asian="14pt" style:font-size-complex="14pt" fo:language="uk" fo:country="UA"/>
    </style:style>
    <style:style style:name="T31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314" style:parent-style-name="Текствзаданномформате" style:family="paragraph">
      <style:paragraph-properties fo:text-align="justify"/>
    </style:style>
    <style:style style:name="T315" style:parent-style-name="Определение" style:family="text">
      <style:text-properties style:font-name="Calibri" style:font-name-complex="Calibri" fo:font-size="14pt" style:font-size-asian="14pt" style:font-size-complex="14pt" fo:language="uk" fo:country="UA"/>
    </style:style>
    <style:style style:name="T31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31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318" style:parent-style-name="Текствзаданномформате" style:family="paragraph">
      <style:paragraph-properties fo:text-align="justify"/>
    </style:style>
    <style:style style:name="T31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20" style:parent-style-name="Исходныйтекст" style:family="text">
      <style:text-properties style:font-name="Calibri" style:font-name-complex="Calibri" fo:font-size="14pt" style:font-size-asian="14pt" style:font-size-complex="14pt" fo:language="uk" fo:country="UA"/>
    </style:style>
    <style:style style:name="T32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22" style:parent-style-name="Исходныйтекст" style:family="text">
      <style:text-properties style:font-name="Calibri" style:font-name-complex="Calibri" fo:font-size="14pt" style:font-size-asian="14pt" style:font-size-complex="14pt" fo:language="uk" fo:country="UA"/>
    </style:style>
    <style:style style:name="T32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24" style:parent-style-name="Исходныйтекст" style:family="text">
      <style:text-properties style:font-name="Calibri" style:font-name-complex="Calibri" fo:font-size="14pt" style:font-size-asian="14pt" style:font-size-complex="14pt" fo:language="uk" fo:country="UA"/>
    </style:style>
    <style:style style:name="P32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326" style:parent-style-name="Текствзаданномформате" style:family="paragraph">
      <style:paragraph-properties fo:text-align="justify"/>
    </style:style>
    <style:style style:name="T32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28" style:parent-style-name="Исходныйтекст" style:family="text">
      <style:text-properties style:font-name="Calibri" style:font-name-complex="Calibri" fo:font-size="14pt" style:font-size-asian="14pt" style:font-size-complex="14pt" fo:language="uk" fo:country="UA"/>
    </style:style>
    <style:style style:name="P329" style:parent-style-name="Текствзаданномформате" style:family="paragraph">
      <style:paragraph-properties fo:text-align="justify"/>
    </style:style>
    <style:style style:name="P330" style:parent-style-name="Текствзаданномформате" style:family="paragraph">
      <style:paragraph-properties fo:text-align="justify"/>
    </style:style>
    <style:style style:name="T331" style:parent-style-name="Исходныйтекст" style:family="text">
      <style:text-properties style:font-name="Calibri" style:font-name-complex="Calibri" fo:font-size="14pt" style:font-size-asian="14pt" style:font-size-complex="14pt" fo:language="uk" fo:country="UA"/>
    </style:style>
    <style:style style:name="P332" style:parent-style-name="Текствзаданномформате" style:family="paragraph">
      <style:paragraph-properties fo:text-align="justify"/>
    </style:style>
    <style:style style:name="T333" style:parent-style-name="Исходныйтекст" style:family="text">
      <style:text-properties style:font-name="Calibri" style:font-name-complex="Calibri" fo:font-size="14pt" style:font-size-asian="14pt" style:font-size-complex="14pt" fo:language="uk" fo:country="UA"/>
    </style:style>
    <style:style style:name="P334" style:parent-style-name="Текствзаданномформате" style:family="paragraph">
      <style:paragraph-properties fo:text-align="justify"/>
    </style:style>
    <style:style style:name="P335" style:parent-style-name="Текствзаданномформате" style:family="paragraph">
      <style:paragraph-properties fo:text-align="justify"/>
    </style:style>
    <style:style style:name="T336" style:parent-style-name="Исходныйтекст" style:family="text">
      <style:text-properties style:font-name="Calibri" style:font-name-complex="Calibri" fo:font-size="14pt" style:font-size-asian="14pt" style:font-size-complex="14pt" fo:language="uk" fo:country="UA"/>
    </style:style>
    <style:style style:name="P337" style:parent-style-name="Текствзаданномформате" style:family="paragraph">
      <style:paragraph-properties fo:text-align="justify"/>
    </style:style>
    <style:style style:name="T338" style:parent-style-name="Исходныйтекст" style:family="text">
      <style:text-properties style:font-name="Calibri" style:font-name-complex="Calibri" fo:font-size="14pt" style:font-size-asian="14pt" style:font-size-complex="14pt" fo:language="uk" fo:country="UA"/>
    </style:style>
    <style:style style:name="P339" style:parent-style-name="Текствзаданномформате" style:family="paragraph">
      <style:paragraph-properties fo:text-align="justify"/>
    </style:style>
    <style:style style:name="T340" style:parent-style-name="Исходныйтекст" style:family="text">
      <style:text-properties style:font-name="Calibri" style:font-name-complex="Calibri" fo:font-size="14pt" style:font-size-asian="14pt" style:font-size-complex="14pt" fo:language="uk" fo:country="UA"/>
    </style:style>
    <style:style style:name="P341" style:parent-style-name="Текствзаданномформате" style:family="paragraph">
      <style:paragraph-properties fo:text-align="justify"/>
    </style:style>
    <style:style style:name="T342" style:parent-style-name="Исходныйтекст" style:family="text">
      <style:text-properties style:font-name="Calibri" style:font-name-complex="Calibri" fo:font-size="14pt" style:font-size-asian="14pt" style:font-size-complex="14pt" fo:language="uk" fo:country="UA"/>
    </style:style>
    <style:style style:name="P343" style:parent-style-name="Текствзаданномформате" style:family="paragraph">
      <style:paragraph-properties fo:text-align="justify"/>
    </style:style>
    <style:style style:name="T344" style:parent-style-name="Исходныйтекст" style:family="text">
      <style:text-properties style:font-name="Calibri" style:font-name-complex="Calibri" fo:font-size="14pt" style:font-size-asian="14pt" style:font-size-complex="14pt" fo:language="uk" fo:country="UA"/>
    </style:style>
    <style:style style:name="P345" style:parent-style-name="Текствзаданномформате" style:family="paragraph">
      <style:paragraph-properties fo:text-align="justify"/>
    </style:style>
    <style:style style:name="P346" style:parent-style-name="Заголовок4" style:family="paragraph">
      <style:paragraph-properties fo:margin-top="0in" fo:margin-bottom="0in" fo:margin-left="0in" fo:text-indent="0in">
        <style:tab-stops/>
      </style:paragraph-properties>
      <style:text-properties style:font-name="Times New Roman" style:font-name-complex="Times New Roman" fo:font-size="14pt" style:font-size-asian="14pt" style:font-size-complex="14pt"/>
    </style:style>
    <style:style style:name="P347" style:parent-style-name="Основнийтекст" style:family="paragraph">
      <style:paragraph-properties fo:text-align="justify" fo:margin-bottom="0in" fo:line-height="100%"/>
    </style:style>
    <style:style style:name="T348" style:parent-style-name="Исходныйтекст" style:family="text">
      <style:text-properties style:font-name="Times New Roman" style:font-name-complex="Times New Roman" fo:font-size="14pt" style:font-size-asian="14pt" style:font-size-complex="14pt" fo:language="uk" fo:country="UA"/>
    </style:style>
    <style:style style:name="T349" style:parent-style-name="Цитата1"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P350" style:parent-style-name="Текствзаданномформате" style:family="paragraph">
      <style:paragraph-properties fo:text-align="justify"/>
    </style:style>
    <style:style style:name="T35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352" style:parent-style-name="Текствзаданномформате" style:family="paragraph">
      <style:paragraph-properties fo:text-align="justify"/>
    </style:style>
    <style:style style:name="T353" style:parent-style-name="Определение" style:family="text">
      <style:text-properties style:font-name="Calibri" style:font-name-complex="Calibri" fo:font-size="14pt" style:font-size-asian="14pt" style:font-size-complex="14pt" fo:language="uk" fo:country="UA"/>
    </style:style>
    <style:style style:name="T35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355" style:parent-style-name="Текствзаданномформате" style:family="paragraph">
      <style:paragraph-properties fo:text-align="justify"/>
    </style:style>
    <style:style style:name="T356" style:parent-style-name="Определение" style:family="text">
      <style:text-properties style:font-name="Calibri" style:font-name-complex="Calibri" fo:font-size="14pt" style:font-size-asian="14pt" style:font-size-complex="14pt" fo:language="uk" fo:country="UA"/>
    </style:style>
    <style:style style:name="T35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358" style:parent-style-name="Текствзаданномформате" style:family="paragraph">
      <style:paragraph-properties fo:text-align="justify"/>
    </style:style>
    <style:style style:name="T359" style:parent-style-name="Определение" style:family="text">
      <style:text-properties style:font-name="Calibri" style:font-name-complex="Calibri" fo:font-size="14pt" style:font-size-asian="14pt" style:font-size-complex="14pt" fo:language="uk" fo:country="UA"/>
    </style:style>
    <style:style style:name="T36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361" style:parent-style-name="Текствзаданномформате" style:family="paragraph">
      <style:paragraph-properties fo:text-align="justify"/>
    </style:style>
    <style:style style:name="T362" style:parent-style-name="Определение" style:family="text">
      <style:text-properties style:font-name="Calibri" style:font-name-complex="Calibri" fo:font-size="14pt" style:font-size-asian="14pt" style:font-size-complex="14pt" fo:language="uk" fo:country="UA"/>
    </style:style>
    <style:style style:name="T36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36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365" style:parent-style-name="Текствзаданномформате" style:family="paragraph">
      <style:paragraph-properties fo:text-align="justify"/>
    </style:style>
    <style:style style:name="T36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67" style:parent-style-name="Исходныйтекст" style:family="text">
      <style:text-properties style:font-name="Calibri" style:font-name-complex="Calibri" fo:font-size="14pt" style:font-size-asian="14pt" style:font-size-complex="14pt" fo:language="uk" fo:country="UA"/>
    </style:style>
    <style:style style:name="T36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69" style:parent-style-name="Исходныйтекст" style:family="text">
      <style:text-properties style:font-name="Calibri" style:font-name-complex="Calibri" fo:font-size="14pt" style:font-size-asian="14pt" style:font-size-complex="14pt" fo:language="uk" fo:country="UA"/>
    </style:style>
    <style:style style:name="T37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71" style:parent-style-name="Исходныйтекст" style:family="text">
      <style:text-properties style:font-name="Calibri" style:font-name-complex="Calibri" fo:font-size="14pt" style:font-size-asian="14pt" style:font-size-complex="14pt" fo:language="uk" fo:country="UA"/>
    </style:style>
    <style:style style:name="P372" style:parent-style-name="Текствзаданномформате" style:family="paragraph">
      <style:paragraph-properties fo:text-align="justify"/>
    </style:style>
    <style:style style:name="T373" style:parent-style-name="Исходныйтекст" style:family="text">
      <style:text-properties style:font-name="Calibri" style:font-name-complex="Calibri" fo:font-size="14pt" style:font-size-asian="14pt" style:font-size-complex="14pt" fo:language="uk" fo:country="UA"/>
    </style:style>
    <style:style style:name="T37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75" style:parent-style-name="Исходныйтекст" style:family="text">
      <style:text-properties style:font-name="Calibri" style:font-name-complex="Calibri" fo:font-size="14pt" style:font-size-asian="14pt" style:font-size-complex="14pt" fo:language="uk" fo:country="UA"/>
    </style:style>
    <style:style style:name="P376" style:parent-style-name="Текствзаданномформате" style:family="paragraph">
      <style:paragraph-properties fo:text-align="justify"/>
    </style:style>
    <style:style style:name="T377" style:parent-style-name="Исходныйтекст" style:family="text">
      <style:text-properties style:font-name="Calibri" style:font-name-complex="Calibri" fo:font-size="14pt" style:font-size-asian="14pt" style:font-size-complex="14pt" fo:language="uk" fo:country="UA"/>
    </style:style>
    <style:style style:name="P37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379" style:parent-style-name="Текствзаданномформате" style:family="paragraph">
      <style:paragraph-properties fo:text-align="justify"/>
    </style:style>
    <style:style style:name="T38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81" style:parent-style-name="Исходныйтекст" style:family="text">
      <style:text-properties style:font-name="Calibri" style:font-name-complex="Calibri" fo:font-size="14pt" style:font-size-asian="14pt" style:font-size-complex="14pt" fo:language="uk" fo:country="UA"/>
    </style:style>
    <style:style style:name="P382" style:parent-style-name="Текствзаданномформате" style:family="paragraph">
      <style:paragraph-properties fo:text-align="justify"/>
    </style:style>
    <style:style style:name="T383" style:parent-style-name="Исходныйтекст" style:family="text">
      <style:text-properties style:font-name="Calibri" style:font-name-complex="Calibri" fo:font-size="14pt" style:font-size-asian="14pt" style:font-size-complex="14pt" fo:language="uk" fo:country="UA"/>
    </style:style>
    <style:style style:name="T38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85" style:parent-style-name="Исходныйтекст" style:family="text">
      <style:text-properties style:font-name="Calibri" style:font-name-complex="Calibri" fo:font-size="14pt" style:font-size-asian="14pt" style:font-size-complex="14pt" fo:language="uk" fo:country="UA"/>
    </style:style>
    <style:style style:name="P386" style:parent-style-name="Текствзаданномформате" style:family="paragraph">
      <style:paragraph-properties fo:text-align="justify"/>
    </style:style>
    <style:style style:name="T387" style:parent-style-name="Исходныйтекст" style:family="text">
      <style:text-properties style:font-name="Calibri" style:font-name-complex="Calibri" fo:font-size="14pt" style:font-size-asian="14pt" style:font-size-complex="14pt" fo:language="uk" fo:country="UA"/>
    </style:style>
    <style:style style:name="T38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89" style:parent-style-name="Исходныйтекст" style:family="text">
      <style:text-properties style:font-name="Calibri" style:font-name-complex="Calibri" fo:font-size="14pt" style:font-size-asian="14pt" style:font-size-complex="14pt" fo:language="uk" fo:country="UA"/>
    </style:style>
    <style:style style:name="T39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91" style:parent-style-name="Исходныйтекст" style:family="text">
      <style:text-properties style:font-name="Calibri" style:font-name-complex="Calibri" fo:font-size="14pt" style:font-size-asian="14pt" style:font-size-complex="14pt" fo:language="uk" fo:country="UA"/>
    </style:style>
    <style:style style:name="T39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39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394" style:parent-style-name="Текствзаданномформате" style:family="paragraph">
      <style:paragraph-properties fo:text-align="justify"/>
    </style:style>
    <style:style style:name="T395" style:parent-style-name="Исходныйтекст" style:family="text">
      <style:text-properties style:font-name="Calibri" style:font-name-complex="Calibri" fo:font-size="14pt" style:font-size-asian="14pt" style:font-size-complex="14pt" fo:language="uk" fo:country="UA"/>
    </style:style>
    <style:style style:name="T39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397" style:parent-style-name="Исходныйтекст" style:family="text">
      <style:text-properties style:font-name="Calibri" style:font-name-complex="Calibri" fo:font-size="14pt" style:font-size-asian="14pt" style:font-size-complex="14pt" fo:language="uk" fo:country="UA"/>
    </style:style>
    <style:style style:name="T39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39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400" style:parent-style-name="Текствзаданномформате" style:family="paragraph">
      <style:paragraph-properties fo:text-align="justify"/>
    </style:style>
    <style:style style:name="T401" style:parent-style-name="Исходныйтекст" style:family="text">
      <style:text-properties style:font-name="Calibri" style:font-name-complex="Calibri" fo:font-size="14pt" style:font-size-asian="14pt" style:font-size-complex="14pt" fo:language="uk" fo:country="UA"/>
    </style:style>
    <style:style style:name="T40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403" style:parent-style-name="Исходныйтекст" style:family="text">
      <style:text-properties style:font-name="Calibri" style:font-name-complex="Calibri" fo:font-size="14pt" style:font-size-asian="14pt" style:font-size-complex="14pt" fo:language="uk" fo:country="UA"/>
    </style:style>
    <style:style style:name="T40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405" style:parent-style-name="Исходныйтекст" style:family="text">
      <style:text-properties style:font-name="Calibri" style:font-name-complex="Calibri" fo:font-size="14pt" style:font-size-asian="14pt" style:font-size-complex="14pt" fo:language="uk" fo:country="UA"/>
    </style:style>
    <style:style style:name="P40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407" style:parent-style-name="Текствзаданномформате" style:family="paragraph">
      <style:paragraph-properties fo:text-align="justify"/>
    </style:style>
    <style:style style:name="T408" style:parent-style-name="Исходныйтекст" style:family="text">
      <style:text-properties style:font-name="Calibri" style:font-name-complex="Calibri" fo:font-size="14pt" style:font-size-asian="14pt" style:font-size-complex="14pt" fo:language="uk" fo:country="UA"/>
    </style:style>
    <style:style style:name="T40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410" style:parent-style-name="Текствзаданномформате" style:family="paragraph">
      <style:paragraph-properties fo:text-align="justify"/>
    </style:style>
    <style:style style:name="T411" style:parent-style-name="Исходныйтекст" style:family="text">
      <style:text-properties style:font-name="Calibri" style:font-name-complex="Calibri" fo:font-size="14pt" style:font-size-asian="14pt" style:font-size-complex="14pt" fo:language="uk" fo:country="UA"/>
    </style:style>
    <style:style style:name="P412" style:parent-style-name="Текствзаданномформате" style:family="paragraph">
      <style:paragraph-properties fo:text-align="justify"/>
    </style:style>
    <style:style style:name="T413" style:parent-style-name="Исходныйтекст" style:family="text">
      <style:text-properties style:font-name="Calibri" style:font-name-complex="Calibri" fo:font-size="14pt" style:font-size-asian="14pt" style:font-size-complex="14pt" fo:language="uk" fo:country="UA"/>
    </style:style>
    <style:style style:name="T414" style:parent-style-name="Вводпользователя" style:family="text">
      <style:text-properties style:font-name="Calibri" style:font-name-complex="Calibri" fo:font-size="14pt" style:font-size-asian="14pt" style:font-size-complex="14pt" fo:language="uk" fo:country="UA"/>
    </style:style>
    <style:style style:name="T415" style:parent-style-name="Исходныйтекст" style:family="text">
      <style:text-properties style:font-name="Calibri" style:font-name-complex="Calibri" fo:font-size="14pt" style:font-size-asian="14pt" style:font-size-complex="14pt" fo:language="uk" fo:country="UA"/>
    </style:style>
    <style:style style:name="P416" style:parent-style-name="Текствзаданномформате" style:family="paragraph">
      <style:paragraph-properties fo:text-align="justify"/>
    </style:style>
    <style:style style:name="T417" style:parent-style-name="Исходныйтекст" style:family="text">
      <style:text-properties style:font-name="Calibri" style:font-name-complex="Calibri" fo:font-size="14pt" style:font-size-asian="14pt" style:font-size-complex="14pt" fo:language="uk" fo:country="UA"/>
    </style:style>
    <style:style style:name="T418" style:parent-style-name="Вводпользователя" style:family="text">
      <style:text-properties style:font-name="Calibri" style:font-name-complex="Calibri" fo:font-size="14pt" style:font-size-asian="14pt" style:font-size-complex="14pt" fo:language="uk" fo:country="UA"/>
    </style:style>
    <style:style style:name="T419" style:parent-style-name="Исходныйтекст" style:family="text">
      <style:text-properties style:font-name="Calibri" style:font-name-complex="Calibri" fo:font-size="14pt" style:font-size-asian="14pt" style:font-size-complex="14pt" fo:language="uk" fo:country="UA"/>
    </style:style>
    <style:style style:name="T420" style:parent-style-name="Вводпользователя" style:family="text">
      <style:text-properties style:font-name="Calibri" style:font-name-complex="Calibri" fo:font-size="14pt" style:font-size-asian="14pt" style:font-size-complex="14pt" fo:language="uk" fo:country="UA"/>
    </style:style>
    <style:style style:name="T421" style:parent-style-name="Исходныйтекст" style:family="text">
      <style:text-properties style:font-name="Calibri" style:font-name-complex="Calibri" fo:font-size="14pt" style:font-size-asian="14pt" style:font-size-complex="14pt" fo:language="uk" fo:country="UA"/>
    </style:style>
    <style:style style:name="P42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423" style:parent-style-name="Текствзаданномформате" style:family="paragraph">
      <style:paragraph-properties fo:text-align="justify"/>
    </style:style>
    <style:style style:name="T424" style:parent-style-name="Исходныйтекст" style:family="text">
      <style:text-properties style:font-name="Calibri" style:font-name-complex="Calibri" fo:font-size="14pt" style:font-size-asian="14pt" style:font-size-complex="14pt" fo:language="uk" fo:country="UA"/>
    </style:style>
    <style:style style:name="P42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426" style:parent-style-name="Текствзаданномформате" style:family="paragraph">
      <style:paragraph-properties fo:text-align="justify"/>
    </style:style>
    <style:style style:name="T427" style:parent-style-name="Исходныйтекст" style:family="text">
      <style:text-properties style:font-name="Calibri" style:font-name-complex="Calibri" fo:font-size="14pt" style:font-size-asian="14pt" style:font-size-complex="14pt" fo:language="uk" fo:country="UA"/>
    </style:style>
    <style:style style:name="T42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429" style:parent-style-name="Текствзаданномформате" style:family="paragraph">
      <style:paragraph-properties fo:text-align="justify"/>
    </style:style>
    <style:style style:name="T430" style:parent-style-name="Исходныйтекст" style:family="text">
      <style:text-properties style:font-name="Calibri" style:font-name-complex="Calibri" fo:font-size="14pt" style:font-size-asian="14pt" style:font-size-complex="14pt" fo:language="uk" fo:country="UA"/>
    </style:style>
    <style:style style:name="P431" style:parent-style-name="Текствзаданномформате" style:family="paragraph">
      <style:paragraph-properties fo:text-align="justify"/>
    </style:style>
    <style:style style:name="T432" style:parent-style-name="Исходныйтекст" style:family="text">
      <style:text-properties style:font-name="Calibri" style:font-name-complex="Calibri" fo:font-size="14pt" style:font-size-asian="14pt" style:font-size-complex="14pt" fo:language="uk" fo:country="UA"/>
    </style:style>
    <style:style style:name="T433" style:parent-style-name="Вводпользователя" style:family="text">
      <style:text-properties style:font-name="Calibri" style:font-name-complex="Calibri" fo:font-size="14pt" style:font-size-asian="14pt" style:font-size-complex="14pt" fo:language="uk" fo:country="UA"/>
    </style:style>
    <style:style style:name="T434" style:parent-style-name="Исходныйтекст" style:family="text">
      <style:text-properties style:font-name="Calibri" style:font-name-complex="Calibri" fo:font-size="14pt" style:font-size-asian="14pt" style:font-size-complex="14pt" fo:language="uk" fo:country="UA"/>
    </style:style>
    <style:style style:name="P435" style:parent-style-name="Текствзаданномформате" style:family="paragraph">
      <style:paragraph-properties fo:text-align="justify"/>
    </style:style>
    <style:style style:name="T436" style:parent-style-name="Исходныйтекст" style:family="text">
      <style:text-properties style:font-name="Calibri" style:font-name-complex="Calibri" fo:font-size="14pt" style:font-size-asian="14pt" style:font-size-complex="14pt" fo:language="uk" fo:country="UA"/>
    </style:style>
    <style:style style:name="T437" style:parent-style-name="Вводпользователя" style:family="text">
      <style:text-properties style:font-name="Calibri" style:font-name-complex="Calibri" fo:font-size="14pt" style:font-size-asian="14pt" style:font-size-complex="14pt" fo:language="uk" fo:country="UA"/>
    </style:style>
    <style:style style:name="T438" style:parent-style-name="Исходныйтекст" style:family="text">
      <style:text-properties style:font-name="Calibri" style:font-name-complex="Calibri" fo:font-size="14pt" style:font-size-asian="14pt" style:font-size-complex="14pt" fo:language="uk" fo:country="UA"/>
    </style:style>
    <style:style style:name="T439" style:parent-style-name="Вводпользователя" style:family="text">
      <style:text-properties style:font-name="Calibri" style:font-name-complex="Calibri" fo:font-size="14pt" style:font-size-asian="14pt" style:font-size-complex="14pt" fo:language="uk" fo:country="UA"/>
    </style:style>
    <style:style style:name="T440" style:parent-style-name="Исходныйтекст" style:family="text">
      <style:text-properties style:font-name="Calibri" style:font-name-complex="Calibri" fo:font-size="14pt" style:font-size-asian="14pt" style:font-size-complex="14pt" fo:language="uk" fo:country="UA"/>
    </style:style>
    <style:style style:name="P44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442" style:parent-style-name="Текствзаданномформате" style:family="paragraph">
      <style:paragraph-properties fo:text-align="justify"/>
    </style:style>
    <style:style style:name="T443" style:parent-style-name="Исходныйтекст" style:family="text">
      <style:text-properties style:font-name="Calibri" style:font-name-complex="Calibri" fo:font-size="14pt" style:font-size-asian="14pt" style:font-size-complex="14pt" fo:language="uk" fo:country="UA"/>
    </style:style>
    <style:style style:name="T44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445" style:parent-style-name="Исходныйтекст" style:family="text">
      <style:text-properties style:font-name="Calibri" style:font-name-complex="Calibri" fo:font-size="14pt" style:font-size-asian="14pt" style:font-size-complex="14pt" fo:language="uk" fo:country="UA"/>
    </style:style>
    <style:style style:name="P446" style:parent-style-name="Текствзаданномформате" style:family="paragraph">
      <style:paragraph-properties fo:text-align="justify"/>
    </style:style>
    <style:style style:name="T447" style:parent-style-name="Исходныйтекст" style:family="text">
      <style:text-properties style:font-name="Calibri" style:font-name-complex="Calibri" fo:font-size="14pt" style:font-size-asian="14pt" style:font-size-complex="14pt" fo:language="uk" fo:country="UA"/>
    </style:style>
    <style:style style:name="P448" style:parent-style-name="Заголовок4" style:family="paragraph">
      <style:paragraph-properties fo:margin-top="0in" fo:margin-bottom="0in" fo:margin-left="0in" fo:text-indent="0in">
        <style:tab-stops/>
      </style:paragraph-properties>
      <style:text-properties style:font-name="Times New Roman" style:font-name-complex="Times New Roman" fo:font-size="14pt" style:font-size-asian="14pt" style:font-size-complex="14pt"/>
    </style:style>
    <style:style style:name="P449" style:parent-style-name="Основнийтекст" style:family="paragraph">
      <style:paragraph-properties fo:text-align="justify" fo:margin-bottom="0in" fo:line-height="100%"/>
    </style:style>
    <style:style style:name="T450" style:parent-style-name="Исходныйтекст" style:family="text">
      <style:text-properties style:font-name="Times New Roman" style:font-name-complex="Times New Roman" fo:font-size="14pt" style:font-size-asian="14pt" style:font-size-complex="14pt" fo:language="uk" fo:country="UA"/>
    </style:style>
    <style:style style:name="T451" style:parent-style-name="Цитата1"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P452" style:parent-style-name="Текствзаданномформате" style:family="paragraph">
      <style:paragraph-properties fo:text-align="justify"/>
    </style:style>
    <style:style style:name="T45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454" style:parent-style-name="Текствзаданномформате" style:family="paragraph">
      <style:paragraph-properties fo:text-align="justify"/>
    </style:style>
    <style:style style:name="T455" style:parent-style-name="Определение" style:family="text">
      <style:text-properties style:font-name="Calibri" style:font-name-complex="Calibri" fo:font-size="14pt" style:font-size-asian="14pt" style:font-size-complex="14pt" fo:language="uk" fo:country="UA"/>
    </style:style>
    <style:style style:name="T45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457" style:parent-style-name="Текствзаданномформате" style:family="paragraph">
      <style:paragraph-properties fo:text-align="justify"/>
    </style:style>
    <style:style style:name="T458" style:parent-style-name="Определение" style:family="text">
      <style:text-properties style:font-name="Calibri" style:font-name-complex="Calibri" fo:font-size="14pt" style:font-size-asian="14pt" style:font-size-complex="14pt" fo:language="uk" fo:country="UA"/>
    </style:style>
    <style:style style:name="T45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460" style:parent-style-name="Текствзаданномформате" style:family="paragraph">
      <style:paragraph-properties fo:text-align="justify"/>
    </style:style>
    <style:style style:name="T461" style:parent-style-name="Определение" style:family="text">
      <style:text-properties style:font-name="Calibri" style:font-name-complex="Calibri" fo:font-size="14pt" style:font-size-asian="14pt" style:font-size-complex="14pt" fo:language="uk" fo:country="UA"/>
    </style:style>
    <style:style style:name="T46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46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464" style:parent-style-name="Текствзаданномформате" style:family="paragraph">
      <style:paragraph-properties fo:text-align="justify"/>
    </style:style>
    <style:style style:name="T46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466" style:parent-style-name="Исходныйтекст" style:family="text">
      <style:text-properties style:font-name="Calibri" style:font-name-complex="Calibri" fo:font-size="14pt" style:font-size-asian="14pt" style:font-size-complex="14pt" fo:language="uk" fo:country="UA"/>
    </style:style>
    <style:style style:name="T46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468" style:parent-style-name="Исходныйтекст" style:family="text">
      <style:text-properties style:font-name="Calibri" style:font-name-complex="Calibri" fo:font-size="14pt" style:font-size-asian="14pt" style:font-size-complex="14pt" fo:language="uk" fo:country="UA"/>
    </style:style>
    <style:style style:name="T46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470" style:parent-style-name="Исходныйтекст" style:family="text">
      <style:text-properties style:font-name="Calibri" style:font-name-complex="Calibri" fo:font-size="14pt" style:font-size-asian="14pt" style:font-size-complex="14pt" fo:language="uk" fo:country="UA"/>
    </style:style>
    <style:style style:name="P471" style:parent-style-name="Текствзаданномформате" style:family="paragraph">
      <style:paragraph-properties fo:text-align="justify"/>
    </style:style>
    <style:style style:name="T472" style:parent-style-name="Исходныйтекст" style:family="text">
      <style:text-properties style:font-name="Calibri" style:font-name-complex="Calibri" fo:font-size="14pt" style:font-size-asian="14pt" style:font-size-complex="14pt" fo:language="uk" fo:country="UA"/>
    </style:style>
    <style:style style:name="T47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474" style:parent-style-name="Исходныйтекст" style:family="text">
      <style:text-properties style:font-name="Calibri" style:font-name-complex="Calibri" fo:font-size="14pt" style:font-size-asian="14pt" style:font-size-complex="14pt" fo:language="uk" fo:country="UA"/>
    </style:style>
    <style:style style:name="P475" style:parent-style-name="Текствзаданномформате" style:family="paragraph">
      <style:paragraph-properties fo:text-align="justify"/>
    </style:style>
    <style:style style:name="T476" style:parent-style-name="Исходныйтекст" style:family="text">
      <style:text-properties style:font-name="Calibri" style:font-name-complex="Calibri" fo:font-size="14pt" style:font-size-asian="14pt" style:font-size-complex="14pt" fo:language="uk" fo:country="UA"/>
    </style:style>
    <style:style style:name="P47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478" style:parent-style-name="Текствзаданномформате" style:family="paragraph">
      <style:paragraph-properties fo:text-align="justify"/>
    </style:style>
    <style:style style:name="T47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480" style:parent-style-name="Исходныйтекст" style:family="text">
      <style:text-properties style:font-name="Calibri" style:font-name-complex="Calibri" fo:font-size="14pt" style:font-size-asian="14pt" style:font-size-complex="14pt" fo:language="uk" fo:country="UA"/>
    </style:style>
    <style:style style:name="P481" style:parent-style-name="Текствзаданномформате" style:family="paragraph">
      <style:paragraph-properties fo:text-align="justify"/>
    </style:style>
    <style:style style:name="T482" style:parent-style-name="Исходныйтекст" style:family="text">
      <style:text-properties style:font-name="Calibri" style:font-name-complex="Calibri" fo:font-size="14pt" style:font-size-asian="14pt" style:font-size-complex="14pt" fo:language="uk" fo:country="UA"/>
    </style:style>
    <style:style style:name="T48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484" style:parent-style-name="Исходныйтекст" style:family="text">
      <style:text-properties style:font-name="Calibri" style:font-name-complex="Calibri" fo:font-size="14pt" style:font-size-asian="14pt" style:font-size-complex="14pt" fo:language="uk" fo:country="UA"/>
    </style:style>
    <style:style style:name="T48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486" style:parent-style-name="Текствзаданномформате" style:family="paragraph">
      <style:paragraph-properties fo:text-align="justify"/>
    </style:style>
    <style:style style:name="T487" style:parent-style-name="Исходныйтекст" style:family="text">
      <style:text-properties style:font-name="Calibri" style:font-name-complex="Calibri" fo:font-size="14pt" style:font-size-asian="14pt" style:font-size-complex="14pt" fo:language="uk" fo:country="UA"/>
    </style:style>
    <style:style style:name="T48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489" style:parent-style-name="Исходныйтекст" style:family="text">
      <style:text-properties style:font-name="Calibri" style:font-name-complex="Calibri" fo:font-size="14pt" style:font-size-asian="14pt" style:font-size-complex="14pt" fo:language="uk" fo:country="UA"/>
    </style:style>
    <style:style style:name="T49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49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492" style:parent-style-name="Текствзаданномформате" style:family="paragraph">
      <style:paragraph-properties fo:text-align="justify"/>
    </style:style>
    <style:style style:name="T493" style:parent-style-name="Исходныйтекст" style:family="text">
      <style:text-properties style:font-name="Calibri" style:font-name-complex="Calibri" fo:font-size="14pt" style:font-size-asian="14pt" style:font-size-complex="14pt" fo:language="uk" fo:country="UA"/>
    </style:style>
    <style:style style:name="T49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495" style:parent-style-name="Текствзаданномформате" style:family="paragraph">
      <style:paragraph-properties fo:text-align="justify"/>
    </style:style>
    <style:style style:name="T496" style:parent-style-name="Исходныйтекст" style:family="text">
      <style:text-properties style:font-name="Calibri" style:font-name-complex="Calibri" fo:font-size="14pt" style:font-size-asian="14pt" style:font-size-complex="14pt" fo:language="uk" fo:country="UA"/>
    </style:style>
    <style:style style:name="T49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498" style:parent-style-name="Исходныйтекст" style:family="text">
      <style:text-properties style:font-name="Calibri" style:font-name-complex="Calibri" fo:font-size="14pt" style:font-size-asian="14pt" style:font-size-complex="14pt" fo:language="uk" fo:country="UA"/>
    </style:style>
    <style:style style:name="P499" style:parent-style-name="Текствзаданномформате" style:family="paragraph">
      <style:paragraph-properties fo:text-align="justify"/>
    </style:style>
    <style:style style:name="T500" style:parent-style-name="Исходныйтекст" style:family="text">
      <style:text-properties style:font-name="Calibri" style:font-name-complex="Calibri" fo:font-size="14pt" style:font-size-asian="14pt" style:font-size-complex="14pt" fo:language="uk" fo:country="UA"/>
    </style:style>
    <style:style style:name="T501" style:parent-style-name="Вводпользователя" style:family="text">
      <style:text-properties style:font-name="Calibri" style:font-name-complex="Calibri" fo:font-size="14pt" style:font-size-asian="14pt" style:font-size-complex="14pt" fo:language="uk" fo:country="UA"/>
    </style:style>
    <style:style style:name="T502" style:parent-style-name="Исходныйтекст" style:family="text">
      <style:text-properties style:font-name="Calibri" style:font-name-complex="Calibri" fo:font-size="14pt" style:font-size-asian="14pt" style:font-size-complex="14pt" fo:language="uk" fo:country="UA"/>
    </style:style>
    <style:style style:name="P503" style:parent-style-name="Текствзаданномформате" style:family="paragraph">
      <style:paragraph-properties fo:text-align="justify"/>
    </style:style>
    <style:style style:name="T504" style:parent-style-name="Исходныйтекст" style:family="text">
      <style:text-properties style:font-name="Calibri" style:font-name-complex="Calibri" fo:font-size="14pt" style:font-size-asian="14pt" style:font-size-complex="14pt" fo:language="uk" fo:country="UA"/>
    </style:style>
    <style:style style:name="T50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P506" style:parent-style-name="Текствзаданномформате" style:family="paragraph">
      <style:paragraph-properties fo:text-align="justify"/>
    </style:style>
    <style:style style:name="T507" style:parent-style-name="Исходныйтекст" style:family="text">
      <style:text-properties style:font-name="Calibri" style:font-name-complex="Calibri" fo:font-size="14pt" style:font-size-asian="14pt" style:font-size-complex="14pt" fo:language="uk" fo:country="UA"/>
    </style:style>
    <style:style style:name="T508" style:parent-style-name="Вводпользователя" style:family="text">
      <style:text-properties style:font-name="Calibri" style:font-name-complex="Calibri" fo:font-size="14pt" style:font-size-asian="14pt" style:font-size-complex="14pt" fo:language="uk" fo:country="UA"/>
    </style:style>
    <style:style style:name="T509" style:parent-style-name="Исходныйтекст" style:family="text">
      <style:text-properties style:font-name="Calibri" style:font-name-complex="Calibri" fo:font-size="14pt" style:font-size-asian="14pt" style:font-size-complex="14pt" fo:language="uk" fo:country="UA"/>
    </style:style>
    <style:style style:name="P51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511" style:parent-style-name="Текствзаданномформате" style:family="paragraph">
      <style:paragraph-properties fo:text-align="justify"/>
    </style:style>
    <style:style style:name="T512" style:parent-style-name="Исходныйтекст" style:family="text">
      <style:text-properties style:font-name="Calibri" style:font-name-complex="Calibri" fo:font-size="14pt" style:font-size-asian="14pt" style:font-size-complex="14pt" fo:language="uk" fo:country="UA"/>
    </style:style>
    <style:style style:name="T51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51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515" style:parent-style-name="Текствзаданномформате" style:family="paragraph">
      <style:paragraph-properties fo:text-align="justify"/>
    </style:style>
    <style:style style:name="T516" style:parent-style-name="Исходныйтекст" style:family="text">
      <style:text-properties style:font-name="Calibri" style:font-name-complex="Calibri" fo:font-size="14pt" style:font-size-asian="14pt" style:font-size-complex="14pt" fo:language="uk" fo:country="UA"/>
    </style:style>
    <style:style style:name="T51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518" style:parent-style-name="Текствзаданномформате" style:family="paragraph">
      <style:paragraph-properties fo:text-align="justify"/>
    </style:style>
    <style:style style:name="T519" style:parent-style-name="Исходныйтекст" style:family="text">
      <style:text-properties style:font-name="Calibri" style:font-name-complex="Calibri" fo:font-size="14pt" style:font-size-asian="14pt" style:font-size-complex="14pt" fo:language="uk" fo:country="UA"/>
    </style:style>
    <style:style style:name="T52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521" style:parent-style-name="Исходныйтекст" style:family="text">
      <style:text-properties style:font-name="Calibri" style:font-name-complex="Calibri" fo:font-size="14pt" style:font-size-asian="14pt" style:font-size-complex="14pt" fo:language="uk" fo:country="UA"/>
    </style:style>
    <style:style style:name="P522" style:parent-style-name="Текствзаданномформате" style:family="paragraph">
      <style:paragraph-properties fo:text-align="justify"/>
    </style:style>
    <style:style style:name="T523" style:parent-style-name="Исходныйтекст" style:family="text">
      <style:text-properties style:font-name="Calibri" style:font-name-complex="Calibri" fo:font-size="14pt" style:font-size-asian="14pt" style:font-size-complex="14pt" fo:language="uk" fo:country="UA"/>
    </style:style>
    <style:style style:name="T524" style:parent-style-name="Вводпользователя" style:family="text">
      <style:text-properties style:font-name="Calibri" style:font-name-complex="Calibri" fo:font-size="14pt" style:font-size-asian="14pt" style:font-size-complex="14pt" fo:language="uk" fo:country="UA"/>
    </style:style>
    <style:style style:name="T525" style:parent-style-name="Исходныйтекст" style:family="text">
      <style:text-properties style:font-name="Calibri" style:font-name-complex="Calibri" fo:font-size="14pt" style:font-size-asian="14pt" style:font-size-complex="14pt" fo:language="uk" fo:country="UA"/>
    </style:style>
    <style:style style:name="P526" style:parent-style-name="Текствзаданномформате" style:family="paragraph">
      <style:paragraph-properties fo:text-align="justify"/>
    </style:style>
    <style:style style:name="T527" style:parent-style-name="Исходныйтекст" style:family="text">
      <style:text-properties style:font-name="Calibri" style:font-name-complex="Calibri" fo:font-size="14pt" style:font-size-asian="14pt" style:font-size-complex="14pt" fo:language="uk" fo:country="UA"/>
    </style:style>
    <style:style style:name="T52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P529" style:parent-style-name="Текствзаданномформате" style:family="paragraph">
      <style:paragraph-properties fo:text-align="justify"/>
    </style:style>
    <style:style style:name="T530" style:parent-style-name="Исходныйтекст" style:family="text">
      <style:text-properties style:font-name="Calibri" style:font-name-complex="Calibri" fo:font-size="14pt" style:font-size-asian="14pt" style:font-size-complex="14pt" fo:language="uk" fo:country="UA"/>
    </style:style>
    <style:style style:name="T531" style:parent-style-name="Вводпользователя" style:family="text">
      <style:text-properties style:font-name="Calibri" style:font-name-complex="Calibri" fo:font-size="14pt" style:font-size-asian="14pt" style:font-size-complex="14pt" fo:language="uk" fo:country="UA"/>
    </style:style>
    <style:style style:name="T532" style:parent-style-name="Исходныйтекст" style:family="text">
      <style:text-properties style:font-name="Calibri" style:font-name-complex="Calibri" fo:font-size="14pt" style:font-size-asian="14pt" style:font-size-complex="14pt" fo:language="uk" fo:country="UA"/>
    </style:style>
    <style:style style:name="P53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534" style:parent-style-name="Текствзаданномформате" style:family="paragraph">
      <style:paragraph-properties fo:text-align="justify"/>
    </style:style>
    <style:style style:name="T535" style:parent-style-name="Исходныйтекст" style:family="text">
      <style:text-properties style:font-name="Calibri" style:font-name-complex="Calibri" fo:font-size="14pt" style:font-size-asian="14pt" style:font-size-complex="14pt" fo:language="uk" fo:country="UA"/>
    </style:style>
    <style:style style:name="T53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537" style:parent-style-name="Исходныйтекст" style:family="text">
      <style:text-properties style:font-name="Calibri" style:font-name-complex="Calibri" fo:font-size="14pt" style:font-size-asian="14pt" style:font-size-complex="14pt" fo:language="uk" fo:country="UA"/>
    </style:style>
    <style:style style:name="P538" style:parent-style-name="Текствзаданномформате" style:family="paragraph">
      <style:paragraph-properties fo:text-align="justify"/>
    </style:style>
    <style:style style:name="T539" style:parent-style-name="Исходныйтекст" style:family="text">
      <style:text-properties style:font-name="Calibri" style:font-name-complex="Calibri" fo:font-size="14pt" style:font-size-asian="14pt" style:font-size-complex="14pt" fo:language="uk" fo:country="UA"/>
    </style:style>
    <style:style style:name="P540" style:parent-style-name="Заголовок4" style:family="paragraph">
      <style:paragraph-properties fo:margin-top="0in" fo:margin-bottom="0in" fo:margin-left="0in" fo:text-indent="0in">
        <style:tab-stops/>
      </style:paragraph-properties>
      <style:text-properties style:font-name="Times New Roman" style:font-name-complex="Times New Roman" fo:font-size="14pt" style:font-size-asian="14pt" style:font-size-complex="14pt"/>
    </style:style>
    <style:style style:name="P541" style:parent-style-name="Основнийтекст" style:family="paragraph">
      <style:paragraph-properties fo:text-align="justify" fo:margin-bottom="0in" fo:line-height="100%"/>
    </style:style>
    <style:style style:name="T542" style:parent-style-name="Исходныйтекст" style:family="text">
      <style:text-properties style:font-name="Times New Roman" style:font-name-complex="Times New Roman" fo:font-size="14pt" style:font-size-asian="14pt" style:font-size-complex="14pt" fo:language="uk" fo:country="UA"/>
    </style:style>
    <style:style style:name="P543" style:parent-style-name="Текствзаданномформате" style:family="paragraph">
      <style:paragraph-properties fo:text-align="justify"/>
    </style:style>
    <style:style style:name="T544" style:parent-style-name="Исходныйтекст" style:family="text">
      <style:text-properties style:font-name="Times New Roman" style:font-name-complex="Times New Roman" fo:font-size="14pt" style:font-size-asian="14pt" style:font-size-complex="14pt" fo:language="uk" fo:country="UA"/>
    </style:style>
    <style:style style:name="P545" style:parent-style-name="Текствзаданномформате" style:family="paragraph">
      <style:paragraph-properties fo:text-align="justify"/>
    </style:style>
    <style:style style:name="P546" style:parent-style-name="Текствзаданномформате" style:family="paragraph">
      <style:paragraph-properties fo:text-align="justify"/>
    </style:style>
    <style:style style:name="T547" style:parent-style-name="Исходныйтекст" style:family="text">
      <style:text-properties style:font-name="Times New Roman" style:font-name-complex="Times New Roman" fo:font-size="14pt" style:font-size-asian="14pt" style:font-size-complex="14pt" fo:language="uk" fo:country="UA"/>
    </style:style>
    <style:style style:name="P548" style:parent-style-name="Текствзаданномформате" style:family="paragraph">
      <style:paragraph-properties fo:text-align="justify"/>
    </style:style>
    <style:style style:name="P549" style:parent-style-name="Текствзаданномформате" style:family="paragraph">
      <style:paragraph-properties fo:text-align="justify"/>
    </style:style>
    <style:style style:name="T550" style:parent-style-name="Цитата1"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P551" style:parent-style-name="Текствзаданномформате" style:family="paragraph">
      <style:paragraph-properties fo:text-align="justify"/>
    </style:style>
    <style:style style:name="T552" style:parent-style-name="Исходныйтекст" style:family="text">
      <style:text-properties style:font-name="Times New Roman" style:font-name-complex="Times New Roman" fo:font-size="14pt" style:font-size-asian="14pt" style:font-size-complex="14pt" fo:language="uk" fo:country="UA"/>
    </style:style>
    <style:style style:name="P553" style:parent-style-name="Текствзаданномформате" style:family="paragraph">
      <style:paragraph-properties fo:text-align="justify"/>
    </style:style>
    <style:style style:name="T554" style:parent-style-name="Исходныйтекст" style:family="text">
      <style:text-properties style:font-name="Times New Roman" style:font-name-complex="Times New Roman" fo:font-size="14pt" style:font-size-asian="14pt" style:font-size-complex="14pt" fo:language="uk" fo:country="UA"/>
    </style:style>
    <style:style style:name="P555" style:parent-style-name="Текствзаданномформате" style:family="paragraph">
      <style:paragraph-properties fo:text-align="justify"/>
    </style:style>
    <style:style style:name="T556" style:parent-style-name="Исходныйтекст" style:family="text">
      <style:text-properties style:font-name="Times New Roman" style:font-name-complex="Times New Roman" fo:font-size="14pt" style:font-size-asian="14pt" style:font-size-complex="14pt" fo:language="uk" fo:country="UA"/>
    </style:style>
    <style:style style:name="P557" style:parent-style-name="Текствзаданномформате" style:family="paragraph">
      <style:paragraph-properties fo:text-align="justify"/>
    </style:style>
    <style:style style:name="T558" style:parent-style-name="Исходныйтекст" style:family="text">
      <style:text-properties style:font-name="Times New Roman" style:font-name-complex="Times New Roman" fo:font-size="14pt" style:font-size-asian="14pt" style:font-size-complex="14pt" fo:language="uk" fo:country="UA"/>
    </style:style>
    <style:style style:name="P559" style:parent-style-name="Текствзаданномформате" style:family="paragraph">
      <style:paragraph-properties fo:text-align="justify"/>
    </style:style>
    <style:style style:name="P560" style:parent-style-name="Текствзаданномформате" style:family="paragraph">
      <style:paragraph-properties fo:text-align="justify"/>
    </style:style>
    <style:style style:name="T561" style:parent-style-name="Исходныйтекст" style:family="text">
      <style:text-properties style:font-name="Times New Roman" style:font-name-complex="Times New Roman" fo:font-size="14pt" style:font-size-asian="14pt" style:font-size-complex="14pt" fo:language="uk" fo:country="UA"/>
    </style:style>
    <style:style style:name="P562" style:parent-style-name="Текствзаданномформате" style:family="paragraph">
      <style:paragraph-properties fo:text-align="justify"/>
    </style:style>
    <style:style style:name="T563" style:parent-style-name="Исходныйтекст" style:family="text">
      <style:text-properties style:font-name="Times New Roman" style:font-name-complex="Times New Roman" fo:font-size="14pt" style:font-size-asian="14pt" style:font-size-complex="14pt" fo:language="uk" fo:country="UA"/>
    </style:style>
    <style:style style:name="P564" style:parent-style-name="Текствзаданномформате" style:family="paragraph">
      <style:paragraph-properties fo:text-align="justify"/>
    </style:style>
    <style:style style:name="T565" style:parent-style-name="Исходныйтекст" style:family="text">
      <style:text-properties style:font-name="Times New Roman" style:font-name-complex="Times New Roman" fo:font-size="14pt" style:font-size-asian="14pt" style:font-size-complex="14pt" fo:language="uk" fo:country="UA"/>
    </style:style>
    <style:style style:name="P566" style:parent-style-name="Текствзаданномформате" style:family="paragraph">
      <style:paragraph-properties fo:text-align="justify"/>
    </style:style>
    <style:style style:name="T567" style:parent-style-name="Исходныйтекст" style:family="text">
      <style:text-properties style:font-name="Times New Roman" style:font-name-complex="Times New Roman" fo:font-size="14pt" style:font-size-asian="14pt" style:font-size-complex="14pt" fo:language="uk" fo:country="UA"/>
    </style:style>
    <style:style style:name="P568" style:parent-style-name="Текствзаданномформате" style:family="paragraph">
      <style:paragraph-properties fo:text-align="justify"/>
    </style:style>
    <style:style style:name="T569" style:parent-style-name="Исходныйтекст" style:family="text">
      <style:text-properties style:font-name="Times New Roman" style:font-name-complex="Times New Roman" fo:font-size="14pt" style:font-size-asian="14pt" style:font-size-complex="14pt" fo:language="uk" fo:country="UA"/>
    </style:style>
    <style:style style:name="P570" style:parent-style-name="Текствзаданномформате" style:family="paragraph">
      <style:paragraph-properties fo:text-align="justify"/>
    </style:style>
    <style:style style:name="T571" style:parent-style-name="Исходныйтекст" style:family="text">
      <style:text-properties style:font-name="Times New Roman" style:font-name-complex="Times New Roman" fo:font-size="14pt" style:font-size-asian="14pt" style:font-size-complex="14pt" fo:language="uk" fo:country="UA"/>
    </style:style>
    <style:style style:name="P572" style:parent-style-name="Текствзаданномформате" style:family="paragraph">
      <style:paragraph-properties fo:text-align="justify"/>
    </style:style>
    <style:style style:name="T573" style:parent-style-name="Исходныйтекст" style:family="text">
      <style:text-properties style:font-name="Times New Roman" style:font-name-complex="Times New Roman" fo:font-size="14pt" style:font-size-asian="14pt" style:font-size-complex="14pt" fo:language="uk" fo:country="UA"/>
    </style:style>
    <style:style style:name="P574" style:parent-style-name="Текствзаданномформате" style:family="paragraph">
      <style:paragraph-properties fo:text-align="justify"/>
    </style:style>
    <style:style style:name="T575" style:parent-style-name="Исходныйтекст" style:family="text">
      <style:text-properties style:font-name="Times New Roman" style:font-name-complex="Times New Roman" fo:font-size="14pt" style:font-size-asian="14pt" style:font-size-complex="14pt" fo:language="uk" fo:country="UA"/>
    </style:style>
    <style:style style:name="P576" style:parent-style-name="Текствзаданномформате" style:family="paragraph">
      <style:paragraph-properties fo:text-align="justify"/>
    </style:style>
    <style:style style:name="T577" style:parent-style-name="Исходныйтекст" style:family="text">
      <style:text-properties style:font-name="Times New Roman" style:font-name-complex="Times New Roman" fo:font-size="14pt" style:font-size-asian="14pt" style:font-size-complex="14pt" fo:language="uk" fo:country="UA"/>
    </style:style>
    <style:style style:name="P578" style:parent-style-name="Текствзаданномформате" style:family="paragraph">
      <style:paragraph-properties fo:text-align="justify"/>
    </style:style>
    <style:style style:name="T579" style:parent-style-name="Исходныйтекст" style:family="text">
      <style:text-properties style:font-name="Times New Roman" style:font-name-complex="Times New Roman" fo:font-size="14pt" style:font-size-asian="14pt" style:font-size-complex="14pt" fo:language="uk" fo:country="UA"/>
    </style:style>
    <style:style style:name="P580" style:parent-style-name="Текствзаданномформате" style:family="paragraph">
      <style:paragraph-properties fo:text-align="justify"/>
    </style:style>
    <style:style style:name="T581" style:parent-style-name="Исходныйтекст" style:family="text">
      <style:text-properties style:font-name="Times New Roman" style:font-name-complex="Times New Roman" fo:font-size="14pt" style:font-size-asian="14pt" style:font-size-complex="14pt" fo:language="uk" fo:country="UA"/>
    </style:style>
    <style:style style:name="P582" style:parent-style-name="Текствзаданномформате" style:family="paragraph">
      <style:paragraph-properties fo:text-align="justify"/>
    </style:style>
    <style:style style:name="T583" style:parent-style-name="Исходныйтекст" style:family="text">
      <style:text-properties style:font-name="Times New Roman" style:font-name-complex="Times New Roman" fo:font-size="14pt" style:font-size-asian="14pt" style:font-size-complex="14pt" fo:language="uk" fo:country="UA"/>
    </style:style>
    <style:style style:name="P584" style:parent-style-name="Текствзаданномформате" style:family="paragraph">
      <style:paragraph-properties fo:text-align="justify"/>
    </style:style>
    <style:style style:name="P585" style:parent-style-name="Текствзаданномформате" style:family="paragraph">
      <style:paragraph-properties fo:text-align="justify"/>
    </style:style>
    <style:style style:name="T586" style:parent-style-name="Исходныйтекст" style:family="text">
      <style:text-properties style:font-name="Times New Roman" style:font-name-complex="Times New Roman" fo:font-size="14pt" style:font-size-asian="14pt" style:font-size-complex="14pt" fo:language="uk" fo:country="UA"/>
    </style:style>
    <style:style style:name="P587" style:parent-style-name="Текствзаданномформате" style:family="paragraph">
      <style:paragraph-properties fo:text-align="justify"/>
    </style:style>
    <style:style style:name="T588" style:parent-style-name="Исходныйтекст" style:family="text">
      <style:text-properties style:font-name="Times New Roman" style:font-name-complex="Times New Roman" fo:font-size="14pt" style:font-size-asian="14pt" style:font-size-complex="14pt" fo:language="uk" fo:country="UA"/>
    </style:style>
    <style:style style:name="P589" style:parent-style-name="Текствзаданномформате" style:family="paragraph">
      <style:paragraph-properties fo:text-align="justify"/>
    </style:style>
    <style:style style:name="T590" style:parent-style-name="Исходныйтекст" style:family="text">
      <style:text-properties style:font-name="Times New Roman" style:font-name-complex="Times New Roman" fo:font-size="14pt" style:font-size-asian="14pt" style:font-size-complex="14pt" fo:language="uk" fo:country="UA"/>
    </style:style>
    <style:style style:name="P591" style:parent-style-name="Текствзаданномформате" style:family="paragraph">
      <style:paragraph-properties fo:text-align="justify"/>
    </style:style>
    <style:style style:name="P592" style:parent-style-name="Текствзаданномформате" style:family="paragraph">
      <style:paragraph-properties fo:text-align="justify"/>
    </style:style>
    <style:style style:name="T593" style:parent-style-name="Исходныйтекст" style:family="text">
      <style:text-properties style:font-name="Times New Roman" style:font-name-complex="Times New Roman" fo:font-size="14pt" style:font-size-asian="14pt" style:font-size-complex="14pt" fo:language="uk" fo:country="UA"/>
    </style:style>
    <style:style style:name="P594" style:parent-style-name="Текствзаданномформате" style:family="paragraph">
      <style:paragraph-properties fo:text-align="justify"/>
    </style:style>
    <style:style style:name="T595" style:parent-style-name="Исходныйтекст" style:family="text">
      <style:text-properties style:font-name="Times New Roman" style:font-name-complex="Times New Roman" fo:font-size="14pt" style:font-size-asian="14pt" style:font-size-complex="14pt" fo:language="uk" fo:country="UA"/>
    </style:style>
    <style:style style:name="P596" style:parent-style-name="Текствзаданномформате" style:family="paragraph">
      <style:paragraph-properties fo:text-align="justify"/>
    </style:style>
    <style:style style:name="T597" style:parent-style-name="Исходныйтекст" style:family="text">
      <style:text-properties style:font-name="Times New Roman" style:font-name-complex="Times New Roman" fo:font-size="14pt" style:font-size-asian="14pt" style:font-size-complex="14pt" fo:language="uk" fo:country="UA"/>
    </style:style>
    <style:style style:name="P598" style:parent-style-name="Текствзаданномформате" style:family="paragraph">
      <style:paragraph-properties fo:text-align="justify"/>
    </style:style>
    <style:style style:name="T599" style:parent-style-name="Исходныйтекст" style:family="text">
      <style:text-properties style:font-name="Times New Roman" style:font-name-complex="Times New Roman" fo:font-size="14pt" style:font-size-asian="14pt" style:font-size-complex="14pt" fo:language="uk" fo:country="UA"/>
    </style:style>
    <style:style style:name="P600" style:parent-style-name="Текствзаданномформате" style:family="paragraph">
      <style:paragraph-properties fo:text-align="justify"/>
    </style:style>
    <style:style style:name="P601" style:parent-style-name="Текствзаданномформате" style:family="paragraph">
      <style:paragraph-properties fo:text-align="justify"/>
    </style:style>
    <style:style style:name="T602" style:parent-style-name="Исходныйтекст" style:family="text">
      <style:text-properties style:font-name="Times New Roman" style:font-name-complex="Times New Roman" fo:font-size="14pt" style:font-size-asian="14pt" style:font-size-complex="14pt" fo:language="uk" fo:country="UA"/>
    </style:style>
    <style:style style:name="P603" style:parent-style-name="Текствзаданномформате" style:family="paragraph">
      <style:paragraph-properties fo:text-align="justify"/>
    </style:style>
    <style:style style:name="T604" style:parent-style-name="Исходныйтекст" style:family="text">
      <style:text-properties style:font-name="Times New Roman" style:font-name-complex="Times New Roman" fo:font-size="14pt" style:font-size-asian="14pt" style:font-size-complex="14pt" fo:language="uk" fo:country="UA"/>
    </style:style>
    <style:style style:name="P605" style:parent-style-name="Текствзаданномформате" style:family="paragraph">
      <style:paragraph-properties fo:text-align="justify"/>
    </style:style>
    <style:style style:name="T606" style:parent-style-name="Исходныйтекст" style:family="text">
      <style:text-properties style:font-name="Times New Roman" style:font-name-complex="Times New Roman" fo:font-size="14pt" style:font-size-asian="14pt" style:font-size-complex="14pt" fo:language="uk" fo:country="UA"/>
    </style:style>
    <style:style style:name="P607" style:parent-style-name="Текствзаданномформате" style:family="paragraph">
      <style:paragraph-properties fo:text-align="justify"/>
    </style:style>
    <style:style style:name="T608" style:parent-style-name="Исходныйтекст" style:family="text">
      <style:text-properties style:font-name="Times New Roman" style:font-name-complex="Times New Roman" fo:font-size="14pt" style:font-size-asian="14pt" style:font-size-complex="14pt" fo:language="uk" fo:country="UA"/>
    </style:style>
    <style:style style:name="P609" style:parent-style-name="Текствзаданномформате" style:family="paragraph">
      <style:paragraph-properties fo:text-align="justify"/>
    </style:style>
    <style:style style:name="T610" style:parent-style-name="Исходныйтекст" style:family="text">
      <style:text-properties style:font-name="Times New Roman" style:font-name-complex="Times New Roman" fo:font-size="14pt" style:font-size-asian="14pt" style:font-size-complex="14pt" fo:language="uk" fo:country="UA"/>
    </style:style>
    <style:style style:name="P611" style:parent-style-name="Текствзаданномформате" style:family="paragraph">
      <style:paragraph-properties fo:text-align="justify"/>
    </style:style>
    <style:style style:name="T612" style:parent-style-name="Исходныйтекст" style:family="text">
      <style:text-properties style:font-name="Times New Roman" style:font-name-complex="Times New Roman" fo:font-size="14pt" style:font-size-asian="14pt" style:font-size-complex="14pt" fo:language="uk" fo:country="UA"/>
    </style:style>
    <style:style style:name="P613" style:parent-style-name="Текствзаданномформате" style:family="paragraph">
      <style:paragraph-properties fo:text-align="justify"/>
    </style:style>
    <style:style style:name="P614" style:parent-style-name="Текствзаданномформате" style:family="paragraph">
      <style:paragraph-properties fo:text-align="justify"/>
    </style:style>
    <style:style style:name="T615" style:parent-style-name="Исходныйтекст" style:family="text">
      <style:text-properties style:font-name="Times New Roman" style:font-name-complex="Times New Roman" fo:font-size="14pt" style:font-size-asian="14pt" style:font-size-complex="14pt" fo:language="uk" fo:country="UA"/>
    </style:style>
    <style:style style:name="P616" style:parent-style-name="Текствзаданномформате" style:family="paragraph">
      <style:paragraph-properties fo:text-align="justify"/>
    </style:style>
    <style:style style:name="T617" style:parent-style-name="Исходныйтекст" style:family="text">
      <style:text-properties style:font-name="Times New Roman" style:font-name-complex="Times New Roman" fo:font-size="14pt" style:font-size-asian="14pt" style:font-size-complex="14pt" fo:language="uk" fo:country="UA"/>
    </style:style>
    <style:style style:name="P618" style:parent-style-name="Текствзаданномформате" style:family="paragraph">
      <style:paragraph-properties fo:text-align="justify"/>
    </style:style>
    <style:style style:name="T619" style:parent-style-name="Исходныйтекст" style:family="text">
      <style:text-properties style:font-name="Times New Roman" style:font-name-complex="Times New Roman" fo:font-size="14pt" style:font-size-asian="14pt" style:font-size-complex="14pt" fo:language="uk" fo:country="UA"/>
    </style:style>
    <style:style style:name="P620" style:parent-style-name="Текствзаданномформате" style:family="paragraph">
      <style:paragraph-properties fo:text-align="justify"/>
    </style:style>
    <style:style style:name="T621" style:parent-style-name="Исходныйтекст" style:family="text">
      <style:text-properties style:font-name="Times New Roman" style:font-name-complex="Times New Roman" fo:font-size="14pt" style:font-size-asian="14pt" style:font-size-complex="14pt" fo:language="uk" fo:country="UA"/>
    </style:style>
    <style:style style:name="P622" style:parent-style-name="Текствзаданномформате" style:family="paragraph">
      <style:paragraph-properties fo:text-align="justify"/>
    </style:style>
    <style:style style:name="T623" style:parent-style-name="Исходныйтекст" style:family="text">
      <style:text-properties style:font-name="Times New Roman" style:font-name-complex="Times New Roman" fo:font-size="14pt" style:font-size-asian="14pt" style:font-size-complex="14pt" fo:language="uk" fo:country="UA"/>
    </style:style>
    <style:style style:name="P624" style:parent-style-name="Текствзаданномформате" style:family="paragraph">
      <style:paragraph-properties fo:text-align="justify"/>
      <style:text-properties style:font-name="Times New Roman" style:font-name-asian="Times New Roman" style:font-name-complex="Times New Roman" fo:color="#4F81BD" fo:font-size="14pt" style:font-size-asian="14pt" style:font-size-complex="14pt"/>
    </style:style>
    <style:style style:name="P625" style:parent-style-name="Текствзаданномформате" style:family="paragraph">
      <style:paragraph-properties fo:text-align="justify"/>
    </style:style>
    <style:style style:name="T626" style:parent-style-name="Шрифтабзацузазамовчуванням" style:family="text">
      <style:text-properties style:font-name="Times New Roman" style:font-name-asian="Times New Roman" style:font-name-complex="Times New Roman" fo:color="#4F81BD" fo:font-size="14pt" style:font-size-asian="14pt" style:font-size-complex="14pt" fo:language="uk" fo:country="UA"/>
    </style:style>
    <style:style style:name="T62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628" style:parent-style-name="Шрифтабзацузазамовчуванням" style:family="text">
      <style:text-properties style:font-name="Times New Roman" style:font-name-asian="Times New Roman" style:font-name-complex="Times New Roman" fo:color="#4F81BD" fo:font-size="14pt" style:font-size-asian="14pt" style:font-size-complex="14pt" fo:language="uk" fo:country="UA"/>
    </style:style>
    <style:style style:name="T629" style:parent-style-name="Шрифтабзацузазамовчуванням" style:family="text">
      <style:text-properties style:font-name="Times New Roman" style:font-name-asian="Times New Roman" style:font-name-complex="Times New Roman" fo:color="#4F81BD" fo:font-size="14pt" style:font-size-asian="14pt" style:font-size-complex="14pt"/>
    </style:style>
    <style:style style:name="P630" style:parent-style-name="Текствзаданномформате" style:family="paragraph">
      <style:paragraph-properties fo:text-align="justify"/>
    </style:style>
    <style:style style:name="P631" style:parent-style-name="Заголовок4" style:family="paragraph">
      <style:paragraph-properties fo:margin-top="0in" fo:margin-bottom="0in" fo:margin-left="0in" fo:text-indent="0in">
        <style:tab-stops/>
      </style:paragraph-properties>
    </style:style>
    <style:style style:name="T632" style:parent-style-name="Шрифтабзацузазамовчуванням" style:family="text">
      <style:text-properties style:font-name="Times New Roman" style:font-name-complex="Times New Roman" fo:font-size="14pt" style:font-size-asian="14pt" style:font-size-complex="14pt"/>
    </style:style>
    <style:style style:name="T63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634" style:parent-style-name="Шрифтабзацузазамовчуванням" style:family="text">
      <style:text-properties style:font-name="Times New Roman" style:font-name-complex="Times New Roman" fo:font-size="14pt" style:font-size-asian="14pt" style:font-size-complex="14pt"/>
    </style:style>
    <style:style style:name="T63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636" style:parent-style-name="Исходныйтекст" style:family="text">
      <style:text-properties style:font-name="Times New Roman" style:font-name-complex="Times New Roman" fo:font-size="14pt" style:font-size-asian="14pt" style:font-size-complex="14pt" fo:language="uk" fo:country="UA"/>
    </style:style>
    <style:style style:name="P637" style:parent-style-name="Заголовок1" style:family="paragraph">
      <style:paragraph-properties fo:text-align="justify" fo:margin-top="0in" fo:margin-bottom="0in"/>
    </style:style>
    <style:style style:name="T638"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39"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40" style:parent-style-name="Исходныйтекст" style:family="text">
      <style:text-properties style:font-name="Times New Roman" style:font-name-complex="Times New Roman" fo:font-size="14pt" style:font-size-asian="14pt" style:font-size-complex="14pt" fo:language="uk" fo:country="UA"/>
    </style:style>
    <style:style style:name="T641"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42"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43" style:parent-style-name="Основнийтекст" style:family="paragraph">
      <style:paragraph-properties fo:text-align="justify" fo:margin-bottom="0in" fo:line-height="100%"/>
    </style:style>
    <style:style style:name="P644" style:parent-style-name="Основнийтекст" style:family="paragraph">
      <style:paragraph-properties fo:text-align="justify" fo:margin-bottom="0in" fo:line-height="100%"/>
    </style:style>
    <style:style style:name="T645" style:parent-style-name="Исходныйтекст" style:family="text">
      <style:text-properties style:font-name="Times New Roman" style:font-name-complex="Times New Roman" fo:font-size="14pt" style:font-size-asian="14pt" style:font-size-complex="14pt" fo:language="en" fo:country="US"/>
    </style:style>
    <style:style style:name="P646" style:parent-style-name="Основнийтекст" style:family="paragraph">
      <style:paragraph-properties fo:text-align="justify" fo:margin-bottom="0in" fo:line-height="100%"/>
    </style:style>
    <style:style style:name="T647" style:parent-style-name="Исходныйтекст" style:family="text">
      <style:text-properties style:font-name="Times New Roman" style:font-name-complex="Times New Roman" fo:font-size="14pt" style:font-size-asian="14pt" style:font-size-complex="14pt" fo:language="en" fo:country="US"/>
    </style:style>
    <style:style style:name="P648" style:parent-style-name="Основнийтекст" style:family="paragraph">
      <style:paragraph-properties fo:text-align="justify" fo:margin-bottom="0in" fo:line-height="100%"/>
    </style:style>
    <style:style style:name="T649" style:parent-style-name="Исходныйтекст" style:family="text">
      <style:text-properties style:font-name="Times New Roman" style:font-name-complex="Times New Roman" fo:font-size="14pt" style:font-size-asian="14pt" style:font-size-complex="14pt" fo:language="en" fo:country="US"/>
    </style:style>
    <style:style style:name="P650" style:parent-style-name="Основнийтекст" style:family="paragraph">
      <style:paragraph-properties fo:text-align="justify" fo:margin-bottom="0in" fo:line-height="100%"/>
    </style:style>
    <style:style style:name="T651" style:parent-style-name="Исходныйтекст" style:family="text">
      <style:text-properties style:font-name="Times New Roman" style:font-name-complex="Times New Roman" fo:font-size="14pt" style:font-size-asian="14pt" style:font-size-complex="14pt" fo:language="en" fo:country="US"/>
    </style:style>
    <style:style style:name="P652" style:parent-style-name="Основнийтекст" style:family="paragraph">
      <style:paragraph-properties fo:text-align="justify" fo:margin-bottom="0in" fo:line-height="100%"/>
    </style:style>
    <style:style style:name="T653" style:parent-style-name="Исходныйтекст" style:family="text">
      <style:text-properties style:font-name="Times New Roman" style:font-name-complex="Times New Roman" fo:font-size="14pt" style:font-size-asian="14pt" style:font-size-complex="14pt" fo:language="en" fo:country="US"/>
    </style:style>
    <style:style style:name="P654" style:parent-style-name="Основнийтекст" style:family="paragraph">
      <style:paragraph-properties fo:text-align="justify" fo:margin-bottom="0in" fo:line-height="100%"/>
    </style:style>
    <style:style style:name="T655" style:parent-style-name="Исходныйтекст" style:family="text">
      <style:text-properties style:font-name="Times New Roman" style:font-name-complex="Times New Roman" fo:font-size="14pt" style:font-size-asian="14pt" style:font-size-complex="14pt" fo:language="en" fo:country="US"/>
    </style:style>
    <style:style style:name="P656" style:parent-style-name="Основнийтекст" style:family="paragraph">
      <style:paragraph-properties fo:text-align="justify" fo:margin-bottom="0in" fo:line-height="100%"/>
    </style:style>
    <style:style style:name="T657" style:parent-style-name="Исходныйтекст" style:family="text">
      <style:text-properties style:font-name="Times New Roman" style:font-name-complex="Times New Roman" fo:font-size="14pt" style:font-size-asian="14pt" style:font-size-complex="14pt" fo:language="en" fo:country="US"/>
    </style:style>
    <style:style style:name="P658" style:parent-style-name="Основнийтекст" style:family="paragraph">
      <style:paragraph-properties fo:text-align="justify" fo:margin-bottom="0in" fo:line-height="100%"/>
    </style:style>
    <style:style style:name="T659" style:parent-style-name="Исходныйтекст" style:family="text">
      <style:text-properties style:font-name="Times New Roman" style:font-name-complex="Times New Roman" fo:font-size="14pt" style:font-size-asian="14pt" style:font-size-complex="14pt" fo:language="en" fo:country="US"/>
    </style:style>
    <style:style style:name="P660" style:parent-style-name="Основнийтекст" style:family="paragraph">
      <style:paragraph-properties fo:text-align="justify" fo:margin-bottom="0in" fo:line-height="100%"/>
    </style:style>
    <style:style style:name="T661" style:parent-style-name="Исходныйтекст" style:family="text">
      <style:text-properties style:font-name="Times New Roman" style:font-name-complex="Times New Roman" fo:font-size="14pt" style:font-size-asian="14pt" style:font-size-complex="14pt" fo:language="en" fo:country="US"/>
    </style:style>
    <style:style style:name="P662" style:parent-style-name="Заголовок1" style:family="paragraph">
      <style:paragraph-properties fo:text-align="justify" fo:margin-top="0in" fo:margin-bottom="0in"/>
    </style:style>
    <style:style style:name="T663"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64" style:parent-style-name="Заголовок1" style:family="paragraph">
      <style:paragraph-properties fo:text-align="justify" fo:margin-top="0in" fo:margin-bottom="0in"/>
    </style:style>
    <style:style style:name="T665"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66" style:parent-style-name="Заголовок1" style:family="paragraph">
      <style:paragraph-properties fo:text-align="justify" fo:margin-top="0in" fo:margin-bottom="0in"/>
    </style:style>
    <style:style style:name="T66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68" style:parent-style-name="Заголовок1" style:family="paragraph">
      <style:paragraph-properties fo:text-align="justify" fo:margin-top="0in" fo:margin-bottom="0in"/>
    </style:style>
    <style:style style:name="T669"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70" style:parent-style-name="Заголовок1" style:family="paragraph">
      <style:paragraph-properties fo:text-align="justify" fo:margin-top="0in" fo:margin-bottom="0in"/>
    </style:style>
    <style:style style:name="P671" style:parent-style-name="Заголовок1" style:family="paragraph">
      <style:paragraph-properties fo:text-align="justify" fo:margin-top="0in" fo:margin-bottom="0in"/>
    </style:style>
    <style:style style:name="T672"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73" style:parent-style-name="Заголовок1" style:family="paragraph">
      <style:paragraph-properties fo:text-align="justify" fo:margin-top="0in" fo:margin-bottom="0in"/>
    </style:style>
    <style:style style:name="T674"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75" style:parent-style-name="Заголовок1" style:family="paragraph">
      <style:paragraph-properties fo:text-align="justify" fo:margin-top="0in" fo:margin-bottom="0in"/>
    </style:style>
    <style:style style:name="T676"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77" style:parent-style-name="Заголовок1" style:family="paragraph">
      <style:paragraph-properties fo:text-align="justify" fo:margin-top="0in" fo:margin-bottom="0in"/>
    </style:style>
    <style:style style:name="T678"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79" style:parent-style-name="Заголовок1" style:family="paragraph">
      <style:paragraph-properties fo:text-align="justify" fo:margin-top="0in" fo:margin-bottom="0in"/>
    </style:style>
    <style:style style:name="T680"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81" style:parent-style-name="Заголовок1" style:family="paragraph">
      <style:paragraph-properties fo:text-align="justify" fo:margin-top="0in" fo:margin-bottom="0in"/>
    </style:style>
    <style:style style:name="T682"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83" style:parent-style-name="Заголовок1" style:family="paragraph">
      <style:paragraph-properties fo:text-align="justify" fo:margin-top="0in" fo:margin-bottom="0in"/>
    </style:style>
    <style:style style:name="P684" style:parent-style-name="Заголовок1" style:family="paragraph">
      <style:paragraph-properties fo:text-align="justify" fo:margin-top="0in" fo:margin-bottom="0in"/>
    </style:style>
    <style:style style:name="T685"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86" style:parent-style-name="Заголовок1" style:family="paragraph">
      <style:paragraph-properties fo:text-align="justify" fo:margin-top="0in" fo:margin-bottom="0in"/>
    </style:style>
    <style:style style:name="T68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88" style:parent-style-name="Заголовок1" style:family="paragraph">
      <style:paragraph-properties fo:text-align="justify" fo:margin-top="0in" fo:margin-bottom="0in"/>
    </style:style>
    <style:style style:name="T689"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90" style:parent-style-name="Заголовок1" style:family="paragraph">
      <style:paragraph-properties fo:text-align="justify" fo:margin-top="0in" fo:margin-bottom="0in"/>
    </style:style>
    <style:style style:name="T691"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T692"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693" style:parent-style-name="Заголовок1" style:family="paragraph">
      <style:paragraph-properties fo:text-align="justify" fo:margin-top="0in" fo:margin-bottom="0in"/>
    </style:style>
    <style:style style:name="T694"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95" style:parent-style-name="Заголовок1" style:family="paragraph">
      <style:paragraph-properties fo:text-align="justify" fo:margin-top="0in" fo:margin-bottom="0in"/>
    </style:style>
    <style:style style:name="T696"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97" style:parent-style-name="Заголовок1" style:family="paragraph">
      <style:paragraph-properties fo:text-align="justify" fo:margin-top="0in" fo:margin-bottom="0in"/>
    </style:style>
    <style:style style:name="T698"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699" style:parent-style-name="Заголовок1" style:family="paragraph">
      <style:paragraph-properties fo:text-align="justify" fo:margin-top="0in" fo:margin-bottom="0in"/>
    </style:style>
    <style:style style:name="T700"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701" style:parent-style-name="Основнийтекст" style:family="paragraph">
      <style:paragraph-properties fo:text-align="justify" fo:margin-bottom="0in" fo:line-height="100%"/>
    </style:style>
    <style:style style:name="T702" style:parent-style-name="Исходныйтекст" style:family="text">
      <style:text-properties style:font-name="Times New Roman" fo:font-size="14pt" style:font-size-asian="14pt" style:font-size-complex="14pt" fo:language="uk" fo:country="UA"/>
    </style:style>
    <style:style style:name="P703" style:parent-style-name="Основнийтекст" style:family="paragraph">
      <style:paragraph-properties fo:text-align="justify" fo:margin-bottom="0in" fo:line-height="100%"/>
    </style:style>
    <style:style style:name="T704" style:parent-style-name="Исходныйтекст" style:family="text">
      <style:text-properties style:font-name="Times New Roman" fo:font-size="14pt" style:font-size-asian="14pt" style:font-size-complex="14pt" fo:language="uk" fo:country="UA"/>
    </style:style>
    <style:style style:name="P705" style:parent-style-name="Основнийтекст" style:family="paragraph">
      <style:paragraph-properties fo:text-align="justify" fo:margin-bottom="0in" fo:line-height="100%"/>
    </style:style>
    <style:style style:name="P706" style:parent-style-name="Основнийтекст" style:family="paragraph">
      <style:paragraph-properties fo:text-align="justify" fo:margin-bottom="0in" fo:line-height="100%"/>
    </style:style>
    <style:style style:name="T707" style:parent-style-name="Исходныйтекст" style:family="text">
      <style:text-properties style:font-name="Times New Roman" fo:font-size="14pt" style:font-size-asian="14pt" style:font-size-complex="14pt" fo:language="uk" fo:country="UA"/>
    </style:style>
    <style:style style:name="P708" style:parent-style-name="Основнийтекст" style:family="paragraph">
      <style:paragraph-properties fo:text-align="justify" fo:margin-bottom="0in" fo:line-height="100%"/>
    </style:style>
    <style:style style:name="T709" style:parent-style-name="Исходныйтекст" style:family="text">
      <style:text-properties style:font-name="Times New Roman" fo:font-size="14pt" style:font-size-asian="14pt" style:font-size-complex="14pt" fo:language="uk" fo:country="UA"/>
    </style:style>
    <style:style style:name="P710" style:parent-style-name="Основнийтекст" style:family="paragraph">
      <style:paragraph-properties fo:text-align="justify" fo:margin-bottom="0in" fo:line-height="100%"/>
    </style:style>
    <style:style style:name="T711" style:parent-style-name="Исходныйтекст" style:family="text">
      <style:text-properties style:font-name="Times New Roman" fo:font-size="14pt" style:font-size-asian="14pt" style:font-size-complex="14pt" fo:language="uk" fo:country="UA"/>
    </style:style>
    <style:style style:name="P712" style:parent-style-name="Основнийтекст" style:family="paragraph">
      <style:paragraph-properties fo:text-align="justify" fo:margin-bottom="0in" fo:line-height="100%"/>
    </style:style>
    <style:style style:name="T713" style:parent-style-name="Исходныйтекст" style:family="text">
      <style:text-properties style:font-name="Times New Roman" fo:font-size="14pt" style:font-size-asian="14pt" style:font-size-complex="14pt" fo:language="uk" fo:country="UA"/>
    </style:style>
    <style:style style:name="P714" style:parent-style-name="Основнийтекст" style:family="paragraph">
      <style:paragraph-properties fo:text-align="justify" fo:margin-bottom="0in" fo:line-height="100%"/>
    </style:style>
    <style:style style:name="P715" style:parent-style-name="Заголовок4" style:family="paragraph">
      <style:paragraph-properties fo:margin-top="0in" fo:margin-bottom="0in" fo:margin-left="0in" fo:text-indent="0in">
        <style:tab-stops/>
      </style:paragraph-properties>
    </style:style>
    <style:style style:name="P716" style:parent-style-name="Заголовок4" style:family="paragraph">
      <style:paragraph-properties fo:margin-top="0in" fo:margin-bottom="0in" fo:margin-left="0in" fo:text-indent="0in">
        <style:tab-stops/>
      </style:paragraph-properties>
    </style:style>
    <style:style style:name="T717" style:parent-style-name="Шрифтабзацузазамовчуванням" style:family="text">
      <style:text-properties style:font-name="Times New Roman" style:font-name-complex="Times New Roman" fo:font-size="14pt" style:font-size-asian="14pt" style:font-size-complex="14pt"/>
    </style:style>
    <style:style style:name="T71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19" style:parent-style-name="Шрифтабзацузазамовчуванням" style:family="text">
      <style:text-properties style:font-name="Times New Roman" style:font-name-complex="Times New Roman" fo:font-size="14pt" style:font-size-asian="14pt" style:font-size-complex="14pt"/>
    </style:style>
    <style:style style:name="P720" style:parent-style-name="Заголовок1" style:family="paragraph">
      <style:paragraph-properties fo:text-align="justify" fo:margin-top="0in" fo:margin-bottom="0in"/>
    </style:style>
    <style:style style:name="P721" style:parent-style-name="Заголовок1" style:family="paragraph">
      <style:paragraph-properties fo:text-align="justify" fo:margin-top="0in" fo:margin-bottom="0in"/>
    </style:style>
    <style:style style:name="T722"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723"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T724"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725"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T726"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72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T728"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729"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P730" style:parent-style-name="Основнийтекст" style:family="paragraph">
      <style:paragraph-properties fo:text-align="justify" fo:margin-bottom="0in" fo:line-height="100%"/>
    </style:style>
    <style:style style:name="P731" style:parent-style-name="Текствзаданномформате" style:family="paragraph">
      <style:paragraph-properties fo:text-align="justify"/>
    </style:style>
    <style:style style:name="T73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733" style:parent-style-name="Текствзаданномформате" style:family="paragraph">
      <style:paragraph-properties fo:text-align="justify"/>
    </style:style>
    <style:style style:name="T734" style:parent-style-name="Определение" style:family="text">
      <style:text-properties style:font-name="Calibri" style:font-name-complex="Calibri" fo:font-size="14pt" style:font-size-asian="14pt" style:font-size-complex="14pt" fo:language="uk" fo:country="UA"/>
    </style:style>
    <style:style style:name="T73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736" style:parent-style-name="Текствзаданномформате" style:family="paragraph">
      <style:paragraph-properties fo:text-align="justify"/>
    </style:style>
    <style:style style:name="T737" style:parent-style-name="Определение" style:family="text">
      <style:text-properties style:font-name="Calibri" style:font-name-complex="Calibri" fo:font-size="14pt" style:font-size-asian="14pt" style:font-size-complex="14pt" fo:language="uk" fo:country="UA"/>
    </style:style>
    <style:style style:name="T73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739" style:parent-style-name="Текствзаданномформате" style:family="paragraph">
      <style:paragraph-properties fo:text-align="justify"/>
    </style:style>
    <style:style style:name="T740" style:parent-style-name="Определение" style:family="text">
      <style:text-properties style:font-name="Calibri" style:font-name-complex="Calibri" fo:font-size="14pt" style:font-size-asian="14pt" style:font-size-complex="14pt" fo:language="uk" fo:country="UA"/>
    </style:style>
    <style:style style:name="T74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74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43" style:parent-style-name="Текствзаданномформате" style:family="paragraph">
      <style:paragraph-properties fo:text-align="justify"/>
    </style:style>
    <style:style style:name="T74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745" style:parent-style-name="Исходныйтекст" style:family="text">
      <style:text-properties style:font-name="Calibri" style:font-name-complex="Calibri" fo:font-size="14pt" style:font-size-asian="14pt" style:font-size-complex="14pt" fo:language="uk" fo:country="UA"/>
    </style:style>
    <style:style style:name="P746" style:parent-style-name="Текствзаданномформате" style:family="paragraph">
      <style:paragraph-properties fo:text-align="justify"/>
    </style:style>
    <style:style style:name="T747" style:parent-style-name="Исходныйтекст" style:family="text">
      <style:text-properties style:font-name="Calibri" style:font-name-complex="Calibri" fo:font-size="14pt" style:font-size-asian="14pt" style:font-size-complex="14pt" fo:language="uk" fo:country="UA"/>
    </style:style>
    <style:style style:name="T74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749" style:parent-style-name="Исходныйтекст" style:family="text">
      <style:text-properties style:font-name="Calibri" style:font-name-complex="Calibri" fo:font-size="14pt" style:font-size-asian="14pt" style:font-size-complex="14pt" fo:language="uk" fo:country="UA"/>
    </style:style>
    <style:style style:name="P75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51" style:parent-style-name="Текствзаданномформате" style:family="paragraph">
      <style:paragraph-properties fo:text-align="justify"/>
    </style:style>
    <style:style style:name="T752" style:parent-style-name="Исходныйтекст" style:family="text">
      <style:text-properties style:font-name="Calibri" style:font-name-complex="Calibri" fo:font-size="14pt" style:font-size-asian="14pt" style:font-size-complex="14pt" fo:language="uk" fo:country="UA"/>
    </style:style>
    <style:style style:name="T75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754" style:parent-style-name="Исходныйтекст" style:family="text">
      <style:text-properties style:font-name="Calibri" style:font-name-complex="Calibri" fo:font-size="14pt" style:font-size-asian="14pt" style:font-size-complex="14pt" fo:language="uk" fo:country="UA"/>
    </style:style>
    <style:style style:name="P755" style:parent-style-name="Текствзаданномформате" style:family="paragraph">
      <style:paragraph-properties fo:text-align="justify"/>
    </style:style>
    <style:style style:name="T756" style:parent-style-name="Исходныйтекст" style:family="text">
      <style:text-properties style:font-name="Calibri" style:font-name-complex="Calibri" fo:font-size="14pt" style:font-size-asian="14pt" style:font-size-complex="14pt" fo:language="uk" fo:country="UA"/>
    </style:style>
    <style:style style:name="P75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58" style:parent-style-name="Текствзаданномформате" style:family="paragraph">
      <style:paragraph-properties fo:text-align="justify"/>
    </style:style>
    <style:style style:name="T759" style:parent-style-name="Исходныйтекст" style:family="text">
      <style:text-properties style:font-name="Calibri" style:font-name-complex="Calibri" fo:font-size="14pt" style:font-size-asian="14pt" style:font-size-complex="14pt" fo:language="uk" fo:country="UA"/>
    </style:style>
    <style:style style:name="T760" style:parent-style-name="Вводпользователя" style:family="text">
      <style:text-properties style:font-name="Calibri" style:font-name-complex="Calibri" fo:font-size="14pt" style:font-size-asian="14pt" style:font-size-complex="14pt" fo:language="uk" fo:country="UA"/>
    </style:style>
    <style:style style:name="T761" style:parent-style-name="Исходныйтекст" style:family="text">
      <style:text-properties style:font-name="Calibri" style:font-name-complex="Calibri" fo:font-size="14pt" style:font-size-asian="14pt" style:font-size-complex="14pt" fo:language="uk" fo:country="UA"/>
    </style:style>
    <style:style style:name="P762" style:parent-style-name="Текствзаданномформате" style:family="paragraph">
      <style:paragraph-properties fo:text-align="justify"/>
    </style:style>
    <style:style style:name="T763" style:parent-style-name="Исходныйтекст" style:family="text">
      <style:text-properties style:font-name="Calibri" style:font-name-complex="Calibri" fo:font-size="14pt" style:font-size-asian="14pt" style:font-size-complex="14pt" fo:language="uk" fo:country="UA"/>
    </style:style>
    <style:style style:name="T76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765" style:parent-style-name="Исходныйтекст" style:family="text">
      <style:text-properties style:font-name="Calibri" style:font-name-complex="Calibri" fo:font-size="14pt" style:font-size-asian="14pt" style:font-size-complex="14pt" fo:language="uk" fo:country="UA"/>
    </style:style>
    <style:style style:name="T76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767" style:parent-style-name="Исходныйтекст" style:family="text">
      <style:text-properties style:font-name="Calibri" style:font-name-complex="Calibri" fo:font-size="14pt" style:font-size-asian="14pt" style:font-size-complex="14pt" fo:language="uk" fo:country="UA"/>
    </style:style>
    <style:style style:name="P768" style:parent-style-name="Текствзаданномформате" style:family="paragraph">
      <style:paragraph-properties fo:text-align="justify"/>
    </style:style>
    <style:style style:name="T769" style:parent-style-name="Исходныйтекст" style:family="text">
      <style:text-properties style:font-name="Calibri" style:font-name-complex="Calibri" fo:font-size="14pt" style:font-size-asian="14pt" style:font-size-complex="14pt" fo:language="uk" fo:country="UA"/>
    </style:style>
    <style:style style:name="T770" style:parent-style-name="Вводпользователя" style:family="text">
      <style:text-properties style:font-name="Calibri" style:font-name-complex="Calibri" fo:font-size="14pt" style:font-size-asian="14pt" style:font-size-complex="14pt" fo:language="uk" fo:country="UA"/>
    </style:style>
    <style:style style:name="T771" style:parent-style-name="Исходныйтекст" style:family="text">
      <style:text-properties style:font-name="Calibri" style:font-name-complex="Calibri" fo:font-size="14pt" style:font-size-asian="14pt" style:font-size-complex="14pt" fo:language="uk" fo:country="UA"/>
    </style:style>
    <style:style style:name="P772" style:parent-style-name="Текствзаданномформате" style:family="paragraph">
      <style:paragraph-properties fo:text-align="justify"/>
    </style:style>
    <style:style style:name="T773" style:parent-style-name="Исходныйтекст" style:family="text">
      <style:text-properties style:font-name="Calibri" style:font-name-complex="Calibri" fo:font-size="14pt" style:font-size-asian="14pt" style:font-size-complex="14pt" fo:language="uk" fo:country="UA"/>
    </style:style>
    <style:style style:name="T774" style:parent-style-name="Вводпользователя" style:family="text">
      <style:text-properties style:font-name="Calibri" style:font-name-complex="Calibri" fo:font-size="14pt" style:font-size-asian="14pt" style:font-size-complex="14pt" fo:language="uk" fo:country="UA"/>
    </style:style>
    <style:style style:name="T775" style:parent-style-name="Исходныйтекст" style:family="text">
      <style:text-properties style:font-name="Calibri" style:font-name-complex="Calibri" fo:font-size="14pt" style:font-size-asian="14pt" style:font-size-complex="14pt" fo:language="uk" fo:country="UA"/>
    </style:style>
    <style:style style:name="P776" style:parent-style-name="Текствзаданномформате" style:family="paragraph">
      <style:paragraph-properties fo:text-align="justify"/>
    </style:style>
    <style:style style:name="T777" style:parent-style-name="Исходныйтекст" style:family="text">
      <style:text-properties style:font-name="Calibri" style:font-name-complex="Calibri" fo:font-size="14pt" style:font-size-asian="14pt" style:font-size-complex="14pt" fo:language="uk" fo:country="UA"/>
    </style:style>
    <style:style style:name="T77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779" style:parent-style-name="Исходныйтекст" style:family="text">
      <style:text-properties style:font-name="Calibri" style:font-name-complex="Calibri" fo:font-size="14pt" style:font-size-asian="14pt" style:font-size-complex="14pt" fo:language="uk" fo:country="UA"/>
    </style:style>
    <style:style style:name="P78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81" style:parent-style-name="Текствзаданномформате" style:family="paragraph">
      <style:paragraph-properties fo:text-align="justify"/>
    </style:style>
    <style:style style:name="T782" style:parent-style-name="Исходныйтекст" style:family="text">
      <style:text-properties style:font-name="Calibri" style:font-name-complex="Calibri" fo:font-size="14pt" style:font-size-asian="14pt" style:font-size-complex="14pt" fo:language="uk" fo:country="UA"/>
    </style:style>
    <style:style style:name="T78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784" style:parent-style-name="Текствзаданномформате" style:family="paragraph">
      <style:paragraph-properties fo:text-align="justify"/>
    </style:style>
    <style:style style:name="T785" style:parent-style-name="Исходныйтекст" style:family="text">
      <style:text-properties style:font-name="Calibri" style:font-name-complex="Calibri" fo:font-size="14pt" style:font-size-asian="14pt" style:font-size-complex="14pt" fo:language="uk" fo:country="UA"/>
    </style:style>
    <style:style style:name="T78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787" style:parent-style-name="Исходныйтекст" style:family="text">
      <style:text-properties style:font-name="Calibri" style:font-name-complex="Calibri" fo:font-size="14pt" style:font-size-asian="14pt" style:font-size-complex="14pt" fo:language="uk" fo:country="UA"/>
    </style:style>
    <style:style style:name="T78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789" style:parent-style-name="Исходныйтекст" style:family="text">
      <style:text-properties style:font-name="Calibri" style:font-name-complex="Calibri" fo:font-size="14pt" style:font-size-asian="14pt" style:font-size-complex="14pt" fo:language="uk" fo:country="UA"/>
    </style:style>
    <style:style style:name="T79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79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92" style:parent-style-name="Текствзаданномформате" style:family="paragraph">
      <style:paragraph-properties fo:text-align="justify"/>
    </style:style>
    <style:style style:name="T793" style:parent-style-name="Исходныйтекст" style:family="text">
      <style:text-properties style:font-name="Calibri" style:font-name-complex="Calibri" fo:font-size="14pt" style:font-size-asian="14pt" style:font-size-complex="14pt" fo:language="uk" fo:country="UA"/>
    </style:style>
    <style:style style:name="T79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795" style:parent-style-name="Текствзаданномформате" style:family="paragraph">
      <style:paragraph-properties fo:text-align="justify"/>
    </style:style>
    <style:style style:name="T796" style:parent-style-name="Исходныйтекст" style:family="text">
      <style:text-properties style:font-name="Calibri" style:font-name-complex="Calibri" fo:font-size="14pt" style:font-size-asian="14pt" style:font-size-complex="14pt" fo:language="uk" fo:country="UA"/>
    </style:style>
    <style:style style:name="P797" style:parent-style-name="Текствзаданномформате" style:family="paragraph">
      <style:paragraph-properties fo:text-align="justify"/>
    </style:style>
    <style:style style:name="T798" style:parent-style-name="Исходныйтекст" style:family="text">
      <style:text-properties style:font-name="Calibri" style:font-name-complex="Calibri" fo:font-size="14pt" style:font-size-asian="14pt" style:font-size-complex="14pt" fo:language="uk" fo:country="UA"/>
    </style:style>
    <style:style style:name="T79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80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801" style:parent-style-name="Текствзаданномформате" style:family="paragraph">
      <style:paragraph-properties fo:text-align="justify"/>
    </style:style>
    <style:style style:name="T802" style:parent-style-name="Исходныйтекст" style:family="text">
      <style:text-properties style:font-name="Calibri" style:font-name-complex="Calibri" fo:font-size="14pt" style:font-size-asian="14pt" style:font-size-complex="14pt" fo:language="uk" fo:country="UA"/>
    </style:style>
    <style:style style:name="T803" style:parent-style-name="Вводпользователя" style:family="text">
      <style:text-properties style:font-name="Calibri" style:font-name-complex="Calibri" fo:font-size="14pt" style:font-size-asian="14pt" style:font-size-complex="14pt" fo:language="uk" fo:country="UA"/>
    </style:style>
    <style:style style:name="T804" style:parent-style-name="Исходныйтекст" style:family="text">
      <style:text-properties style:font-name="Calibri" style:font-name-complex="Calibri" fo:font-size="14pt" style:font-size-asian="14pt" style:font-size-complex="14pt" fo:language="uk" fo:country="UA"/>
    </style:style>
    <style:style style:name="P805" style:parent-style-name="Текствзаданномформате" style:family="paragraph">
      <style:paragraph-properties fo:text-align="justify"/>
    </style:style>
    <style:style style:name="T806" style:parent-style-name="Исходныйтекст" style:family="text">
      <style:text-properties style:font-name="Calibri" style:font-name-complex="Calibri" fo:font-size="14pt" style:font-size-asian="14pt" style:font-size-complex="14pt" fo:language="uk" fo:country="UA"/>
    </style:style>
    <style:style style:name="T80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808" style:parent-style-name="Исходныйтекст" style:family="text">
      <style:text-properties style:font-name="Calibri" style:font-name-complex="Calibri" fo:font-size="14pt" style:font-size-asian="14pt" style:font-size-complex="14pt" fo:language="uk" fo:country="UA"/>
    </style:style>
    <style:style style:name="T80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810" style:parent-style-name="Исходныйтекст" style:family="text">
      <style:text-properties style:font-name="Calibri" style:font-name-complex="Calibri" fo:font-size="14pt" style:font-size-asian="14pt" style:font-size-complex="14pt" fo:language="uk" fo:country="UA"/>
    </style:style>
    <style:style style:name="P811" style:parent-style-name="Текствзаданномформате" style:family="paragraph">
      <style:paragraph-properties fo:text-align="justify"/>
    </style:style>
    <style:style style:name="T812" style:parent-style-name="Исходныйтекст" style:family="text">
      <style:text-properties style:font-name="Calibri" style:font-name-complex="Calibri" fo:font-size="14pt" style:font-size-asian="14pt" style:font-size-complex="14pt" fo:language="uk" fo:country="UA"/>
    </style:style>
    <style:style style:name="T813" style:parent-style-name="Вводпользователя" style:family="text">
      <style:text-properties style:font-name="Calibri" style:font-name-complex="Calibri" fo:font-size="14pt" style:font-size-asian="14pt" style:font-size-complex="14pt" fo:language="uk" fo:country="UA"/>
    </style:style>
    <style:style style:name="T814" style:parent-style-name="Исходныйтекст" style:family="text">
      <style:text-properties style:font-name="Calibri" style:font-name-complex="Calibri" fo:font-size="14pt" style:font-size-asian="14pt" style:font-size-complex="14pt" fo:language="uk" fo:country="UA"/>
    </style:style>
    <style:style style:name="P815" style:parent-style-name="Текствзаданномформате" style:family="paragraph">
      <style:paragraph-properties fo:text-align="justify"/>
    </style:style>
    <style:style style:name="T816" style:parent-style-name="Исходныйтекст" style:family="text">
      <style:text-properties style:font-name="Calibri" style:font-name-complex="Calibri" fo:font-size="14pt" style:font-size-asian="14pt" style:font-size-complex="14pt" fo:language="uk" fo:country="UA"/>
    </style:style>
    <style:style style:name="T817" style:parent-style-name="Вводпользователя" style:family="text">
      <style:text-properties style:font-name="Calibri" style:font-name-complex="Calibri" fo:font-size="14pt" style:font-size-asian="14pt" style:font-size-complex="14pt" fo:language="uk" fo:country="UA"/>
    </style:style>
    <style:style style:name="T818" style:parent-style-name="Исходныйтекст" style:family="text">
      <style:text-properties style:font-name="Calibri" style:font-name-complex="Calibri" fo:font-size="14pt" style:font-size-asian="14pt" style:font-size-complex="14pt" fo:language="uk" fo:country="UA"/>
    </style:style>
    <style:style style:name="P819" style:parent-style-name="Текствзаданномформате" style:family="paragraph">
      <style:paragraph-properties fo:text-align="justify"/>
    </style:style>
    <style:style style:name="T820" style:parent-style-name="Исходныйтекст" style:family="text">
      <style:text-properties style:font-name="Calibri" style:font-name-complex="Calibri" fo:font-size="14pt" style:font-size-asian="14pt" style:font-size-complex="14pt" fo:language="uk" fo:country="UA"/>
    </style:style>
    <style:style style:name="P821" style:parent-style-name="Текствзаданномформате" style:family="paragraph">
      <style:paragraph-properties fo:text-align="justify"/>
    </style:style>
    <style:style style:name="P822" style:parent-style-name="Текствзаданномформате" style:family="paragraph">
      <style:paragraph-properties fo:text-align="justify"/>
    </style:style>
    <style:style style:name="T823"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824" style:parent-style-name="Текствзаданномформате" style:family="paragraph">
      <style:paragraph-properties fo:text-align="justify"/>
    </style:style>
    <style:style style:name="T825" style:parent-style-name="Исходныйтекст" style:family="text">
      <style:text-properties style:font-name="Times New Roman" style:font-name-complex="Times New Roman" fo:font-size="14pt" style:font-size-asian="14pt" style:font-size-complex="14pt" fo:language="uk" fo:country="UA"/>
    </style:style>
    <style:style style:name="P826" style:parent-style-name="Текствзаданномформате" style:family="paragraph">
      <style:paragraph-properties fo:text-align="justify"/>
    </style:style>
    <style:style style:name="T827" style:parent-style-name="Исходныйтекст" style:family="text">
      <style:text-properties style:font-name="Calibri" style:font-name-complex="Calibri" fo:font-size="14pt" style:font-size-asian="14pt" style:font-size-complex="14pt" fo:language="en" fo:country="US"/>
    </style:style>
    <style:style style:name="P828" style:parent-style-name="Текствзаданномформате" style:family="paragraph">
      <style:paragraph-properties fo:text-align="justify"/>
    </style:style>
    <style:style style:name="T829" style:parent-style-name="Исходныйтекст" style:family="text">
      <style:text-properties style:font-name="Calibri" style:font-name-complex="Calibri" fo:font-size="14pt" style:font-size-asian="14pt" style:font-size-complex="14pt" fo:language="en" fo:country="US"/>
    </style:style>
    <style:style style:name="P830" style:parent-style-name="Текствзаданномформате" style:family="paragraph">
      <style:paragraph-properties fo:text-align="justify"/>
    </style:style>
    <style:style style:name="T831" style:parent-style-name="Исходныйтекст" style:family="text">
      <style:text-properties style:font-name="Calibri" style:font-name-complex="Calibri" fo:font-size="14pt" style:font-size-asian="14pt" style:font-size-complex="14pt" fo:language="en" fo:country="US"/>
    </style:style>
    <style:style style:name="P832" style:parent-style-name="Текствзаданномформате" style:family="paragraph">
      <style:paragraph-properties fo:text-align="justify"/>
    </style:style>
    <style:style style:name="P833" style:parent-style-name="Текствзаданномформате" style:family="paragraph">
      <style:paragraph-properties fo:text-align="justify"/>
    </style:style>
    <style:style style:name="T834" style:parent-style-name="Исходныйтекст" style:family="text">
      <style:text-properties style:font-name="Calibri" style:font-name-complex="Calibri" fo:font-size="14pt" style:font-size-asian="14pt" style:font-size-complex="14pt" fo:language="en" fo:country="US"/>
    </style:style>
    <style:style style:name="T835" style:parent-style-name="Исходныйтекст" style:family="text">
      <style:text-properties style:font-name="Calibri" style:font-name-complex="Calibri" fo:font-size="14pt" style:font-size-asian="14pt" style:font-size-complex="14pt" fo:language="uk" fo:country="UA"/>
    </style:style>
    <style:style style:name="P836" style:parent-style-name="Текствзаданномформате" style:family="paragraph">
      <style:paragraph-properties fo:text-align="justify"/>
    </style:style>
    <style:style style:name="P837" style:parent-style-name="Текствзаданномформате" style:family="paragraph">
      <style:paragraph-properties fo:text-align="justify"/>
    </style:style>
    <style:style style:name="T838" style:parent-style-name="Исходныйтекст" style:family="text">
      <style:text-properties style:font-name="Calibri" style:font-name-complex="Calibri" fo:font-size="14pt" style:font-size-asian="14pt" style:font-size-complex="14pt" fo:language="en" fo:country="US"/>
    </style:style>
    <style:style style:name="T839" style:parent-style-name="Исходныйтекст" style:family="text">
      <style:text-properties style:font-name="Calibri" style:font-name-complex="Calibri" fo:font-size="14pt" style:font-size-asian="14pt" style:font-size-complex="14pt" fo:language="uk" fo:country="UA"/>
    </style:style>
    <style:style style:name="P840" style:parent-style-name="Текствзаданномформате" style:family="paragraph">
      <style:paragraph-properties fo:text-align="justify"/>
    </style:style>
    <style:style style:name="T841" style:parent-style-name="Исходныйтекст" style:family="text">
      <style:text-properties style:font-name="Calibri" style:font-name-complex="Calibri" fo:font-size="14pt" style:font-size-asian="14pt" style:font-size-complex="14pt" fo:language="en" fo:country="US"/>
    </style:style>
    <style:style style:name="P842" style:parent-style-name="Текствзаданномформате" style:family="paragraph">
      <style:paragraph-properties fo:text-align="justify"/>
    </style:style>
    <style:style style:name="T843" style:parent-style-name="Исходныйтекст" style:family="text">
      <style:text-properties style:font-name="Calibri" style:font-name-complex="Calibri" fo:font-size="14pt" style:font-size-asian="14pt" style:font-size-complex="14pt" fo:language="en" fo:country="US"/>
    </style:style>
    <style:style style:name="P844" style:parent-style-name="Текствзаданномформате" style:family="paragraph">
      <style:paragraph-properties fo:text-align="justify"/>
    </style:style>
    <style:style style:name="T845" style:parent-style-name="Исходныйтекст" style:family="text">
      <style:text-properties style:font-name="Calibri" style:font-name-complex="Calibri" fo:font-size="14pt" style:font-size-asian="14pt" style:font-size-complex="14pt" fo:language="en" fo:country="US"/>
    </style:style>
    <style:style style:name="P846" style:parent-style-name="Текствзаданномформате" style:family="paragraph">
      <style:paragraph-properties fo:text-align="justify"/>
    </style:style>
    <style:style style:name="T847" style:parent-style-name="Исходныйтекст" style:family="text">
      <style:text-properties style:font-name="Calibri" style:font-name-complex="Calibri" fo:font-size="14pt" style:font-size-asian="14pt" style:font-size-complex="14pt" fo:language="en" fo:country="US"/>
    </style:style>
    <style:style style:name="P848" style:parent-style-name="Текствзаданномформате" style:family="paragraph">
      <style:paragraph-properties fo:text-align="justify"/>
    </style:style>
    <style:style style:name="T849" style:parent-style-name="Исходныйтекст" style:family="text">
      <style:text-properties style:font-name="Calibri" style:font-name-complex="Calibri" fo:font-size="14pt" style:font-size-asian="14pt" style:font-size-complex="14pt" fo:language="en" fo:country="US"/>
    </style:style>
    <style:style style:name="P850" style:parent-style-name="Текствзаданномформате" style:family="paragraph">
      <style:paragraph-properties fo:text-align="justify"/>
    </style:style>
    <style:style style:name="T851" style:parent-style-name="Исходныйтекст" style:family="text">
      <style:text-properties style:font-name="Calibri" style:font-name-complex="Calibri" fo:font-size="14pt" style:font-size-asian="14pt" style:font-size-complex="14pt" fo:language="en" fo:country="US"/>
    </style:style>
    <style:style style:name="P852" style:parent-style-name="Текствзаданномформате" style:family="paragraph">
      <style:paragraph-properties fo:text-align="justify"/>
    </style:style>
    <style:style style:name="T853" style:parent-style-name="Исходныйтекст" style:family="text">
      <style:text-properties style:font-name="Calibri" style:font-name-complex="Calibri" fo:font-size="14pt" style:font-size-asian="14pt" style:font-size-complex="14pt" fo:language="en" fo:country="US"/>
    </style:style>
    <style:style style:name="P854" style:parent-style-name="Текствзаданномформате" style:family="paragraph">
      <style:paragraph-properties fo:text-align="justify"/>
    </style:style>
    <style:style style:name="T855" style:parent-style-name="Исходныйтекст" style:family="text">
      <style:text-properties style:font-name="Calibri" style:font-name-complex="Calibri" fo:font-size="14pt" style:font-size-asian="14pt" style:font-size-complex="14pt" fo:language="en" fo:country="US"/>
    </style:style>
    <style:style style:name="P856" style:parent-style-name="Текствзаданномформате" style:family="paragraph">
      <style:paragraph-properties fo:text-align="justify"/>
    </style:style>
    <style:style style:name="T857" style:parent-style-name="Исходныйтекст" style:family="text">
      <style:text-properties style:font-name="Calibri" style:font-name-complex="Calibri" fo:font-size="14pt" style:font-size-asian="14pt" style:font-size-complex="14pt" fo:language="en" fo:country="US"/>
    </style:style>
    <style:style style:name="P858" style:parent-style-name="Текствзаданномформате" style:family="paragraph">
      <style:paragraph-properties fo:text-align="justify"/>
    </style:style>
    <style:style style:name="P859" style:parent-style-name="Текствзаданномформате" style:family="paragraph">
      <style:paragraph-properties fo:text-align="justify"/>
    </style:style>
    <style:style style:name="T860" style:parent-style-name="Исходныйтекст" style:family="text">
      <style:text-properties style:font-name="Calibri" style:font-name-complex="Calibri" fo:font-size="14pt" style:font-size-asian="14pt" style:font-size-complex="14pt" fo:language="en" fo:country="US"/>
    </style:style>
    <style:style style:name="P861" style:parent-style-name="Текствзаданномформате" style:family="paragraph">
      <style:paragraph-properties fo:text-align="justify"/>
    </style:style>
    <style:style style:name="T862" style:parent-style-name="Исходныйтекст" style:family="text">
      <style:text-properties style:font-name="Calibri" style:font-name-complex="Calibri" fo:font-size="14pt" style:font-size-asian="14pt" style:font-size-complex="14pt" fo:language="en" fo:country="US"/>
    </style:style>
    <style:style style:name="P863" style:parent-style-name="Текствзаданномформате" style:family="paragraph">
      <style:paragraph-properties fo:text-align="justify"/>
    </style:style>
    <style:style style:name="P864" style:parent-style-name="Текствзаданномформате" style:family="paragraph">
      <style:paragraph-properties fo:text-align="justify"/>
    </style:style>
    <style:style style:name="T865" style:parent-style-name="Исходныйтекст" style:family="text">
      <style:text-properties style:font-name="Calibri" style:font-name-complex="Calibri" fo:font-size="14pt" style:font-size-asian="14pt" style:font-size-complex="14pt" fo:language="en" fo:country="US"/>
    </style:style>
    <style:style style:name="T866" style:parent-style-name="Исходныйтекст" style:family="text">
      <style:text-properties style:font-name="Calibri" style:font-name-complex="Calibri" fo:font-size="14pt" style:font-size-asian="14pt" style:font-size-complex="14pt" fo:language="uk" fo:country="UA"/>
    </style:style>
    <style:style style:name="P867" style:parent-style-name="Текствзаданномформате" style:family="paragraph">
      <style:paragraph-properties fo:text-align="justify"/>
    </style:style>
    <style:style style:name="T868" style:parent-style-name="Исходныйтекст" style:family="text">
      <style:text-properties style:font-name="Calibri" style:font-name-complex="Calibri" fo:font-size="14pt" style:font-size-asian="14pt" style:font-size-complex="14pt" fo:language="en" fo:country="US"/>
    </style:style>
    <style:style style:name="T869" style:parent-style-name="Исходныйтекст" style:family="text">
      <style:text-properties style:font-name="Calibri" style:font-name-complex="Calibri" fo:font-size="14pt" style:font-size-asian="14pt" style:font-size-complex="14pt" fo:language="uk" fo:country="UA"/>
    </style:style>
    <style:style style:name="T870" style:parent-style-name="Исходныйтекст" style:family="text">
      <style:text-properties style:font-name="Calibri" style:font-name-complex="Calibri" fo:font-size="14pt" style:font-size-asian="14pt" style:font-size-complex="14pt" fo:language="en" fo:country="US"/>
    </style:style>
    <style:style style:name="P871" style:parent-style-name="Текствзаданномформате" style:family="paragraph">
      <style:paragraph-properties fo:text-align="justify"/>
    </style:style>
    <style:style style:name="T872" style:parent-style-name="Исходныйтекст" style:family="text">
      <style:text-properties style:font-name="Calibri" style:font-name-complex="Calibri" fo:font-size="14pt" style:font-size-asian="14pt" style:font-size-complex="14pt" fo:language="en" fo:country="US"/>
    </style:style>
    <style:style style:name="T873" style:parent-style-name="Исходныйтекст" style:family="text">
      <style:text-properties style:font-name="Calibri" style:font-name-complex="Calibri" fo:font-size="14pt" style:font-size-asian="14pt" style:font-size-complex="14pt" fo:language="uk" fo:country="UA"/>
    </style:style>
    <style:style style:name="T874" style:parent-style-name="Исходныйтекст" style:family="text">
      <style:text-properties style:font-name="Calibri" style:font-name-complex="Calibri" fo:font-size="14pt" style:font-size-asian="14pt" style:font-size-complex="14pt" fo:language="en" fo:country="US"/>
    </style:style>
    <style:style style:name="P875" style:parent-style-name="Текствзаданномформате" style:family="paragraph">
      <style:paragraph-properties fo:text-align="justify"/>
    </style:style>
    <style:style style:name="P876" style:parent-style-name="Текствзаданномформате" style:family="paragraph">
      <style:paragraph-properties fo:text-align="justify"/>
    </style:style>
    <style:style style:name="T877" style:parent-style-name="Исходныйтекст" style:family="text">
      <style:text-properties style:font-name="Calibri" style:font-name-complex="Calibri" fo:font-size="14pt" style:font-size-asian="14pt" style:font-size-complex="14pt" fo:language="en" fo:country="US"/>
    </style:style>
    <style:style style:name="P878" style:parent-style-name="Текствзаданномформате" style:family="paragraph">
      <style:paragraph-properties fo:text-align="justify"/>
    </style:style>
    <style:style style:name="T879" style:parent-style-name="Исходныйтекст" style:family="text">
      <style:text-properties style:font-name="Calibri" style:font-name-complex="Calibri" fo:font-size="14pt" style:font-size-asian="14pt" style:font-size-complex="14pt" fo:language="en" fo:country="US"/>
    </style:style>
    <style:style style:name="P880" style:parent-style-name="Текствзаданномформате" style:family="paragraph">
      <style:paragraph-properties fo:text-align="justify"/>
    </style:style>
    <style:style style:name="T881" style:parent-style-name="Исходныйтекст" style:family="text">
      <style:text-properties style:font-name="Calibri" style:font-name-complex="Calibri" fo:font-size="14pt" style:font-size-asian="14pt" style:font-size-complex="14pt" fo:language="en" fo:country="US"/>
    </style:style>
    <style:style style:name="P882" style:parent-style-name="Текствзаданномформате" style:family="paragraph">
      <style:paragraph-properties fo:text-align="justify"/>
    </style:style>
    <style:style style:name="T883" style:parent-style-name="Исходныйтекст" style:family="text">
      <style:text-properties style:font-name="Calibri" style:font-name-complex="Calibri" fo:font-size="14pt" style:font-size-asian="14pt" style:font-size-complex="14pt" fo:language="en" fo:country="US"/>
    </style:style>
    <style:style style:name="P884" style:parent-style-name="Текствзаданномформате" style:family="paragraph">
      <style:paragraph-properties fo:text-align="justify"/>
    </style:style>
    <style:style style:name="P885" style:parent-style-name="Текствзаданномформате" style:family="paragraph">
      <style:paragraph-properties fo:text-align="justify"/>
    </style:style>
    <style:style style:name="T886" style:parent-style-name="Исходныйтекст" style:family="text">
      <style:text-properties style:font-name="Calibri" style:font-name-complex="Calibri" fo:font-size="14pt" style:font-size-asian="14pt" style:font-size-complex="14pt" fo:language="en" fo:country="US"/>
    </style:style>
    <style:style style:name="T887" style:parent-style-name="Исходныйтекст" style:family="text">
      <style:text-properties style:font-name="Calibri" style:font-name-complex="Calibri" fo:font-size="14pt" style:font-size-asian="14pt" style:font-size-complex="14pt" fo:language="uk" fo:country="UA"/>
    </style:style>
    <style:style style:name="P888" style:parent-style-name="Текствзаданномформате" style:family="paragraph">
      <style:paragraph-properties fo:text-align="justify"/>
    </style:style>
    <style:style style:name="T889" style:parent-style-name="Исходныйтекст" style:family="text">
      <style:text-properties style:font-name="Calibri" style:font-name-complex="Calibri" fo:font-size="14pt" style:font-size-asian="14pt" style:font-size-complex="14pt" fo:language="en" fo:country="US"/>
    </style:style>
    <style:style style:name="P890" style:parent-style-name="Текствзаданномформате" style:family="paragraph">
      <style:paragraph-properties fo:text-align="justify"/>
    </style:style>
    <style:style style:name="T891" style:parent-style-name="Исходныйтекст" style:family="text">
      <style:text-properties style:font-name="Calibri" style:font-name-complex="Calibri" fo:font-size="14pt" style:font-size-asian="14pt" style:font-size-complex="14pt" fo:language="en" fo:country="US"/>
    </style:style>
    <style:style style:name="P892" style:parent-style-name="Текствзаданномформате" style:family="paragraph">
      <style:paragraph-properties fo:text-align="justify"/>
    </style:style>
    <style:style style:name="P893" style:parent-style-name="Текствзаданномформате" style:family="paragraph">
      <style:paragraph-properties fo:text-align="justify"/>
    </style:style>
    <style:style style:name="T894" style:parent-style-name="Исходныйтекст" style:family="text">
      <style:text-properties style:font-name="Calibri" style:font-name-complex="Calibri" fo:font-size="14pt" style:font-size-asian="14pt" style:font-size-complex="14pt" fo:language="en" fo:country="US"/>
    </style:style>
    <style:style style:name="P895" style:parent-style-name="Текствзаданномформате" style:family="paragraph">
      <style:paragraph-properties fo:text-align="justify"/>
    </style:style>
    <style:style style:name="T896" style:parent-style-name="Исходныйтекст" style:family="text">
      <style:text-properties style:font-name="Calibri" style:font-name-complex="Calibri" fo:font-size="14pt" style:font-size-asian="14pt" style:font-size-complex="14pt" fo:language="en" fo:country="US"/>
    </style:style>
    <style:style style:name="P897" style:parent-style-name="Текствзаданномформате" style:family="paragraph">
      <style:paragraph-properties fo:text-align="justify"/>
    </style:style>
    <style:style style:name="T898" style:parent-style-name="Исходныйтекст" style:family="text">
      <style:text-properties style:font-name="Calibri" style:font-name-complex="Calibri" fo:font-size="14pt" style:font-size-asian="14pt" style:font-size-complex="14pt" fo:language="en" fo:country="US"/>
    </style:style>
    <style:style style:name="P899" style:parent-style-name="Текствзаданномформате" style:family="paragraph">
      <style:paragraph-properties fo:text-align="justify"/>
    </style:style>
    <style:style style:name="T900" style:parent-style-name="Исходныйтекст" style:family="text">
      <style:text-properties style:font-name="Calibri" style:font-name-complex="Calibri" fo:font-size="14pt" style:font-size-asian="14pt" style:font-size-complex="14pt" fo:language="en" fo:country="US"/>
    </style:style>
    <style:style style:name="P901" style:parent-style-name="Текствзаданномформате" style:family="paragraph">
      <style:paragraph-properties fo:text-align="justify"/>
    </style:style>
    <style:style style:name="T902" style:parent-style-name="Исходныйтекст" style:family="text">
      <style:text-properties style:font-name="Calibri" style:font-name-complex="Calibri" fo:font-size="14pt" style:font-size-asian="14pt" style:font-size-complex="14pt" fo:language="en" fo:country="US"/>
    </style:style>
    <style:style style:name="P903" style:parent-style-name="Текствзаданномформате" style:family="paragraph">
      <style:paragraph-properties fo:text-align="justify"/>
    </style:style>
    <style:style style:name="P904" style:parent-style-name="Текствзаданномформате" style:family="paragraph">
      <style:paragraph-properties fo:text-align="justify"/>
    </style:style>
    <style:style style:name="T905" style:parent-style-name="Исходныйтекст" style:family="text">
      <style:text-properties style:font-name="Calibri" style:font-name-complex="Calibri" fo:font-size="14pt" style:font-size-asian="14pt" style:font-size-complex="14pt" fo:language="en" fo:country="US"/>
    </style:style>
    <style:style style:name="P906" style:parent-style-name="Текствзаданномформате" style:family="paragraph">
      <style:paragraph-properties fo:text-align="justify"/>
    </style:style>
    <style:style style:name="T907" style:parent-style-name="Исходныйтекст" style:family="text">
      <style:text-properties style:font-name="Calibri" style:font-name-complex="Calibri" fo:font-size="14pt" style:font-size-asian="14pt" style:font-size-complex="14pt" fo:language="en" fo:country="US"/>
    </style:style>
    <style:style style:name="P908" style:parent-style-name="Текствзаданномформате" style:family="paragraph">
      <style:paragraph-properties fo:text-align="justify"/>
    </style:style>
    <style:style style:name="P909" style:parent-style-name="Текствзаданномформате" style:family="paragraph">
      <style:paragraph-properties fo:text-align="justify"/>
    </style:style>
    <style:style style:name="T910" style:parent-style-name="Исходныйтекст" style:family="text">
      <style:text-properties style:font-name="Calibri" style:font-name-complex="Calibri" fo:font-size="14pt" style:font-size-asian="14pt" style:font-size-complex="14pt" fo:language="en" fo:country="US"/>
    </style:style>
    <style:style style:name="P911" style:parent-style-name="Текствзаданномформате" style:family="paragraph">
      <style:paragraph-properties fo:text-align="justify"/>
    </style:style>
    <style:style style:name="T912" style:parent-style-name="Исходныйтекст" style:family="text">
      <style:text-properties style:font-name="Calibri" style:font-name-complex="Calibri" fo:font-size="14pt" style:font-size-asian="14pt" style:font-size-complex="14pt" fo:language="en" fo:country="US"/>
    </style:style>
    <style:style style:name="P913" style:parent-style-name="Текствзаданномформате" style:family="paragraph">
      <style:paragraph-properties fo:text-align="justify"/>
    </style:style>
    <style:style style:name="T914" style:parent-style-name="Исходныйтекст" style:family="text">
      <style:text-properties style:font-name="Calibri" style:font-name-complex="Calibri" fo:font-size="14pt" style:font-size-asian="14pt" style:font-size-complex="14pt" fo:language="en" fo:country="US"/>
    </style:style>
    <style:style style:name="P915" style:parent-style-name="Текствзаданномформате" style:family="paragraph">
      <style:paragraph-properties fo:text-align="justify"/>
    </style:style>
    <style:style style:name="T916" style:parent-style-name="Исходныйтекст" style:family="text">
      <style:text-properties style:font-name="Calibri" style:font-name-complex="Calibri" fo:font-size="14pt" style:font-size-asian="14pt" style:font-size-complex="14pt" fo:language="en" fo:country="US"/>
    </style:style>
    <style:style style:name="P917" style:parent-style-name="Текствзаданномформате" style:family="paragraph">
      <style:paragraph-properties fo:text-align="justify"/>
    </style:style>
    <style:style style:name="T918" style:parent-style-name="Исходныйтекст" style:family="text">
      <style:text-properties style:font-name="Calibri" style:font-name-complex="Calibri" fo:font-size="14pt" style:font-size-asian="14pt" style:font-size-complex="14pt" fo:language="en" fo:country="US"/>
    </style:style>
    <style:style style:name="P919" style:parent-style-name="Текствзаданномформате" style:family="paragraph">
      <style:paragraph-properties fo:text-align="justify"/>
    </style:style>
    <style:style style:name="T920" style:parent-style-name="Исходныйтекст" style:family="text">
      <style:text-properties style:font-name="Calibri" style:font-name-complex="Calibri" fo:font-size="14pt" style:font-size-asian="14pt" style:font-size-complex="14pt" fo:language="en" fo:country="US"/>
    </style:style>
    <style:style style:name="T921" style:parent-style-name="Исходныйтекст" style:family="text">
      <style:text-properties style:font-name="Calibri" style:font-name-complex="Calibri" fo:font-size="14pt" style:font-size-asian="14pt" style:font-size-complex="14pt" fo:language="en" fo:country="US"/>
    </style:style>
    <style:style style:name="P922" style:parent-style-name="Текствзаданномформате" style:family="paragraph">
      <style:paragraph-properties fo:text-align="justify"/>
    </style:style>
    <style:style style:name="P923" style:parent-style-name="Текствзаданномформате" style:family="paragraph">
      <style:paragraph-properties fo:text-align="justify"/>
    </style:style>
    <style:style style:name="T924"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925" style:parent-style-name="Текствзаданномформате" style:family="paragraph">
      <style:paragraph-properties fo:text-align="justify"/>
    </style:style>
    <style:style style:name="T926" style:parent-style-name="Исходныйтекст" style:family="text">
      <style:text-properties style:font-name="Times New Roman" style:font-name-complex="Times New Roman" fo:font-size="14pt" style:font-size-asian="14pt" style:font-size-complex="14pt" fo:language="uk" fo:country="UA"/>
    </style:style>
    <style:style style:name="P927" style:parent-style-name="Текствзаданномформате" style:family="paragraph">
      <style:paragraph-properties fo:text-align="justify"/>
    </style:style>
    <style:style style:name="P928" style:parent-style-name="Заголовок4" style:family="paragraph">
      <style:paragraph-properties fo:margin-top="0in" fo:margin-bottom="0in" fo:margin-left="0in" fo:text-indent="0in">
        <style:tab-stops/>
      </style:paragraph-properties>
    </style:style>
    <style:style style:name="T929" style:parent-style-name="Шрифтабзацузазамовчуванням" style:family="text">
      <style:text-properties style:font-name="Times New Roman" style:font-name-complex="Times New Roman" fo:font-size="14pt" style:font-size-asian="14pt" style:font-size-complex="14pt"/>
    </style:style>
    <style:style style:name="T93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931" style:parent-style-name="Шрифтабзацузазамовчуванням" style:family="text">
      <style:text-properties style:font-name="Times New Roman" style:font-name-complex="Times New Roman" fo:font-size="14pt" style:font-size-asian="14pt" style:font-size-complex="14pt"/>
    </style:style>
    <style:style style:name="P932" style:parent-style-name="Основнийтекст" style:family="paragraph">
      <style:paragraph-properties fo:text-align="justify" fo:margin-bottom="0in" fo:line-height="100%"/>
    </style:style>
    <style:style style:name="T933" style:parent-style-name="Исходныйтекст" style:family="text">
      <style:text-properties style:font-name="Times New Roman" style:font-name-complex="Times New Roman" fo:font-size="14pt" style:font-size-asian="14pt" style:font-size-complex="14pt" fo:language="uk" fo:country="UA"/>
    </style:style>
    <style:style style:name="P934" style:parent-style-name="Заголовок4" style:family="paragraph">
      <style:paragraph-properties fo:margin-top="0in" fo:margin-bottom="0in" fo:margin-left="0in" fo:text-indent="0in">
        <style:tab-stops/>
      </style:paragraph-properties>
      <style:text-properties style:font-name="Times New Roman" style:font-name-complex="Times New Roman" fo:font-size="14pt" style:font-size-asian="14pt" style:font-size-complex="14pt"/>
    </style:style>
    <style:style style:name="P935" style:parent-style-name="Заголовок4" style:family="paragraph">
      <style:paragraph-properties fo:margin-top="0in" fo:margin-bottom="0in" fo:margin-left="0in" fo:text-indent="0in">
        <style:tab-stops/>
      </style:paragraph-properties>
    </style:style>
    <style:style style:name="T936" style:parent-style-name="Шрифтабзацузазамовчуванням" style:family="text">
      <style:text-properties style:font-name="Times New Roman" style:font-name-complex="Times New Roman" fo:font-size="14pt" style:font-size-asian="14pt" style:font-size-complex="14pt"/>
    </style:style>
    <style:style style:name="T93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938" style:parent-style-name="Шрифтабзацузазамовчуванням" style:family="text">
      <style:text-properties style:font-name="Times New Roman" style:font-name-complex="Times New Roman" fo:font-size="14pt" style:font-size-asian="14pt" style:font-size-complex="14pt"/>
    </style:style>
    <style:style style:name="P939" style:parent-style-name="Основнийтекст" style:family="paragraph">
      <style:paragraph-properties fo:text-align="justify" fo:margin-bottom="0in" fo:line-height="100%"/>
    </style:style>
    <style:style style:name="T940" style:parent-style-name="Исходныйтекст" style:family="text">
      <style:text-properties style:font-name="Times New Roman" style:font-name-complex="Times New Roman" fo:font-size="14pt" style:font-size-asian="14pt" style:font-size-complex="14pt" fo:language="uk" fo:country="UA"/>
    </style:style>
    <style:style style:name="P941" style:parent-style-name="Текствзаданномформате" style:family="paragraph">
      <style:paragraph-properties fo:text-align="justify"/>
    </style:style>
    <style:style style:name="T94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943" style:parent-style-name="Текствзаданномформате" style:family="paragraph">
      <style:paragraph-properties fo:text-align="justify"/>
    </style:style>
    <style:style style:name="T944" style:parent-style-name="Определение" style:family="text">
      <style:text-properties style:font-name="Calibri" style:font-name-complex="Calibri" fo:font-size="14pt" style:font-size-asian="14pt" style:font-size-complex="14pt" fo:language="uk" fo:country="UA"/>
    </style:style>
    <style:style style:name="T94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946" style:parent-style-name="Текствзаданномформате" style:family="paragraph">
      <style:paragraph-properties fo:text-align="justify"/>
    </style:style>
    <style:style style:name="T947" style:parent-style-name="Определение" style:family="text">
      <style:text-properties style:font-name="Calibri" style:font-name-complex="Calibri" fo:font-size="14pt" style:font-size-asian="14pt" style:font-size-complex="14pt" fo:language="uk" fo:country="UA"/>
    </style:style>
    <style:style style:name="T94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949" style:parent-style-name="Текствзаданномформате" style:family="paragraph">
      <style:paragraph-properties fo:text-align="justify"/>
    </style:style>
    <style:style style:name="T950" style:parent-style-name="Определение" style:family="text">
      <style:text-properties style:font-name="Calibri" style:font-name-complex="Calibri" fo:font-size="14pt" style:font-size-asian="14pt" style:font-size-complex="14pt" fo:language="uk" fo:country="UA"/>
    </style:style>
    <style:style style:name="T95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952" style:parent-style-name="Текствзаданномформате" style:family="paragraph">
      <style:paragraph-properties fo:text-align="justify"/>
    </style:style>
    <style:style style:name="T953" style:parent-style-name="Определение" style:family="text">
      <style:text-properties style:font-name="Calibri" style:font-name-complex="Calibri" fo:font-size="14pt" style:font-size-asian="14pt" style:font-size-complex="14pt" fo:language="uk" fo:country="UA"/>
    </style:style>
    <style:style style:name="T95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95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956" style:parent-style-name="Текствзаданномформате" style:family="paragraph">
      <style:paragraph-properties fo:text-align="justify"/>
    </style:style>
    <style:style style:name="T95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958" style:parent-style-name="Исходныйтекст" style:family="text">
      <style:text-properties style:font-name="Calibri" style:font-name-complex="Calibri" fo:font-size="14pt" style:font-size-asian="14pt" style:font-size-complex="14pt" fo:language="uk" fo:country="UA"/>
    </style:style>
    <style:style style:name="T95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960" style:parent-style-name="Исходныйтекст" style:family="text">
      <style:text-properties style:font-name="Calibri" style:font-name-complex="Calibri" fo:font-size="14pt" style:font-size-asian="14pt" style:font-size-complex="14pt" fo:language="uk" fo:country="UA"/>
    </style:style>
    <style:style style:name="T96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962" style:parent-style-name="Исходныйтекст" style:family="text">
      <style:text-properties style:font-name="Calibri" style:font-name-complex="Calibri" fo:font-size="14pt" style:font-size-asian="14pt" style:font-size-complex="14pt" fo:language="uk" fo:country="UA"/>
    </style:style>
    <style:style style:name="P96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964" style:parent-style-name="Текствзаданномформате" style:family="paragraph">
      <style:paragraph-properties fo:text-align="justify"/>
    </style:style>
    <style:style style:name="T96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966" style:parent-style-name="Исходныйтекст" style:family="text">
      <style:text-properties style:font-name="Calibri" style:font-name-complex="Calibri" fo:font-size="14pt" style:font-size-asian="14pt" style:font-size-complex="14pt" fo:language="uk" fo:country="UA"/>
    </style:style>
    <style:style style:name="P967" style:parent-style-name="Текствзаданномформате" style:family="paragraph">
      <style:paragraph-properties fo:text-align="justify"/>
    </style:style>
    <style:style style:name="T968" style:parent-style-name="Исходныйтекст" style:family="text">
      <style:text-properties style:font-name="Calibri" style:font-name-complex="Calibri" fo:font-size="14pt" style:font-size-asian="14pt" style:font-size-complex="14pt" fo:language="uk" fo:country="UA"/>
    </style:style>
    <style:style style:name="T96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970" style:parent-style-name="Исходныйтекст" style:family="text">
      <style:text-properties style:font-name="Calibri" style:font-name-complex="Calibri" fo:font-size="14pt" style:font-size-asian="14pt" style:font-size-complex="14pt" fo:language="uk" fo:country="UA"/>
    </style:style>
    <style:style style:name="P971" style:parent-style-name="Текствзаданномформате" style:family="paragraph">
      <style:paragraph-properties fo:text-align="justify"/>
    </style:style>
    <style:style style:name="T972" style:parent-style-name="Исходныйтекст" style:family="text">
      <style:text-properties style:font-name="Calibri" style:font-name-complex="Calibri" fo:font-size="14pt" style:font-size-asian="14pt" style:font-size-complex="14pt" fo:language="uk" fo:country="UA"/>
    </style:style>
    <style:style style:name="T97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974" style:parent-style-name="Исходныйтекст" style:family="text">
      <style:text-properties style:font-name="Calibri" style:font-name-complex="Calibri" fo:font-size="14pt" style:font-size-asian="14pt" style:font-size-complex="14pt" fo:language="uk" fo:country="UA"/>
    </style:style>
    <style:style style:name="P97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976" style:parent-style-name="Текствзаданномформате" style:family="paragraph">
      <style:paragraph-properties fo:text-align="justify"/>
    </style:style>
    <style:style style:name="T977" style:parent-style-name="Исходныйтекст" style:family="text">
      <style:text-properties style:font-name="Calibri" style:font-name-complex="Calibri" fo:font-size="14pt" style:font-size-asian="14pt" style:font-size-complex="14pt" fo:language="uk" fo:country="UA"/>
    </style:style>
    <style:style style:name="T97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979" style:parent-style-name="Текствзаданномформате" style:family="paragraph">
      <style:paragraph-properties fo:text-align="justify"/>
    </style:style>
    <style:style style:name="T980" style:parent-style-name="Исходныйтекст" style:family="text">
      <style:text-properties style:font-name="Calibri" style:font-name-complex="Calibri" fo:font-size="14pt" style:font-size-asian="14pt" style:font-size-complex="14pt" fo:language="uk" fo:country="UA"/>
    </style:style>
    <style:style style:name="T98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982" style:parent-style-name="Исходныйтекст" style:family="text">
      <style:text-properties style:font-name="Calibri" style:font-name-complex="Calibri" fo:font-size="14pt" style:font-size-asian="14pt" style:font-size-complex="14pt" fo:language="uk" fo:country="UA"/>
    </style:style>
    <style:style style:name="T98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984" style:parent-style-name="Исходныйтекст" style:family="text">
      <style:text-properties style:font-name="Calibri" style:font-name-complex="Calibri" fo:font-size="14pt" style:font-size-asian="14pt" style:font-size-complex="14pt" fo:language="uk" fo:country="UA"/>
    </style:style>
    <style:style style:name="P985" style:parent-style-name="Текствзаданномформате" style:family="paragraph">
      <style:paragraph-properties fo:text-align="justify"/>
    </style:style>
    <style:style style:name="T986" style:parent-style-name="Исходныйтекст" style:family="text">
      <style:text-properties style:font-name="Calibri" style:font-name-complex="Calibri" fo:font-size="14pt" style:font-size-asian="14pt" style:font-size-complex="14pt" fo:language="uk" fo:country="UA"/>
    </style:style>
    <style:style style:name="T98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98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989" style:parent-style-name="Текствзаданномформате" style:family="paragraph">
      <style:paragraph-properties fo:text-align="justify"/>
    </style:style>
    <style:style style:name="T990" style:parent-style-name="Исходныйтекст" style:family="text">
      <style:text-properties style:font-name="Calibri" style:font-name-complex="Calibri" fo:font-size="14pt" style:font-size-asian="14pt" style:font-size-complex="14pt" fo:language="uk" fo:country="UA"/>
    </style:style>
    <style:style style:name="T99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99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993" style:parent-style-name="Текствзаданномформате" style:family="paragraph">
      <style:paragraph-properties fo:text-align="justify"/>
    </style:style>
    <style:style style:name="T994" style:parent-style-name="Исходныйтекст" style:family="text">
      <style:text-properties style:font-name="Calibri" style:font-name-complex="Calibri" fo:font-size="14pt" style:font-size-asian="14pt" style:font-size-complex="14pt" fo:language="uk" fo:country="UA"/>
    </style:style>
    <style:style style:name="P995" style:parent-style-name="Текствзаданномформате" style:family="paragraph">
      <style:paragraph-properties fo:text-align="justify"/>
    </style:style>
    <style:style style:name="T996" style:parent-style-name="Исходныйтекст" style:family="text">
      <style:text-properties style:font-name="Calibri" style:font-name-complex="Calibri" fo:font-size="14pt" style:font-size-asian="14pt" style:font-size-complex="14pt" fo:language="uk" fo:country="UA"/>
    </style:style>
    <style:style style:name="T99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99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999" style:parent-style-name="Текствзаданномформате" style:family="paragraph">
      <style:paragraph-properties fo:text-align="justify"/>
    </style:style>
    <style:style style:name="T1000" style:parent-style-name="Исходныйтекст" style:family="text">
      <style:text-properties style:font-name="Calibri" style:font-name-complex="Calibri" fo:font-size="14pt" style:font-size-asian="14pt" style:font-size-complex="14pt" fo:language="uk" fo:country="UA"/>
    </style:style>
    <style:style style:name="T100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002" style:parent-style-name="Текствзаданномформате" style:family="paragraph">
      <style:paragraph-properties fo:text-align="justify"/>
    </style:style>
    <style:style style:name="T1003" style:parent-style-name="Исходныйтекст" style:family="text">
      <style:text-properties style:font-name="Calibri" style:font-name-complex="Calibri" fo:font-size="14pt" style:font-size-asian="14pt" style:font-size-complex="14pt" fo:language="uk" fo:country="UA"/>
    </style:style>
    <style:style style:name="T100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005" style:parent-style-name="Исходныйтекст" style:family="text">
      <style:text-properties style:font-name="Calibri" style:font-name-complex="Calibri" fo:font-size="14pt" style:font-size-asian="14pt" style:font-size-complex="14pt" fo:language="uk" fo:country="UA"/>
    </style:style>
    <style:style style:name="P1006" style:parent-style-name="Текствзаданномформате" style:family="paragraph">
      <style:paragraph-properties fo:text-align="justify"/>
    </style:style>
    <style:style style:name="T1007" style:parent-style-name="Исходныйтекст" style:family="text">
      <style:text-properties style:font-name="Calibri" style:font-name-complex="Calibri" fo:font-size="14pt" style:font-size-asian="14pt" style:font-size-complex="14pt" fo:language="uk" fo:country="UA"/>
    </style:style>
    <style:style style:name="T100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00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010" style:parent-style-name="Текствзаданномформате" style:family="paragraph">
      <style:paragraph-properties fo:text-align="justify"/>
    </style:style>
    <style:style style:name="T1011" style:parent-style-name="Исходныйтекст" style:family="text">
      <style:text-properties style:font-name="Calibri" style:font-name-complex="Calibri" fo:font-size="14pt" style:font-size-asian="14pt" style:font-size-complex="14pt" fo:language="uk" fo:country="UA"/>
    </style:style>
    <style:style style:name="T1012" style:parent-style-name="Вводпользователя" style:family="text">
      <style:text-properties style:font-name="Calibri" style:font-name-complex="Calibri" fo:font-size="14pt" style:font-size-asian="14pt" style:font-size-complex="14pt" fo:language="uk" fo:country="UA"/>
    </style:style>
    <style:style style:name="T1013" style:parent-style-name="Исходныйтекст" style:family="text">
      <style:text-properties style:font-name="Calibri" style:font-name-complex="Calibri" fo:font-size="14pt" style:font-size-asian="14pt" style:font-size-complex="14pt" fo:language="uk" fo:country="UA"/>
    </style:style>
    <style:style style:name="P1014" style:parent-style-name="Текствзаданномформате" style:family="paragraph">
      <style:paragraph-properties fo:text-align="justify"/>
    </style:style>
    <style:style style:name="T1015" style:parent-style-name="Исходныйтекст" style:family="text">
      <style:text-properties style:font-name="Calibri" style:font-name-complex="Calibri" fo:font-size="14pt" style:font-size-asian="14pt" style:font-size-complex="14pt" fo:language="uk" fo:country="UA"/>
    </style:style>
    <style:style style:name="T101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017" style:parent-style-name="Исходныйтекст" style:family="text">
      <style:text-properties style:font-name="Calibri" style:font-name-complex="Calibri" fo:font-size="14pt" style:font-size-asian="14pt" style:font-size-complex="14pt" fo:language="uk" fo:country="UA"/>
    </style:style>
    <style:style style:name="T101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019" style:parent-style-name="Исходныйтекст" style:family="text">
      <style:text-properties style:font-name="Calibri" style:font-name-complex="Calibri" fo:font-size="14pt" style:font-size-asian="14pt" style:font-size-complex="14pt" fo:language="uk" fo:country="UA"/>
    </style:style>
    <style:style style:name="P1020" style:parent-style-name="Текствзаданномформате" style:family="paragraph">
      <style:paragraph-properties fo:text-align="justify"/>
    </style:style>
    <style:style style:name="T1021" style:parent-style-name="Исходныйтекст" style:family="text">
      <style:text-properties style:font-name="Calibri" style:font-name-complex="Calibri" fo:font-size="14pt" style:font-size-asian="14pt" style:font-size-complex="14pt" fo:language="uk" fo:country="UA"/>
    </style:style>
    <style:style style:name="T1022" style:parent-style-name="Вводпользователя" style:family="text">
      <style:text-properties style:font-name="Calibri" style:font-name-complex="Calibri" fo:font-size="14pt" style:font-size-asian="14pt" style:font-size-complex="14pt" fo:language="uk" fo:country="UA"/>
    </style:style>
    <style:style style:name="T1023" style:parent-style-name="Исходныйтекст" style:family="text">
      <style:text-properties style:font-name="Calibri" style:font-name-complex="Calibri" fo:font-size="14pt" style:font-size-asian="14pt" style:font-size-complex="14pt" fo:language="uk" fo:country="UA"/>
    </style:style>
    <style:style style:name="P1024" style:parent-style-name="Текствзаданномформате" style:family="paragraph">
      <style:paragraph-properties fo:text-align="justify"/>
    </style:style>
    <style:style style:name="T1025" style:parent-style-name="Исходныйтекст" style:family="text">
      <style:text-properties style:font-name="Calibri" style:font-name-complex="Calibri" fo:font-size="14pt" style:font-size-asian="14pt" style:font-size-complex="14pt" fo:language="uk" fo:country="UA"/>
    </style:style>
    <style:style style:name="T1026" style:parent-style-name="Вводпользователя" style:family="text">
      <style:text-properties style:font-name="Calibri" style:font-name-complex="Calibri" fo:font-size="14pt" style:font-size-asian="14pt" style:font-size-complex="14pt" fo:language="uk" fo:country="UA"/>
    </style:style>
    <style:style style:name="T1027" style:parent-style-name="Исходныйтекст" style:family="text">
      <style:text-properties style:font-name="Calibri" style:font-name-complex="Calibri" fo:font-size="14pt" style:font-size-asian="14pt" style:font-size-complex="14pt" fo:language="uk" fo:country="UA"/>
    </style:style>
    <style:style style:name="P1028" style:parent-style-name="Текствзаданномформате" style:family="paragraph">
      <style:paragraph-properties fo:text-align="justify"/>
    </style:style>
    <style:style style:name="T1029" style:parent-style-name="Исходныйтекст" style:family="text">
      <style:text-properties style:font-name="Calibri" style:font-name-complex="Calibri" fo:font-size="14pt" style:font-size-asian="14pt" style:font-size-complex="14pt" fo:language="uk" fo:country="UA"/>
    </style:style>
    <style:style style:name="P1030" style:parent-style-name="Текствзаданномформате" style:family="paragraph">
      <style:paragraph-properties fo:text-align="justify"/>
    </style:style>
    <style:style style:name="P1031" style:parent-style-name="Текствзаданномформате" style:family="paragraph">
      <style:paragraph-properties fo:text-align="justify"/>
    </style:style>
    <style:style style:name="P1032" style:parent-style-name="Заголовок4" style:family="paragraph">
      <style:paragraph-properties fo:margin-top="0in" fo:margin-bottom="0in" fo:margin-left="0in" fo:text-indent="0in">
        <style:tab-stops/>
      </style:paragraph-properties>
    </style:style>
    <style:style style:name="T1033" style:parent-style-name="Исходныйтекст" style:family="text">
      <style:text-properties style:font-name="Times New Roman" style:font-name-complex="Times New Roman" fo:font-size="14pt" style:font-size-asian="14pt" style:font-size-complex="14pt" fo:language="uk" fo:country="UA"/>
    </style:style>
    <style:style style:name="P103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035" style:parent-style-name="Текствзаданномформате" style:family="paragraph">
      <style:paragraph-properties fo:text-align="justify"/>
    </style:style>
    <style:style style:name="T1036" style:parent-style-name="Исходныйтекст" style:family="text">
      <style:text-properties style:font-name="Times New Roman" style:font-name-complex="Times New Roman" fo:font-size="14pt" style:font-size-asian="14pt" style:font-size-complex="14pt" fo:language="uk" fo:country="UA"/>
    </style:style>
    <style:style style:name="P1037" style:parent-style-name="Текствзаданномформате" style:family="paragraph">
      <style:paragraph-properties fo:text-align="justify"/>
    </style:style>
    <style:style style:name="T1038" style:parent-style-name="Исходныйтекст" style:family="text">
      <style:text-properties style:font-name="Calibri" style:font-name-complex="Calibri" fo:font-size="14pt" style:font-size-asian="14pt" style:font-size-complex="14pt" fo:language="uk" fo:country="UA"/>
    </style:style>
    <style:style style:name="T103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040" style:parent-style-name="Исходныйтекст" style:family="text">
      <style:text-properties style:font-name="Calibri" style:font-name-complex="Calibri" fo:font-size="14pt" style:font-size-asian="14pt" style:font-size-complex="14pt" fo:language="uk" fo:country="UA"/>
    </style:style>
    <style:style style:name="T104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04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043" style:parent-style-name="Текствзаданномформате" style:family="paragraph">
      <style:paragraph-properties fo:text-align="justify"/>
    </style:style>
    <style:style style:name="T1044" style:parent-style-name="Исходныйтекст" style:family="text">
      <style:text-properties style:font-name="Calibri" style:font-name-complex="Calibri" fo:font-size="14pt" style:font-size-asian="14pt" style:font-size-complex="14pt" fo:language="uk" fo:country="UA"/>
    </style:style>
    <style:style style:name="T104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046" style:parent-style-name="Текствзаданномформате" style:family="paragraph">
      <style:paragraph-properties fo:text-align="justify"/>
    </style:style>
    <style:style style:name="T1047" style:parent-style-name="Исходныйтекст" style:family="text">
      <style:text-properties style:font-name="Calibri" style:font-name-complex="Calibri" fo:font-size="14pt" style:font-size-asian="14pt" style:font-size-complex="14pt" fo:language="uk" fo:country="UA"/>
    </style:style>
    <style:style style:name="T104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04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050" style:parent-style-name="Текствзаданномформате" style:family="paragraph">
      <style:paragraph-properties fo:text-align="justify"/>
    </style:style>
    <style:style style:name="T1051" style:parent-style-name="Исходныйтекст" style:family="text">
      <style:text-properties style:font-name="Calibri" style:font-name-complex="Calibri" fo:font-size="14pt" style:font-size-asian="14pt" style:font-size-complex="14pt" fo:language="uk" fo:country="UA"/>
    </style:style>
    <style:style style:name="T1052" style:parent-style-name="Вводпользователя" style:family="text">
      <style:text-properties style:font-name="Calibri" style:font-name-complex="Calibri" fo:font-size="14pt" style:font-size-asian="14pt" style:font-size-complex="14pt" fo:language="uk" fo:country="UA"/>
    </style:style>
    <style:style style:name="T1053" style:parent-style-name="Исходныйтекст" style:family="text">
      <style:text-properties style:font-name="Calibri" style:font-name-complex="Calibri" fo:font-size="14pt" style:font-size-asian="14pt" style:font-size-complex="14pt" fo:language="uk" fo:country="UA"/>
    </style:style>
    <style:style style:name="P1054" style:parent-style-name="Текствзаданномформате" style:family="paragraph">
      <style:paragraph-properties fo:text-align="justify"/>
    </style:style>
    <style:style style:name="T1055" style:parent-style-name="Исходныйтекст" style:family="text">
      <style:text-properties style:font-name="Calibri" style:font-name-complex="Calibri" fo:font-size="14pt" style:font-size-asian="14pt" style:font-size-complex="14pt" fo:language="uk" fo:country="UA"/>
    </style:style>
    <style:style style:name="T105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057" style:parent-style-name="Исходныйтекст" style:family="text">
      <style:text-properties style:font-name="Calibri" style:font-name-complex="Calibri" fo:font-size="14pt" style:font-size-asian="14pt" style:font-size-complex="14pt" fo:language="uk" fo:country="UA"/>
    </style:style>
    <style:style style:name="T105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059" style:parent-style-name="Исходныйтекст" style:family="text">
      <style:text-properties style:font-name="Calibri" style:font-name-complex="Calibri" fo:font-size="14pt" style:font-size-asian="14pt" style:font-size-complex="14pt" fo:language="uk" fo:country="UA"/>
    </style:style>
    <style:style style:name="P1060" style:parent-style-name="Текствзаданномформате" style:family="paragraph">
      <style:paragraph-properties fo:text-align="justify"/>
    </style:style>
    <style:style style:name="T1061" style:parent-style-name="Исходныйтекст" style:family="text">
      <style:text-properties style:font-name="Calibri" style:font-name-complex="Calibri" fo:font-size="14pt" style:font-size-asian="14pt" style:font-size-complex="14pt" fo:language="uk" fo:country="UA"/>
    </style:style>
    <style:style style:name="T1062" style:parent-style-name="Вводпользователя" style:family="text">
      <style:text-properties style:font-name="Calibri" style:font-name-complex="Calibri" fo:font-size="14pt" style:font-size-asian="14pt" style:font-size-complex="14pt" fo:language="uk" fo:country="UA"/>
    </style:style>
    <style:style style:name="T1063" style:parent-style-name="Исходныйтекст" style:family="text">
      <style:text-properties style:font-name="Calibri" style:font-name-complex="Calibri" fo:font-size="14pt" style:font-size-asian="14pt" style:font-size-complex="14pt" fo:language="uk" fo:country="UA"/>
    </style:style>
    <style:style style:name="P1064" style:parent-style-name="Текствзаданномформате" style:family="paragraph">
      <style:paragraph-properties fo:text-align="justify"/>
    </style:style>
    <style:style style:name="T1065" style:parent-style-name="Исходныйтекст" style:family="text">
      <style:text-properties style:font-name="Calibri" style:font-name-complex="Calibri" fo:font-size="14pt" style:font-size-asian="14pt" style:font-size-complex="14pt" fo:language="uk" fo:country="UA"/>
    </style:style>
    <style:style style:name="T1066" style:parent-style-name="Вводпользователя" style:family="text">
      <style:text-properties style:font-name="Calibri" style:font-name-complex="Calibri" fo:font-size="14pt" style:font-size-asian="14pt" style:font-size-complex="14pt" fo:language="uk" fo:country="UA"/>
    </style:style>
    <style:style style:name="T1067" style:parent-style-name="Исходныйтекст" style:family="text">
      <style:text-properties style:font-name="Calibri" style:font-name-complex="Calibri" fo:font-size="14pt" style:font-size-asian="14pt" style:font-size-complex="14pt" fo:language="uk" fo:country="UA"/>
    </style:style>
    <style:style style:name="P1068" style:parent-style-name="Текствзаданномформате" style:family="paragraph">
      <style:paragraph-properties fo:text-align="justify"/>
    </style:style>
    <style:style style:name="P1069" style:parent-style-name="Текствзаданномформате" style:family="paragraph">
      <style:paragraph-properties fo:text-align="justify"/>
    </style:style>
    <style:style style:name="T1070" style:parent-style-name="Исходныйтекст" style:family="text">
      <style:text-properties style:font-name="Calibri" style:font-name-complex="Calibri" fo:font-size="14pt" style:font-size-asian="14pt" style:font-size-complex="14pt" fo:language="uk" fo:country="UA"/>
    </style:style>
    <style:style style:name="T107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072" style:parent-style-name="Текствзаданномформате" style:family="paragraph">
      <style:paragraph-properties fo:text-align="justify"/>
    </style:style>
    <style:style style:name="T1073" style:parent-style-name="Исходныйтекст" style:family="text">
      <style:text-properties style:font-name="Calibri" style:font-name-complex="Calibri" fo:font-size="14pt" style:font-size-asian="14pt" style:font-size-complex="14pt" fo:language="uk" fo:country="UA"/>
    </style:style>
    <style:style style:name="T107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07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076" style:parent-style-name="Текствзаданномформате" style:family="paragraph">
      <style:paragraph-properties fo:text-align="justify"/>
    </style:style>
    <style:style style:name="T1077" style:parent-style-name="Исходныйтекст" style:family="text">
      <style:text-properties style:font-name="Calibri" style:font-name-complex="Calibri" fo:font-size="14pt" style:font-size-asian="14pt" style:font-size-complex="14pt" fo:language="uk" fo:country="UA"/>
    </style:style>
    <style:style style:name="T1078" style:parent-style-name="Вводпользователя" style:family="text">
      <style:text-properties style:font-name="Calibri" style:font-name-complex="Calibri" fo:font-size="14pt" style:font-size-asian="14pt" style:font-size-complex="14pt" fo:language="uk" fo:country="UA"/>
    </style:style>
    <style:style style:name="T1079" style:parent-style-name="Исходныйтекст" style:family="text">
      <style:text-properties style:font-name="Calibri" style:font-name-complex="Calibri" fo:font-size="14pt" style:font-size-asian="14pt" style:font-size-complex="14pt" fo:language="uk" fo:country="UA"/>
    </style:style>
    <style:style style:name="P1080" style:parent-style-name="Текствзаданномформате" style:family="paragraph">
      <style:paragraph-properties fo:text-align="justify"/>
    </style:style>
    <style:style style:name="T1081" style:parent-style-name="Исходныйтекст" style:family="text">
      <style:text-properties style:font-name="Calibri" style:font-name-complex="Calibri" fo:font-size="14pt" style:font-size-asian="14pt" style:font-size-complex="14pt" fo:language="uk" fo:country="UA"/>
    </style:style>
    <style:style style:name="T108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083" style:parent-style-name="Исходныйтекст" style:family="text">
      <style:text-properties style:font-name="Calibri" style:font-name-complex="Calibri" fo:font-size="14pt" style:font-size-asian="14pt" style:font-size-complex="14pt" fo:language="uk" fo:country="UA"/>
    </style:style>
    <style:style style:name="T108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085" style:parent-style-name="Исходныйтекст" style:family="text">
      <style:text-properties style:font-name="Calibri" style:font-name-complex="Calibri" fo:font-size="14pt" style:font-size-asian="14pt" style:font-size-complex="14pt" fo:language="uk" fo:country="UA"/>
    </style:style>
    <style:style style:name="P1086" style:parent-style-name="Текствзаданномформате" style:family="paragraph">
      <style:paragraph-properties fo:text-align="justify"/>
    </style:style>
    <style:style style:name="T1087" style:parent-style-name="Исходныйтекст" style:family="text">
      <style:text-properties style:font-name="Calibri" style:font-name-complex="Calibri" fo:font-size="14pt" style:font-size-asian="14pt" style:font-size-complex="14pt" fo:language="uk" fo:country="UA"/>
    </style:style>
    <style:style style:name="T1088" style:parent-style-name="Вводпользователя" style:family="text">
      <style:text-properties style:font-name="Calibri" style:font-name-complex="Calibri" fo:font-size="14pt" style:font-size-asian="14pt" style:font-size-complex="14pt" fo:language="uk" fo:country="UA"/>
    </style:style>
    <style:style style:name="T1089" style:parent-style-name="Исходныйтекст" style:family="text">
      <style:text-properties style:font-name="Calibri" style:font-name-complex="Calibri" fo:font-size="14pt" style:font-size-asian="14pt" style:font-size-complex="14pt" fo:language="uk" fo:country="UA"/>
    </style:style>
    <style:style style:name="P1090" style:parent-style-name="Текствзаданномформате" style:family="paragraph">
      <style:paragraph-properties fo:text-align="justify"/>
    </style:style>
    <style:style style:name="T1091" style:parent-style-name="Исходныйтекст" style:family="text">
      <style:text-properties style:font-name="Calibri" style:font-name-complex="Calibri" fo:font-size="14pt" style:font-size-asian="14pt" style:font-size-complex="14pt" fo:language="uk" fo:country="UA"/>
    </style:style>
    <style:style style:name="T1092" style:parent-style-name="Вводпользователя" style:family="text">
      <style:text-properties style:font-name="Calibri" style:font-name-complex="Calibri" fo:font-size="14pt" style:font-size-asian="14pt" style:font-size-complex="14pt" fo:language="uk" fo:country="UA"/>
    </style:style>
    <style:style style:name="T1093" style:parent-style-name="Исходныйтекст" style:family="text">
      <style:text-properties style:font-name="Calibri" style:font-name-complex="Calibri" fo:font-size="14pt" style:font-size-asian="14pt" style:font-size-complex="14pt" fo:language="uk" fo:country="UA"/>
    </style:style>
    <style:style style:name="P1094" style:parent-style-name="Текствзаданномформате" style:family="paragraph">
      <style:paragraph-properties fo:text-align="justify"/>
    </style:style>
    <style:style style:name="P1095" style:parent-style-name="Текствзаданномформате" style:family="paragraph">
      <style:paragraph-properties fo:text-align="justify"/>
    </style:style>
    <style:style style:name="T1096" style:parent-style-name="Исходныйтекст" style:family="text">
      <style:text-properties style:font-name="Times New Roman" style:font-name-complex="Times New Roman" fo:font-size="14pt" style:font-size-asian="14pt" style:font-size-complex="14pt" fo:language="uk" fo:country="UA"/>
    </style:style>
    <style:style style:name="P1097" style:parent-style-name="Текствзаданномформате" style:family="paragraph">
      <style:paragraph-properties fo:text-align="justify"/>
    </style:style>
    <style:style style:name="T109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099" style:parent-style-name="Текствзаданномформате" style:family="paragraph">
      <style:paragraph-properties fo:text-align="justify"/>
    </style:style>
    <style:style style:name="T1100" style:parent-style-name="Определение" style:family="text">
      <style:text-properties style:font-name="Calibri" style:font-name-complex="Calibri" fo:font-size="14pt" style:font-size-asian="14pt" style:font-size-complex="14pt" fo:language="uk" fo:country="UA"/>
    </style:style>
    <style:style style:name="T110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102" style:parent-style-name="Текствзаданномформате" style:family="paragraph">
      <style:paragraph-properties fo:text-align="justify"/>
    </style:style>
    <style:style style:name="T1103" style:parent-style-name="Определение" style:family="text">
      <style:text-properties style:font-name="Calibri" style:font-name-complex="Calibri" fo:font-size="14pt" style:font-size-asian="14pt" style:font-size-complex="14pt" fo:language="uk" fo:country="UA"/>
    </style:style>
    <style:style style:name="T110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105" style:parent-style-name="Текствзаданномформате" style:family="paragraph">
      <style:paragraph-properties fo:text-align="justify"/>
    </style:style>
    <style:style style:name="T1106" style:parent-style-name="Определение" style:family="text">
      <style:text-properties style:font-name="Calibri" style:font-name-complex="Calibri" fo:font-size="14pt" style:font-size-asian="14pt" style:font-size-complex="14pt" fo:language="uk" fo:country="UA"/>
    </style:style>
    <style:style style:name="T110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108" style:parent-style-name="Текствзаданномформате" style:family="paragraph">
      <style:paragraph-properties fo:text-align="justify"/>
    </style:style>
    <style:style style:name="T1109" style:parent-style-name="Определение" style:family="text">
      <style:text-properties style:font-name="Calibri" style:font-name-complex="Calibri" fo:font-size="14pt" style:font-size-asian="14pt" style:font-size-complex="14pt" fo:language="uk" fo:country="UA"/>
    </style:style>
    <style:style style:name="T111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111" style:parent-style-name="Текствзаданномформате" style:family="paragraph">
      <style:paragraph-properties fo:text-align="justify"/>
    </style:style>
    <style:style style:name="T1112" style:parent-style-name="Определение" style:family="text">
      <style:text-properties style:font-name="Calibri" style:font-name-complex="Calibri" fo:font-size="14pt" style:font-size-asian="14pt" style:font-size-complex="14pt" fo:language="uk" fo:country="UA"/>
    </style:style>
    <style:style style:name="T111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11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115" style:parent-style-name="Текствзаданномформате" style:family="paragraph">
      <style:paragraph-properties fo:text-align="justify"/>
    </style:style>
    <style:style style:name="T111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117" style:parent-style-name="Текствзаданномформате" style:family="paragraph">
      <style:paragraph-properties fo:text-align="justify"/>
    </style:style>
    <style:style style:name="T111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19" style:parent-style-name="Исходныйтекст" style:family="text">
      <style:text-properties style:font-name="Calibri" style:font-name-complex="Calibri" fo:font-size="14pt" style:font-size-asian="14pt" style:font-size-complex="14pt" fo:language="uk" fo:country="UA"/>
    </style:style>
    <style:style style:name="T112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21" style:parent-style-name="Исходныйтекст" style:family="text">
      <style:text-properties style:font-name="Calibri" style:font-name-complex="Calibri" fo:font-size="14pt" style:font-size-asian="14pt" style:font-size-complex="14pt" fo:language="uk" fo:country="UA"/>
    </style:style>
    <style:style style:name="P112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123" style:parent-style-name="Текствзаданномформате" style:family="paragraph">
      <style:paragraph-properties fo:text-align="justify"/>
    </style:style>
    <style:style style:name="T112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125" style:parent-style-name="Текствзаданномформате" style:family="paragraph">
      <style:paragraph-properties fo:text-align="justify"/>
    </style:style>
    <style:style style:name="T112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27" style:parent-style-name="Исходныйтекст" style:family="text">
      <style:text-properties style:font-name="Calibri" style:font-name-complex="Calibri" fo:font-size="14pt" style:font-size-asian="14pt" style:font-size-complex="14pt" fo:language="uk" fo:country="UA"/>
    </style:style>
    <style:style style:name="P1128" style:parent-style-name="Текствзаданномформате" style:family="paragraph">
      <style:paragraph-properties fo:text-align="justify"/>
    </style:style>
    <style:style style:name="T1129" style:parent-style-name="Исходныйтекст" style:family="text">
      <style:text-properties style:font-name="Calibri" style:font-name-complex="Calibri" fo:font-size="14pt" style:font-size-asian="14pt" style:font-size-complex="14pt" fo:language="uk" fo:country="UA"/>
    </style:style>
    <style:style style:name="T113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31" style:parent-style-name="Исходныйтекст" style:family="text">
      <style:text-properties style:font-name="Calibri" style:font-name-complex="Calibri" fo:font-size="14pt" style:font-size-asian="14pt" style:font-size-complex="14pt" fo:language="uk" fo:country="UA"/>
    </style:style>
    <style:style style:name="P1132" style:parent-style-name="Текствзаданномформате" style:family="paragraph">
      <style:paragraph-properties fo:text-align="justify"/>
    </style:style>
    <style:style style:name="T1133" style:parent-style-name="Исходныйтекст" style:family="text">
      <style:text-properties style:font-name="Calibri" style:font-name-complex="Calibri" fo:font-size="14pt" style:font-size-asian="14pt" style:font-size-complex="14pt" fo:language="uk" fo:country="UA"/>
    </style:style>
    <style:style style:name="P1134" style:parent-style-name="Текствзаданномформате" style:family="paragraph">
      <style:paragraph-properties fo:text-align="justify"/>
    </style:style>
    <style:style style:name="T1135" style:parent-style-name="Исходныйтекст" style:family="text">
      <style:text-properties style:font-name="Calibri" style:font-name-complex="Calibri" fo:font-size="14pt" style:font-size-asian="14pt" style:font-size-complex="14pt" fo:language="uk" fo:country="UA"/>
    </style:style>
    <style:style style:name="T113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37" style:parent-style-name="Исходныйтекст" style:family="text">
      <style:text-properties style:font-name="Calibri" style:font-name-complex="Calibri" fo:font-size="14pt" style:font-size-asian="14pt" style:font-size-complex="14pt" fo:language="uk" fo:country="UA"/>
    </style:style>
    <style:style style:name="T113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39" style:parent-style-name="Исходныйтекст" style:family="text">
      <style:text-properties style:font-name="Calibri" style:font-name-complex="Calibri" fo:font-size="14pt" style:font-size-asian="14pt" style:font-size-complex="14pt" fo:language="uk" fo:country="UA"/>
    </style:style>
    <style:style style:name="T114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41" style:parent-style-name="Исходныйтекст" style:family="text">
      <style:text-properties style:font-name="Calibri" style:font-name-complex="Calibri" fo:font-size="14pt" style:font-size-asian="14pt" style:font-size-complex="14pt" fo:language="uk" fo:country="UA"/>
    </style:style>
    <style:style style:name="P1142" style:parent-style-name="Текствзаданномформате" style:family="paragraph">
      <style:paragraph-properties fo:text-align="justify"/>
    </style:style>
    <style:style style:name="T1143" style:parent-style-name="Исходныйтекст" style:family="text">
      <style:text-properties style:font-name="Calibri" style:font-name-complex="Calibri" fo:font-size="14pt" style:font-size-asian="14pt" style:font-size-complex="14pt" fo:language="uk" fo:country="UA"/>
    </style:style>
    <style:style style:name="P114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145" style:parent-style-name="Текствзаданномформате" style:family="paragraph">
      <style:paragraph-properties fo:text-align="justify"/>
    </style:style>
    <style:style style:name="T114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47" style:parent-style-name="Исходныйтекст" style:family="text">
      <style:text-properties style:font-name="Calibri" style:font-name-complex="Calibri" fo:font-size="14pt" style:font-size-asian="14pt" style:font-size-complex="14pt" fo:language="uk" fo:country="UA"/>
    </style:style>
    <style:style style:name="P1148" style:parent-style-name="Текствзаданномформате" style:family="paragraph">
      <style:paragraph-properties fo:text-align="justify"/>
    </style:style>
    <style:style style:name="T1149" style:parent-style-name="Исходныйтекст" style:family="text">
      <style:text-properties style:font-name="Calibri" style:font-name-complex="Calibri" fo:font-size="14pt" style:font-size-asian="14pt" style:font-size-complex="14pt" fo:language="uk" fo:country="UA"/>
    </style:style>
    <style:style style:name="T115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51" style:parent-style-name="Исходныйтекст" style:family="text">
      <style:text-properties style:font-name="Calibri" style:font-name-complex="Calibri" fo:font-size="14pt" style:font-size-asian="14pt" style:font-size-complex="14pt" fo:language="uk" fo:country="UA"/>
    </style:style>
    <style:style style:name="P115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153" style:parent-style-name="Текствзаданномформате" style:family="paragraph">
      <style:paragraph-properties fo:text-align="justify"/>
    </style:style>
    <style:style style:name="T1154" style:parent-style-name="Исходныйтекст" style:family="text">
      <style:text-properties style:font-name="Calibri" style:font-name-complex="Calibri" fo:font-size="14pt" style:font-size-asian="14pt" style:font-size-complex="14pt" fo:language="uk" fo:country="UA"/>
    </style:style>
    <style:style style:name="T115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56" style:parent-style-name="Исходныйтекст" style:family="text">
      <style:text-properties style:font-name="Calibri" style:font-name-complex="Calibri" fo:font-size="14pt" style:font-size-asian="14pt" style:font-size-complex="14pt" fo:language="uk" fo:country="UA"/>
    </style:style>
    <style:style style:name="P115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158" style:parent-style-name="Текствзаданномформате" style:family="paragraph">
      <style:paragraph-properties fo:text-align="justify"/>
    </style:style>
    <style:style style:name="T1159" style:parent-style-name="Исходныйтекст" style:family="text">
      <style:text-properties style:font-name="Calibri" style:font-name-complex="Calibri" fo:font-size="14pt" style:font-size-asian="14pt" style:font-size-complex="14pt" fo:language="uk" fo:country="UA"/>
    </style:style>
    <style:style style:name="P116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161" style:parent-style-name="Текствзаданномформате" style:family="paragraph">
      <style:paragraph-properties fo:text-align="justify"/>
    </style:style>
    <style:style style:name="T1162" style:parent-style-name="Исходныйтекст" style:family="text">
      <style:text-properties style:font-name="Calibri" style:font-name-complex="Calibri" fo:font-size="14pt" style:font-size-asian="14pt" style:font-size-complex="14pt" fo:language="uk" fo:country="UA"/>
    </style:style>
    <style:style style:name="T1163" style:parent-style-name="Вводпользователя" style:family="text">
      <style:text-properties style:font-name="Calibri" style:font-name-complex="Calibri" fo:font-size="14pt" style:font-size-asian="14pt" style:font-size-complex="14pt" fo:language="uk" fo:country="UA"/>
    </style:style>
    <style:style style:name="T1164" style:parent-style-name="Исходныйтекст" style:family="text">
      <style:text-properties style:font-name="Calibri" style:font-name-complex="Calibri" fo:font-size="14pt" style:font-size-asian="14pt" style:font-size-complex="14pt" fo:language="uk" fo:country="UA"/>
    </style:style>
    <style:style style:name="P1165" style:parent-style-name="Текствзаданномформате" style:family="paragraph">
      <style:paragraph-properties fo:text-align="justify"/>
    </style:style>
    <style:style style:name="T1166" style:parent-style-name="Исходныйтекст" style:family="text">
      <style:text-properties style:font-name="Calibri" style:font-name-complex="Calibri" fo:font-size="14pt" style:font-size-asian="14pt" style:font-size-complex="14pt" fo:language="uk" fo:country="UA"/>
    </style:style>
    <style:style style:name="T116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68" style:parent-style-name="Исходныйтекст" style:family="text">
      <style:text-properties style:font-name="Calibri" style:font-name-complex="Calibri" fo:font-size="14pt" style:font-size-asian="14pt" style:font-size-complex="14pt" fo:language="uk" fo:country="UA"/>
    </style:style>
    <style:style style:name="T116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70" style:parent-style-name="Исходныйтекст" style:family="text">
      <style:text-properties style:font-name="Calibri" style:font-name-complex="Calibri" fo:font-size="14pt" style:font-size-asian="14pt" style:font-size-complex="14pt" fo:language="uk" fo:country="UA"/>
    </style:style>
    <style:style style:name="P1171" style:parent-style-name="Текствзаданномформате" style:family="paragraph">
      <style:paragraph-properties fo:text-align="justify"/>
    </style:style>
    <style:style style:name="T1172" style:parent-style-name="Исходныйтекст" style:family="text">
      <style:text-properties style:font-name="Calibri" style:font-name-complex="Calibri" fo:font-size="14pt" style:font-size-asian="14pt" style:font-size-complex="14pt" fo:language="uk" fo:country="UA"/>
    </style:style>
    <style:style style:name="T1173" style:parent-style-name="Вводпользователя" style:family="text">
      <style:text-properties style:font-name="Calibri" style:font-name-complex="Calibri" fo:font-size="14pt" style:font-size-asian="14pt" style:font-size-complex="14pt" fo:language="uk" fo:country="UA"/>
    </style:style>
    <style:style style:name="T1174" style:parent-style-name="Исходныйтекст" style:family="text">
      <style:text-properties style:font-name="Calibri" style:font-name-complex="Calibri" fo:font-size="14pt" style:font-size-asian="14pt" style:font-size-complex="14pt" fo:language="uk" fo:country="UA"/>
    </style:style>
    <style:style style:name="P1175" style:parent-style-name="Текствзаданномформате" style:family="paragraph">
      <style:paragraph-properties fo:text-align="justify"/>
    </style:style>
    <style:style style:name="T1176" style:parent-style-name="Исходныйтекст" style:family="text">
      <style:text-properties style:font-name="Calibri" style:font-name-complex="Calibri" fo:font-size="14pt" style:font-size-asian="14pt" style:font-size-complex="14pt" fo:language="uk" fo:country="UA"/>
    </style:style>
    <style:style style:name="T1177" style:parent-style-name="Вводпользователя" style:family="text">
      <style:text-properties style:font-name="Calibri" style:font-name-complex="Calibri" fo:font-size="14pt" style:font-size-asian="14pt" style:font-size-complex="14pt" fo:language="uk" fo:country="UA"/>
    </style:style>
    <style:style style:name="T1178" style:parent-style-name="Исходныйтекст" style:family="text">
      <style:text-properties style:font-name="Calibri" style:font-name-complex="Calibri" fo:font-size="14pt" style:font-size-asian="14pt" style:font-size-complex="14pt" fo:language="uk" fo:country="UA"/>
    </style:style>
    <style:style style:name="P117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180" style:parent-style-name="Текствзаданномформате" style:family="paragraph">
      <style:paragraph-properties fo:text-align="justify"/>
    </style:style>
    <style:style style:name="T1181" style:parent-style-name="Исходныйтекст" style:family="text">
      <style:text-properties style:font-name="Calibri" style:font-name-complex="Calibri" fo:font-size="14pt" style:font-size-asian="14pt" style:font-size-complex="14pt" fo:language="uk" fo:country="UA"/>
    </style:style>
    <style:style style:name="P118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183" style:parent-style-name="Текствзаданномформате" style:family="paragraph">
      <style:paragraph-properties fo:text-align="justify"/>
    </style:style>
    <style:style style:name="T1184" style:parent-style-name="Исходныйтекст" style:family="text">
      <style:text-properties style:font-name="Calibri" style:font-name-complex="Calibri" fo:font-size="14pt" style:font-size-asian="14pt" style:font-size-complex="14pt" fo:language="uk" fo:country="UA"/>
    </style:style>
    <style:style style:name="T1185" style:parent-style-name="Вводпользователя" style:family="text">
      <style:text-properties style:font-name="Calibri" style:font-name-complex="Calibri" fo:font-size="14pt" style:font-size-asian="14pt" style:font-size-complex="14pt" fo:language="uk" fo:country="UA"/>
    </style:style>
    <style:style style:name="T1186" style:parent-style-name="Исходныйтекст" style:family="text">
      <style:text-properties style:font-name="Calibri" style:font-name-complex="Calibri" fo:font-size="14pt" style:font-size-asian="14pt" style:font-size-complex="14pt" fo:language="uk" fo:country="UA"/>
    </style:style>
    <style:style style:name="P1187" style:parent-style-name="Текствзаданномформате" style:family="paragraph">
      <style:paragraph-properties fo:text-align="justify"/>
    </style:style>
    <style:style style:name="T1188" style:parent-style-name="Исходныйтекст" style:family="text">
      <style:text-properties style:font-name="Calibri" style:font-name-complex="Calibri" fo:font-size="14pt" style:font-size-asian="14pt" style:font-size-complex="14pt" fo:language="uk" fo:country="UA"/>
    </style:style>
    <style:style style:name="T118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90" style:parent-style-name="Исходныйтекст" style:family="text">
      <style:text-properties style:font-name="Calibri" style:font-name-complex="Calibri" fo:font-size="14pt" style:font-size-asian="14pt" style:font-size-complex="14pt" fo:language="uk" fo:country="UA"/>
    </style:style>
    <style:style style:name="T119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192" style:parent-style-name="Исходныйтекст" style:family="text">
      <style:text-properties style:font-name="Calibri" style:font-name-complex="Calibri" fo:font-size="14pt" style:font-size-asian="14pt" style:font-size-complex="14pt" fo:language="uk" fo:country="UA"/>
    </style:style>
    <style:style style:name="P1193" style:parent-style-name="Текствзаданномформате" style:family="paragraph">
      <style:paragraph-properties fo:text-align="justify"/>
    </style:style>
    <style:style style:name="T1194" style:parent-style-name="Исходныйтекст" style:family="text">
      <style:text-properties style:font-name="Calibri" style:font-name-complex="Calibri" fo:font-size="14pt" style:font-size-asian="14pt" style:font-size-complex="14pt" fo:language="uk" fo:country="UA"/>
    </style:style>
    <style:style style:name="T1195" style:parent-style-name="Вводпользователя" style:family="text">
      <style:text-properties style:font-name="Calibri" style:font-name-complex="Calibri" fo:font-size="14pt" style:font-size-asian="14pt" style:font-size-complex="14pt" fo:language="uk" fo:country="UA"/>
    </style:style>
    <style:style style:name="T1196" style:parent-style-name="Исходныйтекст" style:family="text">
      <style:text-properties style:font-name="Calibri" style:font-name-complex="Calibri" fo:font-size="14pt" style:font-size-asian="14pt" style:font-size-complex="14pt" fo:language="uk" fo:country="UA"/>
    </style:style>
    <style:style style:name="P1197" style:parent-style-name="Текствзаданномформате" style:family="paragraph">
      <style:paragraph-properties fo:text-align="justify"/>
    </style:style>
    <style:style style:name="T1198" style:parent-style-name="Исходныйтекст" style:family="text">
      <style:text-properties style:font-name="Calibri" style:font-name-complex="Calibri" fo:font-size="14pt" style:font-size-asian="14pt" style:font-size-complex="14pt" fo:language="uk" fo:country="UA"/>
    </style:style>
    <style:style style:name="T1199" style:parent-style-name="Вводпользователя" style:family="text">
      <style:text-properties style:font-name="Calibri" style:font-name-complex="Calibri" fo:font-size="14pt" style:font-size-asian="14pt" style:font-size-complex="14pt" fo:language="uk" fo:country="UA"/>
    </style:style>
    <style:style style:name="T1200" style:parent-style-name="Исходныйтекст" style:family="text">
      <style:text-properties style:font-name="Calibri" style:font-name-complex="Calibri" fo:font-size="14pt" style:font-size-asian="14pt" style:font-size-complex="14pt" fo:language="uk" fo:country="UA"/>
    </style:style>
    <style:style style:name="P1201" style:parent-style-name="Текствзаданномформате" style:family="paragraph">
      <style:paragraph-properties fo:text-align="justify"/>
    </style:style>
    <style:style style:name="T1202" style:parent-style-name="Исходныйтекст" style:family="text">
      <style:text-properties style:font-name="Calibri" style:font-name-complex="Calibri" fo:font-size="14pt" style:font-size-asian="14pt" style:font-size-complex="14pt" fo:language="uk" fo:country="UA"/>
    </style:style>
    <style:style style:name="P1203" style:parent-style-name="Текствзаданномформате" style:family="paragraph">
      <style:paragraph-properties fo:text-align="justify"/>
    </style:style>
    <style:style style:name="T1204" style:parent-style-name="Исходныйтекст" style:family="text">
      <style:text-properties style:font-name="Calibri" style:font-name-complex="Calibri" fo:font-size="14pt" style:font-size-asian="14pt" style:font-size-complex="14pt" fo:language="uk" fo:country="UA"/>
    </style:style>
    <style:style style:name="T120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206" style:parent-style-name="Исходныйтекст" style:family="text">
      <style:text-properties style:font-name="Calibri" style:font-name-complex="Calibri" fo:font-size="14pt" style:font-size-asian="14pt" style:font-size-complex="14pt" fo:language="uk" fo:country="UA"/>
    </style:style>
    <style:style style:name="P1207" style:parent-style-name="Текствзаданномформате" style:family="paragraph">
      <style:paragraph-properties fo:text-align="justify"/>
    </style:style>
    <style:style style:name="T1208" style:parent-style-name="Исходныйтекст" style:family="text">
      <style:text-properties style:font-name="Calibri" style:font-name-complex="Calibri" fo:font-size="14pt" style:font-size-asian="14pt" style:font-size-complex="14pt" fo:language="uk" fo:country="UA"/>
    </style:style>
    <style:style style:name="P1209" style:parent-style-name="Текствзаданномформате" style:family="paragraph">
      <style:paragraph-properties fo:text-align="justify"/>
    </style:style>
    <style:style style:name="P1210" style:parent-style-name="Текствзаданномформате" style:family="paragraph">
      <style:paragraph-properties fo:text-align="justify"/>
    </style:style>
    <style:style style:name="T1211"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212" style:parent-style-name="Исходныйтекст" style:family="text">
      <style:text-properties style:font-name="Times New Roman" style:font-name-complex="Times New Roman" fo:font-size="14pt" style:font-size-asian="14pt" style:font-size-complex="14pt" fo:language="uk" fo:country="UA"/>
    </style:style>
    <style:style style:name="T1213"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214" style:parent-style-name="Текствзаданномформате" style:family="paragraph">
      <style:paragraph-properties fo:text-align="justify"/>
    </style:style>
    <style:style style:name="P1215" style:parent-style-name="Текствзаданномформате" style:family="paragraph">
      <style:paragraph-properties fo:text-align="justify"/>
    </style:style>
    <style:style style:name="T1216" style:parent-style-name="Исходныйтекст" style:family="text">
      <style:text-properties style:font-name="Times New Roman" style:font-name-complex="Times New Roman" fo:font-size="14pt" style:font-size-asian="14pt" style:font-size-complex="14pt" fo:language="uk" fo:country="UA"/>
    </style:style>
    <style:style style:name="P1217" style:parent-style-name="Текствзаданномформате" style:family="paragraph">
      <style:paragraph-properties fo:text-align="justify"/>
    </style:style>
    <style:style style:name="T1218" style:parent-style-name="Исходныйтекст" style:family="text">
      <style:text-properties style:font-name="Times New Roman" style:font-name-complex="Times New Roman" fo:font-size="14pt" style:font-size-asian="14pt" style:font-size-complex="14pt" fo:language="uk" fo:country="UA"/>
    </style:style>
    <style:style style:name="T1219" style:parent-style-name="Исходныйтекст" style:family="text">
      <style:text-properties style:font-name="Times New Roman" style:font-name-complex="Times New Roman" fo:font-size="14pt" style:font-size-asian="14pt" style:font-size-complex="14pt" fo:language="uk" fo:country="UA"/>
    </style:style>
    <style:style style:name="T1220" style:parent-style-name="Исходныйтекст" style:family="text">
      <style:text-properties style:font-name="Times New Roman" style:font-name-complex="Times New Roman" fo:font-size="14pt" style:font-size-asian="14pt" style:font-size-complex="14pt" fo:language="uk" fo:country="UA"/>
    </style:style>
    <style:style style:name="P1221" style:parent-style-name="Заголовок1" style:family="paragraph">
      <style:paragraph-properties fo:text-align="justify" fo:margin-top="0in" fo:margin-bottom="0in"/>
    </style:style>
    <style:style style:name="T1222"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223" style:parent-style-name="Основнийтекст" style:family="paragraph">
      <style:paragraph-properties fo:text-align="justify" fo:margin-bottom="0in" fo:line-height="100%"/>
    </style:style>
    <style:style style:name="T1224" style:parent-style-name="Исходныйтекст" style:family="text">
      <style:text-properties style:font-name="Times New Roman" style:font-name-complex="Times New Roman" fo:font-size="14pt" style:font-size-asian="14pt" style:font-size-complex="14pt" fo:language="uk" fo:country="UA"/>
    </style:style>
    <style:style style:name="P1225" style:parent-style-name="Основнийтекст" style:family="paragraph">
      <style:paragraph-properties fo:text-align="justify" fo:margin-bottom="0in" fo:line-height="100%"/>
    </style:style>
    <style:style style:name="P1226"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4F81BD" fo:language="uk" fo:country="UA"/>
    </style:style>
    <style:style style:name="P1227" style:parent-style-name="Основнийтекст" style:family="paragraph">
      <style:paragraph-properties fo:text-align="justify" fo:margin-bottom="0in" fo:line-height="100%"/>
    </style:style>
    <style:style style:name="P1228" style:parent-style-name="Заголовок1" style:family="paragraph">
      <style:paragraph-properties fo:text-align="justify" fo:margin-top="0in" fo:margin-bottom="0in"/>
    </style:style>
    <style:style style:name="T1229" style:parent-style-name="Исходныйтекст" style:family="text">
      <style:text-properties style:font-name="Times New Roman" style:font-name-complex="Times New Roman" fo:font-size="14pt" style:font-size-asian="14pt" style:font-size-complex="14pt" fo:language="uk" fo:country="UA"/>
    </style:style>
    <style:style style:name="P123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31" style:parent-style-name="Звичайний" style:family="paragraph">
      <style:paragraph-properties fo:text-align="justify"/>
    </style:style>
    <style:style style:name="T123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33" style:parent-style-name="Исходныйтекст" style:family="text">
      <style:text-properties style:font-name="Times New Roman" style:font-name-complex="Times New Roman" fo:font-size="14pt" style:font-size-asian="14pt" style:font-size-complex="14pt" fo:language="uk" fo:country="UA"/>
    </style:style>
    <style:style style:name="T1234"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1235" style:parent-style-name="Исходныйтекст" style:family="text">
      <style:text-properties style:font-name="Times New Roman" style:font-name-complex="Times New Roman" fo:font-size="14pt" style:font-size-asian="14pt" style:font-size-complex="14pt" fo:language="uk" fo:country="UA"/>
    </style:style>
    <style:style style:name="P1236" style:parent-style-name="Звичайний" style:family="paragraph">
      <style:paragraph-properties fo:text-align="justify"/>
    </style:style>
    <style:style style:name="T1237" style:parent-style-name="Исходныйтекст" style:family="text">
      <style:text-properties style:font-name="Times New Roman" style:font-name-complex="Times New Roman" fo:font-size="14pt" style:font-size-asian="14pt" style:font-size-complex="14pt" fo:language="uk" fo:country="UA"/>
    </style:style>
    <style:style style:name="T1238" style:parent-style-name="Исходныйтекст" style:family="text">
      <style:text-properties style:font-name="Times New Roman" style:font-name-complex="Times New Roman" fo:font-size="14pt" style:font-size-asian="14pt" style:font-size-complex="14pt" fo:language="en" fo:country="US"/>
    </style:style>
    <style:style style:name="T1239" style:parent-style-name="Исходныйтекст" style:family="text">
      <style:text-properties style:font-name="Times New Roman" style:font-name-complex="Times New Roman" fo:font-size="14pt" style:font-size-asian="14pt" style:font-size-complex="14pt" fo:language="uk" fo:country="UA"/>
    </style:style>
    <style:style style:name="T1240" style:parent-style-name="Пример" style:family="text">
      <style:text-properties style:font-name="Times New Roman" style:font-name-complex="Times New Roman" fo:font-size="14pt" style:font-size-asian="14pt" style:font-size-complex="14pt" fo:language="uk" fo:country="UA"/>
    </style:style>
    <style:style style:name="T1241" style:parent-style-name="Исходныйтекст" style:family="text">
      <style:text-properties style:font-name="Times New Roman" style:font-name-complex="Times New Roman" fo:font-size="14pt" style:font-size-asian="14pt" style:font-size-complex="14pt" fo:language="uk" fo:country="UA"/>
    </style:style>
    <style:style style:name="P1242" style:parent-style-name="Звичайний" style:family="paragraph">
      <style:paragraph-properties fo:text-align="justify"/>
    </style:style>
    <style:style style:name="P1243" style:parent-style-name="Текствзаданномформате" style:family="paragraph">
      <style:paragraph-properties fo:text-align="justify"/>
    </style:style>
    <style:style style:name="T124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245" style:parent-style-name="Текствзаданномформате" style:family="paragraph">
      <style:paragraph-properties fo:text-align="justify"/>
    </style:style>
    <style:style style:name="T1246" style:parent-style-name="Определение" style:family="text">
      <style:text-properties style:font-name="Calibri" style:font-name-complex="Calibri" fo:font-size="14pt" style:font-size-asian="14pt" style:font-size-complex="14pt" fo:language="uk" fo:country="UA"/>
    </style:style>
    <style:style style:name="T124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248" style:parent-style-name="Текствзаданномформате" style:family="paragraph">
      <style:paragraph-properties fo:text-align="justify"/>
    </style:style>
    <style:style style:name="T1249" style:parent-style-name="Определение" style:family="text">
      <style:text-properties style:font-name="Calibri" style:font-name-complex="Calibri" fo:font-size="14pt" style:font-size-asian="14pt" style:font-size-complex="14pt" fo:language="uk" fo:country="UA"/>
    </style:style>
    <style:style style:name="T125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251" style:parent-style-name="Текствзаданномформате" style:family="paragraph">
      <style:paragraph-properties fo:text-align="justify"/>
    </style:style>
    <style:style style:name="T1252" style:parent-style-name="Определение" style:family="text">
      <style:text-properties style:font-name="Calibri" style:font-name-complex="Calibri" fo:font-size="14pt" style:font-size-asian="14pt" style:font-size-complex="14pt" fo:language="uk" fo:country="UA"/>
    </style:style>
    <style:style style:name="T125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25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255" style:parent-style-name="Текствзаданномформате" style:family="paragraph">
      <style:paragraph-properties fo:text-align="justify"/>
    </style:style>
    <style:style style:name="T125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257" style:parent-style-name="Исходныйтекст" style:family="text">
      <style:text-properties style:font-name="Calibri" style:font-name-complex="Calibri" fo:font-size="14pt" style:font-size-asian="14pt" style:font-size-complex="14pt" fo:language="uk" fo:country="UA"/>
    </style:style>
    <style:style style:name="T125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259" style:parent-style-name="Исходныйтекст" style:family="text">
      <style:text-properties style:font-name="Calibri" style:font-name-complex="Calibri" fo:font-size="14pt" style:font-size-asian="14pt" style:font-size-complex="14pt" fo:language="uk" fo:country="UA"/>
    </style:style>
    <style:style style:name="T126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261" style:parent-style-name="Исходныйтекст" style:family="text">
      <style:text-properties style:font-name="Calibri" style:font-name-complex="Calibri" fo:font-size="14pt" style:font-size-asian="14pt" style:font-size-complex="14pt" fo:language="uk" fo:country="UA"/>
    </style:style>
    <style:style style:name="P126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263" style:parent-style-name="Текствзаданномформате" style:family="paragraph">
      <style:paragraph-properties fo:text-align="justify"/>
    </style:style>
    <style:style style:name="T126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265" style:parent-style-name="Исходныйтекст" style:family="text">
      <style:text-properties style:font-name="Calibri" style:font-name-complex="Calibri" fo:font-size="14pt" style:font-size-asian="14pt" style:font-size-complex="14pt" fo:language="uk" fo:country="UA"/>
    </style:style>
    <style:style style:name="P1266" style:parent-style-name="Текствзаданномформате" style:family="paragraph">
      <style:paragraph-properties fo:text-align="justify"/>
    </style:style>
    <style:style style:name="T1267" style:parent-style-name="Исходныйтекст" style:family="text">
      <style:text-properties style:font-name="Calibri" style:font-name-complex="Calibri" fo:font-size="14pt" style:font-size-asian="14pt" style:font-size-complex="14pt" fo:language="uk" fo:country="UA"/>
    </style:style>
    <style:style style:name="T126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269" style:parent-style-name="Исходныйтекст" style:family="text">
      <style:text-properties style:font-name="Calibri" style:font-name-complex="Calibri" fo:font-size="14pt" style:font-size-asian="14pt" style:font-size-complex="14pt" fo:language="uk" fo:country="UA"/>
    </style:style>
    <style:style style:name="P127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271" style:parent-style-name="Текствзаданномформате" style:family="paragraph">
      <style:paragraph-properties fo:text-align="justify"/>
    </style:style>
    <style:style style:name="T1272" style:parent-style-name="Исходныйтекст" style:family="text">
      <style:text-properties style:font-name="Calibri" style:font-name-complex="Calibri" fo:font-size="14pt" style:font-size-asian="14pt" style:font-size-complex="14pt" fo:language="uk" fo:country="UA"/>
    </style:style>
    <style:style style:name="T127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274" style:parent-style-name="Текствзаданномформате" style:family="paragraph">
      <style:paragraph-properties fo:text-align="justify"/>
    </style:style>
    <style:style style:name="T1275" style:parent-style-name="Исходныйтекст" style:family="text">
      <style:text-properties style:font-name="Calibri" style:font-name-complex="Calibri" fo:font-size="14pt" style:font-size-asian="14pt" style:font-size-complex="14pt" fo:language="uk" fo:country="UA"/>
    </style:style>
    <style:style style:name="T127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277" style:parent-style-name="Исходныйтекст" style:family="text">
      <style:text-properties style:font-name="Calibri" style:font-name-complex="Calibri" fo:font-size="14pt" style:font-size-asian="14pt" style:font-size-complex="14pt" fo:language="uk" fo:country="UA"/>
    </style:style>
    <style:style style:name="T127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279" style:parent-style-name="Исходныйтекст" style:family="text">
      <style:text-properties style:font-name="Calibri" style:font-name-complex="Calibri" fo:font-size="14pt" style:font-size-asian="14pt" style:font-size-complex="14pt" fo:language="uk" fo:country="UA"/>
    </style:style>
    <style:style style:name="T128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28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282" style:parent-style-name="Текствзаданномформате" style:family="paragraph">
      <style:paragraph-properties fo:text-align="justify"/>
    </style:style>
    <style:style style:name="T1283" style:parent-style-name="Исходныйтекст" style:family="text">
      <style:text-properties style:font-name="Calibri" style:font-name-complex="Calibri" fo:font-size="14pt" style:font-size-asian="14pt" style:font-size-complex="14pt" fo:language="uk" fo:country="UA"/>
    </style:style>
    <style:style style:name="T128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285" style:parent-style-name="Исходныйтекст" style:family="text">
      <style:text-properties style:font-name="Calibri" style:font-name-complex="Calibri" fo:font-size="14pt" style:font-size-asian="14pt" style:font-size-complex="14pt" fo:language="uk" fo:country="UA"/>
    </style:style>
    <style:style style:name="P1286" style:parent-style-name="Текствзаданномформате" style:family="paragraph">
      <style:paragraph-properties fo:text-align="justify"/>
    </style:style>
    <style:style style:name="T1287" style:parent-style-name="Исходныйтекст" style:family="text">
      <style:text-properties style:font-name="Calibri" style:font-name-complex="Calibri" fo:font-size="14pt" style:font-size-asian="14pt" style:font-size-complex="14pt" fo:language="uk" fo:country="UA"/>
    </style:style>
    <style:style style:name="P128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289" style:parent-style-name="Текствзаданномформате" style:family="paragraph">
      <style:paragraph-properties fo:text-align="justify"/>
    </style:style>
    <style:style style:name="T1290" style:parent-style-name="Исходныйтекст" style:family="text">
      <style:text-properties style:font-name="Calibri" style:font-name-complex="Calibri" fo:font-size="14pt" style:font-size-asian="14pt" style:font-size-complex="14pt" fo:language="uk" fo:country="UA"/>
    </style:style>
    <style:style style:name="T129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292" style:parent-style-name="Текствзаданномформате" style:family="paragraph">
      <style:paragraph-properties fo:text-align="justify"/>
    </style:style>
    <style:style style:name="T1293" style:parent-style-name="Исходныйтекст" style:family="text">
      <style:text-properties style:font-name="Calibri" style:font-name-complex="Calibri" fo:font-size="14pt" style:font-size-asian="14pt" style:font-size-complex="14pt" fo:language="uk" fo:country="UA"/>
    </style:style>
    <style:style style:name="T1294" style:parent-style-name="Вводпользователя" style:family="text">
      <style:text-properties style:font-name="Calibri" style:font-name-complex="Calibri" fo:font-size="14pt" style:font-size-asian="14pt" style:font-size-complex="14pt" fo:language="uk" fo:country="UA"/>
    </style:style>
    <style:style style:name="T1295" style:parent-style-name="Исходныйтекст" style:family="text">
      <style:text-properties style:font-name="Calibri" style:font-name-complex="Calibri" fo:font-size="14pt" style:font-size-asian="14pt" style:font-size-complex="14pt" fo:language="uk" fo:country="UA"/>
    </style:style>
    <style:style style:name="P1296" style:parent-style-name="Текствзаданномформате" style:family="paragraph">
      <style:paragraph-properties fo:text-align="justify"/>
    </style:style>
    <style:style style:name="T1297" style:parent-style-name="Исходныйтекст" style:family="text">
      <style:text-properties style:font-name="Calibri" style:font-name-complex="Calibri" fo:font-size="14pt" style:font-size-asian="14pt" style:font-size-complex="14pt" fo:language="uk" fo:country="UA"/>
    </style:style>
    <style:style style:name="T129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299" style:parent-style-name="Исходныйтекст" style:family="text">
      <style:text-properties style:font-name="Calibri" style:font-name-complex="Calibri" fo:font-size="14pt" style:font-size-asian="14pt" style:font-size-complex="14pt" fo:language="uk" fo:country="UA"/>
    </style:style>
    <style:style style:name="T130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301" style:parent-style-name="Исходныйтекст" style:family="text">
      <style:text-properties style:font-name="Calibri" style:font-name-complex="Calibri" fo:font-size="14pt" style:font-size-asian="14pt" style:font-size-complex="14pt" fo:language="uk" fo:country="UA"/>
    </style:style>
    <style:style style:name="P1302" style:parent-style-name="Текствзаданномформате" style:family="paragraph">
      <style:paragraph-properties fo:text-align="justify"/>
    </style:style>
    <style:style style:name="T1303" style:parent-style-name="Исходныйтекст" style:family="text">
      <style:text-properties style:font-name="Calibri" style:font-name-complex="Calibri" fo:font-size="14pt" style:font-size-asian="14pt" style:font-size-complex="14pt" fo:language="uk" fo:country="UA"/>
    </style:style>
    <style:style style:name="T1304" style:parent-style-name="Вводпользователя" style:family="text">
      <style:text-properties style:font-name="Calibri" style:font-name-complex="Calibri" fo:font-size="14pt" style:font-size-asian="14pt" style:font-size-complex="14pt" fo:language="uk" fo:country="UA"/>
    </style:style>
    <style:style style:name="T1305" style:parent-style-name="Исходныйтекст" style:family="text">
      <style:text-properties style:font-name="Calibri" style:font-name-complex="Calibri" fo:font-size="14pt" style:font-size-asian="14pt" style:font-size-complex="14pt" fo:language="uk" fo:country="UA"/>
    </style:style>
    <style:style style:name="P1306" style:parent-style-name="Текствзаданномформате" style:family="paragraph">
      <style:paragraph-properties fo:text-align="justify"/>
    </style:style>
    <style:style style:name="T1307" style:parent-style-name="Исходныйтекст" style:family="text">
      <style:text-properties style:font-name="Calibri" style:font-name-complex="Calibri" fo:font-size="14pt" style:font-size-asian="14pt" style:font-size-complex="14pt" fo:language="uk" fo:country="UA"/>
    </style:style>
    <style:style style:name="T1308" style:parent-style-name="Вводпользователя" style:family="text">
      <style:text-properties style:font-name="Calibri" style:font-name-complex="Calibri" fo:font-size="14pt" style:font-size-asian="14pt" style:font-size-complex="14pt" fo:language="uk" fo:country="UA"/>
    </style:style>
    <style:style style:name="T1309" style:parent-style-name="Исходныйтекст" style:family="text">
      <style:text-properties style:font-name="Calibri" style:font-name-complex="Calibri" fo:font-size="14pt" style:font-size-asian="14pt" style:font-size-complex="14pt" fo:language="uk" fo:country="UA"/>
    </style:style>
    <style:style style:name="P131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311" style:parent-style-name="Текствзаданномформате" style:family="paragraph">
      <style:paragraph-properties fo:text-align="justify"/>
    </style:style>
    <style:style style:name="T1312" style:parent-style-name="Исходныйтекст" style:family="text">
      <style:text-properties style:font-name="Calibri" style:font-name-complex="Calibri" fo:font-size="14pt" style:font-size-asian="14pt" style:font-size-complex="14pt" fo:language="uk" fo:country="UA"/>
    </style:style>
    <style:style style:name="T1313" style:parent-style-name="Вводпользователя" style:family="text">
      <style:text-properties style:font-name="Calibri" style:font-name-complex="Calibri" fo:font-size="14pt" style:font-size-asian="14pt" style:font-size-complex="14pt" fo:language="uk" fo:country="UA"/>
    </style:style>
    <style:style style:name="T1314" style:parent-style-name="Исходныйтекст" style:family="text">
      <style:text-properties style:font-name="Calibri" style:font-name-complex="Calibri" fo:font-size="14pt" style:font-size-asian="14pt" style:font-size-complex="14pt" fo:language="uk" fo:country="UA"/>
    </style:style>
    <style:style style:name="P1315" style:parent-style-name="Текствзаданномформате" style:family="paragraph">
      <style:paragraph-properties fo:text-align="justify"/>
    </style:style>
    <style:style style:name="T1316" style:parent-style-name="Исходныйтекст" style:family="text">
      <style:text-properties style:font-name="Calibri" style:font-name-complex="Calibri" fo:font-size="14pt" style:font-size-asian="14pt" style:font-size-complex="14pt" fo:language="uk" fo:country="UA"/>
    </style:style>
    <style:style style:name="T131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318" style:parent-style-name="Исходныйтекст" style:family="text">
      <style:text-properties style:font-name="Calibri" style:font-name-complex="Calibri" fo:font-size="14pt" style:font-size-asian="14pt" style:font-size-complex="14pt" fo:language="uk" fo:country="UA"/>
    </style:style>
    <style:style style:name="T131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320" style:parent-style-name="Исходныйтекст" style:family="text">
      <style:text-properties style:font-name="Calibri" style:font-name-complex="Calibri" fo:font-size="14pt" style:font-size-asian="14pt" style:font-size-complex="14pt" fo:language="uk" fo:country="UA"/>
    </style:style>
    <style:style style:name="P1321" style:parent-style-name="Текствзаданномформате" style:family="paragraph">
      <style:paragraph-properties fo:text-align="justify"/>
    </style:style>
    <style:style style:name="T1322" style:parent-style-name="Исходныйтекст" style:family="text">
      <style:text-properties style:font-name="Calibri" style:font-name-complex="Calibri" fo:font-size="14pt" style:font-size-asian="14pt" style:font-size-complex="14pt" fo:language="uk" fo:country="UA"/>
    </style:style>
    <style:style style:name="T1323" style:parent-style-name="Вводпользователя" style:family="text">
      <style:text-properties style:font-name="Calibri" style:font-name-complex="Calibri" fo:font-size="14pt" style:font-size-asian="14pt" style:font-size-complex="14pt" fo:language="uk" fo:country="UA"/>
    </style:style>
    <style:style style:name="T1324" style:parent-style-name="Исходныйтекст" style:family="text">
      <style:text-properties style:font-name="Calibri" style:font-name-complex="Calibri" fo:font-size="14pt" style:font-size-asian="14pt" style:font-size-complex="14pt" fo:language="uk" fo:country="UA"/>
    </style:style>
    <style:style style:name="P1325" style:parent-style-name="Текствзаданномформате" style:family="paragraph">
      <style:paragraph-properties fo:text-align="justify"/>
    </style:style>
    <style:style style:name="T1326" style:parent-style-name="Исходныйтекст" style:family="text">
      <style:text-properties style:font-name="Calibri" style:font-name-complex="Calibri" fo:font-size="14pt" style:font-size-asian="14pt" style:font-size-complex="14pt" fo:language="uk" fo:country="UA"/>
    </style:style>
    <style:style style:name="T1327" style:parent-style-name="Вводпользователя" style:family="text">
      <style:text-properties style:font-name="Calibri" style:font-name-complex="Calibri" fo:font-size="14pt" style:font-size-asian="14pt" style:font-size-complex="14pt" fo:language="uk" fo:country="UA"/>
    </style:style>
    <style:style style:name="T1328" style:parent-style-name="Исходныйтекст" style:family="text">
      <style:text-properties style:font-name="Calibri" style:font-name-complex="Calibri" fo:font-size="14pt" style:font-size-asian="14pt" style:font-size-complex="14pt" fo:language="uk" fo:country="UA"/>
    </style:style>
    <style:style style:name="P132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330" style:parent-style-name="Текствзаданномформате" style:family="paragraph">
      <style:paragraph-properties fo:text-align="justify"/>
    </style:style>
    <style:style style:name="T1331" style:parent-style-name="Исходныйтекст" style:family="text">
      <style:text-properties style:font-name="Calibri" style:font-name-complex="Calibri" fo:font-size="14pt" style:font-size-asian="14pt" style:font-size-complex="14pt" fo:language="uk" fo:country="UA"/>
    </style:style>
    <style:style style:name="T133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333" style:parent-style-name="Исходныйтекст" style:family="text">
      <style:text-properties style:font-name="Calibri" style:font-name-complex="Calibri" fo:font-size="14pt" style:font-size-asian="14pt" style:font-size-complex="14pt" fo:language="uk" fo:country="UA"/>
    </style:style>
    <style:style style:name="P1334" style:parent-style-name="Текствзаданномформате" style:family="paragraph">
      <style:paragraph-properties fo:text-align="justify"/>
    </style:style>
    <style:style style:name="T1335" style:parent-style-name="Исходныйтекст" style:family="text">
      <style:text-properties style:font-name="Calibri" style:font-name-complex="Calibri" fo:font-size="14pt" style:font-size-asian="14pt" style:font-size-complex="14pt" fo:language="uk" fo:country="UA"/>
    </style:style>
    <style:style style:name="P1336" style:parent-style-name="Текствзаданномформате" style:family="paragraph">
      <style:paragraph-properties fo:text-align="justify"/>
    </style:style>
    <style:style style:name="P1337" style:parent-style-name="Текствзаданномформате" style:family="paragraph">
      <style:paragraph-properties fo:text-align="justify"/>
    </style:style>
    <style:style style:name="T133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339" style:parent-style-name="Текствзаданномформате" style:family="paragraph">
      <style:paragraph-properties fo:text-align="justify"/>
    </style:style>
    <style:style style:name="T1340" style:parent-style-name="Исходныйтекст" style:family="text">
      <style:text-properties style:font-name="Calibri" style:font-name-complex="Calibri" fo:font-size="14pt" style:font-size-asian="14pt" style:font-size-complex="14pt" fo:language="uk" fo:country="UA"/>
    </style:style>
    <style:style style:name="T134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342" style:parent-style-name="Исходныйтекст" style:family="text">
      <style:text-properties style:font-name="Calibri" style:font-name-complex="Calibri" fo:font-size="14pt" style:font-size-asian="14pt" style:font-size-complex="14pt" fo:language="uk" fo:country="UA"/>
    </style:style>
    <style:style style:name="T1343" style:parent-style-name="Исходныйтекст" style:family="text">
      <style:text-properties style:font-name="Calibri" style:font-name-complex="Calibri" fo:font-size="14pt" style:font-size-asian="14pt" style:font-size-complex="14pt" fo:language="en" fo:country="US"/>
    </style:style>
    <style:style style:name="T1344" style:parent-style-name="Исходныйтекст" style:family="text">
      <style:text-properties style:font-name="Calibri" style:font-name-complex="Calibri" fo:font-size="14pt" style:font-size-asian="14pt" style:font-size-complex="14pt" fo:language="uk" fo:country="UA"/>
    </style:style>
    <style:style style:name="P134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346" style:parent-style-name="Текствзаданномформате" style:family="paragraph">
      <style:paragraph-properties fo:text-align="justify"/>
    </style:style>
    <style:style style:name="T1347" style:parent-style-name="Исходныйтекст" style:family="text">
      <style:text-properties style:font-name="Calibri" style:font-name-complex="Calibri" fo:font-size="14pt" style:font-size-asian="14pt" style:font-size-complex="14pt" fo:language="uk" fo:country="UA"/>
    </style:style>
    <style:style style:name="T134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349" style:parent-style-name="Текствзаданномформате" style:family="paragraph">
      <style:paragraph-properties fo:text-align="justify"/>
    </style:style>
    <style:style style:name="T1350" style:parent-style-name="Исходныйтекст" style:family="text">
      <style:text-properties style:font-name="Calibri" style:font-name-complex="Calibri" fo:font-size="14pt" style:font-size-asian="14pt" style:font-size-complex="14pt" fo:language="uk" fo:country="UA"/>
    </style:style>
    <style:style style:name="T135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352" style:parent-style-name="Исходныйтекст" style:family="text">
      <style:text-properties style:font-name="Calibri" style:font-name-complex="Calibri" fo:font-size="14pt" style:font-size-asian="14pt" style:font-size-complex="14pt" fo:language="uk" fo:country="UA"/>
    </style:style>
    <style:style style:name="T135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354" style:parent-style-name="Исходныйтекст" style:family="text">
      <style:text-properties style:font-name="Calibri" style:font-name-complex="Calibri" fo:font-size="14pt" style:font-size-asian="14pt" style:font-size-complex="14pt" fo:language="uk" fo:country="UA"/>
    </style:style>
    <style:style style:name="T1355" style:parent-style-name="Исходныйтекст" style:family="text">
      <style:text-properties style:font-name="Calibri" style:font-name-complex="Calibri" fo:font-size="14pt" style:font-size-asian="14pt" style:font-size-complex="14pt" fo:language="en" fo:country="US"/>
    </style:style>
    <style:style style:name="T1356" style:parent-style-name="Исходныйтекст" style:family="text">
      <style:text-properties style:font-name="Calibri" style:font-name-complex="Calibri" fo:font-size="14pt" style:font-size-asian="14pt" style:font-size-complex="14pt" fo:language="uk" fo:country="UA"/>
    </style:style>
    <style:style style:name="T135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35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359" style:parent-style-name="Текствзаданномформате" style:family="paragraph">
      <style:paragraph-properties fo:text-align="justify"/>
    </style:style>
    <style:style style:name="T1360" style:parent-style-name="Исходныйтекст" style:family="text">
      <style:text-properties style:font-name="Calibri" style:font-name-complex="Calibri" fo:font-size="14pt" style:font-size-asian="14pt" style:font-size-complex="14pt" fo:language="uk" fo:country="UA"/>
    </style:style>
    <style:style style:name="T136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362" style:parent-style-name="Исходныйтекст" style:family="text">
      <style:text-properties style:font-name="Calibri" style:font-name-complex="Calibri" fo:font-size="14pt" style:font-size-asian="14pt" style:font-size-complex="14pt" fo:language="uk" fo:country="UA"/>
    </style:style>
    <style:style style:name="P1363" style:parent-style-name="Текствзаданномформате" style:family="paragraph">
      <style:paragraph-properties fo:text-align="justify"/>
    </style:style>
    <style:style style:name="T1364" style:parent-style-name="Исходныйтекст" style:family="text">
      <style:text-properties style:font-name="Calibri" style:font-name-complex="Calibri" fo:font-size="14pt" style:font-size-asian="14pt" style:font-size-complex="14pt" fo:language="uk" fo:country="UA"/>
    </style:style>
    <style:style style:name="T1365" style:parent-style-name="Исходныйтекст" style:family="text">
      <style:text-properties style:font-name="Calibri" style:font-name-complex="Calibri" fo:font-size="14pt" style:font-size-asian="14pt" style:font-size-complex="14pt" fo:language="en" fo:country="US"/>
    </style:style>
    <style:style style:name="T1366" style:parent-style-name="Исходныйтекст" style:family="text">
      <style:text-properties style:font-name="Calibri" style:font-name-complex="Calibri" fo:font-size="14pt" style:font-size-asian="14pt" style:font-size-complex="14pt" fo:language="uk" fo:country="UA"/>
    </style:style>
    <style:style style:name="T1367" style:parent-style-name="Исходныйтекст" style:family="text">
      <style:text-properties style:font-name="Calibri" style:font-name-complex="Calibri" fo:font-size="14pt" style:font-size-asian="14pt" style:font-size-complex="14pt" fo:language="en" fo:country="US"/>
    </style:style>
    <style:style style:name="T1368" style:parent-style-name="Исходныйтекст" style:family="text">
      <style:text-properties style:font-name="Calibri" style:font-name-complex="Calibri" fo:font-size="14pt" style:font-size-asian="14pt" style:font-size-complex="14pt" fo:language="uk" fo:country="UA"/>
    </style:style>
    <style:style style:name="P136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370" style:parent-style-name="Текствзаданномформате" style:family="paragraph">
      <style:paragraph-properties fo:text-align="justify"/>
    </style:style>
    <style:style style:name="T1371" style:parent-style-name="Исходныйтекст" style:family="text">
      <style:text-properties style:font-name="Calibri" style:font-name-complex="Calibri" fo:font-size="14pt" style:font-size-asian="14pt" style:font-size-complex="14pt" fo:language="uk" fo:country="UA"/>
    </style:style>
    <style:style style:name="T137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373" style:parent-style-name="Текствзаданномформате" style:family="paragraph">
      <style:paragraph-properties fo:text-align="justify"/>
    </style:style>
    <style:style style:name="T1374" style:parent-style-name="Исходныйтекст" style:family="text">
      <style:text-properties style:font-name="Calibri" style:font-name-complex="Calibri" fo:font-size="14pt" style:font-size-asian="14pt" style:font-size-complex="14pt" fo:language="uk" fo:country="UA"/>
    </style:style>
    <style:style style:name="T1375" style:parent-style-name="Вводпользователя" style:family="text">
      <style:text-properties style:font-name="Calibri" style:font-name-complex="Calibri" fo:font-size="14pt" style:font-size-asian="14pt" style:font-size-complex="14pt" fo:language="uk" fo:country="UA"/>
    </style:style>
    <style:style style:name="T1376" style:parent-style-name="Исходныйтекст" style:family="text">
      <style:text-properties style:font-name="Calibri" style:font-name-complex="Calibri" fo:font-size="14pt" style:font-size-asian="14pt" style:font-size-complex="14pt" fo:language="uk" fo:country="UA"/>
    </style:style>
    <style:style style:name="P1377" style:parent-style-name="Текствзаданномформате" style:family="paragraph">
      <style:paragraph-properties fo:text-align="justify"/>
    </style:style>
    <style:style style:name="T1378" style:parent-style-name="Исходныйтекст" style:family="text">
      <style:text-properties style:font-name="Calibri" style:font-name-complex="Calibri" fo:font-size="14pt" style:font-size-asian="14pt" style:font-size-complex="14pt" fo:language="uk" fo:country="UA"/>
    </style:style>
    <style:style style:name="T137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380" style:parent-style-name="Исходныйтекст" style:family="text">
      <style:text-properties style:font-name="Calibri" style:font-name-complex="Calibri" fo:font-size="14pt" style:font-size-asian="14pt" style:font-size-complex="14pt" fo:language="uk" fo:country="UA"/>
    </style:style>
    <style:style style:name="T138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382" style:parent-style-name="Исходныйтекст" style:family="text">
      <style:text-properties style:font-name="Calibri" style:font-name-complex="Calibri" fo:font-size="14pt" style:font-size-asian="14pt" style:font-size-complex="14pt" fo:language="uk" fo:country="UA"/>
    </style:style>
    <style:style style:name="T1383" style:parent-style-name="Исходныйтекст" style:family="text">
      <style:text-properties style:font-name="Calibri" style:font-name-complex="Calibri" fo:font-size="14pt" style:font-size-asian="14pt" style:font-size-complex="14pt" fo:language="en" fo:country="US"/>
    </style:style>
    <style:style style:name="T1384" style:parent-style-name="Исходныйтекст" style:family="text">
      <style:text-properties style:font-name="Calibri" style:font-name-complex="Calibri" fo:font-size="14pt" style:font-size-asian="14pt" style:font-size-complex="14pt" fo:language="uk" fo:country="UA"/>
    </style:style>
    <style:style style:name="P1385" style:parent-style-name="Текствзаданномформате" style:family="paragraph">
      <style:paragraph-properties fo:text-align="justify"/>
    </style:style>
    <style:style style:name="T1386" style:parent-style-name="Исходныйтекст" style:family="text">
      <style:text-properties style:font-name="Calibri" style:font-name-complex="Calibri" fo:font-size="14pt" style:font-size-asian="14pt" style:font-size-complex="14pt" fo:language="uk" fo:country="UA"/>
    </style:style>
    <style:style style:name="T1387" style:parent-style-name="Вводпользователя" style:family="text">
      <style:text-properties style:font-name="Calibri" style:font-name-complex="Calibri" fo:font-size="14pt" style:font-size-asian="14pt" style:font-size-complex="14pt" fo:language="uk" fo:country="UA"/>
    </style:style>
    <style:style style:name="T1388" style:parent-style-name="Исходныйтекст" style:family="text">
      <style:text-properties style:font-name="Calibri" style:font-name-complex="Calibri" fo:font-size="14pt" style:font-size-asian="14pt" style:font-size-complex="14pt" fo:language="uk" fo:country="UA"/>
    </style:style>
    <style:style style:name="P1389" style:parent-style-name="Текствзаданномформате" style:family="paragraph">
      <style:paragraph-properties fo:text-align="justify"/>
    </style:style>
    <style:style style:name="T1390" style:parent-style-name="Исходныйтекст" style:family="text">
      <style:text-properties style:font-name="Calibri" style:font-name-complex="Calibri" fo:font-size="14pt" style:font-size-asian="14pt" style:font-size-complex="14pt" fo:language="uk" fo:country="UA"/>
    </style:style>
    <style:style style:name="T1391" style:parent-style-name="Вводпользователя" style:family="text">
      <style:text-properties style:font-name="Calibri" style:font-name-complex="Calibri" fo:font-size="14pt" style:font-size-asian="14pt" style:font-size-complex="14pt" fo:language="uk" fo:country="UA"/>
    </style:style>
    <style:style style:name="T1392" style:parent-style-name="Исходныйтекст" style:family="text">
      <style:text-properties style:font-name="Calibri" style:font-name-complex="Calibri" fo:font-size="14pt" style:font-size-asian="14pt" style:font-size-complex="14pt" fo:language="uk" fo:country="UA"/>
    </style:style>
    <style:style style:name="P139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394" style:parent-style-name="Текствзаданномформате" style:family="paragraph">
      <style:paragraph-properties fo:text-align="justify"/>
    </style:style>
    <style:style style:name="T1395" style:parent-style-name="Исходныйтекст" style:family="text">
      <style:text-properties style:font-name="Calibri" style:font-name-complex="Calibri" fo:font-size="14pt" style:font-size-asian="14pt" style:font-size-complex="14pt" fo:language="uk" fo:country="UA"/>
    </style:style>
    <style:style style:name="T1396" style:parent-style-name="Вводпользователя" style:family="text">
      <style:text-properties style:font-name="Calibri" style:font-name-complex="Calibri" fo:font-size="14pt" style:font-size-asian="14pt" style:font-size-complex="14pt" fo:language="uk" fo:country="UA"/>
    </style:style>
    <style:style style:name="T1397" style:parent-style-name="Исходныйтекст" style:family="text">
      <style:text-properties style:font-name="Calibri" style:font-name-complex="Calibri" fo:font-size="14pt" style:font-size-asian="14pt" style:font-size-complex="14pt" fo:language="uk" fo:country="UA"/>
    </style:style>
    <style:style style:name="P1398" style:parent-style-name="Текствзаданномформате" style:family="paragraph">
      <style:paragraph-properties fo:text-align="justify"/>
    </style:style>
    <style:style style:name="T1399" style:parent-style-name="Исходныйтекст" style:family="text">
      <style:text-properties style:font-name="Calibri" style:font-name-complex="Calibri" fo:font-size="14pt" style:font-size-asian="14pt" style:font-size-complex="14pt" fo:language="uk" fo:country="UA"/>
    </style:style>
    <style:style style:name="T140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01" style:parent-style-name="Исходныйтекст" style:family="text">
      <style:text-properties style:font-name="Calibri" style:font-name-complex="Calibri" fo:font-size="14pt" style:font-size-asian="14pt" style:font-size-complex="14pt" fo:language="uk" fo:country="UA"/>
    </style:style>
    <style:style style:name="T140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03" style:parent-style-name="Исходныйтекст" style:family="text">
      <style:text-properties style:font-name="Calibri" style:font-name-complex="Calibri" fo:font-size="14pt" style:font-size-asian="14pt" style:font-size-complex="14pt" fo:language="uk" fo:country="UA"/>
    </style:style>
    <style:style style:name="T1404" style:parent-style-name="Исходныйтекст" style:family="text">
      <style:text-properties style:font-name="Calibri" style:font-name-complex="Calibri" fo:font-size="14pt" style:font-size-asian="14pt" style:font-size-complex="14pt" fo:language="en" fo:country="US"/>
    </style:style>
    <style:style style:name="T1405" style:parent-style-name="Исходныйтекст" style:family="text">
      <style:text-properties style:font-name="Calibri" style:font-name-complex="Calibri" fo:font-size="14pt" style:font-size-asian="14pt" style:font-size-complex="14pt" fo:language="uk" fo:country="UA"/>
    </style:style>
    <style:style style:name="P1406" style:parent-style-name="Текствзаданномформате" style:family="paragraph">
      <style:paragraph-properties fo:text-align="justify"/>
    </style:style>
    <style:style style:name="T1407" style:parent-style-name="Исходныйтекст" style:family="text">
      <style:text-properties style:font-name="Calibri" style:font-name-complex="Calibri" fo:font-size="14pt" style:font-size-asian="14pt" style:font-size-complex="14pt" fo:language="uk" fo:country="UA"/>
    </style:style>
    <style:style style:name="T1408" style:parent-style-name="Вводпользователя" style:family="text">
      <style:text-properties style:font-name="Calibri" style:font-name-complex="Calibri" fo:font-size="14pt" style:font-size-asian="14pt" style:font-size-complex="14pt" fo:language="uk" fo:country="UA"/>
    </style:style>
    <style:style style:name="T1409" style:parent-style-name="Исходныйтекст" style:family="text">
      <style:text-properties style:font-name="Calibri" style:font-name-complex="Calibri" fo:font-size="14pt" style:font-size-asian="14pt" style:font-size-complex="14pt" fo:language="uk" fo:country="UA"/>
    </style:style>
    <style:style style:name="P1410" style:parent-style-name="Текствзаданномформате" style:family="paragraph">
      <style:paragraph-properties fo:text-align="justify"/>
    </style:style>
    <style:style style:name="T1411" style:parent-style-name="Исходныйтекст" style:family="text">
      <style:text-properties style:font-name="Calibri" style:font-name-complex="Calibri" fo:font-size="14pt" style:font-size-asian="14pt" style:font-size-complex="14pt" fo:language="uk" fo:country="UA"/>
    </style:style>
    <style:style style:name="T1412" style:parent-style-name="Вводпользователя" style:family="text">
      <style:text-properties style:font-name="Calibri" style:font-name-complex="Calibri" fo:font-size="14pt" style:font-size-asian="14pt" style:font-size-complex="14pt" fo:language="uk" fo:country="UA"/>
    </style:style>
    <style:style style:name="T1413" style:parent-style-name="Исходныйтекст" style:family="text">
      <style:text-properties style:font-name="Calibri" style:font-name-complex="Calibri" fo:font-size="14pt" style:font-size-asian="14pt" style:font-size-complex="14pt" fo:language="uk" fo:country="UA"/>
    </style:style>
    <style:style style:name="P141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415" style:parent-style-name="Текствзаданномформате" style:family="paragraph">
      <style:paragraph-properties fo:text-align="justify"/>
    </style:style>
    <style:style style:name="T1416" style:parent-style-name="Исходныйтекст" style:family="text">
      <style:text-properties style:font-name="Calibri" style:font-name-complex="Calibri" fo:font-size="14pt" style:font-size-asian="14pt" style:font-size-complex="14pt" fo:language="uk" fo:country="UA"/>
    </style:style>
    <style:style style:name="T141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18" style:parent-style-name="Исходныйтекст" style:family="text">
      <style:text-properties style:font-name="Calibri" style:font-name-complex="Calibri" fo:font-size="14pt" style:font-size-asian="14pt" style:font-size-complex="14pt" fo:language="uk" fo:country="UA"/>
    </style:style>
    <style:style style:name="P1419" style:parent-style-name="Текствзаданномформате" style:family="paragraph">
      <style:paragraph-properties fo:text-align="justify"/>
    </style:style>
    <style:style style:name="T1420" style:parent-style-name="Исходныйтекст" style:family="text">
      <style:text-properties style:font-name="Calibri" style:font-name-complex="Calibri" fo:font-size="14pt" style:font-size-asian="14pt" style:font-size-complex="14pt" fo:language="uk" fo:country="UA"/>
    </style:style>
    <style:style style:name="P1421" style:parent-style-name="Текствзаданномформате" style:family="paragraph">
      <style:paragraph-properties fo:text-align="justify"/>
    </style:style>
    <style:style style:name="T1422" style:parent-style-name="Исходныйтекст" style:family="text">
      <style:text-properties style:font-name="Calibri" style:font-name-complex="Calibri" fo:font-size="14pt" style:font-size-asian="14pt" style:font-size-complex="14pt" fo:language="uk" fo:country="UA"/>
    </style:style>
    <style:style style:name="T1423" style:parent-style-name="Исходныйтекст" style:family="text">
      <style:text-properties style:font-name="Times New Roman" style:font-name-complex="Times New Roman" fo:font-size="14pt" style:font-size-asian="14pt" style:font-size-complex="14pt" fo:language="uk" fo:country="UA"/>
    </style:style>
    <style:style style:name="P1424" style:parent-style-name="Текствзаданномформате" style:family="paragraph">
      <style:paragraph-properties fo:text-align="justify"/>
    </style:style>
    <style:style style:name="P1425"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4F81BD" fo:language="uk" fo:country="UA"/>
    </style:style>
    <style:style style:name="P1426" style:parent-style-name="Текствзаданномформате" style:family="paragraph">
      <style:paragraph-properties fo:text-align="justify"/>
    </style:style>
    <style:style style:name="P1427" style:parent-style-name="Текствзаданномформате" style:family="paragraph">
      <style:paragraph-properties fo:text-align="justify"/>
    </style:style>
    <style:style style:name="T1428"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429" style:parent-style-name="Текствзаданномформате" style:family="paragraph">
      <style:paragraph-properties fo:text-align="justify"/>
    </style:style>
    <style:style style:name="P1430" style:parent-style-name="Заголовок1" style:family="paragraph">
      <style:paragraph-properties fo:text-align="justify" fo:margin-top="0in" fo:margin-bottom="0in"/>
    </style:style>
    <style:style style:name="T1431"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432" style:parent-style-name="Заголовок1" style:family="paragraph">
      <style:paragraph-properties fo:text-align="justify" fo:margin-top="0in" fo:margin-bottom="0in"/>
    </style:style>
    <style:style style:name="T1433"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434"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435"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436"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T143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438" style:parent-style-name="Звичайний" style:family="paragraph">
      <style:paragraph-properties fo:text-align="justify"/>
    </style:style>
    <style:style style:name="P1439" style:parent-style-name="Текствзаданномформате" style:family="paragraph">
      <style:paragraph-properties fo:text-align="justify"/>
    </style:style>
    <style:style style:name="T144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441" style:parent-style-name="Текствзаданномформате" style:family="paragraph">
      <style:paragraph-properties fo:text-align="justify"/>
    </style:style>
    <style:style style:name="T1442" style:parent-style-name="Определение" style:family="text">
      <style:text-properties style:font-name="Calibri" style:font-name-complex="Calibri" fo:font-size="14pt" style:font-size-asian="14pt" style:font-size-complex="14pt" fo:language="uk" fo:country="UA"/>
    </style:style>
    <style:style style:name="T144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444" style:parent-style-name="Текствзаданномформате" style:family="paragraph">
      <style:paragraph-properties fo:text-align="justify"/>
    </style:style>
    <style:style style:name="T1445" style:parent-style-name="Определение" style:family="text">
      <style:text-properties style:font-name="Calibri" style:font-name-complex="Calibri" fo:font-size="14pt" style:font-size-asian="14pt" style:font-size-complex="14pt" fo:language="uk" fo:country="UA"/>
    </style:style>
    <style:style style:name="T144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447" style:parent-style-name="Текствзаданномформате" style:family="paragraph">
      <style:paragraph-properties fo:text-align="justify"/>
    </style:style>
    <style:style style:name="T1448" style:parent-style-name="Определение" style:family="text">
      <style:text-properties style:font-name="Calibri" style:font-name-complex="Calibri" fo:font-size="14pt" style:font-size-asian="14pt" style:font-size-complex="14pt" fo:language="uk" fo:country="UA"/>
    </style:style>
    <style:style style:name="T144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45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451" style:parent-style-name="Текствзаданномформате" style:family="paragraph">
      <style:paragraph-properties fo:text-align="justify"/>
    </style:style>
    <style:style style:name="T145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53" style:parent-style-name="Исходныйтекст" style:family="text">
      <style:text-properties style:font-name="Calibri" style:font-name-complex="Calibri" fo:font-size="14pt" style:font-size-asian="14pt" style:font-size-complex="14pt" fo:language="uk" fo:country="UA"/>
    </style:style>
    <style:style style:name="T145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55" style:parent-style-name="Исходныйтекст" style:family="text">
      <style:text-properties style:font-name="Calibri" style:font-name-complex="Calibri" fo:font-size="14pt" style:font-size-asian="14pt" style:font-size-complex="14pt" fo:language="uk" fo:country="UA"/>
    </style:style>
    <style:style style:name="T145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57" style:parent-style-name="Исходныйтекст" style:family="text">
      <style:text-properties style:font-name="Calibri" style:font-name-complex="Calibri" fo:font-size="14pt" style:font-size-asian="14pt" style:font-size-complex="14pt" fo:language="uk" fo:country="UA"/>
    </style:style>
    <style:style style:name="P1458" style:parent-style-name="Текствзаданномформате" style:family="paragraph">
      <style:paragraph-properties fo:text-align="justify"/>
    </style:style>
    <style:style style:name="T1459" style:parent-style-name="Исходныйтекст" style:family="text">
      <style:text-properties style:font-name="Calibri" style:font-name-complex="Calibri" fo:font-size="14pt" style:font-size-asian="14pt" style:font-size-complex="14pt" fo:language="uk" fo:country="UA"/>
    </style:style>
    <style:style style:name="P1460" style:parent-style-name="Текствзаданномформате" style:family="paragraph">
      <style:paragraph-properties fo:text-align="justify"/>
    </style:style>
    <style:style style:name="T1461" style:parent-style-name="Исходныйтекст" style:family="text">
      <style:text-properties style:font-name="Calibri" style:font-name-complex="Calibri" fo:font-size="14pt" style:font-size-asian="14pt" style:font-size-complex="14pt" fo:language="uk" fo:country="UA"/>
    </style:style>
    <style:style style:name="T146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63" style:parent-style-name="Исходныйтекст" style:family="text">
      <style:text-properties style:font-name="Calibri" style:font-name-complex="Calibri" fo:font-size="14pt" style:font-size-asian="14pt" style:font-size-complex="14pt" fo:language="uk" fo:country="UA"/>
    </style:style>
    <style:style style:name="T146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65" style:parent-style-name="Исходныйтекст" style:family="text">
      <style:text-properties style:font-name="Calibri" style:font-name-complex="Calibri" fo:font-size="14pt" style:font-size-asian="14pt" style:font-size-complex="14pt" fo:language="uk" fo:country="UA"/>
    </style:style>
    <style:style style:name="T146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67" style:parent-style-name="Исходныйтекст" style:family="text">
      <style:text-properties style:font-name="Calibri" style:font-name-complex="Calibri" fo:font-size="14pt" style:font-size-asian="14pt" style:font-size-complex="14pt" fo:language="uk" fo:country="UA"/>
    </style:style>
    <style:style style:name="P1468" style:parent-style-name="Текствзаданномформате" style:family="paragraph">
      <style:paragraph-properties fo:text-align="justify"/>
    </style:style>
    <style:style style:name="T1469" style:parent-style-name="Исходныйтекст" style:family="text">
      <style:text-properties style:font-name="Calibri" style:font-name-complex="Calibri" fo:font-size="14pt" style:font-size-asian="14pt" style:font-size-complex="14pt" fo:language="uk" fo:country="UA"/>
    </style:style>
    <style:style style:name="P147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471" style:parent-style-name="Текствзаданномформате" style:family="paragraph">
      <style:paragraph-properties fo:text-align="justify"/>
    </style:style>
    <style:style style:name="T147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73" style:parent-style-name="Исходныйтекст" style:family="text">
      <style:text-properties style:font-name="Calibri" style:font-name-complex="Calibri" fo:font-size="14pt" style:font-size-asian="14pt" style:font-size-complex="14pt" fo:language="uk" fo:country="UA"/>
    </style:style>
    <style:style style:name="P1474" style:parent-style-name="Текствзаданномформате" style:family="paragraph">
      <style:paragraph-properties fo:text-align="justify"/>
    </style:style>
    <style:style style:name="T1475" style:parent-style-name="Исходныйтекст" style:family="text">
      <style:text-properties style:font-name="Calibri" style:font-name-complex="Calibri" fo:font-size="14pt" style:font-size-asian="14pt" style:font-size-complex="14pt" fo:language="uk" fo:country="UA"/>
    </style:style>
    <style:style style:name="T147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77" style:parent-style-name="Исходныйтекст" style:family="text">
      <style:text-properties style:font-name="Calibri" style:font-name-complex="Calibri" fo:font-size="14pt" style:font-size-asian="14pt" style:font-size-complex="14pt" fo:language="uk" fo:country="UA"/>
    </style:style>
    <style:style style:name="P147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479" style:parent-style-name="Текствзаданномформате" style:family="paragraph">
      <style:paragraph-properties fo:text-align="justify"/>
    </style:style>
    <style:style style:name="T1480" style:parent-style-name="Исходныйтекст" style:family="text">
      <style:text-properties style:font-name="Calibri" style:font-name-complex="Calibri" fo:font-size="14pt" style:font-size-asian="14pt" style:font-size-complex="14pt" fo:language="uk" fo:country="UA"/>
    </style:style>
    <style:style style:name="T148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82" style:parent-style-name="Исходныйтекст" style:family="text">
      <style:text-properties style:font-name="Calibri" style:font-name-complex="Calibri" fo:font-size="14pt" style:font-size-asian="14pt" style:font-size-complex="14pt" fo:language="uk" fo:country="UA"/>
    </style:style>
    <style:style style:name="P148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484" style:parent-style-name="Текствзаданномформате" style:family="paragraph">
      <style:paragraph-properties fo:text-align="justify"/>
    </style:style>
    <style:style style:name="T1485" style:parent-style-name="Исходныйтекст" style:family="text">
      <style:text-properties style:font-name="Calibri" style:font-name-complex="Calibri" fo:font-size="14pt" style:font-size-asian="14pt" style:font-size-complex="14pt" fo:language="uk" fo:country="UA"/>
    </style:style>
    <style:style style:name="P148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487" style:parent-style-name="Текствзаданномформате" style:family="paragraph">
      <style:paragraph-properties fo:text-align="justify"/>
    </style:style>
    <style:style style:name="T1488" style:parent-style-name="Исходныйтекст" style:family="text">
      <style:text-properties style:font-name="Calibri" style:font-name-complex="Calibri" fo:font-size="14pt" style:font-size-asian="14pt" style:font-size-complex="14pt" fo:language="uk" fo:country="UA"/>
    </style:style>
    <style:style style:name="T1489" style:parent-style-name="Вводпользователя" style:family="text">
      <style:text-properties style:font-name="Calibri" style:font-name-complex="Calibri" fo:font-size="14pt" style:font-size-asian="14pt" style:font-size-complex="14pt" fo:language="uk" fo:country="UA"/>
    </style:style>
    <style:style style:name="T1490" style:parent-style-name="Исходныйтекст" style:family="text">
      <style:text-properties style:font-name="Calibri" style:font-name-complex="Calibri" fo:font-size="14pt" style:font-size-asian="14pt" style:font-size-complex="14pt" fo:language="uk" fo:country="UA"/>
    </style:style>
    <style:style style:name="P1491" style:parent-style-name="Текствзаданномформате" style:family="paragraph">
      <style:paragraph-properties fo:text-align="justify"/>
    </style:style>
    <style:style style:name="T1492" style:parent-style-name="Исходныйтекст" style:family="text">
      <style:text-properties style:font-name="Calibri" style:font-name-complex="Calibri" fo:font-size="14pt" style:font-size-asian="14pt" style:font-size-complex="14pt" fo:language="uk" fo:country="UA"/>
    </style:style>
    <style:style style:name="P1493" style:parent-style-name="Текствзаданномформате" style:family="paragraph">
      <style:paragraph-properties fo:text-align="justify"/>
    </style:style>
    <style:style style:name="T1494" style:parent-style-name="Исходныйтекст" style:family="text">
      <style:text-properties style:font-name="Calibri" style:font-name-complex="Calibri" fo:font-size="14pt" style:font-size-asian="14pt" style:font-size-complex="14pt" fo:language="uk" fo:country="UA"/>
    </style:style>
    <style:style style:name="T149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96" style:parent-style-name="Исходныйтекст" style:family="text">
      <style:text-properties style:font-name="Calibri" style:font-name-complex="Calibri" fo:font-size="14pt" style:font-size-asian="14pt" style:font-size-complex="14pt" fo:language="uk" fo:country="UA"/>
    </style:style>
    <style:style style:name="T149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498" style:parent-style-name="Исходныйтекст" style:family="text">
      <style:text-properties style:font-name="Calibri" style:font-name-complex="Calibri" fo:font-size="14pt" style:font-size-asian="14pt" style:font-size-complex="14pt" fo:language="uk" fo:country="UA"/>
    </style:style>
    <style:style style:name="P1499" style:parent-style-name="Текствзаданномформате" style:family="paragraph">
      <style:paragraph-properties fo:text-align="justify"/>
    </style:style>
    <style:style style:name="T1500" style:parent-style-name="Исходныйтекст" style:family="text">
      <style:text-properties style:font-name="Calibri" style:font-name-complex="Calibri" fo:font-size="14pt" style:font-size-asian="14pt" style:font-size-complex="14pt" fo:language="uk" fo:country="UA"/>
    </style:style>
    <style:style style:name="T1501" style:parent-style-name="Вводпользователя" style:family="text">
      <style:text-properties style:font-name="Calibri" style:font-name-complex="Calibri" fo:font-size="14pt" style:font-size-asian="14pt" style:font-size-complex="14pt" fo:language="uk" fo:country="UA"/>
    </style:style>
    <style:style style:name="T1502" style:parent-style-name="Исходныйтекст" style:family="text">
      <style:text-properties style:font-name="Calibri" style:font-name-complex="Calibri" fo:font-size="14pt" style:font-size-asian="14pt" style:font-size-complex="14pt" fo:language="uk" fo:country="UA"/>
    </style:style>
    <style:style style:name="P1503" style:parent-style-name="Текствзаданномформате" style:family="paragraph">
      <style:paragraph-properties fo:text-align="justify"/>
    </style:style>
    <style:style style:name="T1504" style:parent-style-name="Исходныйтекст" style:family="text">
      <style:text-properties style:font-name="Calibri" style:font-name-complex="Calibri" fo:font-size="14pt" style:font-size-asian="14pt" style:font-size-complex="14pt" fo:language="uk" fo:country="UA"/>
    </style:style>
    <style:style style:name="T1505" style:parent-style-name="Вводпользователя" style:family="text">
      <style:text-properties style:font-name="Calibri" style:font-name-complex="Calibri" fo:font-size="14pt" style:font-size-asian="14pt" style:font-size-complex="14pt" fo:language="uk" fo:country="UA"/>
    </style:style>
    <style:style style:name="T1506" style:parent-style-name="Исходныйтекст" style:family="text">
      <style:text-properties style:font-name="Calibri" style:font-name-complex="Calibri" fo:font-size="14pt" style:font-size-asian="14pt" style:font-size-complex="14pt" fo:language="uk" fo:country="UA"/>
    </style:style>
    <style:style style:name="P150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508" style:parent-style-name="Текствзаданномформате" style:family="paragraph">
      <style:paragraph-properties fo:text-align="justify"/>
    </style:style>
    <style:style style:name="T1509" style:parent-style-name="Исходныйтекст" style:family="text">
      <style:text-properties style:font-name="Calibri" style:font-name-complex="Calibri" fo:font-size="14pt" style:font-size-asian="14pt" style:font-size-complex="14pt" fo:language="uk" fo:country="UA"/>
    </style:style>
    <style:style style:name="P151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511" style:parent-style-name="Текствзаданномформате" style:family="paragraph">
      <style:paragraph-properties fo:text-align="justify"/>
    </style:style>
    <style:style style:name="T1512" style:parent-style-name="Исходныйтекст" style:family="text">
      <style:text-properties style:font-name="Calibri" style:font-name-complex="Calibri" fo:font-size="14pt" style:font-size-asian="14pt" style:font-size-complex="14pt" fo:language="uk" fo:country="UA"/>
    </style:style>
    <style:style style:name="T1513" style:parent-style-name="Вводпользователя" style:family="text">
      <style:text-properties style:font-name="Calibri" style:font-name-complex="Calibri" fo:font-size="14pt" style:font-size-asian="14pt" style:font-size-complex="14pt" fo:language="uk" fo:country="UA"/>
    </style:style>
    <style:style style:name="T1514" style:parent-style-name="Исходныйтекст" style:family="text">
      <style:text-properties style:font-name="Calibri" style:font-name-complex="Calibri" fo:font-size="14pt" style:font-size-asian="14pt" style:font-size-complex="14pt" fo:language="uk" fo:country="UA"/>
    </style:style>
    <style:style style:name="P1515" style:parent-style-name="Текствзаданномформате" style:family="paragraph">
      <style:paragraph-properties fo:text-align="justify"/>
    </style:style>
    <style:style style:name="T1516" style:parent-style-name="Исходныйтекст" style:family="text">
      <style:text-properties style:font-name="Calibri" style:font-name-complex="Calibri" fo:font-size="14pt" style:font-size-asian="14pt" style:font-size-complex="14pt" fo:language="uk" fo:country="UA"/>
    </style:style>
    <style:style style:name="P1517" style:parent-style-name="Текствзаданномформате" style:family="paragraph">
      <style:paragraph-properties fo:text-align="justify"/>
    </style:style>
    <style:style style:name="T1518" style:parent-style-name="Исходныйтекст" style:family="text">
      <style:text-properties style:font-name="Calibri" style:font-name-complex="Calibri" fo:font-size="14pt" style:font-size-asian="14pt" style:font-size-complex="14pt" fo:language="uk" fo:country="UA"/>
    </style:style>
    <style:style style:name="T151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520" style:parent-style-name="Исходныйтекст" style:family="text">
      <style:text-properties style:font-name="Calibri" style:font-name-complex="Calibri" fo:font-size="14pt" style:font-size-asian="14pt" style:font-size-complex="14pt" fo:language="uk" fo:country="UA"/>
    </style:style>
    <style:style style:name="T152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522" style:parent-style-name="Исходныйтекст" style:family="text">
      <style:text-properties style:font-name="Calibri" style:font-name-complex="Calibri" fo:font-size="14pt" style:font-size-asian="14pt" style:font-size-complex="14pt" fo:language="uk" fo:country="UA"/>
    </style:style>
    <style:style style:name="P1523" style:parent-style-name="Текствзаданномформате" style:family="paragraph">
      <style:paragraph-properties fo:text-align="justify"/>
    </style:style>
    <style:style style:name="T1524" style:parent-style-name="Исходныйтекст" style:family="text">
      <style:text-properties style:font-name="Calibri" style:font-name-complex="Calibri" fo:font-size="14pt" style:font-size-asian="14pt" style:font-size-complex="14pt" fo:language="uk" fo:country="UA"/>
    </style:style>
    <style:style style:name="T1525" style:parent-style-name="Вводпользователя" style:family="text">
      <style:text-properties style:font-name="Calibri" style:font-name-complex="Calibri" fo:font-size="14pt" style:font-size-asian="14pt" style:font-size-complex="14pt" fo:language="uk" fo:country="UA"/>
    </style:style>
    <style:style style:name="T1526" style:parent-style-name="Исходныйтекст" style:family="text">
      <style:text-properties style:font-name="Calibri" style:font-name-complex="Calibri" fo:font-size="14pt" style:font-size-asian="14pt" style:font-size-complex="14pt" fo:language="uk" fo:country="UA"/>
    </style:style>
    <style:style style:name="P1527" style:parent-style-name="Текствзаданномформате" style:family="paragraph">
      <style:paragraph-properties fo:text-align="justify"/>
    </style:style>
    <style:style style:name="T1528" style:parent-style-name="Исходныйтекст" style:family="text">
      <style:text-properties style:font-name="Calibri" style:font-name-complex="Calibri" fo:font-size="14pt" style:font-size-asian="14pt" style:font-size-complex="14pt" fo:language="uk" fo:country="UA"/>
    </style:style>
    <style:style style:name="T1529" style:parent-style-name="Вводпользователя" style:family="text">
      <style:text-properties style:font-name="Calibri" style:font-name-complex="Calibri" fo:font-size="14pt" style:font-size-asian="14pt" style:font-size-complex="14pt" fo:language="uk" fo:country="UA"/>
    </style:style>
    <style:style style:name="T1530" style:parent-style-name="Исходныйтекст" style:family="text">
      <style:text-properties style:font-name="Calibri" style:font-name-complex="Calibri" fo:font-size="14pt" style:font-size-asian="14pt" style:font-size-complex="14pt" fo:language="uk" fo:country="UA"/>
    </style:style>
    <style:style style:name="P153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532" style:parent-style-name="Текствзаданномформате" style:family="paragraph">
      <style:paragraph-properties fo:text-align="justify"/>
    </style:style>
    <style:style style:name="T1533" style:parent-style-name="Исходныйтекст" style:family="text">
      <style:text-properties style:font-name="Calibri" style:font-name-complex="Calibri" fo:font-size="14pt" style:font-size-asian="14pt" style:font-size-complex="14pt" fo:language="uk" fo:country="UA"/>
    </style:style>
    <style:style style:name="T153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535" style:parent-style-name="Исходныйтекст" style:family="text">
      <style:text-properties style:font-name="Calibri" style:font-name-complex="Calibri" fo:font-size="14pt" style:font-size-asian="14pt" style:font-size-complex="14pt" fo:language="uk" fo:country="UA"/>
    </style:style>
    <style:style style:name="P1536" style:parent-style-name="Текствзаданномформате" style:family="paragraph">
      <style:paragraph-properties fo:text-align="justify"/>
    </style:style>
    <style:style style:name="T1537" style:parent-style-name="Исходныйтекст" style:family="text">
      <style:text-properties style:font-name="Calibri" style:font-name-complex="Calibri" fo:font-size="14pt" style:font-size-asian="14pt" style:font-size-complex="14pt" fo:language="uk" fo:country="UA"/>
    </style:style>
    <style:style style:name="P1538" style:parent-style-name="Заголовок1" style:family="paragraph">
      <style:paragraph-properties fo:text-align="justify" fo:margin-top="0in" fo:margin-bottom="0in"/>
    </style:style>
    <style:style style:name="P1539" style:parent-style-name="Текствзаданномформате" style:family="paragraph">
      <style:paragraph-properties fo:text-align="justify"/>
    </style:style>
    <style:style style:name="T1540"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541" style:parent-style-name="Основнийтекст" style:family="paragraph">
      <style:paragraph-properties fo:text-align="justify" fo:margin-bottom="0in" fo:line-height="100%"/>
    </style:style>
    <style:style style:name="P1542" style:parent-style-name="Основнийтекст" style:family="paragraph">
      <style:paragraph-properties fo:text-align="justify" fo:margin-bottom="0in" fo:line-height="100%"/>
    </style:style>
    <style:style style:name="T1543" style:parent-style-name="Исходныйтекст" style:family="text">
      <style:text-properties style:font-name="Times New Roman" style:font-name-complex="Times New Roman" fo:font-size="14pt" style:font-size-asian="14pt" style:font-size-complex="14pt" fo:language="uk" fo:country="UA"/>
    </style:style>
    <style:style style:name="T1544"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1545" style:parent-style-name="Исходныйтекст" style:family="text">
      <style:text-properties style:font-name="Times New Roman" style:font-name-complex="Times New Roman" fo:font-size="14pt" style:font-size-asian="14pt" style:font-size-complex="14pt" fo:language="uk" fo:country="UA"/>
    </style:style>
    <style:style style:name="P1546" style:parent-style-name="Основнийтекст" style:family="paragraph">
      <style:paragraph-properties fo:text-align="justify" fo:margin-bottom="0in" fo:line-height="100%"/>
    </style:style>
    <style:style style:name="T1547" style:parent-style-name="Исходныйтекст" style:family="text">
      <style:text-properties style:font-name="Times New Roman" style:font-name-complex="Times New Roman" fo:font-size="14pt" style:font-size-asian="14pt" style:font-size-complex="14pt" fo:language="uk" fo:country="UA"/>
    </style:style>
    <style:style style:name="T1548"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1549" style:parent-style-name="Исходныйтекст" style:family="text">
      <style:text-properties style:font-name="Times New Roman" style:font-name-complex="Times New Roman" fo:font-size="14pt" style:font-size-asian="14pt" style:font-size-complex="14pt" fo:language="uk" fo:country="UA"/>
    </style:style>
    <style:style style:name="P1550" style:parent-style-name="Текствзаданномформате" style:family="paragraph">
      <style:paragraph-properties fo:text-align="justify"/>
    </style:style>
    <style:style style:name="P1551" style:parent-style-name="Текствзаданномформате" style:family="paragraph">
      <style:paragraph-properties fo:text-align="justify"/>
    </style:style>
    <style:style style:name="T155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553" style:parent-style-name="Текствзаданномформате" style:family="paragraph">
      <style:paragraph-properties fo:text-align="justify"/>
    </style:style>
    <style:style style:name="T1554" style:parent-style-name="Определение" style:family="text">
      <style:text-properties style:font-name="Calibri" style:font-name-complex="Calibri" fo:font-size="14pt" style:font-size-asian="14pt" style:font-size-complex="14pt" fo:language="uk" fo:country="UA"/>
    </style:style>
    <style:style style:name="T155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556" style:parent-style-name="Текствзаданномформате" style:family="paragraph">
      <style:paragraph-properties fo:text-align="justify"/>
    </style:style>
    <style:style style:name="T1557" style:parent-style-name="Определение" style:family="text">
      <style:text-properties style:font-name="Calibri" style:font-name-complex="Calibri" fo:font-size="14pt" style:font-size-asian="14pt" style:font-size-complex="14pt" fo:language="uk" fo:country="UA"/>
    </style:style>
    <style:style style:name="T155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559" style:parent-style-name="Текствзаданномформате" style:family="paragraph">
      <style:paragraph-properties fo:text-align="justify"/>
    </style:style>
    <style:style style:name="T1560" style:parent-style-name="Определение" style:family="text">
      <style:text-properties style:font-name="Calibri" style:font-name-complex="Calibri" fo:font-size="14pt" style:font-size-asian="14pt" style:font-size-complex="14pt" fo:language="uk" fo:country="UA"/>
    </style:style>
    <style:style style:name="T156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56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563" style:parent-style-name="Текствзаданномформате" style:family="paragraph">
      <style:paragraph-properties fo:text-align="justify"/>
    </style:style>
    <style:style style:name="T156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565" style:parent-style-name="Исходныйтекст" style:family="text">
      <style:text-properties style:font-name="Calibri" style:font-name-complex="Calibri" fo:font-size="14pt" style:font-size-asian="14pt" style:font-size-complex="14pt" fo:language="uk" fo:country="UA"/>
    </style:style>
    <style:style style:name="T156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567" style:parent-style-name="Исходныйтекст" style:family="text">
      <style:text-properties style:font-name="Calibri" style:font-name-complex="Calibri" fo:font-size="14pt" style:font-size-asian="14pt" style:font-size-complex="14pt" fo:language="uk" fo:country="UA"/>
    </style:style>
    <style:style style:name="T156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569" style:parent-style-name="Исходныйтекст" style:family="text">
      <style:text-properties style:font-name="Calibri" style:font-name-complex="Calibri" fo:font-size="14pt" style:font-size-asian="14pt" style:font-size-complex="14pt" fo:language="uk" fo:country="UA"/>
    </style:style>
    <style:style style:name="T157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571" style:parent-style-name="Исходныйтекст" style:family="text">
      <style:text-properties style:font-name="Calibri" style:font-name-complex="Calibri" fo:font-size="14pt" style:font-size-asian="14pt" style:font-size-complex="14pt" fo:language="uk" fo:country="UA"/>
    </style:style>
    <style:style style:name="P157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573" style:parent-style-name="Текствзаданномформате" style:family="paragraph">
      <style:paragraph-properties fo:text-align="justify"/>
    </style:style>
    <style:style style:name="T157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575" style:parent-style-name="Исходныйтекст" style:family="text">
      <style:text-properties style:font-name="Calibri" style:font-name-complex="Calibri" fo:font-size="14pt" style:font-size-asian="14pt" style:font-size-complex="14pt" fo:language="uk" fo:country="UA"/>
    </style:style>
    <style:style style:name="P1576" style:parent-style-name="Текствзаданномформате" style:family="paragraph">
      <style:paragraph-properties fo:text-align="justify"/>
    </style:style>
    <style:style style:name="T1577" style:parent-style-name="Исходныйтекст" style:family="text">
      <style:text-properties style:font-name="Calibri" style:font-name-complex="Calibri" fo:font-size="14pt" style:font-size-asian="14pt" style:font-size-complex="14pt" fo:language="uk" fo:country="UA"/>
    </style:style>
    <style:style style:name="T157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579" style:parent-style-name="Исходныйтекст" style:family="text">
      <style:text-properties style:font-name="Calibri" style:font-name-complex="Calibri" fo:font-size="14pt" style:font-size-asian="14pt" style:font-size-complex="14pt" fo:language="uk" fo:country="UA"/>
    </style:style>
    <style:style style:name="P1580" style:parent-style-name="Текствзаданномформате" style:family="paragraph">
      <style:paragraph-properties fo:text-align="justify"/>
    </style:style>
    <style:style style:name="T1581" style:parent-style-name="Исходныйтекст" style:family="text">
      <style:text-properties style:font-name="Calibri" style:font-name-complex="Calibri" fo:font-size="14pt" style:font-size-asian="14pt" style:font-size-complex="14pt" fo:language="uk" fo:country="UA"/>
    </style:style>
    <style:style style:name="T158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583" style:parent-style-name="Исходныйтекст" style:family="text">
      <style:text-properties style:font-name="Calibri" style:font-name-complex="Calibri" fo:font-size="14pt" style:font-size-asian="14pt" style:font-size-complex="14pt" fo:language="uk" fo:country="UA"/>
    </style:style>
    <style:style style:name="P158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585" style:parent-style-name="Текствзаданномформате" style:family="paragraph">
      <style:paragraph-properties fo:text-align="justify"/>
    </style:style>
    <style:style style:name="T1586" style:parent-style-name="Исходныйтекст" style:family="text">
      <style:text-properties style:font-name="Calibri" style:font-name-complex="Calibri" fo:font-size="14pt" style:font-size-asian="14pt" style:font-size-complex="14pt" fo:language="uk" fo:country="UA"/>
    </style:style>
    <style:style style:name="T158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588" style:parent-style-name="Текствзаданномформате" style:family="paragraph">
      <style:paragraph-properties fo:text-align="justify"/>
    </style:style>
    <style:style style:name="T1589" style:parent-style-name="Исходныйтекст" style:family="text">
      <style:text-properties style:font-name="Calibri" style:font-name-complex="Calibri" fo:font-size="14pt" style:font-size-asian="14pt" style:font-size-complex="14pt" fo:language="uk" fo:country="UA"/>
    </style:style>
    <style:style style:name="P159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591" style:parent-style-name="Текствзаданномформате" style:family="paragraph">
      <style:paragraph-properties fo:text-align="justify"/>
    </style:style>
    <style:style style:name="T1592" style:parent-style-name="Исходныйтекст" style:family="text">
      <style:text-properties style:font-name="Calibri" style:font-name-complex="Calibri" fo:font-size="14pt" style:font-size-asian="14pt" style:font-size-complex="14pt" fo:language="uk" fo:country="UA"/>
    </style:style>
    <style:style style:name="T159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594" style:parent-style-name="Текствзаданномформате" style:family="paragraph">
      <style:paragraph-properties fo:text-align="justify"/>
    </style:style>
    <style:style style:name="T1595" style:parent-style-name="Исходныйтекст" style:family="text">
      <style:text-properties style:font-name="Calibri" style:font-name-complex="Calibri" fo:font-size="14pt" style:font-size-asian="14pt" style:font-size-complex="14pt" fo:language="uk" fo:country="UA"/>
    </style:style>
    <style:style style:name="P159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597" style:parent-style-name="Текствзаданномформате" style:family="paragraph">
      <style:paragraph-properties fo:text-align="justify"/>
    </style:style>
    <style:style style:name="T1598" style:parent-style-name="Исходныйтекст" style:family="text">
      <style:text-properties style:font-name="Calibri" style:font-name-complex="Calibri" fo:font-size="14pt" style:font-size-asian="14pt" style:font-size-complex="14pt" fo:language="uk" fo:country="UA"/>
    </style:style>
    <style:style style:name="T159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600" style:parent-style-name="Текствзаданномформате" style:family="paragraph">
      <style:paragraph-properties fo:text-align="justify"/>
    </style:style>
    <style:style style:name="T1601" style:parent-style-name="Исходныйтекст" style:family="text">
      <style:text-properties style:font-name="Calibri" style:font-name-complex="Calibri" fo:font-size="14pt" style:font-size-asian="14pt" style:font-size-complex="14pt" fo:language="uk" fo:country="UA"/>
    </style:style>
    <style:style style:name="T1602" style:parent-style-name="Вводпользователя" style:family="text">
      <style:text-properties style:font-name="Calibri" style:font-name-complex="Calibri" fo:font-size="14pt" style:font-size-asian="14pt" style:font-size-complex="14pt" fo:language="uk" fo:country="UA"/>
    </style:style>
    <style:style style:name="T1603" style:parent-style-name="Исходныйтекст" style:family="text">
      <style:text-properties style:font-name="Calibri" style:font-name-complex="Calibri" fo:font-size="14pt" style:font-size-asian="14pt" style:font-size-complex="14pt" fo:language="uk" fo:country="UA"/>
    </style:style>
    <style:style style:name="P1604" style:parent-style-name="Текствзаданномформате" style:family="paragraph">
      <style:paragraph-properties fo:text-align="justify"/>
    </style:style>
    <style:style style:name="T1605" style:parent-style-name="Исходныйтекст" style:family="text">
      <style:text-properties style:font-name="Calibri" style:font-name-complex="Calibri" fo:font-size="14pt" style:font-size-asian="14pt" style:font-size-complex="14pt" fo:language="uk" fo:country="UA"/>
    </style:style>
    <style:style style:name="T160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607" style:parent-style-name="Исходныйтекст" style:family="text">
      <style:text-properties style:font-name="Calibri" style:font-name-complex="Calibri" fo:font-size="14pt" style:font-size-asian="14pt" style:font-size-complex="14pt" fo:language="uk" fo:country="UA"/>
    </style:style>
    <style:style style:name="T160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609" style:parent-style-name="Исходныйтекст" style:family="text">
      <style:text-properties style:font-name="Calibri" style:font-name-complex="Calibri" fo:font-size="14pt" style:font-size-asian="14pt" style:font-size-complex="14pt" fo:language="uk" fo:country="UA"/>
    </style:style>
    <style:style style:name="P1610" style:parent-style-name="Текствзаданномформате" style:family="paragraph">
      <style:paragraph-properties fo:text-align="justify"/>
    </style:style>
    <style:style style:name="T1611" style:parent-style-name="Исходныйтекст" style:family="text">
      <style:text-properties style:font-name="Calibri" style:font-name-complex="Calibri" fo:font-size="14pt" style:font-size-asian="14pt" style:font-size-complex="14pt" fo:language="uk" fo:country="UA"/>
    </style:style>
    <style:style style:name="T1612" style:parent-style-name="Вводпользователя" style:family="text">
      <style:text-properties style:font-name="Calibri" style:font-name-complex="Calibri" fo:font-size="14pt" style:font-size-asian="14pt" style:font-size-complex="14pt" fo:language="uk" fo:country="UA"/>
    </style:style>
    <style:style style:name="T1613" style:parent-style-name="Исходныйтекст" style:family="text">
      <style:text-properties style:font-name="Calibri" style:font-name-complex="Calibri" fo:font-size="14pt" style:font-size-asian="14pt" style:font-size-complex="14pt" fo:language="uk" fo:country="UA"/>
    </style:style>
    <style:style style:name="P1614" style:parent-style-name="Текствзаданномформате" style:family="paragraph">
      <style:paragraph-properties fo:text-align="justify"/>
    </style:style>
    <style:style style:name="T1615" style:parent-style-name="Исходныйтекст" style:family="text">
      <style:text-properties style:font-name="Calibri" style:font-name-complex="Calibri" fo:font-size="14pt" style:font-size-asian="14pt" style:font-size-complex="14pt" fo:language="uk" fo:country="UA"/>
    </style:style>
    <style:style style:name="T1616" style:parent-style-name="Вводпользователя" style:family="text">
      <style:text-properties style:font-name="Calibri" style:font-name-complex="Calibri" fo:font-size="14pt" style:font-size-asian="14pt" style:font-size-complex="14pt" fo:language="uk" fo:country="UA"/>
    </style:style>
    <style:style style:name="T1617" style:parent-style-name="Исходныйтекст" style:family="text">
      <style:text-properties style:font-name="Calibri" style:font-name-complex="Calibri" fo:font-size="14pt" style:font-size-asian="14pt" style:font-size-complex="14pt" fo:language="uk" fo:country="UA"/>
    </style:style>
    <style:style style:name="P161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619" style:parent-style-name="Текствзаданномформате" style:family="paragraph">
      <style:paragraph-properties fo:text-align="justify"/>
    </style:style>
    <style:style style:name="T1620" style:parent-style-name="Исходныйтекст" style:family="text">
      <style:text-properties style:font-name="Calibri" style:font-name-complex="Calibri" fo:font-size="14pt" style:font-size-asian="14pt" style:font-size-complex="14pt" fo:language="uk" fo:country="UA"/>
    </style:style>
    <style:style style:name="T162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622" style:parent-style-name="Исходныйтекст" style:family="text">
      <style:text-properties style:font-name="Calibri" style:font-name-complex="Calibri" fo:font-size="14pt" style:font-size-asian="14pt" style:font-size-complex="14pt" fo:language="uk" fo:country="UA"/>
    </style:style>
    <style:style style:name="P1623" style:parent-style-name="Текствзаданномформате" style:family="paragraph">
      <style:paragraph-properties fo:text-align="justify"/>
    </style:style>
    <style:style style:name="T1624" style:parent-style-name="Исходныйтекст" style:family="text">
      <style:text-properties style:font-name="Calibri" style:font-name-complex="Calibri" fo:font-size="14pt" style:font-size-asian="14pt" style:font-size-complex="14pt" fo:language="uk" fo:country="UA"/>
    </style:style>
    <style:style style:name="P1625" style:parent-style-name="Заголовок1" style:family="paragraph">
      <style:paragraph-properties fo:text-align="justify" fo:margin-top="0in" fo:margin-bottom="0in"/>
    </style:style>
    <style:style style:name="T1626"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627" style:parent-style-name="Текствзаданномформате" style:family="paragraph">
      <style:paragraph-properties fo:text-align="justify"/>
    </style:style>
    <style:style style:name="P1628" style:parent-style-name="Текствзаданномформате" style:family="paragraph">
      <style:paragraph-properties fo:text-align="justify"/>
    </style:style>
    <style:style style:name="P1629" style:parent-style-name="Текствзаданномформате" style:family="paragraph">
      <style:paragraph-properties fo:text-align="justify"/>
    </style:style>
    <style:style style:name="T1630"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63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632" style:parent-style-name="Заголовок1" style:family="paragraph">
      <style:paragraph-properties fo:text-align="justify" fo:margin-top="0in" fo:margin-bottom="0in"/>
    </style:style>
    <style:style style:name="T1633"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634" style:parent-style-name="Текствзаданномформате" style:family="paragraph">
      <style:paragraph-properties fo:text-align="justify"/>
    </style:style>
    <style:style style:name="T163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636" style:parent-style-name="Текствзаданномформате" style:family="paragraph">
      <style:paragraph-properties fo:text-align="justify"/>
    </style:style>
    <style:style style:name="T1637" style:parent-style-name="Определение" style:family="text">
      <style:text-properties style:font-name="Calibri" style:font-name-complex="Calibri" fo:font-size="14pt" style:font-size-asian="14pt" style:font-size-complex="14pt" fo:language="uk" fo:country="UA"/>
    </style:style>
    <style:style style:name="T163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639" style:parent-style-name="Текствзаданномформате" style:family="paragraph">
      <style:paragraph-properties fo:text-align="justify"/>
    </style:style>
    <style:style style:name="T1640" style:parent-style-name="Определение" style:family="text">
      <style:text-properties style:font-name="Calibri" style:font-name-complex="Calibri" fo:font-size="14pt" style:font-size-asian="14pt" style:font-size-complex="14pt" fo:language="uk" fo:country="UA"/>
    </style:style>
    <style:style style:name="T164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642" style:parent-style-name="Текствзаданномформате" style:family="paragraph">
      <style:paragraph-properties fo:text-align="justify"/>
    </style:style>
    <style:style style:name="T1643" style:parent-style-name="Определение" style:family="text">
      <style:text-properties style:font-name="Calibri" style:font-name-complex="Calibri" fo:font-size="14pt" style:font-size-asian="14pt" style:font-size-complex="14pt" fo:language="uk" fo:country="UA"/>
    </style:style>
    <style:style style:name="T164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64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646" style:parent-style-name="Текствзаданномформате" style:family="paragraph">
      <style:paragraph-properties fo:text-align="justify"/>
    </style:style>
    <style:style style:name="T164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648" style:parent-style-name="Исходныйтекст" style:family="text">
      <style:text-properties style:font-name="Calibri" style:font-name-complex="Calibri" fo:font-size="14pt" style:font-size-asian="14pt" style:font-size-complex="14pt" fo:language="uk" fo:country="UA"/>
    </style:style>
    <style:style style:name="T164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650" style:parent-style-name="Исходныйтекст" style:family="text">
      <style:text-properties style:font-name="Calibri" style:font-name-complex="Calibri" fo:font-size="14pt" style:font-size-asian="14pt" style:font-size-complex="14pt" fo:language="uk" fo:country="UA"/>
    </style:style>
    <style:style style:name="T165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652" style:parent-style-name="Исходныйтекст" style:family="text">
      <style:text-properties style:font-name="Calibri" style:font-name-complex="Calibri" fo:font-size="14pt" style:font-size-asian="14pt" style:font-size-complex="14pt" fo:language="uk" fo:country="UA"/>
    </style:style>
    <style:style style:name="T165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654" style:parent-style-name="Исходныйтекст" style:family="text">
      <style:text-properties style:font-name="Calibri" style:font-name-complex="Calibri" fo:font-size="14pt" style:font-size-asian="14pt" style:font-size-complex="14pt" fo:language="uk" fo:country="UA"/>
    </style:style>
    <style:style style:name="P165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656" style:parent-style-name="Текствзаданномформате" style:family="paragraph">
      <style:paragraph-properties fo:text-align="justify"/>
    </style:style>
    <style:style style:name="T165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658" style:parent-style-name="Исходныйтекст" style:family="text">
      <style:text-properties style:font-name="Calibri" style:font-name-complex="Calibri" fo:font-size="14pt" style:font-size-asian="14pt" style:font-size-complex="14pt" fo:language="uk" fo:country="UA"/>
    </style:style>
    <style:style style:name="P1659" style:parent-style-name="Текствзаданномформате" style:family="paragraph">
      <style:paragraph-properties fo:text-align="justify"/>
    </style:style>
    <style:style style:name="T1660" style:parent-style-name="Исходныйтекст" style:family="text">
      <style:text-properties style:font-name="Calibri" style:font-name-complex="Calibri" fo:font-size="14pt" style:font-size-asian="14pt" style:font-size-complex="14pt" fo:language="uk" fo:country="UA"/>
    </style:style>
    <style:style style:name="T166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662" style:parent-style-name="Исходныйтекст" style:family="text">
      <style:text-properties style:font-name="Calibri" style:font-name-complex="Calibri" fo:font-size="14pt" style:font-size-asian="14pt" style:font-size-complex="14pt" fo:language="uk" fo:country="UA"/>
    </style:style>
    <style:style style:name="P166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664" style:parent-style-name="Текствзаданномформате" style:family="paragraph">
      <style:paragraph-properties fo:text-align="justify"/>
    </style:style>
    <style:style style:name="T1665" style:parent-style-name="Исходныйтекст" style:family="text">
      <style:text-properties style:font-name="Calibri" style:font-name-complex="Calibri" fo:font-size="14pt" style:font-size-asian="14pt" style:font-size-complex="14pt" fo:language="uk" fo:country="UA"/>
    </style:style>
    <style:style style:name="T166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667" style:parent-style-name="Текствзаданномформате" style:family="paragraph">
      <style:paragraph-properties fo:text-align="justify"/>
    </style:style>
    <style:style style:name="T1668" style:parent-style-name="Исходныйтекст" style:family="text">
      <style:text-properties style:font-name="Calibri" style:font-name-complex="Calibri" fo:font-size="14pt" style:font-size-asian="14pt" style:font-size-complex="14pt" fo:language="uk" fo:country="UA"/>
    </style:style>
    <style:style style:name="T166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670" style:parent-style-name="Исходныйтекст" style:family="text">
      <style:text-properties style:font-name="Calibri" style:font-name-complex="Calibri" fo:font-size="14pt" style:font-size-asian="14pt" style:font-size-complex="14pt" fo:language="uk" fo:country="UA"/>
    </style:style>
    <style:style style:name="T167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672" style:parent-style-name="Исходныйтекст" style:family="text">
      <style:text-properties style:font-name="Calibri" style:font-name-complex="Calibri" fo:font-size="14pt" style:font-size-asian="14pt" style:font-size-complex="14pt" fo:language="uk" fo:country="UA"/>
    </style:style>
    <style:style style:name="T167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67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675" style:parent-style-name="Текствзаданномформате" style:family="paragraph">
      <style:paragraph-properties fo:text-align="justify"/>
    </style:style>
    <style:style style:name="T1676" style:parent-style-name="Исходныйтекст" style:family="text">
      <style:text-properties style:font-name="Calibri" style:font-name-complex="Calibri" fo:font-size="14pt" style:font-size-asian="14pt" style:font-size-complex="14pt" fo:language="uk" fo:country="UA"/>
    </style:style>
    <style:style style:name="P167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678" style:parent-style-name="Текствзаданномформате" style:family="paragraph">
      <style:paragraph-properties fo:text-align="justify"/>
    </style:style>
    <style:style style:name="T1679" style:parent-style-name="Исходныйтекст" style:family="text">
      <style:text-properties style:font-name="Calibri" style:font-name-complex="Calibri" fo:font-size="14pt" style:font-size-asian="14pt" style:font-size-complex="14pt" fo:language="uk" fo:country="UA"/>
    </style:style>
    <style:style style:name="T168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681" style:parent-style-name="Текствзаданномформате" style:family="paragraph">
      <style:paragraph-properties fo:text-align="justify"/>
    </style:style>
    <style:style style:name="T1682" style:parent-style-name="Исходныйтекст" style:family="text">
      <style:text-properties style:font-name="Calibri" style:font-name-complex="Calibri" fo:font-size="14pt" style:font-size-asian="14pt" style:font-size-complex="14pt" fo:language="uk" fo:country="UA"/>
    </style:style>
    <style:style style:name="P168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684" style:parent-style-name="Текствзаданномформате" style:family="paragraph">
      <style:paragraph-properties fo:text-align="justify"/>
    </style:style>
    <style:style style:name="T1685" style:parent-style-name="Исходныйтекст" style:family="text">
      <style:text-properties style:font-name="Calibri" style:font-name-complex="Calibri" fo:font-size="14pt" style:font-size-asian="14pt" style:font-size-complex="14pt" fo:language="uk" fo:country="UA"/>
    </style:style>
    <style:style style:name="T168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687" style:parent-style-name="Текствзаданномформате" style:family="paragraph">
      <style:paragraph-properties fo:text-align="justify"/>
    </style:style>
    <style:style style:name="T1688" style:parent-style-name="Исходныйтекст" style:family="text">
      <style:text-properties style:font-name="Calibri" style:font-name-complex="Calibri" fo:font-size="14pt" style:font-size-asian="14pt" style:font-size-complex="14pt" fo:language="uk" fo:country="UA"/>
    </style:style>
    <style:style style:name="P168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690" style:parent-style-name="Текствзаданномформате" style:family="paragraph">
      <style:paragraph-properties fo:text-align="justify"/>
    </style:style>
    <style:style style:name="T1691" style:parent-style-name="Исходныйтекст" style:family="text">
      <style:text-properties style:font-name="Calibri" style:font-name-complex="Calibri" fo:font-size="14pt" style:font-size-asian="14pt" style:font-size-complex="14pt" fo:language="uk" fo:country="UA"/>
    </style:style>
    <style:style style:name="T169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693" style:parent-style-name="Текствзаданномформате" style:family="paragraph">
      <style:paragraph-properties fo:text-align="justify"/>
    </style:style>
    <style:style style:name="T1694" style:parent-style-name="Исходныйтекст" style:family="text">
      <style:text-properties style:font-name="Calibri" style:font-name-complex="Calibri" fo:font-size="14pt" style:font-size-asian="14pt" style:font-size-complex="14pt" fo:language="uk" fo:country="UA"/>
    </style:style>
    <style:style style:name="T1695" style:parent-style-name="Вводпользователя" style:family="text">
      <style:text-properties style:font-name="Calibri" style:font-name-complex="Calibri" fo:font-size="14pt" style:font-size-asian="14pt" style:font-size-complex="14pt" fo:language="uk" fo:country="UA"/>
    </style:style>
    <style:style style:name="T1696" style:parent-style-name="Исходныйтекст" style:family="text">
      <style:text-properties style:font-name="Calibri" style:font-name-complex="Calibri" fo:font-size="14pt" style:font-size-asian="14pt" style:font-size-complex="14pt" fo:language="uk" fo:country="UA"/>
    </style:style>
    <style:style style:name="P1697" style:parent-style-name="Текствзаданномформате" style:family="paragraph">
      <style:paragraph-properties fo:text-align="justify"/>
    </style:style>
    <style:style style:name="T1698" style:parent-style-name="Исходныйтекст" style:family="text">
      <style:text-properties style:font-name="Calibri" style:font-name-complex="Calibri" fo:font-size="14pt" style:font-size-asian="14pt" style:font-size-complex="14pt" fo:language="uk" fo:country="UA"/>
    </style:style>
    <style:style style:name="T169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00" style:parent-style-name="Исходныйтекст" style:family="text">
      <style:text-properties style:font-name="Calibri" style:font-name-complex="Calibri" fo:font-size="14pt" style:font-size-asian="14pt" style:font-size-complex="14pt" fo:language="uk" fo:country="UA"/>
    </style:style>
    <style:style style:name="T170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02" style:parent-style-name="Исходныйтекст" style:family="text">
      <style:text-properties style:font-name="Calibri" style:font-name-complex="Calibri" fo:font-size="14pt" style:font-size-asian="14pt" style:font-size-complex="14pt" fo:language="uk" fo:country="UA"/>
    </style:style>
    <style:style style:name="P1703" style:parent-style-name="Текствзаданномформате" style:family="paragraph">
      <style:paragraph-properties fo:text-align="justify"/>
    </style:style>
    <style:style style:name="T1704" style:parent-style-name="Исходныйтекст" style:family="text">
      <style:text-properties style:font-name="Calibri" style:font-name-complex="Calibri" fo:font-size="14pt" style:font-size-asian="14pt" style:font-size-complex="14pt" fo:language="uk" fo:country="UA"/>
    </style:style>
    <style:style style:name="T1705" style:parent-style-name="Вводпользователя" style:family="text">
      <style:text-properties style:font-name="Calibri" style:font-name-complex="Calibri" fo:font-size="14pt" style:font-size-asian="14pt" style:font-size-complex="14pt" fo:language="uk" fo:country="UA"/>
    </style:style>
    <style:style style:name="T1706" style:parent-style-name="Исходныйтекст" style:family="text">
      <style:text-properties style:font-name="Calibri" style:font-name-complex="Calibri" fo:font-size="14pt" style:font-size-asian="14pt" style:font-size-complex="14pt" fo:language="uk" fo:country="UA"/>
    </style:style>
    <style:style style:name="P1707" style:parent-style-name="Текствзаданномформате" style:family="paragraph">
      <style:paragraph-properties fo:text-align="justify"/>
    </style:style>
    <style:style style:name="T1708" style:parent-style-name="Исходныйтекст" style:family="text">
      <style:text-properties style:font-name="Calibri" style:font-name-complex="Calibri" fo:font-size="14pt" style:font-size-asian="14pt" style:font-size-complex="14pt" fo:language="uk" fo:country="UA"/>
    </style:style>
    <style:style style:name="T1709" style:parent-style-name="Вводпользователя" style:family="text">
      <style:text-properties style:font-name="Calibri" style:font-name-complex="Calibri" fo:font-size="14pt" style:font-size-asian="14pt" style:font-size-complex="14pt" fo:language="uk" fo:country="UA"/>
    </style:style>
    <style:style style:name="T1710" style:parent-style-name="Исходныйтекст" style:family="text">
      <style:text-properties style:font-name="Calibri" style:font-name-complex="Calibri" fo:font-size="14pt" style:font-size-asian="14pt" style:font-size-complex="14pt" fo:language="uk" fo:country="UA"/>
    </style:style>
    <style:style style:name="P171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712" style:parent-style-name="Текствзаданномформате" style:family="paragraph">
      <style:paragraph-properties fo:text-align="justify"/>
    </style:style>
    <style:style style:name="T1713" style:parent-style-name="Исходныйтекст" style:family="text">
      <style:text-properties style:font-name="Calibri" style:font-name-complex="Calibri" fo:font-size="14pt" style:font-size-asian="14pt" style:font-size-complex="14pt" fo:language="uk" fo:country="UA"/>
    </style:style>
    <style:style style:name="T171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15" style:parent-style-name="Исходныйтекст" style:family="text">
      <style:text-properties style:font-name="Calibri" style:font-name-complex="Calibri" fo:font-size="14pt" style:font-size-asian="14pt" style:font-size-complex="14pt" fo:language="uk" fo:country="UA"/>
    </style:style>
    <style:style style:name="P1716" style:parent-style-name="Текствзаданномформате" style:family="paragraph">
      <style:paragraph-properties fo:text-align="justify"/>
    </style:style>
    <style:style style:name="T1717" style:parent-style-name="Исходныйтекст" style:family="text">
      <style:text-properties style:font-name="Calibri" style:font-name-complex="Calibri" fo:font-size="14pt" style:font-size-asian="14pt" style:font-size-complex="14pt" fo:language="uk" fo:country="UA"/>
    </style:style>
    <style:style style:name="P1718" style:parent-style-name="Звичайний" style:family="paragraph">
      <style:paragraph-properties fo:text-align="justify"/>
    </style:style>
    <style:style style:name="T1719" style:parent-style-name="Исходныйтекст" style:family="text">
      <style:text-properties style:font-name="Times New Roman" style:font-name-complex="Times New Roman" fo:font-size="14pt" style:font-size-asian="14pt" style:font-size-complex="14pt" fo:language="uk" fo:country="UA"/>
    </style:style>
    <style:style style:name="P1720" style:parent-style-name="Звичайний" style:family="paragraph">
      <style:paragraph-properties fo:text-align="justify"/>
    </style:style>
    <style:style style:name="P1721" style:parent-style-name="Звичайний" style:family="paragraph">
      <style:paragraph-properties fo:text-align="justify"/>
    </style:style>
    <style:style style:name="P1722"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4F81BD" fo:language="uk" fo:country="UA"/>
    </style:style>
    <style:style style:name="P1723" style:parent-style-name="Звичайний" style:family="paragraph">
      <style:paragraph-properties fo:text-align="justify"/>
    </style:style>
    <style:style style:name="P1724" style:parent-style-name="Звичайний" style:family="paragraph">
      <style:paragraph-properties fo:text-align="justify"/>
    </style:style>
    <style:style style:name="T1725" style:parent-style-name="Исходныйтекст" style:family="text">
      <style:text-properties style:font-name="Times New Roman" style:font-name-complex="Times New Roman" fo:font-size="14pt" style:font-size-asian="14pt" style:font-size-complex="14pt" fo:language="uk" fo:country="UA"/>
    </style:style>
    <style:style style:name="P1726" style:parent-style-name="Звичайний" style:family="paragraph">
      <style:paragraph-properties fo:text-align="justify"/>
    </style:style>
    <style:style style:name="P1727" style:parent-style-name="Текствзаданномформате" style:family="paragraph">
      <style:paragraph-properties fo:text-align="justify"/>
    </style:style>
    <style:style style:name="T1728"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729" style:parent-style-name="Звичайний" style:family="paragraph">
      <style:paragraph-properties fo:text-align="justify"/>
    </style:style>
    <style:style style:name="T1730" style:parent-style-name="Исходныйтекст" style:family="text">
      <style:text-properties style:font-name="Times New Roman" style:font-name-complex="Times New Roman" fo:font-size="14pt" style:font-size-asian="14pt" style:font-size-complex="14pt" fo:language="uk" fo:country="UA"/>
    </style:style>
    <style:style style:name="P1731" style:parent-style-name="Звичайний" style:family="paragraph">
      <style:paragraph-properties fo:text-align="justify"/>
    </style:style>
    <style:style style:name="P1732" style:parent-style-name="Текствзаданномформате" style:family="paragraph">
      <style:paragraph-properties fo:text-align="justify"/>
    </style:style>
    <style:style style:name="T173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734" style:parent-style-name="Текствзаданномформате" style:family="paragraph">
      <style:paragraph-properties fo:text-align="justify"/>
    </style:style>
    <style:style style:name="T1735" style:parent-style-name="Определение" style:family="text">
      <style:text-properties style:font-name="Calibri" style:font-name-complex="Calibri" fo:font-size="14pt" style:font-size-asian="14pt" style:font-size-complex="14pt" fo:language="uk" fo:country="UA"/>
    </style:style>
    <style:style style:name="T173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737" style:parent-style-name="Текствзаданномформате" style:family="paragraph">
      <style:paragraph-properties fo:text-align="justify"/>
    </style:style>
    <style:style style:name="T1738" style:parent-style-name="Определение" style:family="text">
      <style:text-properties style:font-name="Calibri" style:font-name-complex="Calibri" fo:font-size="14pt" style:font-size-asian="14pt" style:font-size-complex="14pt" fo:language="uk" fo:country="UA"/>
    </style:style>
    <style:style style:name="T173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740" style:parent-style-name="Текствзаданномформате" style:family="paragraph">
      <style:paragraph-properties fo:text-align="justify"/>
    </style:style>
    <style:style style:name="T1741" style:parent-style-name="Определение" style:family="text">
      <style:text-properties style:font-name="Calibri" style:font-name-complex="Calibri" fo:font-size="14pt" style:font-size-asian="14pt" style:font-size-complex="14pt" fo:language="uk" fo:country="UA"/>
    </style:style>
    <style:style style:name="T174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74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744" style:parent-style-name="Текствзаданномформате" style:family="paragraph">
      <style:paragraph-properties fo:text-align="justify"/>
    </style:style>
    <style:style style:name="T174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46" style:parent-style-name="Исходныйтекст" style:family="text">
      <style:text-properties style:font-name="Calibri" style:font-name-complex="Calibri" fo:font-size="14pt" style:font-size-asian="14pt" style:font-size-complex="14pt" fo:language="uk" fo:country="UA"/>
    </style:style>
    <style:style style:name="T174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48" style:parent-style-name="Исходныйтекст" style:family="text">
      <style:text-properties style:font-name="Calibri" style:font-name-complex="Calibri" fo:font-size="14pt" style:font-size-asian="14pt" style:font-size-complex="14pt" fo:language="uk" fo:country="UA"/>
    </style:style>
    <style:style style:name="T174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50" style:parent-style-name="Исходныйтекст" style:family="text">
      <style:text-properties style:font-name="Calibri" style:font-name-complex="Calibri" fo:font-size="14pt" style:font-size-asian="14pt" style:font-size-complex="14pt" fo:language="uk" fo:country="UA"/>
    </style:style>
    <style:style style:name="T175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52" style:parent-style-name="Исходныйтекст" style:family="text">
      <style:text-properties style:font-name="Calibri" style:font-name-complex="Calibri" fo:font-size="14pt" style:font-size-asian="14pt" style:font-size-complex="14pt" fo:language="uk" fo:country="UA"/>
    </style:style>
    <style:style style:name="P175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754" style:parent-style-name="Текствзаданномформате" style:family="paragraph">
      <style:paragraph-properties fo:text-align="justify"/>
    </style:style>
    <style:style style:name="T175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56" style:parent-style-name="Исходныйтекст" style:family="text">
      <style:text-properties style:font-name="Calibri" style:font-name-complex="Calibri" fo:font-size="14pt" style:font-size-asian="14pt" style:font-size-complex="14pt" fo:language="uk" fo:country="UA"/>
    </style:style>
    <style:style style:name="P1757" style:parent-style-name="Текствзаданномформате" style:family="paragraph">
      <style:paragraph-properties fo:text-align="justify"/>
    </style:style>
    <style:style style:name="T1758" style:parent-style-name="Исходныйтекст" style:family="text">
      <style:text-properties style:font-name="Calibri" style:font-name-complex="Calibri" fo:font-size="14pt" style:font-size-asian="14pt" style:font-size-complex="14pt" fo:language="uk" fo:country="UA"/>
    </style:style>
    <style:style style:name="T175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60" style:parent-style-name="Исходныйтекст" style:family="text">
      <style:text-properties style:font-name="Calibri" style:font-name-complex="Calibri" fo:font-size="14pt" style:font-size-asian="14pt" style:font-size-complex="14pt" fo:language="uk" fo:country="UA"/>
    </style:style>
    <style:style style:name="P1761" style:parent-style-name="Текствзаданномформате" style:family="paragraph">
      <style:paragraph-properties fo:text-align="justify"/>
    </style:style>
    <style:style style:name="T1762" style:parent-style-name="Исходныйтекст" style:family="text">
      <style:text-properties style:font-name="Calibri" style:font-name-complex="Calibri" fo:font-size="14pt" style:font-size-asian="14pt" style:font-size-complex="14pt" fo:language="uk" fo:country="UA"/>
    </style:style>
    <style:style style:name="T176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64" style:parent-style-name="Исходныйтекст" style:family="text">
      <style:text-properties style:font-name="Calibri" style:font-name-complex="Calibri" fo:font-size="14pt" style:font-size-asian="14pt" style:font-size-complex="14pt" fo:language="uk" fo:country="UA"/>
    </style:style>
    <style:style style:name="T176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76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767" style:parent-style-name="Текствзаданномформате" style:family="paragraph">
      <style:paragraph-properties fo:text-align="justify"/>
    </style:style>
    <style:style style:name="T1768" style:parent-style-name="Исходныйтекст" style:family="text">
      <style:text-properties style:font-name="Calibri" style:font-name-complex="Calibri" fo:font-size="14pt" style:font-size-asian="14pt" style:font-size-complex="14pt" fo:language="uk" fo:country="UA"/>
    </style:style>
    <style:style style:name="T176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770" style:parent-style-name="Текствзаданномформате" style:family="paragraph">
      <style:paragraph-properties fo:text-align="justify"/>
    </style:style>
    <style:style style:name="T1771" style:parent-style-name="Исходныйтекст" style:family="text">
      <style:text-properties style:font-name="Calibri" style:font-name-complex="Calibri" fo:font-size="14pt" style:font-size-asian="14pt" style:font-size-complex="14pt" fo:language="uk" fo:country="UA"/>
    </style:style>
    <style:style style:name="P177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773" style:parent-style-name="Текствзаданномформате" style:family="paragraph">
      <style:paragraph-properties fo:text-align="justify"/>
    </style:style>
    <style:style style:name="T1774" style:parent-style-name="Исходныйтекст" style:family="text">
      <style:text-properties style:font-name="Calibri" style:font-name-complex="Calibri" fo:font-size="14pt" style:font-size-asian="14pt" style:font-size-complex="14pt" fo:language="uk" fo:country="UA"/>
    </style:style>
    <style:style style:name="T1775" style:parent-style-name="Вводпользователя" style:family="text">
      <style:text-properties style:font-name="Calibri" style:font-name-complex="Calibri" fo:font-size="14pt" style:font-size-asian="14pt" style:font-size-complex="14pt" fo:language="uk" fo:country="UA"/>
    </style:style>
    <style:style style:name="T1776" style:parent-style-name="Исходныйтекст" style:family="text">
      <style:text-properties style:font-name="Calibri" style:font-name-complex="Calibri" fo:font-size="14pt" style:font-size-asian="14pt" style:font-size-complex="14pt" fo:language="uk" fo:country="UA"/>
    </style:style>
    <style:style style:name="P1777" style:parent-style-name="Текствзаданномформате" style:family="paragraph">
      <style:paragraph-properties fo:text-align="justify"/>
    </style:style>
    <style:style style:name="T1778" style:parent-style-name="Исходныйтекст" style:family="text">
      <style:text-properties style:font-name="Calibri" style:font-name-complex="Calibri" fo:font-size="14pt" style:font-size-asian="14pt" style:font-size-complex="14pt" fo:language="uk" fo:country="UA"/>
    </style:style>
    <style:style style:name="T177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80" style:parent-style-name="Исходныйтекст" style:family="text">
      <style:text-properties style:font-name="Calibri" style:font-name-complex="Calibri" fo:font-size="14pt" style:font-size-asian="14pt" style:font-size-complex="14pt" fo:language="uk" fo:country="UA"/>
    </style:style>
    <style:style style:name="P1781" style:parent-style-name="Текствзаданномформате" style:family="paragraph">
      <style:paragraph-properties fo:text-align="justify"/>
    </style:style>
    <style:style style:name="T1782" style:parent-style-name="Исходныйтекст" style:family="text">
      <style:text-properties style:font-name="Calibri" style:font-name-complex="Calibri" fo:font-size="14pt" style:font-size-asian="14pt" style:font-size-complex="14pt" fo:language="uk" fo:country="UA"/>
    </style:style>
    <style:style style:name="T1783" style:parent-style-name="Вводпользователя" style:family="text">
      <style:text-properties style:font-name="Calibri" style:font-name-complex="Calibri" fo:font-size="14pt" style:font-size-asian="14pt" style:font-size-complex="14pt" fo:language="uk" fo:country="UA"/>
    </style:style>
    <style:style style:name="T1784" style:parent-style-name="Исходныйтекст" style:family="text">
      <style:text-properties style:font-name="Calibri" style:font-name-complex="Calibri" fo:font-size="14pt" style:font-size-asian="14pt" style:font-size-complex="14pt" fo:language="uk" fo:country="UA"/>
    </style:style>
    <style:style style:name="T178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786" style:parent-style-name="Исходныйтекст" style:family="text">
      <style:text-properties style:font-name="Calibri" style:font-name-complex="Calibri" fo:font-size="14pt" style:font-size-asian="14pt" style:font-size-complex="14pt" fo:language="uk" fo:country="UA"/>
    </style:style>
    <style:style style:name="T1787" style:parent-style-name="Вводпользователя" style:family="text">
      <style:text-properties style:font-name="Calibri" style:font-name-complex="Calibri" fo:font-size="14pt" style:font-size-asian="14pt" style:font-size-complex="14pt" fo:language="uk" fo:country="UA"/>
    </style:style>
    <style:style style:name="T1788" style:parent-style-name="Исходныйтекст" style:family="text">
      <style:text-properties style:font-name="Calibri" style:font-name-complex="Calibri" fo:font-size="14pt" style:font-size-asian="14pt" style:font-size-complex="14pt" fo:language="uk" fo:country="UA"/>
    </style:style>
    <style:style style:name="P178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790" style:parent-style-name="Текствзаданномформате" style:family="paragraph">
      <style:paragraph-properties fo:text-align="justify"/>
    </style:style>
    <style:style style:name="T1791" style:parent-style-name="Исходныйтекст" style:family="text">
      <style:text-properties style:font-name="Calibri" style:font-name-complex="Calibri" fo:font-size="14pt" style:font-size-asian="14pt" style:font-size-complex="14pt" fo:language="uk" fo:country="UA"/>
    </style:style>
    <style:style style:name="T179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793" style:parent-style-name="Текствзаданномформате" style:family="paragraph">
      <style:paragraph-properties fo:text-align="justify"/>
    </style:style>
    <style:style style:name="T1794" style:parent-style-name="Исходныйтекст" style:family="text">
      <style:text-properties style:font-name="Calibri" style:font-name-complex="Calibri" fo:font-size="14pt" style:font-size-asian="14pt" style:font-size-complex="14pt" fo:language="uk" fo:country="UA"/>
    </style:style>
    <style:style style:name="P179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796" style:parent-style-name="Текствзаданномформате" style:family="paragraph">
      <style:paragraph-properties fo:text-align="justify"/>
    </style:style>
    <style:style style:name="T1797" style:parent-style-name="Исходныйтекст" style:family="text">
      <style:text-properties style:font-name="Calibri" style:font-name-complex="Calibri" fo:font-size="14pt" style:font-size-asian="14pt" style:font-size-complex="14pt" fo:language="uk" fo:country="UA"/>
    </style:style>
    <style:style style:name="T1798" style:parent-style-name="Вводпользователя" style:family="text">
      <style:text-properties style:font-name="Calibri" style:font-name-complex="Calibri" fo:font-size="14pt" style:font-size-asian="14pt" style:font-size-complex="14pt" fo:language="uk" fo:country="UA"/>
    </style:style>
    <style:style style:name="T1799" style:parent-style-name="Исходныйтекст" style:family="text">
      <style:text-properties style:font-name="Calibri" style:font-name-complex="Calibri" fo:font-size="14pt" style:font-size-asian="14pt" style:font-size-complex="14pt" fo:language="uk" fo:country="UA"/>
    </style:style>
    <style:style style:name="P1800" style:parent-style-name="Текствзаданномформате" style:family="paragraph">
      <style:paragraph-properties fo:text-align="justify"/>
    </style:style>
    <style:style style:name="T1801" style:parent-style-name="Исходныйтекст" style:family="text">
      <style:text-properties style:font-name="Calibri" style:font-name-complex="Calibri" fo:font-size="14pt" style:font-size-asian="14pt" style:font-size-complex="14pt" fo:language="uk" fo:country="UA"/>
    </style:style>
    <style:style style:name="T180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03" style:parent-style-name="Исходныйтекст" style:family="text">
      <style:text-properties style:font-name="Calibri" style:font-name-complex="Calibri" fo:font-size="14pt" style:font-size-asian="14pt" style:font-size-complex="14pt" fo:language="uk" fo:country="UA"/>
    </style:style>
    <style:style style:name="P1804" style:parent-style-name="Текствзаданномформате" style:family="paragraph">
      <style:paragraph-properties fo:text-align="justify"/>
    </style:style>
    <style:style style:name="T1805" style:parent-style-name="Исходныйтекст" style:family="text">
      <style:text-properties style:font-name="Calibri" style:font-name-complex="Calibri" fo:font-size="14pt" style:font-size-asian="14pt" style:font-size-complex="14pt" fo:language="uk" fo:country="UA"/>
    </style:style>
    <style:style style:name="T1806" style:parent-style-name="Вводпользователя" style:family="text">
      <style:text-properties style:font-name="Calibri" style:font-name-complex="Calibri" fo:font-size="14pt" style:font-size-asian="14pt" style:font-size-complex="14pt" fo:language="uk" fo:country="UA"/>
    </style:style>
    <style:style style:name="T1807" style:parent-style-name="Исходныйтекст" style:family="text">
      <style:text-properties style:font-name="Calibri" style:font-name-complex="Calibri" fo:font-size="14pt" style:font-size-asian="14pt" style:font-size-complex="14pt" fo:language="uk" fo:country="UA"/>
    </style:style>
    <style:style style:name="T180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09" style:parent-style-name="Исходныйтекст" style:family="text">
      <style:text-properties style:font-name="Calibri" style:font-name-complex="Calibri" fo:font-size="14pt" style:font-size-asian="14pt" style:font-size-complex="14pt" fo:language="uk" fo:country="UA"/>
    </style:style>
    <style:style style:name="T1810" style:parent-style-name="Вводпользователя" style:family="text">
      <style:text-properties style:font-name="Calibri" style:font-name-complex="Calibri" fo:font-size="14pt" style:font-size-asian="14pt" style:font-size-complex="14pt" fo:language="uk" fo:country="UA"/>
    </style:style>
    <style:style style:name="T1811" style:parent-style-name="Исходныйтекст" style:family="text">
      <style:text-properties style:font-name="Calibri" style:font-name-complex="Calibri" fo:font-size="14pt" style:font-size-asian="14pt" style:font-size-complex="14pt" fo:language="uk" fo:country="UA"/>
    </style:style>
    <style:style style:name="P181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813" style:parent-style-name="Текствзаданномформате" style:family="paragraph">
      <style:paragraph-properties fo:text-align="justify"/>
    </style:style>
    <style:style style:name="T1814" style:parent-style-name="Исходныйтекст" style:family="text">
      <style:text-properties style:font-name="Calibri" style:font-name-complex="Calibri" fo:font-size="14pt" style:font-size-asian="14pt" style:font-size-complex="14pt" fo:language="uk" fo:country="UA"/>
    </style:style>
    <style:style style:name="T181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16" style:parent-style-name="Исходныйтекст" style:family="text">
      <style:text-properties style:font-name="Calibri" style:font-name-complex="Calibri" fo:font-size="14pt" style:font-size-asian="14pt" style:font-size-complex="14pt" fo:language="uk" fo:country="UA"/>
    </style:style>
    <style:style style:name="P1817" style:parent-style-name="Текствзаданномформате" style:family="paragraph">
      <style:paragraph-properties fo:text-align="justify"/>
    </style:style>
    <style:style style:name="T1818" style:parent-style-name="Исходныйтекст" style:family="text">
      <style:text-properties style:font-name="Calibri" style:font-name-complex="Calibri" fo:font-size="14pt" style:font-size-asian="14pt" style:font-size-complex="14pt" fo:language="uk" fo:country="UA"/>
    </style:style>
    <style:style style:name="P1819" style:parent-style-name="Звичайний" style:family="paragraph">
      <style:paragraph-properties fo:text-align="justify"/>
    </style:style>
    <style:style style:name="P1820" style:parent-style-name="Текствзаданномформате" style:family="paragraph">
      <style:paragraph-properties fo:text-align="justify"/>
    </style:style>
    <style:style style:name="T1821"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822" style:parent-style-name="Основнийтекст" style:family="paragraph">
      <style:paragraph-properties fo:text-align="justify" fo:margin-bottom="0in" fo:line-height="100%"/>
    </style:style>
    <style:style style:name="P1823" style:parent-style-name="Основнийтекст" style:family="paragraph">
      <style:paragraph-properties fo:text-align="justify" fo:margin-bottom="0in" fo:line-height="100%"/>
    </style:style>
    <style:style style:name="T1824" style:parent-style-name="Исходныйтекст" style:family="text">
      <style:text-properties style:font-name="Times New Roman" style:font-name-complex="Times New Roman" fo:font-size="14pt" style:font-size-asian="14pt" style:font-size-complex="14pt" fo:language="uk" fo:country="UA"/>
    </style:style>
    <style:style style:name="P1825" style:parent-style-name="Текствзаданномформате" style:family="paragraph">
      <style:paragraph-properties fo:text-align="justify"/>
    </style:style>
    <style:style style:name="P1826" style:parent-style-name="Текствзаданномформате" style:family="paragraph">
      <style:paragraph-properties fo:text-align="justify"/>
    </style:style>
    <style:style style:name="T182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28" style:parent-style-name="Текствзаданномформате" style:family="paragraph">
      <style:paragraph-properties fo:text-align="justify"/>
    </style:style>
    <style:style style:name="T1829" style:parent-style-name="Определение" style:family="text">
      <style:text-properties style:font-name="Calibri" style:font-name-complex="Calibri" fo:font-size="14pt" style:font-size-asian="14pt" style:font-size-complex="14pt" fo:language="uk" fo:country="UA"/>
    </style:style>
    <style:style style:name="T183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31" style:parent-style-name="Текствзаданномформате" style:family="paragraph">
      <style:paragraph-properties fo:text-align="justify"/>
    </style:style>
    <style:style style:name="T1832" style:parent-style-name="Определение" style:family="text">
      <style:text-properties style:font-name="Calibri" style:font-name-complex="Calibri" fo:font-size="14pt" style:font-size-asian="14pt" style:font-size-complex="14pt" fo:language="uk" fo:country="UA"/>
    </style:style>
    <style:style style:name="T183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34" style:parent-style-name="Текствзаданномформате" style:family="paragraph">
      <style:paragraph-properties fo:text-align="justify"/>
    </style:style>
    <style:style style:name="T1835" style:parent-style-name="Определение" style:family="text">
      <style:text-properties style:font-name="Calibri" style:font-name-complex="Calibri" fo:font-size="14pt" style:font-size-asian="14pt" style:font-size-complex="14pt" fo:language="uk" fo:country="UA"/>
    </style:style>
    <style:style style:name="T183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3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838" style:parent-style-name="Текствзаданномформате" style:family="paragraph">
      <style:paragraph-properties fo:text-align="justify"/>
    </style:style>
    <style:style style:name="T183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40" style:parent-style-name="Исходныйтекст" style:family="text">
      <style:text-properties style:font-name="Calibri" style:font-name-complex="Calibri" fo:font-size="14pt" style:font-size-asian="14pt" style:font-size-complex="14pt" fo:language="uk" fo:country="UA"/>
    </style:style>
    <style:style style:name="T1841"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42" style:parent-style-name="Исходныйтекст" style:family="text">
      <style:text-properties style:font-name="Calibri" style:font-name-complex="Calibri" fo:font-size="14pt" style:font-size-asian="14pt" style:font-size-complex="14pt" fo:language="uk" fo:country="UA"/>
    </style:style>
    <style:style style:name="T184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44" style:parent-style-name="Исходныйтекст" style:family="text">
      <style:text-properties style:font-name="Calibri" style:font-name-complex="Calibri" fo:font-size="14pt" style:font-size-asian="14pt" style:font-size-complex="14pt" fo:language="uk" fo:country="UA"/>
    </style:style>
    <style:style style:name="T184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46" style:parent-style-name="Исходныйтекст" style:family="text">
      <style:text-properties style:font-name="Calibri" style:font-name-complex="Calibri" fo:font-size="14pt" style:font-size-asian="14pt" style:font-size-complex="14pt" fo:language="uk" fo:country="UA"/>
    </style:style>
    <style:style style:name="P184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848" style:parent-style-name="Текствзаданномформате" style:family="paragraph">
      <style:paragraph-properties fo:text-align="justify"/>
    </style:style>
    <style:style style:name="T184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50" style:parent-style-name="Исходныйтекст" style:family="text">
      <style:text-properties style:font-name="Calibri" style:font-name-complex="Calibri" fo:font-size="14pt" style:font-size-asian="14pt" style:font-size-complex="14pt" fo:language="uk" fo:country="UA"/>
    </style:style>
    <style:style style:name="P1851" style:parent-style-name="Текствзаданномформате" style:family="paragraph">
      <style:paragraph-properties fo:text-align="justify"/>
    </style:style>
    <style:style style:name="T1852" style:parent-style-name="Исходныйтекст" style:family="text">
      <style:text-properties style:font-name="Calibri" style:font-name-complex="Calibri" fo:font-size="14pt" style:font-size-asian="14pt" style:font-size-complex="14pt" fo:language="uk" fo:country="UA"/>
    </style:style>
    <style:style style:name="T185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54" style:parent-style-name="Исходныйтекст" style:family="text">
      <style:text-properties style:font-name="Calibri" style:font-name-complex="Calibri" fo:font-size="14pt" style:font-size-asian="14pt" style:font-size-complex="14pt" fo:language="uk" fo:country="UA"/>
    </style:style>
    <style:style style:name="P1855" style:parent-style-name="Текствзаданномформате" style:family="paragraph">
      <style:paragraph-properties fo:text-align="justify"/>
    </style:style>
    <style:style style:name="T1856" style:parent-style-name="Исходныйтекст" style:family="text">
      <style:text-properties style:font-name="Calibri" style:font-name-complex="Calibri" fo:font-size="14pt" style:font-size-asian="14pt" style:font-size-complex="14pt" fo:language="uk" fo:country="UA"/>
    </style:style>
    <style:style style:name="T185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58" style:parent-style-name="Исходныйтекст" style:family="text">
      <style:text-properties style:font-name="Calibri" style:font-name-complex="Calibri" fo:font-size="14pt" style:font-size-asian="14pt" style:font-size-complex="14pt" fo:language="uk" fo:country="UA"/>
    </style:style>
    <style:style style:name="T185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60" style:parent-style-name="Текствзаданномформате" style:family="paragraph">
      <style:paragraph-properties fo:text-align="justify"/>
    </style:style>
    <style:style style:name="T1861" style:parent-style-name="Исходныйтекст" style:family="text">
      <style:text-properties style:font-name="Calibri" style:font-name-complex="Calibri" fo:font-size="14pt" style:font-size-asian="14pt" style:font-size-complex="14pt" fo:language="uk" fo:country="UA"/>
    </style:style>
    <style:style style:name="T186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63" style:parent-style-name="Исходныйтекст" style:family="text">
      <style:text-properties style:font-name="Calibri" style:font-name-complex="Calibri" fo:font-size="14pt" style:font-size-asian="14pt" style:font-size-complex="14pt" fo:language="uk" fo:country="UA"/>
    </style:style>
    <style:style style:name="T186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865" style:parent-style-name="Исходныйтекст" style:family="text">
      <style:text-properties style:font-name="Calibri" style:font-name-complex="Calibri" fo:font-size="14pt" style:font-size-asian="14pt" style:font-size-complex="14pt" fo:language="uk" fo:country="UA"/>
    </style:style>
    <style:style style:name="P186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867" style:parent-style-name="Текствзаданномформате" style:family="paragraph">
      <style:paragraph-properties fo:text-align="justify"/>
    </style:style>
    <style:style style:name="T1868" style:parent-style-name="Исходныйтекст" style:family="text">
      <style:text-properties style:font-name="Calibri" style:font-name-complex="Calibri" fo:font-size="14pt" style:font-size-asian="14pt" style:font-size-complex="14pt" fo:language="uk" fo:country="UA"/>
    </style:style>
    <style:style style:name="T186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70" style:parent-style-name="Текствзаданномформате" style:family="paragraph">
      <style:paragraph-properties fo:text-align="justify"/>
    </style:style>
    <style:style style:name="T1871" style:parent-style-name="Исходныйтекст" style:family="text">
      <style:text-properties style:font-name="Calibri" style:font-name-complex="Calibri" fo:font-size="14pt" style:font-size-asian="14pt" style:font-size-complex="14pt" fo:language="uk" fo:country="UA"/>
    </style:style>
    <style:style style:name="T187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73" style:parent-style-name="Текствзаданномформате" style:family="paragraph">
      <style:paragraph-properties fo:text-align="justify"/>
    </style:style>
    <style:style style:name="T1874" style:parent-style-name="Исходныйтекст" style:family="text">
      <style:text-properties style:font-name="Calibri" style:font-name-complex="Calibri" fo:font-size="14pt" style:font-size-asian="14pt" style:font-size-complex="14pt" fo:language="uk" fo:country="UA"/>
    </style:style>
    <style:style style:name="T187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7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877" style:parent-style-name="Текствзаданномформате" style:family="paragraph">
      <style:paragraph-properties fo:text-align="justify"/>
    </style:style>
    <style:style style:name="T1878" style:parent-style-name="Исходныйтекст" style:family="text">
      <style:text-properties style:font-name="Calibri" style:font-name-complex="Calibri" fo:font-size="14pt" style:font-size-asian="14pt" style:font-size-complex="14pt" fo:language="uk" fo:country="UA"/>
    </style:style>
    <style:style style:name="T187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80" style:parent-style-name="Текствзаданномформате" style:family="paragraph">
      <style:paragraph-properties fo:text-align="justify"/>
    </style:style>
    <style:style style:name="T1881" style:parent-style-name="Исходныйтекст" style:family="text">
      <style:text-properties style:font-name="Calibri" style:font-name-complex="Calibri" fo:font-size="14pt" style:font-size-asian="14pt" style:font-size-complex="14pt" fo:language="uk" fo:country="UA"/>
    </style:style>
    <style:style style:name="T188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83" style:parent-style-name="Текствзаданномформате" style:family="paragraph">
      <style:paragraph-properties fo:text-align="justify"/>
    </style:style>
    <style:style style:name="T1884" style:parent-style-name="Исходныйтекст" style:family="text">
      <style:text-properties style:font-name="Calibri" style:font-name-complex="Calibri" fo:font-size="14pt" style:font-size-asian="14pt" style:font-size-complex="14pt" fo:language="uk" fo:country="UA"/>
    </style:style>
    <style:style style:name="T188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88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887" style:parent-style-name="Текствзаданномформате" style:family="paragraph">
      <style:paragraph-properties fo:text-align="justify"/>
    </style:style>
    <style:style style:name="T1888" style:parent-style-name="Исходныйтекст" style:family="text">
      <style:text-properties style:font-name="Calibri" style:font-name-complex="Calibri" fo:font-size="14pt" style:font-size-asian="14pt" style:font-size-complex="14pt" fo:language="uk" fo:country="UA"/>
    </style:style>
    <style:style style:name="T1889" style:parent-style-name="Вводпользователя" style:family="text">
      <style:text-properties style:font-name="Calibri" style:font-name-complex="Calibri" fo:font-size="14pt" style:font-size-asian="14pt" style:font-size-complex="14pt" fo:language="uk" fo:country="UA"/>
    </style:style>
    <style:style style:name="T1890" style:parent-style-name="Исходныйтекст" style:family="text">
      <style:text-properties style:font-name="Calibri" style:font-name-complex="Calibri" fo:font-size="14pt" style:font-size-asian="14pt" style:font-size-complex="14pt" fo:language="uk" fo:country="UA"/>
    </style:style>
    <style:style style:name="P1891" style:parent-style-name="Текствзаданномформате" style:family="paragraph">
      <style:paragraph-properties fo:text-align="justify"/>
    </style:style>
    <style:style style:name="T1892" style:parent-style-name="Исходныйтекст" style:family="text">
      <style:text-properties style:font-name="Calibri" style:font-name-complex="Calibri" fo:font-size="14pt" style:font-size-asian="14pt" style:font-size-complex="14pt" fo:language="uk" fo:country="UA"/>
    </style:style>
    <style:style style:name="T1893" style:parent-style-name="Вводпользователя" style:family="text">
      <style:text-properties style:font-name="Calibri" style:font-name-complex="Calibri" fo:font-size="14pt" style:font-size-asian="14pt" style:font-size-complex="14pt" fo:language="uk" fo:country="UA"/>
    </style:style>
    <style:style style:name="T1894" style:parent-style-name="Исходныйтекст" style:family="text">
      <style:text-properties style:font-name="Calibri" style:font-name-complex="Calibri" fo:font-size="14pt" style:font-size-asian="14pt" style:font-size-complex="14pt" fo:language="uk" fo:country="UA"/>
    </style:style>
    <style:style style:name="T1895" style:parent-style-name="Вводпользователя" style:family="text">
      <style:text-properties style:font-name="Calibri" style:font-name-complex="Calibri" fo:font-size="14pt" style:font-size-asian="14pt" style:font-size-complex="14pt" fo:language="uk" fo:country="UA"/>
    </style:style>
    <style:style style:name="T1896" style:parent-style-name="Исходныйтекст" style:family="text">
      <style:text-properties style:font-name="Calibri" style:font-name-complex="Calibri" fo:font-size="14pt" style:font-size-asian="14pt" style:font-size-complex="14pt" fo:language="uk" fo:country="UA"/>
    </style:style>
    <style:style style:name="P189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898" style:parent-style-name="Текствзаданномформате" style:family="paragraph">
      <style:paragraph-properties fo:text-align="justify"/>
    </style:style>
    <style:style style:name="T1899" style:parent-style-name="Исходныйтекст" style:family="text">
      <style:text-properties style:font-name="Calibri" style:font-name-complex="Calibri" fo:font-size="14pt" style:font-size-asian="14pt" style:font-size-complex="14pt" fo:language="uk" fo:country="UA"/>
    </style:style>
    <style:style style:name="T190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901" style:parent-style-name="Исходныйтекст" style:family="text">
      <style:text-properties style:font-name="Calibri" style:font-name-complex="Calibri" fo:font-size="14pt" style:font-size-asian="14pt" style:font-size-complex="14pt" fo:language="uk" fo:country="UA"/>
    </style:style>
    <style:style style:name="P1902" style:parent-style-name="Текствзаданномформате" style:family="paragraph">
      <style:paragraph-properties fo:text-align="justify"/>
    </style:style>
    <style:style style:name="T1903" style:parent-style-name="Исходныйтекст" style:family="text">
      <style:text-properties style:font-name="Calibri" style:font-name-complex="Calibri" fo:font-size="14pt" style:font-size-asian="14pt" style:font-size-complex="14pt" fo:language="uk" fo:country="UA"/>
    </style:style>
    <style:style style:name="P190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905" style:parent-style-name="Текствзаданномформате" style:family="paragraph">
      <style:paragraph-properties fo:text-align="justify"/>
    </style:style>
    <style:style style:name="T1906"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907" style:parent-style-name="Заголовок1" style:family="paragraph">
      <style:paragraph-properties fo:text-align="justify" fo:margin-top="0in" fo:margin-bottom="0in"/>
    </style:style>
    <style:style style:name="P1908" style:parent-style-name="Заголовок1" style:family="paragraph">
      <style:paragraph-properties fo:text-align="justify" fo:margin-top="0in" fo:margin-bottom="0in"/>
    </style:style>
    <style:style style:name="T1909"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910" style:parent-style-name="Основнийтекст" style:family="paragraph">
      <style:paragraph-properties fo:text-align="justify" fo:margin-bottom="0in" fo:line-height="100%"/>
    </style:style>
    <style:style style:name="P1911" style:parent-style-name="Текствзаданномформате" style:family="paragraph">
      <style:paragraph-properties fo:text-align="justify"/>
    </style:style>
    <style:style style:name="T1912" style:parent-style-name="Цитата1" style:family="text">
      <style:text-properties style:font-name="Calibri" style:font-name-complex="Calibri" fo:font-style="normal" style:font-style-asian="normal" style:font-style-complex="normal" fo:font-size="14pt" style:font-size-asian="14pt" style:font-size-complex="14pt" fo:language="en" fo:country="US"/>
    </style:style>
    <style:style style:name="T191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14" style:parent-style-name="Текствзаданномформате" style:family="paragraph">
      <style:paragraph-properties fo:text-align="justify"/>
    </style:style>
    <style:style style:name="T1915" style:parent-style-name="Определение" style:family="text">
      <style:text-properties style:font-name="Calibri" style:font-name-complex="Calibri" fo:font-size="14pt" style:font-size-asian="14pt" style:font-size-complex="14pt" fo:language="uk" fo:country="UA"/>
    </style:style>
    <style:style style:name="T191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17" style:parent-style-name="Текствзаданномформате" style:family="paragraph">
      <style:paragraph-properties fo:text-align="justify"/>
    </style:style>
    <style:style style:name="T1918" style:parent-style-name="Определение" style:family="text">
      <style:text-properties style:font-name="Calibri" style:font-name-complex="Calibri" fo:font-size="14pt" style:font-size-asian="14pt" style:font-size-complex="14pt" fo:language="uk" fo:country="UA"/>
    </style:style>
    <style:style style:name="T191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20" style:parent-style-name="Текствзаданномформате" style:family="paragraph">
      <style:paragraph-properties fo:text-align="justify"/>
    </style:style>
    <style:style style:name="T1921" style:parent-style-name="Определение" style:family="text">
      <style:text-properties style:font-name="Calibri" style:font-name-complex="Calibri" fo:font-size="14pt" style:font-size-asian="14pt" style:font-size-complex="14pt" fo:language="uk" fo:country="UA"/>
    </style:style>
    <style:style style:name="T192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2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924" style:parent-style-name="Текствзаданномформате" style:family="paragraph">
      <style:paragraph-properties fo:text-align="justify"/>
    </style:style>
    <style:style style:name="T192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926" style:parent-style-name="Исходныйтекст" style:family="text">
      <style:text-properties style:font-name="Calibri" style:font-name-complex="Calibri" fo:font-size="14pt" style:font-size-asian="14pt" style:font-size-complex="14pt" fo:language="uk" fo:country="UA"/>
    </style:style>
    <style:style style:name="P1927" style:parent-style-name="Текствзаданномформате" style:family="paragraph">
      <style:paragraph-properties fo:text-align="justify"/>
    </style:style>
    <style:style style:name="T1928" style:parent-style-name="Исходныйтекст" style:family="text">
      <style:text-properties style:font-name="Calibri" style:font-name-complex="Calibri" fo:font-size="14pt" style:font-size-asian="14pt" style:font-size-complex="14pt" fo:language="uk" fo:country="UA"/>
    </style:style>
    <style:style style:name="T192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930" style:parent-style-name="Исходныйтекст" style:family="text">
      <style:text-properties style:font-name="Calibri" style:font-name-complex="Calibri" fo:font-size="14pt" style:font-size-asian="14pt" style:font-size-complex="14pt" fo:language="uk" fo:country="UA"/>
    </style:style>
    <style:style style:name="P1931" style:parent-style-name="Текствзаданномформате" style:family="paragraph">
      <style:paragraph-properties fo:text-align="justify"/>
    </style:style>
    <style:style style:name="T1932" style:parent-style-name="Исходныйтекст" style:family="text">
      <style:text-properties style:font-name="Calibri" style:font-name-complex="Calibri" fo:font-size="14pt" style:font-size-asian="14pt" style:font-size-complex="14pt" fo:language="uk" fo:country="UA"/>
    </style:style>
    <style:style style:name="T193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934" style:parent-style-name="Исходныйтекст" style:family="text">
      <style:text-properties style:font-name="Calibri" style:font-name-complex="Calibri" fo:font-size="14pt" style:font-size-asian="14pt" style:font-size-complex="14pt" fo:language="uk" fo:country="UA"/>
    </style:style>
    <style:style style:name="T193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3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937" style:parent-style-name="Текствзаданномформате" style:family="paragraph">
      <style:paragraph-properties fo:text-align="justify"/>
    </style:style>
    <style:style style:name="T1938" style:parent-style-name="Исходныйтекст" style:family="text">
      <style:text-properties style:font-name="Calibri" style:font-name-complex="Calibri" fo:font-size="14pt" style:font-size-asian="14pt" style:font-size-complex="14pt" fo:language="uk" fo:country="UA"/>
    </style:style>
    <style:style style:name="T193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4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941" style:parent-style-name="Текствзаданномформате" style:family="paragraph">
      <style:paragraph-properties fo:text-align="justify"/>
    </style:style>
    <style:style style:name="T1942" style:parent-style-name="Исходныйтекст" style:family="text">
      <style:text-properties style:font-name="Calibri" style:font-name-complex="Calibri" fo:font-size="14pt" style:font-size-asian="14pt" style:font-size-complex="14pt" fo:language="uk" fo:country="UA"/>
    </style:style>
    <style:style style:name="T194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944" style:parent-style-name="Исходныйтекст" style:family="text">
      <style:text-properties style:font-name="Calibri" style:font-name-complex="Calibri" fo:font-size="14pt" style:font-size-asian="14pt" style:font-size-complex="14pt" fo:language="uk" fo:country="UA"/>
    </style:style>
    <style:style style:name="P1945" style:parent-style-name="Текствзаданномформате" style:family="paragraph">
      <style:paragraph-properties fo:text-align="justify"/>
    </style:style>
    <style:style style:name="T1946" style:parent-style-name="Исходныйтекст" style:family="text">
      <style:text-properties style:font-name="Calibri" style:font-name-complex="Calibri" fo:font-size="14pt" style:font-size-asian="14pt" style:font-size-complex="14pt" fo:language="uk" fo:country="UA"/>
    </style:style>
    <style:style style:name="T194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48" style:parent-style-name="Текствзаданномформате" style:family="paragraph">
      <style:paragraph-properties fo:text-align="justify"/>
    </style:style>
    <style:style style:name="T1949" style:parent-style-name="Исходныйтекст" style:family="text">
      <style:text-properties style:font-name="Calibri" style:font-name-complex="Calibri" fo:font-size="14pt" style:font-size-asian="14pt" style:font-size-complex="14pt" fo:language="uk" fo:country="UA"/>
    </style:style>
    <style:style style:name="T195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5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952" style:parent-style-name="Текствзаданномформате" style:family="paragraph">
      <style:paragraph-properties fo:text-align="justify"/>
    </style:style>
    <style:style style:name="T1953" style:parent-style-name="Исходныйтекст" style:family="text">
      <style:text-properties style:font-name="Calibri" style:font-name-complex="Calibri" fo:font-size="14pt" style:font-size-asian="14pt" style:font-size-complex="14pt" fo:language="uk" fo:country="UA"/>
    </style:style>
    <style:style style:name="T1954" style:parent-style-name="Вводпользователя" style:family="text">
      <style:text-properties style:font-name="Calibri" style:font-name-complex="Calibri" fo:font-size="14pt" style:font-size-asian="14pt" style:font-size-complex="14pt" fo:language="uk" fo:country="UA"/>
    </style:style>
    <style:style style:name="T1955" style:parent-style-name="Исходныйтекст" style:family="text">
      <style:text-properties style:font-name="Calibri" style:font-name-complex="Calibri" fo:font-size="14pt" style:font-size-asian="14pt" style:font-size-complex="14pt" fo:language="uk" fo:country="UA"/>
    </style:style>
    <style:style style:name="T1956" style:parent-style-name="Вводпользователя" style:family="text">
      <style:text-properties style:font-name="Calibri" style:font-name-complex="Calibri" fo:font-size="14pt" style:font-size-asian="14pt" style:font-size-complex="14pt" fo:language="uk" fo:country="UA"/>
    </style:style>
    <style:style style:name="T1957" style:parent-style-name="Исходныйтекст" style:family="text">
      <style:text-properties style:font-name="Calibri" style:font-name-complex="Calibri" fo:font-size="14pt" style:font-size-asian="14pt" style:font-size-complex="14pt" fo:language="uk" fo:country="UA"/>
    </style:style>
    <style:style style:name="P1958" style:parent-style-name="Текствзаданномформате" style:family="paragraph">
      <style:paragraph-properties fo:text-align="justify"/>
    </style:style>
    <style:style style:name="T1959" style:parent-style-name="Исходныйтекст" style:family="text">
      <style:text-properties style:font-name="Calibri" style:font-name-complex="Calibri" fo:font-size="14pt" style:font-size-asian="14pt" style:font-size-complex="14pt" fo:language="uk" fo:country="UA"/>
    </style:style>
    <style:style style:name="T1960" style:parent-style-name="Вводпользователя" style:family="text">
      <style:text-properties style:font-name="Calibri" style:font-name-complex="Calibri" fo:font-size="14pt" style:font-size-asian="14pt" style:font-size-complex="14pt" fo:language="uk" fo:country="UA"/>
    </style:style>
    <style:style style:name="T1961" style:parent-style-name="Исходныйтекст" style:family="text">
      <style:text-properties style:font-name="Calibri" style:font-name-complex="Calibri" fo:font-size="14pt" style:font-size-asian="14pt" style:font-size-complex="14pt" fo:language="uk" fo:country="UA"/>
    </style:style>
    <style:style style:name="T1962" style:parent-style-name="Вводпользователя" style:family="text">
      <style:text-properties style:font-name="Calibri" style:font-name-complex="Calibri" fo:font-size="14pt" style:font-size-asian="14pt" style:font-size-complex="14pt" fo:language="uk" fo:country="UA"/>
    </style:style>
    <style:style style:name="T1963" style:parent-style-name="Исходныйтекст" style:family="text">
      <style:text-properties style:font-name="Calibri" style:font-name-complex="Calibri" fo:font-size="14pt" style:font-size-asian="14pt" style:font-size-complex="14pt" fo:language="uk" fo:country="UA"/>
    </style:style>
    <style:style style:name="P196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1965" style:parent-style-name="Текствзаданномформате" style:family="paragraph">
      <style:paragraph-properties fo:text-align="justify"/>
    </style:style>
    <style:style style:name="T1966" style:parent-style-name="Исходныйтекст" style:family="text">
      <style:text-properties style:font-name="Calibri" style:font-name-complex="Calibri" fo:font-size="14pt" style:font-size-asian="14pt" style:font-size-complex="14pt" fo:language="uk" fo:country="UA"/>
    </style:style>
    <style:style style:name="T196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1968" style:parent-style-name="Исходныйтекст" style:family="text">
      <style:text-properties style:font-name="Calibri" style:font-name-complex="Calibri" fo:font-size="14pt" style:font-size-asian="14pt" style:font-size-complex="14pt" fo:language="uk" fo:country="UA"/>
    </style:style>
    <style:style style:name="P1969" style:parent-style-name="Текствзаданномформате" style:family="paragraph">
      <style:paragraph-properties fo:text-align="justify"/>
    </style:style>
    <style:style style:name="T1970" style:parent-style-name="Исходныйтекст" style:family="text">
      <style:text-properties style:font-name="Calibri" style:font-name-complex="Calibri" fo:font-size="14pt" style:font-size-asian="14pt" style:font-size-complex="14pt" fo:language="uk" fo:country="UA"/>
    </style:style>
    <style:style style:name="P1971" style:parent-style-name="Звичайний" style:family="paragraph">
      <style:paragraph-properties fo:text-align="justify"/>
    </style:style>
    <style:style style:name="P1972" style:parent-style-name="Звичайний" style:family="paragraph">
      <style:paragraph-properties fo:text-align="justify"/>
    </style:style>
    <style:style style:name="P1973"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style>
    <style:style style:name="T1974" style:parent-style-name="Шрифтабзацузазамовчуванням" style:family="text">
      <style:text-properties style:font-name="Times New Roman" style:font-name-asian="Times New Roman" style:font-name-complex="Times New Roman" fo:color="#4F81BD"/>
    </style:style>
    <style:style style:name="P1975" style:parent-style-name="Звичайний" style:family="paragraph">
      <style:paragraph-properties fo:text-align="justify"/>
    </style:style>
    <style:style style:name="P1976" style:parent-style-name="Звичайний" style:family="paragraph">
      <style:paragraph-properties fo:text-align="justify"/>
    </style:style>
    <style:style style:name="T1977" style:parent-style-name="Исходныйтекст" style:family="text">
      <style:text-properties style:font-name="Times New Roman" style:font-name-complex="Times New Roman" fo:font-size="14pt" style:font-size-asian="14pt" style:font-size-complex="14pt" fo:language="uk" fo:country="UA"/>
    </style:style>
    <style:style style:name="P1978" style:parent-style-name="Звичайний" style:family="paragraph">
      <style:paragraph-properties fo:text-align="justify"/>
    </style:style>
    <style:style style:name="P1979" style:parent-style-name="Заголовок1" style:family="paragraph">
      <style:paragraph-properties fo:text-align="justify" fo:margin-top="0in" fo:margin-bottom="0in"/>
    </style:style>
    <style:style style:name="T1980" style:parent-style-name="Исходныйтекст" style:family="text">
      <style:text-properties style:font-name="Times New Roman" style:font-name-complex="Times New Roman" fo:font-size="14pt" style:font-size-asian="14pt" style:font-size-complex="14pt" fo:language="uk" fo:country="UA"/>
    </style:style>
    <style:style style:name="P1981" style:parent-style-name="Звичайний" style:family="paragraph">
      <style:paragraph-properties fo:text-align="justify"/>
    </style:style>
    <style:style style:name="P1982" style:parent-style-name="Звичайний" style:family="paragraph">
      <style:paragraph-properties fo:text-align="justify"/>
    </style:style>
    <style:style style:name="T1983" style:parent-style-name="Исходныйтекст" style:family="text">
      <style:text-properties style:font-name="Times New Roman" style:font-name-complex="Times New Roman" fo:font-size="14pt" style:font-size-asian="14pt" style:font-size-complex="14pt" fo:language="uk" fo:country="UA"/>
    </style:style>
    <style:style style:name="T1984"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985" style:parent-style-name="Исходныйтекст" style:family="text">
      <style:text-properties style:font-name="Times New Roman" style:font-name-complex="Times New Roman" fo:font-size="14pt" style:font-size-asian="14pt" style:font-size-complex="14pt" fo:language="uk" fo:country="UA"/>
    </style:style>
    <style:style style:name="T198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987" style:parent-style-name="Исходныйтекст" style:family="text">
      <style:text-properties style:font-name="Times New Roman" style:font-name-complex="Times New Roman" fo:font-size="14pt" style:font-size-asian="14pt" style:font-size-complex="14pt" fo:language="uk" fo:country="UA"/>
    </style:style>
    <style:style style:name="P1988" style:parent-style-name="Звичайний" style:family="paragraph">
      <style:paragraph-properties fo:text-align="justify"/>
    </style:style>
    <style:style style:name="T1989" style:parent-style-name="Исходныйтекст" style:family="text">
      <style:text-properties style:font-name="Times New Roman" style:font-name-complex="Times New Roman" fo:font-size="14pt" style:font-size-asian="14pt" style:font-size-complex="14pt" fo:language="uk" fo:country="UA"/>
    </style:style>
    <style:style style:name="P199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991" style:parent-style-name="Текствзаданномформате" style:family="paragraph">
      <style:paragraph-properties fo:text-align="justify"/>
    </style:style>
    <style:style style:name="T199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93" style:parent-style-name="Текствзаданномформате" style:family="paragraph">
      <style:paragraph-properties fo:text-align="justify"/>
    </style:style>
    <style:style style:name="T1994" style:parent-style-name="Определение" style:family="text">
      <style:text-properties style:font-name="Calibri" style:font-name-complex="Calibri" fo:font-size="14pt" style:font-size-asian="14pt" style:font-size-complex="14pt" fo:language="uk" fo:country="UA"/>
    </style:style>
    <style:style style:name="T199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96" style:parent-style-name="Текствзаданномформате" style:family="paragraph">
      <style:paragraph-properties fo:text-align="justify"/>
    </style:style>
    <style:style style:name="T1997" style:parent-style-name="Определение" style:family="text">
      <style:text-properties style:font-name="Calibri" style:font-name-complex="Calibri" fo:font-size="14pt" style:font-size-asian="14pt" style:font-size-complex="14pt" fo:language="uk" fo:country="UA"/>
    </style:style>
    <style:style style:name="T1998"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1999" style:parent-style-name="Текствзаданномформате" style:family="paragraph">
      <style:paragraph-properties fo:text-align="justify"/>
    </style:style>
    <style:style style:name="T2000" style:parent-style-name="Определение" style:family="text">
      <style:text-properties style:font-name="Calibri" style:font-name-complex="Calibri" fo:font-size="14pt" style:font-size-asian="14pt" style:font-size-complex="14pt" fo:language="uk" fo:country="UA"/>
    </style:style>
    <style:style style:name="T2001"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00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003" style:parent-style-name="Текствзаданномформате" style:family="paragraph">
      <style:paragraph-properties fo:text-align="justify"/>
    </style:style>
    <style:style style:name="T200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05" style:parent-style-name="Исходныйтекст" style:family="text">
      <style:text-properties style:font-name="Calibri" style:font-name-complex="Calibri" fo:font-size="14pt" style:font-size-asian="14pt" style:font-size-complex="14pt" fo:language="uk" fo:country="UA"/>
    </style:style>
    <style:style style:name="P2006" style:parent-style-name="Текствзаданномформате" style:family="paragraph">
      <style:paragraph-properties fo:text-align="justify"/>
    </style:style>
    <style:style style:name="T2007" style:parent-style-name="Исходныйтекст" style:family="text">
      <style:text-properties style:font-name="Calibri" style:font-name-complex="Calibri" fo:font-size="14pt" style:font-size-asian="14pt" style:font-size-complex="14pt" fo:language="uk" fo:country="UA"/>
    </style:style>
    <style:style style:name="T200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09" style:parent-style-name="Исходныйтекст" style:family="text">
      <style:text-properties style:font-name="Calibri" style:font-name-complex="Calibri" fo:font-size="14pt" style:font-size-asian="14pt" style:font-size-complex="14pt" fo:language="uk" fo:country="UA"/>
    </style:style>
    <style:style style:name="P2010" style:parent-style-name="Текствзаданномформате" style:family="paragraph">
      <style:paragraph-properties fo:text-align="justify"/>
    </style:style>
    <style:style style:name="T2011" style:parent-style-name="Исходныйтекст" style:family="text">
      <style:text-properties style:font-name="Calibri" style:font-name-complex="Calibri" fo:font-size="14pt" style:font-size-asian="14pt" style:font-size-complex="14pt" fo:language="uk" fo:country="UA"/>
    </style:style>
    <style:style style:name="T201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13" style:parent-style-name="Исходныйтекст" style:family="text">
      <style:text-properties style:font-name="Calibri" style:font-name-complex="Calibri" fo:font-size="14pt" style:font-size-asian="14pt" style:font-size-complex="14pt" fo:language="uk" fo:country="UA"/>
    </style:style>
    <style:style style:name="P2014" style:parent-style-name="Текствзаданномформате" style:family="paragraph">
      <style:paragraph-properties fo:text-align="justify"/>
    </style:style>
    <style:style style:name="T2015" style:parent-style-name="Исходныйтекст" style:family="text">
      <style:text-properties style:font-name="Calibri" style:font-name-complex="Calibri" fo:font-size="14pt" style:font-size-asian="14pt" style:font-size-complex="14pt" fo:language="uk" fo:country="UA"/>
    </style:style>
    <style:style style:name="T201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17" style:parent-style-name="Исходныйтекст" style:family="text">
      <style:text-properties style:font-name="Calibri" style:font-name-complex="Calibri" fo:font-size="14pt" style:font-size-asian="14pt" style:font-size-complex="14pt" fo:language="uk" fo:country="UA"/>
    </style:style>
    <style:style style:name="P2018" style:parent-style-name="Текствзаданномформате" style:family="paragraph">
      <style:paragraph-properties fo:text-align="justify"/>
    </style:style>
    <style:style style:name="T2019" style:parent-style-name="Исходныйтекст" style:family="text">
      <style:text-properties style:font-name="Calibri" style:font-name-complex="Calibri" fo:font-size="14pt" style:font-size-asian="14pt" style:font-size-complex="14pt" fo:language="uk" fo:country="UA"/>
    </style:style>
    <style:style style:name="T202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21" style:parent-style-name="Исходныйтекст" style:family="text">
      <style:text-properties style:font-name="Calibri" style:font-name-complex="Calibri" fo:font-size="14pt" style:font-size-asian="14pt" style:font-size-complex="14pt" fo:language="uk" fo:country="UA"/>
    </style:style>
    <style:style style:name="P202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023" style:parent-style-name="Текствзаданномформате" style:family="paragraph">
      <style:paragraph-properties fo:text-align="justify"/>
    </style:style>
    <style:style style:name="T2024" style:parent-style-name="Исходныйтекст" style:family="text">
      <style:text-properties style:font-name="Calibri" style:font-name-complex="Calibri" fo:font-size="14pt" style:font-size-asian="14pt" style:font-size-complex="14pt" fo:language="uk" fo:country="UA"/>
    </style:style>
    <style:style style:name="P2025" style:parent-style-name="Текствзаданномформате" style:family="paragraph">
      <style:paragraph-properties fo:text-align="justify"/>
    </style:style>
    <style:style style:name="T2026" style:parent-style-name="Исходныйтекст" style:family="text">
      <style:text-properties style:font-name="Calibri" style:font-name-complex="Calibri" fo:font-size="14pt" style:font-size-asian="14pt" style:font-size-complex="14pt" fo:language="uk" fo:country="UA"/>
    </style:style>
    <style:style style:name="P202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028" style:parent-style-name="Текствзаданномформате" style:family="paragraph">
      <style:paragraph-properties fo:text-align="justify"/>
    </style:style>
    <style:style style:name="T2029" style:parent-style-name="Исходныйтекст" style:family="text">
      <style:text-properties style:font-name="Calibri" style:font-name-complex="Calibri" fo:font-size="14pt" style:font-size-asian="14pt" style:font-size-complex="14pt" fo:language="uk" fo:country="UA"/>
    </style:style>
    <style:style style:name="P2030" style:parent-style-name="Текствзаданномформате" style:family="paragraph">
      <style:paragraph-properties fo:text-align="justify"/>
    </style:style>
    <style:style style:name="T2031" style:parent-style-name="Исходныйтекст" style:family="text">
      <style:text-properties style:font-name="Calibri" style:font-name-complex="Calibri" fo:font-size="14pt" style:font-size-asian="14pt" style:font-size-complex="14pt" fo:language="uk" fo:country="UA"/>
    </style:style>
    <style:style style:name="P203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033" style:parent-style-name="Текствзаданномформате" style:family="paragraph">
      <style:paragraph-properties fo:text-align="justify"/>
    </style:style>
    <style:style style:name="T2034" style:parent-style-name="Исходныйтекст" style:family="text">
      <style:text-properties style:font-name="Calibri" style:font-name-complex="Calibri" fo:font-size="14pt" style:font-size-asian="14pt" style:font-size-complex="14pt" fo:language="uk" fo:country="UA"/>
    </style:style>
    <style:style style:name="P203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036" style:parent-style-name="Текствзаданномформате" style:family="paragraph">
      <style:paragraph-properties fo:text-align="justify"/>
    </style:style>
    <style:style style:name="T2037" style:parent-style-name="Исходныйтекст" style:family="text">
      <style:text-properties style:font-name="Calibri" style:font-name-complex="Calibri" fo:font-size="14pt" style:font-size-asian="14pt" style:font-size-complex="14pt" fo:language="uk" fo:country="UA"/>
    </style:style>
    <style:style style:name="T2038" style:parent-style-name="Вводпользователя" style:family="text">
      <style:text-properties style:font-name="Calibri" style:font-name-complex="Calibri" fo:font-size="14pt" style:font-size-asian="14pt" style:font-size-complex="14pt" fo:language="uk" fo:country="UA"/>
    </style:style>
    <style:style style:name="T2039" style:parent-style-name="Исходныйтекст" style:family="text">
      <style:text-properties style:font-name="Calibri" style:font-name-complex="Calibri" fo:font-size="14pt" style:font-size-asian="14pt" style:font-size-complex="14pt" fo:language="uk" fo:country="UA"/>
    </style:style>
    <style:style style:name="P2040" style:parent-style-name="Текствзаданномформате" style:family="paragraph">
      <style:paragraph-properties fo:text-align="justify"/>
    </style:style>
    <style:style style:name="T2041" style:parent-style-name="Исходныйтекст" style:family="text">
      <style:text-properties style:font-name="Calibri" style:font-name-complex="Calibri" fo:font-size="14pt" style:font-size-asian="14pt" style:font-size-complex="14pt" fo:language="uk" fo:country="UA"/>
    </style:style>
    <style:style style:name="T204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43" style:parent-style-name="Исходныйтекст" style:family="text">
      <style:text-properties style:font-name="Calibri" style:font-name-complex="Calibri" fo:font-size="14pt" style:font-size-asian="14pt" style:font-size-complex="14pt" fo:language="uk" fo:country="UA"/>
    </style:style>
    <style:style style:name="P2044" style:parent-style-name="Текствзаданномформате" style:family="paragraph">
      <style:paragraph-properties fo:text-align="justify"/>
    </style:style>
    <style:style style:name="T2045" style:parent-style-name="Исходныйтекст" style:family="text">
      <style:text-properties style:font-name="Calibri" style:font-name-complex="Calibri" fo:font-size="14pt" style:font-size-asian="14pt" style:font-size-complex="14pt" fo:language="uk" fo:country="UA"/>
    </style:style>
    <style:style style:name="T2046" style:parent-style-name="Вводпользователя" style:family="text">
      <style:text-properties style:font-name="Calibri" style:font-name-complex="Calibri" fo:font-size="14pt" style:font-size-asian="14pt" style:font-size-complex="14pt" fo:language="uk" fo:country="UA"/>
    </style:style>
    <style:style style:name="T2047" style:parent-style-name="Исходныйтекст" style:family="text">
      <style:text-properties style:font-name="Calibri" style:font-name-complex="Calibri" fo:font-size="14pt" style:font-size-asian="14pt" style:font-size-complex="14pt" fo:language="uk" fo:country="UA"/>
    </style:style>
    <style:style style:name="P2048" style:parent-style-name="Текствзаданномформате" style:family="paragraph">
      <style:paragraph-properties fo:text-align="justify"/>
    </style:style>
    <style:style style:name="T2049" style:parent-style-name="Исходныйтекст" style:family="text">
      <style:text-properties style:font-name="Calibri" style:font-name-complex="Calibri" fo:font-size="14pt" style:font-size-asian="14pt" style:font-size-complex="14pt" fo:language="uk" fo:country="UA"/>
    </style:style>
    <style:style style:name="T2050" style:parent-style-name="Вводпользователя" style:family="text">
      <style:text-properties style:font-name="Calibri" style:font-name-complex="Calibri" fo:font-size="14pt" style:font-size-asian="14pt" style:font-size-complex="14pt" fo:language="uk" fo:country="UA"/>
    </style:style>
    <style:style style:name="T2051" style:parent-style-name="Исходныйтекст" style:family="text">
      <style:text-properties style:font-name="Calibri" style:font-name-complex="Calibri" fo:font-size="14pt" style:font-size-asian="14pt" style:font-size-complex="14pt" fo:language="uk" fo:country="UA"/>
    </style:style>
    <style:style style:name="P205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053" style:parent-style-name="Текствзаданномформате" style:family="paragraph">
      <style:paragraph-properties fo:text-align="justify"/>
    </style:style>
    <style:style style:name="T2054" style:parent-style-name="Исходныйтекст" style:family="text">
      <style:text-properties style:font-name="Calibri" style:font-name-complex="Calibri" fo:font-size="14pt" style:font-size-asian="14pt" style:font-size-complex="14pt" fo:language="uk" fo:country="UA"/>
    </style:style>
    <style:style style:name="T205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56" style:parent-style-name="Исходныйтекст" style:family="text">
      <style:text-properties style:font-name="Calibri" style:font-name-complex="Calibri" fo:font-size="14pt" style:font-size-asian="14pt" style:font-size-complex="14pt" fo:language="uk" fo:country="UA"/>
    </style:style>
    <style:style style:name="P2057" style:parent-style-name="Текствзаданномформате" style:family="paragraph">
      <style:paragraph-properties fo:text-align="justify"/>
    </style:style>
    <style:style style:name="T2058" style:parent-style-name="Исходныйтекст" style:family="text">
      <style:text-properties style:font-name="Calibri" style:font-name-complex="Calibri" fo:font-size="14pt" style:font-size-asian="14pt" style:font-size-complex="14pt" fo:language="uk" fo:country="UA"/>
    </style:style>
    <style:style style:name="P2059" style:parent-style-name="Заголовок1" style:family="paragraph">
      <style:paragraph-properties fo:text-align="justify" fo:margin-top="0in" fo:margin-bottom="0in"/>
    </style:style>
    <style:style style:name="P2060" style:parent-style-name="Заголовок1" style:family="paragraph">
      <style:paragraph-properties fo:text-align="justify" fo:margin-top="0in" fo:margin-bottom="0in"/>
    </style:style>
    <style:style style:name="T2061" style:parent-style-name="Исходныйтекст" style:family="text">
      <style:text-properties style:font-name="Times New Roman" style:font-name-complex="Times New Roman" fo:font-size="14pt" style:font-size-asian="14pt" style:font-size-complex="14pt" fo:language="uk" fo:country="UA"/>
    </style:style>
    <style:style style:name="P2062" style:parent-style-name="Основнийтекст" style:family="paragraph">
      <style:paragraph-properties fo:line-height="100%"/>
      <style:text-properties style:font-name="Times New Roman" style:font-name-complex="Times New Roman" fo:font-size="14pt" style:font-size-asian="14pt" style:font-size-complex="14pt" fo:language="uk" fo:country="UA"/>
    </style:style>
    <style:style style:name="P2063" style:parent-style-name="Основнийтекст" style:family="paragraph">
      <style:paragraph-properties fo:line-height="100%"/>
    </style:style>
    <style:style style:name="T206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065" style:parent-style-name="Исходныйтекст" style:family="text">
      <style:text-properties style:font-name="Times New Roman" style:font-name-complex="Times New Roman" fo:font-size="14pt" style:font-size-asian="14pt" style:font-size-complex="14pt" fo:language="uk" fo:country="UA"/>
    </style:style>
    <style:style style:name="P2066" style:parent-style-name="Текствзаданномформате" style:family="paragraph">
      <style:paragraph-properties fo:text-align="justify"/>
    </style:style>
    <style:style style:name="T206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068" style:parent-style-name="Текствзаданномформате" style:family="paragraph">
      <style:paragraph-properties fo:text-align="justify"/>
    </style:style>
    <style:style style:name="T2069" style:parent-style-name="Определение" style:family="text">
      <style:text-properties style:font-name="Calibri" style:font-name-complex="Calibri" fo:font-size="14pt" style:font-size-asian="14pt" style:font-size-complex="14pt" fo:language="uk" fo:country="UA"/>
    </style:style>
    <style:style style:name="T207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071" style:parent-style-name="Текствзаданномформате" style:family="paragraph">
      <style:paragraph-properties fo:text-align="justify"/>
    </style:style>
    <style:style style:name="T2072" style:parent-style-name="Определение" style:family="text">
      <style:text-properties style:font-name="Calibri" style:font-name-complex="Calibri" fo:font-size="14pt" style:font-size-asian="14pt" style:font-size-complex="14pt" fo:language="uk" fo:country="UA"/>
    </style:style>
    <style:style style:name="T207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07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075" style:parent-style-name="Текствзаданномформате" style:family="paragraph">
      <style:paragraph-properties fo:text-align="justify"/>
    </style:style>
    <style:style style:name="T207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77" style:parent-style-name="Исходныйтекст" style:family="text">
      <style:text-properties style:font-name="Calibri" style:font-name-complex="Calibri" fo:font-size="14pt" style:font-size-asian="14pt" style:font-size-complex="14pt" fo:language="uk" fo:country="UA"/>
    </style:style>
    <style:style style:name="T207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79" style:parent-style-name="Исходныйтекст" style:family="text">
      <style:text-properties style:font-name="Calibri" style:font-name-complex="Calibri" fo:font-size="14pt" style:font-size-asian="14pt" style:font-size-complex="14pt" fo:language="uk" fo:country="UA"/>
    </style:style>
    <style:style style:name="T208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81" style:parent-style-name="Исходныйтекст" style:family="text">
      <style:text-properties style:font-name="Calibri" style:font-name-complex="Calibri" fo:font-size="14pt" style:font-size-asian="14pt" style:font-size-complex="14pt" fo:language="uk" fo:country="UA"/>
    </style:style>
    <style:style style:name="T208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83" style:parent-style-name="Исходныйтекст" style:family="text">
      <style:text-properties style:font-name="Calibri" style:font-name-complex="Calibri" fo:font-size="14pt" style:font-size-asian="14pt" style:font-size-complex="14pt" fo:language="uk" fo:country="UA"/>
    </style:style>
    <style:style style:name="P208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085" style:parent-style-name="Текствзаданномформате" style:family="paragraph">
      <style:paragraph-properties fo:text-align="justify"/>
    </style:style>
    <style:style style:name="T208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87" style:parent-style-name="Исходныйтекст" style:family="text">
      <style:text-properties style:font-name="Calibri" style:font-name-complex="Calibri" fo:font-size="14pt" style:font-size-asian="14pt" style:font-size-complex="14pt" fo:language="uk" fo:country="UA"/>
    </style:style>
    <style:style style:name="P2088" style:parent-style-name="Текствзаданномформате" style:family="paragraph">
      <style:paragraph-properties fo:text-align="justify"/>
    </style:style>
    <style:style style:name="T2089" style:parent-style-name="Исходныйтекст" style:family="text">
      <style:text-properties style:font-name="Calibri" style:font-name-complex="Calibri" fo:font-size="14pt" style:font-size-asian="14pt" style:font-size-complex="14pt" fo:language="uk" fo:country="UA"/>
    </style:style>
    <style:style style:name="T209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91" style:parent-style-name="Исходныйтекст" style:family="text">
      <style:text-properties style:font-name="Calibri" style:font-name-complex="Calibri" fo:font-size="14pt" style:font-size-asian="14pt" style:font-size-complex="14pt" fo:language="uk" fo:country="UA"/>
    </style:style>
    <style:style style:name="P2092" style:parent-style-name="Текствзаданномформате" style:family="paragraph">
      <style:paragraph-properties fo:text-align="justify"/>
    </style:style>
    <style:style style:name="T2093" style:parent-style-name="Исходныйтекст" style:family="text">
      <style:text-properties style:font-name="Calibri" style:font-name-complex="Calibri" fo:font-size="14pt" style:font-size-asian="14pt" style:font-size-complex="14pt" fo:language="uk" fo:country="UA"/>
    </style:style>
    <style:style style:name="T209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095" style:parent-style-name="Исходныйтекст" style:family="text">
      <style:text-properties style:font-name="Calibri" style:font-name-complex="Calibri" fo:font-size="14pt" style:font-size-asian="14pt" style:font-size-complex="14pt" fo:language="uk" fo:country="UA"/>
    </style:style>
    <style:style style:name="P209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097" style:parent-style-name="Текствзаданномформате" style:family="paragraph">
      <style:paragraph-properties fo:text-align="justify"/>
    </style:style>
    <style:style style:name="T2098" style:parent-style-name="Исходныйтекст" style:family="text">
      <style:text-properties style:font-name="Calibri" style:font-name-complex="Calibri" fo:font-size="14pt" style:font-size-asian="14pt" style:font-size-complex="14pt" fo:language="uk" fo:country="UA"/>
    </style:style>
    <style:style style:name="P2099" style:parent-style-name="Текствзаданномформате" style:family="paragraph">
      <style:paragraph-properties fo:text-align="justify"/>
    </style:style>
    <style:style style:name="T2100" style:parent-style-name="Исходныйтекст" style:family="text">
      <style:text-properties style:font-name="Calibri" style:font-name-complex="Calibri" fo:font-size="14pt" style:font-size-asian="14pt" style:font-size-complex="14pt" fo:language="uk" fo:country="UA"/>
    </style:style>
    <style:style style:name="P210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102" style:parent-style-name="Текствзаданномформате" style:family="paragraph">
      <style:paragraph-properties fo:text-align="justify"/>
    </style:style>
    <style:style style:name="T2103" style:parent-style-name="Исходныйтекст" style:family="text">
      <style:text-properties style:font-name="Calibri" style:font-name-complex="Calibri" fo:font-size="14pt" style:font-size-asian="14pt" style:font-size-complex="14pt" fo:language="uk" fo:country="UA"/>
    </style:style>
    <style:style style:name="T210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105" style:parent-style-name="Текствзаданномформате" style:family="paragraph">
      <style:paragraph-properties fo:text-align="justify"/>
    </style:style>
    <style:style style:name="T2106" style:parent-style-name="Исходныйтекст" style:family="text">
      <style:text-properties style:font-name="Calibri" style:font-name-complex="Calibri" fo:font-size="14pt" style:font-size-asian="14pt" style:font-size-complex="14pt" fo:language="uk" fo:country="UA"/>
    </style:style>
    <style:style style:name="T210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108" style:parent-style-name="Исходныйтекст" style:family="text">
      <style:text-properties style:font-name="Calibri" style:font-name-complex="Calibri" fo:font-size="14pt" style:font-size-asian="14pt" style:font-size-complex="14pt" fo:language="uk" fo:country="UA"/>
    </style:style>
    <style:style style:name="P2109" style:parent-style-name="Текствзаданномформате" style:family="paragraph">
      <style:paragraph-properties fo:text-align="justify"/>
    </style:style>
    <style:style style:name="T2110" style:parent-style-name="Исходныйтекст" style:family="text">
      <style:text-properties style:font-name="Calibri" style:font-name-complex="Calibri" fo:font-size="14pt" style:font-size-asian="14pt" style:font-size-complex="14pt" fo:language="uk" fo:country="UA"/>
    </style:style>
    <style:style style:name="T2111" style:parent-style-name="Вводпользователя" style:family="text">
      <style:text-properties style:font-name="Calibri" style:font-name-complex="Calibri" fo:font-size="14pt" style:font-size-asian="14pt" style:font-size-complex="14pt" fo:language="uk" fo:country="UA"/>
    </style:style>
    <style:style style:name="T2112" style:parent-style-name="Исходныйтекст" style:family="text">
      <style:text-properties style:font-name="Calibri" style:font-name-complex="Calibri" fo:font-size="14pt" style:font-size-asian="14pt" style:font-size-complex="14pt" fo:language="uk" fo:country="UA"/>
    </style:style>
    <style:style style:name="P211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114" style:parent-style-name="Текствзаданномформате" style:family="paragraph">
      <style:paragraph-properties fo:text-align="justify"/>
    </style:style>
    <style:style style:name="T2115" style:parent-style-name="Исходныйтекст" style:family="text">
      <style:text-properties style:font-name="Calibri" style:font-name-complex="Calibri" fo:font-size="14pt" style:font-size-asian="14pt" style:font-size-complex="14pt" fo:language="uk" fo:country="UA"/>
    </style:style>
    <style:style style:name="T211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117" style:parent-style-name="Текствзаданномформате" style:family="paragraph">
      <style:paragraph-properties fo:text-align="justify"/>
    </style:style>
    <style:style style:name="T2118" style:parent-style-name="Исходныйтекст" style:family="text">
      <style:text-properties style:font-name="Calibri" style:font-name-complex="Calibri" fo:font-size="14pt" style:font-size-asian="14pt" style:font-size-complex="14pt" fo:language="uk" fo:country="UA"/>
    </style:style>
    <style:style style:name="T211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120" style:parent-style-name="Исходныйтекст" style:family="text">
      <style:text-properties style:font-name="Calibri" style:font-name-complex="Calibri" fo:font-size="14pt" style:font-size-asian="14pt" style:font-size-complex="14pt" fo:language="uk" fo:country="UA"/>
    </style:style>
    <style:style style:name="P2121" style:parent-style-name="Текствзаданномформате" style:family="paragraph">
      <style:paragraph-properties fo:text-align="justify"/>
    </style:style>
    <style:style style:name="T2122" style:parent-style-name="Исходныйтекст" style:family="text">
      <style:text-properties style:font-name="Calibri" style:font-name-complex="Calibri" fo:font-size="14pt" style:font-size-asian="14pt" style:font-size-complex="14pt" fo:language="uk" fo:country="UA"/>
    </style:style>
    <style:style style:name="T2123" style:parent-style-name="Вводпользователя" style:family="text">
      <style:text-properties style:font-name="Calibri" style:font-name-complex="Calibri" fo:font-size="14pt" style:font-size-asian="14pt" style:font-size-complex="14pt" fo:language="uk" fo:country="UA"/>
    </style:style>
    <style:style style:name="T2124" style:parent-style-name="Исходныйтекст" style:family="text">
      <style:text-properties style:font-name="Calibri" style:font-name-complex="Calibri" fo:font-size="14pt" style:font-size-asian="14pt" style:font-size-complex="14pt" fo:language="uk" fo:country="UA"/>
    </style:style>
    <style:style style:name="P212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126" style:parent-style-name="Текствзаданномформате" style:family="paragraph">
      <style:paragraph-properties fo:text-align="justify"/>
    </style:style>
    <style:style style:name="T2127" style:parent-style-name="Исходныйтекст" style:family="text">
      <style:text-properties style:font-name="Calibri" style:font-name-complex="Calibri" fo:font-size="14pt" style:font-size-asian="14pt" style:font-size-complex="14pt" fo:language="uk" fo:country="UA"/>
    </style:style>
    <style:style style:name="T212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129" style:parent-style-name="Исходныйтекст" style:family="text">
      <style:text-properties style:font-name="Calibri" style:font-name-complex="Calibri" fo:font-size="14pt" style:font-size-asian="14pt" style:font-size-complex="14pt" fo:language="uk" fo:country="UA"/>
    </style:style>
    <style:style style:name="P2130" style:parent-style-name="Текствзаданномформате" style:family="paragraph">
      <style:paragraph-properties fo:text-align="justify"/>
    </style:style>
    <style:style style:name="T2131" style:parent-style-name="Исходныйтекст" style:family="text">
      <style:text-properties style:font-name="Calibri" style:font-name-complex="Calibri" fo:font-size="14pt" style:font-size-asian="14pt" style:font-size-complex="14pt" fo:language="uk" fo:country="UA"/>
    </style:style>
    <style:style style:name="P2132" style:parent-style-name="Текствзаданномформате" style:family="paragraph">
      <style:paragraph-properties fo:text-align="justify"/>
    </style:style>
    <style:style style:name="P2133" style:parent-style-name="Заголовок1" style:family="paragraph">
      <style:paragraph-properties fo:text-align="justify" fo:margin-top="0in" fo:margin-bottom="0in"/>
    </style:style>
    <style:style style:name="T2134" style:parent-style-name="Исходныйтекст" style:family="text">
      <style:text-properties style:font-name="Times New Roman" style:font-name-complex="Times New Roman" fo:font-size="14pt" style:font-size-asian="14pt" style:font-size-complex="14pt" fo:language="uk" fo:country="UA"/>
    </style:style>
    <style:style style:name="T2135"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136" style:parent-style-name="Текствзаданномформате" style:family="paragraph">
      <style:paragraph-properties fo:text-align="justify"/>
    </style:style>
    <style:style style:name="P2137" style:parent-style-name="Текствзаданномформате" style:family="paragraph">
      <style:paragraph-properties fo:text-align="justify"/>
    </style:style>
    <style:style style:name="T213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139"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2140" style:parent-style-name="Основнийтекст" style:family="paragraph">
      <style:paragraph-properties fo:text-align="justify" fo:margin-bottom="0in" fo:line-height="100%"/>
    </style:style>
    <style:style style:name="T2141" style:parent-style-name="Исходныйтекст" style:family="text">
      <style:text-properties style:font-name="Times New Roman" style:font-name-complex="Times New Roman" fo:font-size="14pt" style:font-size-asian="14pt" style:font-size-complex="14pt" fo:language="uk" fo:country="UA"/>
    </style:style>
    <style:style style:name="T2142" style:parent-style-name="Исходныйтекст" style:family="text">
      <style:text-properties style:font-name="Times New Roman" style:font-name-complex="Times New Roman" fo:font-size="14pt" style:font-size-asian="14pt" style:font-size-complex="14pt" fo:language="en" fo:country="US"/>
    </style:style>
    <style:style style:name="T2143" style:parent-style-name="Исходныйтекст" style:family="text">
      <style:text-properties style:font-name="Times New Roman" style:font-name-complex="Times New Roman" fo:font-size="14pt" style:font-size-asian="14pt" style:font-size-complex="14pt" fo:language="uk" fo:country="UA"/>
    </style:style>
    <style:style style:name="P2144" style:parent-style-name="Звичайний" style:family="paragraph">
      <style:paragraph-properties fo:text-align="justify"/>
    </style:style>
    <style:style style:name="P2145" style:parent-style-name="Текствзаданномформате" style:family="paragraph">
      <style:paragraph-properties fo:text-align="justify"/>
    </style:style>
    <style:style style:name="T214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147" style:parent-style-name="Текствзаданномформате" style:family="paragraph">
      <style:paragraph-properties fo:text-align="justify"/>
    </style:style>
    <style:style style:name="T2148" style:parent-style-name="Определение" style:family="text">
      <style:text-properties style:font-name="Calibri" style:font-name-complex="Calibri" fo:font-size="14pt" style:font-size-asian="14pt" style:font-size-complex="14pt" fo:language="uk" fo:country="UA"/>
    </style:style>
    <style:style style:name="T214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150" style:parent-style-name="Текствзаданномформате" style:family="paragraph">
      <style:paragraph-properties fo:text-align="justify"/>
    </style:style>
    <style:style style:name="T2151" style:parent-style-name="Определение" style:family="text">
      <style:text-properties style:font-name="Calibri" style:font-name-complex="Calibri" fo:font-size="14pt" style:font-size-asian="14pt" style:font-size-complex="14pt" fo:language="uk" fo:country="UA"/>
    </style:style>
    <style:style style:name="T215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153" style:parent-style-name="Текствзаданномформате" style:family="paragraph">
      <style:paragraph-properties fo:text-align="justify"/>
    </style:style>
    <style:style style:name="T2154" style:parent-style-name="Определение" style:family="text">
      <style:text-properties style:font-name="Calibri" style:font-name-complex="Calibri" fo:font-size="14pt" style:font-size-asian="14pt" style:font-size-complex="14pt" fo:language="uk" fo:country="UA"/>
    </style:style>
    <style:style style:name="T215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15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157" style:parent-style-name="Текствзаданномформате" style:family="paragraph">
      <style:paragraph-properties fo:text-align="justify"/>
    </style:style>
    <style:style style:name="T215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159" style:parent-style-name="Исходныйтекст" style:family="text">
      <style:text-properties style:font-name="Calibri" style:font-name-complex="Calibri" fo:font-size="14pt" style:font-size-asian="14pt" style:font-size-complex="14pt" fo:language="uk" fo:country="UA"/>
    </style:style>
    <style:style style:name="P2160" style:parent-style-name="Текствзаданномформате" style:family="paragraph">
      <style:paragraph-properties fo:text-align="justify"/>
    </style:style>
    <style:style style:name="T2161" style:parent-style-name="Исходныйтекст" style:family="text">
      <style:text-properties style:font-name="Calibri" style:font-name-complex="Calibri" fo:font-size="14pt" style:font-size-asian="14pt" style:font-size-complex="14pt" fo:language="uk" fo:country="UA"/>
    </style:style>
    <style:style style:name="T216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163" style:parent-style-name="Исходныйтекст" style:family="text">
      <style:text-properties style:font-name="Calibri" style:font-name-complex="Calibri" fo:font-size="14pt" style:font-size-asian="14pt" style:font-size-complex="14pt" fo:language="uk" fo:country="UA"/>
    </style:style>
    <style:style style:name="P2164" style:parent-style-name="Текствзаданномформате" style:family="paragraph">
      <style:paragraph-properties fo:text-align="justify"/>
    </style:style>
    <style:style style:name="T2165" style:parent-style-name="Исходныйтекст" style:family="text">
      <style:text-properties style:font-name="Calibri" style:font-name-complex="Calibri" fo:font-size="14pt" style:font-size-asian="14pt" style:font-size-complex="14pt" fo:language="uk" fo:country="UA"/>
    </style:style>
    <style:style style:name="T216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167" style:parent-style-name="Исходныйтекст" style:family="text">
      <style:text-properties style:font-name="Calibri" style:font-name-complex="Calibri" fo:font-size="14pt" style:font-size-asian="14pt" style:font-size-complex="14pt" fo:language="uk" fo:country="UA"/>
    </style:style>
    <style:style style:name="P2168" style:parent-style-name="Текствзаданномформате" style:family="paragraph">
      <style:paragraph-properties fo:text-align="justify"/>
    </style:style>
    <style:style style:name="T2169" style:parent-style-name="Исходныйтекст" style:family="text">
      <style:text-properties style:font-name="Calibri" style:font-name-complex="Calibri" fo:font-size="14pt" style:font-size-asian="14pt" style:font-size-complex="14pt" fo:language="uk" fo:country="UA"/>
    </style:style>
    <style:style style:name="T217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171" style:parent-style-name="Исходныйтекст" style:family="text">
      <style:text-properties style:font-name="Calibri" style:font-name-complex="Calibri" fo:font-size="14pt" style:font-size-asian="14pt" style:font-size-complex="14pt" fo:language="uk" fo:country="UA"/>
    </style:style>
    <style:style style:name="T217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173" style:parent-style-name="Текствзаданномформате" style:family="paragraph">
      <style:paragraph-properties fo:text-align="justify"/>
    </style:style>
    <style:style style:name="T2174" style:parent-style-name="Исходныйтекст" style:family="text">
      <style:text-properties style:font-name="Calibri" style:font-name-complex="Calibri" fo:font-size="14pt" style:font-size-asian="14pt" style:font-size-complex="14pt" fo:language="uk" fo:country="UA"/>
    </style:style>
    <style:style style:name="T217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176" style:parent-style-name="Исходныйтекст" style:family="text">
      <style:text-properties style:font-name="Calibri" style:font-name-complex="Calibri" fo:font-size="14pt" style:font-size-asian="14pt" style:font-size-complex="14pt" fo:language="uk" fo:country="UA"/>
    </style:style>
    <style:style style:name="P217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178" style:parent-style-name="Текствзаданномформате" style:family="paragraph">
      <style:paragraph-properties fo:text-align="justify"/>
    </style:style>
    <style:style style:name="T2179" style:parent-style-name="Исходныйтекст" style:family="text">
      <style:text-properties style:font-name="Calibri" style:font-name-complex="Calibri" fo:font-size="14pt" style:font-size-asian="14pt" style:font-size-complex="14pt" fo:language="uk" fo:country="UA"/>
    </style:style>
    <style:style style:name="T218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181" style:parent-style-name="Текствзаданномформате" style:family="paragraph">
      <style:paragraph-properties fo:text-align="justify"/>
    </style:style>
    <style:style style:name="T2182" style:parent-style-name="Исходныйтекст" style:family="text">
      <style:text-properties style:font-name="Calibri" style:font-name-complex="Calibri" fo:font-size="14pt" style:font-size-asian="14pt" style:font-size-complex="14pt" fo:language="uk" fo:country="UA"/>
    </style:style>
    <style:style style:name="T218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18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185" style:parent-style-name="Текствзаданномформате" style:family="paragraph">
      <style:paragraph-properties fo:text-align="justify"/>
    </style:style>
    <style:style style:name="T2186" style:parent-style-name="Исходныйтекст" style:family="text">
      <style:text-properties style:font-name="Calibri" style:font-name-complex="Calibri" fo:font-size="14pt" style:font-size-asian="14pt" style:font-size-complex="14pt" fo:language="uk" fo:country="UA"/>
    </style:style>
    <style:style style:name="P2187" style:parent-style-name="Текствзаданномформате" style:family="paragraph">
      <style:paragraph-properties fo:text-align="justify"/>
    </style:style>
    <style:style style:name="T2188" style:parent-style-name="Исходныйтекст" style:family="text">
      <style:text-properties style:font-name="Calibri" style:font-name-complex="Calibri" fo:font-size="14pt" style:font-size-asian="14pt" style:font-size-complex="14pt" fo:language="uk" fo:country="UA"/>
    </style:style>
    <style:style style:name="T218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190" style:parent-style-name="Текствзаданномформате" style:family="paragraph">
      <style:paragraph-properties fo:text-align="justify"/>
    </style:style>
    <style:style style:name="T2191" style:parent-style-name="Исходныйтекст" style:family="text">
      <style:text-properties style:font-name="Calibri" style:font-name-complex="Calibri" fo:font-size="14pt" style:font-size-asian="14pt" style:font-size-complex="14pt" fo:language="uk" fo:country="UA"/>
    </style:style>
    <style:style style:name="T219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19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194" style:parent-style-name="Текствзаданномформате" style:family="paragraph">
      <style:paragraph-properties fo:text-align="justify"/>
    </style:style>
    <style:style style:name="T2195" style:parent-style-name="Исходныйтекст" style:family="text">
      <style:text-properties style:font-name="Calibri" style:font-name-complex="Calibri" fo:font-size="14pt" style:font-size-asian="14pt" style:font-size-complex="14pt" fo:language="uk" fo:country="UA"/>
    </style:style>
    <style:style style:name="T2196" style:parent-style-name="Вводпользователя" style:family="text">
      <style:text-properties style:font-name="Calibri" style:font-name-complex="Calibri" fo:font-size="14pt" style:font-size-asian="14pt" style:font-size-complex="14pt" fo:language="uk" fo:country="UA"/>
    </style:style>
    <style:style style:name="T2197" style:parent-style-name="Исходныйтекст" style:family="text">
      <style:text-properties style:font-name="Calibri" style:font-name-complex="Calibri" fo:font-size="14pt" style:font-size-asian="14pt" style:font-size-complex="14pt" fo:language="uk" fo:country="UA"/>
    </style:style>
    <style:style style:name="T2198" style:parent-style-name="Вводпользователя" style:family="text">
      <style:text-properties style:font-name="Calibri" style:font-name-complex="Calibri" fo:font-size="14pt" style:font-size-asian="14pt" style:font-size-complex="14pt" fo:language="uk" fo:country="UA"/>
    </style:style>
    <style:style style:name="T2199" style:parent-style-name="Исходныйтекст" style:family="text">
      <style:text-properties style:font-name="Calibri" style:font-name-complex="Calibri" fo:font-size="14pt" style:font-size-asian="14pt" style:font-size-complex="14pt" fo:language="uk" fo:country="UA"/>
    </style:style>
    <style:style style:name="P2200" style:parent-style-name="Текствзаданномформате" style:family="paragraph">
      <style:paragraph-properties fo:text-align="justify"/>
    </style:style>
    <style:style style:name="T2201" style:parent-style-name="Исходныйтекст" style:family="text">
      <style:text-properties style:font-name="Calibri" style:font-name-complex="Calibri" fo:font-size="14pt" style:font-size-asian="14pt" style:font-size-complex="14pt" fo:language="uk" fo:country="UA"/>
    </style:style>
    <style:style style:name="T220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203" style:parent-style-name="Исходныйтекст" style:family="text">
      <style:text-properties style:font-name="Calibri" style:font-name-complex="Calibri" fo:font-size="14pt" style:font-size-asian="14pt" style:font-size-complex="14pt" fo:language="uk" fo:country="UA"/>
    </style:style>
    <style:style style:name="P2204" style:parent-style-name="Текствзаданномформате" style:family="paragraph">
      <style:paragraph-properties fo:text-align="justify"/>
    </style:style>
    <style:style style:name="T2205" style:parent-style-name="Исходныйтекст" style:family="text">
      <style:text-properties style:font-name="Calibri" style:font-name-complex="Calibri" fo:font-size="14pt" style:font-size-asian="14pt" style:font-size-complex="14pt" fo:language="uk" fo:country="UA"/>
    </style:style>
    <style:style style:name="T2206" style:parent-style-name="Вводпользователя" style:family="text">
      <style:text-properties style:font-name="Calibri" style:font-name-complex="Calibri" fo:font-size="14pt" style:font-size-asian="14pt" style:font-size-complex="14pt" fo:language="uk" fo:country="UA"/>
    </style:style>
    <style:style style:name="T2207" style:parent-style-name="Исходныйтекст" style:family="text">
      <style:text-properties style:font-name="Calibri" style:font-name-complex="Calibri" fo:font-size="14pt" style:font-size-asian="14pt" style:font-size-complex="14pt" fo:language="uk" fo:country="UA"/>
    </style:style>
    <style:style style:name="P2208" style:parent-style-name="Текствзаданномформате" style:family="paragraph">
      <style:paragraph-properties fo:text-align="justify"/>
    </style:style>
    <style:style style:name="T2209" style:parent-style-name="Исходныйтекст" style:family="text">
      <style:text-properties style:font-name="Calibri" style:font-name-complex="Calibri" fo:font-size="14pt" style:font-size-asian="14pt" style:font-size-complex="14pt" fo:language="uk" fo:country="UA"/>
    </style:style>
    <style:style style:name="T2210" style:parent-style-name="Вводпользователя" style:family="text">
      <style:text-properties style:font-name="Calibri" style:font-name-complex="Calibri" fo:font-size="14pt" style:font-size-asian="14pt" style:font-size-complex="14pt" fo:language="uk" fo:country="UA"/>
    </style:style>
    <style:style style:name="T2211" style:parent-style-name="Исходныйтекст" style:family="text">
      <style:text-properties style:font-name="Calibri" style:font-name-complex="Calibri" fo:font-size="14pt" style:font-size-asian="14pt" style:font-size-complex="14pt" fo:language="uk" fo:country="UA"/>
    </style:style>
    <style:style style:name="P2212" style:parent-style-name="Текствзаданномформате" style:family="paragraph">
      <style:paragraph-properties fo:text-align="justify"/>
    </style:style>
    <style:style style:name="T2213" style:parent-style-name="Исходныйтекст" style:family="text">
      <style:text-properties style:font-name="Calibri" style:font-name-complex="Calibri" fo:font-size="14pt" style:font-size-asian="14pt" style:font-size-complex="14pt" fo:language="en" fo:country="US"/>
    </style:style>
    <style:style style:name="P2214" style:parent-style-name="Звичайний" style:family="paragraph">
      <style:paragraph-properties fo:text-align="justify"/>
    </style:style>
    <style:style style:name="P2215" style:parent-style-name="Звичайний" style:family="paragraph">
      <style:paragraph-properties fo:text-align="justify"/>
    </style:style>
    <style:style style:name="P2216"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style>
    <style:style style:name="P2217"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4F81BD" fo:language="uk" fo:country="UA"/>
    </style:style>
    <style:style style:name="P2218" style:parent-style-name="Текствзаданномформате" style:family="paragraph">
      <style:paragraph-properties fo:text-align="justify"/>
    </style:style>
    <style:style style:name="P2219" style:parent-style-name="Заголовок1" style:family="paragraph">
      <style:paragraph-properties fo:text-align="justify" fo:margin-top="0in" fo:margin-bottom="0in"/>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220"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21" style:parent-style-name="Заголовок1" style:family="paragraph">
      <style:paragraph-properties fo:text-align="justify" fo:margin-top="0in" fo:margin-bottom="0in"/>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222"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23"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24" style:parent-style-name="Заголовок1" style:family="paragraph">
      <style:paragraph-properties fo:text-align="justify" fo:margin-top="0in" fo:margin-bottom="0in"/>
    </style:style>
    <style:style style:name="T2225"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226"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T2227"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228"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29"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30"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31"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32"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33"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34"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35"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36"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37"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38"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39"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40"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41"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42"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43"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44"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45"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46"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47"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48"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49"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50"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51"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52"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53"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54"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55"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256" style:parent-style-name="Основнийтекст" style:family="paragraph">
      <style:paragraph-properties fo:text-align="justify" fo:margin-bottom="0in" fo:line-height="100%"/>
    </style:style>
    <style:style style:name="T225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2258"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style>
    <style:style style:name="T2259" style:parent-style-name="Шрифтабзацузазамовчуванням" style:family="text">
      <style:text-properties style:font-name="Times New Roman" style:font-name-asian="Times New Roman" style:font-name-complex="Times New Roman" fo:color="#4F81BD" fo:language="uk" fo:country="UA"/>
    </style:style>
    <style:style style:name="P2260" style:parent-style-name="Звичайний" style:family="paragraph">
      <style:paragraph-properties fo:text-align="justify"/>
    </style:style>
    <style:style style:name="P2261" style:parent-style-name="Звичайний" style:family="paragraph">
      <style:paragraph-properties fo:text-align="justify"/>
    </style:style>
    <style:style style:name="T2262" style:parent-style-name="Исходныйтекст" style:family="text">
      <style:text-properties style:font-name="Times New Roman" style:font-name-complex="Times New Roman" fo:font-size="14pt" style:font-size-asian="14pt" style:font-size-complex="14pt" fo:language="uk" fo:country="UA"/>
    </style:style>
    <style:style style:name="P2263" style:parent-style-name="Текствзаданномформате" style:family="paragraph">
      <style:paragraph-properties fo:text-align="justify"/>
    </style:style>
    <style:style style:name="T2264"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265" style:parent-style-name="Текствзаданномформате" style:family="paragraph">
      <style:paragraph-properties fo:text-align="justify"/>
    </style:style>
    <style:style style:name="T2266" style:parent-style-name="Определение" style:family="text">
      <style:text-properties style:font-name="Calibri" style:font-name-complex="Calibri" fo:font-size="14pt" style:font-size-asian="14pt" style:font-size-complex="14pt" fo:language="uk" fo:country="UA"/>
    </style:style>
    <style:style style:name="T226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268" style:parent-style-name="Текствзаданномформате" style:family="paragraph">
      <style:paragraph-properties fo:text-align="justify"/>
    </style:style>
    <style:style style:name="T2269" style:parent-style-name="Определение" style:family="text">
      <style:text-properties style:font-name="Calibri" style:font-name-complex="Calibri" fo:font-size="14pt" style:font-size-asian="14pt" style:font-size-complex="14pt" fo:language="uk" fo:country="UA"/>
    </style:style>
    <style:style style:name="T227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271" style:parent-style-name="Текствзаданномформате" style:family="paragraph">
      <style:paragraph-properties fo:text-align="justify"/>
    </style:style>
    <style:style style:name="T2272" style:parent-style-name="Определение" style:family="text">
      <style:text-properties style:font-name="Calibri" style:font-name-complex="Calibri" fo:font-size="14pt" style:font-size-asian="14pt" style:font-size-complex="14pt" fo:language="uk" fo:country="UA"/>
    </style:style>
    <style:style style:name="T227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27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275" style:parent-style-name="Текствзаданномформате" style:family="paragraph">
      <style:paragraph-properties fo:text-align="justify"/>
    </style:style>
    <style:style style:name="T2276"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277" style:parent-style-name="Исходныйтекст" style:family="text">
      <style:text-properties style:font-name="Calibri" style:font-name-complex="Calibri" fo:font-size="14pt" style:font-size-asian="14pt" style:font-size-complex="14pt" fo:language="uk" fo:country="UA"/>
    </style:style>
    <style:style style:name="P2278" style:parent-style-name="Текствзаданномформате" style:family="paragraph">
      <style:paragraph-properties fo:text-align="justify"/>
    </style:style>
    <style:style style:name="T2279" style:parent-style-name="Исходныйтекст" style:family="text">
      <style:text-properties style:font-name="Calibri" style:font-name-complex="Calibri" fo:font-size="14pt" style:font-size-asian="14pt" style:font-size-complex="14pt" fo:language="uk" fo:country="UA"/>
    </style:style>
    <style:style style:name="T228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281" style:parent-style-name="Исходныйтекст" style:family="text">
      <style:text-properties style:font-name="Calibri" style:font-name-complex="Calibri" fo:font-size="14pt" style:font-size-asian="14pt" style:font-size-complex="14pt" fo:language="uk" fo:country="UA"/>
    </style:style>
    <style:style style:name="P2282" style:parent-style-name="Текствзаданномформате" style:family="paragraph">
      <style:paragraph-properties fo:text-align="justify"/>
    </style:style>
    <style:style style:name="T2283" style:parent-style-name="Исходныйтекст" style:family="text">
      <style:text-properties style:font-name="Calibri" style:font-name-complex="Calibri" fo:font-size="14pt" style:font-size-asian="14pt" style:font-size-complex="14pt" fo:language="uk" fo:country="UA"/>
    </style:style>
    <style:style style:name="T2284"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285" style:parent-style-name="Исходныйтекст" style:family="text">
      <style:text-properties style:font-name="Calibri" style:font-name-complex="Calibri" fo:font-size="14pt" style:font-size-asian="14pt" style:font-size-complex="14pt" fo:language="uk" fo:country="UA"/>
    </style:style>
    <style:style style:name="P228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287" style:parent-style-name="Текствзаданномформате" style:family="paragraph">
      <style:paragraph-properties fo:text-align="justify"/>
    </style:style>
    <style:style style:name="T2288" style:parent-style-name="Исходныйтекст" style:family="text">
      <style:text-properties style:font-name="Calibri" style:font-name-complex="Calibri" fo:font-size="14pt" style:font-size-asian="14pt" style:font-size-complex="14pt" fo:language="uk" fo:country="UA"/>
    </style:style>
    <style:style style:name="P2289" style:parent-style-name="Текствзаданномформате" style:family="paragraph">
      <style:paragraph-properties fo:text-align="justify"/>
    </style:style>
    <style:style style:name="T2290" style:parent-style-name="Исходныйтекст" style:family="text">
      <style:text-properties style:font-name="Calibri" style:font-name-complex="Calibri" fo:font-size="14pt" style:font-size-asian="14pt" style:font-size-complex="14pt" fo:language="uk" fo:country="UA"/>
    </style:style>
    <style:style style:name="T2291" style:parent-style-name="Вводпользователя" style:family="text">
      <style:text-properties style:font-name="Calibri" style:font-name-complex="Calibri" fo:font-size="14pt" style:font-size-asian="14pt" style:font-size-complex="14pt" fo:language="uk" fo:country="UA"/>
    </style:style>
    <style:style style:name="T2292" style:parent-style-name="Исходныйтекст" style:family="text">
      <style:text-properties style:font-name="Calibri" style:font-name-complex="Calibri" fo:font-size="14pt" style:font-size-asian="14pt" style:font-size-complex="14pt" fo:language="uk" fo:country="UA"/>
    </style:style>
    <style:style style:name="T2293" style:parent-style-name="Вводпользователя" style:family="text">
      <style:text-properties style:font-name="Calibri" style:font-name-complex="Calibri" fo:font-size="14pt" style:font-size-asian="14pt" style:font-size-complex="14pt" fo:language="uk" fo:country="UA"/>
    </style:style>
    <style:style style:name="T2294" style:parent-style-name="Исходныйтекст" style:family="text">
      <style:text-properties style:font-name="Calibri" style:font-name-complex="Calibri" fo:font-size="14pt" style:font-size-asian="14pt" style:font-size-complex="14pt" fo:language="uk" fo:country="UA"/>
    </style:style>
    <style:style style:name="P229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296" style:parent-style-name="Текствзаданномформате" style:family="paragraph">
      <style:paragraph-properties fo:text-align="justify"/>
    </style:style>
    <style:style style:name="T2297" style:parent-style-name="Исходныйтекст" style:family="text">
      <style:text-properties style:font-name="Calibri" style:font-name-complex="Calibri" fo:font-size="14pt" style:font-size-asian="14pt" style:font-size-complex="14pt" fo:language="uk" fo:country="UA"/>
    </style:style>
    <style:style style:name="P2298" style:parent-style-name="Текствзаданномформате" style:family="paragraph">
      <style:paragraph-properties fo:text-align="justify"/>
    </style:style>
    <style:style style:name="T2299" style:parent-style-name="Исходныйтекст" style:family="text">
      <style:text-properties style:font-name="Calibri" style:font-name-complex="Calibri" fo:font-size="14pt" style:font-size-asian="14pt" style:font-size-complex="14pt" fo:language="uk" fo:country="UA"/>
    </style:style>
    <style:style style:name="T2300" style:parent-style-name="Вводпользователя" style:family="text">
      <style:text-properties style:font-name="Calibri" style:font-name-complex="Calibri" fo:font-size="14pt" style:font-size-asian="14pt" style:font-size-complex="14pt" fo:language="uk" fo:country="UA"/>
    </style:style>
    <style:style style:name="T2301" style:parent-style-name="Исходныйтекст" style:family="text">
      <style:text-properties style:font-name="Calibri" style:font-name-complex="Calibri" fo:font-size="14pt" style:font-size-asian="14pt" style:font-size-complex="14pt" fo:language="uk" fo:country="UA"/>
    </style:style>
    <style:style style:name="T2302" style:parent-style-name="Вводпользователя" style:family="text">
      <style:text-properties style:font-name="Calibri" style:font-name-complex="Calibri" fo:font-size="14pt" style:font-size-asian="14pt" style:font-size-complex="14pt" fo:language="uk" fo:country="UA"/>
    </style:style>
    <style:style style:name="T2303" style:parent-style-name="Исходныйтекст" style:family="text">
      <style:text-properties style:font-name="Calibri" style:font-name-complex="Calibri" fo:font-size="14pt" style:font-size-asian="14pt" style:font-size-complex="14pt" fo:language="uk" fo:country="UA"/>
    </style:style>
    <style:style style:name="P230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305" style:parent-style-name="Текствзаданномформате" style:family="paragraph">
      <style:paragraph-properties fo:text-align="justify"/>
    </style:style>
    <style:style style:name="T2306" style:parent-style-name="Исходныйтекст" style:family="text">
      <style:text-properties style:font-name="Calibri" style:font-name-complex="Calibri" fo:font-size="14pt" style:font-size-asian="14pt" style:font-size-complex="14pt" fo:language="uk" fo:country="UA"/>
    </style:style>
    <style:style style:name="P2307" style:parent-style-name="Текствзаданномформате" style:family="paragraph">
      <style:paragraph-properties fo:text-align="justify"/>
    </style:style>
    <style:style style:name="T2308" style:parent-style-name="Исходныйтекст" style:family="text">
      <style:text-properties style:font-name="Calibri" style:font-name-complex="Calibri" fo:font-size="14pt" style:font-size-asian="14pt" style:font-size-complex="14pt" fo:language="uk" fo:country="UA"/>
    </style:style>
    <style:style style:name="T2309" style:parent-style-name="Вводпользователя" style:family="text">
      <style:text-properties style:font-name="Calibri" style:font-name-complex="Calibri" fo:font-size="14pt" style:font-size-asian="14pt" style:font-size-complex="14pt" fo:language="uk" fo:country="UA"/>
    </style:style>
    <style:style style:name="T2310" style:parent-style-name="Исходныйтекст" style:family="text">
      <style:text-properties style:font-name="Calibri" style:font-name-complex="Calibri" fo:font-size="14pt" style:font-size-asian="14pt" style:font-size-complex="14pt" fo:language="uk" fo:country="UA"/>
    </style:style>
    <style:style style:name="T2311" style:parent-style-name="Вводпользователя" style:family="text">
      <style:text-properties style:font-name="Calibri" style:font-name-complex="Calibri" fo:font-size="14pt" style:font-size-asian="14pt" style:font-size-complex="14pt" fo:language="uk" fo:country="UA"/>
    </style:style>
    <style:style style:name="T2312" style:parent-style-name="Исходныйтекст" style:family="text">
      <style:text-properties style:font-name="Calibri" style:font-name-complex="Calibri" fo:font-size="14pt" style:font-size-asian="14pt" style:font-size-complex="14pt" fo:language="uk" fo:country="UA"/>
    </style:style>
    <style:style style:name="P231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314" style:parent-style-name="Текствзаданномформате" style:family="paragraph">
      <style:paragraph-properties fo:text-align="justify"/>
    </style:style>
    <style:style style:name="T2315" style:parent-style-name="Исходныйтекст" style:family="text">
      <style:text-properties style:font-name="Calibri" style:font-name-complex="Calibri" fo:font-size="14pt" style:font-size-asian="14pt" style:font-size-complex="14pt" fo:language="uk" fo:country="UA"/>
    </style:style>
    <style:style style:name="P231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317" style:parent-style-name="Текствзаданномформате" style:family="paragraph">
      <style:paragraph-properties fo:text-align="justify"/>
    </style:style>
    <style:style style:name="T2318" style:parent-style-name="Исходныйтекст" style:family="text">
      <style:text-properties style:font-name="Calibri" style:font-name-complex="Calibri" fo:font-size="14pt" style:font-size-asian="14pt" style:font-size-complex="14pt" fo:language="uk" fo:country="UA"/>
    </style:style>
    <style:style style:name="T2319" style:parent-style-name="Вводпользователя" style:family="text">
      <style:text-properties style:font-name="Calibri" style:font-name-complex="Calibri" fo:font-size="14pt" style:font-size-asian="14pt" style:font-size-complex="14pt" fo:language="uk" fo:country="UA"/>
    </style:style>
    <style:style style:name="T2320" style:parent-style-name="Исходныйтекст" style:family="text">
      <style:text-properties style:font-name="Calibri" style:font-name-complex="Calibri" fo:font-size="14pt" style:font-size-asian="14pt" style:font-size-complex="14pt" fo:language="uk" fo:country="UA"/>
    </style:style>
    <style:style style:name="P2321" style:parent-style-name="Текствзаданномформате" style:family="paragraph">
      <style:paragraph-properties fo:text-align="justify"/>
    </style:style>
    <style:style style:name="T2322" style:parent-style-name="Исходныйтекст" style:family="text">
      <style:text-properties style:font-name="Calibri" style:font-name-complex="Calibri" fo:font-size="14pt" style:font-size-asian="14pt" style:font-size-complex="14pt" fo:language="uk" fo:country="UA"/>
    </style:style>
    <style:style style:name="T232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324" style:parent-style-name="Исходныйтекст" style:family="text">
      <style:text-properties style:font-name="Calibri" style:font-name-complex="Calibri" fo:font-size="14pt" style:font-size-asian="14pt" style:font-size-complex="14pt" fo:language="uk" fo:country="UA"/>
    </style:style>
    <style:style style:name="T232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326" style:parent-style-name="Исходныйтекст" style:family="text">
      <style:text-properties style:font-name="Calibri" style:font-name-complex="Calibri" fo:font-size="14pt" style:font-size-asian="14pt" style:font-size-complex="14pt" fo:language="uk" fo:country="UA"/>
    </style:style>
    <style:style style:name="P2327" style:parent-style-name="Текствзаданномформате" style:family="paragraph">
      <style:paragraph-properties fo:text-align="justify"/>
    </style:style>
    <style:style style:name="T2328" style:parent-style-name="Исходныйтекст" style:family="text">
      <style:text-properties style:font-name="Calibri" style:font-name-complex="Calibri" fo:font-size="14pt" style:font-size-asian="14pt" style:font-size-complex="14pt" fo:language="uk" fo:country="UA"/>
    </style:style>
    <style:style style:name="T2329" style:parent-style-name="Вводпользователя" style:family="text">
      <style:text-properties style:font-name="Calibri" style:font-name-complex="Calibri" fo:font-size="14pt" style:font-size-asian="14pt" style:font-size-complex="14pt" fo:language="uk" fo:country="UA"/>
    </style:style>
    <style:style style:name="T2330" style:parent-style-name="Исходныйтекст" style:family="text">
      <style:text-properties style:font-name="Calibri" style:font-name-complex="Calibri" fo:font-size="14pt" style:font-size-asian="14pt" style:font-size-complex="14pt" fo:language="uk" fo:country="UA"/>
    </style:style>
    <style:style style:name="P233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332" style:parent-style-name="Текствзаданномформате" style:family="paragraph">
      <style:paragraph-properties fo:text-align="justify"/>
    </style:style>
    <style:style style:name="T2333" style:parent-style-name="Исходныйтекст" style:family="text">
      <style:text-properties style:font-name="Calibri" style:font-name-complex="Calibri" fo:font-size="14pt" style:font-size-asian="14pt" style:font-size-complex="14pt" fo:language="uk" fo:country="UA"/>
    </style:style>
    <style:style style:name="T2334" style:parent-style-name="Вводпользователя" style:family="text">
      <style:text-properties style:font-name="Calibri" style:font-name-complex="Calibri" fo:font-size="14pt" style:font-size-asian="14pt" style:font-size-complex="14pt" fo:language="uk" fo:country="UA"/>
    </style:style>
    <style:style style:name="T2335" style:parent-style-name="Исходныйтекст" style:family="text">
      <style:text-properties style:font-name="Calibri" style:font-name-complex="Calibri" fo:font-size="14pt" style:font-size-asian="14pt" style:font-size-complex="14pt" fo:language="uk" fo:country="UA"/>
    </style:style>
    <style:style style:name="P233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337" style:parent-style-name="Текствзаданномформате" style:family="paragraph">
      <style:paragraph-properties fo:text-align="justify"/>
    </style:style>
    <style:style style:name="T2338" style:parent-style-name="Исходныйтекст" style:family="text">
      <style:text-properties style:font-name="Calibri" style:font-name-complex="Calibri" fo:font-size="14pt" style:font-size-asian="14pt" style:font-size-complex="14pt" fo:language="uk" fo:country="UA"/>
    </style:style>
    <style:style style:name="T233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340" style:parent-style-name="Исходныйтекст" style:family="text">
      <style:text-properties style:font-name="Calibri" style:font-name-complex="Calibri" fo:font-size="14pt" style:font-size-asian="14pt" style:font-size-complex="14pt" fo:language="uk" fo:country="UA"/>
    </style:style>
    <style:style style:name="P2341" style:parent-style-name="Текствзаданномформате" style:family="paragraph">
      <style:paragraph-properties fo:text-align="justify"/>
    </style:style>
    <style:style style:name="T2342" style:parent-style-name="Исходныйтекст" style:family="text">
      <style:text-properties style:font-name="Calibri" style:font-name-complex="Calibri" fo:font-size="14pt" style:font-size-asian="14pt" style:font-size-complex="14pt" fo:language="uk" fo:country="UA"/>
    </style:style>
    <style:style style:name="P2343" style:parent-style-name="Текствзаданномформате" style:family="paragraph">
      <style:paragraph-properties fo:text-align="justify"/>
    </style:style>
    <style:style style:name="T2344" style:parent-style-name="Исходныйтекст" style:family="text">
      <style:text-properties style:font-name="Times New Roman" style:font-name-complex="Times New Roman" fo:font-size="14pt" style:font-size-asian="14pt" style:font-size-complex="14pt" fo:language="uk" fo:country="UA"/>
    </style:style>
    <style:style style:name="P2345" style:parent-style-name="Текствзаданномформате" style:family="paragraph">
      <style:paragraph-properties fo:text-align="justify"/>
    </style:style>
    <style:style style:name="T234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347" style:parent-style-name="Текствзаданномформате" style:family="paragraph">
      <style:paragraph-properties fo:text-align="justify"/>
    </style:style>
    <style:style style:name="T2348" style:parent-style-name="Определение" style:family="text">
      <style:text-properties style:font-name="Calibri" style:font-name-complex="Calibri" fo:font-size="14pt" style:font-size-asian="14pt" style:font-size-complex="14pt" fo:language="uk" fo:country="UA"/>
    </style:style>
    <style:style style:name="T2349"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350" style:parent-style-name="Текствзаданномформате" style:family="paragraph">
      <style:paragraph-properties fo:text-align="justify"/>
    </style:style>
    <style:style style:name="T2351" style:parent-style-name="Определение" style:family="text">
      <style:text-properties style:font-name="Calibri" style:font-name-complex="Calibri" fo:font-size="14pt" style:font-size-asian="14pt" style:font-size-complex="14pt" fo:language="uk" fo:country="UA"/>
    </style:style>
    <style:style style:name="T235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353" style:parent-style-name="Текствзаданномформате" style:family="paragraph">
      <style:paragraph-properties fo:text-align="justify"/>
    </style:style>
    <style:style style:name="T2354" style:parent-style-name="Определение" style:family="text">
      <style:text-properties style:font-name="Calibri" style:font-name-complex="Calibri" fo:font-size="14pt" style:font-size-asian="14pt" style:font-size-complex="14pt" fo:language="uk" fo:country="UA"/>
    </style:style>
    <style:style style:name="T2355"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35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357" style:parent-style-name="Текствзаданномформате" style:family="paragraph">
      <style:paragraph-properties fo:text-align="justify"/>
    </style:style>
    <style:style style:name="T235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359" style:parent-style-name="Исходныйтекст" style:family="text">
      <style:text-properties style:font-name="Calibri" style:font-name-complex="Calibri" fo:font-size="14pt" style:font-size-asian="14pt" style:font-size-complex="14pt" fo:language="uk" fo:country="UA"/>
    </style:style>
    <style:style style:name="P2360" style:parent-style-name="Текствзаданномформате" style:family="paragraph">
      <style:paragraph-properties fo:text-align="justify"/>
    </style:style>
    <style:style style:name="T2361" style:parent-style-name="Исходныйтекст" style:family="text">
      <style:text-properties style:font-name="Calibri" style:font-name-complex="Calibri" fo:font-size="14pt" style:font-size-asian="14pt" style:font-size-complex="14pt" fo:language="uk" fo:country="UA"/>
    </style:style>
    <style:style style:name="T2362"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363" style:parent-style-name="Исходныйтекст" style:family="text">
      <style:text-properties style:font-name="Calibri" style:font-name-complex="Calibri" fo:font-size="14pt" style:font-size-asian="14pt" style:font-size-complex="14pt" fo:language="uk" fo:country="UA"/>
    </style:style>
    <style:style style:name="P236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365" style:parent-style-name="Текствзаданномформате" style:family="paragraph">
      <style:paragraph-properties fo:text-align="justify"/>
    </style:style>
    <style:style style:name="T2366" style:parent-style-name="Исходныйтекст" style:family="text">
      <style:text-properties style:font-name="Calibri" style:font-name-complex="Calibri" fo:font-size="14pt" style:font-size-asian="14pt" style:font-size-complex="14pt" fo:language="uk" fo:country="UA"/>
    </style:style>
    <style:style style:name="T2367"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368" style:parent-style-name="Исходныйтекст" style:family="text">
      <style:text-properties style:font-name="Calibri" style:font-name-complex="Calibri" fo:font-size="14pt" style:font-size-asian="14pt" style:font-size-complex="14pt" fo:language="uk" fo:country="UA"/>
    </style:style>
    <style:style style:name="P2369" style:parent-style-name="Текствзаданномформате" style:family="paragraph">
      <style:paragraph-properties fo:text-align="justify"/>
    </style:style>
    <style:style style:name="T2370" style:parent-style-name="Исходныйтекст" style:family="text">
      <style:text-properties style:font-name="Calibri" style:font-name-complex="Calibri" fo:font-size="14pt" style:font-size-asian="14pt" style:font-size-complex="14pt" fo:language="uk" fo:country="UA"/>
    </style:style>
    <style:style style:name="P237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372" style:parent-style-name="Текствзаданномформате" style:family="paragraph">
      <style:paragraph-properties fo:text-align="justify"/>
    </style:style>
    <style:style style:name="T2373" style:parent-style-name="Исходныйтекст" style:family="text">
      <style:text-properties style:font-name="Calibri" style:font-name-complex="Calibri" fo:font-size="14pt" style:font-size-asian="14pt" style:font-size-complex="14pt" fo:language="uk" fo:country="UA"/>
    </style:style>
    <style:style style:name="T2374" style:parent-style-name="Вводпользователя" style:family="text">
      <style:text-properties style:font-name="Calibri" style:font-name-complex="Calibri" fo:font-size="14pt" style:font-size-asian="14pt" style:font-size-complex="14pt" fo:language="uk" fo:country="UA"/>
    </style:style>
    <style:style style:name="T2375" style:parent-style-name="Исходныйтекст" style:family="text">
      <style:text-properties style:font-name="Calibri" style:font-name-complex="Calibri" fo:font-size="14pt" style:font-size-asian="14pt" style:font-size-complex="14pt" fo:language="uk" fo:country="UA"/>
    </style:style>
    <style:style style:name="P2376" style:parent-style-name="Текствзаданномформате" style:family="paragraph">
      <style:paragraph-properties fo:text-align="justify"/>
    </style:style>
    <style:style style:name="T2377" style:parent-style-name="Исходныйтекст" style:family="text">
      <style:text-properties style:font-name="Calibri" style:font-name-complex="Calibri" fo:font-size="14pt" style:font-size-asian="14pt" style:font-size-complex="14pt" fo:language="uk" fo:country="UA"/>
    </style:style>
    <style:style style:name="T2378"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379" style:parent-style-name="Исходныйтекст" style:family="text">
      <style:text-properties style:font-name="Calibri" style:font-name-complex="Calibri" fo:font-size="14pt" style:font-size-asian="14pt" style:font-size-complex="14pt" fo:language="uk" fo:country="UA"/>
    </style:style>
    <style:style style:name="P2380" style:parent-style-name="Текствзаданномформате" style:family="paragraph">
      <style:paragraph-properties fo:text-align="justify"/>
    </style:style>
    <style:style style:name="T2381" style:parent-style-name="Исходныйтекст" style:family="text">
      <style:text-properties style:font-name="Calibri" style:font-name-complex="Calibri" fo:font-size="14pt" style:font-size-asian="14pt" style:font-size-complex="14pt" fo:language="uk" fo:country="UA"/>
    </style:style>
    <style:style style:name="T2382"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383" style:parent-style-name="Текствзаданномформате" style:family="paragraph">
      <style:paragraph-properties fo:text-align="justify"/>
    </style:style>
    <style:style style:name="T2384" style:parent-style-name="Исходныйтекст" style:family="text">
      <style:text-properties style:font-name="Calibri" style:font-name-complex="Calibri" fo:font-size="14pt" style:font-size-asian="14pt" style:font-size-complex="14pt" fo:language="uk" fo:country="UA"/>
    </style:style>
    <style:style style:name="T2385" style:parent-style-name="Вводпользователя" style:family="text">
      <style:text-properties style:font-name="Calibri" style:font-name-complex="Calibri" fo:font-size="14pt" style:font-size-asian="14pt" style:font-size-complex="14pt" fo:language="uk" fo:country="UA"/>
    </style:style>
    <style:style style:name="T2386" style:parent-style-name="Исходныйтекст" style:family="text">
      <style:text-properties style:font-name="Calibri" style:font-name-complex="Calibri" fo:font-size="14pt" style:font-size-asian="14pt" style:font-size-complex="14pt" fo:language="uk" fo:country="UA"/>
    </style:style>
    <style:style style:name="T2387"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388" style:parent-style-name="Текствзаданномформате" style:family="paragraph">
      <style:paragraph-properties fo:text-align="justify"/>
    </style:style>
    <style:style style:name="T2389" style:parent-style-name="Исходныйтекст" style:family="text">
      <style:text-properties style:font-name="Calibri" style:font-name-complex="Calibri" fo:font-size="14pt" style:font-size-asian="14pt" style:font-size-complex="14pt" fo:language="uk" fo:country="UA"/>
    </style:style>
    <style:style style:name="T239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391" style:parent-style-name="Текствзаданномформате" style:family="paragraph">
      <style:paragraph-properties fo:text-align="justify"/>
    </style:style>
    <style:style style:name="T2392" style:parent-style-name="Исходныйтекст" style:family="text">
      <style:text-properties style:font-name="Calibri" style:font-name-complex="Calibri" fo:font-size="14pt" style:font-size-asian="14pt" style:font-size-complex="14pt" fo:language="uk" fo:country="UA"/>
    </style:style>
    <style:style style:name="P2393" style:parent-style-name="Текствзаданномформате" style:family="paragraph">
      <style:paragraph-properties fo:text-align="justify"/>
    </style:style>
    <style:style style:name="T2394" style:parent-style-name="Исходныйтекст" style:family="text">
      <style:text-properties style:font-name="Calibri" style:font-name-complex="Calibri" fo:font-size="14pt" style:font-size-asian="14pt" style:font-size-complex="14pt" fo:language="uk" fo:country="UA"/>
    </style:style>
    <style:style style:name="T2395" style:parent-style-name="Вводпользователя" style:family="text">
      <style:text-properties style:font-name="Calibri" style:font-name-complex="Calibri" fo:font-size="14pt" style:font-size-asian="14pt" style:font-size-complex="14pt" fo:language="uk" fo:country="UA"/>
    </style:style>
    <style:style style:name="T2396" style:parent-style-name="Исходныйтекст" style:family="text">
      <style:text-properties style:font-name="Calibri" style:font-name-complex="Calibri" fo:font-size="14pt" style:font-size-asian="14pt" style:font-size-complex="14pt" fo:language="uk" fo:country="UA"/>
    </style:style>
    <style:style style:name="P239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398" style:parent-style-name="Текствзаданномформате" style:family="paragraph">
      <style:paragraph-properties fo:text-align="justify"/>
    </style:style>
    <style:style style:name="T2399" style:parent-style-name="Исходныйтекст" style:family="text">
      <style:text-properties style:font-name="Calibri" style:font-name-complex="Calibri" fo:font-size="14pt" style:font-size-asian="14pt" style:font-size-complex="14pt" fo:language="uk" fo:country="UA"/>
    </style:style>
    <style:style style:name="T2400"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401" style:parent-style-name="Исходныйтекст" style:family="text">
      <style:text-properties style:font-name="Calibri" style:font-name-complex="Calibri" fo:font-size="14pt" style:font-size-asian="14pt" style:font-size-complex="14pt" fo:language="uk" fo:country="UA"/>
    </style:style>
    <style:style style:name="P2402" style:parent-style-name="Текствзаданномформате" style:family="paragraph">
      <style:paragraph-properties fo:text-align="justify"/>
    </style:style>
    <style:style style:name="T2403" style:parent-style-name="Исходныйтекст" style:family="text">
      <style:text-properties style:font-name="Calibri" style:font-name-complex="Calibri" fo:font-size="14pt" style:font-size-asian="14pt" style:font-size-complex="14pt" fo:language="uk" fo:country="UA"/>
    </style:style>
    <style:style style:name="P2404" style:parent-style-name="Текствзаданномформате" style:family="paragraph">
      <style:paragraph-properties fo:text-align="justify"/>
    </style:style>
    <style:style style:name="P2405"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4F81BD" fo:language="uk" fo:country="UA"/>
    </style:style>
    <style:style style:name="P2406"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407" style:parent-style-name="Заголовок1" style:family="paragraph">
      <style:paragraph-properties fo:text-align="justify" fo:margin-top="0in" fo:margin-bottom="0in"/>
    </style:style>
    <style:style style:name="T240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409"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410"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411"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412"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413"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en" fo:country="US"/>
    </style:style>
    <style:style style:name="P2414" style:parent-style-name="Заголовок1" style:family="paragraph">
      <style:paragraph-properties fo:text-align="justify" fo:margin-top="0in" fo:margin-bottom="0in">
        <style:tab-stops>
          <style:tab-stop style:type="left" style:position="0.4923in"/>
          <style:tab-stop style:type="left" style:position="0.5909in"/>
        </style:tab-stops>
      </style:paragraph-properties>
    </style:style>
    <style:style style:name="T2415" style:parent-style-name="Шрифтабзацузазамовчуванням" style:family="text">
      <style:text-properties style:font-name="Times New Roman" style:font-name-asian="Times New Roman" style:font-name-complex="Times New Roman" fo:font-weight="normal" style:font-weight-asian="normal" style:font-weight-complex="normal" fo:color="#365F91" fo:font-size="14pt" style:font-size-asian="14pt" style:font-size-complex="14pt" fo:language="uk" fo:country="UA"/>
    </style:style>
    <style:style style:name="T241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417" style:parent-style-name="Шрифтабзацузазамовчуванням" style:family="text">
      <style:text-properties style:font-name="Times New Roman" style:font-name-asian="Times New Roman" style:font-name-complex="Times New Roman" fo:font-weight="normal" style:font-weight-asian="normal" style:font-weight-complex="normal" fo:color="#365F91" fo:font-size="14pt" style:font-size-asian="14pt" style:font-size-complex="14pt" fo:language="uk" fo:country="UA"/>
    </style:style>
    <style:style style:name="P2418"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419" style:parent-style-name="Основнийтекст" style:family="paragraph">
      <style:paragraph-properties fo:text-align="justify" fo:margin-bottom="0in" fo:line-height="100%"/>
    </style:style>
    <style:style style:name="T242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421" style:parent-style-name="Шрифтабзацузазамовчуванням" style:family="text">
      <style:text-properties style:font-name="Times New Roman" style:font-name-complex="Times New Roman" fo:font-size="14pt" style:font-size-asian="14pt" style:font-size-complex="14pt" fo:language="en" fo:country="US"/>
    </style:style>
    <style:style style:name="P2422"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en" fo:country="US"/>
    </style:style>
    <style:style style:name="P2423" style:parent-style-name="Текствзаданномформате" style:family="paragraph">
      <style:paragraph-properties fo:text-align="justify"/>
    </style:style>
    <style:style style:name="T2424" style:parent-style-name="Цитата1" style:family="text">
      <style:text-properties style:font-name="Times New Roman" style:font-name-complex="Times New Roman" fo:font-weight="bold" style:font-weight-asian="bold" style:font-weight-complex="bold" fo:font-style="normal" style:font-style-asian="normal" style:font-style-complex="normal" fo:font-size="14pt" style:font-size-asian="14pt" style:font-size-complex="14pt" fo:language="uk" fo:country="UA"/>
    </style:style>
    <style:style style:name="P2425"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426" style:parent-style-name="Основнийтекст" style:family="paragraph">
      <style:paragraph-properties fo:text-align="justify" fo:margin-bottom="0in" fo:line-height="100%"/>
    </style:style>
    <style:style style:name="T242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428" style:parent-style-name="Исходныйтекст" style:family="text">
      <style:text-properties style:font-name="Times New Roman" style:font-name-complex="Times New Roman" fo:font-size="14pt" style:font-size-asian="14pt" style:font-size-complex="14pt" fo:language="uk" fo:country="UA"/>
    </style:style>
    <style:style style:name="T2429" style:parent-style-name="Цитата1"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430" style:parent-style-name="Исходныйтекст" style:family="text">
      <style:text-properties style:font-name="Times New Roman" style:font-name-complex="Times New Roman" fo:font-size="14pt" style:font-size-asian="14pt" style:font-size-complex="14pt" fo:language="uk" fo:country="UA"/>
    </style:style>
    <style:style style:name="T2431" style:parent-style-name="Цитата1"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432" style:parent-style-name="Исходныйтекст" style:family="text">
      <style:text-properties style:font-name="Times New Roman" style:font-name-complex="Times New Roman" fo:font-size="14pt" style:font-size-asian="14pt" style:font-size-complex="14pt" fo:language="uk" fo:country="UA"/>
    </style:style>
    <style:style style:name="T2433" style:parent-style-name="Шрифтабзацузазамовчуванням" style:family="text">
      <style:text-properties style:font-name="Calibri" style:font-name-complex="Calibri" fo:font-size="14pt" style:font-size-asian="14pt" style:font-size-complex="14pt"/>
    </style:style>
    <style:style style:name="P2434" style:parent-style-name="СтандартнийHTML" style:family="paragraph">
      <style:text-properties style:font-name="Calibri" style:font-name-complex="Calibri" fo:font-size="14pt" style:font-size-asian="14pt" style:font-size-complex="14pt"/>
    </style:style>
    <style:style style:name="P2435" style:parent-style-name="СтандартнийHTML" style:family="paragraph">
      <style:text-properties style:font-name="Calibri" style:font-name-complex="Calibri" fo:font-size="14pt" style:font-size-asian="14pt" style:font-size-complex="14pt"/>
    </style:style>
    <style:style style:name="P2436" style:parent-style-name="СтандартнийHTML" style:family="paragraph">
      <style:text-properties style:font-name="Calibri" style:font-name-complex="Calibri" fo:font-size="14pt" style:font-size-asian="14pt" style:font-size-complex="14pt"/>
    </style:style>
    <style:style style:name="P2437" style:parent-style-name="СтандартнийHTML" style:family="paragraph">
      <style:text-properties style:font-name="Calibri" style:font-name-complex="Calibri" fo:font-size="14pt" style:font-size-asian="14pt" style:font-size-complex="14pt"/>
    </style:style>
    <style:style style:name="T2438" style:parent-style-name="Шрифтабзацузазамовчуванням" style:family="text">
      <style:text-properties style:font-name="Calibri" style:font-name-complex="Calibri" fo:font-size="14pt" style:font-size-asian="14pt" style:font-size-complex="14pt" fo:language="en" fo:country="US"/>
    </style:style>
    <style:style style:name="T2439" style:parent-style-name="Шрифтабзацузазамовчуванням" style:family="text">
      <style:text-properties style:font-name="Calibri" style:font-name-complex="Calibri" fo:font-size="14pt" style:font-size-asian="14pt" style:font-size-complex="14pt"/>
    </style:style>
    <style:style style:name="P2440" style:parent-style-name="СтандартнийHTML" style:family="paragraph">
      <style:text-properties style:font-name="Calibri" style:font-name-complex="Calibri" fo:font-size="14pt" style:font-size-asian="14pt" style:font-size-complex="14pt"/>
    </style:style>
    <style:style style:name="P2441" style:parent-style-name="СтандартнийHTML" style:family="paragraph">
      <style:text-properties style:font-name="Calibri" style:font-name-complex="Calibri" fo:font-size="14pt" style:font-size-asian="14pt" style:font-size-complex="14pt"/>
    </style:style>
    <style:style style:name="P2442" style:parent-style-name="СтандартнийHTML" style:family="paragraph">
      <style:text-properties style:font-name="Calibri" style:font-name-complex="Calibri" fo:font-size="14pt" style:font-size-asian="14pt" style:font-size-complex="14pt"/>
    </style:style>
    <style:style style:name="P2443" style:parent-style-name="СтандартнийHTML" style:family="paragraph">
      <style:text-properties style:font-name="Calibri" style:font-name-complex="Calibri" fo:font-size="14pt" style:font-size-asian="14pt" style:font-size-complex="14pt"/>
    </style:style>
    <style:style style:name="P2444" style:parent-style-name="СтандартнийHTML" style:family="paragraph">
      <style:text-properties style:font-name="Calibri" style:font-name-complex="Calibri" fo:font-size="14pt" style:font-size-asian="14pt" style:font-size-complex="14pt"/>
    </style:style>
    <style:style style:name="P2445" style:parent-style-name="СтандартнийHTML" style:family="paragraph">
      <style:text-properties style:font-name="Calibri" style:font-name-complex="Calibri" fo:font-size="14pt" style:font-size-asian="14pt" style:font-size-complex="14pt"/>
    </style:style>
    <style:style style:name="P2446" style:parent-style-name="СтандартнийHTML" style:family="paragraph">
      <style:text-properties style:font-name="Calibri" style:font-name-complex="Calibri" fo:font-size="14pt" style:font-size-asian="14pt" style:font-size-complex="14pt"/>
    </style:style>
    <style:style style:name="P2447" style:parent-style-name="СтандартнийHTML" style:family="paragraph">
      <style:text-properties style:font-name="Calibri" style:font-name-complex="Calibri" fo:font-size="14pt" style:font-size-asian="14pt" style:font-size-complex="14pt"/>
    </style:style>
    <style:style style:name="P2448" style:parent-style-name="СтандартнийHTML" style:family="paragraph">
      <style:text-properties style:font-name="Calibri" style:font-name-complex="Calibri" fo:font-size="14pt" style:font-size-asian="14pt" style:font-size-complex="14pt"/>
    </style:style>
    <style:style style:name="P2449" style:parent-style-name="СтандартнийHTML" style:family="paragraph">
      <style:text-properties style:font-name="Calibri" style:font-name-complex="Calibri" fo:font-size="14pt" style:font-size-asian="14pt" style:font-size-complex="14pt"/>
    </style:style>
    <style:style style:name="P2450" style:parent-style-name="СтандартнийHTML" style:family="paragraph">
      <style:text-properties style:font-name="Calibri" style:font-name-complex="Calibri" fo:font-size="14pt" style:font-size-asian="14pt" style:font-size-complex="14pt"/>
    </style:style>
    <style:style style:name="P2451" style:parent-style-name="СтандартнийHTML" style:family="paragraph">
      <style:text-properties style:font-name="Calibri" style:font-name-complex="Calibri" fo:font-size="14pt" style:font-size-asian="14pt" style:font-size-complex="14pt"/>
    </style:style>
    <style:style style:name="P2452" style:parent-style-name="СтандартнийHTML" style:family="paragraph">
      <style:text-properties style:font-name="Calibri" style:font-name-complex="Calibri" fo:font-size="14pt" style:font-size-asian="14pt" style:font-size-complex="14pt"/>
    </style:style>
    <style:style style:name="P2453" style:parent-style-name="СтандартнийHTML" style:family="paragraph">
      <style:text-properties style:font-name="Calibri" style:font-name-complex="Calibri" fo:font-size="14pt" style:font-size-asian="14pt" style:font-size-complex="14pt"/>
    </style:style>
    <style:style style:name="P2454" style:parent-style-name="СтандартнийHTML" style:family="paragraph">
      <style:text-properties style:font-name="Calibri" style:font-name-complex="Calibri" fo:font-size="14pt" style:font-size-asian="14pt" style:font-size-complex="14pt"/>
    </style:style>
    <style:style style:name="P2455" style:parent-style-name="СтандартнийHTML" style:family="paragraph">
      <style:text-properties style:font-name="Calibri" style:font-name-complex="Calibri" fo:font-size="14pt" style:font-size-asian="14pt" style:font-size-complex="14pt"/>
    </style:style>
    <style:style style:name="P2456" style:parent-style-name="СтандартнийHTML" style:family="paragraph">
      <style:text-properties style:font-name="Calibri" style:font-name-complex="Calibri" fo:font-size="14pt" style:font-size-asian="14pt" style:font-size-complex="14pt"/>
    </style:style>
    <style:style style:name="P2457" style:parent-style-name="СтандартнийHTML" style:family="paragraph">
      <style:text-properties style:font-name="Calibri" style:font-name-complex="Calibri" fo:font-size="14pt" style:font-size-asian="14pt" style:font-size-complex="14pt"/>
    </style:style>
    <style:style style:name="P2458" style:parent-style-name="СтандартнийHTML" style:family="paragraph">
      <style:text-properties style:font-name="Calibri" style:font-name-complex="Calibri" fo:font-size="14pt" style:font-size-asian="14pt" style:font-size-complex="14pt"/>
    </style:style>
    <style:style style:name="P2459" style:parent-style-name="СтандартнийHTML" style:family="paragraph">
      <style:text-properties style:font-name="Calibri" style:font-name-complex="Calibri" fo:font-size="14pt" style:font-size-asian="14pt" style:font-size-complex="14pt"/>
    </style:style>
    <style:style style:name="P2460" style:parent-style-name="СтандартнийHTML" style:family="paragraph">
      <style:text-properties style:font-name="Calibri" style:font-name-complex="Calibri" fo:font-size="14pt" style:font-size-asian="14pt" style:font-size-complex="14pt"/>
    </style:style>
    <style:style style:name="P2461" style:parent-style-name="СтандартнийHTML" style:family="paragraph">
      <style:text-properties style:font-name="Calibri" style:font-name-complex="Calibri" fo:font-size="14pt" style:font-size-asian="14pt" style:font-size-complex="14pt"/>
    </style:style>
    <style:style style:name="P2462" style:parent-style-name="СтандартнийHTML" style:family="paragraph">
      <style:text-properties style:font-name="Calibri" style:font-name-complex="Calibri" fo:font-size="14pt" style:font-size-asian="14pt" style:font-size-complex="14pt"/>
    </style:style>
    <style:style style:name="P2463" style:parent-style-name="СтандартнийHTML" style:family="paragraph">
      <style:text-properties style:font-name="Calibri" style:font-name-complex="Calibri" fo:font-size="14pt" style:font-size-asian="14pt" style:font-size-complex="14pt"/>
    </style:style>
    <style:style style:name="P2464" style:parent-style-name="СтандартнийHTML" style:family="paragraph">
      <style:text-properties style:font-name="Calibri" style:font-name-complex="Calibri" fo:font-size="14pt" style:font-size-asian="14pt" style:font-size-complex="14pt"/>
    </style:style>
    <style:style style:name="P2465" style:parent-style-name="СтандартнийHTML" style:family="paragraph">
      <style:text-properties style:font-name="Calibri" style:font-name-complex="Calibri" fo:font-size="14pt" style:font-size-asian="14pt" style:font-size-complex="14pt"/>
    </style:style>
    <style:style style:name="P2466" style:parent-style-name="СтандартнийHTML" style:family="paragraph">
      <style:text-properties style:font-name="Calibri" style:font-name-complex="Calibri" fo:font-size="14pt" style:font-size-asian="14pt" style:font-size-complex="14pt"/>
    </style:style>
    <style:style style:name="P2467" style:parent-style-name="СтандартнийHTML" style:family="paragraph">
      <style:text-properties style:font-name="Calibri" style:font-name-complex="Calibri" fo:font-size="14pt" style:font-size-asian="14pt" style:font-size-complex="14pt"/>
    </style:style>
    <style:style style:name="P2468" style:parent-style-name="СтандартнийHTML" style:family="paragraph">
      <style:text-properties style:font-name="Calibri" style:font-name-complex="Calibri" fo:font-size="14pt" style:font-size-asian="14pt" style:font-size-complex="14pt"/>
    </style:style>
    <style:style style:name="P2469" style:parent-style-name="СтандартнийHTML" style:family="paragraph">
      <style:text-properties style:font-name="Calibri" style:font-name-complex="Calibri" fo:font-size="14pt" style:font-size-asian="14pt" style:font-size-complex="14pt"/>
    </style:style>
    <style:style style:name="P2470" style:parent-style-name="СтандартнийHTML" style:family="paragraph">
      <style:text-properties style:font-name="Calibri" style:font-name-complex="Calibri" fo:font-size="14pt" style:font-size-asian="14pt" style:font-size-complex="14pt"/>
    </style:style>
    <style:style style:name="P2471" style:parent-style-name="СтандартнийHTML" style:family="paragraph">
      <style:text-properties style:font-name="Calibri" style:font-name-complex="Calibri" fo:font-size="14pt" style:font-size-asian="14pt" style:font-size-complex="14pt"/>
    </style:style>
    <style:style style:name="P2472" style:parent-style-name="СтандартнийHTML" style:family="paragraph">
      <style:text-properties style:font-name="Calibri" style:font-name-complex="Calibri" fo:font-size="14pt" style:font-size-asian="14pt" style:font-size-complex="14pt"/>
    </style:style>
    <style:style style:name="P2473" style:parent-style-name="СтандартнийHTML" style:family="paragraph">
      <style:text-properties style:font-name="Calibri" style:font-name-complex="Calibri" fo:font-size="14pt" style:font-size-asian="14pt" style:font-size-complex="14pt"/>
    </style:style>
    <style:style style:name="P2474" style:parent-style-name="СтандартнийHTML" style:family="paragraph">
      <style:text-properties style:font-name="Calibri" style:font-name-complex="Calibri" fo:font-size="14pt" style:font-size-asian="14pt" style:font-size-complex="14pt"/>
    </style:style>
    <style:style style:name="P2475" style:parent-style-name="СтандартнийHTML" style:family="paragraph">
      <style:text-properties style:font-name="Calibri" style:font-name-complex="Calibri" fo:font-size="14pt" style:font-size-asian="14pt" style:font-size-complex="14pt"/>
    </style:style>
    <style:style style:name="P2476" style:parent-style-name="СтандартнийHTML" style:family="paragraph">
      <style:text-properties style:font-name="Calibri" style:font-name-complex="Calibri" fo:font-size="14pt" style:font-size-asian="14pt" style:font-size-complex="14pt"/>
    </style:style>
    <style:style style:name="P2477" style:parent-style-name="СтандартнийHTML" style:family="paragraph">
      <style:text-properties style:font-name="Calibri" style:font-name-complex="Calibri" fo:font-size="14pt" style:font-size-asian="14pt" style:font-size-complex="14pt"/>
    </style:style>
    <style:style style:name="P2478" style:parent-style-name="СтандартнийHTML" style:family="paragraph">
      <style:text-properties style:font-name="Calibri" style:font-name-complex="Calibri" fo:font-size="14pt" style:font-size-asian="14pt" style:font-size-complex="14pt"/>
    </style:style>
    <style:style style:name="P2479" style:parent-style-name="СтандартнийHTML" style:family="paragraph">
      <style:text-properties style:font-name="Calibri" style:font-name-complex="Calibri" fo:font-size="14pt" style:font-size-asian="14pt" style:font-size-complex="14pt"/>
    </style:style>
    <style:style style:name="P2480" style:parent-style-name="Основнийтекст" style:family="paragraph">
      <style:paragraph-properties fo:text-align="justify" fo:margin-bottom="0in" fo:line-height="100%"/>
    </style:style>
    <style:style style:name="T2481" style:parent-style-name="Шрифтабзацузазамовчуванням" style:family="text">
      <style:text-properties style:font-name="Calibri" style:font-name-complex="Calibri" fo:font-size="14pt" style:font-size-asian="14pt" style:font-size-complex="14pt" fo:language="uk" fo:country="UA"/>
    </style:style>
    <style:style style:name="P2482" style:parent-style-name="Текствзаданномформате" style:family="paragraph">
      <style:paragraph-properties fo:text-align="justify"/>
    </style:style>
    <style:style style:name="T2483" style:parent-style-name="Исходныйтекст" style:family="text">
      <style:text-properties style:font-name="Calibri" style:font-name-complex="Calibri" fo:font-size="14pt" style:font-size-asian="14pt" style:font-size-complex="14pt" fo:language="en" fo:country="US"/>
    </style:style>
    <style:style style:name="P2484" style:parent-style-name="Текствзаданномформате" style:family="paragraph">
      <style:paragraph-properties fo:text-align="justify"/>
    </style:style>
    <style:style style:name="T2485" style:parent-style-name="Исходныйтекст" style:family="text">
      <style:text-properties style:font-name="Calibri" style:font-name-complex="Calibri" fo:font-size="14pt" style:font-size-asian="14pt" style:font-size-complex="14pt" fo:language="en" fo:country="US"/>
    </style:style>
    <style:style style:name="P2486" style:parent-style-name="Текствзаданномформате" style:family="paragraph">
      <style:paragraph-properties fo:text-align="justify"/>
    </style:style>
    <style:style style:name="T2487" style:parent-style-name="Исходныйтекст" style:family="text">
      <style:text-properties style:font-name="Calibri" style:font-name-complex="Calibri" fo:font-size="14pt" style:font-size-asian="14pt" style:font-size-complex="14pt" fo:language="en" fo:country="US"/>
    </style:style>
    <style:style style:name="P2488" style:parent-style-name="Текствзаданномформате" style:family="paragraph">
      <style:paragraph-properties fo:text-align="justify"/>
    </style:style>
    <style:style style:name="T2489" style:parent-style-name="Исходныйтекст" style:family="text">
      <style:text-properties style:font-name="Calibri" style:font-name-complex="Calibri" fo:font-size="14pt" style:font-size-asian="14pt" style:font-size-complex="14pt" fo:language="en" fo:country="US"/>
    </style:style>
    <style:style style:name="P2490" style:parent-style-name="Заголовок1" style:family="paragraph">
      <style:paragraph-properties fo:text-align="justify" fo:margin-top="0in" fo:margin-bottom="0in"/>
    </style:style>
    <style:style style:name="T2491" style:parent-style-name="Исходныйтекст" style:family="text">
      <style:text-properties style:font-name="Times New Roman" style:font-name-complex="Times New Roman" fo:font-size="14pt" style:font-size-asian="14pt" style:font-size-complex="14pt" fo:language="uk" fo:country="UA"/>
    </style:style>
    <style:style style:name="P2492" style:parent-style-name="Заголовок1" style:family="paragraph">
      <style:paragraph-properties fo:text-align="justify" fo:margin-top="0in" fo:margin-bottom="0in"/>
    </style:style>
    <style:style style:name="T2493"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494" style:parent-style-name="Переменная" style:family="text">
      <style:text-properties style:font-name="Times New Roman" style:font-name-complex="Times New Roman" fo:font-weight="normal" style:font-weight-asian="normal" style:font-weight-complex="normal" fo:font-style="normal" style:font-style-asian="normal" style:font-style-complex="normal" fo:font-size="14pt" style:font-size-asian="14pt" style:font-size-complex="14pt" fo:language="uk" fo:country="UA"/>
    </style:style>
    <style:style style:name="T2495"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496"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497"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498" style:parent-style-name="Переменная" style:family="text">
      <style:text-properties style:font-name="Times New Roman" style:font-name-complex="Times New Roman" fo:font-weight="normal" style:font-weight-asian="normal" style:font-weight-complex="normal" fo:font-style="normal" style:font-style-asian="normal" style:font-style-complex="normal" fo:font-size="14pt" style:font-size-asian="14pt" style:font-size-complex="14pt" fo:language="uk" fo:country="UA"/>
    </style:style>
    <style:style style:name="T2499"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00"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01" style:parent-style-name="Шрифтабзацузазамовчування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502" style:parent-style-name="Заголовок1" style:family="paragraph">
      <style:paragraph-properties fo:text-align="justify" fo:margin-top="0in" fo:margin-bottom="0in"/>
    </style:style>
    <style:style style:name="T2503"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04"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05"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06"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0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508" style:parent-style-name="Заголовок1" style:family="paragraph">
      <style:paragraph-properties fo:text-align="justify" fo:margin-top="0in" fo:margin-bottom="0in"/>
    </style:style>
    <style:style style:name="T2509"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10"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11"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12"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13"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14"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15"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516" style:parent-style-name="Заголовок1" style:family="paragraph">
      <style:paragraph-properties fo:text-align="justify" fo:margin-top="0in" fo:margin-bottom="0in"/>
    </style:style>
    <style:style style:name="T251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18"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19"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20"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21"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22"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23"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524" style:parent-style-name="Заголовок1" style:family="paragraph">
      <style:paragraph-properties fo:text-align="justify" fo:margin-top="0in" fo:margin-bottom="0in"/>
    </style:style>
    <style:style style:name="T2525"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26"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2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28"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29"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30"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31"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532" style:parent-style-name="Заголовок1" style:family="paragraph">
      <style:paragraph-properties fo:text-align="justify" fo:margin-top="0in" fo:margin-bottom="0in"/>
    </style:style>
    <style:style style:name="T2533"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34"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35"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36"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3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538" style:parent-style-name="Исходныйтекст" style:family="text">
      <style:text-properties style:font-name="Times New Roman" style:font-name-complex="Times New Roman" fo:font-weight="normal" style:font-weight-asian="normal" style:font-weight-complex="normal" style:text-position="-3.5% 100%" fo:font-size="14pt" style:font-size-asian="14pt" style:font-size-complex="14pt" fo:language="uk" fo:country="UA"/>
    </style:style>
    <style:style style:name="T2539"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540" style:parent-style-name="Текствзаданномформате" style:family="paragraph">
      <style:paragraph-properties fo:text-align="justify"/>
    </style:style>
    <style:style style:name="P2541" style:parent-style-name="Заголовок1" style:family="paragraph">
      <style:paragraph-properties fo:text-align="justify" fo:margin-top="0in" fo:margin-bottom="0in"/>
    </style:style>
    <style:style style:name="P2542" style:parent-style-name="Заголовок1" style:family="paragraph">
      <style:paragraph-properties fo:text-align="justify" fo:margin-top="0in" fo:margin-bottom="0in"/>
    </style:style>
    <style:style style:name="T2543" style:parent-style-name="Исходныйтекст" style:family="text">
      <style:text-properties style:font-name="Times New Roman" style:font-name-complex="Times New Roman" fo:font-size="14pt" style:font-size-asian="14pt" style:font-size-complex="14pt" fo:language="uk" fo:country="UA"/>
    </style:style>
    <style:style style:name="P2544" style:parent-style-name="Основнийтекст" style:family="paragraph">
      <style:paragraph-properties fo:text-align="justify" fo:margin-bottom="0in" fo:line-height="100%"/>
    </style:style>
    <style:style style:name="P2545" style:parent-style-name="Основнийтекст" style:family="paragraph">
      <style:paragraph-properties fo:text-align="justify" fo:margin-bottom="0in" fo:line-height="100%"/>
    </style:style>
    <style:style style:name="T2546" style:parent-style-name="Исходныйтекст" style:family="text">
      <style:text-properties style:font-name="Times New Roman" style:font-name-complex="Times New Roman" fo:font-size="14pt" style:font-size-asian="14pt" style:font-size-complex="14pt" fo:language="uk" fo:country="UA"/>
    </style:style>
    <style:style style:name="T2547"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548" style:parent-style-name="Исходныйтекст" style:family="text">
      <style:text-properties style:font-name="Times New Roman" style:font-name-complex="Times New Roman" fo:font-size="14pt" style:font-size-asian="14pt" style:font-size-complex="14pt" fo:language="uk" fo:country="UA"/>
    </style:style>
    <style:style style:name="T2549" style:parent-style-name="Исходныйтекст" style:family="text">
      <style:text-properties style:font-name="Times New Roman" style:font-name-complex="Times New Roman" fo:font-size="14pt" style:font-size-asian="14pt" style:font-size-complex="14pt" fo:language="uk" fo:country="UA"/>
    </style:style>
    <style:style style:name="T2550" style:parent-style-name="Исходныйтекст" style:family="text">
      <style:text-properties style:font-name="Times New Roman" style:font-name-complex="Times New Roman" fo:font-size="14pt" style:font-size-asian="14pt" style:font-size-complex="14pt" fo:language="uk" fo:country="UA"/>
    </style:style>
    <style:style style:name="T2551" style:parent-style-name="Исходныйтекст" style:family="text">
      <style:text-properties style:font-name="Times New Roman" style:font-name-complex="Times New Roman" fo:font-size="14pt" style:font-size-asian="14pt" style:font-size-complex="14pt" fo:language="uk" fo:country="UA"/>
    </style:style>
    <style:style style:name="T2552" style:parent-style-name="Исходныйтекст" style:family="text">
      <style:text-properties style:font-name="Times New Roman" style:font-name-complex="Times New Roman" fo:font-size="14pt" style:font-size-asian="14pt" style:font-size-complex="14pt" fo:language="uk" fo:country="UA"/>
    </style:style>
    <style:style style:name="T2553" style:parent-style-name="Исходныйтекст" style:family="text">
      <style:text-properties style:font-name="Times New Roman" style:font-name-complex="Times New Roman" fo:font-size="14pt" style:font-size-asian="14pt" style:font-size-complex="14pt" fo:language="uk" fo:country="UA"/>
    </style:style>
    <style:style style:name="T2554" style:parent-style-name="Исходныйтекст" style:family="text">
      <style:text-properties style:font-name="Times New Roman" style:font-name-complex="Times New Roman" fo:font-size="14pt" style:font-size-asian="14pt" style:font-size-complex="14pt" fo:language="uk" fo:country="UA"/>
    </style:style>
    <style:style style:name="T2555"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556" style:parent-style-name="Исходныйтекст" style:family="text">
      <style:text-properties style:font-name="Times New Roman" style:font-name-complex="Times New Roman" fo:font-size="14pt" style:font-size-asian="14pt" style:font-size-complex="14pt" fo:language="uk" fo:country="UA"/>
    </style:style>
    <style:style style:name="T2557"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558" style:parent-style-name="Исходныйтекст" style:family="text">
      <style:text-properties style:font-name="Times New Roman" style:font-name-complex="Times New Roman" fo:font-size="14pt" style:font-size-asian="14pt" style:font-size-complex="14pt" fo:language="uk" fo:country="UA"/>
    </style:style>
    <style:style style:name="T2559"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560" style:parent-style-name="Исходныйтекст" style:family="text">
      <style:text-properties style:font-name="Times New Roman" style:font-name-complex="Times New Roman" fo:font-size="14pt" style:font-size-asian="14pt" style:font-size-complex="14pt" fo:language="uk" fo:country="UA"/>
    </style:style>
    <style:style style:name="T2561"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562" style:parent-style-name="Исходныйтекст" style:family="text">
      <style:text-properties style:font-name="Times New Roman" style:font-name-complex="Times New Roman" fo:font-size="14pt" style:font-size-asian="14pt" style:font-size-complex="14pt" fo:language="uk" fo:country="UA"/>
    </style:style>
    <style:style style:name="P2563" style:parent-style-name="Основнийтекст" style:family="paragraph">
      <style:paragraph-properties fo:text-align="justify" fo:margin-bottom="0in" fo:line-height="100%"/>
    </style:style>
    <style:style style:name="P2564" style:parent-style-name="Заголовок1" style:family="paragraph">
      <style:paragraph-properties fo:text-align="justify" fo:margin-top="0in" fo:margin-bottom="0in"/>
    </style:style>
    <style:style style:name="T2565" style:parent-style-name="Исходныйтекст" style:family="text">
      <style:text-properties style:font-name="Times New Roman" style:font-name-complex="Times New Roman" fo:font-size="14pt" style:font-size-asian="14pt" style:font-size-complex="14pt" fo:language="uk" fo:country="UA"/>
    </style:style>
    <style:style style:name="P2566" style:parent-style-name="Звичайний" style:family="paragraph">
      <style:paragraph-properties fo:text-align="justify"/>
    </style:style>
    <style:style style:name="P2567" style:parent-style-name="Звичайний" style:family="paragraph">
      <style:paragraph-properties fo:text-align="justify"/>
    </style:style>
    <style:style style:name="T2568" style:parent-style-name="Исходныйтекст" style:family="text">
      <style:text-properties style:font-name="Times New Roman" style:font-name-complex="Times New Roman" fo:font-size="14pt" style:font-size-asian="14pt" style:font-size-complex="14pt" fo:language="uk" fo:country="UA"/>
    </style:style>
    <style:style style:name="T2569"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570" style:parent-style-name="Исходныйтекст" style:family="text">
      <style:text-properties style:font-name="Times New Roman" style:font-name-complex="Times New Roman" fo:font-size="14pt" style:font-size-asian="14pt" style:font-size-complex="14pt" fo:language="uk" fo:country="UA"/>
    </style:style>
    <style:style style:name="T2571"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572" style:parent-style-name="Исходныйтекст" style:family="text">
      <style:text-properties style:font-name="Times New Roman" style:font-name-complex="Times New Roman" fo:font-size="14pt" style:font-size-asian="14pt" style:font-size-complex="14pt" fo:language="uk" fo:country="UA"/>
    </style:style>
    <style:style style:name="T2573"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574" style:parent-style-name="Исходныйтекст" style:family="text">
      <style:text-properties style:font-name="Times New Roman" style:font-name-complex="Times New Roman" fo:font-size="14pt" style:font-size-asian="14pt" style:font-size-complex="14pt" fo:language="uk" fo:country="UA"/>
    </style:style>
    <style:style style:name="P2575" style:parent-style-name="Звичайний" style:family="paragraph">
      <style:paragraph-properties fo:text-align="justify"/>
    </style:style>
    <style:style style:name="T2576" style:parent-style-name="Исходныйтекст" style:family="text">
      <style:text-properties style:font-name="Times New Roman" style:font-name-complex="Times New Roman" fo:font-size="14pt" style:font-size-asian="14pt" style:font-size-complex="14pt" fo:language="uk" fo:country="UA"/>
    </style:style>
    <style:style style:name="T2577"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578" style:parent-style-name="Исходныйтекст" style:family="text">
      <style:text-properties style:font-name="Times New Roman" style:font-name-complex="Times New Roman" fo:font-size="14pt" style:font-size-asian="14pt" style:font-size-complex="14pt" fo:language="uk" fo:country="UA"/>
    </style:style>
    <style:style style:name="T2579"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580" style:parent-style-name="Исходныйтекст" style:family="text">
      <style:text-properties style:font-name="Times New Roman" style:font-name-complex="Times New Roman" fo:font-size="14pt" style:font-size-asian="14pt" style:font-size-complex="14pt" fo:language="uk" fo:country="UA"/>
    </style:style>
    <style:style style:name="P2581" style:parent-style-name="Звичайний" style:family="paragraph">
      <style:paragraph-properties fo:text-align="justify"/>
    </style:style>
    <style:style style:name="T2582" style:parent-style-name="Исходныйтекст" style:family="text">
      <style:text-properties style:font-name="Times New Roman" style:font-name-complex="Times New Roman" fo:font-size="14pt" style:font-size-asian="14pt" style:font-size-complex="14pt" fo:language="uk" fo:country="UA"/>
    </style:style>
    <style:style style:name="T2583"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584" style:parent-style-name="Исходныйтекст" style:family="text">
      <style:text-properties style:font-name="Times New Roman" style:font-name-complex="Times New Roman" fo:font-size="14pt" style:font-size-asian="14pt" style:font-size-complex="14pt" fo:language="uk" fo:country="UA"/>
    </style:style>
    <style:style style:name="T2585"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586" style:parent-style-name="Исходныйтекст" style:family="text">
      <style:text-properties style:font-name="Times New Roman" style:font-name-complex="Times New Roman" fo:font-size="14pt" style:font-size-asian="14pt" style:font-size-complex="14pt" fo:language="uk" fo:country="UA"/>
    </style:style>
    <style:style style:name="T2587"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588" style:parent-style-name="Исходныйтекст" style:family="text">
      <style:text-properties style:font-name="Times New Roman" style:font-name-complex="Times New Roman" fo:font-size="14pt" style:font-size-asian="14pt" style:font-size-complex="14pt" fo:language="uk" fo:country="UA"/>
    </style:style>
    <style:style style:name="P2589" style:parent-style-name="Звичайний" style:family="paragraph">
      <style:paragraph-properties fo:text-align="justify"/>
    </style:style>
    <style:style style:name="T2590" style:parent-style-name="Исходныйтекст" style:family="text">
      <style:text-properties style:font-name="Times New Roman" style:font-name-complex="Times New Roman" fo:font-size="14pt" style:font-size-asian="14pt" style:font-size-complex="14pt" fo:language="uk" fo:country="UA"/>
    </style:style>
    <style:style style:name="T2591"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592" style:parent-style-name="Исходныйтекст" style:family="text">
      <style:text-properties style:font-name="Times New Roman" style:font-name-complex="Times New Roman" fo:font-size="14pt" style:font-size-asian="14pt" style:font-size-complex="14pt" fo:language="uk" fo:country="UA"/>
    </style:style>
    <style:style style:name="T2593"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594" style:parent-style-name="Исходныйтекст" style:family="text">
      <style:text-properties style:font-name="Times New Roman" style:font-name-complex="Times New Roman" fo:font-size="14pt" style:font-size-asian="14pt" style:font-size-complex="14pt" fo:language="uk" fo:country="UA"/>
    </style:style>
    <style:style style:name="T2595"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596" style:parent-style-name="Исходныйтекст" style:family="text">
      <style:text-properties style:font-name="Times New Roman" style:font-name-complex="Times New Roman" fo:font-size="14pt" style:font-size-asian="14pt" style:font-size-complex="14pt" fo:language="uk" fo:country="UA"/>
    </style:style>
    <style:style style:name="T2597"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598" style:parent-style-name="Исходныйтекст" style:family="text">
      <style:text-properties style:font-name="Times New Roman" style:font-name-complex="Times New Roman" fo:font-size="14pt" style:font-size-asian="14pt" style:font-size-complex="14pt" fo:language="uk" fo:country="UA"/>
    </style:style>
    <style:style style:name="P2599" style:parent-style-name="Звичайний" style:family="paragraph">
      <style:paragraph-properties fo:text-align="justify"/>
    </style:style>
    <style:style style:name="T2600" style:parent-style-name="Исходныйтекст" style:family="text">
      <style:text-properties style:font-name="Times New Roman" style:font-name-complex="Times New Roman" fo:font-size="14pt" style:font-size-asian="14pt" style:font-size-complex="14pt" fo:language="uk" fo:country="UA"/>
    </style:style>
    <style:style style:name="T2601"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602" style:parent-style-name="Исходныйтекст" style:family="text">
      <style:text-properties style:font-name="Times New Roman" style:font-name-complex="Times New Roman" fo:font-size="14pt" style:font-size-asian="14pt" style:font-size-complex="14pt" fo:language="uk" fo:country="UA"/>
    </style:style>
    <style:style style:name="T2603"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604" style:parent-style-name="Исходныйтекст" style:family="text">
      <style:text-properties style:font-name="Times New Roman" style:font-name-complex="Times New Roman" fo:font-size="14pt" style:font-size-asian="14pt" style:font-size-complex="14pt" fo:language="uk" fo:country="UA"/>
    </style:style>
    <style:style style:name="T2605"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606" style:parent-style-name="Исходныйтекст" style:family="text">
      <style:text-properties style:font-name="Times New Roman" style:font-name-complex="Times New Roman" fo:font-size="14pt" style:font-size-asian="14pt" style:font-size-complex="14pt" fo:language="uk" fo:country="UA"/>
    </style:style>
    <style:style style:name="T2607"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608" style:parent-style-name="Исходныйтекст" style:family="text">
      <style:text-properties style:font-name="Times New Roman" style:font-name-complex="Times New Roman" fo:font-size="14pt" style:font-size-asian="14pt" style:font-size-complex="14pt" fo:language="uk" fo:country="UA"/>
    </style:style>
    <style:style style:name="T2609"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610" style:parent-style-name="Исходныйтекст" style:family="text">
      <style:text-properties style:font-name="Times New Roman" style:font-name-complex="Times New Roman" fo:font-size="14pt" style:font-size-asian="14pt" style:font-size-complex="14pt" fo:language="uk" fo:country="UA"/>
    </style:style>
    <style:style style:name="P2611" style:parent-style-name="Звичайний" style:family="paragraph">
      <style:paragraph-properties fo:text-align="justify"/>
    </style:style>
    <style:style style:name="T2612" style:parent-style-name="Исходныйтекст" style:family="text">
      <style:text-properties style:font-name="Times New Roman" style:font-name-complex="Times New Roman" fo:font-size="14pt" style:font-size-asian="14pt" style:font-size-complex="14pt" fo:language="uk" fo:country="UA"/>
    </style:style>
    <style:style style:name="T2613"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614" style:parent-style-name="Исходныйтекст" style:family="text">
      <style:text-properties style:font-name="Times New Roman" style:font-name-complex="Times New Roman" fo:font-size="14pt" style:font-size-asian="14pt" style:font-size-complex="14pt" fo:language="uk" fo:country="UA"/>
    </style:style>
    <style:style style:name="T2615"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616" style:parent-style-name="Исходныйтекст" style:family="text">
      <style:text-properties style:font-name="Times New Roman" style:font-name-complex="Times New Roman" fo:font-size="14pt" style:font-size-asian="14pt" style:font-size-complex="14pt" fo:language="uk" fo:country="UA"/>
    </style:style>
    <style:style style:name="T2617"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618" style:parent-style-name="Исходныйтекст" style:family="text">
      <style:text-properties style:font-name="Times New Roman" style:font-name-complex="Times New Roman" fo:font-size="14pt" style:font-size-asian="14pt" style:font-size-complex="14pt" fo:language="uk" fo:country="UA"/>
    </style:style>
    <style:style style:name="T2619"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620" style:parent-style-name="Исходныйтекст" style:family="text">
      <style:text-properties style:font-name="Times New Roman" style:font-name-complex="Times New Roman" fo:font-size="14pt" style:font-size-asian="14pt" style:font-size-complex="14pt" fo:language="uk" fo:country="UA"/>
    </style:style>
    <style:style style:name="T2621"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622" style:parent-style-name="Исходныйтекст" style:family="text">
      <style:text-properties style:font-name="Times New Roman" style:font-name-complex="Times New Roman" fo:font-size="14pt" style:font-size-asian="14pt" style:font-size-complex="14pt" fo:language="uk" fo:country="UA"/>
    </style:style>
    <style:style style:name="T2623" style:parent-style-name="Исходныйтекст" style:family="text">
      <style:text-properties style:font-name="Times New Roman" style:font-name-complex="Times New Roman" style:text-position="-7.1% 100%" fo:font-size="14pt" style:font-size-asian="14pt" style:font-size-complex="14pt" fo:language="uk" fo:country="UA"/>
    </style:style>
    <style:style style:name="T2624" style:parent-style-name="Исходныйтекст" style:family="text">
      <style:text-properties style:font-name="Times New Roman" style:font-name-complex="Times New Roman" fo:font-size="14pt" style:font-size-asian="14pt" style:font-size-complex="14pt" fo:language="uk" fo:country="UA"/>
    </style:style>
    <style:style style:name="P2625" style:parent-style-name="Звичайний" style:family="paragraph">
      <style:paragraph-properties fo:text-align="justify"/>
    </style:style>
    <style:style style:name="P2626" style:parent-style-name="Текствзаданномформате" style:family="paragraph">
      <style:paragraph-properties fo:text-align="justify"/>
    </style:style>
    <style:style style:name="T2627" style:parent-style-name="Исходныйтекст" style:family="text">
      <style:text-properties style:font-name="Times New Roman" fo:font-size="14pt" style:font-size-asian="14pt" style:font-size-complex="14pt" fo:language="uk" fo:country="UA"/>
    </style:style>
    <style:style style:name="P2628" style:parent-style-name="Текствзаданномформате" style:family="paragraph">
      <style:paragraph-properties fo:text-align="justify"/>
    </style:style>
    <style:style style:name="P2629" style:parent-style-name="Текствзаданномформате" style:family="paragraph">
      <style:paragraph-properties fo:text-align="justify"/>
    </style:style>
    <style:style style:name="T2630" style:parent-style-name="Исходныйтекст" style:family="text">
      <style:text-properties style:font-name="Times New Roman" fo:font-size="14pt" style:font-size-asian="14pt" style:font-size-complex="14pt" fo:language="uk" fo:country="UA"/>
    </style:style>
    <style:style style:name="P2631" style:parent-style-name="Текствзаданномформате" style:family="paragraph">
      <style:paragraph-properties fo:text-align="justify"/>
    </style:style>
    <style:style style:name="T2632" style:parent-style-name="Исходныйтекст" style:family="text">
      <style:text-properties style:font-name="Times New Roman" fo:font-size="14pt" style:font-size-asian="14pt" style:font-size-complex="14pt" fo:language="uk" fo:country="UA"/>
    </style:style>
    <style:style style:name="P2633" style:parent-style-name="Текствзаданномформате" style:family="paragraph">
      <style:paragraph-properties fo:text-align="justify"/>
    </style:style>
    <style:style style:name="T2634" style:parent-style-name="Исходныйтекст" style:family="text">
      <style:text-properties style:font-name="Times New Roman" fo:font-size="14pt" style:font-size-asian="14pt" style:font-size-complex="14pt" fo:language="uk" fo:country="UA"/>
    </style:style>
    <style:style style:name="P2635" style:parent-style-name="Текствзаданномформате" style:family="paragraph">
      <style:paragraph-properties fo:text-align="justify"/>
    </style:style>
    <style:style style:name="P2636" style:parent-style-name="Текствзаданномформате" style:family="paragraph">
      <style:paragraph-properties fo:text-align="justify"/>
    </style:style>
    <style:style style:name="T2637" style:parent-style-name="Исходныйтекст" style:family="text">
      <style:text-properties style:font-name="Times New Roman" fo:font-size="14pt" style:font-size-asian="14pt" style:font-size-complex="14pt" fo:language="uk" fo:country="UA"/>
    </style:style>
    <style:style style:name="P2638" style:parent-style-name="Текствзаданномформате" style:family="paragraph">
      <style:paragraph-properties fo:text-align="justify"/>
    </style:style>
    <style:style style:name="T2639" style:parent-style-name="Исходныйтекст" style:family="text">
      <style:text-properties style:font-name="Times New Roman" fo:font-size="14pt" style:font-size-asian="14pt" style:font-size-complex="14pt" fo:language="uk" fo:country="UA"/>
    </style:style>
    <style:style style:name="P2640" style:parent-style-name="Текствзаданномформате" style:family="paragraph">
      <style:paragraph-properties fo:text-align="justify"/>
    </style:style>
    <style:style style:name="T2641" style:parent-style-name="Исходныйтекст" style:family="text">
      <style:text-properties style:font-name="Times New Roman" fo:font-size="14pt" style:font-size-asian="14pt" style:font-size-complex="14pt" fo:language="uk" fo:country="UA"/>
    </style:style>
    <style:style style:name="P2642" style:parent-style-name="Текствзаданномформате" style:family="paragraph">
      <style:paragraph-properties fo:text-align="justify"/>
    </style:style>
    <style:style style:name="T2643" style:parent-style-name="Исходныйтекст" style:family="text">
      <style:text-properties style:font-name="Times New Roman" fo:font-size="14pt" style:font-size-asian="14pt" style:font-size-complex="14pt" fo:language="uk" fo:country="UA"/>
    </style:style>
    <style:style style:name="P2644" style:parent-style-name="Текствзаданномформате" style:family="paragraph">
      <style:paragraph-properties fo:text-align="justify"/>
    </style:style>
    <style:style style:name="T2645" style:parent-style-name="Исходныйтекст" style:family="text">
      <style:text-properties style:font-name="Times New Roman" fo:font-size="14pt" style:font-size-asian="14pt" style:font-size-complex="14pt" fo:language="uk" fo:country="UA"/>
    </style:style>
    <style:style style:name="P2646" style:parent-style-name="Текствзаданномформате" style:family="paragraph">
      <style:paragraph-properties fo:text-align="justify"/>
    </style:style>
    <style:style style:name="P2647" style:parent-style-name="Текствзаданномформате" style:family="paragraph">
      <style:paragraph-properties fo:text-align="justify"/>
    </style:style>
    <style:style style:name="T2648" style:parent-style-name="Исходныйтекст" style:family="text">
      <style:text-properties style:font-name="Times New Roman" fo:font-size="14pt" style:font-size-asian="14pt" style:font-size-complex="14pt" fo:language="uk" fo:country="UA"/>
    </style:style>
    <style:style style:name="P2649" style:parent-style-name="Текствзаданномформате" style:family="paragraph">
      <style:paragraph-properties fo:text-align="justify"/>
    </style:style>
    <style:style style:name="T2650" style:parent-style-name="Исходныйтекст" style:family="text">
      <style:text-properties style:font-name="Times New Roman" fo:font-size="14pt" style:font-size-asian="14pt" style:font-size-complex="14pt" fo:language="uk" fo:country="UA"/>
    </style:style>
    <style:style style:name="P2651" style:parent-style-name="Текствзаданномформате" style:family="paragraph">
      <style:paragraph-properties fo:text-align="justify"/>
    </style:style>
    <style:style style:name="T2652" style:parent-style-name="Исходныйтекст" style:family="text">
      <style:text-properties style:font-name="Times New Roman" fo:font-size="14pt" style:font-size-asian="14pt" style:font-size-complex="14pt" fo:language="uk" fo:country="UA"/>
    </style:style>
    <style:style style:name="P2653" style:parent-style-name="Текствзаданномформате" style:family="paragraph">
      <style:paragraph-properties fo:text-align="justify"/>
    </style:style>
    <style:style style:name="T2654" style:parent-style-name="Исходныйтекст" style:family="text">
      <style:text-properties style:font-name="Times New Roman" fo:font-size="14pt" style:font-size-asian="14pt" style:font-size-complex="14pt" fo:language="uk" fo:country="UA"/>
    </style:style>
    <style:style style:name="P2655" style:parent-style-name="Текствзаданномформате" style:family="paragraph">
      <style:paragraph-properties fo:text-align="justify"/>
    </style:style>
    <style:style style:name="P2656" style:parent-style-name="Текствзаданномформате" style:family="paragraph">
      <style:paragraph-properties fo:text-align="justify"/>
    </style:style>
    <style:style style:name="T2657" style:parent-style-name="Исходныйтекст" style:family="text">
      <style:text-properties style:font-name="Times New Roman" fo:font-size="14pt" style:font-size-asian="14pt" style:font-size-complex="14pt" fo:language="uk" fo:country="UA"/>
    </style:style>
    <style:style style:name="P2658" style:parent-style-name="Текствзаданномформате" style:family="paragraph">
      <style:paragraph-properties fo:text-align="justify"/>
    </style:style>
    <style:style style:name="T2659" style:parent-style-name="Исходныйтекст" style:family="text">
      <style:text-properties style:font-name="Times New Roman" fo:font-size="14pt" style:font-size-asian="14pt" style:font-size-complex="14pt" fo:language="uk" fo:country="UA"/>
    </style:style>
    <style:style style:name="P2660" style:parent-style-name="Текствзаданномформате" style:family="paragraph">
      <style:paragraph-properties fo:text-align="justify"/>
    </style:style>
    <style:style style:name="T2661" style:parent-style-name="Исходныйтекст" style:family="text">
      <style:text-properties style:font-name="Times New Roman" fo:font-size="14pt" style:font-size-asian="14pt" style:font-size-complex="14pt" fo:language="uk" fo:country="UA"/>
    </style:style>
    <style:style style:name="P2662" style:parent-style-name="Текствзаданномформате" style:family="paragraph">
      <style:paragraph-properties fo:text-align="justify"/>
    </style:style>
    <style:style style:name="T2663" style:parent-style-name="Исходныйтекст" style:family="text">
      <style:text-properties style:font-name="Times New Roman" fo:font-size="14pt" style:font-size-asian="14pt" style:font-size-complex="14pt" fo:language="uk" fo:country="UA"/>
    </style:style>
    <style:style style:name="P2664" style:parent-style-name="Текствзаданномформате" style:family="paragraph">
      <style:paragraph-properties fo:text-align="justify"/>
    </style:style>
    <style:style style:name="P2665" style:parent-style-name="Текствзаданномформате" style:family="paragraph">
      <style:paragraph-properties fo:text-align="justify"/>
    </style:style>
    <style:style style:name="T2666" style:parent-style-name="Исходныйтекст" style:family="text">
      <style:text-properties style:font-name="Times New Roman" fo:font-size="14pt" style:font-size-asian="14pt" style:font-size-complex="14pt" fo:language="uk" fo:country="UA"/>
    </style:style>
    <style:style style:name="P2667" style:parent-style-name="Текствзаданномформате" style:family="paragraph">
      <style:paragraph-properties fo:text-align="justify"/>
    </style:style>
    <style:style style:name="T2668" style:parent-style-name="Исходныйтекст" style:family="text">
      <style:text-properties style:font-name="Times New Roman" fo:font-size="14pt" style:font-size-asian="14pt" style:font-size-complex="14pt" fo:language="uk" fo:country="UA"/>
    </style:style>
    <style:style style:name="P2669" style:parent-style-name="Текствзаданномформате" style:family="paragraph">
      <style:paragraph-properties fo:text-align="justify"/>
    </style:style>
    <style:style style:name="T2670" style:parent-style-name="Исходныйтекст" style:family="text">
      <style:text-properties style:font-name="Times New Roman" fo:font-size="14pt" style:font-size-asian="14pt" style:font-size-complex="14pt" fo:language="uk" fo:country="UA"/>
    </style:style>
    <style:style style:name="P2671" style:parent-style-name="Текствзаданномформате" style:family="paragraph">
      <style:paragraph-properties fo:text-align="justify"/>
    </style:style>
    <style:style style:name="T2672" style:parent-style-name="Исходныйтекст" style:family="text">
      <style:text-properties style:font-name="Times New Roman" fo:font-size="14pt" style:font-size-asian="14pt" style:font-size-complex="14pt" fo:language="uk" fo:country="UA"/>
    </style:style>
    <style:style style:name="P2673" style:parent-style-name="Текствзаданномформате" style:family="paragraph">
      <style:paragraph-properties fo:text-align="justify"/>
    </style:style>
    <style:style style:name="P2674" style:parent-style-name="Текствзаданномформате" style:family="paragraph">
      <style:paragraph-properties fo:text-align="justify"/>
    </style:style>
    <style:style style:name="T2675" style:parent-style-name="Исходныйтекст" style:family="text">
      <style:text-properties style:font-name="Times New Roman" fo:font-size="14pt" style:font-size-asian="14pt" style:font-size-complex="14pt" fo:language="uk" fo:country="UA"/>
    </style:style>
    <style:style style:name="P2676" style:parent-style-name="Текствзаданномформате" style:family="paragraph">
      <style:paragraph-properties fo:text-align="justify"/>
    </style:style>
    <style:style style:name="T2677" style:parent-style-name="Исходныйтекст" style:family="text">
      <style:text-properties style:font-name="Times New Roman" fo:font-size="14pt" style:font-size-asian="14pt" style:font-size-complex="14pt" fo:language="uk" fo:country="UA"/>
    </style:style>
    <style:style style:name="P2678" style:parent-style-name="Текствзаданномформате" style:family="paragraph">
      <style:paragraph-properties fo:text-align="justify"/>
    </style:style>
    <style:style style:name="T2679" style:parent-style-name="Исходныйтекст" style:family="text">
      <style:text-properties style:font-name="Times New Roman" fo:font-size="14pt" style:font-size-asian="14pt" style:font-size-complex="14pt" fo:language="uk" fo:country="UA"/>
    </style:style>
    <style:style style:name="P2680" style:parent-style-name="Текствзаданномформате" style:family="paragraph">
      <style:paragraph-properties fo:text-align="justify"/>
    </style:style>
    <style:style style:name="P2681" style:parent-style-name="Текствзаданномформате" style:family="paragraph">
      <style:paragraph-properties fo:text-align="justify"/>
    </style:style>
    <style:style style:name="T2682" style:parent-style-name="Исходныйтекст" style:family="text">
      <style:text-properties style:font-name="Times New Roman" fo:font-size="14pt" style:font-size-asian="14pt" style:font-size-complex="14pt" fo:language="uk" fo:country="UA"/>
    </style:style>
    <style:style style:name="P2683" style:parent-style-name="Текствзаданномформате" style:family="paragraph">
      <style:paragraph-properties fo:text-align="justify"/>
    </style:style>
    <style:style style:name="T2684" style:parent-style-name="Исходныйтекст" style:family="text">
      <style:text-properties style:font-name="Times New Roman" fo:font-size="14pt" style:font-size-asian="14pt" style:font-size-complex="14pt" fo:language="uk" fo:country="UA"/>
    </style:style>
    <style:style style:name="P2685" style:parent-style-name="Текствзаданномформате" style:family="paragraph">
      <style:paragraph-properties fo:text-align="justify"/>
    </style:style>
    <style:style style:name="T2686" style:parent-style-name="Исходныйтекст" style:family="text">
      <style:text-properties style:font-name="Times New Roman" fo:font-size="14pt" style:font-size-asian="14pt" style:font-size-complex="14pt" fo:language="uk" fo:country="UA"/>
    </style:style>
    <style:style style:name="P2687" style:parent-style-name="Текствзаданномформате" style:family="paragraph">
      <style:paragraph-properties fo:text-align="justify"/>
    </style:style>
    <style:style style:name="P2688" style:parent-style-name="Текствзаданномформате" style:family="paragraph">
      <style:paragraph-properties fo:text-align="justify"/>
    </style:style>
    <style:style style:name="T2689" style:parent-style-name="Исходныйтекст" style:family="text">
      <style:text-properties style:font-name="Times New Roman" fo:font-size="14pt" style:font-size-asian="14pt" style:font-size-complex="14pt" fo:language="uk" fo:country="UA"/>
    </style:style>
    <style:style style:name="P2690" style:parent-style-name="Текствзаданномформате" style:family="paragraph">
      <style:paragraph-properties fo:text-align="justify"/>
    </style:style>
    <style:style style:name="T2691" style:parent-style-name="Исходныйтекст" style:family="text">
      <style:text-properties style:font-name="Times New Roman" fo:font-size="14pt" style:font-size-asian="14pt" style:font-size-complex="14pt" fo:language="uk" fo:country="UA"/>
    </style:style>
    <style:style style:name="P2692" style:parent-style-name="Текствзаданномформате" style:family="paragraph">
      <style:paragraph-properties fo:text-align="justify"/>
    </style:style>
    <style:style style:name="T2693" style:parent-style-name="Исходныйтекст" style:family="text">
      <style:text-properties style:font-name="Times New Roman" fo:font-size="14pt" style:font-size-asian="14pt" style:font-size-complex="14pt" fo:language="uk" fo:country="UA"/>
    </style:style>
    <style:style style:name="P2694" style:parent-style-name="Текствзаданномформате" style:family="paragraph">
      <style:paragraph-properties fo:text-align="justify"/>
    </style:style>
    <style:style style:name="T2695" style:parent-style-name="Исходныйтекст" style:family="text">
      <style:text-properties style:font-name="Times New Roman" fo:font-size="14pt" style:font-size-asian="14pt" style:font-size-complex="14pt" fo:language="uk" fo:country="UA"/>
    </style:style>
    <style:style style:name="P2696" style:parent-style-name="Текствзаданномформате" style:family="paragraph">
      <style:paragraph-properties fo:text-align="justify"/>
    </style:style>
    <style:style style:name="P2697" style:parent-style-name="Текствзаданномформате" style:family="paragraph">
      <style:paragraph-properties fo:text-align="justify"/>
    </style:style>
    <style:style style:name="T2698" style:parent-style-name="Исходныйтекст" style:family="text">
      <style:text-properties style:font-name="Times New Roman" fo:font-size="14pt" style:font-size-asian="14pt" style:font-size-complex="14pt" fo:language="uk" fo:country="UA"/>
    </style:style>
    <style:style style:name="P2699" style:parent-style-name="Текствзаданномформате" style:family="paragraph">
      <style:paragraph-properties fo:text-align="justify"/>
    </style:style>
    <style:style style:name="T2700" style:parent-style-name="Исходныйтекст" style:family="text">
      <style:text-properties style:font-name="Times New Roman" fo:font-size="14pt" style:font-size-asian="14pt" style:font-size-complex="14pt" fo:language="uk" fo:country="UA"/>
    </style:style>
    <style:style style:name="P2701" style:parent-style-name="Текствзаданномформате" style:family="paragraph">
      <style:paragraph-properties fo:text-align="justify"/>
    </style:style>
    <style:style style:name="T2702" style:parent-style-name="Исходныйтекст" style:family="text">
      <style:text-properties style:font-name="Times New Roman" fo:font-size="14pt" style:font-size-asian="14pt" style:font-size-complex="14pt" fo:language="uk" fo:country="UA"/>
    </style:style>
    <style:style style:name="P2703" style:parent-style-name="Текствзаданномформате" style:family="paragraph">
      <style:paragraph-properties fo:text-align="justify"/>
    </style:style>
    <style:style style:name="T2704" style:parent-style-name="Исходныйтекст" style:family="text">
      <style:text-properties style:font-name="Times New Roman" fo:font-size="14pt" style:font-size-asian="14pt" style:font-size-complex="14pt" fo:language="uk" fo:country="UA"/>
    </style:style>
    <style:style style:name="P2705" style:parent-style-name="Текствзаданномформате" style:family="paragraph">
      <style:paragraph-properties fo:text-align="justify"/>
    </style:style>
    <style:style style:name="P2706" style:parent-style-name="Текствзаданномформате" style:family="paragraph">
      <style:paragraph-properties fo:text-align="justify"/>
    </style:style>
    <style:style style:name="T2707" style:parent-style-name="Исходныйтекст" style:family="text">
      <style:text-properties style:font-name="Times New Roman" fo:font-size="14pt" style:font-size-asian="14pt" style:font-size-complex="14pt" fo:language="uk" fo:country="UA"/>
    </style:style>
    <style:style style:name="P2708" style:parent-style-name="Текствзаданномформате" style:family="paragraph">
      <style:paragraph-properties fo:text-align="justify"/>
    </style:style>
    <style:style style:name="T2709" style:parent-style-name="Исходныйтекст" style:family="text">
      <style:text-properties style:font-name="Times New Roman" fo:font-size="14pt" style:font-size-asian="14pt" style:font-size-complex="14pt" fo:language="uk" fo:country="UA"/>
    </style:style>
    <style:style style:name="P2710" style:parent-style-name="Текствзаданномформате" style:family="paragraph">
      <style:paragraph-properties fo:text-align="justify"/>
    </style:style>
    <style:style style:name="P2711" style:parent-style-name="Текствзаданномформате" style:family="paragraph">
      <style:paragraph-properties fo:text-align="justify"/>
    </style:style>
    <style:style style:name="T2712" style:parent-style-name="Исходныйтекст" style:family="text">
      <style:text-properties style:font-name="Times New Roman" fo:font-size="14pt" style:font-size-asian="14pt" style:font-size-complex="14pt" fo:language="uk" fo:country="UA"/>
    </style:style>
    <style:style style:name="P2713" style:parent-style-name="Текствзаданномформате" style:family="paragraph">
      <style:paragraph-properties fo:text-align="justify"/>
    </style:style>
    <style:style style:name="T2714" style:parent-style-name="Исходныйтекст" style:family="text">
      <style:text-properties style:font-name="Times New Roman" fo:font-size="14pt" style:font-size-asian="14pt" style:font-size-complex="14pt" fo:language="uk" fo:country="UA"/>
    </style:style>
    <style:style style:name="P2715" style:parent-style-name="Текствзаданномформате" style:family="paragraph">
      <style:paragraph-properties fo:text-align="justify"/>
    </style:style>
    <style:style style:name="T2716" style:parent-style-name="Исходныйтекст" style:family="text">
      <style:text-properties style:font-name="Times New Roman" fo:font-size="14pt" style:font-size-asian="14pt" style:font-size-complex="14pt" fo:language="uk" fo:country="UA"/>
    </style:style>
    <style:style style:name="P2717" style:parent-style-name="Текствзаданномформате" style:family="paragraph">
      <style:paragraph-properties fo:text-align="justify"/>
    </style:style>
    <style:style style:name="T2718" style:parent-style-name="Исходныйтекст" style:family="text">
      <style:text-properties style:font-name="Times New Roman" fo:font-size="14pt" style:font-size-asian="14pt" style:font-size-complex="14pt" fo:language="uk" fo:country="UA"/>
    </style:style>
    <style:style style:name="P2719" style:parent-style-name="Текствзаданномформате" style:family="paragraph">
      <style:paragraph-properties fo:text-align="justify"/>
    </style:style>
    <style:style style:name="P2720" style:parent-style-name="Текствзаданномформате" style:family="paragraph">
      <style:paragraph-properties fo:text-align="justify"/>
    </style:style>
    <style:style style:name="T2721" style:parent-style-name="Исходныйтекст" style:family="text">
      <style:text-properties style:font-name="Times New Roman" fo:font-size="14pt" style:font-size-asian="14pt" style:font-size-complex="14pt" fo:language="uk" fo:country="UA"/>
    </style:style>
    <style:style style:name="P2722" style:parent-style-name="Текствзаданномформате" style:family="paragraph">
      <style:paragraph-properties fo:text-align="justify"/>
    </style:style>
    <style:style style:name="T2723" style:parent-style-name="Исходныйтекст" style:family="text">
      <style:text-properties style:font-name="Times New Roman" fo:font-size="14pt" style:font-size-asian="14pt" style:font-size-complex="14pt" fo:language="uk" fo:country="UA"/>
    </style:style>
    <style:style style:name="P2724" style:parent-style-name="Текствзаданномформате" style:family="paragraph">
      <style:paragraph-properties fo:text-align="justify"/>
    </style:style>
    <style:style style:name="T2725" style:parent-style-name="Исходныйтекст" style:family="text">
      <style:text-properties style:font-name="Times New Roman" fo:font-size="14pt" style:font-size-asian="14pt" style:font-size-complex="14pt" fo:language="uk" fo:country="UA"/>
    </style:style>
    <style:style style:name="P2726" style:parent-style-name="Текствзаданномформате" style:family="paragraph">
      <style:paragraph-properties fo:text-align="justify"/>
    </style:style>
    <style:style style:name="T2727" style:parent-style-name="Исходныйтекст" style:family="text">
      <style:text-properties style:font-name="Times New Roman" fo:font-size="14pt" style:font-size-asian="14pt" style:font-size-complex="14pt" fo:language="uk" fo:country="UA"/>
    </style:style>
    <style:style style:name="P2728" style:parent-style-name="Текствзаданномформате" style:family="paragraph">
      <style:paragraph-properties fo:text-align="justify"/>
    </style:style>
    <style:style style:name="P2729" style:parent-style-name="Текствзаданномформате" style:family="paragraph">
      <style:paragraph-properties fo:text-align="justify"/>
    </style:style>
    <style:style style:name="T2730" style:parent-style-name="Исходныйтекст" style:family="text">
      <style:text-properties style:font-name="Times New Roman" fo:font-size="14pt" style:font-size-asian="14pt" style:font-size-complex="14pt" fo:language="uk" fo:country="UA"/>
    </style:style>
    <style:style style:name="P2731" style:parent-style-name="Текствзаданномформате" style:family="paragraph">
      <style:paragraph-properties fo:text-align="justify"/>
    </style:style>
    <style:style style:name="T2732" style:parent-style-name="Исходныйтекст" style:family="text">
      <style:text-properties style:font-name="Times New Roman" fo:font-size="14pt" style:font-size-asian="14pt" style:font-size-complex="14pt" fo:language="uk" fo:country="UA"/>
    </style:style>
    <style:style style:name="P2733" style:parent-style-name="Текствзаданномформате" style:family="paragraph">
      <style:paragraph-properties fo:text-align="justify"/>
    </style:style>
    <style:style style:name="T2734" style:parent-style-name="Исходныйтекст" style:family="text">
      <style:text-properties style:font-name="Times New Roman" fo:font-size="14pt" style:font-size-asian="14pt" style:font-size-complex="14pt" fo:language="uk" fo:country="UA"/>
    </style:style>
    <style:style style:name="P2735" style:parent-style-name="Текствзаданномформате" style:family="paragraph">
      <style:paragraph-properties fo:text-align="justify"/>
    </style:style>
    <style:style style:name="T2736" style:parent-style-name="Исходныйтекст" style:family="text">
      <style:text-properties style:font-name="Times New Roman" fo:font-size="14pt" style:font-size-asian="14pt" style:font-size-complex="14pt" fo:language="uk" fo:country="UA"/>
    </style:style>
    <style:style style:name="P2737" style:parent-style-name="Текствзаданномформате" style:family="paragraph">
      <style:paragraph-properties fo:text-align="justify"/>
    </style:style>
    <style:style style:name="P2738" style:parent-style-name="Текствзаданномформате" style:family="paragraph">
      <style:paragraph-properties fo:text-align="justify"/>
    </style:style>
    <style:style style:name="T2739" style:parent-style-name="Исходныйтекст" style:family="text">
      <style:text-properties style:font-name="Times New Roman" fo:font-size="14pt" style:font-size-asian="14pt" style:font-size-complex="14pt" fo:language="uk" fo:country="UA"/>
    </style:style>
    <style:style style:name="P2740" style:parent-style-name="Текствзаданномформате" style:family="paragraph">
      <style:paragraph-properties fo:text-align="justify"/>
    </style:style>
    <style:style style:name="T2741" style:parent-style-name="Исходныйтекст" style:family="text">
      <style:text-properties style:font-name="Times New Roman" fo:font-size="14pt" style:font-size-asian="14pt" style:font-size-complex="14pt" fo:language="uk" fo:country="UA"/>
    </style:style>
    <style:style style:name="P2742" style:parent-style-name="Текствзаданномформате" style:family="paragraph">
      <style:paragraph-properties fo:text-align="justify"/>
    </style:style>
    <style:style style:name="T2743" style:parent-style-name="Исходныйтекст" style:family="text">
      <style:text-properties style:font-name="Times New Roman" fo:font-size="14pt" style:font-size-asian="14pt" style:font-size-complex="14pt" fo:language="uk" fo:country="UA"/>
    </style:style>
    <style:style style:name="P2744" style:parent-style-name="Текствзаданномформате" style:family="paragraph">
      <style:paragraph-properties fo:text-align="justify"/>
    </style:style>
    <style:style style:name="T2745" style:parent-style-name="Исходныйтекст" style:family="text">
      <style:text-properties style:font-name="Times New Roman" fo:font-size="14pt" style:font-size-asian="14pt" style:font-size-complex="14pt" fo:language="uk" fo:country="UA"/>
    </style:style>
    <style:style style:name="P2746" style:parent-style-name="Текствзаданномформате" style:family="paragraph">
      <style:paragraph-properties fo:text-align="justify"/>
    </style:style>
    <style:style style:name="T2747" style:parent-style-name="Исходныйтекст" style:family="text">
      <style:text-properties style:font-name="Times New Roman" fo:font-size="14pt" style:font-size-asian="14pt" style:font-size-complex="14pt" fo:language="uk" fo:country="UA"/>
    </style:style>
    <style:style style:name="P2748" style:parent-style-name="Текствзаданномформате" style:family="paragraph">
      <style:paragraph-properties fo:text-align="justify"/>
    </style:style>
    <style:style style:name="T2749" style:parent-style-name="Исходныйтекст" style:family="text">
      <style:text-properties style:font-name="Times New Roman" fo:font-size="14pt" style:font-size-asian="14pt" style:font-size-complex="14pt" fo:language="uk" fo:country="UA"/>
    </style:style>
    <style:style style:name="P2750" style:parent-style-name="Текствзаданномформате" style:family="paragraph">
      <style:paragraph-properties fo:text-align="justify"/>
    </style:style>
    <style:style style:name="T2751" style:parent-style-name="Исходныйтекст" style:family="text">
      <style:text-properties style:font-name="Times New Roman" fo:font-size="14pt" style:font-size-asian="14pt" style:font-size-complex="14pt" fo:language="uk" fo:country="UA"/>
    </style:style>
    <style:style style:name="P2752" style:parent-style-name="Текствзаданномформате" style:family="paragraph">
      <style:paragraph-properties fo:text-align="justify"/>
    </style:style>
    <style:style style:name="T2753" style:parent-style-name="Исходныйтекст" style:family="text">
      <style:text-properties style:font-name="Times New Roman" fo:font-size="14pt" style:font-size-asian="14pt" style:font-size-complex="14pt" fo:language="uk" fo:country="UA"/>
    </style:style>
    <style:style style:name="P2754" style:parent-style-name="Текствзаданномформате" style:family="paragraph">
      <style:paragraph-properties fo:text-align="justify"/>
    </style:style>
    <style:style style:name="T2755" style:parent-style-name="Исходныйтекст" style:family="text">
      <style:text-properties style:font-name="Times New Roman" fo:font-size="14pt" style:font-size-asian="14pt" style:font-size-complex="14pt" fo:language="uk" fo:country="UA"/>
    </style:style>
    <style:style style:name="P2756" style:parent-style-name="Текствзаданномформате" style:family="paragraph">
      <style:paragraph-properties fo:text-align="justify"/>
    </style:style>
    <style:style style:name="T2757" style:parent-style-name="Исходныйтекст" style:family="text">
      <style:text-properties style:font-name="Times New Roman" fo:font-size="14pt" style:font-size-asian="14pt" style:font-size-complex="14pt" fo:language="uk" fo:country="UA"/>
    </style:style>
    <style:style style:name="P2758" style:parent-style-name="Текствзаданномформате" style:family="paragraph">
      <style:paragraph-properties fo:text-align="justify"/>
    </style:style>
    <style:style style:name="T2759" style:parent-style-name="Исходныйтекст" style:family="text">
      <style:text-properties style:font-name="Times New Roman" fo:font-size="14pt" style:font-size-asian="14pt" style:font-size-complex="14pt" fo:language="uk" fo:country="UA"/>
    </style:style>
    <style:style style:name="P2760" style:parent-style-name="Текствзаданномформате" style:family="paragraph">
      <style:paragraph-properties fo:text-align="justify"/>
    </style:style>
    <style:style style:name="P2761" style:parent-style-name="Текствзаданномформате" style:family="paragraph">
      <style:paragraph-properties fo:text-align="justify"/>
    </style:style>
    <style:style style:name="T2762" style:parent-style-name="Шрифтабзацузазамовчуванням"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2763"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276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765" style:parent-style-name="Звичайний" style:family="paragraph">
      <style:paragraph-properties fo:text-align="justify"/>
    </style:style>
    <style:style style:name="T2766" style:parent-style-name="Исходныйтекст" style:family="text">
      <style:text-properties style:font-name="Times New Roman" style:font-name-complex="Times New Roman" fo:font-size="14pt" style:font-size-asian="14pt" style:font-size-complex="14pt" fo:language="uk" fo:country="UA"/>
    </style:style>
    <style:style style:name="T2767" style:parent-style-name="Переменная"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768" style:parent-style-name="Исходныйтекст" style:family="text">
      <style:text-properties style:font-name="Times New Roman" style:font-name-complex="Times New Roman" fo:font-size="14pt" style:font-size-asian="14pt" style:font-size-complex="14pt" fo:language="uk" fo:country="UA"/>
    </style:style>
    <style:style style:name="P2769" style:parent-style-name="Текствзаданномформате" style:family="paragraph">
      <style:paragraph-properties fo:text-align="justify"/>
    </style:style>
    <style:style style:name="T2770"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771" style:parent-style-name="Текствзаданномформате" style:family="paragraph">
      <style:paragraph-properties fo:text-align="justify"/>
    </style:style>
    <style:style style:name="T2772" style:parent-style-name="Определение" style:family="text">
      <style:text-properties style:font-name="Calibri" style:font-name-complex="Calibri" fo:font-size="14pt" style:font-size-asian="14pt" style:font-size-complex="14pt" fo:language="uk" fo:country="UA"/>
    </style:style>
    <style:style style:name="T2773"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774" style:parent-style-name="Текствзаданномформате" style:family="paragraph">
      <style:paragraph-properties fo:text-align="justify"/>
    </style:style>
    <style:style style:name="T2775" style:parent-style-name="Определение" style:family="text">
      <style:text-properties style:font-name="Calibri" style:font-name-complex="Calibri" fo:font-size="14pt" style:font-size-asian="14pt" style:font-size-complex="14pt" fo:language="uk" fo:country="UA"/>
    </style:style>
    <style:style style:name="T2776" style:parent-style-name="Цитата1" style:family="text">
      <style:text-properties style:font-name="Calibri" style:font-name-complex="Calibri" fo:font-style="normal" style:font-style-asian="normal" style:font-style-complex="normal" fo:font-size="14pt" style:font-size-asian="14pt" style:font-size-complex="14pt" fo:language="uk" fo:country="UA"/>
    </style:style>
    <style:style style:name="P277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778" style:parent-style-name="Текствзаданномформате" style:family="paragraph">
      <style:paragraph-properties fo:text-align="justify"/>
    </style:style>
    <style:style style:name="T2779"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780" style:parent-style-name="Исходныйтекст" style:family="text">
      <style:text-properties style:font-name="Calibri" style:font-name-complex="Calibri" fo:font-size="14pt" style:font-size-asian="14pt" style:font-size-complex="14pt" fo:language="uk" fo:country="UA"/>
    </style:style>
    <style:style style:name="P2781" style:parent-style-name="Текствзаданномформате" style:family="paragraph">
      <style:paragraph-properties fo:text-align="justify"/>
    </style:style>
    <style:style style:name="T2782" style:parent-style-name="Исходныйтекст" style:family="text">
      <style:text-properties style:font-name="Calibri" style:font-name-complex="Calibri" fo:font-size="14pt" style:font-size-asian="14pt" style:font-size-complex="14pt" fo:language="uk" fo:country="UA"/>
    </style:style>
    <style:style style:name="T278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784" style:parent-style-name="Исходныйтекст" style:family="text">
      <style:text-properties style:font-name="Calibri" style:font-name-complex="Calibri" fo:font-size="14pt" style:font-size-asian="14pt" style:font-size-complex="14pt" fo:language="uk" fo:country="UA"/>
    </style:style>
    <style:style style:name="P2785" style:parent-style-name="Текствзаданномформате" style:family="paragraph">
      <style:paragraph-properties fo:text-align="justify"/>
    </style:style>
    <style:style style:name="T2786" style:parent-style-name="Исходныйтекст" style:family="text">
      <style:text-properties style:font-name="Calibri" style:font-name-complex="Calibri" fo:font-size="14pt" style:font-size-asian="14pt" style:font-size-complex="14pt" fo:language="uk" fo:country="UA"/>
    </style:style>
    <style:style style:name="P2787" style:parent-style-name="Текствзаданномформате" style:family="paragraph">
      <style:paragraph-properties fo:text-align="justify"/>
    </style:style>
    <style:style style:name="T2788" style:parent-style-name="Исходныйтекст" style:family="text">
      <style:text-properties style:font-name="Calibri" style:font-name-complex="Calibri" fo:font-size="14pt" style:font-size-asian="14pt" style:font-size-complex="14pt" fo:language="uk" fo:country="UA"/>
    </style:style>
    <style:style style:name="T2789" style:parent-style-name="Вводпользователя" style:family="text">
      <style:text-properties style:font-name="Calibri" style:font-name-complex="Calibri" fo:font-size="14pt" style:font-size-asian="14pt" style:font-size-complex="14pt" fo:language="uk" fo:country="UA"/>
    </style:style>
    <style:style style:name="T2790" style:parent-style-name="Исходныйтекст" style:family="text">
      <style:text-properties style:font-name="Calibri" style:font-name-complex="Calibri" fo:font-size="14pt" style:font-size-asian="14pt" style:font-size-complex="14pt" fo:language="uk" fo:country="UA"/>
    </style:style>
    <style:style style:name="P2791" style:parent-style-name="Текствзаданномформате" style:family="paragraph">
      <style:paragraph-properties fo:text-align="justify"/>
    </style:style>
    <style:style style:name="T2792" style:parent-style-name="Исходныйтекст" style:family="text">
      <style:text-properties style:font-name="Calibri" style:font-name-complex="Calibri" fo:font-size="14pt" style:font-size-asian="14pt" style:font-size-complex="14pt" fo:language="uk" fo:country="UA"/>
    </style:style>
    <style:style style:name="T2793"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794" style:parent-style-name="Исходныйтекст" style:family="text">
      <style:text-properties style:font-name="Calibri" style:font-name-complex="Calibri" fo:font-size="14pt" style:font-size-asian="14pt" style:font-size-complex="14pt" fo:language="uk" fo:country="UA"/>
    </style:style>
    <style:style style:name="T2795" style:parent-style-name="Переменная" style:family="text">
      <style:text-properties style:font-name="Calibri" style:font-name-complex="Calibri" fo:font-style="normal" style:font-style-asian="normal" style:font-style-complex="normal" fo:font-size="14pt" style:font-size-asian="14pt" style:font-size-complex="14pt" fo:language="uk" fo:country="UA"/>
    </style:style>
    <style:style style:name="T2796" style:parent-style-name="Исходныйтекст" style:family="text">
      <style:text-properties style:font-name="Calibri" style:font-name-complex="Calibri" fo:font-size="14pt" style:font-size-asian="14pt" style:font-size-complex="14pt" fo:language="uk" fo:country="UA"/>
    </style:style>
    <style:style style:name="T2797" style:parent-style-name="Вводпользователя" style:family="text">
      <style:text-properties style:font-name="Calibri" style:font-name-complex="Calibri" fo:font-size="14pt" style:font-size-asian="14pt" style:font-size-complex="14pt" fo:language="uk" fo:country="UA"/>
    </style:style>
    <style:style style:name="T2798" style:parent-style-name="Исходныйтекст" style:family="text">
      <style:text-properties style:font-name="Calibri" style:font-name-complex="Calibri" fo:font-size="14pt" style:font-size-asian="14pt" style:font-size-complex="14pt" fo:language="uk" fo:country="UA"/>
    </style:style>
    <style:style style:name="P2799" style:parent-style-name="Текствзаданномформате" style:family="paragraph">
      <style:paragraph-properties fo:text-align="justify"/>
    </style:style>
    <style:style style:name="T2800" style:parent-style-name="Исходныйтекст" style:family="text">
      <style:text-properties style:font-name="Calibri" style:font-name-complex="Calibri" fo:font-size="14pt" style:font-size-asian="14pt" style:font-size-complex="14pt" fo:language="uk" fo:country="UA"/>
    </style:style>
    <style:style style:name="T2801" style:parent-style-name="Вводпользователя" style:family="text">
      <style:text-properties style:font-name="Calibri" style:font-name-complex="Calibri" fo:font-size="14pt" style:font-size-asian="14pt" style:font-size-complex="14pt" fo:language="uk" fo:country="UA"/>
    </style:style>
    <style:style style:name="T2802" style:parent-style-name="Исходныйтекст" style:family="text">
      <style:text-properties style:font-name="Calibri" style:font-name-complex="Calibri" fo:font-size="14pt" style:font-size-asian="14pt" style:font-size-complex="14pt" fo:language="uk" fo:country="UA"/>
    </style:style>
    <style:style style:name="P2803" style:parent-style-name="Текствзаданномформате" style:family="paragraph">
      <style:paragraph-properties fo:text-align="justify"/>
    </style:style>
    <style:style style:name="T2804" style:parent-style-name="Исходныйтекст" style:family="text">
      <style:text-properties style:font-name="Calibri" style:font-name-complex="Calibri" fo:font-size="14pt" style:font-size-asian="14pt" style:font-size-complex="14pt" fo:language="uk" fo:country="UA"/>
    </style:style>
    <style:style style:name="P2805" style:parent-style-name="Текствзаданномформате" style:family="paragraph">
      <style:paragraph-properties fo:text-align="justify"/>
    </style:style>
    <style:style style:name="T2806" style:parent-style-name="Исходныйтекст" style:family="text">
      <style:text-properties style:font-name="Calibri" style:font-name-complex="Calibri" fo:font-size="14pt" style:font-size-asian="14pt" style:font-size-complex="14pt" fo:language="uk" fo:country="UA"/>
    </style:style>
    <style:style style:name="P2807" style:parent-style-name="Текствзаданномформате" style:family="paragraph">
      <style:paragraph-properties fo:text-align="justify"/>
    </style:style>
    <style:style style:name="T2808" style:parent-style-name="Исходныйтекст" style:family="text">
      <style:text-properties style:font-name="Times New Roman" fo:font-size="14pt" style:font-size-asian="14pt" style:font-size-complex="14pt" fo:language="uk" fo:country="UA"/>
    </style:style>
    <style:style style:name="T2809" style:parent-style-name="Исходныйтекст" style:family="text">
      <style:text-properties style:font-name="Times New Roman" fo:font-size="14pt" style:font-size-asian="14pt" style:font-size-complex="14pt" fo:language="uk" fo:country="UA"/>
    </style:style>
    <style:style style:name="T2810" style:parent-style-name="Исходныйтекст" style:family="text">
      <style:text-properties style:font-name="Times New Roman" fo:font-size="14pt" style:font-size-asian="14pt" style:font-size-complex="14pt" fo:language="uk" fo:country="UA"/>
    </style:style>
    <style:style style:name="P281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812" style:parent-style-name="Заголовок1" style:family="paragraph">
      <style:paragraph-properties fo:keep-together="always" fo:text-align="justify" style:vertical-align="baseline"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365F91" style:letter-kerning="true" fo:font-size="14pt" style:font-size-asian="14pt" style:font-size-complex="14pt" fo:hyphenate="false"/>
    </style:style>
    <style:style style:name="P2813"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14"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15"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16"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17"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18"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19"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20" style:parent-style-name="Основнийтекст" style:family="paragraph">
      <style:paragraph-properties fo:text-align="justify" fo:margin-bottom="0in" fo:line-height="100%"/>
    </style:style>
    <style:style style:name="T282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82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282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2824"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2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2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2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28" style:parent-style-name="Основнийтекст" style:family="paragraph">
      <style:paragraph-properties fo:text-align="justify" fo:margin-bottom="0in" fo:line-height="100%"/>
    </style:style>
    <style:style style:name="T282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83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283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83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283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83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283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83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283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283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3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4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4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4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4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44"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45"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46"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47"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48"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49"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50"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51"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52"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53"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54"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55"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56"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57"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58"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59"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60"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61"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62" style:parent-style-name="Основнийтекст" style:family="paragraph">
      <style:paragraph-properties fo:text-align="justify" fo:margin-bottom="0in" fo:line-height="100%"/>
    </style:style>
    <style:style style:name="T286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864" style:parent-style-name="Выделение"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86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2866" style:parent-style-name="Текствзаданномформате" style:family="paragraph">
      <style:paragraph-properties fo:text-align="justify"/>
    </style:style>
    <style:style style:name="T2867" style:parent-style-name="Выделениежирны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86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6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870" style:parent-style-name="Текствзаданномформате" style:family="paragraph">
      <style:paragraph-properties fo:text-align="justify"/>
    </style:style>
    <style:style style:name="T2871" style:parent-style-name="Выделениежирны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87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87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74"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75"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76"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77"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78"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79"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80"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81"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82"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83"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84" style:parent-style-name="Основнийтекст" style:family="paragraph">
      <style:paragraph-properties fo:text-align="justify" fo:margin-bottom="0in" fo:line-height="100%"/>
      <style:text-properties style:font-name="Calibri" style:font-name-complex="Calibri" fo:font-size="14pt" style:font-size-asian="14pt" style:font-size-complex="14pt" fo:language="uk" fo:country="UA"/>
    </style:style>
    <style:style style:name="P2885"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86"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8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88" style:parent-style-name="Текствзаданномформате" style:family="paragraph">
      <style:paragraph-properties fo:text-align="justify"/>
    </style:style>
    <style:style style:name="P2889" style:parent-style-name="Текствзаданномформате" style:family="paragraph">
      <style:paragraph-properties fo:text-align="justify"/>
    </style:style>
    <style:style style:name="T2890" style:parent-style-name="Выделениежирны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89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9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9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9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2895"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896" style:parent-style-name="Основнийтекст" style:family="paragraph">
      <style:paragraph-properties fo:text-align="justify" fo:margin-bottom="0in" fo:line-height="100%"/>
    </style:style>
    <style:style style:name="T289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898" style:parent-style-name="Выделение"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89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2900" style:parent-style-name="Выделение" style:family="text">
      <style:text-properties style:font-name="Times New Roman" style:font-name-complex="Times New Roman" fo:font-style="normal" style:font-style-asian="normal" style:font-style-complex="normal" fo:font-size="14pt" style:font-size-asian="14pt" style:font-size-complex="14pt" fo:language="uk" fo:country="UA"/>
    </style:style>
    <style:style style:name="T290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2902"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2903" style:parent-style-name="Звичайний" style:family="paragraph">
      <style:paragraph-properties fo:text-align="justify" fo:background-color="#FFFFFF"/>
      <style:text-properties style:font-name="Times New Roman" style:font-name-asian="Times New Roman" style:font-name-complex="Times New Roman" fo:color="#365F91" fo:font-size="14pt" style:font-size-asian="14pt" style:font-size-complex="14pt"/>
    </style:style>
    <style:style style:name="P2904" style:parent-style-name="Основнийтекст" style:family="paragraph">
      <style:paragraph-properties fo:text-align="justify" fo:margin-bottom="0in" fo:line-height="100%" fo:background-color="#FFFFFF"/>
      <style:text-properties style:font-name="Times New Roman" style:font-name-complex="Times New Roman" fo:font-size="14pt" style:font-size-asian="14pt" style:font-size-complex="14pt" fo:language="uk" fo:country="UA"/>
    </style:style>
    <style:style style:name="P2905" style:parent-style-name="Основнийтекст" style:family="paragraph">
      <style:paragraph-properties fo:text-align="justify" fo:margin-bottom="0in" fo:line-height="100%" fo:background-color="#FFFFFF"/>
      <style:text-properties style:font-name="Times New Roman" style:font-name-asian="Times New Roman" style:font-name-complex="Times New Roman" fo:font-size="14pt" style:font-size-asian="14pt" style:font-size-complex="14pt" fo:language="uk" fo:country="UA"/>
    </style:style>
    <style:style style:name="P2906" style:parent-style-name="Звичайний" style:family="paragraph">
      <style:paragraph-properties fo:text-align="justify"/>
      <style:text-properties style:font-name="Times New Roman" style:font-name-asian="Times New Roman" style:font-name-complex="Times New Roman" fo:font-size="14pt" style:font-size-asian="14pt" style:font-size-complex="14pt" fo:language="uk" fo:country="UA"/>
    </style:style>
    <style:style style:name="P2907"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08"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09"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10"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11"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12"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13"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14"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15"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16"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17"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18"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19"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20"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21"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22"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23"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24"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25" style:parent-style-name="Шрифтабзацузазамовчуванням" style:family="text">
      <style:text-properties style:font-name="Calibri" style:font-name-asian="Verdana" style:font-name-complex="Calibri" fo:color="#000000" fo:font-size="14pt" style:font-size-asian="14pt" style:font-size-complex="14pt" fo:language="uk" fo:country="UA" style:language-asian="ru" style:country-asian="RU" style:language-complex="ar" style:country-complex="SA"/>
    </style:style>
    <style:style style:name="P2926"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27" style:parent-style-name="Шрифтабзацузазамовчуванням" style:family="text">
      <style:text-properties style:font-name="Calibri" style:font-name-asian="Verdana" style:font-name-complex="Calibri" fo:color="#000000" fo:font-size="14pt" style:font-size-asian="14pt" style:font-size-complex="14pt" fo:language="uk" fo:country="UA" style:language-asian="ru" style:country-asian="RU" style:language-complex="ar" style:country-complex="SA"/>
    </style:style>
    <style:style style:name="P2928" style:parent-style-name="Звичайний"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Verdana" style:font-name-complex="Calibri" fo:font-size="14pt" style:font-size-asian="14pt" style:font-size-complex="14pt" fo:language="uk" fo:country="UA" style:language-asian="ru" style:country-asian="RU" style:language-complex="ar" style:country-complex="SA"/>
    </style:style>
    <style:style style:name="P2929" style:parent-style-name="Звичайний" style:family="paragraph">
      <style:paragraph-properties fo:text-align="justify"/>
    </style:style>
    <style:style style:name="T2930"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2931" style:parent-style-name="Шрифтабзацузазамовчуванням" style:family="text">
      <style:text-properties style:font-name="Times New Roman" style:font-name-asian="Times New Roman" style:font-name-complex="Times New Roman" fo:font-size="14pt" style:font-size-asian="14pt" style:font-size-complex="14pt" fo:background-color="#FFFFFF" fo:language="uk" fo:country="UA"/>
    </style:style>
    <style:style style:name="T2932"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TableColumn2934" style:family="table-column">
      <style:table-column-properties style:column-width="0.0666in"/>
    </style:style>
    <style:style style:name="Table2933" style:family="table">
      <style:table-properties style:width="0.0666in" fo:margin-left="0in" table:align="left"/>
    </style:style>
    <style:style style:name="TableRow2935" style:family="table-row">
      <style:table-row-properties style:row-height="0.0159in"/>
    </style:style>
    <style:style style:name="TableCell2936" style:family="table-cell">
      <style:table-cell-properties fo:border="none" style:writing-mode="lr-tb" style:vertical-align="middle" fo:padding-top="0.0104in" fo:padding-left="0.0104in" fo:padding-bottom="0.0104in" fo:padding-right="0.0104in"/>
    </style:style>
    <style:style style:name="P2937"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TableRow2938" style:family="table-row">
      <style:table-row-properties style:row-height="0.0159in"/>
    </style:style>
    <style:style style:name="TableCell2939" style:family="table-cell">
      <style:table-cell-properties fo:border="none" style:writing-mode="lr-tb" style:vertical-align="middle" fo:padding-top="0.0104in" fo:padding-left="0.0104in" fo:padding-bottom="0.0104in" fo:padding-right="0.0104in"/>
    </style:style>
    <style:style style:name="P2940"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41"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42"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43"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44"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45"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46"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47"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48"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49" style:parent-style-name="Звичайний" style:family="paragraph">
      <style:paragraph-properties fo:text-indent="0.4923in"/>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50" style:parent-style-name="Звичайний" style:family="paragraph">
      <style:paragraph-properties fo:text-indent="0.4923in"/>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51" style:parent-style-name="Звичайний" style:family="paragraph">
      <style:paragraph-properties fo:text-indent="0.4923in"/>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52" style:parent-style-name="Звичайний" style:family="paragraph">
      <style:paragraph-properties fo:text-indent="0.4923in"/>
    </style:style>
    <style:style style:name="T2953"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54" style:parent-style-name="Звичайний" style:family="paragraph">
      <style:paragraph-properties fo:text-indent="0.4923in"/>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55" style:parent-style-name="Звичайний" style:family="paragraph">
      <style:paragraph-properties fo:margin-left="0.4923in" fo:text-indent="0.4923in">
        <style:tab-stops/>
      </style:paragraph-properties>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56"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57"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58"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59"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60"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61" style:parent-style-name="Звичайний" style:family="paragraph">
      <style:paragraph-properties fo:text-indent="0.4923in"/>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62"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63"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64" style:parent-style-name="Звичайний" style:family="paragraph">
      <style:paragraph-properties fo:text-indent="0.4923in"/>
    </style:style>
    <style:style style:name="T2965"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T2966"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T2967"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T2968"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T2969"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T2970"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P2971" style:parent-style-name="Звичайний" style:family="paragraph">
      <style:paragraph-properties fo:text-indent="0.4923in"/>
    </style:style>
    <style:style style:name="T2972"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T2973"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T2974"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T2975"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T2976" style:parent-style-name="Шрифтабзацузазамовчуванням" style:family="text">
      <style:text-properties style:font-name="Calibri" style:font-name-asian="Times New Roman" style:font-name-complex="Calibri" fo:font-size="14pt" style:font-size-asian="14pt" style:font-size-complex="14pt" fo:language="en" fo:country="US" style:language-asian="ru" style:country-asian="RU" style:language-complex="ar" style:country-complex="SA"/>
    </style:style>
    <style:style style:name="T2977" style:parent-style-name="Шрифтабзацузазамовчуванням" style:family="text">
      <style:text-properties style:font-name="Calibri" style:font-name-asian="Times New Roman" style:font-name-complex="Calibri" fo:font-size="14pt" style:font-size-asian="14pt" style:font-size-complex="14pt" fo:language="en" fo:country="US" style:language-asian="ru" style:country-asian="RU" style:language-complex="ar" style:country-complex="SA"/>
    </style:style>
    <style:style style:name="T2978"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79" style:parent-style-name="Звичайний" style:family="paragraph">
      <style:paragraph-properties fo:text-indent="0.4923in"/>
    </style:style>
    <style:style style:name="T2980" style:parent-style-name="Шрифтабзацузазамовчуванням" style:family="text">
      <style:text-properties style:font-name="Calibri" style:font-name-asian="Times New Roman" style:font-name-complex="Calibri" fo:font-size="14pt" style:font-size-asian="14pt" style:font-size-complex="14pt" fo:language="en" fo:country="US" style:language-asian="ru" style:country-asian="RU" style:language-complex="ar" style:country-complex="SA"/>
    </style:style>
    <style:style style:name="T2981"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T2982"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T2983"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T2984"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T2985"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T2986" style:parent-style-name="Шрифтабзацузазамовчуванням" style:family="text">
      <style:text-properties style:font-name="Calibri" style:font-name-asian="Times New Roman" style:font-name-complex="Calibri" fo:font-size="14pt" style:font-size-asian="14pt" style:font-size-complex="14pt" fo:language="en" fo:country="US" style:language-asian="ru" style:country-asian="RU" style:language-complex="ar" style:country-complex="SA"/>
    </style:style>
    <style:style style:name="T2987"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T2988" style:parent-style-name="Шрифтабзацузазамовчуванням" style:family="text">
      <style:text-properties style:font-name="Calibri" style:font-name-asian="Times New Roman" style:font-name-complex="Calibri" fo:font-size="14pt" style:font-size-asian="14pt" style:font-size-complex="14pt" fo:language="en" fo:country="US" style:language-asian="ru" style:country-asian="RU" style:language-complex="ar" style:country-complex="SA"/>
    </style:style>
    <style:style style:name="P2989" style:parent-style-name="Звичайний" style:family="paragraph">
      <style:text-properties style:font-name="Calibri" style:font-name-asian="Times New Roman" style:font-name-complex="Calibri" fo:font-size="14pt" style:font-size-asian="14pt" style:font-size-complex="14pt" fo:language="en" fo:country="US" style:language-asian="ru" style:country-asian="RU" style:language-complex="ar" style:country-complex="SA"/>
    </style:style>
    <style:style style:name="T2990"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T2991" style:parent-style-name="Шрифтабзацузазамовчуванням" style:family="text">
      <style:text-properties style:font-name="Calibri" style:font-name-asian="Times New Roman" style:font-name-complex="Calibri" fo:font-size="14pt" style:font-size-asian="14pt" style:font-size-complex="14pt" fo:language="en" fo:country="US" style:language-asian="ru" style:country-asian="RU" style:language-complex="ar" style:country-complex="SA"/>
    </style:style>
    <style:style style:name="T2992"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P2993"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T2994"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T2995" style:parent-style-name="Шрифтабзацузазамовчуванням" style:family="text">
      <style:text-properties style:font-name="Calibri" style:font-name-asian="Times New Roman" style:font-name-complex="Calibri" fo:font-size="14pt" style:font-size-asian="14pt" style:font-size-complex="14pt" fo:language="uk" fo:country="UA" style:language-asian="ru" style:country-asian="RU" style:language-complex="ar" style:country-complex="SA"/>
    </style:style>
    <style:style style:name="T2996"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97" style:parent-style-name="Звичайний" style:family="paragraph">
      <style:paragraph-properties fo:text-indent="0.4923in"/>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2998" style:parent-style-name="Звичайний" style:family="paragraph">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T2999" style:parent-style-name="Шрифтабзацузазамовчуванням" style:family="text">
      <style:text-properties style:font-name="Calibri" style:font-name-asian="Times New Roman" style:font-name-complex="Calibri" fo:font-size="14pt" style:font-size-asian="14pt" style:font-size-complex="14pt" style:language-asian="ru" style:country-asian="RU" style:language-complex="ar" style:country-complex="SA"/>
    </style:style>
    <style:style style:name="P3000" style:parent-style-name="Звичайний" style:family="paragraph">
      <style:paragraph-properties fo:text-align="justify"/>
      <style:text-properties style:font-name="Calibri" style:font-name-asian="Verdana" style:font-name-complex="Calibri" fo:font-size="14pt" style:font-size-asian="14pt" style:font-size-complex="14pt" fo:background-color="#FFFFFF" fo:language="uk" fo:country="UA"/>
    </style:style>
    <style:style style:name="P3001" style:parent-style-name="Звичайний" style:family="paragraph">
      <style:paragraph-properties fo:text-align="justify"/>
    </style:style>
    <style:style style:name="T3002" style:parent-style-name="Шрифтабзацузазамовчуванням" style:family="text">
      <style:text-properties style:font-name="Calibri" style:font-name-asian="Verdana" style:font-name-complex="Calibri" fo:font-size="14pt" style:font-size-asian="14pt" style:font-size-complex="14pt" fo:background-color="#FFFFFF" fo:language="uk" fo:country="UA"/>
    </style:style>
    <style:style style:name="P3003" style:parent-style-name="Звичайний" style:family="paragraph">
      <style:paragraph-properties fo:text-align="justify"/>
    </style:style>
    <style:style style:name="T3004" style:parent-style-name="Шрифтабзацузазамовчуванням" style:family="text">
      <style:text-properties style:font-name="Calibri" style:font-name-asian="Verdana" style:font-name-complex="Calibri" fo:font-size="14pt" style:font-size-asian="14pt" style:font-size-complex="14pt" fo:background-color="#FFFFFF" fo:language="uk" fo:country="UA"/>
    </style:style>
    <style:style style:name="P3005" style:parent-style-name="Звичайний" style:family="paragraph">
      <style:paragraph-properties fo:text-align="justify"/>
    </style:style>
    <style:style style:name="T3006" style:parent-style-name="Шрифтабзацузазамовчуванням" style:family="text">
      <style:text-properties style:font-name="Times New Roman" style:font-name-asian="Times New Roman" style:font-name-complex="Times New Roman" fo:font-size="14pt" style:font-size-asian="14pt" style:font-size-complex="14pt" fo:background-color="#FFFFFF" fo:language="uk" fo:country="UA"/>
    </style:style>
    <style:style style:name="T3007" style:parent-style-name="Шрифтабзацузазамовчуванням" style:family="text">
      <style:text-properties style:font-name="Times New Roman" style:font-name-asian="Times New Roman" style:font-name-complex="Times New Roman" fo:font-size="14pt" style:font-size-asian="14pt" style:font-size-complex="14pt" fo:language="uk" fo:country="UA"/>
    </style:style>
    <style:style style:name="P3008" style:parent-style-name="Звичайний" style:family="paragraph">
      <style:paragraph-properties fo:text-align="justify"/>
      <style:text-properties style:font-name="Times New Roman" style:font-name-asian="Times New Roman" style:font-name-complex="Times New Roman" fo:color="#0D121C" fo:font-size="14pt" style:font-size-asian="14pt" style:font-size-complex="14pt" fo:background-color="#FFFFFF" fo:language="uk" fo:country="UA"/>
    </style:style>
    <style:style style:name="P3009"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3010" style:parent-style-name="Звичайний" style:family="paragraph">
      <style:paragraph-properties fo:text-align="justify" fo:background-color="#FFFFFF"/>
      <style:text-properties style:font-name="Times New Roman" style:font-name-asian="Times New Roman" style:font-name-complex="Times New Roman" fo:color="#365F91"/>
    </style:style>
    <style:style style:name="P3011" style:parent-style-name="Основнийтекст" style:family="paragraph">
      <style:paragraph-properties fo:text-align="justify" fo:margin-bottom="0in" fo:line-height="100%"/>
      <style:text-properties style:font-name="Times New Roman" style:font-name-complex="Times New Roman" fo:language="uk" fo:country="UA"/>
    </style:style>
    <style:style style:name="P3012" style:parent-style-name="Заголовок4" style:family="paragraph">
      <style:paragraph-properties fo:text-align="justify" fo:margin-top="0in" fo:margin-bottom="0in" fo:margin-left="0in" fo:text-indent="0in">
        <style:tab-stops/>
      </style:paragraph-properties>
    </style:style>
    <style:style style:name="T3013" style:parent-style-name="Шрифтабзацузазамовчуванням" style:family="text">
      <style:text-properties style:font-name="Times New Roman" style:font-name-complex="Times New Roman" fo:font-weight="normal" style:font-weight-asian="normal" style:font-weight-complex="normal" fo:language="uk" fo:country="UA"/>
    </style:style>
    <style:style style:name="T3014" style:parent-style-name="Шрифтабзацузазамовчуванням" style:family="text">
      <style:text-properties style:font-name="Times New Roman" style:font-name-complex="Times New Roman" fo:font-weight="normal" style:font-weight-asian="normal" style:font-weight-complex="normal" fo:language="en" fo:country="US"/>
    </style:style>
    <style:style style:name="T3015" style:parent-style-name="Шрифтабзацузазамовчуванням" style:family="text">
      <style:text-properties style:font-name="Times New Roman" style:font-name-complex="Times New Roman" fo:font-weight="normal" style:font-weight-asian="normal" style:font-weight-complex="normal" fo:language="uk" fo:country="UA"/>
    </style:style>
    <style:style style:name="P3016" style:parent-style-name="Заголовок4" style:family="paragraph">
      <style:paragraph-properties fo:text-align="justify" fo:margin-top="0in" fo:margin-bottom="0in" fo:margin-left="0in" fo:text-indent="0in">
        <style:tab-stops/>
      </style:paragraph-properties>
      <style:text-properties style:font-name="Times New Roman" style:font-name-complex="Times New Roman" fo:font-weight="normal" style:font-weight-asian="normal" style:font-weight-complex="normal" fo:language="uk" fo:country="UA"/>
    </style:style>
    <style:style style:name="P3017"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018"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019" style:parent-style-name="Основнийтекст" style:family="paragraph">
      <style:paragraph-properties fo:text-align="justify" fo:margin-bottom="0in" fo:line-height="100%"/>
    </style:style>
    <style:style style:name="T3020" style:parent-style-name="Шрифтабзацузазамовчуванням" style:family="text">
      <style:text-properties style:font-name="Times New Roman" style:font-name-complex="Times New Roman" fo:language="uk" fo:country="UA"/>
    </style:style>
    <style:style style:name="T3021" style:parent-style-name="Непропорциональныйтекст" style:family="text">
      <style:text-properties style:font-name="Times New Roman" style:font-name-complex="Times New Roman" fo:language="uk" fo:country="UA"/>
    </style:style>
    <style:style style:name="T3022" style:parent-style-name="Шрифтабзацузазамовчуванням" style:family="text">
      <style:text-properties style:font-name="Times New Roman" style:font-name-complex="Times New Roman" fo:language="uk" fo:country="UA"/>
    </style:style>
    <style:style style:name="T3023" style:parent-style-name="Непропорциональныйтекст" style:family="text">
      <style:text-properties style:font-name="Times New Roman" style:font-name-complex="Times New Roman" fo:language="uk" fo:country="UA"/>
    </style:style>
    <style:style style:name="T3024" style:parent-style-name="Шрифтабзацузазамовчуванням" style:family="text">
      <style:text-properties style:font-name="Times New Roman" style:font-name-complex="Times New Roman" fo:language="uk" fo:country="UA"/>
    </style:style>
    <style:style style:name="T3025" style:parent-style-name="Непропорциональныйтекст" style:family="text">
      <style:text-properties style:font-name="Times New Roman" style:font-name-complex="Times New Roman" fo:language="uk" fo:country="UA"/>
    </style:style>
    <style:style style:name="T3026" style:parent-style-name="Шрифтабзацузазамовчуванням" style:family="text">
      <style:text-properties style:font-name="Times New Roman" style:font-name-complex="Times New Roman" fo:language="uk" fo:country="UA"/>
    </style:style>
    <style:style style:name="T3027" style:parent-style-name="Непропорциональныйтекст" style:family="text">
      <style:text-properties style:font-name="Times New Roman" style:font-name-complex="Times New Roman" fo:language="uk" fo:country="UA"/>
    </style:style>
    <style:style style:name="T3028" style:parent-style-name="Шрифтабзацузазамовчуванням" style:family="text">
      <style:text-properties style:font-name="Times New Roman" style:font-name-complex="Times New Roman" fo:language="uk" fo:country="UA"/>
    </style:style>
    <style:style style:name="T3029" style:parent-style-name="Непропорциональныйтекст" style:family="text">
      <style:text-properties style:font-name="Times New Roman" style:font-name-complex="Times New Roman" fo:language="uk" fo:country="UA"/>
    </style:style>
    <style:style style:name="T3030" style:parent-style-name="Шрифтабзацузазамовчуванням" style:family="text">
      <style:text-properties style:font-name="Times New Roman" style:font-name-complex="Times New Roman" fo:language="uk" fo:country="UA"/>
    </style:style>
    <style:style style:name="T3031" style:parent-style-name="Непропорциональныйтекст" style:family="text">
      <style:text-properties style:font-name="Times New Roman" style:font-name-complex="Times New Roman" fo:language="uk" fo:country="UA"/>
    </style:style>
    <style:style style:name="T3032" style:parent-style-name="Шрифтабзацузазамовчуванням" style:family="text">
      <style:text-properties style:font-name="Times New Roman" style:font-name-complex="Times New Roman" fo:language="uk" fo:country="UA"/>
    </style:style>
    <style:style style:name="T3033" style:parent-style-name="Непропорциональныйтекст" style:family="text">
      <style:text-properties style:font-name="Times New Roman" style:font-name-complex="Times New Roman" fo:language="uk" fo:country="UA"/>
    </style:style>
    <style:style style:name="T3034" style:parent-style-name="Шрифтабзацузазамовчуванням" style:family="text">
      <style:text-properties style:font-name="Times New Roman" style:font-name-complex="Times New Roman" fo:language="uk" fo:country="UA"/>
    </style:style>
    <style:style style:name="T3035" style:parent-style-name="Непропорциональныйтекст" style:family="text">
      <style:text-properties style:font-name="Times New Roman" style:font-name-complex="Times New Roman" fo:language="uk" fo:country="UA"/>
    </style:style>
    <style:style style:name="T3036" style:parent-style-name="Шрифтабзацузазамовчуванням" style:family="text">
      <style:text-properties style:font-name="Times New Roman" style:font-name-complex="Times New Roman" fo:language="uk" fo:country="UA"/>
    </style:style>
    <style:style style:name="T3037" style:parent-style-name="Непропорциональныйтекст" style:family="text">
      <style:text-properties style:font-name="Times New Roman" style:font-name-complex="Times New Roman" fo:language="uk" fo:country="UA"/>
    </style:style>
    <style:style style:name="T3038" style:parent-style-name="Шрифтабзацузазамовчуванням" style:family="text">
      <style:text-properties style:font-name="Times New Roman" style:font-name-complex="Times New Roman" fo:language="uk" fo:country="UA"/>
    </style:style>
    <style:style style:name="P3039" style:parent-style-name="Заголовок4" style:family="paragraph">
      <style:paragraph-properties fo:text-align="justify" fo:margin-top="0in" fo:margin-bottom="0in" fo:margin-left="0in" fo:text-indent="0in">
        <style:tab-stops/>
      </style:paragraph-properties>
      <style:text-properties style:font-name="Times New Roman" style:font-name-complex="Times New Roman" fo:language="uk" fo:country="UA"/>
    </style:style>
    <style:style style:name="P3040" style:parent-style-name="Текствзаданномформате" style:family="paragraph">
      <style:paragraph-properties fo:text-align="justify"/>
    </style:style>
    <style:style style:name="T3041"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42" style:parent-style-name="Текствзаданномформате" style:family="paragraph">
      <style:paragraph-properties fo:text-align="justify"/>
    </style:style>
    <style:style style:name="T3043"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44"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045" style:parent-style-name="Текствзаданномформате" style:family="paragraph">
      <style:paragraph-properties fo:text-align="justify"/>
    </style:style>
    <style:style style:name="T3046"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47" style:parent-style-name="Текствзаданномформате" style:family="paragraph">
      <style:paragraph-properties fo:text-align="justify"/>
    </style:style>
    <style:style style:name="T3048"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49" style:parent-style-name="Текствзаданномформате" style:family="paragraph">
      <style:paragraph-properties fo:text-align="justify"/>
    </style:style>
    <style:style style:name="T3050"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51" style:parent-style-name="Текствзаданномформате" style:family="paragraph">
      <style:paragraph-properties fo:text-align="justify"/>
    </style:style>
    <style:style style:name="T3052"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53" style:parent-style-name="Текствзаданномформате" style:family="paragraph">
      <style:paragraph-properties fo:text-align="justify"/>
    </style:style>
    <style:style style:name="T3054"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55"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056" style:parent-style-name="Текствзаданномформате" style:family="paragraph">
      <style:paragraph-properties fo:text-align="justify"/>
    </style:style>
    <style:style style:name="T3057"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58" style:parent-style-name="Текствзаданномформате" style:family="paragraph">
      <style:paragraph-properties fo:text-align="justify"/>
    </style:style>
    <style:style style:name="T3059"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60" style:parent-style-name="Текствзаданномформате" style:family="paragraph">
      <style:paragraph-properties fo:text-align="justify"/>
    </style:style>
    <style:style style:name="T3061"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62"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063" style:parent-style-name="Текствзаданномформате" style:family="paragraph">
      <style:paragraph-properties fo:text-align="justify"/>
    </style:style>
    <style:style style:name="T3064"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65" style:parent-style-name="Текствзаданномформате" style:family="paragraph">
      <style:paragraph-properties fo:text-align="justify"/>
    </style:style>
    <style:style style:name="T3066"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67" style:parent-style-name="Текствзаданномформате" style:family="paragraph">
      <style:paragraph-properties fo:text-align="justify"/>
    </style:style>
    <style:style style:name="T3068"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69"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070" style:parent-style-name="Текствзаданномформате" style:family="paragraph">
      <style:paragraph-properties fo:text-align="justify"/>
    </style:style>
    <style:style style:name="T3071"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72" style:parent-style-name="Текствзаданномформате" style:family="paragraph">
      <style:paragraph-properties fo:text-align="justify"/>
    </style:style>
    <style:style style:name="T3073"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74"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075" style:parent-style-name="Текствзаданномформате" style:family="paragraph">
      <style:paragraph-properties fo:text-align="justify"/>
    </style:style>
    <style:style style:name="T3076"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77"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078" style:parent-style-name="Текствзаданномформате" style:family="paragraph">
      <style:paragraph-properties fo:text-align="justify"/>
    </style:style>
    <style:style style:name="T3079"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80"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081"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082" style:parent-style-name="Текствзаданномформате" style:family="paragraph">
      <style:paragraph-properties fo:text-align="justify"/>
    </style:style>
    <style:style style:name="T3083"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84" style:parent-style-name="Текствзаданномформате" style:family="paragraph">
      <style:paragraph-properties fo:text-align="justify"/>
    </style:style>
    <style:style style:name="T3085"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86" style:parent-style-name="Текствзаданномформате" style:family="paragraph">
      <style:paragraph-properties fo:text-align="justify"/>
    </style:style>
    <style:style style:name="T3087"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88" style:parent-style-name="Текствзаданномформате" style:family="paragraph">
      <style:paragraph-properties fo:text-align="justify"/>
    </style:style>
    <style:style style:name="T3089"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90"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091" style:parent-style-name="Текствзаданномформате" style:family="paragraph">
      <style:paragraph-properties fo:text-align="justify"/>
    </style:style>
    <style:style style:name="T3092"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93" style:parent-style-name="Текствзаданномформате" style:family="paragraph">
      <style:paragraph-properties fo:text-align="justify"/>
    </style:style>
    <style:style style:name="T3094"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95" style:parent-style-name="Текствзаданномформате" style:family="paragraph">
      <style:paragraph-properties fo:text-align="justify"/>
    </style:style>
    <style:style style:name="T3096"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097"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098" style:parent-style-name="Текствзаданномформате" style:family="paragraph">
      <style:paragraph-properties fo:text-align="justify"/>
    </style:style>
    <style:style style:name="T3099"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00" style:parent-style-name="Текствзаданномформате" style:family="paragraph">
      <style:paragraph-properties fo:text-align="justify"/>
    </style:style>
    <style:style style:name="T3101"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02" style:parent-style-name="Текствзаданномформате" style:family="paragraph">
      <style:paragraph-properties fo:text-align="justify"/>
    </style:style>
    <style:style style:name="T3103"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04"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105" style:parent-style-name="Текствзаданномформате" style:family="paragraph">
      <style:paragraph-properties fo:text-align="justify"/>
    </style:style>
    <style:style style:name="T3106"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07" style:parent-style-name="Текствзаданномформате" style:family="paragraph">
      <style:paragraph-properties fo:text-align="justify"/>
    </style:style>
    <style:style style:name="T3108"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09" style:parent-style-name="Текствзаданномформате" style:family="paragraph">
      <style:paragraph-properties fo:text-align="justify"/>
    </style:style>
    <style:style style:name="T3110"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11" style:parent-style-name="Текствзаданномформате" style:family="paragraph">
      <style:paragraph-properties fo:text-align="justify"/>
    </style:style>
    <style:style style:name="T3112"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13"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114" style:parent-style-name="Текствзаданномформате" style:family="paragraph">
      <style:paragraph-properties fo:text-align="justify"/>
    </style:style>
    <style:style style:name="T3115"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16" style:parent-style-name="Текствзаданномформате" style:family="paragraph">
      <style:paragraph-properties fo:text-align="justify"/>
    </style:style>
    <style:style style:name="T3117"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18" style:parent-style-name="Текствзаданномформате" style:family="paragraph">
      <style:paragraph-properties fo:text-align="justify"/>
    </style:style>
    <style:style style:name="T3119"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20" style:parent-style-name="Текствзаданномформате" style:family="paragraph">
      <style:paragraph-properties fo:text-align="justify"/>
    </style:style>
    <style:style style:name="T3121"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22"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123" style:parent-style-name="Текствзаданномформате" style:family="paragraph">
      <style:paragraph-properties fo:text-align="justify"/>
    </style:style>
    <style:style style:name="T3124"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T3125"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T3126"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27" style:parent-style-name="Текствзаданномформате" style:family="paragraph">
      <style:paragraph-properties fo:text-align="justify"/>
    </style:style>
    <style:style style:name="T3128"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29" style:parent-style-name="Текствзаданномформате" style:family="paragraph">
      <style:paragraph-properties fo:text-align="justify"/>
    </style:style>
    <style:style style:name="T3130"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31"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132" style:parent-style-name="Текствзаданномформате" style:family="paragraph">
      <style:paragraph-properties fo:text-align="justify"/>
    </style:style>
    <style:style style:name="T3133"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34" style:parent-style-name="Основнийтекст" style:family="paragraph">
      <style:paragraph-properties fo:text-align="justify" fo:margin-bottom="0in" fo:line-height="100%"/>
      <style:text-properties style:font-name="Times New Roman" style:font-name-complex="Times New Roman" fo:language="uk" fo:country="UA"/>
    </style:style>
    <style:style style:name="P3135" style:parent-style-name="Текствзаданномформате" style:family="paragraph">
      <style:paragraph-properties fo:text-align="justify"/>
    </style:style>
    <style:style style:name="T3136"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37" style:parent-style-name="Текствзаданномформате" style:family="paragraph">
      <style:paragraph-properties fo:text-align="justify"/>
    </style:style>
    <style:style style:name="T3138"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39" style:parent-style-name="Текствзаданномформате" style:family="paragraph">
      <style:paragraph-properties fo:text-align="justify"/>
    </style:style>
    <style:style style:name="T3140"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41" style:parent-style-name="Текствзаданномформате" style:family="paragraph">
      <style:paragraph-properties fo:text-align="justify"/>
    </style:style>
    <style:style style:name="T3142"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43" style:parent-style-name="Текствзаданномформате" style:family="paragraph">
      <style:paragraph-properties fo:text-align="justify"/>
    </style:style>
    <style:style style:name="T3144"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45" style:parent-style-name="Текствзаданномформате" style:family="paragraph">
      <style:paragraph-properties fo:text-align="justify"/>
    </style:style>
    <style:style style:name="T3146" style:parent-style-name="Шрифтабзацузазамовчуванням" style:family="text">
      <style:text-properties style:font-name="Times New Roman" style:font-name-complex="Times New Roman" fo:font-size="12pt" style:font-size-asian="12pt" style:font-size-complex="12pt" fo:language="uk" fo:country="UA"/>
    </style:style>
    <style:style style:name="P3147" style:parent-style-name="Заголовок4" style:family="paragraph">
      <style:paragraph-properties fo:text-align="justify" fo:margin-top="0in" fo:margin-bottom="0in" fo:margin-left="0in" fo:text-indent="0in">
        <style:tab-stops/>
      </style:paragraph-properties>
      <style:text-properties style:font-name="Times New Roman" style:font-name-complex="Times New Roman" fo:language="uk" fo:country="UA"/>
    </style:style>
    <style:style style:name="P3148" style:parent-style-name="Заголовок4" style:family="paragraph">
      <style:paragraph-properties fo:text-align="justify" fo:margin-top="0in" fo:margin-bottom="0in" fo:margin-left="0in" fo:text-indent="0in">
        <style:tab-stops/>
      </style:paragraph-properties>
      <style:text-properties style:font-name="Times New Roman" style:font-name-complex="Times New Roman" fo:language="uk" fo:country="UA"/>
    </style:style>
    <style:style style:name="P3149" style:parent-style-name="Основнийтекст" style:family="paragraph">
      <style:paragraph-properties fo:text-align="justify" fo:margin-bottom="0in" fo:line-height="100%"/>
      <style:text-properties style:font-name="Times New Roman" style:font-name-complex="Times New Roman" fo:language="uk" fo:country="UA"/>
    </style:style>
    <style:style style:name="P3150" style:parent-style-name="Основнийтекст" style:family="paragraph">
      <style:paragraph-properties fo:text-align="justify" fo:margin-bottom="0in" fo:line-height="100%"/>
    </style:style>
    <style:style style:name="T3151" style:parent-style-name="Шрифтабзацузазамовчуванням" style:family="text">
      <style:text-properties style:font-name="Times New Roman" style:font-name-complex="Times New Roman" fo:language="uk" fo:country="UA"/>
    </style:style>
    <style:style style:name="T3152" style:parent-style-name="Непропорциональныйтекст" style:family="text">
      <style:text-properties style:font-name="Times New Roman" style:font-name-complex="Times New Roman" fo:language="uk" fo:country="UA"/>
    </style:style>
    <style:style style:name="T3153" style:parent-style-name="Шрифтабзацузазамовчуванням" style:family="text">
      <style:text-properties style:font-name="Times New Roman" style:font-name-complex="Times New Roman" fo:language="uk" fo:country="UA"/>
    </style:style>
    <style:style style:name="T3154" style:parent-style-name="Непропорциональныйтекст" style:family="text">
      <style:text-properties style:font-name="Times New Roman" style:font-name-complex="Times New Roman" fo:language="uk" fo:country="UA"/>
    </style:style>
    <style:style style:name="T3155" style:parent-style-name="Шрифтабзацузазамовчуванням" style:family="text">
      <style:text-properties style:font-name="Times New Roman" style:font-name-complex="Times New Roman" fo:language="uk" fo:country="UA"/>
    </style:style>
    <style:style style:name="T3156" style:parent-style-name="Непропорциональныйтекст" style:family="text">
      <style:text-properties style:font-name="Times New Roman" style:font-name-complex="Times New Roman" fo:language="uk" fo:country="UA"/>
    </style:style>
    <style:style style:name="T3157" style:parent-style-name="Шрифтабзацузазамовчуванням" style:family="text">
      <style:text-properties style:font-name="Times New Roman" style:font-name-complex="Times New Roman" fo:language="uk" fo:country="UA"/>
    </style:style>
    <style:style style:name="T3158" style:parent-style-name="Непропорциональныйтекст" style:family="text">
      <style:text-properties style:font-name="Times New Roman" style:font-name-complex="Times New Roman" fo:language="uk" fo:country="UA"/>
    </style:style>
    <style:style style:name="T3159" style:parent-style-name="Шрифтабзацузазамовчуванням" style:family="text">
      <style:text-properties style:font-name="Times New Roman" style:font-name-complex="Times New Roman" fo:language="uk" fo:country="UA"/>
    </style:style>
    <style:style style:name="T3160" style:parent-style-name="Непропорциональныйтекст" style:family="text">
      <style:text-properties style:font-name="Times New Roman" style:font-name-complex="Times New Roman" fo:language="uk" fo:country="UA"/>
    </style:style>
    <style:style style:name="T3161" style:parent-style-name="Шрифтабзацузазамовчуванням" style:family="text">
      <style:text-properties style:font-name="Times New Roman" style:font-name-complex="Times New Roman" fo:language="uk" fo:country="UA"/>
    </style:style>
    <style:style style:name="P3162" style:parent-style-name="Основнийтекст" style:family="paragraph">
      <style:paragraph-properties fo:text-align="justify" fo:margin-bottom="0in" fo:line-height="100%"/>
      <style:text-properties style:font-name="Times New Roman" style:font-name-complex="Times New Roman" fo:language="uk" fo:country="UA"/>
    </style:style>
    <style:style style:name="P3163"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164"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165"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166"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167"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168"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169"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170"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171"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172"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173"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174"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175" style:parent-style-name="Текствзаданномформате"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fo:language="uk" fo:country="UA"/>
    </style:style>
    <style:style style:name="P3176" style:parent-style-name="Текствзаданномформате" style:family="paragraph">
      <style:paragraph-properties fo:text-align="justify"/>
      <style:text-properties style:font-name="Times New Roman" style:font-name-complex="Times New Roman" fo:font-size="12pt" style:font-size-asian="12pt" style:font-size-complex="12pt" fo:language="uk" fo:country="UA"/>
    </style:style>
    <style:style style:name="P3177" style:parent-style-name="Звичайний" style:family="paragraph">
      <style:paragraph-properties fo:text-align="justify"/>
    </style:style>
    <style:style style:name="T3178" style:parent-style-name="Шрифтабзацузазамовчуванням" style:family="text">
      <style:text-properties style:font-name="Times New Roman" style:font-name-asian="Times New Roman" style:font-name-complex="Times New Roman" fo:color="#0D121C" fo:background-color="#FFFFFF" fo:language="uk" fo:country="UA"/>
    </style:style>
    <style:style style:name="P3179" style:parent-style-name="Звичайний" style:family="paragraph">
      <style:paragraph-properties fo:text-align="justify" fo:margin-left="0in" fo:text-indent="0in" fo:background-color="#FFFFFF">
        <style:tab-stops/>
      </style:paragraph-properties>
    </style:style>
    <style:style style:name="T3180" style:parent-style-name="Шрифтабзацузазамовчуванням" style:family="text">
      <style:text-properties style:font-name="Times New Roman" style:font-name-asian="Times New Roman" style:font-name-complex="Times New Roman" fo:color="#0D121C" fo:background-color="#FFFFFF" fo:language="uk" fo:country="UA"/>
    </style:style>
    <style:style style:name="T3181" style:parent-style-name="Шрифтабзацузазамовчуванням" style:family="text">
      <style:text-properties style:font-name="Times New Roman" style:font-name-asian="Times New Roman" style:font-name-complex="Times New Roman" fo:color="#0D121C" fo:language="uk" fo:country="UA"/>
    </style:style>
    <style:style style:name="P3182" style:parent-style-name="Основнийтекст" style:family="paragraph">
      <style:paragraph-properties fo:text-align="justify" fo:margin-bottom="0in" fo:line-height="100%"/>
    </style:style>
    <style:style style:name="T3183" style:parent-style-name="Шрифтабзацузазамовчуванням" style:family="text">
      <style:text-properties style:font-name="Times New Roman" style:font-name-complex="Times New Roman" fo:language="uk" fo:country="UA"/>
    </style:style>
    <style:style style:name="T3184" style:parent-style-name="Непропорциональныйтекст" style:family="text">
      <style:text-properties style:font-name="Times New Roman" style:font-name-complex="Times New Roman" fo:language="uk" fo:country="UA"/>
    </style:style>
    <style:style style:name="T3185" style:parent-style-name="Шрифтабзацузазамовчуванням" style:family="text">
      <style:text-properties style:font-name="Times New Roman" style:font-name-complex="Times New Roman" fo:language="uk" fo:country="UA"/>
    </style:style>
    <style:style style:name="T3186" style:parent-style-name="Шрифтабзацузазамовчуванням" style:family="text">
      <style:text-properties style:font-name="Times New Roman" style:font-name-complex="Times New Roman" fo:language="en" fo:country="US"/>
    </style:style>
    <style:style style:name="T3187" style:parent-style-name="Шрифтабзацузазамовчуванням" style:family="text">
      <style:text-properties style:font-name="Times New Roman" style:font-name-complex="Times New Roman" fo:language="uk" fo:country="UA"/>
    </style:style>
    <style:style style:name="T3188" style:parent-style-name="Шрифтабзацузазамовчуванням" style:family="text">
      <style:text-properties style:font-name="Times New Roman" style:font-name-complex="Times New Roman" fo:language="uk" fo:country="UA"/>
    </style:style>
    <style:style style:name="T3189" style:parent-style-name="Шрифтабзацузазамовчуванням" style:family="text">
      <style:text-properties style:font-name="Times New Roman" style:font-name-complex="Times New Roman" fo:language="uk" fo:country="UA"/>
    </style:style>
    <style:style style:name="T3190" style:parent-style-name="Шрифтабзацузазамовчуванням" style:family="text">
      <style:text-properties style:font-name="Times New Roman" style:font-name-complex="Times New Roman" fo:language="en" fo:country="US"/>
    </style:style>
    <style:style style:name="T3191" style:parent-style-name="Шрифтабзацузазамовчуванням" style:family="text">
      <style:text-properties style:font-name="Times New Roman" style:font-name-complex="Times New Roman" fo:language="uk" fo:country="UA"/>
    </style:style>
    <style:style style:name="T3192" style:parent-style-name="Шрифтабзацузазамовчуванням" style:family="text">
      <style:text-properties style:font-name="Times New Roman" style:font-name-complex="Times New Roman" fo:language="en" fo:country="US"/>
    </style:style>
    <style:style style:name="T3193" style:parent-style-name="Шрифтабзацузазамовчуванням" style:family="text">
      <style:text-properties style:font-name="Times New Roman" style:font-name-complex="Times New Roman" fo:language="uk" fo:country="UA"/>
    </style:style>
    <style:style style:name="T3194" style:parent-style-name="Шрифтабзацузазамовчуванням" style:family="text">
      <style:text-properties style:font-name="Times New Roman" style:font-name-complex="Times New Roman" fo:language="en" fo:country="US"/>
    </style:style>
    <style:style style:name="T3195" style:parent-style-name="Шрифтабзацузазамовчуванням" style:family="text">
      <style:text-properties style:font-name="Times New Roman" style:font-name-complex="Times New Roman" fo:language="uk" fo:country="UA"/>
    </style:style>
    <style:style style:name="P3196" style:parent-style-name="Заголовок3" style:family="paragraph">
      <style:paragraph-properties fo:text-align="justify" fo:margin-top="0in" fo:margin-bottom="0in"/>
      <style:text-properties style:font-name="Times New Roman" style:font-name-complex="Times New Roman" fo:font-size="12pt" style:font-size-asian="12pt" style:font-size-complex="12pt" fo:language="uk" fo:country="UA"/>
    </style:style>
    <style:style style:name="P3197" style:parent-style-name="Текствзаданномформате" style:family="paragraph">
      <style:paragraph-properties fo:text-align="justify" fo:margin-left="0.5in">
        <style:tab-stops/>
      </style:paragraph-properties>
      <style:text-properties style:font-name="Calibri" style:font-name-complex="Calibri" fo:font-size="12pt" style:font-size-asian="12pt" style:font-size-complex="12pt" fo:language="uk" fo:country="UA"/>
    </style:style>
    <style:style style:name="P3198" style:parent-style-name="Текствзаданномформате" style:family="paragraph">
      <style:paragraph-properties fo:text-align="justify" fo:margin-left="0.5in">
        <style:tab-stops/>
      </style:paragraph-properties>
      <style:text-properties style:font-name="Calibri" style:font-name-complex="Calibri" fo:font-size="12pt" style:font-size-asian="12pt" style:font-size-complex="12pt" fo:language="uk" fo:country="UA"/>
    </style:style>
    <style:style style:name="P3199" style:parent-style-name="Текствзаданномформате" style:family="paragraph">
      <style:paragraph-properties fo:text-align="justify" fo:margin-left="0.5in">
        <style:tab-stops/>
      </style:paragraph-properties>
      <style:text-properties style:font-name="Calibri" style:font-name-complex="Calibri" fo:font-size="12pt" style:font-size-asian="12pt" style:font-size-complex="12pt" fo:language="uk" fo:country="UA"/>
    </style:style>
    <style:style style:name="P3200" style:parent-style-name="Текствзаданномформате" style:family="paragraph">
      <style:paragraph-properties fo:text-align="justify" fo:margin-left="0.5in">
        <style:tab-stops/>
      </style:paragraph-properties>
      <style:text-properties style:font-name="Calibri" style:font-name-complex="Calibri" fo:font-size="12pt" style:font-size-asian="12pt" style:font-size-complex="12pt" fo:language="uk" fo:country="UA"/>
    </style:style>
    <style:style style:name="P3201" style:parent-style-name="Основнийтекст" style:family="paragraph">
      <style:paragraph-properties fo:text-align="justify" fo:margin-bottom="0in" fo:line-height="100%"/>
    </style:style>
    <style:style style:name="T3202" style:parent-style-name="Шрифтабзацузазамовчуванням" style:family="text">
      <style:text-properties style:font-name="Times New Roman" style:font-name-complex="Times New Roman" fo:language="uk" fo:country="UA"/>
    </style:style>
    <style:style style:name="T3203" style:parent-style-name="Непропорциональныйтекст" style:family="text">
      <style:text-properties style:font-name="Times New Roman" style:font-name-complex="Times New Roman" fo:language="uk" fo:country="UA"/>
    </style:style>
    <style:style style:name="T3204" style:parent-style-name="Шрифтабзацузазамовчуванням" style:family="text">
      <style:text-properties style:font-name="Times New Roman" style:font-name-complex="Times New Roman" fo:language="uk" fo:country="UA"/>
    </style:style>
    <style:style style:name="T3205" style:parent-style-name="Непропорциональныйтекст" style:family="text">
      <style:text-properties style:font-name="Times New Roman" style:font-name-complex="Times New Roman" fo:language="uk" fo:country="UA"/>
    </style:style>
    <style:style style:name="T3206" style:parent-style-name="Шрифтабзацузазамовчуванням" style:family="text">
      <style:text-properties style:font-name="Times New Roman" style:font-name-complex="Times New Roman" fo:language="uk" fo:country="UA"/>
    </style:style>
    <style:style style:name="T3207" style:parent-style-name="Шрифтабзацузазамовчуванням" style:family="text">
      <style:text-properties style:font-name="Times New Roman" style:font-name-complex="Times New Roman" fo:language="en" fo:country="US"/>
    </style:style>
    <style:style style:name="T3208" style:parent-style-name="Шрифтабзацузазамовчуванням" style:family="text">
      <style:text-properties style:font-name="Times New Roman" style:font-name-complex="Times New Roman" fo:language="uk" fo:country="UA"/>
    </style:style>
    <style:style style:name="T3209" style:parent-style-name="Шрифтабзацузазамовчуванням" style:family="text">
      <style:text-properties style:font-name="Times New Roman" style:font-name-complex="Times New Roman" fo:language="uk" fo:country="UA"/>
    </style:style>
    <style:style style:name="T3210" style:parent-style-name="Шрифтабзацузазамовчуванням" style:family="text">
      <style:text-properties style:font-name="Times New Roman" style:font-name-complex="Times New Roman" fo:language="uk" fo:country="UA"/>
    </style:style>
    <style:style style:name="T3211" style:parent-style-name="Непропорциональныйтекст" style:family="text">
      <style:text-properties style:font-name="Times New Roman" style:font-name-complex="Times New Roman" fo:language="uk" fo:country="UA"/>
    </style:style>
    <style:style style:name="T3212" style:parent-style-name="Шрифтабзацузазамовчуванням" style:family="text">
      <style:text-properties style:font-name="Times New Roman" style:font-name-complex="Times New Roman" fo:language="uk" fo:country="UA"/>
    </style:style>
    <style:style style:name="T3213" style:parent-style-name="Непропорциональныйтекст" style:family="text">
      <style:text-properties style:font-name="Times New Roman" style:font-name-complex="Times New Roman" fo:language="uk" fo:country="UA"/>
    </style:style>
    <style:style style:name="T3214" style:parent-style-name="Шрифтабзацузазамовчуванням" style:family="text">
      <style:text-properties style:font-name="Times New Roman" style:font-name-complex="Times New Roman" fo:language="uk" fo:country="UA"/>
    </style:style>
    <style:style style:name="T3215" style:parent-style-name="Непропорциональныйтекст" style:family="text">
      <style:text-properties style:font-name="Times New Roman" style:font-name-complex="Times New Roman" fo:language="uk" fo:country="UA"/>
    </style:style>
    <style:style style:name="T3216" style:parent-style-name="Шрифтабзацузазамовчуванням" style:family="text">
      <style:text-properties style:font-name="Times New Roman" style:font-name-complex="Times New Roman" fo:language="uk" fo:country="UA"/>
    </style:style>
    <style:style style:name="T3217" style:parent-style-name="Непропорциональныйтекст" style:family="text">
      <style:text-properties style:font-name="Times New Roman" style:font-name-complex="Times New Roman" fo:language="uk" fo:country="UA"/>
    </style:style>
    <style:style style:name="T3218" style:parent-style-name="Шрифтабзацузазамовчуванням" style:family="text">
      <style:text-properties style:font-name="Times New Roman" style:font-name-complex="Times New Roman" fo:language="uk" fo:country="UA"/>
    </style:style>
    <style:style style:name="T3219" style:parent-style-name="Непропорциональныйтекст" style:family="text">
      <style:text-properties style:font-name="Times New Roman" style:font-name-complex="Times New Roman" fo:language="uk" fo:country="UA"/>
    </style:style>
    <style:style style:name="T3220" style:parent-style-name="Шрифтабзацузазамовчуванням" style:family="text">
      <style:text-properties style:font-name="Times New Roman" style:font-name-complex="Times New Roman" fo:language="uk" fo:country="UA"/>
    </style:style>
    <style:style style:name="T3221" style:parent-style-name="Непропорциональныйтекст" style:family="text">
      <style:text-properties style:font-name="Times New Roman" style:font-name-complex="Times New Roman" fo:language="uk" fo:country="UA"/>
    </style:style>
    <style:style style:name="T3222" style:parent-style-name="Шрифтабзацузазамовчуванням" style:family="text">
      <style:text-properties style:font-name="Times New Roman" style:font-name-complex="Times New Roman" fo:language="uk" fo:country="UA"/>
    </style:style>
    <style:style style:name="P3223" style:parent-style-name="Звичайний" style:family="paragraph">
      <style:paragraph-properties fo:text-align="justify" fo:background-color="#FFFFFF"/>
    </style:style>
    <style:style style:name="T3224" style:parent-style-name="Шрифтабзацузазамовчуванням" style:family="text">
      <style:text-properties style:font-name="Times New Roman" style:font-name-asian="Times New Roman" style:font-name-complex="Times New Roman" fo:color="#0D121C" fo:background-color="#FFFFFF" fo:language="uk" fo:country="UA"/>
    </style:style>
    <style:style style:name="P3225" style:parent-style-name="Звичайний" style:family="paragraph">
      <style:paragraph-properties fo:text-align="justify" fo:background-color="#FFFFFF"/>
    </style:style>
    <style:style style:name="T3226" style:parent-style-name="Шрифтабзацузазамовчуванням" style:family="text">
      <style:text-properties style:font-name="Calibri" style:font-name-asian="Times New Roman" style:font-name-complex="Calibri" fo:background-color="#FFFFFF" fo:language="uk" fo:country="UA"/>
    </style:style>
    <style:style style:name="P3227" style:parent-style-name="Основнийтекст" style:family="paragraph">
      <style:paragraph-properties fo:text-align="justify" fo:margin-bottom="0in" fo:line-height="100%"/>
      <style:text-properties style:font-name="Times New Roman" style:font-name-complex="Times New Roman" fo:language="uk" fo:country="UA"/>
    </style:style>
    <style:style style:name="P3228" style:parent-style-name="Заголовок3" style:family="paragraph">
      <style:paragraph-properties fo:text-align="justify" fo:margin-top="0in" fo:margin-bottom="0in"/>
      <style:text-properties style:font-name="Times New Roman" style:font-name-complex="Times New Roman" fo:font-size="12pt" style:font-size-asian="12pt" style:font-size-complex="12pt" fo:language="uk" fo:country="UA"/>
    </style:style>
    <style:style style:name="P3229"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230"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231"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232"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233"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234" style:parent-style-name="Текствзаданномформате" style:family="paragraph">
      <style:paragraph-properties fo:text-align="justify"/>
    </style:style>
    <style:style style:name="T3235" style:parent-style-name="Шрифтабзацузазамовчуванням" style:family="text">
      <style:text-properties style:font-name="Calibri" style:font-name-complex="Calibri" fo:font-size="12pt" style:font-size-asian="12pt" style:font-size-complex="12pt" fo:language="uk" fo:country="UA"/>
    </style:style>
    <style:style style:name="P3236"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237"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238"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239" style:parent-style-name="Основнийтекст" style:family="paragraph">
      <style:paragraph-properties fo:text-align="justify" fo:margin-bottom="0in" fo:line-height="100%"/>
      <style:text-properties style:font-name="Times New Roman" style:font-name-complex="Times New Roman" fo:language="uk" fo:country="UA"/>
    </style:style>
    <style:style style:name="P3240" style:parent-style-name="Текствзаданномформате" style:family="paragraph">
      <style:paragraph-properties fo:text-align="justify"/>
      <style:text-properties style:font-name="Calibri" style:font-name-complex="Calibri" fo:font-size="12pt" style:font-size-asian="12pt" style:font-size-complex="12pt" fo:language="uk" fo:country="UA"/>
    </style:style>
    <style:style style:name="P3241" style:parent-style-name="Звичайний" style:family="paragraph">
      <style:paragraph-properties fo:text-align="justify" fo:background-color="#FFFFFF"/>
      <style:text-properties style:font-name="Times New Roman" style:font-name-complex="Times New Roman" fo:language="uk" fo:country="UA"/>
    </style:style>
    <style:style style:name="P3242" style:parent-style-name="Звичайний" style:family="paragraph">
      <style:paragraph-properties fo:text-align="justify" fo:margin-left="0in" fo:text-indent="0in" fo:background-color="#FFFFFF">
        <style:tab-stops/>
      </style:paragraph-properties>
    </style:style>
    <style:style style:name="T3243" style:parent-style-name="Шрифтабзацузазамовчуванням" style:family="text">
      <style:text-properties style:font-name="Times New Roman" style:font-name-asian="Times New Roman" style:font-name-complex="Times New Roman" fo:color="#0D121C" fo:background-color="#FFFFFF" fo:language="uk" fo:country="UA"/>
    </style:style>
    <style:style style:name="P3244" style:parent-style-name="Заголовок3" style:family="paragraph">
      <style:paragraph-properties fo:text-align="justify" fo:margin-top="0in" fo:margin-bottom="0in"/>
      <style:text-properties style:font-name="Times New Roman" style:font-name-complex="Times New Roman" fo:font-size="12pt" style:font-size-asian="12pt" style:font-size-complex="12pt" fo:language="uk" fo:country="UA"/>
    </style:style>
    <style:style style:name="P3245" style:parent-style-name="Основнийтекст" style:family="paragraph">
      <style:paragraph-properties fo:text-align="justify" fo:margin-bottom="0in" fo:line-height="100%"/>
    </style:style>
    <style:style style:name="T3246" style:parent-style-name="Шрифтабзацузазамовчуванням" style:family="text">
      <style:text-properties style:font-name="Times New Roman" style:font-name-complex="Times New Roman" fo:language="uk" fo:country="UA"/>
    </style:style>
    <style:style style:name="T3247" style:parent-style-name="Непропорциональныйтекст" style:family="text">
      <style:text-properties style:font-name="Times New Roman" style:font-name-complex="Times New Roman" fo:language="uk" fo:country="UA"/>
    </style:style>
    <style:style style:name="T3248" style:parent-style-name="Шрифтабзацузазамовчуванням" style:family="text">
      <style:text-properties style:font-name="Times New Roman" style:font-name-complex="Times New Roman" fo:language="uk" fo:country="UA"/>
    </style:style>
    <style:style style:name="P3249" style:parent-style-name="Основнийтекст" style:family="paragraph">
      <style:paragraph-properties fo:text-align="justify" fo:margin-bottom="0in" fo:line-height="100%" fo:margin-left="0in" fo:text-indent="0in">
        <style:tab-stops/>
      </style:paragraph-properties>
    </style:style>
    <style:style style:name="T3250" style:parent-style-name="Шрифтабзацузазамовчуванням" style:family="text">
      <style:text-properties style:font-name="Times New Roman" style:font-name-complex="Times New Roman" fo:language="uk" fo:country="UA"/>
    </style:style>
    <style:style style:name="T3251" style:parent-style-name="Шрифтабзацузазамовчуванням" style:family="text">
      <style:text-properties style:font-name="Times New Roman" style:font-name-complex="Times New Roman" fo:language="en" fo:country="US"/>
    </style:style>
    <style:style style:name="T3252" style:parent-style-name="Шрифтабзацузазамовчуванням" style:family="text">
      <style:text-properties style:font-name="Times New Roman" style:font-name-complex="Times New Roman" fo:language="uk" fo:country="UA"/>
    </style:style>
    <style:style style:name="T3253" style:parent-style-name="Шрифтабзацузазамовчуванням" style:family="text">
      <style:text-properties style:font-name="Times New Roman" style:font-name-complex="Times New Roman" fo:language="en" fo:country="US"/>
    </style:style>
    <style:style style:name="T3254" style:parent-style-name="Шрифтабзацузазамовчуванням" style:family="text">
      <style:text-properties style:font-name="Times New Roman" style:font-name-complex="Times New Roman" fo:language="uk" fo:country="UA"/>
    </style:style>
    <style:style style:name="P3255"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3256" style:parent-style-name="Основнийтекст" style:family="paragraph">
      <style:paragraph-properties fo:text-align="justify" fo:margin-bottom="0in" fo:line-height="100%"/>
      <style:text-properties style:font-name="Times New Roman" style:font-name-complex="Times New Roman" fo:font-weight="bold" style:font-weight-asian="bold" style:font-weight-complex="bold" fo:font-size="14pt" style:font-size-asian="14pt" style:font-size-complex="14pt" fo:language="uk" fo:country="UA"/>
    </style:style>
    <style:style style:name="P3257" style:parent-style-name="Основнийтекст" style:family="paragraph">
      <style:paragraph-properties fo:text-align="justify" fo:margin-bottom="0in" fo:line-height="100%"/>
      <style:text-properties style:font-name="Times New Roman" style:font-name-complex="Times New Roman" fo:font-size="14pt" style:font-size-asian="14pt" style:font-size-complex="14pt" fo:language="uk" fo:country="UA"/>
    </style:style>
    <style:style style:name="P325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olumn3260" style:family="table-column">
      <style:table-column-properties style:column-width="1.4215in"/>
    </style:style>
    <style:style style:name="TableColumn3261" style:family="table-column">
      <style:table-column-properties style:column-width="1.4152in"/>
    </style:style>
    <style:style style:name="TableColumn3262" style:family="table-column">
      <style:table-column-properties style:column-width="1.4263in"/>
    </style:style>
    <style:style style:name="TableColumn3263" style:family="table-column">
      <style:table-column-properties style:column-width="1.5805in"/>
    </style:style>
    <style:style style:name="TableColumn3264" style:family="table-column">
      <style:table-column-properties style:column-width="0.8493in"/>
    </style:style>
    <style:style style:name="Table3259" style:family="table">
      <style:table-properties style:width="6.693in" fo:margin-left="0.002in" table:align="left"/>
    </style:style>
    <style:style style:name="TableRow3265" style:family="table-row">
      <style:table-row-properties/>
    </style:style>
    <style:style style:name="TableCell3266" style:family="table-cell">
      <style:table-cell-properties fo:border="0.0069in solid #00000A" style:writing-mode="lr-tb" style:vertical-align="middle" fo:padding-top="0.0194in" fo:padding-left="0.002in" fo:padding-bottom="0.0194in" fo:padding-right="0.0194in"/>
    </style:style>
    <style:style style:name="P3267"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68" style:family="table-cell">
      <style:table-cell-properties fo:border="0.0069in solid #00000A" style:writing-mode="lr-tb" style:vertical-align="middle" fo:padding-top="0.0194in" fo:padding-left="0.002in" fo:padding-bottom="0.0194in" fo:padding-right="0.0194in"/>
    </style:style>
    <style:style style:name="P3269"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70" style:family="table-cell">
      <style:table-cell-properties fo:border="0.0069in solid #00000A" style:writing-mode="lr-tb" style:vertical-align="middle" fo:padding-top="0.0194in" fo:padding-left="0.002in" fo:padding-bottom="0.0194in" fo:padding-right="0.0194in"/>
    </style:style>
    <style:style style:name="P3271"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72" style:family="table-cell">
      <style:table-cell-properties fo:border="0.0069in solid #00000A" style:writing-mode="lr-tb" style:vertical-align="middle" fo:padding-top="0.0194in" fo:padding-left="0.002in" fo:padding-bottom="0.0194in" fo:padding-right="0.0194in"/>
    </style:style>
    <style:style style:name="P3273"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74" style:family="table-cell">
      <style:table-cell-properties fo:border="0.0069in solid #00000A" style:writing-mode="lr-tb" style:vertical-align="middle" fo:padding-top="0.0194in" fo:padding-left="0.002in" fo:padding-bottom="0.0194in" fo:padding-right="0.0194in"/>
    </style:style>
    <style:style style:name="P3275"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Row3276" style:family="table-row">
      <style:table-row-properties/>
    </style:style>
    <style:style style:name="TableCell3277" style:family="table-cell">
      <style:table-cell-properties fo:border="0.0069in solid #00000A" style:writing-mode="lr-tb" style:vertical-align="middle" fo:padding-top="0.0194in" fo:padding-left="0.002in" fo:padding-bottom="0.0194in" fo:padding-right="0.0194in"/>
    </style:style>
    <style:style style:name="P3278"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79" style:family="table-cell">
      <style:table-cell-properties fo:border="0.0069in solid #00000A" style:writing-mode="lr-tb" style:vertical-align="middle" fo:padding-top="0.0194in" fo:padding-left="0.002in" fo:padding-bottom="0.0194in" fo:padding-right="0.0194in"/>
    </style:style>
    <style:style style:name="P3280" style:parent-style-name="Содержимоетаблицы" style:family="paragraph">
      <style:paragraph-properties fo:text-align="justify"/>
    </style:style>
    <style:style style:name="T3281"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28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283" style:family="table-cell">
      <style:table-cell-properties fo:border="0.0069in solid #00000A" style:writing-mode="lr-tb" style:vertical-align="middle" fo:padding-top="0.0194in" fo:padding-left="0.002in" fo:padding-bottom="0.0194in" fo:padding-right="0.0194in"/>
    </style:style>
    <style:style style:name="P3284"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85" style:family="table-cell">
      <style:table-cell-properties fo:border="0.0069in solid #00000A" style:writing-mode="lr-tb" style:vertical-align="middle" fo:padding-top="0.0194in" fo:padding-left="0.002in" fo:padding-bottom="0.0194in" fo:padding-right="0.0194in"/>
    </style:style>
    <style:style style:name="P3286"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87" style:family="table-cell">
      <style:table-cell-properties fo:border="0.0069in solid #00000A" style:writing-mode="lr-tb" style:vertical-align="middle" fo:padding-top="0.0194in" fo:padding-left="0.002in" fo:padding-bottom="0.0194in" fo:padding-right="0.0194in"/>
    </style:style>
    <style:style style:name="P3288" style:parent-style-name="Содержимоетаблицы" style:family="paragraph">
      <style:paragraph-properties fo:text-align="justify"/>
    </style:style>
    <style:style style:name="T3289"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ableRow3290" style:family="table-row">
      <style:table-row-properties/>
    </style:style>
    <style:style style:name="P329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92" style:family="table-cell">
      <style:table-cell-properties fo:border="0.0069in solid #00000A" style:writing-mode="lr-tb" style:vertical-align="middle" fo:padding-top="0.0194in" fo:padding-left="0.002in" fo:padding-bottom="0.0194in" fo:padding-right="0.0194in"/>
    </style:style>
    <style:style style:name="P3293" style:parent-style-name="Содержимоетаблицы" style:family="paragraph">
      <style:paragraph-properties fo:text-align="justify"/>
    </style:style>
    <style:style style:name="T329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29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296" style:family="table-cell">
      <style:table-cell-properties fo:border="0.0069in solid #00000A" style:writing-mode="lr-tb" style:vertical-align="middle" fo:padding-top="0.0194in" fo:padding-left="0.002in" fo:padding-bottom="0.0194in" fo:padding-right="0.0194in"/>
    </style:style>
    <style:style style:name="P3297"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98" style:family="table-cell">
      <style:table-cell-properties fo:border="0.0069in solid #00000A" style:writing-mode="lr-tb" style:vertical-align="middle" fo:padding-top="0.0194in" fo:padding-left="0.002in" fo:padding-bottom="0.0194in" fo:padding-right="0.0194in"/>
    </style:style>
    <style:style style:name="P3299"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00" style:family="table-cell">
      <style:table-cell-properties fo:border="0.0069in solid #00000A" style:writing-mode="lr-tb" style:vertical-align="middle" fo:padding-top="0.0194in" fo:padding-left="0.002in" fo:padding-bottom="0.0194in" fo:padding-right="0.0194in"/>
    </style:style>
    <style:style style:name="P3301" style:parent-style-name="Содержимоетаблицы" style:family="paragraph">
      <style:paragraph-properties fo:text-align="justify"/>
    </style:style>
    <style:style style:name="T330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0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304" style:family="table-row">
      <style:table-row-properties/>
    </style:style>
    <style:style style:name="P330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06" style:family="table-cell">
      <style:table-cell-properties fo:border="0.0069in solid #00000A" style:writing-mode="lr-tb" style:vertical-align="middle" fo:padding-top="0.0194in" fo:padding-left="0.002in" fo:padding-bottom="0.0194in" fo:padding-right="0.0194in"/>
    </style:style>
    <style:style style:name="P3307" style:parent-style-name="Содержимоетаблицы" style:family="paragraph">
      <style:paragraph-properties fo:text-align="justify"/>
    </style:style>
    <style:style style:name="T330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0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310" style:family="table-cell">
      <style:table-cell-properties fo:border="0.0069in solid #00000A" style:writing-mode="lr-tb" style:vertical-align="middle" fo:padding-top="0.0194in" fo:padding-left="0.002in" fo:padding-bottom="0.0194in" fo:padding-right="0.0194in"/>
    </style:style>
    <style:style style:name="P3311"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12" style:family="table-cell">
      <style:table-cell-properties fo:border="0.0069in solid #00000A" style:writing-mode="lr-tb" style:vertical-align="middle" fo:padding-top="0.0194in" fo:padding-left="0.002in" fo:padding-bottom="0.0194in" fo:padding-right="0.0194in"/>
    </style:style>
    <style:style style:name="P3313"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14" style:family="table-cell">
      <style:table-cell-properties fo:border="0.0069in solid #00000A" style:writing-mode="lr-tb" style:vertical-align="middle" fo:padding-top="0.0194in" fo:padding-left="0.002in" fo:padding-bottom="0.0194in" fo:padding-right="0.0194in"/>
    </style:style>
    <style:style style:name="P3315" style:parent-style-name="Содержимоетаблицы" style:family="paragraph">
      <style:paragraph-properties fo:text-align="justify"/>
    </style:style>
    <style:style style:name="T331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1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318" style:family="table-row">
      <style:table-row-properties/>
    </style:style>
    <style:style style:name="P331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20" style:family="table-cell">
      <style:table-cell-properties fo:border="0.0069in solid #00000A" style:writing-mode="lr-tb" style:vertical-align="middle" fo:padding-top="0.0194in" fo:padding-left="0.002in" fo:padding-bottom="0.0194in" fo:padding-right="0.0194in"/>
    </style:style>
    <style:style style:name="P3321" style:parent-style-name="Содержимоетаблицы" style:family="paragraph">
      <style:paragraph-properties fo:text-align="justify"/>
    </style:style>
    <style:style style:name="T332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2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324" style:family="table-cell">
      <style:table-cell-properties fo:border="0.0069in solid #00000A" style:writing-mode="lr-tb" style:vertical-align="middle" fo:padding-top="0.0194in" fo:padding-left="0.002in" fo:padding-bottom="0.0194in" fo:padding-right="0.0194in"/>
    </style:style>
    <style:style style:name="P3325"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26" style:family="table-cell">
      <style:table-cell-properties fo:border="0.0069in solid #00000A" style:writing-mode="lr-tb" style:vertical-align="middle" fo:padding-top="0.0194in" fo:padding-left="0.002in" fo:padding-bottom="0.0194in" fo:padding-right="0.0194in"/>
    </style:style>
    <style:style style:name="P3327"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28" style:family="table-cell">
      <style:table-cell-properties fo:border="0.0069in solid #00000A" style:writing-mode="lr-tb" style:vertical-align="middle" fo:padding-top="0.0194in" fo:padding-left="0.002in" fo:padding-bottom="0.0194in" fo:padding-right="0.0194in"/>
    </style:style>
    <style:style style:name="P3329" style:parent-style-name="Содержимоетаблицы" style:family="paragraph">
      <style:paragraph-properties fo:text-align="justify"/>
    </style:style>
    <style:style style:name="T333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3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332" style:family="table-row">
      <style:table-row-properties/>
    </style:style>
    <style:style style:name="P333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34" style:family="table-cell">
      <style:table-cell-properties fo:border="0.0069in solid #00000A" style:writing-mode="lr-tb" style:vertical-align="middle" fo:padding-top="0.0194in" fo:padding-left="0.002in" fo:padding-bottom="0.0194in" fo:padding-right="0.0194in"/>
    </style:style>
    <style:style style:name="P3335" style:parent-style-name="Содержимоетаблицы" style:family="paragraph">
      <style:paragraph-properties fo:text-align="justify"/>
    </style:style>
    <style:style style:name="T333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3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338" style:family="table-cell">
      <style:table-cell-properties fo:border="0.0069in solid #00000A" style:writing-mode="lr-tb" style:vertical-align="middle" fo:padding-top="0.0194in" fo:padding-left="0.002in" fo:padding-bottom="0.0194in" fo:padding-right="0.0194in"/>
    </style:style>
    <style:style style:name="P3339"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40" style:family="table-cell">
      <style:table-cell-properties fo:border="0.0069in solid #00000A" style:writing-mode="lr-tb" style:vertical-align="middle" fo:padding-top="0.0194in" fo:padding-left="0.002in" fo:padding-bottom="0.0194in" fo:padding-right="0.0194in"/>
    </style:style>
    <style:style style:name="P3341"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42" style:family="table-cell">
      <style:table-cell-properties fo:border="0.0069in solid #00000A" style:writing-mode="lr-tb" style:vertical-align="middle" fo:padding-top="0.0194in" fo:padding-left="0.002in" fo:padding-bottom="0.0194in" fo:padding-right="0.0194in"/>
    </style:style>
    <style:style style:name="P3343" style:parent-style-name="Содержимоетаблицы" style:family="paragraph">
      <style:paragraph-properties fo:text-align="justify"/>
    </style:style>
    <style:style style:name="T334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4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346" style:family="table-row">
      <style:table-row-properties/>
    </style:style>
    <style:style style:name="P334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48" style:family="table-cell">
      <style:table-cell-properties fo:border="0.0069in solid #00000A" style:writing-mode="lr-tb" style:vertical-align="middle" fo:padding-top="0.0194in" fo:padding-left="0.002in" fo:padding-bottom="0.0194in" fo:padding-right="0.0194in"/>
    </style:style>
    <style:style style:name="P3349" style:parent-style-name="Содержимоетаблицы" style:family="paragraph">
      <style:paragraph-properties fo:text-align="justify"/>
    </style:style>
    <style:style style:name="T335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5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352" style:family="table-cell">
      <style:table-cell-properties fo:border="0.0069in solid #00000A" style:writing-mode="lr-tb" style:vertical-align="middle" fo:padding-top="0.0194in" fo:padding-left="0.002in" fo:padding-bottom="0.0194in" fo:padding-right="0.0194in"/>
    </style:style>
    <style:style style:name="P3353"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54" style:family="table-cell">
      <style:table-cell-properties fo:border="0.0069in solid #00000A" style:writing-mode="lr-tb" style:vertical-align="middle" fo:padding-top="0.0194in" fo:padding-left="0.002in" fo:padding-bottom="0.0194in" fo:padding-right="0.0194in"/>
    </style:style>
    <style:style style:name="P3355"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56" style:family="table-cell">
      <style:table-cell-properties fo:border="0.0069in solid #00000A" style:writing-mode="lr-tb" style:vertical-align="middle" fo:padding-top="0.0194in" fo:padding-left="0.002in" fo:padding-bottom="0.0194in" fo:padding-right="0.0194in"/>
    </style:style>
    <style:style style:name="P3357" style:parent-style-name="Содержимоетаблицы" style:family="paragraph">
      <style:paragraph-properties fo:text-align="justify"/>
    </style:style>
    <style:style style:name="T335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5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360" style:family="table-row">
      <style:table-row-properties/>
    </style:style>
    <style:style style:name="TableCell3361" style:family="table-cell">
      <style:table-cell-properties fo:border="0.0069in solid #00000A" style:writing-mode="lr-tb" style:vertical-align="middle" fo:padding-top="0.0194in" fo:padding-left="0.002in" fo:padding-bottom="0.0194in" fo:padding-right="0.0194in"/>
    </style:style>
    <style:style style:name="P3362"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63" style:family="table-cell">
      <style:table-cell-properties fo:border="0.0069in solid #00000A" style:writing-mode="lr-tb" style:vertical-align="middle" fo:padding-top="0.0194in" fo:padding-left="0.002in" fo:padding-bottom="0.0194in" fo:padding-right="0.0194in"/>
    </style:style>
    <style:style style:name="P3364" style:parent-style-name="Содержимоетаблицы" style:family="paragraph">
      <style:paragraph-properties fo:text-align="justify"/>
    </style:style>
    <style:style style:name="T3365"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6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367" style:family="table-cell">
      <style:table-cell-properties fo:border="0.0069in solid #00000A" style:writing-mode="lr-tb" style:vertical-align="middle" fo:padding-top="0.0194in" fo:padding-left="0.002in" fo:padding-bottom="0.0194in" fo:padding-right="0.0194in"/>
    </style:style>
    <style:style style:name="P3368"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69" style:family="table-cell">
      <style:table-cell-properties fo:border="0.0069in solid #00000A" style:writing-mode="lr-tb" style:vertical-align="middle" fo:padding-top="0.0194in" fo:padding-left="0.002in" fo:padding-bottom="0.0194in" fo:padding-right="0.0194in"/>
    </style:style>
    <style:style style:name="P3370"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71" style:family="table-cell">
      <style:table-cell-properties fo:border="0.0069in solid #00000A" style:writing-mode="lr-tb" style:vertical-align="middle" fo:padding-top="0.0194in" fo:padding-left="0.002in" fo:padding-bottom="0.0194in" fo:padding-right="0.0194in"/>
    </style:style>
    <style:style style:name="P3372" style:parent-style-name="Содержимоетаблицы" style:family="paragraph">
      <style:paragraph-properties fo:text-align="justify"/>
    </style:style>
    <style:style style:name="T3373"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7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375" style:family="table-row">
      <style:table-row-properties/>
    </style:style>
    <style:style style:name="P337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77" style:family="table-cell">
      <style:table-cell-properties fo:border="0.0069in solid #00000A" style:writing-mode="lr-tb" style:vertical-align="middle" fo:padding-top="0.0194in" fo:padding-left="0.002in" fo:padding-bottom="0.0194in" fo:padding-right="0.0194in"/>
    </style:style>
    <style:style style:name="P3378" style:parent-style-name="Содержимоетаблицы" style:family="paragraph">
      <style:paragraph-properties fo:text-align="justify"/>
    </style:style>
    <style:style style:name="T3379"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8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381" style:family="table-cell">
      <style:table-cell-properties fo:border="0.0069in solid #00000A" style:writing-mode="lr-tb" style:vertical-align="middle" fo:padding-top="0.0194in" fo:padding-left="0.002in" fo:padding-bottom="0.0194in" fo:padding-right="0.0194in"/>
    </style:style>
    <style:style style:name="P3382"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83" style:family="table-cell">
      <style:table-cell-properties fo:border="0.0069in solid #00000A" style:writing-mode="lr-tb" style:vertical-align="middle" fo:padding-top="0.0194in" fo:padding-left="0.002in" fo:padding-bottom="0.0194in" fo:padding-right="0.0194in"/>
    </style:style>
    <style:style style:name="P3384"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85" style:family="table-cell">
      <style:table-cell-properties fo:border="0.0069in solid #00000A" style:writing-mode="lr-tb" style:vertical-align="middle" fo:padding-top="0.0194in" fo:padding-left="0.002in" fo:padding-bottom="0.0194in" fo:padding-right="0.0194in"/>
    </style:style>
    <style:style style:name="P3386" style:parent-style-name="Содержимоетаблицы" style:family="paragraph">
      <style:paragraph-properties fo:text-align="justify"/>
    </style:style>
    <style:style style:name="T3387"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8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389" style:family="table-row">
      <style:table-row-properties/>
    </style:style>
    <style:style style:name="P339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91" style:family="table-cell">
      <style:table-cell-properties fo:border="0.0069in solid #00000A" style:writing-mode="lr-tb" style:vertical-align="middle" fo:padding-top="0.0194in" fo:padding-left="0.002in" fo:padding-bottom="0.0194in" fo:padding-right="0.0194in"/>
    </style:style>
    <style:style style:name="P3392" style:parent-style-name="Содержимоетаблицы" style:family="paragraph">
      <style:paragraph-properties fo:text-align="justify"/>
    </style:style>
    <style:style style:name="T3393"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39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395" style:family="table-cell">
      <style:table-cell-properties fo:border="0.0069in solid #00000A" style:writing-mode="lr-tb" style:vertical-align="middle" fo:padding-top="0.0194in" fo:padding-left="0.002in" fo:padding-bottom="0.0194in" fo:padding-right="0.0194in"/>
    </style:style>
    <style:style style:name="P3396"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97" style:family="table-cell">
      <style:table-cell-properties fo:border="0.0069in solid #00000A" style:writing-mode="lr-tb" style:vertical-align="middle" fo:padding-top="0.0194in" fo:padding-left="0.002in" fo:padding-bottom="0.0194in" fo:padding-right="0.0194in"/>
    </style:style>
    <style:style style:name="P3398"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99" style:family="table-cell">
      <style:table-cell-properties fo:border="0.0069in solid #00000A" style:writing-mode="lr-tb" style:vertical-align="middle" fo:padding-top="0.0194in" fo:padding-left="0.002in" fo:padding-bottom="0.0194in" fo:padding-right="0.0194in"/>
    </style:style>
    <style:style style:name="P3400" style:parent-style-name="Содержимоетаблицы" style:family="paragraph">
      <style:paragraph-properties fo:text-align="justify"/>
    </style:style>
    <style:style style:name="T3401"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0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403" style:family="table-row">
      <style:table-row-properties/>
    </style:style>
    <style:style style:name="TableCell3404" style:family="table-cell">
      <style:table-cell-properties fo:border="0.0069in solid #00000A" style:writing-mode="lr-tb" style:vertical-align="middle" fo:padding-top="0.0194in" fo:padding-left="0.002in" fo:padding-bottom="0.0194in" fo:padding-right="0.0194in"/>
    </style:style>
    <style:style style:name="P3405"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06" style:family="table-cell">
      <style:table-cell-properties fo:border="0.0069in solid #00000A" style:writing-mode="lr-tb" style:vertical-align="middle" fo:padding-top="0.0194in" fo:padding-left="0.002in" fo:padding-bottom="0.0194in" fo:padding-right="0.0194in"/>
    </style:style>
    <style:style style:name="P3407" style:parent-style-name="Содержимоетаблицы" style:family="paragraph">
      <style:paragraph-properties fo:text-align="justify"/>
    </style:style>
    <style:style style:name="T340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0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410" style:family="table-cell">
      <style:table-cell-properties fo:border="0.0069in solid #00000A" style:writing-mode="lr-tb" style:vertical-align="middle" fo:padding-top="0.0194in" fo:padding-left="0.002in" fo:padding-bottom="0.0194in" fo:padding-right="0.0194in"/>
    </style:style>
    <style:style style:name="P3411"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12" style:family="table-cell">
      <style:table-cell-properties fo:border="0.0069in solid #00000A" style:writing-mode="lr-tb" style:vertical-align="middle" fo:padding-top="0.0194in" fo:padding-left="0.002in" fo:padding-bottom="0.0194in" fo:padding-right="0.0194in"/>
    </style:style>
    <style:style style:name="P3413"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14" style:family="table-cell">
      <style:table-cell-properties fo:border="0.0069in solid #00000A" style:writing-mode="lr-tb" style:vertical-align="middle" fo:padding-top="0.0194in" fo:padding-left="0.002in" fo:padding-bottom="0.0194in" fo:padding-right="0.0194in"/>
    </style:style>
    <style:style style:name="P3415" style:parent-style-name="Содержимоетаблицы" style:family="paragraph">
      <style:paragraph-properties fo:text-align="justify"/>
    </style:style>
    <style:style style:name="T341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1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418" style:family="table-row">
      <style:table-row-properties/>
    </style:style>
    <style:style style:name="P341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20" style:family="table-cell">
      <style:table-cell-properties fo:border="0.0069in solid #00000A" style:writing-mode="lr-tb" style:vertical-align="middle" fo:padding-top="0.0194in" fo:padding-left="0.002in" fo:padding-bottom="0.0194in" fo:padding-right="0.0194in"/>
    </style:style>
    <style:style style:name="P3421" style:parent-style-name="Содержимоетаблицы" style:family="paragraph">
      <style:paragraph-properties fo:text-align="justify"/>
    </style:style>
    <style:style style:name="T342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2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424" style:family="table-cell">
      <style:table-cell-properties fo:border="0.0069in solid #00000A" style:writing-mode="lr-tb" style:vertical-align="middle" fo:padding-top="0.0194in" fo:padding-left="0.002in" fo:padding-bottom="0.0194in" fo:padding-right="0.0194in"/>
    </style:style>
    <style:style style:name="P3425"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26" style:family="table-cell">
      <style:table-cell-properties fo:border="0.0069in solid #00000A" style:writing-mode="lr-tb" style:vertical-align="middle" fo:padding-top="0.0194in" fo:padding-left="0.002in" fo:padding-bottom="0.0194in" fo:padding-right="0.0194in"/>
    </style:style>
    <style:style style:name="P3427"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28" style:family="table-cell">
      <style:table-cell-properties fo:border="0.0069in solid #00000A" style:writing-mode="lr-tb" style:vertical-align="middle" fo:padding-top="0.0194in" fo:padding-left="0.002in" fo:padding-bottom="0.0194in" fo:padding-right="0.0194in"/>
    </style:style>
    <style:style style:name="P3429" style:parent-style-name="Содержимоетаблицы" style:family="paragraph">
      <style:paragraph-properties fo:text-align="justify"/>
    </style:style>
    <style:style style:name="T343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3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432" style:family="table-row">
      <style:table-row-properties/>
    </style:style>
    <style:style style:name="P343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34" style:family="table-cell">
      <style:table-cell-properties fo:border="0.0069in solid #00000A" style:writing-mode="lr-tb" style:vertical-align="middle" fo:padding-top="0.0194in" fo:padding-left="0.002in" fo:padding-bottom="0.0194in" fo:padding-right="0.0194in"/>
    </style:style>
    <style:style style:name="P3435" style:parent-style-name="Содержимоетаблицы" style:family="paragraph">
      <style:paragraph-properties fo:text-align="justify"/>
    </style:style>
    <style:style style:name="T343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3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438" style:family="table-cell">
      <style:table-cell-properties fo:border="0.0069in solid #00000A" style:writing-mode="lr-tb" style:vertical-align="middle" fo:padding-top="0.0194in" fo:padding-left="0.002in" fo:padding-bottom="0.0194in" fo:padding-right="0.0194in"/>
    </style:style>
    <style:style style:name="P3439"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40" style:family="table-cell">
      <style:table-cell-properties fo:border="0.0069in solid #00000A" style:writing-mode="lr-tb" style:vertical-align="middle" fo:padding-top="0.0194in" fo:padding-left="0.002in" fo:padding-bottom="0.0194in" fo:padding-right="0.0194in"/>
    </style:style>
    <style:style style:name="P3441"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42" style:family="table-cell">
      <style:table-cell-properties fo:border="0.0069in solid #00000A" style:writing-mode="lr-tb" style:vertical-align="middle" fo:padding-top="0.0194in" fo:padding-left="0.002in" fo:padding-bottom="0.0194in" fo:padding-right="0.0194in"/>
    </style:style>
    <style:style style:name="P3443" style:parent-style-name="Содержимоетаблицы" style:family="paragraph">
      <style:paragraph-properties fo:text-align="justify"/>
    </style:style>
    <style:style style:name="T344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4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446" style:family="table-row">
      <style:table-row-properties/>
    </style:style>
    <style:style style:name="P344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48" style:family="table-cell">
      <style:table-cell-properties fo:border="0.0069in solid #00000A" style:writing-mode="lr-tb" style:vertical-align="middle" fo:padding-top="0.0194in" fo:padding-left="0.002in" fo:padding-bottom="0.0194in" fo:padding-right="0.0194in"/>
    </style:style>
    <style:style style:name="P3449" style:parent-style-name="Содержимоетаблицы" style:family="paragraph">
      <style:paragraph-properties fo:text-align="justify"/>
    </style:style>
    <style:style style:name="T345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5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452" style:family="table-cell">
      <style:table-cell-properties fo:border="0.0069in solid #00000A" style:writing-mode="lr-tb" style:vertical-align="middle" fo:padding-top="0.0194in" fo:padding-left="0.002in" fo:padding-bottom="0.0194in" fo:padding-right="0.0194in"/>
    </style:style>
    <style:style style:name="P3453"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54" style:family="table-cell">
      <style:table-cell-properties fo:border="0.0069in solid #00000A" style:writing-mode="lr-tb" style:vertical-align="middle" fo:padding-top="0.0194in" fo:padding-left="0.002in" fo:padding-bottom="0.0194in" fo:padding-right="0.0194in"/>
    </style:style>
    <style:style style:name="P3455"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56" style:family="table-cell">
      <style:table-cell-properties fo:border="0.0069in solid #00000A" style:writing-mode="lr-tb" style:vertical-align="middle" fo:padding-top="0.0194in" fo:padding-left="0.002in" fo:padding-bottom="0.0194in" fo:padding-right="0.0194in"/>
    </style:style>
    <style:style style:name="P3457" style:parent-style-name="Содержимоетаблицы" style:family="paragraph">
      <style:paragraph-properties fo:text-align="justify"/>
    </style:style>
    <style:style style:name="T345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5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460" style:family="table-row">
      <style:table-row-properties/>
    </style:style>
    <style:style style:name="P346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62" style:family="table-cell">
      <style:table-cell-properties fo:border="0.0069in solid #00000A" style:writing-mode="lr-tb" style:vertical-align="middle" fo:padding-top="0.0194in" fo:padding-left="0.002in" fo:padding-bottom="0.0194in" fo:padding-right="0.0194in"/>
    </style:style>
    <style:style style:name="P3463" style:parent-style-name="Содержимоетаблицы" style:family="paragraph">
      <style:paragraph-properties fo:text-align="justify"/>
    </style:style>
    <style:style style:name="T346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6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466" style:family="table-cell">
      <style:table-cell-properties fo:border="0.0069in solid #00000A" style:writing-mode="lr-tb" style:vertical-align="middle" fo:padding-top="0.0194in" fo:padding-left="0.002in" fo:padding-bottom="0.0194in" fo:padding-right="0.0194in"/>
    </style:style>
    <style:style style:name="P3467"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68" style:family="table-cell">
      <style:table-cell-properties fo:border="0.0069in solid #00000A" style:writing-mode="lr-tb" style:vertical-align="middle" fo:padding-top="0.0194in" fo:padding-left="0.002in" fo:padding-bottom="0.0194in" fo:padding-right="0.0194in"/>
    </style:style>
    <style:style style:name="P3469"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70" style:family="table-cell">
      <style:table-cell-properties fo:border="0.0069in solid #00000A" style:writing-mode="lr-tb" style:vertical-align="middle" fo:padding-top="0.0194in" fo:padding-left="0.002in" fo:padding-bottom="0.0194in" fo:padding-right="0.0194in"/>
    </style:style>
    <style:style style:name="P3471" style:parent-style-name="Содержимоетаблицы" style:family="paragraph">
      <style:paragraph-properties fo:text-align="justify"/>
    </style:style>
    <style:style style:name="T347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7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474" style:family="table-row">
      <style:table-row-properties/>
    </style:style>
    <style:style style:name="P347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76" style:family="table-cell">
      <style:table-cell-properties fo:border="0.0069in solid #00000A" style:writing-mode="lr-tb" style:vertical-align="middle" fo:padding-top="0.0194in" fo:padding-left="0.002in" fo:padding-bottom="0.0194in" fo:padding-right="0.0194in"/>
    </style:style>
    <style:style style:name="P3477" style:parent-style-name="Содержимоетаблицы" style:family="paragraph">
      <style:paragraph-properties fo:text-align="justify"/>
    </style:style>
    <style:style style:name="T347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7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480" style:family="table-cell">
      <style:table-cell-properties fo:border="0.0069in solid #00000A" style:writing-mode="lr-tb" style:vertical-align="middle" fo:padding-top="0.0194in" fo:padding-left="0.002in" fo:padding-bottom="0.0194in" fo:padding-right="0.0194in"/>
    </style:style>
    <style:style style:name="P3481"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82" style:family="table-cell">
      <style:table-cell-properties fo:border="0.0069in solid #00000A" style:writing-mode="lr-tb" style:vertical-align="middle" fo:padding-top="0.0194in" fo:padding-left="0.002in" fo:padding-bottom="0.0194in" fo:padding-right="0.0194in"/>
    </style:style>
    <style:style style:name="P3483"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84" style:family="table-cell">
      <style:table-cell-properties fo:border="0.0069in solid #00000A" style:writing-mode="lr-tb" style:vertical-align="middle" fo:padding-top="0.0194in" fo:padding-left="0.002in" fo:padding-bottom="0.0194in" fo:padding-right="0.0194in"/>
    </style:style>
    <style:style style:name="P3485" style:parent-style-name="Содержимоетаблицы" style:family="paragraph">
      <style:paragraph-properties fo:text-align="justify"/>
    </style:style>
    <style:style style:name="T348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8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488" style:family="table-row">
      <style:table-row-properties/>
    </style:style>
    <style:style style:name="TableCell3489" style:family="table-cell">
      <style:table-cell-properties fo:border="0.0069in solid #00000A" style:writing-mode="lr-tb" style:vertical-align="middle" fo:padding-top="0.0194in" fo:padding-left="0.002in" fo:padding-bottom="0.0194in" fo:padding-right="0.0194in"/>
    </style:style>
    <style:style style:name="P3490"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91" style:family="table-cell">
      <style:table-cell-properties fo:border="0.0069in solid #00000A" style:writing-mode="lr-tb" style:vertical-align="middle" fo:padding-top="0.0194in" fo:padding-left="0.002in" fo:padding-bottom="0.0194in" fo:padding-right="0.0194in"/>
    </style:style>
    <style:style style:name="P3492" style:parent-style-name="Содержимоетаблицы" style:family="paragraph">
      <style:paragraph-properties fo:text-align="justify"/>
    </style:style>
    <style:style style:name="T3493"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49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495" style:family="table-cell">
      <style:table-cell-properties fo:border="0.0069in solid #00000A" style:writing-mode="lr-tb" style:vertical-align="middle" fo:padding-top="0.0194in" fo:padding-left="0.002in" fo:padding-bottom="0.0194in" fo:padding-right="0.0194in"/>
    </style:style>
    <style:style style:name="P3496"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97" style:family="table-cell">
      <style:table-cell-properties fo:border="0.0069in solid #00000A" style:writing-mode="lr-tb" style:vertical-align="middle" fo:padding-top="0.0194in" fo:padding-left="0.002in" fo:padding-bottom="0.0194in" fo:padding-right="0.0194in"/>
    </style:style>
    <style:style style:name="P3498"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99" style:family="table-cell">
      <style:table-cell-properties fo:border="0.0069in solid #00000A" style:writing-mode="lr-tb" style:vertical-align="middle" fo:padding-top="0.0194in" fo:padding-left="0.002in" fo:padding-bottom="0.0194in" fo:padding-right="0.0194in"/>
    </style:style>
    <style:style style:name="P3500" style:parent-style-name="Содержимоетаблицы" style:family="paragraph">
      <style:paragraph-properties fo:text-align="justify"/>
    </style:style>
    <style:style style:name="T3501"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0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503" style:family="table-row">
      <style:table-row-properties/>
    </style:style>
    <style:style style:name="P350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05" style:family="table-cell">
      <style:table-cell-properties fo:border="0.0069in solid #00000A" style:writing-mode="lr-tb" style:vertical-align="middle" fo:padding-top="0.0194in" fo:padding-left="0.002in" fo:padding-bottom="0.0194in" fo:padding-right="0.0194in"/>
    </style:style>
    <style:style style:name="P3506" style:parent-style-name="Содержимоетаблицы" style:family="paragraph">
      <style:paragraph-properties fo:text-align="justify"/>
    </style:style>
    <style:style style:name="T3507"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0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509" style:family="table-cell">
      <style:table-cell-properties fo:border="0.0069in solid #00000A" style:writing-mode="lr-tb" style:vertical-align="middle" fo:padding-top="0.0194in" fo:padding-left="0.002in" fo:padding-bottom="0.0194in" fo:padding-right="0.0194in"/>
    </style:style>
    <style:style style:name="P3510"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11" style:family="table-cell">
      <style:table-cell-properties fo:border="0.0069in solid #00000A" style:writing-mode="lr-tb" style:vertical-align="middle" fo:padding-top="0.0194in" fo:padding-left="0.002in" fo:padding-bottom="0.0194in" fo:padding-right="0.0194in"/>
    </style:style>
    <style:style style:name="P3512"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13" style:family="table-cell">
      <style:table-cell-properties fo:border="0.0069in solid #00000A" style:writing-mode="lr-tb" style:vertical-align="middle" fo:padding-top="0.0194in" fo:padding-left="0.002in" fo:padding-bottom="0.0194in" fo:padding-right="0.0194in"/>
    </style:style>
    <style:style style:name="P3514" style:parent-style-name="Содержимоетаблицы" style:family="paragraph">
      <style:paragraph-properties fo:text-align="justify"/>
    </style:style>
    <style:style style:name="T3515"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1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517" style:family="table-row">
      <style:table-row-properties/>
    </style:style>
    <style:style style:name="P351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19" style:family="table-cell">
      <style:table-cell-properties fo:border="0.0069in solid #00000A" style:writing-mode="lr-tb" style:vertical-align="middle" fo:padding-top="0.0194in" fo:padding-left="0.002in" fo:padding-bottom="0.0194in" fo:padding-right="0.0194in"/>
    </style:style>
    <style:style style:name="P3520" style:parent-style-name="Содержимоетаблицы" style:family="paragraph">
      <style:paragraph-properties fo:text-align="justify"/>
    </style:style>
    <style:style style:name="T3521"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2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523" style:family="table-cell">
      <style:table-cell-properties fo:border="0.0069in solid #00000A" style:writing-mode="lr-tb" style:vertical-align="middle" fo:padding-top="0.0194in" fo:padding-left="0.002in" fo:padding-bottom="0.0194in" fo:padding-right="0.0194in"/>
    </style:style>
    <style:style style:name="P3524"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25" style:family="table-cell">
      <style:table-cell-properties fo:border="0.0069in solid #00000A" style:writing-mode="lr-tb" style:vertical-align="middle" fo:padding-top="0.0194in" fo:padding-left="0.002in" fo:padding-bottom="0.0194in" fo:padding-right="0.0194in"/>
    </style:style>
    <style:style style:name="P3526"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27" style:family="table-cell">
      <style:table-cell-properties fo:border="0.0069in solid #00000A" style:writing-mode="lr-tb" style:vertical-align="middle" fo:padding-top="0.0194in" fo:padding-left="0.002in" fo:padding-bottom="0.0194in" fo:padding-right="0.0194in"/>
    </style:style>
    <style:style style:name="P3528" style:parent-style-name="Содержимоетаблицы" style:family="paragraph">
      <style:paragraph-properties fo:text-align="justify"/>
    </style:style>
    <style:style style:name="T3529"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3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Row3531" style:family="table-row">
      <style:table-row-properties/>
    </style:style>
    <style:style style:name="P353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33" style:family="table-cell">
      <style:table-cell-properties fo:border="0.0069in solid #00000A" style:writing-mode="lr-tb" style:vertical-align="middle" fo:padding-top="0.0194in" fo:padding-left="0.002in" fo:padding-bottom="0.0194in" fo:padding-right="0.0194in"/>
    </style:style>
    <style:style style:name="P3534" style:parent-style-name="Содержимоетаблицы" style:family="paragraph">
      <style:paragraph-properties fo:text-align="justify"/>
    </style:style>
    <style:style style:name="T3535"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3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ableCell3537" style:family="table-cell">
      <style:table-cell-properties fo:border="0.0069in solid #00000A" style:writing-mode="lr-tb" style:vertical-align="middle" fo:padding-top="0.0194in" fo:padding-left="0.002in" fo:padding-bottom="0.0194in" fo:padding-right="0.0194in"/>
    </style:style>
    <style:style style:name="P3538"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39" style:family="table-cell">
      <style:table-cell-properties fo:border="0.0069in solid #00000A" style:writing-mode="lr-tb" style:vertical-align="middle" fo:padding-top="0.0194in" fo:padding-left="0.002in" fo:padding-bottom="0.0194in" fo:padding-right="0.0194in"/>
    </style:style>
    <style:style style:name="P3540"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41" style:family="table-cell">
      <style:table-cell-properties fo:border="0.0069in solid #00000A" style:writing-mode="lr-tb" style:vertical-align="middle" fo:padding-top="0.0194in" fo:padding-left="0.002in" fo:padding-bottom="0.0194in" fo:padding-right="0.0194in"/>
    </style:style>
    <style:style style:name="P3542" style:parent-style-name="Содержимоетаблицы" style:family="paragraph">
      <style:paragraph-properties fo:text-align="justify"/>
    </style:style>
    <style:style style:name="T3543"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4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3545" style:parent-style-name="Заголовок3" style:family="paragraph">
      <style:paragraph-properties fo:text-align="justify" fo:margin-top="0in" fo:margin-bottom="0in"/>
      <style:text-properties style:font-name="Times New Roman" style:font-name-complex="Times New Roman" fo:font-weight="normal" style:font-weight-asian="normal" style:font-weight-complex="normal" fo:language="uk" fo:country="UA"/>
    </style:style>
    <style:style style:name="P3546" style:parent-style-name="Основнийтекст" style:family="paragraph">
      <style:paragraph-properties fo:text-align="justify" fo:margin-bottom="0in" fo:line-height="100%"/>
    </style:style>
    <style:style style:name="T3547"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3548"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P3549" style:parent-style-name="Основнийтекст" style:family="paragraph">
      <style:paragraph-properties fo:text-align="justify" fo:margin-bottom="0in" fo:line-height="100%"/>
    </style:style>
    <style:style style:name="T3550" style:parent-style-name="Исходныйтекст" style:family="text">
      <style:text-properties style:font-name="Calibri" style:font-name-complex="Calibri" fo:font-size="14pt" style:font-size-asian="14pt" style:font-size-complex="14pt" fo:language="uk" fo:country="UA"/>
    </style:style>
    <style:style style:name="P3551" style:parent-style-name="Основнийтекст" style:family="paragraph">
      <style:paragraph-properties fo:text-align="justify" fo:margin-bottom="0in" fo:line-height="100%"/>
    </style:style>
    <style:style style:name="T3552" style:parent-style-name="Исходныйтекст" style:family="text">
      <style:text-properties style:font-name="Calibri" style:font-name-complex="Calibri" fo:font-size="14pt" style:font-size-asian="14pt" style:font-size-complex="14pt" fo:language="uk" fo:country="UA"/>
    </style:style>
    <style:style style:name="P3553" style:parent-style-name="Основнийтекст" style:family="paragraph">
      <style:paragraph-properties fo:text-align="justify" fo:margin-bottom="0in" fo:line-height="100%"/>
    </style:style>
    <style:style style:name="T3554" style:parent-style-name="Исходныйтекст" style:family="text">
      <style:text-properties style:font-name="Calibri" style:font-name-complex="Calibri" fo:font-size="14pt" style:font-size-asian="14pt" style:font-size-complex="14pt" fo:language="uk" fo:country="UA"/>
    </style:style>
    <style:style style:name="P3555" style:parent-style-name="Основнийтекст" style:family="paragraph">
      <style:paragraph-properties fo:text-align="justify" fo:margin-bottom="0in" fo:line-height="100%"/>
    </style:style>
    <style:style style:name="T3556" style:parent-style-name="Исходныйтекст" style:family="text">
      <style:text-properties style:font-name="Calibri" style:font-name-complex="Calibri" fo:font-size="14pt" style:font-size-asian="14pt" style:font-size-complex="14pt" fo:language="uk" fo:country="UA"/>
    </style:style>
    <style:style style:name="P3557" style:parent-style-name="Основнийтекст" style:family="paragraph">
      <style:paragraph-properties fo:text-align="justify" fo:margin-bottom="0in" fo:line-height="100%"/>
    </style:style>
    <style:style style:name="T3558" style:parent-style-name="Исходныйтекст" style:family="text">
      <style:text-properties style:font-name="Calibri" style:font-name-complex="Calibri" fo:font-size="14pt" style:font-size-asian="14pt" style:font-size-complex="14pt" fo:language="uk" fo:country="UA"/>
    </style:style>
    <style:style style:name="P3559" style:parent-style-name="Основнийтекст" style:family="paragraph">
      <style:paragraph-properties fo:text-align="justify" fo:margin-bottom="0in" fo:line-height="100%"/>
    </style:style>
    <style:style style:name="P3560" style:parent-style-name="Основнийтекст" style:family="paragraph">
      <style:paragraph-properties fo:text-align="justify" fo:margin-bottom="0in" fo:line-height="100%"/>
    </style:style>
    <style:style style:name="T3561" style:parent-style-name="Исходныйтекст" style:family="text">
      <style:text-properties style:font-name="Calibri" style:font-name-complex="Calibri" fo:font-size="14pt" style:font-size-asian="14pt" style:font-size-complex="14pt" fo:language="uk" fo:country="UA"/>
    </style:style>
    <style:style style:name="P3562" style:parent-style-name="Основнийтекст" style:family="paragraph">
      <style:paragraph-properties fo:text-align="justify" fo:margin-bottom="0in" fo:line-height="100%"/>
    </style:style>
    <style:style style:name="T3563" style:parent-style-name="Исходныйтекст" style:family="text">
      <style:text-properties style:font-name="Calibri" style:font-name-complex="Calibri" fo:font-size="14pt" style:font-size-asian="14pt" style:font-size-complex="14pt" fo:language="uk" fo:country="UA"/>
    </style:style>
    <style:style style:name="P3564" style:parent-style-name="Основнийтекст" style:family="paragraph">
      <style:paragraph-properties fo:text-align="justify" fo:margin-bottom="0in" fo:line-height="100%"/>
    </style:style>
    <style:style style:name="T3565" style:parent-style-name="Исходныйтекст" style:family="text">
      <style:text-properties style:font-name="Calibri" style:font-name-complex="Calibri" fo:font-size="14pt" style:font-size-asian="14pt" style:font-size-complex="14pt" fo:language="uk" fo:country="UA"/>
    </style:style>
    <style:style style:name="P3566" style:parent-style-name="Основнийтекст" style:family="paragraph">
      <style:paragraph-properties fo:text-align="justify" fo:margin-bottom="0in" fo:line-height="100%"/>
    </style:style>
    <style:style style:name="T3567" style:parent-style-name="Исходныйтекст" style:family="text">
      <style:text-properties style:font-name="Calibri" style:font-name-complex="Calibri" fo:font-size="14pt" style:font-size-asian="14pt" style:font-size-complex="14pt" fo:language="uk" fo:country="UA"/>
    </style:style>
    <style:style style:name="P3568" style:parent-style-name="Основнийтекст" style:family="paragraph">
      <style:paragraph-properties fo:text-align="justify" fo:margin-bottom="0in" fo:line-height="100%"/>
    </style:style>
    <style:style style:name="T3569" style:parent-style-name="Исходныйтекст" style:family="text">
      <style:text-properties style:font-name="Calibri" style:font-name-complex="Calibri" fo:font-size="14pt" style:font-size-asian="14pt" style:font-size-complex="14pt" fo:language="uk" fo:country="UA"/>
    </style:style>
    <style:style style:name="P3570" style:parent-style-name="Основнийтекст" style:family="paragraph">
      <style:paragraph-properties fo:text-align="justify" fo:margin-bottom="0in" fo:line-height="100%"/>
    </style:style>
    <style:style style:name="P3571" style:parent-style-name="Основнийтекст" style:family="paragraph">
      <style:paragraph-properties fo:text-align="justify" fo:margin-bottom="0in" fo:line-height="100%"/>
    </style:style>
    <style:style style:name="T3572" style:parent-style-name="Исходныйтекст" style:family="text">
      <style:text-properties style:font-name="Calibri" style:font-name-complex="Calibri" fo:font-size="14pt" style:font-size-asian="14pt" style:font-size-complex="14pt" fo:language="uk" fo:country="UA"/>
    </style:style>
    <style:style style:name="P3573" style:parent-style-name="Основнийтекст" style:family="paragraph">
      <style:paragraph-properties fo:text-align="justify" fo:margin-bottom="0in" fo:line-height="100%"/>
    </style:style>
    <style:style style:name="T3574" style:parent-style-name="Исходныйтекст" style:family="text">
      <style:text-properties style:font-name="Calibri" style:font-name-complex="Calibri" fo:font-size="14pt" style:font-size-asian="14pt" style:font-size-complex="14pt" fo:language="uk" fo:country="UA"/>
    </style:style>
    <style:style style:name="T3575" style:parent-style-name="Исходныйтекст" style:family="text">
      <style:text-properties style:font-name="Calibri" style:font-name-complex="Calibri" fo:font-size="14pt" style:font-size-asian="14pt" style:font-size-complex="14pt" fo:language="uk" fo:country="UA"/>
    </style:style>
    <style:style style:name="T3576" style:parent-style-name="Исходныйтекст" style:family="text">
      <style:text-properties style:font-name="Calibri" style:font-name-complex="Calibri" fo:font-size="14pt" style:font-size-asian="14pt" style:font-size-complex="14pt" fo:language="uk" fo:country="UA"/>
    </style:style>
    <style:style style:name="P3577" style:parent-style-name="Основнийтекст" style:family="paragraph">
      <style:paragraph-properties fo:text-align="justify" fo:margin-bottom="0in" fo:line-height="100%"/>
    </style:style>
    <style:style style:name="T3578" style:parent-style-name="Исходныйтекст" style:family="text">
      <style:text-properties style:font-name="Calibri" style:font-name-complex="Calibri" fo:font-size="14pt" style:font-size-asian="14pt" style:font-size-complex="14pt" fo:language="uk" fo:country="UA"/>
    </style:style>
    <style:style style:name="T3579" style:parent-style-name="Исходныйтекст" style:family="text">
      <style:text-properties style:font-name="Calibri" style:font-name-complex="Calibri" fo:font-size="14pt" style:font-size-asian="14pt" style:font-size-complex="14pt" fo:language="uk" fo:country="UA"/>
    </style:style>
    <style:style style:name="P3580" style:parent-style-name="Основнийтекст" style:family="paragraph">
      <style:paragraph-properties fo:text-align="justify" fo:margin-bottom="0in" fo:line-height="100%"/>
    </style:style>
    <style:style style:name="T3581" style:parent-style-name="Исходныйтекст" style:family="text">
      <style:text-properties style:font-name="Calibri" style:font-name-complex="Calibri" fo:font-size="14pt" style:font-size-asian="14pt" style:font-size-complex="14pt" fo:language="uk" fo:country="UA"/>
    </style:style>
    <style:style style:name="P3582" style:parent-style-name="Основнийтекст" style:family="paragraph">
      <style:paragraph-properties fo:text-align="justify" fo:margin-bottom="0in" fo:line-height="100%"/>
    </style:style>
    <style:style style:name="T3583" style:parent-style-name="Исходныйтекст" style:family="text">
      <style:text-properties style:font-name="Calibri" style:font-name-complex="Calibri" fo:font-size="14pt" style:font-size-asian="14pt" style:font-size-complex="14pt" fo:language="uk" fo:country="UA"/>
    </style:style>
    <style:style style:name="P3584" style:parent-style-name="Основнийтекст" style:family="paragraph">
      <style:paragraph-properties fo:text-align="justify" fo:margin-bottom="0in" fo:line-height="100%"/>
    </style:style>
    <style:style style:name="T3585" style:parent-style-name="Исходныйтекст" style:family="text">
      <style:text-properties style:font-name="Calibri" style:font-name-complex="Calibri" fo:font-size="14pt" style:font-size-asian="14pt" style:font-size-complex="14pt" fo:language="uk" fo:country="UA"/>
    </style:style>
    <style:style style:name="P3586" style:parent-style-name="Основнийтекст" style:family="paragraph">
      <style:paragraph-properties fo:text-align="justify" fo:margin-bottom="0in" fo:line-height="100%"/>
    </style:style>
    <style:style style:name="T3587" style:parent-style-name="Исходныйтекст" style:family="text">
      <style:text-properties style:font-name="Calibri" style:font-name-complex="Calibri" fo:font-size="14pt" style:font-size-asian="14pt" style:font-size-complex="14pt" fo:language="uk" fo:country="UA"/>
    </style:style>
    <style:style style:name="P3588" style:parent-style-name="Основнийтекст" style:family="paragraph">
      <style:paragraph-properties fo:text-align="justify" fo:margin-bottom="0in" fo:line-height="100%"/>
    </style:style>
    <style:style style:name="T3589" style:parent-style-name="Исходныйтекст" style:family="text">
      <style:text-properties style:font-name="Calibri" style:font-name-complex="Calibri" fo:font-size="14pt" style:font-size-asian="14pt" style:font-size-complex="14pt" fo:language="uk" fo:country="UA"/>
    </style:style>
    <style:style style:name="P3590" style:parent-style-name="Основнийтекст" style:family="paragraph">
      <style:paragraph-properties fo:text-align="justify" fo:margin-bottom="0in" fo:line-height="100%"/>
    </style:style>
    <style:style style:name="P3591" style:parent-style-name="Основнийтекст" style:family="paragraph">
      <style:paragraph-properties fo:text-align="justify" fo:margin-bottom="0in" fo:line-height="100%"/>
    </style:style>
    <style:style style:name="T3592" style:parent-style-name="Исходныйтекст" style:family="text">
      <style:text-properties style:font-name="Calibri" style:font-name-complex="Calibri" fo:font-size="14pt" style:font-size-asian="14pt" style:font-size-complex="14pt" fo:language="uk" fo:country="UA"/>
    </style:style>
    <style:style style:name="P3593" style:parent-style-name="Основнийтекст" style:family="paragraph">
      <style:paragraph-properties fo:text-align="justify" fo:margin-bottom="0in" fo:line-height="100%"/>
    </style:style>
    <style:style style:name="T3594" style:parent-style-name="Исходныйтекст" style:family="text">
      <style:text-properties style:font-name="Calibri" style:font-name-complex="Calibri" fo:font-size="14pt" style:font-size-asian="14pt" style:font-size-complex="14pt" fo:language="uk" fo:country="UA"/>
    </style:style>
    <style:style style:name="P3595" style:parent-style-name="Основнийтекст" style:family="paragraph">
      <style:paragraph-properties fo:text-align="justify" fo:margin-bottom="0in" fo:line-height="100%"/>
    </style:style>
    <style:style style:name="T3596" style:parent-style-name="Исходныйтекст" style:family="text">
      <style:text-properties style:font-name="Calibri" style:font-name-complex="Calibri" fo:font-size="14pt" style:font-size-asian="14pt" style:font-size-complex="14pt" fo:language="uk" fo:country="UA"/>
    </style:style>
    <style:style style:name="P3597" style:parent-style-name="Основнийтекст" style:family="paragraph">
      <style:paragraph-properties fo:text-align="justify" fo:margin-bottom="0in" fo:line-height="100%"/>
    </style:style>
    <style:style style:name="T3598" style:parent-style-name="Исходныйтекст" style:family="text">
      <style:text-properties style:font-name="Calibri" style:font-name-complex="Calibri" fo:font-size="14pt" style:font-size-asian="14pt" style:font-size-complex="14pt" fo:language="uk" fo:country="UA"/>
    </style:style>
    <style:style style:name="P3599" style:parent-style-name="Основнийтекст" style:family="paragraph">
      <style:paragraph-properties fo:text-align="justify" fo:margin-bottom="0in" fo:line-height="100%"/>
    </style:style>
    <style:style style:name="T3600" style:parent-style-name="Исходныйтекст" style:family="text">
      <style:text-properties style:font-name="Calibri" style:font-name-complex="Calibri" fo:font-size="14pt" style:font-size-asian="14pt" style:font-size-complex="14pt" fo:language="uk" fo:country="UA"/>
    </style:style>
    <style:style style:name="P3601" style:parent-style-name="Основнийтекст" style:family="paragraph">
      <style:paragraph-properties fo:text-align="justify" fo:margin-bottom="0in" fo:line-height="100%"/>
    </style:style>
    <style:style style:name="T3602" style:parent-style-name="Исходныйтекст" style:family="text">
      <style:text-properties style:font-name="Calibri" style:font-name-complex="Calibri" fo:font-size="14pt" style:font-size-asian="14pt" style:font-size-complex="14pt" fo:language="uk" fo:country="UA"/>
    </style:style>
    <style:style style:name="P3603" style:parent-style-name="Основнийтекст" style:family="paragraph">
      <style:paragraph-properties fo:text-align="justify" fo:margin-bottom="0in" fo:line-height="100%"/>
    </style:style>
    <style:style style:name="T3604" style:parent-style-name="Исходныйтекст" style:family="text">
      <style:text-properties style:font-name="Calibri" style:font-name-complex="Calibri" fo:font-size="14pt" style:font-size-asian="14pt" style:font-size-complex="14pt" fo:language="uk" fo:country="UA"/>
    </style:style>
    <style:style style:name="P3605" style:parent-style-name="Основнийтекст" style:family="paragraph">
      <style:paragraph-properties fo:text-align="justify" fo:margin-bottom="0in" fo:line-height="100%"/>
    </style:style>
    <style:style style:name="T3606" style:parent-style-name="Исходныйтекст" style:family="text">
      <style:text-properties style:font-name="Calibri" style:font-name-complex="Calibri" fo:font-size="14pt" style:font-size-asian="14pt" style:font-size-complex="14pt" fo:language="uk" fo:country="UA"/>
    </style:style>
    <style:style style:name="P3607" style:parent-style-name="Основнийтекст" style:family="paragraph">
      <style:paragraph-properties fo:text-align="justify" fo:margin-bottom="0in" fo:line-height="100%"/>
    </style:style>
    <style:style style:name="T3608" style:parent-style-name="Исходныйтекст" style:family="text">
      <style:text-properties style:font-name="Calibri" style:font-name-complex="Calibri" fo:font-size="14pt" style:font-size-asian="14pt" style:font-size-complex="14pt" fo:language="uk" fo:country="UA"/>
    </style:style>
    <style:style style:name="P3609" style:parent-style-name="Заголовок2" style:family="paragraph">
      <style:paragraph-properties fo:text-align="justify" fo:margin-top="0in" fo:margin-bottom="0in"/>
    </style:style>
    <style:style style:name="T3610" style:parent-style-name="Шрифтабзацузазамовчуванням" style:family="text">
      <style:text-properties style:font-name="Calibri" style:font-name-complex="Calibri" fo:font-size="14pt" style:font-size-asian="14pt" style:font-size-complex="14pt"/>
    </style:style>
    <style:style style:name="T3611" style:parent-style-name="Шрифтабзацузазамовчуванням" style:family="text">
      <style:text-properties style:font-name="Calibri" style:font-name-complex="Calibri" fo:font-weight="normal" style:font-weight-asian="normal" style:font-weight-complex="normal" fo:font-size="14pt" style:font-size-asian="14pt" style:font-size-complex="14pt"/>
    </style:style>
    <style:style style:name="P3612" style:parent-style-name="Заголовок2" style:family="paragraph">
      <style:paragraph-properties fo:text-align="justify" fo:margin-top="0in" fo:margin-bottom="0in"/>
    </style:style>
    <style:style style:name="T3613" style:parent-style-name="Шрифтабзацузазамовчуванням" style:family="text">
      <style:text-properties style:font-name="Calibri" style:font-name-complex="Calibri" fo:font-weight="normal" style:font-weight-asian="normal" style:font-weight-complex="normal" fo:font-size="14pt" style:font-size-asian="14pt" style:font-size-complex="14pt"/>
    </style:style>
    <style:style style:name="P3614" style:parent-style-name="Заголовок2" style:family="paragraph">
      <style:paragraph-properties fo:text-align="justify" fo:margin-top="0in" fo:margin-bottom="0in"/>
    </style:style>
    <style:style style:name="T3615" style:parent-style-name="Шрифтабзацузазамовчуванням" style:family="text">
      <style:text-properties style:font-name="Calibri" style:font-name-complex="Calibri" fo:font-weight="normal" style:font-weight-asian="normal" style:font-weight-complex="normal" fo:font-size="14pt" style:font-size-asian="14pt" style:font-size-complex="14pt"/>
    </style:style>
    <style:style style:name="T3616" style:parent-style-name="Шрифтабзацузазамовчуванням" style:family="text">
      <style:text-properties fo:font-weight="normal" style:font-weight-asian="normal" style:font-weight-complex="normal" fo:font-size="14pt" style:font-size-asian="14pt" style:font-size-complex="14pt"/>
    </style:style>
  </office:automatic-styles>
  <office:body>
    <office:text text:use-soft-page-breaks="true">
      <text:h text:style-name="P1" text:outline-level="1"><text:span text:style-name="T20">Лекція 12-3: Функтори та алгоритми</text:span></text:h>
      <text:p text:style-name="P21"/>
      <text:h text:style-name="P22" text:outline-level="1">Алгоритми</text:h>
      <text:p text:style-name="P23"/>
      <text:p text:style-name="P24">Однією з важливих властивостей та власно й цілей створення бібліотеки шаблонів було створення можливостей для стандартного використання різноманітних алгоритмів до різних типів даних. Деякі з цих алгоритмів вже містяться в деяких контейнерах. Зокрема, в контейнері Список містяться методи сортування та злиття відсортованих списків, в асоціативних контейнерах є методи пошуку, а пріоритетна черга автоматично сортує дані. Однак, інколи було б бажано застосовувати сортування, бінарний пошук, знаходити загальну суму елементів колекції, застосовувати якусь функцію до кожного елементу контейнеру незалежно від типу контейнеру або взагалі застосувати її до звичайного масиву.</text:p>
      <text:p text:style-name="P25">З цією метою до стандартної бібліотеки Сі++ було додано дві бібліотеки algorithms та numeric, які містять функції, що реалізують деякі з відомих та потрібних у практичному програмуванні алгоритмів.</text:p>
      <text:h text:style-name="P26" text:outline-level="1"><text:span text:style-name="T27">Ці бібліотеки дозоляють не витрачати час на написання циклів для виконання популярних задач таких як сортування, пошук а</text:span><text:span text:style-name="T28">бо підрахунок кількості елементів масиву</text:span><text:span text:style-name="T29">. Це дозволяє також не витрачати час на оптимізацію <text:s/>та відлагодження цих алгоритмів. Крім того деякі з цих реалізацій дозволяють використовувати</text:span><text:span text:style-name="T30"><text:s/></text:span><text:span text:style-name="T31">розпаралелювання</text:span><text:span text:style-name="T32"><text:s/></text:span><text:span text:style-name="T33">–</text:span><text:span text:style-name="T34"><text:s/></text:span><text:span text:style-name="T35">можливість</text:span><text:span text:style-name="T36"><text:s/></text:span><text:span text:style-name="T37">виконувати їх в декілька потоків для пришвидшення.</text:span></text:h>
      <text:p text:style-name="P38">Важливою особливістю стандартної бібліотеки C++ є те, що вона не тільки визначає синтаксис і семантику узагальнених алгоритмів, а й також має вимоги щодо їх продуктивності.</text:p>
      <text:p text:style-name="P39"/>
      <text:h text:style-name="P40" text:outline-level="1">Функції бібліотеки algorithms</text:h>
      <text:p text:style-name="P41"/>
      <text:p text:style-name="P42">Функції бібліотеки algorithms поділяють на наступні категорії:</text:p>
      <text:list text:style-name="LFO3" text:continue-numbering="true">
        <text:list-item>
          <text:p text:style-name="P43">немодифікуючі операції з послідовностями (non-modifying sequence operations);</text:p>
        </text:list-item>
        <text:list-item>
          <text:p text:style-name="P44">модифікуючі операції з послідовностями (modifying sequence operations);</text:p>
        </text:list-item>
        <text:list-item>
          <text:p text:style-name="P45"><text:span text:style-name="T46">операції розділення (</text:span><text:span text:style-name="T47">Партіції)(Partitions);</text:span></text:p>
        </text:list-item>
        <text:list-item>
          <text:p text:style-name="P48">сортування (Sorting);</text:p>
        </text:list-item>
        <text:list-item>
          <text:p text:style-name="P49"><text:span text:style-name="T50">бінарний пошук (Binary search) на відсортованих або частково відсортованих послідовностях;<text:s/></text:span></text:p>
        </text:list-item>
        <text:list-item>
          <text:p text:style-name="P51"><text:span text:style-name="T52">мінімуми/максимуми (Min/max);</text:span></text:p>
        </text:list-item>
        <text:list-item>
          <text:p text:style-name="P53">злиття (Merge) на відсортованих послідовностях;</text:p>
        </text:list-item>
        <text:list-item>
          <text:p text:style-name="P54">операції на структурі Купа (Heap);</text:p>
        </text:list-item>
        <text:list-item>
          <text:p text:style-name="P55"><text:span text:style-name="T56">інші.</text:span></text:p>
        </text:list-item>
      </text:list>
      <text:h text:style-name="P57" text:outline-level="3"/>
      <text:h text:style-name="P58" text:outline-level="3">Немодифікуючі операції з послідовностями</text:h>
      <text:p text:style-name="P59"/>
      <text:soft-page-break/>
      <text:p text:style-name="P60"><text:span text:style-name="T61">Немодифікуючі операції з послідовностями — це функції що виконують якусь певну дії над масивом даних, але не змінюють їх змісту. Зокрема, це методи пошуку, послідовного виконання дій тощо.</text:span></text:p>
      <text:p text:style-name="P62"><text:span text:style-name="T63">Можна виділити наступні підгрупи функцій в даному класі функцій:</text:span></text:p>
      <text:h text:style-name="P64" text:outline-level="4"/>
      <text:h text:style-name="P65" text:outline-level="4"><text:span text:style-name="T66">Функція for_each</text:span></text:h>
      <text:h text:style-name="P67" text:outline-level="4"/>
      <text:p text:style-name="P68"><text:span text:style-name="T69">Функція for_each(pos1, pos2, fun) <text:s/>виконує функцію fun для всіх елементів, що знаходяться між двома ітераторами <text:s/>pos1 та pos2.</text:span></text:p>
      <text:p text:style-name="P70"><text:span text:style-name="T71">Приклад.</text:span></text:p>
      <text:p text:style-name="P72"><text:span text:style-name="T73">#include &lt;iostream&gt; <text:s text:c="4"/>// std::cout</text:span></text:p>
      <text:p text:style-name="P74"><text:span text:style-name="T75">#include &lt;algorithm&gt; <text:s text:c="3"/>// std::for_each</text:span></text:p>
      <text:p text:style-name="P76"><text:span text:style-name="T77">#include &lt;vector&gt; <text:s text:c="6"/>// std::vector</text:span></text:p>
      <text:p text:style-name="P78"/>
      <text:p text:style-name="P79"><text:span text:style-name="T80">template&lt;typename T&gt;</text:span></text:p>
      <text:p text:style-name="P81"><text:span text:style-name="T82">void myfunction (T i) { <text:s/>// функція над елементом послідовності</text:span></text:p>
      <text:p text:style-name="P83"><text:span text:style-name="T84"><text:s text:c="2"/>std::cout &lt;&lt; " " &lt;&lt; ((i&gt;0)?"positive ":"negative ");</text:span></text:p>
      <text:p text:style-name="P85"><text:span text:style-name="T86">}</text:span></text:p>
      <text:p text:style-name="P87"/>
      <text:p text:style-name="P88"><text:span text:style-name="T89">int main () {</text:span></text:p>
      <text:p text:style-name="P90"><text:span text:style-name="T91"><text:s text:c="2"/>double mas[] = {1.0, 2.0, -4.0, 3.0};<text:s/></text:span></text:p>
      <text:p text:style-name="P92"><text:span text:style-name="T93"><text:s text:c="2"/>std::vector&lt;int&gt; myvector(mas,mas+4);</text:span></text:p>
      <text:p text:style-name="P94"/>
      <text:p text:style-name="P95"><text:span text:style-name="T96"><text:s text:c="2"/>std::cout &lt;&lt; "myvector signs:";</text:span></text:p>
      <text:p text:style-name="P97"><text:span text:style-name="T98"><text:s/>std::for_each (myvector.begin(), myvector.end(), myfunction&lt;int&gt;);</text:span></text:p>
      <text:p text:style-name="P99"><text:span text:style-name="T100"><text:s text:c="2"/>std::cout &lt;&lt; "\narray signs:";</text:span></text:p>
      <text:p text:style-name="P101"><text:span text:style-name="T102"><text:s text:c="2"/>std::for_each (mas, mas+4, myfunction&lt;double&gt;);</text:span></text:p>
      <text:p text:style-name="P103"/>
      <text:p text:style-name="P104"><text:span text:style-name="T105">}</text:span></text:p>
      <text:p text:style-name="P106"><text:span text:style-name="T107">Результат:</text:span></text:p>
      <text:p text:style-name="P108"><text:span text:style-name="T109">myvector signs: positive <text:s/>positive <text:s/>negative <text:s/>positive<text:s/></text:span></text:p>
      <text:p text:style-name="P110"><text:span text:style-name="T111">array signs: positive <text:s/>positive <text:s/>negative <text:s/>positive</text:span></text:p>
      <text:p text:style-name="P112"/>
      <text:h text:style-name="P113" text:outline-level="4"><text:span text:style-name="T114">Функція find</text:span></text:h>
      <text:p text:style-name="P115"><text:span text:style-name="T116">Функція find(pos1, pos2, g) <text:s/>шукає елемент g серед всіх елементів, що знаходяться між двома ітераторами pos1 та pos2. Якщо елемент знайдений — повертається ітератор вводу, що вказує на цей елемент, якщо ні — ітератор на кінцеву позицію. Для порівняння об’єктів функція використовує оператор рівності(==).</text:span></text:p>
      <text:p text:style-name="P117"><text:span text:style-name="T118">Приклад.</text:span></text:p>
      <text:p text:style-name="P119"><text:span text:style-name="T120">#include &lt;iostream&gt; <text:s text:c="4"/></text:span><text:span text:style-name="T121">// std::cout</text:span></text:p>
      <text:p text:style-name="P122"><text:span text:style-name="T123">#include &lt;algorithm&gt; <text:s text:c="3"/></text:span><text:span text:style-name="T124">// std::find</text:span></text:p>
      <text:p text:style-name="P125"><text:span text:style-name="T126">#include &lt;vector&gt; <text:s text:c="6"/></text:span><text:span text:style-name="T127">// std::vector</text:span></text:p>
      <text:p text:style-name="P128"/>
      <text:p text:style-name="P129"><text:span text:style-name="T130">int</text:span><text:span text:style-name="T131"><text:s/>main () {</text:span></text:p>
      <text:p text:style-name="P132"/>
      <text:p text:style-name="P133"><text:span text:style-name="T134"><text:s text:c="2"/>int myints[] = { 10, 20, 30, -40, 30};</text:span></text:p>
      <text:p text:style-name="P135"><text:span text:style-name="T136"><text:s text:c="2"/>int * p;</text:span></text:p>
      <text:p text:style-name="P137"><text:span text:style-name="T138"><text:s text:c="2"/>// пошук в масиві — результат вказівник</text:span></text:p>
      <text:p text:style-name="P139"><text:span text:style-name="T140"><text:s text:c="2"/>p = std::find (myints, myints+5, 30);</text:span></text:p>
      <text:p text:style-name="P141"><text:span text:style-name="T142"><text:s text:c="2"/>if (p != myints+5)</text:span></text:p>
      <text:p text:style-name="P143"><text:span text:style-name="T144"><text:s text:c="4"/>std::cout &lt;&lt; "Element found in myints: " &lt;&lt; *p &lt;&lt; '\n';</text:span></text:p>
      <text:p text:style-name="P145"><text:span text:style-name="T146"><text:s text:c="2"/>else</text:span></text:p>
      <text:p text:style-name="P147"><text:span text:style-name="T148"><text:s text:c="4"/>std::cout &lt;&lt; "Element not found in myints\n";</text:span></text:p>
      <text:p text:style-name="P149"/>
      <text:p text:style-name="P150"><text:span text:style-name="T151"><text:s text:c="2"/>double mas[] = {1.0, 2.0, -4.0, 3.0};<text:s/></text:span></text:p>
      <text:p text:style-name="P152"><text:span text:style-name="T153"><text:s text:c="2"/>std::vector&lt;int&gt; myvector(mas,mas+4);</text:span></text:p>
      <text:p text:style-name="P154"><text:span text:style-name="T155"><text:s text:c="2"/>std::vector&lt;int&gt;::iterator it;</text:span></text:p>
      <text:p text:style-name="P156"><text:span text:style-name="T157">// пошук в векторі — результат ітератор</text:span></text:p>
      <text:p text:style-name="P158"><text:span text:style-name="T159"><text:s text:c="2"/>it = std::find (myvector.begin(), myvector.end(), 30);</text:span></text:p>
      <text:p text:style-name="P160"><text:span text:style-name="T161"><text:s text:c="2"/>if (it != myvector.end())</text:span></text:p>
      <text:p text:style-name="P162"><text:span text:style-name="T163"><text:s text:c="4"/>std::cout &lt;&lt; "Element found in myvector: " &lt;&lt; *it &lt;&lt; '\n';</text:span></text:p>
      <text:p text:style-name="P164"><text:span text:style-name="T165"><text:s text:c="2"/>else</text:span></text:p>
      <text:p text:style-name="P166"><text:span text:style-name="T167"><text:s text:c="4"/>std::cout &lt;&lt; "Element not found in myvector\n";</text:span></text:p>
      <text:p text:style-name="P168"><text:span text:style-name="T169">}</text:span></text:p>
      <text:p text:style-name="P170"/>
      <text:p text:style-name="P171"><text:span text:style-name="T172">Element found in myints: 30</text:span></text:p>
      <text:p text:style-name="P173"><text:span text:style-name="T174">Element not found in myvector</text:span></text:p>
      <text:p text:style-name="P175"/>
      <text:p text:style-name="P176"><text:span text:style-name="T177">Для функцій пошуку також можна використовувати форми find_if, find_end, find_first_of, adjacent_find, а з С++11 також додана функція find_if_not.</text:span></text:p>
      <text:p text:style-name="P178"/>
      <text:p text:style-name="P179"><text:span text:style-name="T180">// adjacent_find example</text:span></text:p>
      <text:p text:style-name="P181"><text:span text:style-name="T182">#include &lt;iostream&gt; <text:s text:c="4"/></text:span><text:span text:style-name="T183">// std::cout</text:span></text:p>
      <text:p text:style-name="P184"><text:span text:style-name="T185">#include &lt;algorithm&gt; <text:s text:c="3"/></text:span><text:span text:style-name="T186">// std::adjacent_find</text:span></text:p>
      <text:p text:style-name="P187"><text:span text:style-name="T188">#include &lt;vector&gt; <text:s text:c="6"/></text:span><text:span text:style-name="T189">// std::vector</text:span></text:p>
      <text:p text:style-name="P190"/>
      <text:p text:style-name="P191"><text:span text:style-name="T192">template&lt;typename T&gt;</text:span></text:p>
      <text:p text:style-name="P193"><text:span text:style-name="T194">bool myEqual (T x, T y) {</text:span></text:p>
      <text:p text:style-name="P195"><text:span text:style-name="T196"><text:s text:c="2"/>return (x-y)*(x-y)&lt;0.0001;</text:span></text:p>
      <text:p text:style-name="P197"><text:span text:style-name="T198">}</text:span></text:p>
      <text:p text:style-name="P199"/>
      <text:p text:style-name="P200"><text:span text:style-name="T201">int</text:span><text:span text:style-name="T202"><text:s/>main () {</text:span></text:p>
      <text:p text:style-name="P203"><text:span text:style-name="T204"><text:s text:c="2"/>float myarr[] = {5.0f,2.f,5.0f,3.0f,2.9999f,2.0f,1.0f,1.0001f,2.0f};</text:span></text:p>
      <text:p text:style-name="P205"><text:span text:style-name="T206"><text:s text:c="2"/>std::vector&lt;float&gt; myvector2 (myarr,myarr+8);</text:span></text:p>
      <text:soft-page-break/>
      <text:p text:style-name="P207"><text:span text:style-name="T208"><text:s text:c="2"/>std::vector&lt;float&gt;::iterator it2;</text:span></text:p>
      <text:p text:style-name="P209"><text:span text:style-name="T210"><text:s text:c="2"/>std::vector&lt;int&gt; myvector3(myarr,myarr+8);// 5,2,5,3,2,2,1,1</text:span></text:p>
      <text:p text:style-name="P211"><text:span text:style-name="T212"><text:s text:c="2"/>std::vector&lt;int&gt;::iterator it3;</text:span></text:p>
      <text:p text:style-name="P213"/>
      <text:p text:style-name="P214"><text:span text:style-name="T215"><text:s text:c="2"/>// порівняння цілих за замовченням</text:span></text:p>
      <text:p text:style-name="P216"><text:span text:style-name="T217"><text:s text:c="2"/>it3 = std::adjacent_find (myvector3.begin(), myvector3.end());</text:span></text:p>
      <text:p text:style-name="P218"/>
      <text:p text:style-name="P219"><text:span text:style-name="T220"><text:s text:c="2"/>if (it3!=myvector3.end())</text:span></text:p>
      <text:p text:style-name="P221"><text:span text:style-name="T222"><text:s text:c="4"/>std::cout &lt;&lt; "the first value of repeated elements are: " &lt;&lt; *it3 &lt;&lt; '\n';</text:span></text:p>
      <text:p text:style-name="P223"/>
      <text:p text:style-name="P224"><text:span text:style-name="T225"><text:s text:c="2"/>//використовуючи власне порівняння-предикат</text:span></text:p>
      <text:p text:style-name="P226"><text:span text:style-name="T227"><text:s text:c="2"/>it2 = std::adjacent_find (myvector2.begin(), myvector2.end(), myEqual&lt;float&gt;);</text:span></text:p>
      <text:p text:style-name="P228"/>
      <text:p text:style-name="P229"><text:span text:style-name="T230"><text:s text:c="2"/>if (it2!=myvector2.end())</text:span></text:p>
      <text:p text:style-name="P231"><text:span text:style-name="T232"><text:s text:c="4"/>std::cout &lt;&lt; "the first value of almost repeated elements are: " &lt;&lt; *it2 &lt;&lt; '\n';</text:span></text:p>
      <text:p text:style-name="P233"><text:span text:style-name="T234">}</text:span></text:p>
      <text:p text:style-name="P235"><text:span text:style-name="T236">Результат:</text:span></text:p>
      <text:p text:style-name="P237"><text:span text:style-name="T238">the first value of repeated elements are: 2</text:span></text:p>
      <text:p text:style-name="P239"><text:span text:style-name="T240">the first value of almost repeated elements are: 3</text:span></text:p>
      <text:p text:style-name="P241"/>
      <text:p text:style-name="P242"/>
      <text:p text:style-name="P243"><text:span text:style-name="T244">Примітка</text:span><text:span text:style-name="T245">. В усіх випадках де використовується функція як аргумент — замість неї можна (а іноді й бажано) використовувати функтор (або лямбду в Сі++11).</text:span></text:p>
      <text:p text:style-name="P246"/>
      <text:h text:style-name="P247" text:outline-level="4">Функція count</text:h>
      <text:p text:style-name="P248"><text:span text:style-name="T249">Функція count(pos1, pos2, <text:s/>g) повертає кількість входжень g серед всіх елементів, що знаходяться між двома ітераторами pos1 та pos2. Для порівняння об’єктів функція використовує оператор рівності(==).</text:span></text:p>
      <text:p text:style-name="P250"><text:span text:style-name="T251">Приклад</text:span></text:p>
      <text:p text:style-name="P252"><text:span text:style-name="T253">// count algorithm example</text:span></text:p>
      <text:p text:style-name="P254"><text:span text:style-name="T255">#include &lt;iostream&gt; <text:s text:c="4"/></text:span><text:span text:style-name="T256">// std::cout</text:span></text:p>
      <text:p text:style-name="P257"><text:span text:style-name="T258">#include &lt;algorithm&gt; <text:s text:c="3"/></text:span><text:span text:style-name="T259">// std::count</text:span></text:p>
      <text:p text:style-name="P260"><text:span text:style-name="T261">#include &lt;vector&gt; <text:s text:c="6"/></text:span><text:span text:style-name="T262">// std::vector</text:span></text:p>
      <text:p text:style-name="P263"/>
      <text:p text:style-name="P264"><text:span text:style-name="T265">int</text:span><text:span text:style-name="T266"><text:s/>main () {</text:span></text:p>
      <text:p text:style-name="P267"><text:span text:style-name="T268"><text:s text:c="2"/></text:span><text:span text:style-name="T269">//<text:s/></text:span><text:span text:style-name="T270">підрахуємо 10-ки серед елементів масиву</text:span><text:span text:style-name="T271">:</text:span></text:p>
      <text:p text:style-name="P272"><text:span text:style-name="T273"><text:s text:c="2"/></text:span><text:span text:style-name="T274">int myints[] = { 10, 20, 30, -40, 30, 30};</text:span></text:p>
      <text:p text:style-name="P275"><text:span text:style-name="T276"><text:s text:c="2"/>double mas[] = {1.0, 2.0, -4.0, 3.0 };<text:s/></text:span></text:p>
      <text:p text:style-name="P277"><text:span text:style-name="T278"><text:s text:c="2"/>std::vector&lt;int&gt; myvector(mas,mas+4);</text:span></text:p>
      <text:p text:style-name="P279"/>
      <text:p text:style-name="P280"><text:span text:style-name="T281"><text:s text:c="3"/>int mycount = std::count (myints, myints+6, 30);</text:span></text:p>
      <text:p text:style-name="P282"><text:span text:style-name="T283"><text:s text:c="2"/>std::cout &lt;&lt; "10 appears " &lt;&lt; mycount &lt;&lt; " times.\n";</text:span></text:p>
      <text:p text:style-name="P284"/>
      <text:p text:style-name="P285"><text:span text:style-name="T286"><text:s text:c="2"/>//<text:s/></text:span><text:span text:style-name="T287">підрахуємо 20-ки серед елементів вектору:</text:span></text:p>
      <text:p text:style-name="P288"/>
      <text:p text:style-name="P289"><text:span text:style-name="T290"><text:s text:c="2"/>mycount = std::count (myvector.begin(), myvector.end(), 20);</text:span></text:p>
      <text:p text:style-name="P291"><text:span text:style-name="T292"><text:s text:c="2"/>std::cout &lt;&lt; "20 appears " &lt;&lt; mycount <text:s/>&lt;&lt; " times.\n";;</text:span></text:p>
      <text:p text:style-name="P293"><text:span text:style-name="T294">}</text:span></text:p>
      <text:p text:style-name="P295"/>
      <text:p text:style-name="P296"><text:span text:style-name="T297">10 appears 3 times.</text:span></text:p>
      <text:p text:style-name="P298"><text:span text:style-name="T299">20 appears 0 times.</text:span></text:p>
      <text:p text:style-name="P300"/>
      <text:p text:style-name="P301"><text:span text:style-name="T302">Також існує функція пошуку<text:s/></text:span><text:span text:style-name="T303">count_if, у формі count_if(pos1,pos2,fun) яка порівнює елементи за умовою, що задається предикатом fun.</text:span></text:p>
      <text:p text:style-name="P304"><text:span text:style-name="T305">Приклад.</text:span></text:p>
      <text:p text:style-name="P306"><text:span text:style-name="T307">// count_if<text:s/></text:span></text:p>
      <text:p text:style-name="P308"><text:span text:style-name="T309">#include &lt;iostream&gt; <text:s text:c="4"/></text:span><text:span text:style-name="T310">// std::cout</text:span></text:p>
      <text:p text:style-name="P311"><text:span text:style-name="T312">#include &lt;algorithm&gt; <text:s text:c="3"/></text:span><text:span text:style-name="T313">// std::count_if</text:span></text:p>
      <text:p text:style-name="P314"><text:span text:style-name="T315">#include &lt;vector&gt; <text:s text:c="6"/></text:span><text:span text:style-name="T316">// std::vector</text:span></text:p>
      <text:p text:style-name="P317"/>
      <text:p text:style-name="P318"><text:span text:style-name="T319">bool</text:span><text:span text:style-name="T320"><text:s/>IsOdd (</text:span><text:span text:style-name="T321">int</text:span><text:span text:style-name="T322"><text:s/>i) {<text:s/></text:span><text:span text:style-name="T323">return</text:span><text:span text:style-name="T324"><text:s/>((i%2)==1); }</text:span></text:p>
      <text:p text:style-name="P325"/>
      <text:p text:style-name="P326"><text:span text:style-name="T327">int</text:span><text:span text:style-name="T328"><text:s/>main () {</text:span></text:p>
      <text:p text:style-name="P329"/>
      <text:p text:style-name="P330"><text:span text:style-name="T331"><text:s text:c="2"/>std::vector&lt;int&gt; myvector4;</text:span></text:p>
      <text:p text:style-name="P332"><text:span text:style-name="T333"><text:s text:c="2"/>for (int i=1; i&lt;10; i++) myvector4.push_back(i); // myvector: 1 2 3 4 5 6 7 8 9</text:span></text:p>
      <text:p text:style-name="P334"/>
      <text:p text:style-name="P335"><text:span text:style-name="T336"><text:s text:c="2"/>int mycount = count_if (myvector4.begin(), myvector4.end(), IsOdd);</text:span></text:p>
      <text:p text:style-name="P337"><text:span text:style-name="T338"><text:s text:c="2"/>std::cout &lt;&lt; "myvector contains " &lt;&lt; mycount <text:s/>&lt;&lt; " odd values.\n";</text:span></text:p>
      <text:p text:style-name="P339"><text:span text:style-name="T340">}</text:span></text:p>
      <text:p text:style-name="P341"><text:span text:style-name="T342">Результат:</text:span></text:p>
      <text:p text:style-name="P343"><text:span text:style-name="T344">myvector contains 5 odd values.</text:span></text:p>
      <text:p text:style-name="P345"/>
      <text:h text:style-name="P346" text:outline-level="4">Функція mismatch</text:h>
      <text:p text:style-name="P347"><text:span text:style-name="T348">Функція<text:s/></text:span><text:span text:style-name="T349">mismatch у формах mismatch(pos1,pos2, col) та mismatch(pos1,pos2, col,fun) знаходить елементи в двох послідовностях (контейнерах), що не співпадають. Перша послідовність задається ітераторами початкової та кінцевої позиції, друга — параметром col. Вона повертає пару вхідних ітераторів, перший з яких вказує на першу позицію, що не співпадає в першому контейнері, а другий — в другому.<text:s/></text:span></text:p>
      <text:p text:style-name="P350"><text:span text:style-name="T351">// mismatch algorithm example</text:span></text:p>
      <text:p text:style-name="P352"><text:span text:style-name="T353">#include &lt;iostream&gt; <text:s text:c="4"/></text:span><text:span text:style-name="T354">// std::cout</text:span></text:p>
      <text:p text:style-name="P355"><text:span text:style-name="T356">#include &lt;algorithm&gt; <text:s text:c="3"/></text:span><text:span text:style-name="T357">// std::mismatch</text:span></text:p>
      <text:p text:style-name="P358"><text:span text:style-name="T359">#include &lt;vector&gt; <text:s text:c="6"/></text:span><text:span text:style-name="T360">// std::vector</text:span></text:p>
      <text:p text:style-name="P361"><text:span text:style-name="T362">#include &lt;utility&gt; <text:s text:c="5"/></text:span><text:span text:style-name="T363">// std::pair</text:span></text:p>
      <text:p text:style-name="P364"/>
      <text:p text:style-name="P365"><text:span text:style-name="T366">bool</text:span><text:span text:style-name="T367"><text:s/>mypredicate (</text:span><text:span text:style-name="T368">int</text:span><text:span text:style-name="T369"><text:s/>i,<text:s/></text:span><text:span text:style-name="T370">int</text:span><text:span text:style-name="T371"><text:s/>j) {</text:span></text:p>
      <text:p text:style-name="P372"><text:span text:style-name="T373"><text:s text:c="2"/></text:span><text:span text:style-name="T374">return</text:span><text:span text:style-name="T375"><text:s/>(i==j);</text:span></text:p>
      <text:p text:style-name="P376"><text:span text:style-name="T377">}</text:span></text:p>
      <text:p text:style-name="P378"/>
      <text:p text:style-name="P379"><text:span text:style-name="T380">int</text:span><text:span text:style-name="T381"><text:s/>main () {</text:span></text:p>
      <text:p text:style-name="P382"><text:span text:style-name="T383"><text:s text:c="2"/>std::vector&lt;</text:span><text:span text:style-name="T384">int</text:span><text:span text:style-name="T385">&gt; myvector;</text:span></text:p>
      <text:p text:style-name="P386"><text:span text:style-name="T387"><text:s text:c="2"/></text:span><text:span text:style-name="T388">for</text:span><text:span text:style-name="T389"><text:s/>(</text:span><text:span text:style-name="T390">int</text:span><text:span text:style-name="T391"><text:s/>i=1; i&lt;6; i++) myvector.push_back (i*10);<text:s/></text:span><text:span text:style-name="T392">// myvector: 10 20 30 40 50</text:span></text:p>
      <text:p text:style-name="P393"/>
      <text:p text:style-name="P394"><text:span text:style-name="T395"><text:s text:c="2"/></text:span><text:span text:style-name="T396">int</text:span><text:span text:style-name="T397"><text:s/>myints[] = {10,20,80,320,1024}; <text:s text:c="15"/></text:span><text:span text:style-name="T398">// <text:s text:c="2"/>myints: 10 20 80 320 1024</text:span></text:p>
      <text:p text:style-name="P399"/>
      <text:p text:style-name="P400"><text:span text:style-name="T401"><text:s text:c="2"/>std::pair&lt;std::vector&lt;</text:span><text:span text:style-name="T402">int</text:span><text:span text:style-name="T403">&gt;::iterator,</text:span><text:span text:style-name="T404">int</text:span><text:span text:style-name="T405">*&gt; mypair;</text:span></text:p>
      <text:p text:style-name="P406"/>
      <text:p text:style-name="P407"><text:span text:style-name="T408"><text:s text:c="2"/></text:span><text:span text:style-name="T409">// using default comparison:</text:span></text:p>
      <text:p text:style-name="P410"><text:span text:style-name="T411"><text:s text:c="2"/>mypair = std::mismatch (myvector.begin(), myvector.end(), myints);</text:span></text:p>
      <text:p text:style-name="P412"><text:span text:style-name="T413"><text:s text:c="2"/>std::cout &lt;&lt;<text:s/></text:span><text:span text:style-name="T414">"First mismatching elements: "</text:span><text:span text:style-name="T415"><text:s/>&lt;&lt; *mypair.first;</text:span></text:p>
      <text:p text:style-name="P416"><text:span text:style-name="T417"><text:s text:c="2"/>std::cout &lt;&lt;<text:s/></text:span><text:span text:style-name="T418">" and "</text:span><text:span text:style-name="T419"><text:s/>&lt;&lt; *mypair.second &lt;&lt;<text:s/></text:span><text:span text:style-name="T420">'\n'</text:span><text:span text:style-name="T421">;</text:span></text:p>
      <text:p text:style-name="P422"/>
      <text:p text:style-name="P423"><text:span text:style-name="T424"><text:s text:c="2"/>++mypair.first; ++mypair.second;</text:span></text:p>
      <text:p text:style-name="P425"/>
      <text:p text:style-name="P426"><text:span text:style-name="T427"><text:s text:c="2"/></text:span><text:span text:style-name="T428">// using predicate comparison:</text:span></text:p>
      <text:p text:style-name="P429"><text:span text:style-name="T430"><text:s text:c="2"/>mypair = std::mismatch (mypair.first, myvector.end(), mypair.second, mypredicate);</text:span></text:p>
      <text:p text:style-name="P431"><text:span text:style-name="T432"><text:s text:c="2"/>std::cout &lt;&lt;<text:s/></text:span><text:span text:style-name="T433">"Second mismatching elements: "</text:span><text:span text:style-name="T434"><text:s/>&lt;&lt; *mypair.first;</text:span></text:p>
      <text:p text:style-name="P435"><text:span text:style-name="T436"><text:s text:c="2"/>std::cout &lt;&lt;<text:s/></text:span><text:span text:style-name="T437">" and "</text:span><text:span text:style-name="T438"><text:s/>&lt;&lt; *mypair.second &lt;&lt;<text:s/></text:span><text:span text:style-name="T439">'\n'</text:span><text:span text:style-name="T440">;</text:span></text:p>
      <text:p text:style-name="P441"/>
      <text:p text:style-name="P442"><text:span text:style-name="T443"><text:s text:c="2"/></text:span><text:span text:style-name="T444">return</text:span><text:span text:style-name="T445"><text:s/>0;</text:span></text:p>
      <text:p text:style-name="P446"><text:span text:style-name="T447">}</text:span></text:p>
      <text:h text:style-name="P448" text:outline-level="4">Функція equal</text:h>
      <text:p text:style-name="P449"><text:span text:style-name="T450">Функція equal на відміну від<text:s/></text:span><text:span text:style-name="T451">mismatch визначає чи співпадає вміст двох послідовностей.</text:span></text:p>
      <text:p text:style-name="P452"><text:span text:style-name="T453">// equal algorithm example</text:span></text:p>
      <text:p text:style-name="P454"><text:span text:style-name="T455">#include &lt;iostream&gt; <text:s text:c="4"/></text:span><text:span text:style-name="T456">// std::cout</text:span></text:p>
      <text:p text:style-name="P457"><text:span text:style-name="T458">#include &lt;algorithm&gt; <text:s text:c="3"/></text:span><text:span text:style-name="T459">// std::equal</text:span></text:p>
      <text:p text:style-name="P460"><text:span text:style-name="T461">#include &lt;vector&gt; <text:s text:c="6"/></text:span><text:span text:style-name="T462">// std::vector</text:span></text:p>
      <text:p text:style-name="P463"/>
      <text:p text:style-name="P464"><text:span text:style-name="T465">bool</text:span><text:span text:style-name="T466"><text:s/>mypredicate (</text:span><text:span text:style-name="T467">int</text:span><text:span text:style-name="T468"><text:s/>i,<text:s/></text:span><text:span text:style-name="T469">int</text:span><text:span text:style-name="T470"><text:s/>j) {</text:span></text:p>
      <text:p text:style-name="P471"><text:span text:style-name="T472"><text:s text:c="2"/></text:span><text:span text:style-name="T473">return</text:span><text:span text:style-name="T474"><text:s/>(i==j);</text:span></text:p>
      <text:p text:style-name="P475"><text:span text:style-name="T476">}</text:span></text:p>
      <text:p text:style-name="P477"/>
      <text:p text:style-name="P478"><text:span text:style-name="T479">int</text:span><text:span text:style-name="T480"><text:s/>main () {</text:span></text:p>
      <text:p text:style-name="P481"><text:span text:style-name="T482"><text:s text:c="2"/></text:span><text:span text:style-name="T483">int</text:span><text:span text:style-name="T484"><text:s/>myints[] = {20,40,60,80,100}; <text:s text:c="14"/></text:span><text:span text:style-name="T485">// <text:s text:c="2"/>myints: 20 40 60 80 100</text:span></text:p>
      <text:soft-page-break/>
      <text:p text:style-name="P486"><text:span text:style-name="T487"><text:s text:c="2"/>std::vector&lt;</text:span><text:span text:style-name="T488">int</text:span><text:span text:style-name="T489">&gt;myvector (myints,myints+5); <text:s text:c="4"/></text:span><text:span text:style-name="T490">// myvector: 20 40 60 80 100</text:span></text:p>
      <text:p text:style-name="P491"/>
      <text:p text:style-name="P492"><text:span text:style-name="T493"><text:s text:c="2"/></text:span><text:span text:style-name="T494">// using default comparison:</text:span></text:p>
      <text:p text:style-name="P495"><text:span text:style-name="T496"><text:s text:c="2"/></text:span><text:span text:style-name="T497">if</text:span><text:span text:style-name="T498"><text:s/>( std::equal (myvector.begin(), myvector.end(), myints) )</text:span></text:p>
      <text:p text:style-name="P499"><text:span text:style-name="T500"><text:s text:c="4"/>std::cout &lt;&lt;<text:s/></text:span><text:span text:style-name="T501">"The contents of both sequences are equal.\n"</text:span><text:span text:style-name="T502">;</text:span></text:p>
      <text:p text:style-name="P503"><text:span text:style-name="T504"><text:s text:c="2"/></text:span><text:span text:style-name="T505">else</text:span></text:p>
      <text:p text:style-name="P506"><text:span text:style-name="T507"><text:s text:c="4"/>std::cout &lt;&lt;<text:s/></text:span><text:span text:style-name="T508">"The contents of both sequences differ.\n"</text:span><text:span text:style-name="T509">;</text:span></text:p>
      <text:p text:style-name="P510"/>
      <text:p text:style-name="P511"><text:span text:style-name="T512"><text:s text:c="2"/>myvector[3]=81; <text:s text:c="32"/></text:span><text:span text:style-name="T513">// myvector: 20 40 60 81 100</text:span></text:p>
      <text:p text:style-name="P514"/>
      <text:p text:style-name="P515"><text:span text:style-name="T516"><text:s text:c="2"/></text:span><text:span text:style-name="T517">// using predicate comparison:</text:span></text:p>
      <text:p text:style-name="P518"><text:span text:style-name="T519"><text:s text:c="2"/></text:span><text:span text:style-name="T520">if</text:span><text:span text:style-name="T521"><text:s/>( std::equal (myvector.begin(), myvector.end(), myints, mypredicate) )</text:span></text:p>
      <text:p text:style-name="P522"><text:span text:style-name="T523"><text:s text:c="4"/>std::cout &lt;&lt;<text:s/></text:span><text:span text:style-name="T524">"The contents of both sequences are equal.\n"</text:span><text:span text:style-name="T525">;</text:span></text:p>
      <text:p text:style-name="P526"><text:span text:style-name="T527"><text:s text:c="2"/></text:span><text:span text:style-name="T528">else</text:span></text:p>
      <text:p text:style-name="P529"><text:span text:style-name="T530"><text:s text:c="4"/>std::cout &lt;&lt;<text:s/></text:span><text:span text:style-name="T531">"The contents of both sequences differ.\n"</text:span><text:span text:style-name="T532">;</text:span></text:p>
      <text:p text:style-name="P533"/>
      <text:p text:style-name="P534"><text:span text:style-name="T535"><text:s text:c="2"/></text:span><text:span text:style-name="T536">return</text:span><text:span text:style-name="T537"><text:s/>0;</text:span></text:p>
      <text:p text:style-name="P538"><text:span text:style-name="T539">}</text:span></text:p>
      <text:h text:style-name="P540" text:outline-level="4">Функції search, search_n</text:h>
      <text:p text:style-name="P541"><text:span text:style-name="T542">Функції search, search_n — на відміну від функцій пошуку find та find_if, шукають не лише єдиний елемент, а діапазон чи колекцію та видають результат у вигляді однонаправленого ітератору на перший знайдений елемент, або на кінцевий елемент, якщо цих елементів не було знайдено.</text:span></text:p>
      <text:p text:style-name="P543"><text:span text:style-name="T544">Інтерфейс функції: search (pos1_1,pos1_2, pos2_1, pos2_2) <text:s/>або Інтерфейс функції: search (pos1_1,pos1_2, pos2_1, pos2_2, predicate)</text:span></text:p>
      <text:p text:style-name="P545"/>
      <text:p text:style-name="P546"><text:span text:style-name="T547">Функція search_n з інтерфейсом search_n (where_pos1,where_pos2, count, val) або search_n (where_pos1,where_pos2, count, val, predicat) шукає чи входить в даний діапазон count значень val (порівняння може відбуватись по функції у предикаті predicat). Якщо входить, то вона повертає ітератор на перше входження, інакше ітератор на кінець.</text:span></text:p>
      <text:p text:style-name="P548"/>
      <text:p text:style-name="P549"><text:span text:style-name="T550">Приклад:</text:span></text:p>
      <text:p text:style-name="P551"><text:span text:style-name="T552">#include &lt;bits/stdc++.h&gt;</text:span></text:p>
      <text:p text:style-name="P553"><text:span text:style-name="T554">bool mypredicate (int i, int j) {</text:span></text:p>
      <text:p text:style-name="P555"><text:span text:style-name="T556"><text:s text:c="2"/>return (i%2==j%2); // елементи рівні, якщо мають однакову парність</text:span></text:p>
      <text:p text:style-name="P557"><text:span text:style-name="T558">}</text:span></text:p>
      <text:p text:style-name="P559"/>
      <text:p text:style-name="P560"><text:span text:style-name="T561">int main () {</text:span></text:p>
      <text:p text:style-name="P562"><text:span text:style-name="T563"><text:s text:c="2"/>std::vector&lt;int&gt; haystack;</text:span></text:p>
      <text:p text:style-name="P564"><text:span text:style-name="T565"><text:s text:c="2"/>// встановлюємо значення: <text:s text:c="7"/>haystack: 10 20 30 40 50 60 70 80 90</text:span></text:p>
      <text:p text:style-name="P566"><text:span text:style-name="T567"><text:s text:c="2"/>for (int i=1; i&lt;10; i++) haystack.push_back(i*10);</text:span></text:p>
      <text:p text:style-name="P568"><text:span text:style-name="T569"><text:s text:c="2"/>// шукаємо з предикатом по замовченню</text:span></text:p>
      <text:p text:style-name="P570"><text:span text:style-name="T571"><text:s text:c="2"/>int needle1[] = {40,50,60,70,60,60};</text:span></text:p>
      <text:soft-page-break/>
      <text:p text:style-name="P572"><text:span text:style-name="T573"><text:s text:c="2"/>std::vector&lt;int&gt;::iterator it;</text:span></text:p>
      <text:p text:style-name="P574"><text:span text:style-name="T575"><text:s text:c="2"/>it = std::search (haystack.begin(), haystack.end(), needle1,needle1+4);</text:span></text:p>
      <text:p text:style-name="P576"><text:span text:style-name="T577"><text:s text:c="2"/>if (it!=haystack.end())</text:span></text:p>
      <text:p text:style-name="P578"><text:span text:style-name="T579"><text:s text:c="4"/>std::cout &lt;&lt; "needle1 found at position " &lt;&lt; (it-haystack.begin()) &lt;&lt; '\n';</text:span></text:p>
      <text:p text:style-name="P580"><text:span text:style-name="T581"><text:s text:c="2"/>else</text:span></text:p>
      <text:p text:style-name="P582"><text:span text:style-name="T583"><text:s text:c="4"/>std::cout &lt;&lt; "needle1 not found\n";</text:span></text:p>
      <text:p text:style-name="P584"/>
      <text:p text:style-name="P585"><text:span text:style-name="T586"><text:s/>// пошук використовуючи власний предикат</text:span></text:p>
      <text:p text:style-name="P587"><text:span text:style-name="T588"><text:s text:c="2"/>int needle2[] = {20,30,50};</text:span></text:p>
      <text:p text:style-name="P589"><text:span text:style-name="T590"><text:s text:c="2"/>it = std::search (haystack.begin(), haystack.end(), needle2, needle2+3, mypredicate);</text:span></text:p>
      <text:p text:style-name="P591"/>
      <text:p text:style-name="P592"><text:span text:style-name="T593"><text:s text:c="2"/>if (it!=haystack.end())</text:span></text:p>
      <text:p text:style-name="P594"><text:span text:style-name="T595"><text:s text:c="4"/>std::cout &lt;&lt; "needle2 equal parity at position " &lt;&lt; (it-haystack.begin()) &lt;&lt; '\n';</text:span></text:p>
      <text:p text:style-name="P596"><text:span text:style-name="T597"><text:s text:c="2"/>else</text:span></text:p>
      <text:p text:style-name="P598"><text:span text:style-name="T599"><text:s text:c="4"/>std::cout &lt;&lt; "needle2 equal parity not found\n";</text:span></text:p>
      <text:p text:style-name="P600"/>
      <text:p text:style-name="P601"><text:span text:style-name="T602"><text:s text:c="2"/>haystack.push_back(90); <text:s/>haystack.push_back(80);</text:span></text:p>
      <text:p text:style-name="P603"><text:span text:style-name="T604"><text:s text:c="2"/>it = std::search_n (haystack.begin(), haystack.end(), 2,90);</text:span></text:p>
      <text:p text:style-name="P605"><text:span text:style-name="T606"><text:s text:c="2"/>if (it!=haystack.end())</text:span></text:p>
      <text:p text:style-name="P607"><text:span text:style-name="T608"><text:s text:c="4"/>std::cout &lt;&lt; "2 90th are found at position " &lt;&lt; (it-haystack.begin()) &lt;&lt; '\n';</text:span></text:p>
      <text:p text:style-name="P609"><text:span text:style-name="T610"><text:s text:c="2"/>else</text:span></text:p>
      <text:p text:style-name="P611"><text:span text:style-name="T612"><text:s text:c="4"/>std::cout &lt;&lt; "2 90th not found\n";</text:span></text:p>
      <text:p text:style-name="P613"/>
      <text:p text:style-name="P614"><text:span text:style-name="T615">}</text:span></text:p>
      <text:p text:style-name="P616"><text:span text:style-name="T617">Результат:</text:span></text:p>
      <text:p text:style-name="P618"><text:span text:style-name="T619">needle1 found at position 3</text:span></text:p>
      <text:p text:style-name="P620"><text:span text:style-name="T621">needle2 equal parity at position 0</text:span></text:p>
      <text:p text:style-name="P622"><text:span text:style-name="T623">2 90th are found at position 8</text:span></text:p>
      <text:p text:style-name="P624"/>
      <text:p text:style-name="P625"><text:span text:style-name="T626">Модифікуючі операції з</text:span><text:span text:style-name="T627"><text:s/></text:span><text:span text:style-name="T628">послідовностями (</text:span><text:span text:style-name="T629">Modifying sequence operations)</text:span></text:p>
      <text:p text:style-name="P630"/>
      <text:h text:style-name="P631" text:outline-level="4"><text:span text:style-name="T632">Функці</text:span><text:span text:style-name="T633">ї копіювання</text:span><text:span text:style-name="T634"><text:s/>copy</text:span><text:span text:style-name="T635"><text:s/>та<text:s/></text:span><text:span text:style-name="T636">copy_backward</text:span></text:h>
      <text:h text:style-name="P637" text:outline-level="1"><text:span text:style-name="T638">Функція copy призначена для копіювання діапазону значень з колекції у іншу колекцію.<text:s/></text:span><text:span text:style-name="T639">Інтерфейс функції copy ( pose1, pos2, result_pos), остання позиція вказує за яку позицію потрібно копіювати.</text:span><text:span text:style-name="T640"><text:s/></text:span><text:span text:style-name="T641">Функція copy_backward — яке відрізняється тим, що останній параметр вказує не на початок на кінець результату. В Сі++11 додали ще форми copy_n, яка копіює n чисел з заданого місця та copy_if, де вказується умова копіювання (результатом функції є вказівник на наступний після скопійованого блоку елемент)</text:span><text:span text:style-name="T642">.</text:span></text:h>
      <text:p text:style-name="P643"/>
      <text:p text:style-name="P644"><text:span text:style-name="T645">#include &lt;iostream&gt; <text:s text:c="4"/>// std::cout, ostream_iterator</text:span></text:p>
      <text:p text:style-name="P646"><text:span text:style-name="T647">#include &lt;algorithm&gt; <text:s text:c="3"/>// std::copy</text:span></text:p>
      <text:p text:style-name="P648"><text:span text:style-name="T649">#include &lt;vector&gt; <text:s text:c="6"/>// std::vector</text:span></text:p>
      <text:p text:style-name="P650"><text:span text:style-name="T651">#include &lt;iterator&gt; <text:s text:c="4"/>//ostream_iterator</text:span></text:p>
      <text:p text:style-name="P652"><text:span text:style-name="T653">using namespace std;</text:span></text:p>
      <text:soft-page-break/>
      <text:p text:style-name="P654"><text:span text:style-name="T655">template&lt;class V,typename T&gt; void printCont(const V &amp; s, T val){</text:span></text:p>
      <text:p text:style-name="P656"><text:span text:style-name="T657"><text:s text:c="4"/>copy (s.begin(), s.end(), <text:s/>ostream_iterator&lt;T&gt;(cout, " ,")); <text:s/></text:span></text:p>
      <text:p text:style-name="P658"><text:span text:style-name="T659"><text:s text:c="3"/>cout&lt;&lt;endl; <text:s text:c="3"/></text:span></text:p>
      <text:p text:style-name="P660"><text:span text:style-name="T661">}</text:span></text:p>
      <text:h text:style-name="P662" text:outline-level="1"><text:span text:style-name="T663">int main () {</text:span></text:h>
      <text:h text:style-name="P664" text:outline-level="1"><text:span text:style-name="T665"><text:s text:c="2"/>int myints[]={10,20,30,40,50,60,70};</text:span></text:h>
      <text:h text:style-name="P666" text:outline-level="1"><text:span text:style-name="T667"><text:s text:c="2"/>vector&lt;int&gt; myvector (7);</text:span></text:h>
      <text:h text:style-name="P668" text:outline-level="1"><text:span text:style-name="T669"><text:s text:c="2"/>vector&lt;int&gt; myvector2(8);</text:span></text:h>
      <text:h text:style-name="P670" text:outline-level="1"/>
      <text:h text:style-name="P671" text:outline-level="1"><text:span text:style-name="T672"><text:s text:c="2"/>copy( myints, myints+7, myvector.begin() );</text:span></text:h>
      <text:h text:style-name="P673" text:outline-level="1"><text:span text:style-name="T674"><text:s text:c="2"/>cout &lt;&lt; "myvector contains:";</text:span></text:h>
      <text:h text:style-name="P675" text:outline-level="1"><text:span text:style-name="T676"><text:s text:c="2"/>printCont(myvector, myvector.at(0));<text:s/></text:span></text:h>
      <text:h text:style-name="P677" text:outline-level="1"><text:span text:style-name="T678"><text:s text:c="2"/>cout&lt;&lt;"\n";<text:s/></text:span></text:h>
      <text:h text:style-name="P679" text:outline-level="1"><text:span text:style-name="T680"><text:s text:c="2"/>copy_backward( myvector.begin()+3, myvector.end(), myvector.end()-3 );</text:span></text:h>
      <text:h text:style-name="P681" text:outline-level="1"><text:span text:style-name="T682"><text:s text:c="2"/>printCont(myvector, myvector.at(0));<text:s/></text:span></text:h>
      <text:h text:style-name="P683" text:outline-level="1"/>
      <text:h text:style-name="P684" text:outline-level="1"><text:span text:style-name="T685"><text:s text:c="2"/>copy_n( myvector.begin()+3, 3, myvector2.begin());</text:span></text:h>
      <text:h text:style-name="P686" text:outline-level="1"><text:span text:style-name="T687"><text:s text:c="2"/>printCont(myvector2, myvector2.at(0));<text:s/></text:span></text:h>
      <text:h text:style-name="P688" text:outline-level="1"><text:span text:style-name="T689"><text:s text:c="2"/>auto it = copy_if (myvector.begin(), myvector.end()-5, myvector2.begin()+3,<text:s/></text:span></text:h>
      <text:h text:style-name="P690" text:outline-level="1"><text:span text:style-name="T691">[](int x){return x%20==0;} );</text:span><text:span text:style-name="T692"><text:s/>// використовуємо лямбду – остача від ділення на 20</text:span></text:h>
      <text:h text:style-name="P693" text:outline-level="1"><text:span text:style-name="T694"><text:s text:c="2"/>printCont(myvector2, myvector2.at(0));<text:s/></text:span></text:h>
      <text:h text:style-name="P695" text:outline-level="1"><text:span text:style-name="T696"><text:s text:c="2"/>it--;</text:span></text:h>
      <text:h text:style-name="P697" text:outline-level="1"><text:span text:style-name="T698"><text:s text:c="2"/>cout&lt;&lt;"*it="&lt;&lt;*it;</text:span></text:h>
      <text:h text:style-name="P699" text:outline-level="1"><text:span text:style-name="T700">}</text:span></text:h>
      <text:p text:style-name="P701"><text:span text:style-name="T702">Результат:</text:span></text:p>
      <text:p text:style-name="P703"><text:span text:style-name="T704">myvector contains:10 ,20 ,30 ,40 ,50 ,60 ,70 ,</text:span></text:p>
      <text:p text:style-name="P705"/>
      <text:p text:style-name="P706"><text:span text:style-name="T707">40 ,50 ,60 ,70 ,50 ,60 ,70 ,</text:span></text:p>
      <text:p text:style-name="P708"><text:span text:style-name="T709">70 ,50 ,60 ,0 ,0 ,0 ,0 ,0 ,</text:span></text:p>
      <text:p text:style-name="P710"><text:span text:style-name="T711">70 ,50 ,60 ,40 ,0 ,0 ,0 ,0 ,</text:span></text:p>
      <text:p text:style-name="P712"><text:span text:style-name="T713">*it=40</text:span></text:p>
      <text:p text:style-name="P714"/>
      <text:h text:style-name="P715" text:outline-level="4"/>
      <text:h text:style-name="P716" text:outline-level="4"><text:span text:style-name="T717">Функції</text:span><text:span text:style-name="T718"><text:s/>заміни:</text:span><text:span text:style-name="T719"><text:s/>replace, replace_if, replace_copy, replace_copy_if</text:span></text:h>
      <text:h text:style-name="P720" text:outline-level="1"/>
      <text:h text:style-name="P721" text:outline-level="1"><text:span text:style-name="T722">Методи replace, replace_if, replace_copy, replace_copy_if змінюють вказане значення в колекції (у формах replace_copy, replace_copy_if одночасно модифікується і те значення яким</text:span><text:span text:style-name="T723"><text:s/></text:span><text:span text:style-name="T724">було модифіковано –</text:span><text:span text:style-name="T725"><text:s/></text:span><text:span text:style-name="T726">тобто</text:span><text:span text:style-name="T727"><text:s/></text:span><text:span text:style-name="T728">відбувається обмін значеннями)</text:span><text:span text:style-name="T729">.</text:span></text:h>
      <text:p text:style-name="P730"/>
      <text:p text:style-name="P731"><text:span text:style-name="T732">// replace_copy example</text:span></text:p>
      <text:p text:style-name="P733"><text:span text:style-name="T734">#include &lt;iostream&gt; <text:s text:c="4"/></text:span><text:span text:style-name="T735">// std::cout</text:span></text:p>
      <text:p text:style-name="P736"><text:span text:style-name="T737">#include &lt;algorithm&gt; <text:s text:c="3"/></text:span><text:span text:style-name="T738">// std::replace_copy</text:span></text:p>
      <text:p text:style-name="P739"><text:span text:style-name="T740">#include &lt;vector&gt; <text:s text:c="6"/></text:span><text:span text:style-name="T741">// std::vector</text:span></text:p>
      <text:p text:style-name="P742"/>
      <text:p text:style-name="P743"><text:span text:style-name="T744">int</text:span><text:span text:style-name="T745"><text:s/>main () {</text:span></text:p>
      <text:p text:style-name="P746"><text:span text:style-name="T747"><text:s text:c="2"/></text:span><text:span text:style-name="T748">int</text:span><text:span text:style-name="T749"><text:s/>myints[] = { 10, 20, 30, 30, 20, 10, 10, 20 };</text:span></text:p>
      <text:p text:style-name="P750"/>
      <text:p text:style-name="P751"><text:span text:style-name="T752"><text:s text:c="2"/>std::vector&lt;</text:span><text:span text:style-name="T753">int</text:span><text:span text:style-name="T754">&gt; myvector (8);</text:span></text:p>
      <text:p text:style-name="P755"><text:span text:style-name="T756"><text:s text:c="2"/>std::replace_copy (myints, myints+8, myvector.begin(), 20, 99);</text:span></text:p>
      <text:p text:style-name="P757"/>
      <text:p text:style-name="P758"><text:span text:style-name="T759"><text:s text:c="2"/>std::cout &lt;&lt;<text:s/></text:span><text:span text:style-name="T760">"myvector contains:"</text:span><text:span text:style-name="T761">;</text:span></text:p>
      <text:p text:style-name="P762"><text:span text:style-name="T763"><text:s text:c="2"/></text:span><text:span text:style-name="T764">for</text:span><text:span text:style-name="T765"><text:s/>(std::vector&lt;</text:span><text:span text:style-name="T766">int</text:span><text:span text:style-name="T767">&gt;::iterator it=myvector.begin(); it!=myvector.end(); ++it)</text:span></text:p>
      <text:p text:style-name="P768"><text:span text:style-name="T769"><text:s text:c="4"/>std::cout &lt;&lt;<text:s/></text:span><text:span text:style-name="T770">' '</text:span><text:span text:style-name="T771"><text:s/>&lt;&lt; *it;</text:span></text:p>
      <text:p text:style-name="P772"><text:span text:style-name="T773"><text:s text:c="2"/>std::cout &lt;&lt;<text:s/></text:span><text:span text:style-name="T774">'\n'</text:span><text:span text:style-name="T775">;</text:span></text:p>
      <text:p text:style-name="P776"><text:span text:style-name="T777"><text:s text:c="2"/>std::vector&lt;</text:span><text:span text:style-name="T778">int</text:span><text:span text:style-name="T779">&gt; foo,bar;</text:span></text:p>
      <text:p text:style-name="P780"/>
      <text:p text:style-name="P781"><text:span text:style-name="T782"><text:s text:c="2"/></text:span><text:span text:style-name="T783">// set some values:</text:span></text:p>
      <text:p text:style-name="P784"><text:span text:style-name="T785"><text:s text:c="2"/></text:span><text:span text:style-name="T786">for</text:span><text:span text:style-name="T787"><text:s/>(</text:span><text:span text:style-name="T788">int</text:span><text:span text:style-name="T789"><text:s/>i=1; i&lt;10; i++) foo.push_back(i); <text:s text:c="9"/></text:span><text:span text:style-name="T790">// 1 2 3 4 5 6 7 8 9</text:span></text:p>
      <text:p text:style-name="P791"/>
      <text:p text:style-name="P792"><text:span text:style-name="T793"><text:s text:c="2"/>bar.resize(foo.size()); <text:s text:c="2"/></text:span><text:span text:style-name="T794">// allocate space</text:span></text:p>
      <text:p text:style-name="P795"><text:span text:style-name="T796"><text:s text:c="2"/>std::replace_copy_if (foo.begin(), foo.end(), bar.begin(), IsOdd, 0);</text:span></text:p>
      <text:p text:style-name="P797"><text:span text:style-name="T798"><text:s text:c="56"/></text:span><text:span text:style-name="T799">// 0 2 0 4 0 6 0 8 0</text:span></text:p>
      <text:p text:style-name="P800"/>
      <text:p text:style-name="P801"><text:span text:style-name="T802"><text:s text:c="2"/>std::cout &lt;&lt;<text:s/></text:span><text:span text:style-name="T803">"bar contains:"</text:span><text:span text:style-name="T804">;</text:span></text:p>
      <text:p text:style-name="P805"><text:span text:style-name="T806"><text:s text:c="2"/></text:span><text:span text:style-name="T807">for</text:span><text:span text:style-name="T808"><text:s/>(std::vector&lt;</text:span><text:span text:style-name="T809">int</text:span><text:span text:style-name="T810">&gt;::iterator it=bar.begin(); it!=bar.end(); ++it)</text:span></text:p>
      <text:p text:style-name="P811"><text:span text:style-name="T812"><text:s text:c="4"/>std::cout &lt;&lt;<text:s/></text:span><text:span text:style-name="T813">' '</text:span><text:span text:style-name="T814"><text:s/>&lt;&lt; *it;</text:span></text:p>
      <text:p text:style-name="P815"><text:span text:style-name="T816"><text:s text:c="2"/>std::cout &lt;&lt;<text:s/></text:span><text:span text:style-name="T817">'\n'</text:span><text:span text:style-name="T818">;</text:span></text:p>
      <text:p text:style-name="P819"><text:span text:style-name="T820">}</text:span></text:p>
      <text:p text:style-name="P821"/>
      <text:p text:style-name="P822"><text:span text:style-name="T823">Функції видалення remove, remove_if, remove_copy, remove_copy_if<text:s/></text:span></text:p>
      <text:p text:style-name="P824"><text:span text:style-name="T825">Методи remove, remove_if, remove_copy, remove_copy_if — дозволяють видаляти елементи за значенням або по значенню предикату. <text:s/></text:span></text:p>
      <text:p text:style-name="P826"><text:span text:style-name="T827">#include &lt;iostream&gt; <text:s text:c="4"/>// std::cout</text:span></text:p>
      <text:p text:style-name="P828"><text:span text:style-name="T829">#include &lt;algorithm&gt; <text:s text:c="3"/>// std::remove_if</text:span></text:p>
      <text:p text:style-name="P830"><text:span text:style-name="T831">#include &lt;vector&gt;</text:span></text:p>
      <text:p text:style-name="P832"/>
      <text:p text:style-name="P833"><text:span text:style-name="T834">bool IsPower2 (unsigned i) { return (i &amp; (i-1)) == 0; }</text:span><text:span text:style-name="T835"><text:s/>// чи є число ступенем двійки</text:span></text:p>
      <text:p text:style-name="P836"/>
      <text:p text:style-name="P837"><text:span text:style-name="T838">template &lt;class T&gt;</text:span><text:span text:style-name="T839"><text:s text:c="3"/>// друк значень заданих інтервалом</text:span></text:p>
      <text:p text:style-name="P840"><text:span text:style-name="T841">void printIntVector(T a,<text:s/></text:span></text:p>
      <text:p text:style-name="P842"><text:span text:style-name="T843"><text:s text:c="20"/>T b){</text:span></text:p>
      <text:p text:style-name="P844"><text:span text:style-name="T845"><text:s text:c="5"/>std::cout &lt;&lt; "the range contains:";</text:span></text:p>
      <text:p text:style-name="P846"><text:span text:style-name="T847"><text:s text:c="5"/>while(a!=b){</text:span></text:p>
      <text:p text:style-name="P848"><text:span text:style-name="T849"><text:s text:c="10"/>std::cout&lt;&lt;*a&lt;&lt;", ";</text:span></text:p>
      <text:p text:style-name="P850"><text:span text:style-name="T851"><text:s text:c="10"/>++a;<text:s/></text:span></text:p>
      <text:soft-page-break/>
      <text:p text:style-name="P852"><text:span text:style-name="T853"><text:s text:c="5"/>}</text:span></text:p>
      <text:p text:style-name="P854"><text:span text:style-name="T855"><text:s text:c="2"/>std::cout &lt;&lt; '\n';</text:span></text:p>
      <text:p text:style-name="P856"><text:span text:style-name="T857">}</text:span></text:p>
      <text:p text:style-name="P858"/>
      <text:p text:style-name="P859"><text:span text:style-name="T860">int main () {</text:span></text:p>
      <text:p text:style-name="P861"><text:span text:style-name="T862"><text:s text:c="2"/>unsigned myints[] = {1,2,3,4,5,6,7,8,9}; <text:s text:c="11"/>// 1 2 3 4 5 6 7 8 9</text:span></text:p>
      <text:p text:style-name="P863"/>
      <text:p text:style-name="P864"><text:span text:style-name="T865"><text:s text:c="2"/>//</text:span><text:span text:style-name="T866"><text:s/>задаємо інтервал вказівниками</text:span></text:p>
      <text:p text:style-name="P867"><text:span text:style-name="T868"><text:s text:c="2"/>unsigned* pbegin = myints; <text:s text:c="25"/>//<text:s/></text:span><text:span text:style-name="T869">вказівник на</text:span><text:span text:style-name="T870"><text:s/>1</text:span></text:p>
      <text:p text:style-name="P871"><text:span text:style-name="T872"><text:s text:c="2"/>unsigned* pend = myints+sizeof(myints)/sizeof(int); //<text:s/></text:span><text:span text:style-name="T873">вказівник після</text:span><text:span text:style-name="T874"><text:s/>9</text:span></text:p>
      <text:p text:style-name="P875"/>
      <text:p text:style-name="P876"><text:span text:style-name="T877"><text:s text:c="2"/>pend = std::remove_if (pbegin, pend, IsPower2); <text:s text:c="2"/>// 3, 5, 6, 7, 9</text:span></text:p>
      <text:p text:style-name="P878"><text:span text:style-name="T879"><text:s text:c="2"/></text:span></text:p>
      <text:p text:style-name="P880"><text:span text:style-name="T881"><text:s text:c="2"/>printIntVector(pbegin, pend);</text:span></text:p>
      <text:p text:style-name="P882"><text:span text:style-name="T883"><text:s text:c="2"/>unsigned myints2[] = {10,20,30,30,20,10,10,20}; <text:s text:c="5"/></text:span></text:p>
      <text:p text:style-name="P884"/>
      <text:p text:style-name="P885"><text:span text:style-name="T886"><text:s text:c="2"/>//<text:s/></text:span><text:span text:style-name="T887">задаємо інтервал</text:span></text:p>
      <text:p text:style-name="P888"><text:span text:style-name="T889"><text:s/>pbegin = myints2; <text:s text:c="25"/></text:span></text:p>
      <text:p text:style-name="P890"><text:span text:style-name="T891">pend = myints2+sizeof(myints2)/sizeof(unsigned);<text:s/></text:span></text:p>
      <text:p text:style-name="P892"/>
      <text:p text:style-name="P893"><text:span text:style-name="T894"><text:s text:c="2"/>pend = std::remove (pbegin, pend, 20); <text:s text:c="8"/>// 10, 30, 30, 10, 10,<text:s/></text:span></text:p>
      <text:p text:style-name="P895"><text:span text:style-name="T896"><text:s text:c="2"/></text:span></text:p>
      <text:p text:style-name="P897"><text:span text:style-name="T898"><text:s text:c="4"/>printIntVector(pbegin, pend);</text:span></text:p>
      <text:p text:style-name="P899"><text:span text:style-name="T900"><text:s text:c="3"/>unsigned myints3[] = {1,2,3,4,5,6,7,8,9};</text:span></text:p>
      <text:p text:style-name="P901"><text:span text:style-name="T902"><text:s text:c="2"/>std::vector&lt;unsigned&gt; myvector (9);</text:span></text:p>
      <text:p text:style-name="P903"/>
      <text:p text:style-name="P904"><text:span text:style-name="T905"><text:s/>std::remove_copy_if (myints,myints+9,myvector.begin(), IsPower2);</text:span></text:p>
      <text:p text:style-name="P906"><text:span text:style-name="T907">// 3, 5, 6, 7, 9, 6, 7, 9, 0,</text:span></text:p>
      <text:p text:style-name="P908"/>
      <text:p text:style-name="P909"><text:span text:style-name="T910"><text:s text:c="3"/>printIntVector(myvector.begin(), myvector.end());</text:span></text:p>
      <text:p text:style-name="P911"><text:span text:style-name="T912">}</text:span></text:p>
      <text:p text:style-name="P913"><text:span text:style-name="T914">Результат:</text:span></text:p>
      <text:p text:style-name="P915"><text:span text:style-name="T916">the range contains:3, 5, 6, 7, 9,<text:s/></text:span></text:p>
      <text:p text:style-name="P917"><text:span text:style-name="T918">the range contains:10, 30, 30, 10, 10,<text:s/></text:span></text:p>
      <text:p text:style-name="P919"><text:span text:style-name="T920">the range contains:</text:span><text:bookmark-start text:name="__DdeLink__3038_144309735"/><text:bookmark-end text:name="__DdeLink__3038_144309735"/><text:span text:style-name="T921">3, 5, 6, 7, 9, 6, 7, 9, 0,</text:span></text:p>
      <text:p text:style-name="P922"/>
      <text:p text:style-name="P923"><text:span text:style-name="T924">Функції видалення дублікатів unique та unique_copy</text:span></text:p>
      <text:p text:style-name="P925"><text:span text:style-name="T926">Функції unique та unique_copy дозволяють видаляти послідовні однакові значення в послідовності</text:span></text:p>
      <text:p text:style-name="P927"/>
      <text:h text:style-name="P928" text:outline-level="4"><text:span text:style-name="T929">Функції</text:span><text:span text:style-name="T930"><text:s/>обміну:</text:span><text:span text:style-name="T931"><text:s/>swap та swap_ranges, iter_swap</text:span></text:h>
      <text:p text:style-name="P932"><text:span text:style-name="T933">Функції swap та swap_ranges, iter_swap здійснюють обмін колекціями або діапазонів значень або значеннями ітераторів.</text:span></text:p>
      <text:h text:style-name="P934" text:outline-level="4"/>
      <text:h text:style-name="P935" text:outline-level="4"><text:span text:style-name="T936">Функція</text:span><text:span text:style-name="T937"><text:s/>перетворення:</text:span><text:span text:style-name="T938"><text:s/>transform</text:span></text:h>
      <text:p text:style-name="P939"><text:span text:style-name="T940">Метод transform застосовує дану функцію до колекції(діапазону) або двох колекцій(діапазонів) та модифікує при цьому одну з них.</text:span></text:p>
      <text:p text:style-name="P941"><text:span text:style-name="T942">// transform algorithm example</text:span></text:p>
      <text:p text:style-name="P943"><text:span text:style-name="T944">#include &lt;iostream&gt; <text:s text:c="4"/></text:span><text:span text:style-name="T945">// std::cout</text:span></text:p>
      <text:p text:style-name="P946"><text:span text:style-name="T947">#include &lt;algorithm&gt; <text:s text:c="3"/></text:span><text:span text:style-name="T948">// std::transform</text:span></text:p>
      <text:p text:style-name="P949"><text:span text:style-name="T950">#include &lt;vector&gt; <text:s text:c="6"/></text:span><text:span text:style-name="T951">// std::vector</text:span></text:p>
      <text:p text:style-name="P952"><text:span text:style-name="T953">#include &lt;functional&gt; <text:s text:c="2"/></text:span><text:span text:style-name="T954">// std::plus</text:span></text:p>
      <text:p text:style-name="P955"/>
      <text:p text:style-name="P956"><text:span text:style-name="T957">int</text:span><text:span text:style-name="T958"><text:s/>op_increase (</text:span><text:span text:style-name="T959">int</text:span><text:span text:style-name="T960"><text:s/>i) {<text:s/></text:span><text:span text:style-name="T961">return</text:span><text:span text:style-name="T962"><text:s/>++i; }</text:span></text:p>
      <text:p text:style-name="P963"/>
      <text:p text:style-name="P964"><text:span text:style-name="T965">int</text:span><text:span text:style-name="T966"><text:s/>main () {</text:span></text:p>
      <text:p text:style-name="P967"><text:span text:style-name="T968"><text:s text:c="2"/>std::vector&lt;</text:span><text:span text:style-name="T969">int</text:span><text:span text:style-name="T970">&gt; foo;</text:span></text:p>
      <text:p text:style-name="P971"><text:span text:style-name="T972"><text:s text:c="2"/>std::vector&lt;</text:span><text:span text:style-name="T973">int</text:span><text:span text:style-name="T974">&gt; bar;</text:span></text:p>
      <text:p text:style-name="P975"/>
      <text:p text:style-name="P976"><text:span text:style-name="T977"><text:s text:c="2"/></text:span><text:span text:style-name="T978">// set some values:</text:span></text:p>
      <text:p text:style-name="P979"><text:span text:style-name="T980"><text:s text:c="2"/></text:span><text:span text:style-name="T981">for</text:span><text:span text:style-name="T982"><text:s/>(</text:span><text:span text:style-name="T983">int</text:span><text:span text:style-name="T984"><text:s/>i=1; i&lt;6; i++)</text:span></text:p>
      <text:p text:style-name="P985"><text:span text:style-name="T986"><text:s text:c="4"/>foo.push_back (i*10); <text:s text:c="24"/></text:span><text:span text:style-name="T987">// foo: 10 20 30 40 50</text:span></text:p>
      <text:p text:style-name="P988"/>
      <text:p text:style-name="P989"><text:span text:style-name="T990"><text:s text:c="2"/>bar.resize(foo.size()); <text:s text:c="24"/></text:span><text:span text:style-name="T991">// allocate space</text:span></text:p>
      <text:p text:style-name="P992"/>
      <text:p text:style-name="P993"><text:span text:style-name="T994"><text:s text:c="2"/>std::transform (foo.begin(), foo.end(), bar.begin(), op_increase);</text:span></text:p>
      <text:p text:style-name="P995"><text:span text:style-name="T996"><text:s text:c="50"/></text:span><text:span text:style-name="T997">// bar: 11 21 31 41 51</text:span></text:p>
      <text:p text:style-name="P998"/>
      <text:p text:style-name="P999"><text:span text:style-name="T1000"><text:s text:c="2"/></text:span><text:span text:style-name="T1001">// std::plus adds together its two arguments:</text:span></text:p>
      <text:p text:style-name="P1002"><text:span text:style-name="T1003"><text:s text:c="2"/>std::transform (foo.begin(), foo.end(), bar.begin(), foo.begin(), std::plus&lt;</text:span><text:span text:style-name="T1004">int</text:span><text:span text:style-name="T1005">&gt;());</text:span></text:p>
      <text:p text:style-name="P1006"><text:span text:style-name="T1007"><text:s text:c="50"/></text:span><text:span text:style-name="T1008">// foo: 21 41 61 81 101</text:span></text:p>
      <text:p text:style-name="P1009"/>
      <text:p text:style-name="P1010"><text:span text:style-name="T1011"><text:s text:c="2"/>std::cout &lt;&lt;<text:s/></text:span><text:span text:style-name="T1012">"foo contains:"</text:span><text:span text:style-name="T1013">;</text:span></text:p>
      <text:p text:style-name="P1014"><text:span text:style-name="T1015"><text:s text:c="2"/></text:span><text:span text:style-name="T1016">for</text:span><text:span text:style-name="T1017"><text:s/>(std::vector&lt;</text:span><text:span text:style-name="T1018">int</text:span><text:span text:style-name="T1019">&gt;::iterator it=foo.begin(); it!=foo.end(); ++it)</text:span></text:p>
      <text:p text:style-name="P1020"><text:span text:style-name="T1021"><text:s text:c="4"/>std::cout &lt;&lt;<text:s/></text:span><text:span text:style-name="T1022">' '</text:span><text:span text:style-name="T1023"><text:s/>&lt;&lt; *it;</text:span></text:p>
      <text:p text:style-name="P1024"><text:span text:style-name="T1025"><text:s text:c="2"/>std::cout &lt;&lt;<text:s/></text:span><text:span text:style-name="T1026">'\n'</text:span><text:span text:style-name="T1027">;</text:span></text:p>
      <text:p text:style-name="P1028"><text:span text:style-name="T1029">}</text:span></text:p>
      <text:p text:style-name="P1030"/>
      <text:p text:style-name="P1031"/>
      <text:h text:style-name="P1032" text:outline-level="4"><text:span text:style-name="T1033">Функції заповнення fill, fill_n та generate, generate_n</text:span></text:h>
      <text:p text:style-name="P1034"/>
      <text:p text:style-name="P1035"><text:span text:style-name="T1036">Методи fill та fill_n дозволяють швидко ініціалізувати колекцію даними.</text:span></text:p>
      <text:p text:style-name="P1037"><text:span text:style-name="T1038"><text:s/>std::vector&lt;</text:span><text:span text:style-name="T1039">int</text:span><text:span text:style-name="T1040">&gt; myvector (8,10); <text:s text:c="7"/></text:span><text:span text:style-name="T1041">// myvector: 10 10 10 10 10 10 10 10</text:span></text:p>
      <text:p text:style-name="P1042"/>
      <text:p text:style-name="P1043"><text:span text:style-name="T1044"><text:s text:c="2"/>std::fill_n (myvector.begin(),4,20); <text:s text:c="4"/></text:span><text:span text:style-name="T1045">// myvector: 20 20 20 20 10 10 10 10</text:span></text:p>
      <text:p text:style-name="P1046"><text:span text:style-name="T1047"><text:s text:c="2"/>std::fill_n (myvector.begin()+3,3,33); <text:s text:c="2"/></text:span><text:span text:style-name="T1048">// myvector: 20 20 20 33 33 33 10 10</text:span></text:p>
      <text:p text:style-name="P1049"/>
      <text:p text:style-name="P1050"><text:span text:style-name="T1051"><text:s text:c="2"/>std::cout &lt;&lt;<text:s/></text:span><text:span text:style-name="T1052">"myvector contains:"</text:span><text:span text:style-name="T1053">;</text:span></text:p>
      <text:p text:style-name="P1054"><text:span text:style-name="T1055"><text:s text:c="2"/></text:span><text:span text:style-name="T1056">for</text:span><text:span text:style-name="T1057"><text:s/>(std::vector&lt;</text:span><text:span text:style-name="T1058">int</text:span><text:span text:style-name="T1059">&gt;::iterator it=myvector.begin(); it!=myvector.end(); ++it)</text:span></text:p>
      <text:p text:style-name="P1060"><text:span text:style-name="T1061"><text:s text:c="4"/>std::cout &lt;&lt;<text:s/></text:span><text:span text:style-name="T1062">' '</text:span><text:span text:style-name="T1063"><text:s/>&lt;&lt; *it;</text:span></text:p>
      <text:p text:style-name="P1064"><text:span text:style-name="T1065"><text:s text:c="2"/>std::cout &lt;&lt;<text:s/></text:span><text:span text:style-name="T1066">'\n'</text:span><text:span text:style-name="T1067">;</text:span></text:p>
      <text:p text:style-name="P1068"/>
      <text:p text:style-name="P1069"><text:span text:style-name="T1070"><text:s text:c="2"/>std::fill (myvector.begin(),myvector.begin()+4,5); <text:s text:c="2"/></text:span><text:span text:style-name="T1071">// myvector: 5 5 5 5 0 0 0 0</text:span></text:p>
      <text:p text:style-name="P1072"><text:span text:style-name="T1073"><text:s text:c="2"/>std::fill (myvector.begin()+3,myvector.end()-2,8); <text:s text:c="2"/></text:span><text:span text:style-name="T1074">// myvector: 5 5 5 8 8 8 0 0</text:span></text:p>
      <text:p text:style-name="P1075"/>
      <text:p text:style-name="P1076"><text:span text:style-name="T1077"><text:s text:c="2"/>std::cout &lt;&lt;<text:s/></text:span><text:span text:style-name="T1078">"myvector contains:"</text:span><text:span text:style-name="T1079">;</text:span></text:p>
      <text:p text:style-name="P1080"><text:span text:style-name="T1081"><text:s text:c="2"/></text:span><text:span text:style-name="T1082">for</text:span><text:span text:style-name="T1083"><text:s/>(std::vector&lt;</text:span><text:span text:style-name="T1084">int</text:span><text:span text:style-name="T1085">&gt;::iterator it=myvector.begin(); it!=myvector.end(); ++it)</text:span></text:p>
      <text:p text:style-name="P1086"><text:span text:style-name="T1087"><text:s text:c="4"/>std::cout &lt;&lt;<text:s/></text:span><text:span text:style-name="T1088">' '</text:span><text:span text:style-name="T1089"><text:s/>&lt;&lt; *it;</text:span></text:p>
      <text:p text:style-name="P1090"><text:span text:style-name="T1091"><text:s text:c="2"/>std::cout &lt;&lt;<text:s/></text:span><text:span text:style-name="T1092">'\n'</text:span><text:span text:style-name="T1093">;</text:span></text:p>
      <text:p text:style-name="P1094"/>
      <text:p text:style-name="P1095"><text:span text:style-name="T1096">Методи generate та generate_n дозволяють ініціалізувати чи модифікувати колекцію за допомогою даної функції.</text:span></text:p>
      <text:p text:style-name="P1097"><text:span text:style-name="T1098">// generate algorithm example</text:span></text:p>
      <text:p text:style-name="P1099"><text:span text:style-name="T1100">#include &lt;iostream&gt; <text:s text:c="4"/></text:span><text:span text:style-name="T1101">// std::cout</text:span></text:p>
      <text:p text:style-name="P1102"><text:span text:style-name="T1103">#include &lt;algorithm&gt; <text:s text:c="3"/></text:span><text:span text:style-name="T1104">// std::generate</text:span></text:p>
      <text:p text:style-name="P1105"><text:span text:style-name="T1106">#include &lt;vector&gt; <text:s text:c="6"/></text:span><text:span text:style-name="T1107">// std::vector</text:span></text:p>
      <text:p text:style-name="P1108"><text:span text:style-name="T1109">#include &lt;ctime&gt; <text:s text:c="7"/></text:span><text:span text:style-name="T1110">// std::time</text:span></text:p>
      <text:p text:style-name="P1111"><text:span text:style-name="T1112">#include &lt;cstdlib&gt; <text:s text:c="5"/></text:span><text:span text:style-name="T1113">// std::rand, std::srand</text:span></text:p>
      <text:p text:style-name="P1114"/>
      <text:p text:style-name="P1115"><text:span text:style-name="T1116">// function generator:</text:span></text:p>
      <text:p text:style-name="P1117"><text:span text:style-name="T1118">int</text:span><text:span text:style-name="T1119"><text:s/>RandomNumber () {<text:s/></text:span><text:span text:style-name="T1120">return</text:span><text:span text:style-name="T1121"><text:s/>(std::rand()%100); }</text:span></text:p>
      <text:p text:style-name="P1122"/>
      <text:p text:style-name="P1123"><text:span text:style-name="T1124">// class generator:</text:span></text:p>
      <text:p text:style-name="P1125"><text:span text:style-name="T1126">struct</text:span><text:span text:style-name="T1127"><text:s/>c_unique {</text:span></text:p>
      <text:p text:style-name="P1128"><text:span text:style-name="T1129"><text:s text:c="2"/></text:span><text:span text:style-name="T1130">int</text:span><text:span text:style-name="T1131"><text:s/>current;</text:span></text:p>
      <text:p text:style-name="P1132"><text:span text:style-name="T1133"><text:s text:c="2"/>c_unique() {current=0;}</text:span></text:p>
      <text:p text:style-name="P1134"><text:span text:style-name="T1135"><text:s text:c="2"/></text:span><text:span text:style-name="T1136">int</text:span><text:span text:style-name="T1137"><text:s/></text:span><text:span text:style-name="T1138">operator</text:span><text:span text:style-name="T1139">()() {</text:span><text:span text:style-name="T1140">return</text:span><text:span text:style-name="T1141"><text:s/>++current;}</text:span></text:p>
      <text:p text:style-name="P1142"><text:span text:style-name="T1143">} UniqueNumber;</text:span></text:p>
      <text:p text:style-name="P1144"/>
      <text:p text:style-name="P1145"><text:span text:style-name="T1146">int</text:span><text:span text:style-name="T1147"><text:s/>main () {</text:span></text:p>
      <text:p text:style-name="P1148"><text:span text:style-name="T1149"><text:s text:c="2"/>std::srand (<text:s/></text:span><text:span text:style-name="T1150">unsigned</text:span><text:span text:style-name="T1151"><text:s/>( std::time(0) ) );</text:span></text:p>
      <text:p text:style-name="P1152"/>
      <text:p text:style-name="P1153"><text:span text:style-name="T1154"><text:s text:c="2"/>std::vector&lt;</text:span><text:span text:style-name="T1155">int</text:span><text:span text:style-name="T1156">&gt; myvector (8);</text:span></text:p>
      <text:p text:style-name="P1157"/>
      <text:p text:style-name="P1158"><text:span text:style-name="T1159"><text:s text:c="2"/>std::generate (myvector.begin(), myvector.end(), RandomNumber);</text:span></text:p>
      <text:p text:style-name="P1160"/>
      <text:p text:style-name="P1161"><text:span text:style-name="T1162"><text:s text:c="2"/>std::cout &lt;&lt;<text:s/></text:span><text:span text:style-name="T1163">"myvector contains:"</text:span><text:span text:style-name="T1164">;</text:span></text:p>
      <text:p text:style-name="P1165"><text:span text:style-name="T1166"><text:s text:c="2"/></text:span><text:span text:style-name="T1167">for</text:span><text:span text:style-name="T1168"><text:s/>(std::vector&lt;</text:span><text:span text:style-name="T1169">int</text:span><text:span text:style-name="T1170">&gt;::iterator it=myvector.begin(); it!=myvector.end(); ++it)</text:span></text:p>
      <text:soft-page-break/>
      <text:p text:style-name="P1171"><text:span text:style-name="T1172"><text:s text:c="4"/>std::cout &lt;&lt;<text:s/></text:span><text:span text:style-name="T1173">' '</text:span><text:span text:style-name="T1174"><text:s/>&lt;&lt; *it;</text:span></text:p>
      <text:p text:style-name="P1175"><text:span text:style-name="T1176"><text:s text:c="2"/>std::cout &lt;&lt;<text:s/></text:span><text:span text:style-name="T1177">'\n'</text:span><text:span text:style-name="T1178">;</text:span></text:p>
      <text:p text:style-name="P1179"/>
      <text:p text:style-name="P1180"><text:span text:style-name="T1181"><text:s text:c="2"/>std::generate (myvector.begin(), myvector.end(), UniqueNumber);</text:span></text:p>
      <text:p text:style-name="P1182"/>
      <text:p text:style-name="P1183"><text:span text:style-name="T1184"><text:s text:c="2"/>std::cout &lt;&lt;<text:s/></text:span><text:span text:style-name="T1185">"myvector contains:"</text:span><text:span text:style-name="T1186">;</text:span></text:p>
      <text:p text:style-name="P1187"><text:span text:style-name="T1188"><text:s text:c="2"/></text:span><text:span text:style-name="T1189">for</text:span><text:span text:style-name="T1190"><text:s/>(std::vector&lt;</text:span><text:span text:style-name="T1191">int</text:span><text:span text:style-name="T1192">&gt;::iterator it=myvector.begin(); it!=myvector.end(); ++it)</text:span></text:p>
      <text:p text:style-name="P1193"><text:span text:style-name="T1194"><text:s text:c="4"/>std::cout &lt;&lt;<text:s/></text:span><text:span text:style-name="T1195">' '</text:span><text:span text:style-name="T1196"><text:s/>&lt;&lt; *it;</text:span></text:p>
      <text:p text:style-name="P1197"><text:span text:style-name="T1198"><text:s text:c="2"/>std::cout &lt;&lt;<text:s/></text:span><text:span text:style-name="T1199">'\n'</text:span><text:span text:style-name="T1200">;</text:span></text:p>
      <text:p text:style-name="P1201"><text:span text:style-name="T1202"><text:s/></text:span></text:p>
      <text:p text:style-name="P1203"><text:span text:style-name="T1204"><text:s text:c="2"/></text:span><text:span text:style-name="T1205">return</text:span><text:span text:style-name="T1206"><text:s/>0;</text:span></text:p>
      <text:p text:style-name="P1207"><text:span text:style-name="T1208">}</text:span></text:p>
      <text:p text:style-name="P1209"/>
      <text:p text:style-name="P1210"><text:span text:style-name="T1211">Функції перестановок reverse та reverse_copy, rotate та rotate_copy,</text:span><text:span text:style-name="T1212"><text:s/></text:span><text:span text:style-name="T1213">random_shuffle</text:span></text:p>
      <text:p text:style-name="P1214"/>
      <text:p text:style-name="P1215"><text:span text:style-name="T1216">Методи reverse та reverse_copy — дозволяють інвертувати колекцію</text:span></text:p>
      <text:p text:style-name="P1217"><text:span text:style-name="T1218">Методи<text:s/></text:span><text:bookmark-start text:name="_Hlk61446818"/><text:span text:style-name="T1219">rotate та rotate_copy<text:s/></text:span><text:bookmark-end text:name="_Hlk61446818"/><text:span text:style-name="T1220">— роблять циклічний зсув колекції</text:span></text:p>
      <text:h text:style-name="P1221" text:outline-level="1"><text:span text:style-name="T1222">Метод random_shuffle — випадковим чином перемішує послідовність.</text:span></text:h>
      <text:p text:style-name="P1223"><text:span text:style-name="T1224">З Сі++11 додали також функцію shuffle, яка перемішує послідовність за допомогою даного генератору псевдовипадкових чисел</text:span></text:p>
      <text:p text:style-name="P1225"/>
      <text:h text:style-name="P1226" text:outline-level="3">Операції розділення (partitions)</text:h>
      <text:p text:style-name="P1227"/>
      <text:h text:style-name="P1228" text:outline-level="1"><text:span text:style-name="T1229">Функція partition</text:span></text:h>
      <text:p text:style-name="P1230"/>
      <text:p text:style-name="P1231"><text:span text:style-name="T1232">Функція<text:s/></text:span><text:span text:style-name="T1233">partition (pos1,pos2, pred) модифікує діапазон [pos1,pos2) таким чином, що елменти для яких предикат<text:s/></text:span><text:span text:style-name="T1234">pred</text:span><text:span text:style-name="T1235"><text:s/>повертає true передують тим, де він повертає false. Результат — ітератор, що вказує на перший елемент, який повертає false в новому діапазоні.<text:s/></text:span></text:p>
      <text:p text:style-name="P1236"><text:span text:style-name="T1237">Відносний порядок при цьому не зобов</text:span><text:span text:style-name="T1238">’</text:span><text:span text:style-name="T1239">язаний зберігатися, якщо його потрібно зберегти використовується функція<text:s/></text:span><text:span text:style-name="T1240">stable_partition</text:span><text:span text:style-name="T1241">.</text:span></text:p>
      <text:p text:style-name="P1242"/>
      <text:p text:style-name="P1243"><text:span text:style-name="T1244">// partition algorithm example</text:span></text:p>
      <text:p text:style-name="P1245"><text:span text:style-name="T1246">#include &lt;iostream&gt; <text:s text:c="4"/></text:span><text:span text:style-name="T1247">// std::cout</text:span></text:p>
      <text:p text:style-name="P1248"><text:span text:style-name="T1249">#include &lt;algorithm&gt; <text:s text:c="3"/></text:span><text:span text:style-name="T1250">// std::partition</text:span></text:p>
      <text:p text:style-name="P1251"><text:span text:style-name="T1252">#include &lt;vector&gt; <text:s text:c="6"/></text:span><text:span text:style-name="T1253">// std::vector</text:span></text:p>
      <text:p text:style-name="P1254"/>
      <text:p text:style-name="P1255"><text:span text:style-name="T1256">bool</text:span><text:span text:style-name="T1257"><text:s/>IsOdd (</text:span><text:span text:style-name="T1258">int</text:span><text:span text:style-name="T1259"><text:s/>i) {<text:s/></text:span><text:span text:style-name="T1260">return</text:span><text:span text:style-name="T1261"><text:s/>(i%2)==1; }</text:span></text:p>
      <text:p text:style-name="P1262"/>
      <text:p text:style-name="P1263"><text:span text:style-name="T1264">int</text:span><text:span text:style-name="T1265"><text:s/>main () {</text:span></text:p>
      <text:p text:style-name="P1266"><text:span text:style-name="T1267"><text:s text:c="2"/>std::vector&lt;</text:span><text:span text:style-name="T1268">int</text:span><text:span text:style-name="T1269">&gt; myvector;</text:span></text:p>
      <text:p text:style-name="P1270"/>
      <text:soft-page-break/>
      <text:p text:style-name="P1271"><text:span text:style-name="T1272"><text:s text:c="2"/></text:span><text:span text:style-name="T1273">// set some values:</text:span></text:p>
      <text:p text:style-name="P1274"><text:span text:style-name="T1275"><text:s text:c="2"/></text:span><text:span text:style-name="T1276">for</text:span><text:span text:style-name="T1277"><text:s/>(</text:span><text:span text:style-name="T1278">int</text:span><text:span text:style-name="T1279"><text:s/>i=1; i&lt;10; ++i) myvector.push_back(i);<text:s/></text:span><text:span text:style-name="T1280">// 1 2 3 4 5 6 7 8 9</text:span></text:p>
      <text:p text:style-name="P1281"/>
      <text:p text:style-name="P1282"><text:span text:style-name="T1283"><text:s text:c="2"/>std::vector&lt;</text:span><text:span text:style-name="T1284">int</text:span><text:span text:style-name="T1285">&gt;::iterator bound;</text:span></text:p>
      <text:p text:style-name="P1286"><text:span text:style-name="T1287"><text:s text:c="2"/>bound = std::partition (myvector.begin(), myvector.end(), IsOdd);</text:span></text:p>
      <text:p text:style-name="P1288"/>
      <text:p text:style-name="P1289"><text:span text:style-name="T1290"><text:s text:c="2"/></text:span><text:span text:style-name="T1291">// print out content:</text:span></text:p>
      <text:p text:style-name="P1292"><text:span text:style-name="T1293"><text:s text:c="2"/>std::cout &lt;&lt;<text:s/></text:span><text:span text:style-name="T1294">"odd elements:"</text:span><text:span text:style-name="T1295">;</text:span></text:p>
      <text:p text:style-name="P1296"><text:span text:style-name="T1297"><text:s text:c="2"/></text:span><text:span text:style-name="T1298">for</text:span><text:span text:style-name="T1299"><text:s/>(std::vector&lt;</text:span><text:span text:style-name="T1300">int</text:span><text:span text:style-name="T1301">&gt;::iterator it=myvector.begin(); it!=bound; ++it)</text:span></text:p>
      <text:p text:style-name="P1302"><text:span text:style-name="T1303"><text:s text:c="4"/>std::cout &lt;&lt;<text:s/></text:span><text:span text:style-name="T1304">' '</text:span><text:span text:style-name="T1305"><text:s/>&lt;&lt; *it;</text:span></text:p>
      <text:p text:style-name="P1306"><text:span text:style-name="T1307"><text:s text:c="2"/>std::cout &lt;&lt;<text:s/></text:span><text:span text:style-name="T1308">'\n'</text:span><text:span text:style-name="T1309">;</text:span></text:p>
      <text:p text:style-name="P1310"/>
      <text:p text:style-name="P1311"><text:span text:style-name="T1312"><text:s text:c="2"/>std::cout &lt;&lt;<text:s/></text:span><text:span text:style-name="T1313">"even elements:"</text:span><text:span text:style-name="T1314">;</text:span></text:p>
      <text:p text:style-name="P1315"><text:span text:style-name="T1316"><text:s text:c="2"/></text:span><text:span text:style-name="T1317">for</text:span><text:span text:style-name="T1318"><text:s/>(std::vector&lt;</text:span><text:span text:style-name="T1319">int</text:span><text:span text:style-name="T1320">&gt;::iterator it=bound; it!=myvector.end(); ++it)</text:span></text:p>
      <text:p text:style-name="P1321"><text:span text:style-name="T1322"><text:s text:c="4"/>std::cout &lt;&lt;<text:s/></text:span><text:span text:style-name="T1323">' '</text:span><text:span text:style-name="T1324"><text:s/>&lt;&lt; *it;</text:span></text:p>
      <text:p text:style-name="P1325"><text:span text:style-name="T1326"><text:s text:c="2"/>std::cout &lt;&lt;<text:s/></text:span><text:span text:style-name="T1327">'\n'</text:span><text:span text:style-name="T1328">;</text:span></text:p>
      <text:p text:style-name="P1329"/>
      <text:p text:style-name="P1330"><text:span text:style-name="T1331"><text:s text:c="2"/></text:span><text:span text:style-name="T1332">return</text:span><text:span text:style-name="T1333"><text:s/>0;</text:span></text:p>
      <text:p text:style-name="P1334"><text:span text:style-name="T1335">}</text:span></text:p>
      <text:p text:style-name="P1336"/>
      <text:p text:style-name="P1337"><text:span text:style-name="T1338">// stable_partition example</text:span></text:p>
      <text:p text:style-name="P1339"><text:span text:style-name="T1340"><text:s text:c="2"/>std::vector&lt;</text:span><text:span text:style-name="T1341">int</text:span><text:span text:style-name="T1342">&gt; myvector</text:span><text:span text:style-name="T1343">2</text:span><text:span text:style-name="T1344">;</text:span></text:p>
      <text:p text:style-name="P1345"/>
      <text:p text:style-name="P1346"><text:span text:style-name="T1347"><text:s text:c="2"/></text:span><text:span text:style-name="T1348">// set some values:</text:span></text:p>
      <text:p text:style-name="P1349"><text:span text:style-name="T1350"><text:s text:c="2"/></text:span><text:span text:style-name="T1351">for</text:span><text:span text:style-name="T1352"><text:s/>(</text:span><text:span text:style-name="T1353">int</text:span><text:span text:style-name="T1354"><text:s/>i=1; i&lt;10; ++i) myvector</text:span><text:span text:style-name="T1355">2</text:span><text:span text:style-name="T1356">.push_back(i);<text:s/></text:span><text:span text:style-name="T1357">// 1 2 3 4 5 6 7 8 9</text:span></text:p>
      <text:p text:style-name="P1358"/>
      <text:p text:style-name="P1359"><text:span text:style-name="T1360"><text:s text:c="2"/>std::vector&lt;</text:span><text:span text:style-name="T1361">int</text:span><text:span text:style-name="T1362">&gt;::iterator bound;</text:span></text:p>
      <text:p text:style-name="P1363"><text:span text:style-name="T1364"><text:s text:c="2"/>bound = std::stable_partition (myvector</text:span><text:span text:style-name="T1365">2</text:span><text:span text:style-name="T1366">.begin(), myvector</text:span><text:span text:style-name="T1367">2</text:span><text:span text:style-name="T1368">.end(), IsOdd);</text:span></text:p>
      <text:p text:style-name="P1369"/>
      <text:p text:style-name="P1370"><text:span text:style-name="T1371"><text:s text:c="2"/></text:span><text:span text:style-name="T1372">// print out content:</text:span></text:p>
      <text:p text:style-name="P1373"><text:span text:style-name="T1374"><text:s text:c="2"/>std::cout &lt;&lt;<text:s/></text:span><text:span text:style-name="T1375">"odd elements:"</text:span><text:span text:style-name="T1376">;</text:span></text:p>
      <text:p text:style-name="P1377"><text:span text:style-name="T1378"><text:s text:c="2"/></text:span><text:span text:style-name="T1379">for</text:span><text:span text:style-name="T1380"><text:s/>(std::vector&lt;</text:span><text:span text:style-name="T1381">int</text:span><text:span text:style-name="T1382">&gt;::iterator it=myvector</text:span><text:span text:style-name="T1383">2</text:span><text:span text:style-name="T1384">.begin(); it!=bound; ++it)</text:span></text:p>
      <text:p text:style-name="P1385"><text:span text:style-name="T1386"><text:s text:c="4"/>std::cout &lt;&lt;<text:s/></text:span><text:span text:style-name="T1387">' '</text:span><text:span text:style-name="T1388"><text:s/>&lt;&lt; *it;</text:span></text:p>
      <text:p text:style-name="P1389"><text:span text:style-name="T1390"><text:s text:c="2"/>std::cout &lt;&lt;<text:s/></text:span><text:span text:style-name="T1391">'\n'</text:span><text:span text:style-name="T1392">;</text:span></text:p>
      <text:p text:style-name="P1393"/>
      <text:p text:style-name="P1394"><text:span text:style-name="T1395"><text:s text:c="2"/>std::cout &lt;&lt;<text:s/></text:span><text:span text:style-name="T1396">"even elements:"</text:span><text:span text:style-name="T1397">;</text:span></text:p>
      <text:p text:style-name="P1398"><text:span text:style-name="T1399"><text:s text:c="2"/></text:span><text:span text:style-name="T1400">for</text:span><text:span text:style-name="T1401"><text:s/>(std::vector&lt;</text:span><text:span text:style-name="T1402">int</text:span><text:span text:style-name="T1403">&gt;::iterator it=bound; it!=myvector</text:span><text:span text:style-name="T1404">2</text:span><text:span text:style-name="T1405">.end(); ++it)</text:span></text:p>
      <text:p text:style-name="P1406"><text:span text:style-name="T1407"><text:s text:c="4"/>std::cout &lt;&lt;<text:s/></text:span><text:span text:style-name="T1408">' '</text:span><text:span text:style-name="T1409"><text:s/>&lt;&lt; *it;</text:span></text:p>
      <text:p text:style-name="P1410"><text:span text:style-name="T1411"><text:s text:c="2"/>std::cout &lt;&lt;<text:s/></text:span><text:span text:style-name="T1412">'\n'</text:span><text:span text:style-name="T1413">;</text:span></text:p>
      <text:p text:style-name="P1414"/>
      <text:p text:style-name="P1415"><text:span text:style-name="T1416"><text:s text:c="2"/></text:span><text:span text:style-name="T1417">return</text:span><text:span text:style-name="T1418"><text:s/>0;</text:span></text:p>
      <text:p text:style-name="P1419"><text:span text:style-name="T1420">}</text:span></text:p>
      <text:soft-page-break/>
      <text:p text:style-name="P1421"><text:span text:style-name="T1422">Примітка.<text:s/></text:span><text:span text:style-name="T1423">З Сі++11 додали також функції is_partitioned, partition_copy, partition_point</text:span></text:p>
      <text:p text:style-name="P1424"/>
      <text:h text:style-name="P1425" text:outline-level="3">Операції сортування (Sorting)</text:h>
      <text:p text:style-name="P1426"/>
      <text:p text:style-name="P1427"><text:span text:style-name="T1428">Функція sort</text:span></text:p>
      <text:p text:style-name="P1429"/>
      <text:h text:style-name="P1430" text:outline-level="1"><text:span text:style-name="T1431">Функція sort — сортує за зростанням вказаний інтервал за вказаним бінарним предикатом (за замовченням — це стандартний або перевантажений оператор &lt;)<text:s/></text:span></text:h>
      <text:h text:style-name="P1432" text:outline-level="1"><text:span text:style-name="T1433">stable_sort — працює майже так саме як <text:s/>sort</text:span><text:span text:style-name="T1434">,</text:span><text:span text:style-name="T1435"><text:s/>але при цьому обов</text:span><text:span text:style-name="T1436">’</text:span><text:span text:style-name="T1437">язково зберігається взаємний порядок елементів, для яких критерій порівняння визначав еквівалентність.</text:span></text:h>
      <text:p text:style-name="P1438"/>
      <text:p text:style-name="P1439"><text:span text:style-name="T1440">// stable_sort example</text:span></text:p>
      <text:p text:style-name="P1441"><text:span text:style-name="T1442">#include &lt;iostream&gt; <text:s text:c="4"/></text:span><text:span text:style-name="T1443">// std::cout</text:span></text:p>
      <text:p text:style-name="P1444"><text:span text:style-name="T1445">#include &lt;algorithm&gt; <text:s text:c="3"/></text:span><text:span text:style-name="T1446">// std::stable_sort</text:span></text:p>
      <text:p text:style-name="P1447"><text:span text:style-name="T1448">#include &lt;vector&gt; <text:s text:c="6"/></text:span><text:span text:style-name="T1449">// std::vector</text:span></text:p>
      <text:p text:style-name="P1450"/>
      <text:p text:style-name="P1451"><text:span text:style-name="T1452">bool</text:span><text:span text:style-name="T1453"><text:s/>compare_as_ints (</text:span><text:span text:style-name="T1454">double</text:span><text:span text:style-name="T1455"><text:s/>i,</text:span><text:span text:style-name="T1456">double</text:span><text:span text:style-name="T1457"><text:s/>j)</text:span></text:p>
      <text:p text:style-name="P1458"><text:span text:style-name="T1459">{</text:span></text:p>
      <text:p text:style-name="P1460"><text:span text:style-name="T1461"><text:s text:c="2"/></text:span><text:span text:style-name="T1462">return</text:span><text:span text:style-name="T1463"><text:s/>(</text:span><text:span text:style-name="T1464">int</text:span><text:span text:style-name="T1465">(i)&lt;</text:span><text:span text:style-name="T1466">int</text:span><text:span text:style-name="T1467">(j));</text:span></text:p>
      <text:p text:style-name="P1468"><text:span text:style-name="T1469">}</text:span></text:p>
      <text:p text:style-name="P1470"/>
      <text:p text:style-name="P1471"><text:span text:style-name="T1472">int</text:span><text:span text:style-name="T1473"><text:s/>main () {</text:span></text:p>
      <text:p text:style-name="P1474"><text:span text:style-name="T1475"><text:s text:c="2"/></text:span><text:span text:style-name="T1476">double</text:span><text:span text:style-name="T1477"><text:s/>mydoubles[] = {3.14, 1.41, 2.72, 4.67, 1.73, 1.32, 1.62, 2.58};</text:span></text:p>
      <text:p text:style-name="P1478"/>
      <text:p text:style-name="P1479"><text:span text:style-name="T1480"><text:s text:c="2"/>std::vector&lt;</text:span><text:span text:style-name="T1481">double</text:span><text:span text:style-name="T1482">&gt; myvector;</text:span></text:p>
      <text:p text:style-name="P1483"/>
      <text:p text:style-name="P1484"><text:span text:style-name="T1485"><text:s text:c="2"/>myvector.assign(mydoubles,mydoubles+8);</text:span></text:p>
      <text:p text:style-name="P1486"/>
      <text:p text:style-name="P1487"><text:span text:style-name="T1488"><text:s text:c="2"/>std::cout &lt;&lt;<text:s/></text:span><text:span text:style-name="T1489">"using default comparison:"</text:span><text:span text:style-name="T1490">;</text:span></text:p>
      <text:p text:style-name="P1491"><text:span text:style-name="T1492"><text:s text:c="2"/>std::stable_sort (myvector.begin(), myvector.end());</text:span></text:p>
      <text:p text:style-name="P1493"><text:span text:style-name="T1494"><text:s text:c="2"/></text:span><text:span text:style-name="T1495">for</text:span><text:span text:style-name="T1496"><text:s/>(std::vector&lt;</text:span><text:span text:style-name="T1497">double</text:span><text:span text:style-name="T1498">&gt;::iterator it=myvector.begin(); it!=myvector.end(); ++it)</text:span></text:p>
      <text:p text:style-name="P1499"><text:span text:style-name="T1500"><text:s text:c="4"/>std::cout &lt;&lt;<text:s/></text:span><text:span text:style-name="T1501">' '</text:span><text:span text:style-name="T1502"><text:s/>&lt;&lt; *it;</text:span></text:p>
      <text:p text:style-name="P1503"><text:span text:style-name="T1504"><text:s text:c="2"/>std::cout &lt;&lt;<text:s/></text:span><text:span text:style-name="T1505">'\n'</text:span><text:span text:style-name="T1506">;</text:span></text:p>
      <text:p text:style-name="P1507"/>
      <text:p text:style-name="P1508"><text:span text:style-name="T1509"><text:s text:c="2"/>myvector.assign(mydoubles,mydoubles+8);</text:span></text:p>
      <text:p text:style-name="P1510"/>
      <text:p text:style-name="P1511"><text:span text:style-name="T1512"><text:s text:c="2"/>std::cout &lt;&lt;<text:s/></text:span><text:span text:style-name="T1513">"using 'compare_as_ints' :"</text:span><text:span text:style-name="T1514">;</text:span></text:p>
      <text:p text:style-name="P1515"><text:span text:style-name="T1516"><text:s text:c="2"/>std::stable_sort (myvector.begin(), myvector.end(), compare_as_ints);</text:span></text:p>
      <text:p text:style-name="P1517"><text:span text:style-name="T1518"><text:s text:c="2"/></text:span><text:span text:style-name="T1519">for</text:span><text:span text:style-name="T1520"><text:s/>(std::vector&lt;</text:span><text:span text:style-name="T1521">double</text:span><text:span text:style-name="T1522">&gt;::iterator it=myvector.begin(); it!=myvector.end(); ++it)</text:span></text:p>
      <text:p text:style-name="P1523"><text:span text:style-name="T1524"><text:s text:c="4"/>std::cout &lt;&lt;<text:s/></text:span><text:span text:style-name="T1525">' '</text:span><text:span text:style-name="T1526"><text:s/>&lt;&lt; *it;</text:span></text:p>
      <text:soft-page-break/>
      <text:p text:style-name="P1527"><text:span text:style-name="T1528"><text:s text:c="2"/>std::cout &lt;&lt;<text:s/></text:span><text:span text:style-name="T1529">'\n'</text:span><text:span text:style-name="T1530">;</text:span></text:p>
      <text:p text:style-name="P1531"/>
      <text:p text:style-name="P1532"><text:span text:style-name="T1533"><text:s text:c="2"/></text:span><text:span text:style-name="T1534">return</text:span><text:span text:style-name="T1535"><text:s/>0;</text:span></text:p>
      <text:p text:style-name="P1536"><text:span text:style-name="T1537">}</text:span></text:p>
      <text:h text:style-name="P1538" text:outline-level="1"/>
      <text:p text:style-name="P1539"><text:span text:style-name="T1540">Функція partial_sort та partial_sort_copy</text:span></text:p>
      <text:p text:style-name="P1541"/>
      <text:p text:style-name="P1542"><text:span text:style-name="T1543">Функція часткового сортування partial_sort (pos1,middle,pos2) та <text:s/>partial_sort (pos1, middle, pos2, <text:s text:c="2"/>comp) — сортує елементи діапазону таким чином, що елементи перед<text:s/></text:span><text:span text:style-name="T1544">middle</text:span><text:span text:style-name="T1545"><text:s text:c="2"/>стають найменшими елементами діапазону та відсортовані за неспаданням.</text:span></text:p>
      <text:p text:style-name="P1546"><text:span text:style-name="T1547">Критерій порівняння - <text:s/>operator&lt; для першої версії та бінарний предикат<text:s/></text:span><text:span text:style-name="T1548">comp</text:span><text:span text:style-name="T1549"><text:s/>для другої.</text:span></text:p>
      <text:p text:style-name="P1550"/>
      <text:p text:style-name="P1551"><text:span text:style-name="T1552">// partial_sort example</text:span></text:p>
      <text:p text:style-name="P1553"><text:span text:style-name="T1554">#include &lt;iostream&gt; <text:s text:c="4"/></text:span><text:span text:style-name="T1555">// std::cout</text:span></text:p>
      <text:p text:style-name="P1556"><text:span text:style-name="T1557">#include &lt;algorithm&gt; <text:s text:c="3"/></text:span><text:span text:style-name="T1558">// std::partial_sort</text:span></text:p>
      <text:p text:style-name="P1559"><text:span text:style-name="T1560">#include &lt;vector&gt; <text:s text:c="6"/></text:span><text:span text:style-name="T1561">// std::vector</text:span></text:p>
      <text:p text:style-name="P1562"/>
      <text:p text:style-name="P1563"><text:span text:style-name="T1564">bool</text:span><text:span text:style-name="T1565"><text:s/>myfunction (</text:span><text:span text:style-name="T1566">int</text:span><text:span text:style-name="T1567"><text:s/>i,</text:span><text:span text:style-name="T1568">int</text:span><text:span text:style-name="T1569"><text:s/>j) {<text:s/></text:span><text:span text:style-name="T1570">return</text:span><text:span text:style-name="T1571"><text:s/>(i&lt;j); }</text:span></text:p>
      <text:p text:style-name="P1572"/>
      <text:p text:style-name="P1573"><text:span text:style-name="T1574">int</text:span><text:span text:style-name="T1575"><text:s/>main () {</text:span></text:p>
      <text:p text:style-name="P1576"><text:span text:style-name="T1577"><text:s text:c="2"/></text:span><text:span text:style-name="T1578">int</text:span><text:span text:style-name="T1579"><text:s/>myints[] = {9,8,7,6,5,4,3,2,1};</text:span></text:p>
      <text:p text:style-name="P1580"><text:span text:style-name="T1581"><text:s text:c="2"/>std::vector&lt;</text:span><text:span text:style-name="T1582">int</text:span><text:span text:style-name="T1583">&gt; myvector (myints, myints+9);</text:span></text:p>
      <text:p text:style-name="P1584"/>
      <text:p text:style-name="P1585"><text:span text:style-name="T1586"><text:s text:c="2"/></text:span><text:span text:style-name="T1587">// using default comparison (operator &lt;):</text:span></text:p>
      <text:p text:style-name="P1588"><text:span text:style-name="T1589"><text:s text:c="2"/>std::partial_sort (myvector.begin(), myvector.begin()+5, myvector.end());</text:span></text:p>
      <text:p text:style-name="P1590"/>
      <text:p text:style-name="P1591"><text:span text:style-name="T1592"><text:s text:c="2"/></text:span><text:span text:style-name="T1593">// using function as comp</text:span></text:p>
      <text:p text:style-name="P1594"><text:span text:style-name="T1595"><text:s text:c="2"/>std::partial_sort (myvector.begin(), myvector.begin()+5, myvector.end(),myfunction);</text:span></text:p>
      <text:p text:style-name="P1596"/>
      <text:p text:style-name="P1597"><text:span text:style-name="T1598"><text:s text:c="2"/></text:span><text:span text:style-name="T1599">// print out content:</text:span></text:p>
      <text:p text:style-name="P1600"><text:span text:style-name="T1601"><text:s text:c="2"/>std::cout &lt;&lt;<text:s/></text:span><text:span text:style-name="T1602">"myvector contains:"</text:span><text:span text:style-name="T1603">;</text:span></text:p>
      <text:p text:style-name="P1604"><text:span text:style-name="T1605"><text:s text:c="2"/></text:span><text:span text:style-name="T1606">for</text:span><text:span text:style-name="T1607"><text:s/>(std::vector&lt;</text:span><text:span text:style-name="T1608">int</text:span><text:span text:style-name="T1609">&gt;::iterator it=myvector.begin(); it!=myvector.end(); ++it)</text:span></text:p>
      <text:p text:style-name="P1610"><text:span text:style-name="T1611"><text:s text:c="4"/>std::cout &lt;&lt;<text:s/></text:span><text:span text:style-name="T1612">' '</text:span><text:span text:style-name="T1613"><text:s/>&lt;&lt; *it;</text:span></text:p>
      <text:p text:style-name="P1614"><text:span text:style-name="T1615"><text:s text:c="2"/>std::cout &lt;&lt;<text:s/></text:span><text:span text:style-name="T1616">'\n'</text:span><text:span text:style-name="T1617">;</text:span></text:p>
      <text:p text:style-name="P1618"/>
      <text:p text:style-name="P1619"><text:span text:style-name="T1620"><text:s text:c="2"/></text:span><text:span text:style-name="T1621">return</text:span><text:span text:style-name="T1622"><text:s/>0;</text:span></text:p>
      <text:p text:style-name="P1623"><text:span text:style-name="T1624">}</text:span></text:p>
      <text:h text:style-name="P1625" text:outline-level="1"><text:span text:style-name="T1626">Функція partial_sort_copy працює так саме як partial_sort, але зберігає невідсортовану частину.</text:span></text:h>
      <text:p text:style-name="P1627"/>
      <text:p text:style-name="P1628"/>
      <text:p text:style-name="P1629"><text:span text:style-name="T1630">Функція nth_element</text:span></text:p>
      <text:p text:style-name="P1631"/>
      <text:h text:style-name="P1632" text:outline-level="1"><text:span text:style-name="T1633">Функція nth_element(pos1,middle,pos2) модифікує діапазон таким чином, що елемент на позиції middle займає ту позицію, яка в нього була би в відсортованому масиві.</text:span></text:h>
      <text:p text:style-name="P1634"><text:span text:style-name="T1635">// nth_element example</text:span></text:p>
      <text:p text:style-name="P1636"><text:span text:style-name="T1637">#include &lt;iostream&gt; <text:s text:c="4"/></text:span><text:span text:style-name="T1638">// std::cout</text:span></text:p>
      <text:p text:style-name="P1639"><text:span text:style-name="T1640">#include &lt;algorithm&gt; <text:s text:c="3"/></text:span><text:span text:style-name="T1641">// std::nth_element, std::random_shuffle</text:span></text:p>
      <text:p text:style-name="P1642"><text:span text:style-name="T1643">#include &lt;vector&gt; <text:s text:c="6"/></text:span><text:span text:style-name="T1644">// std::vector</text:span></text:p>
      <text:p text:style-name="P1645"/>
      <text:p text:style-name="P1646"><text:span text:style-name="T1647">bool</text:span><text:span text:style-name="T1648"><text:s/>myfunction (</text:span><text:span text:style-name="T1649">int</text:span><text:span text:style-name="T1650"><text:s/>i,</text:span><text:span text:style-name="T1651">int</text:span><text:span text:style-name="T1652"><text:s/>j) {<text:s/></text:span><text:span text:style-name="T1653">return</text:span><text:span text:style-name="T1654"><text:s/>(i&lt;j); }</text:span></text:p>
      <text:p text:style-name="P1655"/>
      <text:p text:style-name="P1656"><text:span text:style-name="T1657">int</text:span><text:span text:style-name="T1658"><text:s/>main () {</text:span></text:p>
      <text:p text:style-name="P1659"><text:span text:style-name="T1660"><text:s text:c="2"/>std::vector&lt;</text:span><text:span text:style-name="T1661">int</text:span><text:span text:style-name="T1662">&gt; myvector;</text:span></text:p>
      <text:p text:style-name="P1663"/>
      <text:p text:style-name="P1664"><text:span text:style-name="T1665"><text:s text:c="2"/></text:span><text:span text:style-name="T1666">// set some values:</text:span></text:p>
      <text:p text:style-name="P1667"><text:span text:style-name="T1668"><text:s text:c="2"/></text:span><text:span text:style-name="T1669">for</text:span><text:span text:style-name="T1670"><text:s/>(</text:span><text:span text:style-name="T1671">int</text:span><text:span text:style-name="T1672"><text:s/>i=1; i&lt;10; i++) myvector.push_back(i); <text:s text:c="2"/></text:span><text:span text:style-name="T1673">// 1 2 3 4 5 6 7 8 9</text:span></text:p>
      <text:p text:style-name="P1674"/>
      <text:p text:style-name="P1675"><text:span text:style-name="T1676"><text:s text:c="2"/>std::random_shuffle (myvector.begin(), myvector.end());</text:span></text:p>
      <text:p text:style-name="P1677"/>
      <text:p text:style-name="P1678"><text:span text:style-name="T1679"><text:s text:c="2"/></text:span><text:span text:style-name="T1680">// using default comparison (operator &lt;):</text:span></text:p>
      <text:p text:style-name="P1681"><text:span text:style-name="T1682"><text:s text:c="2"/>std::nth_element (myvector.begin(), myvector.begin()+5, myvector.end());</text:span></text:p>
      <text:p text:style-name="P1683"/>
      <text:p text:style-name="P1684"><text:span text:style-name="T1685"><text:s text:c="2"/></text:span><text:span text:style-name="T1686">// using function as comp</text:span></text:p>
      <text:p text:style-name="P1687"><text:span text:style-name="T1688"><text:s text:c="2"/>td::nth_element(myvector.begin(),myvector.begin()+5,myvector.end(),myfunction);</text:span></text:p>
      <text:p text:style-name="P1689"/>
      <text:p text:style-name="P1690"><text:span text:style-name="T1691"><text:s text:c="2"/></text:span><text:span text:style-name="T1692">// print out content:</text:span></text:p>
      <text:p text:style-name="P1693"><text:span text:style-name="T1694"><text:s text:c="2"/>std::cout &lt;&lt;<text:s/></text:span><text:span text:style-name="T1695">"myvector contains:"</text:span><text:span text:style-name="T1696">;</text:span></text:p>
      <text:p text:style-name="P1697"><text:span text:style-name="T1698"><text:s text:c="2"/></text:span><text:span text:style-name="T1699">for</text:span><text:span text:style-name="T1700"><text:s/>(std::vector&lt;</text:span><text:span text:style-name="T1701">int</text:span><text:span text:style-name="T1702">&gt;::iterator it=myvector.begin(); it!=myvector.end(); ++it)</text:span></text:p>
      <text:p text:style-name="P1703"><text:span text:style-name="T1704"><text:s text:c="4"/>std::cout &lt;&lt;<text:s/></text:span><text:span text:style-name="T1705">' '</text:span><text:span text:style-name="T1706"><text:s/>&lt;&lt; *it;</text:span></text:p>
      <text:p text:style-name="P1707"><text:span text:style-name="T1708"><text:s text:c="2"/>std::cout &lt;&lt;<text:s/></text:span><text:span text:style-name="T1709">'\n'</text:span><text:span text:style-name="T1710">;</text:span></text:p>
      <text:p text:style-name="P1711"/>
      <text:p text:style-name="P1712"><text:span text:style-name="T1713"><text:s text:c="2"/></text:span><text:span text:style-name="T1714">return</text:span><text:span text:style-name="T1715"><text:s/>0;</text:span></text:p>
      <text:p text:style-name="P1716"><text:span text:style-name="T1717">}</text:span></text:p>
      <text:p text:style-name="P1718"><text:span text:style-name="T1719">З Сі++11 додали функції is_sorted, is_sorted_until — які визначають чи відсортований даний діапазон або чи відсортований він до деякого елементу.</text:span></text:p>
      <text:p text:style-name="P1720"/>
      <text:p text:style-name="P1721"/>
      <text:h text:style-name="P1722" text:outline-level="3">Бінарний пошук</text:h>
      <text:p text:style-name="P1723"/>
      <text:soft-page-break/>
      <text:p text:style-name="P1724"><text:span text:style-name="T1725">Алгоритми бінарного пошуку працюють на відсортованих або частково відсортованих колекціях</text:span></text:p>
      <text:p text:style-name="P1726"/>
      <text:p text:style-name="P1727"><text:span text:style-name="T1728">Функція binary_search</text:span></text:p>
      <text:p text:style-name="P1729"><text:span text:style-name="T1730">Ця функція виконує бінарний пошук даного елементу в послідовності.</text:span></text:p>
      <text:p text:style-name="P1731"/>
      <text:p text:style-name="P1732"><text:span text:style-name="T1733">// binary_search example</text:span></text:p>
      <text:p text:style-name="P1734"><text:span text:style-name="T1735">#include &lt;iostream&gt; <text:s text:c="4"/></text:span><text:span text:style-name="T1736">// std::cout</text:span></text:p>
      <text:p text:style-name="P1737"><text:span text:style-name="T1738">#include &lt;algorithm&gt; <text:s text:c="3"/></text:span><text:span text:style-name="T1739">// std::binary_search, std::sort</text:span></text:p>
      <text:p text:style-name="P1740"><text:span text:style-name="T1741">#include &lt;vector&gt; <text:s text:c="6"/></text:span><text:span text:style-name="T1742">// std::vector</text:span></text:p>
      <text:p text:style-name="P1743"/>
      <text:p text:style-name="P1744"><text:span text:style-name="T1745">bool</text:span><text:span text:style-name="T1746"><text:s/>myfunction (</text:span><text:span text:style-name="T1747">int</text:span><text:span text:style-name="T1748"><text:s/>i,</text:span><text:span text:style-name="T1749">int</text:span><text:span text:style-name="T1750"><text:s/>j) {<text:s/></text:span><text:span text:style-name="T1751">return</text:span><text:span text:style-name="T1752"><text:s/>(i&lt;j); }</text:span></text:p>
      <text:p text:style-name="P1753"/>
      <text:p text:style-name="P1754"><text:span text:style-name="T1755">int</text:span><text:span text:style-name="T1756"><text:s/>main () {</text:span></text:p>
      <text:p text:style-name="P1757"><text:span text:style-name="T1758"><text:s text:c="2"/></text:span><text:span text:style-name="T1759">int</text:span><text:span text:style-name="T1760"><text:s/>myints[] = {1,2,3,4,5,4,3,2,1};</text:span></text:p>
      <text:p text:style-name="P1761"><text:span text:style-name="T1762"><text:s text:c="2"/>std::vector&lt;</text:span><text:span text:style-name="T1763">int</text:span><text:span text:style-name="T1764">&gt; v(myints,myints+9); <text:s text:c="24"/></text:span><text:span text:style-name="T1765">// 1 2 3 4 5 4 3 2 1</text:span></text:p>
      <text:p text:style-name="P1766"/>
      <text:p text:style-name="P1767"><text:span text:style-name="T1768"><text:s text:c="2"/></text:span><text:span text:style-name="T1769">// using default comparison:</text:span></text:p>
      <text:p text:style-name="P1770"><text:span text:style-name="T1771"><text:s text:c="2"/>std::sort (v.begin(), v.end());</text:span></text:p>
      <text:p text:style-name="P1772"/>
      <text:p text:style-name="P1773"><text:span text:style-name="T1774"><text:s text:c="2"/>std::cout &lt;&lt;<text:s/></text:span><text:span text:style-name="T1775">"looking for a 3... "</text:span><text:span text:style-name="T1776">;</text:span></text:p>
      <text:p text:style-name="P1777"><text:span text:style-name="T1778"><text:s text:c="2"/></text:span><text:span text:style-name="T1779">if</text:span><text:span text:style-name="T1780"><text:s/>(std::binary_search (v.begin(), v.end(), 3))</text:span></text:p>
      <text:p text:style-name="P1781"><text:span text:style-name="T1782"><text:s text:c="4"/>std::cout &lt;&lt;<text:s/></text:span><text:span text:style-name="T1783">"found!\n"</text:span><text:span text:style-name="T1784">;<text:s/></text:span><text:span text:style-name="T1785">else</text:span><text:span text:style-name="T1786"><text:s/>std::cout &lt;&lt;<text:s/></text:span><text:span text:style-name="T1787">"not found.\n"</text:span><text:span text:style-name="T1788">;</text:span></text:p>
      <text:p text:style-name="P1789"/>
      <text:p text:style-name="P1790"><text:span text:style-name="T1791"><text:s text:c="2"/></text:span><text:span text:style-name="T1792">// using myfunction as comp:</text:span></text:p>
      <text:p text:style-name="P1793"><text:span text:style-name="T1794"><text:s text:c="2"/>std::sort (v.begin(), v.end(), myfunction);</text:span></text:p>
      <text:p text:style-name="P1795"/>
      <text:p text:style-name="P1796"><text:span text:style-name="T1797"><text:s text:c="2"/>std::cout &lt;&lt;<text:s/></text:span><text:span text:style-name="T1798">"looking for a 6... "</text:span><text:span text:style-name="T1799">;</text:span></text:p>
      <text:p text:style-name="P1800"><text:span text:style-name="T1801"><text:s text:c="2"/></text:span><text:span text:style-name="T1802">if</text:span><text:span text:style-name="T1803"><text:s/>(std::binary_search (v.begin(), v.end(), 6, myfunction))</text:span></text:p>
      <text:p text:style-name="P1804"><text:span text:style-name="T1805"><text:s text:c="4"/>std::cout &lt;&lt;<text:s/></text:span><text:span text:style-name="T1806">"found!\n"</text:span><text:span text:style-name="T1807">;<text:s/></text:span><text:span text:style-name="T1808">else</text:span><text:span text:style-name="T1809"><text:s/>std::cout &lt;&lt;<text:s/></text:span><text:span text:style-name="T1810">"not found.\n"</text:span><text:span text:style-name="T1811">;</text:span></text:p>
      <text:p text:style-name="P1812"/>
      <text:p text:style-name="P1813"><text:span text:style-name="T1814"><text:s text:c="2"/></text:span><text:span text:style-name="T1815">return</text:span><text:span text:style-name="T1816"><text:s/>0;</text:span></text:p>
      <text:p text:style-name="P1817"><text:span text:style-name="T1818">}</text:span></text:p>
      <text:p text:style-name="P1819"/>
      <text:p text:style-name="P1820"><text:span text:style-name="T1821">Функція equal_range</text:span></text:p>
      <text:p text:style-name="P1822"/>
      <text:p text:style-name="P1823"><text:span text:style-name="T1824">Функція equal_range(pos1,pos2, val) повертає піддіапазон тих елементів діапазону (як пару на початок та кінець піддіапазону), що еквівалентні val.</text:span></text:p>
      <text:p text:style-name="P1825"/>
      <text:p text:style-name="P1826"><text:span text:style-name="T1827">// equal_range example</text:span></text:p>
      <text:p text:style-name="P1828"><text:span text:style-name="T1829">#include &lt;iostream&gt; <text:s text:c="4"/></text:span><text:span text:style-name="T1830">// std::cout</text:span></text:p>
      <text:p text:style-name="P1831"><text:span text:style-name="T1832">#include &lt;algorithm&gt; <text:s text:c="3"/></text:span><text:span text:style-name="T1833">// std::equal_range, std::sort</text:span></text:p>
      <text:p text:style-name="P1834"><text:span text:style-name="T1835">#include &lt;vector&gt; <text:s text:c="6"/></text:span><text:span text:style-name="T1836">// std::vector</text:span></text:p>
      <text:p text:style-name="P1837"/>
      <text:p text:style-name="P1838"><text:span text:style-name="T1839">bool</text:span><text:span text:style-name="T1840"><text:s/>mygreater (</text:span><text:span text:style-name="T1841">int</text:span><text:span text:style-name="T1842"><text:s/>i,</text:span><text:span text:style-name="T1843">int</text:span><text:span text:style-name="T1844"><text:s/>j) {<text:s/></text:span><text:span text:style-name="T1845">return</text:span><text:span text:style-name="T1846"><text:s/>(i&gt;j); }</text:span></text:p>
      <text:p text:style-name="P1847"/>
      <text:p text:style-name="P1848"><text:span text:style-name="T1849">int</text:span><text:span text:style-name="T1850"><text:s/>main () {</text:span></text:p>
      <text:p text:style-name="P1851"><text:span text:style-name="T1852"><text:s text:c="2"/></text:span><text:span text:style-name="T1853">int</text:span><text:span text:style-name="T1854"><text:s/>myints[] = {10,20,30,30,20,10,10,20};</text:span></text:p>
      <text:p text:style-name="P1855"><text:span text:style-name="T1856"><text:s text:c="2"/>std::vector&lt;</text:span><text:span text:style-name="T1857">int</text:span><text:span text:style-name="T1858">&gt; v(myints,myints+8); <text:s text:c="24"/></text:span><text:span text:style-name="T1859">// 10 20 30 30 20 10 10 20</text:span></text:p>
      <text:p text:style-name="P1860"><text:span text:style-name="T1861"><text:s text:c="2"/>std::pair&lt;std::vector&lt;</text:span><text:span text:style-name="T1862">int</text:span><text:span text:style-name="T1863">&gt;::iterator,std::vector&lt;</text:span><text:span text:style-name="T1864">int</text:span><text:span text:style-name="T1865">&gt;::iterator&gt; bounds;</text:span></text:p>
      <text:p text:style-name="P1866"/>
      <text:p text:style-name="P1867"><text:span text:style-name="T1868"><text:s text:c="2"/></text:span><text:span text:style-name="T1869">// using default comparison:</text:span></text:p>
      <text:p text:style-name="P1870"><text:span text:style-name="T1871"><text:s text:c="2"/>std::sort (v.begin(), v.end()); <text:s text:c="29"/></text:span><text:span text:style-name="T1872">// 10 10 10 20 20 20 30 30</text:span></text:p>
      <text:p text:style-name="P1873"><text:span text:style-name="T1874"><text:s text:c="2"/>bounds=std::equal_range (v.begin(), v.end(), 20); <text:s text:c="11"/></text:span><text:span text:style-name="T1875">// <text:s text:c="9"/>^ <text:s text:c="7"/>^</text:span></text:p>
      <text:p text:style-name="P1876"/>
      <text:p text:style-name="P1877"><text:span text:style-name="T1878"><text:s text:c="2"/></text:span><text:span text:style-name="T1879">// using "mygreater" as comp:</text:span></text:p>
      <text:p text:style-name="P1880"><text:span text:style-name="T1881"><text:s text:c="2"/>std::sort (v.begin(), v.end(), mygreater); <text:s text:c="18"/></text:span><text:span text:style-name="T1882">// 30 30 20 20 20 10 10 10</text:span></text:p>
      <text:p text:style-name="P1883"><text:span text:style-name="T1884"><text:s text:c="2"/>bounds=std::equal_range (v.begin(), v.end(), 20, mygreater);<text:s/></text:span><text:span text:style-name="T1885">// <text:s text:c="6"/>^ <text:s text:c="7"/>^</text:span></text:p>
      <text:p text:style-name="P1886"/>
      <text:p text:style-name="P1887"><text:span text:style-name="T1888"><text:s text:c="2"/>std::cout &lt;&lt;<text:s/></text:span><text:span text:style-name="T1889">"bounds at positions "</text:span><text:span text:style-name="T1890"><text:s/>&lt;&lt; (bounds.first - v.begin());</text:span></text:p>
      <text:p text:style-name="P1891"><text:span text:style-name="T1892"><text:s text:c="2"/>std::cout &lt;&lt;<text:s/></text:span><text:span text:style-name="T1893">" and "</text:span><text:span text:style-name="T1894"><text:s/>&lt;&lt; (bounds.second - v.begin()) &lt;&lt;<text:s/></text:span><text:span text:style-name="T1895">'\n'</text:span><text:span text:style-name="T1896">;</text:span></text:p>
      <text:p text:style-name="P1897"/>
      <text:p text:style-name="P1898"><text:span text:style-name="T1899"><text:s text:c="2"/></text:span><text:span text:style-name="T1900">return</text:span><text:span text:style-name="T1901"><text:s/>0;</text:span></text:p>
      <text:p text:style-name="P1902"><text:span text:style-name="T1903">}</text:span></text:p>
      <text:p text:style-name="P1904"/>
      <text:p text:style-name="P1905"><text:span text:style-name="T1906">Функції lower_bound, upper_bound</text:span></text:p>
      <text:h text:style-name="P1907" text:outline-level="1"/>
      <text:h text:style-name="P1908" text:outline-level="1"><text:span text:style-name="T1909">Функції lower_bound(pos1,pos2, val), upper_bound(pos1,pos2, val) повертають відповідно ітератори на перший та останній елемент піддіапазону еквівалентних val значень.</text:span></text:h>
      <text:p text:style-name="P1910"/>
      <text:p text:style-name="P1911"><text:span text:style-name="T1912">/</text:span><text:span text:style-name="T1913">/ lower_bound/upper_bound example</text:span></text:p>
      <text:p text:style-name="P1914"><text:span text:style-name="T1915">#include &lt;iostream&gt; <text:s text:c="4"/></text:span><text:span text:style-name="T1916">// std::cout</text:span></text:p>
      <text:p text:style-name="P1917"><text:span text:style-name="T1918">#include &lt;algorithm&gt; <text:s text:c="3"/></text:span><text:span text:style-name="T1919">// std::lower_bound, std::upper_bound, std::sort</text:span></text:p>
      <text:p text:style-name="P1920"><text:span text:style-name="T1921">#include &lt;vector&gt; <text:s text:c="6"/></text:span><text:span text:style-name="T1922">// std::vector</text:span></text:p>
      <text:p text:style-name="P1923"/>
      <text:p text:style-name="P1924"><text:span text:style-name="T1925">int</text:span><text:span text:style-name="T1926"><text:s/>main () {</text:span></text:p>
      <text:p text:style-name="P1927"><text:span text:style-name="T1928"><text:s text:c="2"/></text:span><text:span text:style-name="T1929">int</text:span><text:span text:style-name="T1930"><text:s/>myints[] = {10,20,30,30,20,10,10,20};</text:span></text:p>
      <text:p text:style-name="P1931"><text:span text:style-name="T1932"><text:s text:c="2"/>std::vector&lt;</text:span><text:span text:style-name="T1933">int</text:span><text:span text:style-name="T1934">&gt; v(myints,myints+8); <text:s text:c="10"/></text:span><text:span text:style-name="T1935">// 10 20 30 30 20 10 10 20</text:span></text:p>
      <text:p text:style-name="P1936"/>
      <text:p text:style-name="P1937"><text:span text:style-name="T1938"><text:s text:c="2"/>std::sort (v.begin(), v.end()); <text:s text:c="15"/></text:span><text:span text:style-name="T1939">// 10 10 10 20 20 20 30 30</text:span></text:p>
      <text:p text:style-name="P1940"/>
      <text:p text:style-name="P1941"><text:span text:style-name="T1942"><text:s text:c="2"/>std::vector&lt;</text:span><text:span text:style-name="T1943">int</text:span><text:span text:style-name="T1944">&gt;::iterator low,up;</text:span></text:p>
      <text:p text:style-name="P1945"><text:span text:style-name="T1946"><text:s text:c="2"/>low=std::lower_bound (v.begin(), v.end(), 20);<text:s/></text:span><text:span text:style-name="T1947">// <text:s text:c="9"/>^</text:span></text:p>
      <text:p text:style-name="P1948"><text:span text:style-name="T1949"><text:s text:c="2"/>up= std::upper_bound (v.begin(), v.end(), 20);<text:s/></text:span><text:span text:style-name="T1950">// <text:s text:c="18"/>^</text:span></text:p>
      <text:p text:style-name="P1951"/>
      <text:soft-page-break/>
      <text:p text:style-name="P1952"><text:span text:style-name="T1953"><text:s text:c="2"/>std::cout &lt;&lt;<text:s/></text:span><text:span text:style-name="T1954">"lower_bound at position "</text:span><text:span text:style-name="T1955"><text:s/>&lt;&lt; (low- v.begin()) &lt;&lt;<text:s/></text:span><text:span text:style-name="T1956">'\n'</text:span><text:span text:style-name="T1957">;</text:span></text:p>
      <text:p text:style-name="P1958"><text:span text:style-name="T1959"><text:s text:c="2"/>std::cout &lt;&lt;<text:s/></text:span><text:span text:style-name="T1960">"upper_bound at position "</text:span><text:span text:style-name="T1961"><text:s/>&lt;&lt; (up - v.begin()) &lt;&lt;<text:s/></text:span><text:span text:style-name="T1962">'\n'</text:span><text:span text:style-name="T1963">;</text:span></text:p>
      <text:p text:style-name="P1964"/>
      <text:p text:style-name="P1965"><text:span text:style-name="T1966"><text:s text:c="2"/></text:span><text:span text:style-name="T1967">return</text:span><text:span text:style-name="T1968"><text:s/>0;</text:span></text:p>
      <text:p text:style-name="P1969"><text:span text:style-name="T1970">}</text:span></text:p>
      <text:p text:style-name="P1971"/>
      <text:p text:style-name="P1972"/>
      <text:h text:style-name="P1973" text:outline-level="3"><text:span text:style-name="T1974">Функції злиття<text:s/></text:span></text:h>
      <text:p text:style-name="P1975"/>
      <text:p text:style-name="P1976"><text:span text:style-name="T1977">Дані функції працюють для відсортованих послідовностей.</text:span></text:p>
      <text:p text:style-name="P1978"/>
      <text:h text:style-name="P1979" text:outline-level="1"><text:span text:style-name="T1980">Функції merge та inplace_merge</text:span></text:h>
      <text:p text:style-name="P1981"/>
      <text:p text:style-name="P1982"><text:span text:style-name="T1983">Функція merge виконує алгоритм злиття двох відсортованих послідовностей, а функція <text:s/>inplace_merge</text:span><text:span text:style-name="T1984"><text:s/></text:span><text:span text:style-name="T1985">в</text:span><text:span text:style-name="T1986">иконує злиття діапазонів<text:s/></text:span><text:span text:style-name="T1987">[first,middle) та [middle,last), поміщуючи результат в діапазон [first,last).</text:span></text:p>
      <text:p text:style-name="P1988"><text:span text:style-name="T1989">Метод зберігає відносне розташування еквівалентних елементів</text:span></text:p>
      <text:p text:style-name="P1990"/>
      <text:p text:style-name="P1991"><text:span text:style-name="T1992">// inplace_merge example</text:span></text:p>
      <text:p text:style-name="P1993"><text:span text:style-name="T1994">#include &lt;iostream&gt; <text:s text:c="4"/></text:span><text:span text:style-name="T1995">// std::cout</text:span></text:p>
      <text:p text:style-name="P1996"><text:span text:style-name="T1997">#include &lt;algorithm&gt; <text:s text:c="3"/></text:span><text:span text:style-name="T1998">// std::inplace_merge, std::sort, std::copy</text:span></text:p>
      <text:p text:style-name="P1999"><text:span text:style-name="T2000">#include &lt;vector&gt; <text:s text:c="6"/></text:span><text:span text:style-name="T2001">// std::vector</text:span></text:p>
      <text:p text:style-name="P2002"/>
      <text:p text:style-name="P2003"><text:span text:style-name="T2004">int</text:span><text:span text:style-name="T2005"><text:s/>main () {</text:span></text:p>
      <text:p text:style-name="P2006"><text:span text:style-name="T2007"><text:s text:c="2"/></text:span><text:span text:style-name="T2008">int</text:span><text:span text:style-name="T2009"><text:s/>first[] = {5,10,15,20,25};</text:span></text:p>
      <text:p text:style-name="P2010"><text:span text:style-name="T2011"><text:s text:c="2"/></text:span><text:span text:style-name="T2012">int</text:span><text:span text:style-name="T2013"><text:s/>second[] = {50,40,30,20,10};</text:span></text:p>
      <text:p text:style-name="P2014"><text:span text:style-name="T2015"><text:s text:c="2"/>std::vector&lt;</text:span><text:span text:style-name="T2016">int</text:span><text:span text:style-name="T2017">&gt; v(10);</text:span></text:p>
      <text:p text:style-name="P2018"><text:span text:style-name="T2019"><text:s text:c="2"/>std::vector&lt;</text:span><text:span text:style-name="T2020">int</text:span><text:span text:style-name="T2021">&gt;::iterator it;</text:span></text:p>
      <text:p text:style-name="P2022"/>
      <text:p text:style-name="P2023"><text:span text:style-name="T2024"><text:s text:c="2"/>std::sort (first,first+5);</text:span></text:p>
      <text:p text:style-name="P2025"><text:span text:style-name="T2026"><text:s text:c="2"/>std::sort (second,second+5);</text:span></text:p>
      <text:p text:style-name="P2027"/>
      <text:p text:style-name="P2028"><text:span text:style-name="T2029"><text:s text:c="2"/>it=std::copy (first, first+5, v.begin());</text:span></text:p>
      <text:p text:style-name="P2030"><text:span text:style-name="T2031"><text:s text:c="5"/>std::copy (second,second+5,it);</text:span></text:p>
      <text:p text:style-name="P2032"/>
      <text:p text:style-name="P2033"><text:span text:style-name="T2034"><text:s text:c="2"/>std::inplace_merge (v.begin(),v.begin()+5,v.end());</text:span></text:p>
      <text:p text:style-name="P2035"/>
      <text:p text:style-name="P2036"><text:span text:style-name="T2037"><text:s text:c="2"/>std::cout &lt;&lt;<text:s/></text:span><text:span text:style-name="T2038">"The resulting vector contains:"</text:span><text:span text:style-name="T2039">;</text:span></text:p>
      <text:p text:style-name="P2040"><text:span text:style-name="T2041"><text:s text:c="2"/></text:span><text:span text:style-name="T2042">for</text:span><text:span text:style-name="T2043"><text:s/>(it=v.begin(); it!=v.end(); ++it)</text:span></text:p>
      <text:p text:style-name="P2044"><text:span text:style-name="T2045"><text:s text:c="4"/>std::cout &lt;&lt;<text:s/></text:span><text:span text:style-name="T2046">' '</text:span><text:span text:style-name="T2047"><text:s/>&lt;&lt; *it;</text:span></text:p>
      <text:p text:style-name="P2048"><text:span text:style-name="T2049"><text:s text:c="2"/>std::cout &lt;&lt;<text:s/></text:span><text:span text:style-name="T2050">'\n'</text:span><text:span text:style-name="T2051">;</text:span></text:p>
      <text:p text:style-name="P2052"/>
      <text:p text:style-name="P2053"><text:span text:style-name="T2054"><text:s text:c="2"/></text:span><text:span text:style-name="T2055">return</text:span><text:span text:style-name="T2056"><text:s/>0;</text:span></text:p>
      <text:soft-page-break/>
      <text:p text:style-name="P2057"><text:span text:style-name="T2058">}</text:span></text:p>
      <text:h text:style-name="P2059" text:outline-level="1"/>
      <text:h text:style-name="P2060" text:outline-level="1"><text:span text:style-name="T2061">Функція includes</text:span></text:h>
      <text:p text:style-name="P2062"/>
      <text:p text:style-name="P2063"><text:span text:style-name="T2064">Ця функція п</text:span><text:span text:style-name="T2065">еревіряє, чи входить одна відсортована послідовність в іншу</text:span></text:p>
      <text:p text:style-name="P2066"><text:span text:style-name="T2067">// includes algorithm example</text:span></text:p>
      <text:p text:style-name="P2068"><text:span text:style-name="T2069">#include &lt;iostream&gt; <text:s text:c="4"/></text:span><text:span text:style-name="T2070">// std::cout</text:span></text:p>
      <text:p text:style-name="P2071"><text:span text:style-name="T2072">#include &lt;algorithm&gt; <text:s text:c="3"/></text:span><text:span text:style-name="T2073">// std::includes, std::sort</text:span></text:p>
      <text:p text:style-name="P2074"/>
      <text:p text:style-name="P2075"><text:span text:style-name="T2076">bool</text:span><text:span text:style-name="T2077"><text:s/>myfunction (</text:span><text:span text:style-name="T2078">int</text:span><text:span text:style-name="T2079"><text:s/>i,<text:s/></text:span><text:span text:style-name="T2080">int</text:span><text:span text:style-name="T2081"><text:s/>j) {<text:s/></text:span><text:span text:style-name="T2082">return</text:span><text:span text:style-name="T2083"><text:s/>i&lt;j; }</text:span></text:p>
      <text:p text:style-name="P2084"/>
      <text:p text:style-name="P2085"><text:span text:style-name="T2086">int</text:span><text:span text:style-name="T2087"><text:s/>main () {</text:span></text:p>
      <text:p text:style-name="P2088"><text:span text:style-name="T2089"><text:s text:c="2"/></text:span><text:span text:style-name="T2090">int</text:span><text:span text:style-name="T2091"><text:s/>container[] = {5,10,15,20,25,30,35,40,45,50};</text:span></text:p>
      <text:p text:style-name="P2092"><text:span text:style-name="T2093"><text:s text:c="2"/></text:span><text:span text:style-name="T2094">int</text:span><text:span text:style-name="T2095"><text:s/>continent[] = {40,30,20,10};</text:span></text:p>
      <text:p text:style-name="P2096"/>
      <text:p text:style-name="P2097"><text:span text:style-name="T2098"><text:s text:c="2"/>std::sort (container,container+10);</text:span></text:p>
      <text:p text:style-name="P2099"><text:span text:style-name="T2100"><text:s text:c="2"/>std::sort (continent,continent+4);</text:span></text:p>
      <text:p text:style-name="P2101"/>
      <text:p text:style-name="P2102"><text:span text:style-name="T2103"><text:s text:c="2"/></text:span><text:span text:style-name="T2104">// using default comparison:</text:span></text:p>
      <text:p text:style-name="P2105"><text:span text:style-name="T2106"><text:s text:c="2"/></text:span><text:span text:style-name="T2107">if</text:span><text:span text:style-name="T2108"><text:s/>( std::includes(container,container+10,continent,continent+4) )</text:span></text:p>
      <text:p text:style-name="P2109"><text:span text:style-name="T2110"><text:s text:c="4"/>std::cout &lt;&lt;<text:s/></text:span><text:span text:style-name="T2111">"container includes continent!\n"</text:span><text:span text:style-name="T2112">;</text:span></text:p>
      <text:p text:style-name="P2113"/>
      <text:p text:style-name="P2114"><text:span text:style-name="T2115"><text:s text:c="2"/></text:span><text:span text:style-name="T2116">// using myfunction as comp:</text:span></text:p>
      <text:p text:style-name="P2117"><text:span text:style-name="T2118"><text:s text:c="2"/></text:span><text:span text:style-name="T2119">if</text:span><text:span text:style-name="T2120"><text:s/>( std::includes(container,container+10,continent,continent+4, myfunction) )</text:span></text:p>
      <text:p text:style-name="P2121"><text:span text:style-name="T2122"><text:s text:c="4"/>std::cout &lt;&lt;<text:s/></text:span><text:span text:style-name="T2123">"container includes continent!\n"</text:span><text:span text:style-name="T2124">;</text:span></text:p>
      <text:p text:style-name="P2125"/>
      <text:p text:style-name="P2126"><text:span text:style-name="T2127"><text:s text:c="2"/></text:span><text:span text:style-name="T2128">return</text:span><text:span text:style-name="T2129"><text:s/>0;</text:span></text:p>
      <text:p text:style-name="P2130"><text:span text:style-name="T2131">}</text:span></text:p>
      <text:p text:style-name="P2132"/>
      <text:h text:style-name="P2133" text:outline-level="1"><text:span text:style-name="T2134">Функції роботи з множинами<text:s/></text:span><text:span text:style-name="T2135">set_union, set_intersection, set_difference, set_symmetric_difference</text:span></text:h>
      <text:p text:style-name="P2136"/>
      <text:p text:style-name="P2137"><text:span text:style-name="T2138">Функції<text:s/></text:span><text:span text:style-name="T2139">set_union, set_intersection, set_difference, set_symmetric_difference</text:span></text:p>
      <text:p text:style-name="P2140"><text:span text:style-name="T2141">- виконують відповідно об</text:span><text:span text:style-name="T2142">’</text:span><text:span text:style-name="T2143">єднання, перетин, різницю та симетричну різницю двох відсортованих послідовностей.</text:span></text:p>
      <text:p text:style-name="P2144"/>
      <text:p text:style-name="P2145"><text:span text:style-name="T2146">// set_symmetric_difference example</text:span></text:p>
      <text:p text:style-name="P2147"><text:span text:style-name="T2148">#include &lt;iostream&gt; <text:s text:c="4"/></text:span><text:span text:style-name="T2149">// std::cout</text:span></text:p>
      <text:p text:style-name="P2150"><text:span text:style-name="T2151">#include &lt;algorithm&gt; <text:s text:c="3"/></text:span><text:span text:style-name="T2152">// std::set_symmetric_difference, std::sort</text:span></text:p>
      <text:p text:style-name="P2153"><text:span text:style-name="T2154">#include &lt;vector&gt; <text:s text:c="6"/></text:span><text:span text:style-name="T2155">// std::vector</text:span></text:p>
      <text:p text:style-name="P2156"/>
      <text:p text:style-name="P2157"><text:span text:style-name="T2158">int</text:span><text:span text:style-name="T2159"><text:s/>main () {</text:span></text:p>
      <text:soft-page-break/>
      <text:p text:style-name="P2160"><text:span text:style-name="T2161"><text:s text:c="2"/></text:span><text:span text:style-name="T2162">int</text:span><text:span text:style-name="T2163"><text:s/>first[] = {5,10,15,20,25};</text:span></text:p>
      <text:p text:style-name="P2164"><text:span text:style-name="T2165"><text:s text:c="2"/></text:span><text:span text:style-name="T2166">int</text:span><text:span text:style-name="T2167"><text:s/>second[] = {50,40,30,20,10};</text:span></text:p>
      <text:p text:style-name="P2168"><text:span text:style-name="T2169"><text:s text:c="2"/>std::vector&lt;</text:span><text:span text:style-name="T2170">int</text:span><text:span text:style-name="T2171">&gt; v(10); <text:s text:c="21"/></text:span><text:span text:style-name="T2172">// 0 <text:s/>0 <text:s/>0 <text:s/>0 <text:s/>0 <text:s/>0 <text:s/>0 <text:s/>0 <text:s/>0 <text:s/>0</text:span></text:p>
      <text:p text:style-name="P2173"><text:span text:style-name="T2174"><text:s text:c="2"/>std::vector&lt;</text:span><text:span text:style-name="T2175">int</text:span><text:span text:style-name="T2176">&gt;::iterator it;</text:span></text:p>
      <text:p text:style-name="P2177"/>
      <text:p text:style-name="P2178"><text:span text:style-name="T2179"><text:s text:c="2"/>std::sort (first,first+5); <text:s text:c="4"/></text:span><text:span text:style-name="T2180">// <text:s/>5 10 15 20 25</text:span></text:p>
      <text:p text:style-name="P2181"><text:span text:style-name="T2182"><text:s text:c="2"/>std::sort (second,second+5); <text:s text:c="2"/></text:span><text:span text:style-name="T2183">// 10 20 30 40 50</text:span></text:p>
      <text:p text:style-name="P2184"/>
      <text:p text:style-name="P2185"><text:span text:style-name="T2186"><text:s text:c="2"/>it=std::set_symmetric_difference (first, first+5, second, second+5, v.begin());</text:span></text:p>
      <text:p text:style-name="P2187"><text:span text:style-name="T2188"><text:s text:c="47"/></text:span><text:span text:style-name="T2189">// <text:s/>5 15 25 30 40 50 <text:s/>0 <text:s/>0 <text:s/>0 <text:s/>0</text:span></text:p>
      <text:p text:style-name="P2190"><text:span text:style-name="T2191"><text:s text:c="2"/>v.resize(it-v.begin()); <text:s text:c="21"/></text:span><text:span text:style-name="T2192">// <text:s/>5 15 25 30 40 50</text:span></text:p>
      <text:p text:style-name="P2193"/>
      <text:p text:style-name="P2194"><text:span text:style-name="T2195"><text:s text:c="2"/>std::cout &lt;&lt;<text:s/></text:span><text:span text:style-name="T2196">"The symmetric difference has "</text:span><text:span text:style-name="T2197"><text:s/>&lt;&lt; (v.size()) &lt;&lt;<text:s/></text:span><text:span text:style-name="T2198">" elements:\n"</text:span><text:span text:style-name="T2199">;</text:span></text:p>
      <text:p text:style-name="P2200"><text:span text:style-name="T2201"><text:s text:c="2"/></text:span><text:span text:style-name="T2202">for</text:span><text:span text:style-name="T2203"><text:s/>(it=v.begin(); it!=v.end(); ++it)</text:span></text:p>
      <text:p text:style-name="P2204"><text:span text:style-name="T2205"><text:s text:c="4"/>std::cout &lt;&lt;<text:s/></text:span><text:span text:style-name="T2206">' '</text:span><text:span text:style-name="T2207"><text:s/>&lt;&lt; *it;</text:span></text:p>
      <text:p text:style-name="P2208"><text:span text:style-name="T2209"><text:s text:c="2"/>std::cout &lt;&lt;<text:s/></text:span><text:span text:style-name="T2210">'\n'</text:span><text:span text:style-name="T2211">;</text:span></text:p>
      <text:p text:style-name="P2212"><text:span text:style-name="T2213">}</text:span></text:p>
      <text:p text:style-name="P2214"/>
      <text:p text:style-name="P2215"/>
      <text:h text:style-name="P2216" text:outline-level="3"/>
      <text:h text:style-name="P2217" text:outline-level="3">Мінімум/Максимум</text:h>
      <text:p text:style-name="P2218"/>
      <text:h text:style-name="P2219" text:outline-level="1">Функції min, max — повертають відповідно значення мінімально та максимального елементу послідовності</text:h>
      <text:p text:style-name="P2220"/>
      <text:h text:style-name="P2221" text:outline-level="1">Функції min_element, max_element <text:s/>- повертають відповідно однонаправлений ітератор на мінімальний та максимальний елементи послідовності</text:h>
      <text:p text:style-name="P2222"/>
      <text:p text:style-name="P2223">З Сі++11 додали також функції:</text:p>
      <text:h text:style-name="P2224" text:outline-level="1"><text:span text:style-name="T2225">Функції<text:s/></text:span><text:span text:style-name="T2226">m</text:span><text:span text:style-name="T2227">inmax, minmax_element — які повертають відповідно одночасно значення мінімального та максимального елементів або однонаправлений ітератор на них у вигляді пари.</text:span></text:h>
      <text:p text:style-name="P2228">Приклад</text:p>
      <text:p text:style-name="P2229">#include &lt;algorithm&gt;</text:p>
      <text:p text:style-name="P2230">#include &lt;iostream&gt;</text:p>
      <text:p text:style-name="P2231">#include &lt;vector&gt;</text:p>
      <text:p text:style-name="P2232">using namespace std;</text:p>
      <text:p text:style-name="P2233"/>
      <text:p text:style-name="P2234">int main() {</text:p>
      <text:p text:style-name="P2235"><text:tab/>int arr[] = {10, 20, 5, 23 ,42 , 15};</text:p>
      <text:p text:style-name="P2236"><text:tab/>int n = sizeof(arr)/sizeof(arr[0]);</text:p>
      <text:p text:style-name="P2237"><text:tab/>vector&lt;int&gt; vect(arr, arr+n);</text:p>
      <text:p text:style-name="P2238"><text:tab/>// <text:s/>реверс вектору</text:p>
      <text:p text:style-name="P2239"><text:tab/>reverse(vect.begin(), vect.end());</text:p>
      <text:soft-page-break/>
      <text:p text:style-name="P2240"><text:s text:c="9"/>// виведення вектору</text:p>
      <text:p text:style-name="P2241"><text:s text:c="4"/><text:tab/>cout &lt;&lt; "Vector after reversing is: ";</text:p>
      <text:p text:style-name="P2242"><text:s/><text:tab/>for (int i=0; i&lt;vect.size(); i++)</text:p>
      <text:p text:style-name="P2243"><text:tab/><text:tab/>cout &lt;&lt; vect[i] &lt;&lt; " ";</text:p>
      <text:p text:style-name="P2244"><text:s text:c="7"/>// тестуємо функції пошуку мінімума та максимума</text:p>
      <text:p text:style-name="P2245"><text:tab/>cout &lt;&lt; "\nMaximum element of vector is: ";</text:p>
      <text:p text:style-name="P2246"><text:tab/>cout &lt;&lt; *max_element(vect.begin(), vect.end())&lt;&lt;" or " &lt;&lt; max({10, 20, 5, 23 ,42 , 15});</text:p>
      <text:p text:style-name="P2247"><text:tab/>cout &lt;&lt; "\nMinimum element of vector is: ";</text:p>
      <text:p text:style-name="P2248"><text:tab/>cout &lt;&lt; *min_element(vect.begin(), vect.end())&lt;&lt;" or " &lt;&lt; min({10, 20, 5, 23 ,42 , 15}); <text:s text:c="10"/></text:p>
      <text:p text:style-name="P2249"/>
      <text:p text:style-name="P2250">cout &lt;&lt;"\nmin:"&lt;&lt; *minmax_element(vect.begin(), vect.end()).first &lt;&lt;" max=" &lt;&lt; minmax({10, 20, 5, 23 ,42 , 15}).second; <text:s/></text:p>
      <text:p text:style-name="P2251">} <text:s text:c="8"/></text:p>
      <text:p text:style-name="P2252"/>
      <text:p text:style-name="P2253">Vector after reversing is: 15 42 23 5 20 10<text:s/></text:p>
      <text:p text:style-name="P2254">Maximum element of vector is: 42 or 42</text:p>
      <text:p text:style-name="P2255">Minimum element of vector is: 5 or 5</text:p>
      <text:p text:style-name="P2256"><text:span text:style-name="T2257">min:5 max=42</text:span></text:p>
      <text:h text:style-name="P2258" text:outline-level="3"><text:span text:style-name="T2259">Робота з купою</text:span></text:h>
      <text:p text:style-name="P2260"/>
      <text:p text:style-name="P2261"><text:span text:style-name="T2262">Функції make_heap, push_heap, pop_heap, sort_heap – відповідно створюють структуру даних купа, додають елемент до купи, видаляють елемент з купи та сортують її.</text:span></text:p>
      <text:p text:style-name="P2263"><text:span text:style-name="T2264">// range heap example</text:span></text:p>
      <text:p text:style-name="P2265"><text:span text:style-name="T2266">#include &lt;iostream&gt; <text:s text:c="4"/></text:span><text:span text:style-name="T2267">// std::cout</text:span></text:p>
      <text:p text:style-name="P2268"><text:span text:style-name="T2269">#include &lt;algorithm&gt; <text:s text:c="3"/></text:span><text:span text:style-name="T2270">// std::make_heap, std::pop_heap, std::push_heap, std::sort_heap</text:span></text:p>
      <text:p text:style-name="P2271"><text:span text:style-name="T2272">#include &lt;vector&gt; <text:s text:c="6"/></text:span><text:span text:style-name="T2273">// std::vector</text:span></text:p>
      <text:p text:style-name="P2274"/>
      <text:p text:style-name="P2275"><text:span text:style-name="T2276">int</text:span><text:span text:style-name="T2277"><text:s/>main () {</text:span></text:p>
      <text:p text:style-name="P2278"><text:span text:style-name="T2279"><text:s text:c="2"/></text:span><text:span text:style-name="T2280">int</text:span><text:span text:style-name="T2281"><text:s/>myints[] = {10,20,30,5,15};</text:span></text:p>
      <text:p text:style-name="P2282"><text:span text:style-name="T2283"><text:s text:c="2"/>std::vector&lt;</text:span><text:span text:style-name="T2284">int</text:span><text:span text:style-name="T2285">&gt; v(myints,myints+5);</text:span></text:p>
      <text:p text:style-name="P2286"/>
      <text:p text:style-name="P2287"><text:span text:style-name="T2288"><text:s text:c="2"/>std::make_heap (v.begin(),v.end());</text:span></text:p>
      <text:p text:style-name="P2289"><text:span text:style-name="T2290"><text:s text:c="2"/>std::cout &lt;&lt;<text:s/></text:span><text:span text:style-name="T2291">"initial max heap <text:s text:c="2"/>: "</text:span><text:span text:style-name="T2292"><text:s/>&lt;&lt; v.front() &lt;&lt;<text:s/></text:span><text:span text:style-name="T2293">'\n'</text:span><text:span text:style-name="T2294">;</text:span></text:p>
      <text:p text:style-name="P2295"/>
      <text:p text:style-name="P2296"><text:span text:style-name="T2297"><text:s text:c="2"/>std::pop_heap (v.begin(),v.end()); v.pop_back();</text:span></text:p>
      <text:p text:style-name="P2298"><text:span text:style-name="T2299"><text:s text:c="2"/>std::cout &lt;&lt;<text:s/></text:span><text:span text:style-name="T2300">"max heap after pop : "</text:span><text:span text:style-name="T2301"><text:s/>&lt;&lt; v.front() &lt;&lt;<text:s/></text:span><text:span text:style-name="T2302">'\n'</text:span><text:span text:style-name="T2303">;</text:span></text:p>
      <text:p text:style-name="P2304"/>
      <text:p text:style-name="P2305"><text:span text:style-name="T2306"><text:s text:c="2"/>v.push_back(99); std::push_heap (v.begin(),v.end());</text:span></text:p>
      <text:p text:style-name="P2307"><text:span text:style-name="T2308"><text:s text:c="2"/>std::cout &lt;&lt;<text:s/></text:span><text:span text:style-name="T2309">"max heap after push: "</text:span><text:span text:style-name="T2310"><text:s/>&lt;&lt; v.front() &lt;&lt;<text:s/></text:span><text:span text:style-name="T2311">'\n'</text:span><text:span text:style-name="T2312">;</text:span></text:p>
      <text:p text:style-name="P2313"/>
      <text:soft-page-break/>
      <text:p text:style-name="P2314"><text:span text:style-name="T2315"><text:s text:c="2"/>std::sort_heap (v.begin(),v.end());</text:span></text:p>
      <text:p text:style-name="P2316"/>
      <text:p text:style-name="P2317"><text:span text:style-name="T2318"><text:s text:c="2"/>std::cout &lt;&lt;<text:s/></text:span><text:span text:style-name="T2319">"final sorted range :"</text:span><text:span text:style-name="T2320">;</text:span></text:p>
      <text:p text:style-name="P2321"><text:span text:style-name="T2322"><text:s text:c="2"/></text:span><text:span text:style-name="T2323">for</text:span><text:span text:style-name="T2324"><text:s/>(</text:span><text:span text:style-name="T2325">unsigned</text:span><text:span text:style-name="T2326"><text:s/>i=0; i&lt;v.size(); i++)</text:span></text:p>
      <text:p text:style-name="P2327"><text:span text:style-name="T2328"><text:s text:c="4"/>std::cout &lt;&lt;<text:s/></text:span><text:span text:style-name="T2329">' '</text:span><text:span text:style-name="T2330"><text:s/>&lt;&lt; v[i];</text:span></text:p>
      <text:p text:style-name="P2331"/>
      <text:p text:style-name="P2332"><text:span text:style-name="T2333"><text:s text:c="2"/>std::cout &lt;&lt;<text:s/></text:span><text:span text:style-name="T2334">'\n'</text:span><text:span text:style-name="T2335">;</text:span></text:p>
      <text:p text:style-name="P2336"/>
      <text:p text:style-name="P2337"><text:span text:style-name="T2338"><text:s text:c="2"/></text:span><text:span text:style-name="T2339">return</text:span><text:span text:style-name="T2340"><text:s/>0;</text:span></text:p>
      <text:p text:style-name="P2341"><text:span text:style-name="T2342">}</text:span></text:p>
      <text:p text:style-name="P2343"><text:span text:style-name="T2344">З Сі++11 додали також функції is_heap(), is_heap_until</text:span></text:p>
      <text:p text:style-name="P2345"><text:span text:style-name="T2346">// is_heap example</text:span></text:p>
      <text:p text:style-name="P2347"><text:span text:style-name="T2348">#include &lt;iostream&gt; <text:s text:c="4"/></text:span><text:span text:style-name="T2349">// std::cout</text:span></text:p>
      <text:p text:style-name="P2350"><text:span text:style-name="T2351">#include &lt;algorithm&gt; <text:s text:c="3"/></text:span><text:span text:style-name="T2352">// std::is_heap, std::make_heap, std::pop_heap</text:span></text:p>
      <text:p text:style-name="P2353"><text:span text:style-name="T2354">#include &lt;vector&gt; <text:s text:c="6"/></text:span><text:span text:style-name="T2355">// std::vector</text:span></text:p>
      <text:p text:style-name="P2356"/>
      <text:p text:style-name="P2357"><text:span text:style-name="T2358">int</text:span><text:span text:style-name="T2359"><text:s/>main () {</text:span></text:p>
      <text:p text:style-name="P2360"><text:span text:style-name="T2361"><text:s text:c="2"/>std::vector&lt;</text:span><text:span text:style-name="T2362">int</text:span><text:span text:style-name="T2363">&gt; foo {9,5,2,6,4,1,3,8,7};</text:span></text:p>
      <text:p text:style-name="P2364"/>
      <text:p text:style-name="P2365"><text:span text:style-name="T2366"><text:s text:c="2"/></text:span><text:span text:style-name="T2367">if</text:span><text:span text:style-name="T2368"><text:s/>(!std::is_heap(foo.begin(),foo.end()))</text:span></text:p>
      <text:p text:style-name="P2369"><text:span text:style-name="T2370"><text:s text:c="4"/>std::make_heap(foo.begin(),foo.end());</text:span></text:p>
      <text:p text:style-name="P2371"/>
      <text:p text:style-name="P2372"><text:span text:style-name="T2373"><text:s text:c="2"/>std::cout &lt;&lt;<text:s/></text:span><text:span text:style-name="T2374">"Popping out elements:"</text:span><text:span text:style-name="T2375">;</text:span></text:p>
      <text:p text:style-name="P2376"><text:span text:style-name="T2377"><text:s text:c="2"/></text:span><text:span text:style-name="T2378">while</text:span><text:span text:style-name="T2379"><text:s/>(!foo.empty()) {</text:span></text:p>
      <text:p text:style-name="P2380"><text:span text:style-name="T2381"><text:s text:c="4"/>std::pop_heap(foo.begin(),foo.end()); <text:s text:c="2"/></text:span><text:span text:style-name="T2382">// moves largest element to back</text:span></text:p>
      <text:p text:style-name="P2383"><text:span text:style-name="T2384"><text:s text:c="4"/>std::cout &lt;&lt;<text:s/></text:span><text:span text:style-name="T2385">' '</text:span><text:span text:style-name="T2386"><text:s/>&lt;&lt; foo.back(); <text:s text:c="8"/></text:span><text:span text:style-name="T2387">// prints back</text:span></text:p>
      <text:p text:style-name="P2388"><text:span text:style-name="T2389"><text:s text:c="4"/>foo.pop_back(); <text:s text:c="24"/></text:span><text:span text:style-name="T2390">// pops element out of container</text:span></text:p>
      <text:p text:style-name="P2391"><text:span text:style-name="T2392"><text:s text:c="2"/>}</text:span></text:p>
      <text:p text:style-name="P2393"><text:span text:style-name="T2394"><text:s text:c="2"/>std::cout &lt;&lt;<text:s/></text:span><text:span text:style-name="T2395">'\n'</text:span><text:span text:style-name="T2396">;</text:span></text:p>
      <text:p text:style-name="P2397"/>
      <text:p text:style-name="P2398"><text:span text:style-name="T2399"><text:s text:c="2"/></text:span><text:span text:style-name="T2400">return</text:span><text:span text:style-name="T2401"><text:s/>0;</text:span></text:p>
      <text:p text:style-name="P2402"><text:span text:style-name="T2403">}</text:span></text:p>
      <text:p text:style-name="P2404"/>
      <text:h text:style-name="P2405" text:outline-level="3">Інші</text:h>
      <text:p text:style-name="P2406"/>
      <text:h text:style-name="P2407" text:outline-level="1"><text:span text:style-name="T2408"><text:s/></text:span><text:span text:style-name="T2409">До інших функцій входять достатньо рідко використовувані функції lexicographical_compare (порівняння вмісту послідовностей лекс</text:span><text:span text:style-name="T2410">и</text:span><text:span text:style-name="T2411">кографічно),<text:s/></text:span><text:span text:style-name="T2412">next_permutation (наступне перемішування) та prev_permutation (попереднє перемішування).</text:span></text:h>
      <text:p text:style-name="P2413"/>
      <text:h text:style-name="P2414" text:outline-level="1"><text:span text:style-name="T2415">Алгоритми бібліотеки</text:span><text:span text:style-name="T2416"><text:s/></text:span><text:span text:style-name="T2417">numeric</text:span></text:h>
      <text:p text:style-name="P2418"/>
      <text:p text:style-name="P2419"><text:span text:style-name="T2420">В бібліотеку numeric входять наступні функції</text:span><text:span text:style-name="T2421">:</text:span></text:p>
      <text:p text:style-name="P2422"/>
      <text:p text:style-name="P2423"><text:span text:style-name="T2424">Функція accumulate</text:span></text:p>
      <text:p text:style-name="P2425"/>
      <text:p text:style-name="P2426"><text:span text:style-name="T2427">Функція<text:s/></text:span><text:span text:style-name="T2428">accumulate(pos1,pos2,init) або accumulate(pos1,pos2,init, fun)</text:span><text:span text:style-name="T2429"><text:s/>виконує послідовне (комулятивне) сумування елементів послідовності або послідовне виконання заданої функції<text:s/></text:span><text:span text:style-name="T2430">fun</text:span><text:span text:style-name="T2431"><text:s/>від першого до останнього починаючи з деякого значення <text:s/></text:span><text:span text:style-name="T2432">init.</text:span></text:p>
      <text:p text:style-name="СтандартнийHTML"><text:s text:c="2"/><text:span text:style-name="T2433">// Сума елементів</text:span></text:p>
      <text:p text:style-name="P2434">#include &lt;iostream&gt;</text:p>
      <text:p text:style-name="P2435">#include &lt;numeric&gt; <text:s text:c="2"/>// для алгоритмів</text:p>
      <text:p text:style-name="P2436">using namespace std;<text:s/></text:p>
      <text:p text:style-name="P2437">int accum1_massiv(){<text:s/></text:p>
      <text:p text:style-name="СтандартнийHTML"><text:span text:style-name="T2438"><text:s text:c="2"/></text:span><text:span text:style-name="T2439"><text:tab/>const int N = 8;</text:span></text:p>
      <text:p text:style-name="P2440"><text:tab/>int a[N] = {4, 12, 3, 6, 10, 7, 8, 5}, sum = 0;</text:p>
      <text:p text:style-name="P2441"><text:tab/>sum = accumulate(a, a+N, sum);</text:p>
      <text:p text:style-name="P2442"><text:tab/>cout &lt;&lt; "Sum of all elements: <text:s/>" &lt;&lt; sum &lt;&lt; endl;</text:p>
      <text:p text:style-name="P2443"><text:tab/>cout &lt;&lt; "1000 + a[2] + a[3] + a[4] <text:s/>= " <text:s/>&lt;&lt; accumulate(a+2, a+5, 1000) &lt;&lt;endl;</text:p>
      <text:p text:style-name="P2444"><text:tab/>return 0;</text:p>
      <text:p text:style-name="P2445">}</text:p>
      <text:p text:style-name="P2446"/>
      <text:p text:style-name="P2447">int accum2_massiv(){</text:p>
      <text:p text:style-name="P2448"><text:tab/>const int N = 4;</text:p>
      <text:p text:style-name="P2449"><text:tab/>int a[N] = {2, 10, 5, 3}, prod = <text:s/>1;<text:s/></text:p>
      <text:p text:style-name="P2450"><text:tab/>prod = accumulate(a, a+N, prod, multiplies&lt;int&gt;());</text:p>
      <text:p text:style-name="P2451"><text:tab/>cout &lt;&lt; "Product of all elements: " &lt;&lt; prod &lt;&lt; endl;<text:s/></text:p>
      <text:p text:style-name="P2452"><text:tab/>return <text:s/>0;</text:p>
      <text:p text:style-name="P2453">}<text:s/></text:p>
      <text:p text:style-name="P2454"/>
      <text:p text:style-name="P2455">class <text:s/>fun { <text:s text:c="3"/></text:p>
      <text:p text:style-name="P2456"><text:s/>public:</text:p>
      <text:p text:style-name="P2457"><text:s text:c="11"/>fun(){i = 1;}</text:p>
      <text:p text:style-name="P2458"><text:s text:c="11"/>int <text:s/>operator()(int x, int y) <text:s/>{</text:p>
      <text:p text:style-name="P2459"><text:tab/><text:tab/>int u = x + i * y; <text:s text:c="2"/>i *= 2; <text:s text:c="2"/></text:p>
      <text:p text:style-name="P2460"><text:tab/><text:s text:c="2"/><text:tab/>return u;<text:s/></text:p>
      <text:p text:style-name="P2461"><text:tab/>}</text:p>
      <text:p text:style-name="P2462"><text:s text:c="6"/>private:</text:p>
      <text:p text:style-name="P2463"><text:s text:c="11"/>int <text:s/>i;</text:p>
      <text:p text:style-name="P2464">};<text:s/></text:p>
      <text:p text:style-name="P2465"/>
      <text:p text:style-name="P2466">int accum3_massiv() <text:s/>{ <text:s text:c="2"/></text:p>
      <text:p text:style-name="P2467"><text:s text:c="2"/><text:tab/>const int N = 4;</text:p>
      <text:p text:style-name="P2468"><text:s text:c="5"/><text:tab/>int a[N] = {7, 6, 9, 2},</text:p>
      <text:p text:style-name="P2469"><text:s text:c="5"/><text:tab/>prod = 0;<text:s/></text:p>
      <text:soft-page-break/>
      <text:p text:style-name="P2470"><text:s text:c="5"/><text:tab/>prod = <text:s/>accumulate(a, a+N, prod, fun());<text:s/></text:p>
      <text:p text:style-name="P2471"><text:s text:c="5"/><text:tab/>cout &lt;&lt; prod &lt;&lt; endl;</text:p>
      <text:p text:style-name="P2472"><text:s text:c="5"/><text:tab/>return <text:s/>0;<text:s/></text:p>
      <text:p text:style-name="P2473"><text:s text:c="5"/>}</text:p>
      <text:p text:style-name="P2474"/>
      <text:p text:style-name="P2475">int main(){</text:p>
      <text:p text:style-name="P2476">accum1_massiv();</text:p>
      <text:p text:style-name="P2477">accum2_massiv();</text:p>
      <text:p text:style-name="P2478">accum3_massiv();</text:p>
      <text:p text:style-name="P2479">}</text:p>
      <text:p text:style-name="P2480"><text:span text:style-name="T2481">Результат:</text:span></text:p>
      <text:p text:style-name="P2482"><text:span text:style-name="T2483">Sum of all elements: <text:s/>55</text:span></text:p>
      <text:p text:style-name="P2484"><text:span text:style-name="T2485">1000 + a[2] + a[3] + a[4] <text:s/>= 1019</text:span></text:p>
      <text:p text:style-name="P2486"><text:span text:style-name="T2487">Product of all elements: 300</text:span></text:p>
      <text:p text:style-name="P2488"><text:span text:style-name="T2489">71</text:span></text:p>
      <text:h text:style-name="P2490" text:outline-level="1"><text:span text:style-name="T2491">Функція adjacent_difference</text:span></text:h>
      <text:h text:style-name="P2492" text:outline-level="1"><text:span text:style-name="T2493">Якщо<text:s/></text:span><text:span text:style-name="T2494">x</text:span><text:span text:style-name="T2495"><text:s/>— це елемент<text:s/></text:span><text:span text:style-name="T2496">[first,last)</text:span><text:span text:style-name="T2497"><text:s/>та<text:s/></text:span><text:span text:style-name="T2498">y</text:span><text:span text:style-name="T2499"><text:s/>— елемент в<text:s/></text:span><text:span text:style-name="T2500">result</text:span><text:span text:style-name="T2501">, то результат цієї функції буде наступний:</text:span></text:h>
      <text:h text:style-name="P2502" text:outline-level="1"><text:span text:style-name="T2503">y</text:span><text:span text:style-name="T2504">0</text:span><text:span text:style-name="T2505"><text:s/>= x</text:span><text:span text:style-name="T2506">0</text:span><text:span text:style-name="T2507"><text:s/></text:span></text:h>
      <text:h text:style-name="P2508" text:outline-level="1"><text:span text:style-name="T2509">y</text:span><text:span text:style-name="T2510">1</text:span><text:span text:style-name="T2511"><text:s/>= x</text:span><text:span text:style-name="T2512">1</text:span><text:span text:style-name="T2513"><text:s/>- x</text:span><text:span text:style-name="T2514">0</text:span><text:span text:style-name="T2515"><text:s/></text:span></text:h>
      <text:h text:style-name="P2516" text:outline-level="1"><text:span text:style-name="T2517">y</text:span><text:span text:style-name="T2518">2</text:span><text:span text:style-name="T2519"><text:s/>= x</text:span><text:span text:style-name="T2520">2</text:span><text:span text:style-name="T2521"><text:s/>- x</text:span><text:span text:style-name="T2522">1</text:span><text:span text:style-name="T2523"><text:s/></text:span></text:h>
      <text:h text:style-name="P2524" text:outline-level="1"><text:span text:style-name="T2525">y</text:span><text:span text:style-name="T2526">3</text:span><text:span text:style-name="T2527"><text:s/>= x</text:span><text:span text:style-name="T2528">3</text:span><text:span text:style-name="T2529"><text:s/>- x</text:span><text:span text:style-name="T2530">2</text:span><text:span text:style-name="T2531"><text:s/></text:span></text:h>
      <text:h text:style-name="P2532" text:outline-level="1"><text:span text:style-name="T2533">y</text:span><text:span text:style-name="T2534">4</text:span><text:span text:style-name="T2535"><text:s/>= x</text:span><text:span text:style-name="T2536">4</text:span><text:span text:style-name="T2537"><text:s/>- x</text:span><text:span text:style-name="T2538">3</text:span><text:span text:style-name="T2539"><text:s/></text:span></text:h>
      <text:p text:style-name="P2540"/>
      <text:h text:style-name="P2541" text:outline-level="1"/>
      <text:h text:style-name="P2542" text:outline-level="1"><text:span text:style-name="T2543">Функція inner_product</text:span></text:h>
      <text:p text:style-name="P2544"/>
      <text:p text:style-name="P2545"><text:span text:style-name="T2546">Функція рахує комулятивний скалярний добуток інтервалу<text:s/></text:span><text:span text:style-name="T2547">init</text:span><text:span text:style-name="T2548"><text:s/>де добуток рахується<text:s/></text:span><text:span text:style-name="T2549">для</text:span><text:span text:style-name="T2550"><text:s/>пар</text:span><text:span text:style-name="T2551">и<text:s/></text:span><text:span text:style-name="T2552">на як</text:span><text:span text:style-name="T2553">у</text:span><text:span text:style-name="T2554"><text:s/>вказують числа з<text:s/></text:span><text:span text:style-name="T2555">first1</text:span><text:span text:style-name="T2556"><text:s/>та<text:s/></text:span><text:span text:style-name="T2557">first2</text:span><text:span text:style-name="T2558">. Дві операції за замовченням (додавання для результатів та множення для пар) можуть бути перевантажені бінарними функціями<text:s/></text:span><text:span text:style-name="T2559">binary_op1</text:span><text:span text:style-name="T2560"><text:s/>та<text:s/></text:span><text:span text:style-name="T2561">binary_op2</text:span><text:span text:style-name="T2562">.</text:span></text:p>
      <text:p text:style-name="P2563"/>
      <text:h text:style-name="P2564" text:outline-level="1"><text:span text:style-name="T2565">Функція partial_sum</text:span></text:h>
      <text:p text:style-name="P2566"/>
      <text:p text:style-name="P2567"><text:span text:style-name="T2568">Якщо<text:s/></text:span><text:span text:style-name="T2569">x</text:span><text:span text:style-name="T2570"><text:s/>представляє елемент в [first,last), а<text:s/></text:span><text:span text:style-name="T2571">y</text:span><text:span text:style-name="T2572"><text:s/>представляє елемент в <text:s/></text:span><text:span text:style-name="T2573">result</text:span><text:span text:style-name="T2574">, то результат функції може бути представлений:</text:span></text:p>
      <text:p text:style-name="P2575"><text:span text:style-name="T2576">y</text:span><text:span text:style-name="T2577">0</text:span><text:span text:style-name="T2578"><text:s/>= x</text:span><text:span text:style-name="T2579">0</text:span><text:span text:style-name="T2580"><text:s/></text:span></text:p>
      <text:p text:style-name="P2581"><text:span text:style-name="T2582">y</text:span><text:span text:style-name="T2583">1</text:span><text:span text:style-name="T2584"><text:s/>= x</text:span><text:span text:style-name="T2585">0</text:span><text:span text:style-name="T2586"><text:s/>+ x</text:span><text:span text:style-name="T2587">1</text:span><text:span text:style-name="T2588"><text:s/></text:span></text:p>
      <text:p text:style-name="P2589"><text:span text:style-name="T2590">y</text:span><text:span text:style-name="T2591">2</text:span><text:span text:style-name="T2592"><text:s/>= x</text:span><text:span text:style-name="T2593">0</text:span><text:span text:style-name="T2594"><text:s/>+ x</text:span><text:span text:style-name="T2595">1</text:span><text:span text:style-name="T2596"><text:s/>+ x</text:span><text:span text:style-name="T2597">2</text:span><text:span text:style-name="T2598"><text:s/></text:span></text:p>
      <text:p text:style-name="P2599"><text:span text:style-name="T2600">y</text:span><text:span text:style-name="T2601">3</text:span><text:span text:style-name="T2602"><text:s/>= x</text:span><text:span text:style-name="T2603">0</text:span><text:span text:style-name="T2604"><text:s/>+ x</text:span><text:span text:style-name="T2605">1</text:span><text:span text:style-name="T2606"><text:s/>+ x</text:span><text:span text:style-name="T2607">2</text:span><text:span text:style-name="T2608"><text:s/>+ x</text:span><text:span text:style-name="T2609">3</text:span><text:span text:style-name="T2610"><text:s/></text:span></text:p>
      <text:p text:style-name="P2611"><text:span text:style-name="T2612">y</text:span><text:span text:style-name="T2613">4</text:span><text:span text:style-name="T2614"><text:s/>= x</text:span><text:span text:style-name="T2615">0</text:span><text:span text:style-name="T2616"><text:s/>+ x</text:span><text:span text:style-name="T2617">1</text:span><text:span text:style-name="T2618"><text:s/>+ x</text:span><text:span text:style-name="T2619">2</text:span><text:span text:style-name="T2620"><text:s/>+ x</text:span><text:span text:style-name="T2621">3</text:span><text:span text:style-name="T2622"><text:s/>+ x</text:span><text:span text:style-name="T2623">4</text:span><text:span text:style-name="T2624"><text:s/></text:span></text:p>
      <text:p text:style-name="P2625"/>
      <text:p text:style-name="P2626"><text:span text:style-name="T2627">Прикади:</text:span></text:p>
      <text:p text:style-name="P2628"/>
      <text:p text:style-name="P2629"><text:span text:style-name="T2630">#include &lt;iostream&gt; <text:s text:c="4"/>// std::cout</text:span></text:p>
      <text:p text:style-name="P2631"><text:span text:style-name="T2632">#include &lt;functional&gt; <text:s text:c="2"/>// std::multiplies</text:span></text:p>
      <text:p text:style-name="P2633"><text:span text:style-name="T2634">#include &lt;numeric&gt; <text:s text:c="5"/>// std::adjacent_difference</text:span></text:p>
      <text:p text:style-name="P2635"/>
      <text:p text:style-name="P2636"><text:span text:style-name="T2637">int myop (int x, int y) {return x^y;}</text:span></text:p>
      <text:p text:style-name="P2638"><text:span text:style-name="T2639">int myaccumulator (int x, int y) {return x-y;}</text:span></text:p>
      <text:p text:style-name="P2640"><text:span text:style-name="T2641">int main () {</text:span></text:p>
      <text:p text:style-name="P2642"><text:span text:style-name="T2643"><text:s text:c="2"/>int val[] = {1,2,3,5,9,11,12};</text:span></text:p>
      <text:p text:style-name="P2644"><text:span text:style-name="T2645"><text:s text:c="2"/>int result[7];</text:span></text:p>
      <text:p text:style-name="P2646"/>
      <text:p text:style-name="P2647"><text:span text:style-name="T2648"><text:s text:c="2"/>std::adjacent_difference (val, val+7, result);</text:span></text:p>
      <text:p text:style-name="P2649"><text:span text:style-name="T2650"><text:s text:c="2"/>std::cout &lt;&lt; "using default adjacent_difference: ";</text:span></text:p>
      <text:p text:style-name="P2651"><text:span text:style-name="T2652"><text:s text:c="2"/>for (int i=0; i&lt;7; i++) std::cout &lt;&lt; result[i] &lt;&lt; ' ';</text:span></text:p>
      <text:p text:style-name="P2653"><text:span text:style-name="T2654"><text:s text:c="2"/>std::cout &lt;&lt; '\n';</text:span></text:p>
      <text:p text:style-name="P2655"/>
      <text:p text:style-name="P2656"><text:span text:style-name="T2657"><text:s text:c="2"/>std::adjacent_difference (val, val+7, result, std::multiplies&lt;int&gt;());</text:span></text:p>
      <text:p text:style-name="P2658"><text:span text:style-name="T2659"><text:s text:c="2"/>std::cout &lt;&lt; "using functional operation multiplies: ";</text:span></text:p>
      <text:p text:style-name="P2660"><text:span text:style-name="T2661"><text:s text:c="2"/>for (int i=0; i&lt;7; i++) std::cout &lt;&lt; result[i] &lt;&lt; ' ';</text:span></text:p>
      <text:p text:style-name="P2662"><text:span text:style-name="T2663"><text:s text:c="2"/>std::cout &lt;&lt; '\n';</text:span></text:p>
      <text:p text:style-name="P2664"/>
      <text:p text:style-name="P2665"><text:span text:style-name="T2666"><text:s text:c="2"/>std::adjacent_difference (val, val+7, result, myop);</text:span></text:p>
      <text:p text:style-name="P2667"><text:span text:style-name="T2668"><text:s text:c="2"/>std::cout &lt;&lt; "using custom function: ";</text:span></text:p>
      <text:p text:style-name="P2669"><text:span text:style-name="T2670"><text:s text:c="2"/>for (int i=0; i&lt;7; i++) std::cout &lt;&lt; result[i] &lt;&lt; ' ';</text:span></text:p>
      <text:p text:style-name="P2671"><text:span text:style-name="T2672"><text:s text:c="2"/>std::cout &lt;&lt; '\n';</text:span></text:p>
      <text:p text:style-name="P2673"/>
      <text:p text:style-name="P2674"><text:span text:style-name="T2675"><text:s text:c="2"/>int init = 100;</text:span></text:p>
      <text:p text:style-name="P2676"><text:span text:style-name="T2677"><text:s text:c="2"/>int series1[] = {10,20,30};</text:span></text:p>
      <text:p text:style-name="P2678"><text:span text:style-name="T2679"><text:s text:c="2"/>int series2[] = {1,2,3};</text:span></text:p>
      <text:p text:style-name="P2680"/>
      <text:p text:style-name="P2681"><text:span text:style-name="T2682"><text:s text:c="2"/>std::cout &lt;&lt; "using default inner_product: ";</text:span></text:p>
      <text:p text:style-name="P2683"><text:span text:style-name="T2684"><text:s text:c="2"/>std::cout &lt;&lt; std::inner_product(series1,series1+3,series2,init);</text:span></text:p>
      <text:p text:style-name="P2685"><text:span text:style-name="T2686"><text:s text:c="2"/>std::cout &lt;&lt; '\n';</text:span></text:p>
      <text:p text:style-name="P2687"/>
      <text:p text:style-name="P2688"><text:span text:style-name="T2689"><text:s text:c="2"/>std::cout &lt;&lt; "using functional operations: ";</text:span></text:p>
      <text:p text:style-name="P2690"><text:span text:style-name="T2691"><text:s text:c="2"/>std::cout &lt;&lt; std::inner_product(series1,series1+3,series2,init,</text:span></text:p>
      <text:p text:style-name="P2692"><text:span text:style-name="T2693"><text:s text:c="34"/>std::minus&lt;int&gt;(),std::divides&lt;int&gt;());</text:span></text:p>
      <text:p text:style-name="P2694"><text:span text:style-name="T2695"><text:s text:c="2"/>std::cout &lt;&lt; '\n';</text:span></text:p>
      <text:p text:style-name="P2696"/>
      <text:p text:style-name="P2697"><text:span text:style-name="T2698"><text:s text:c="2"/>std::cout &lt;&lt; "using custom functions: ";</text:span></text:p>
      <text:p text:style-name="P2699"><text:span text:style-name="T2700"><text:s text:c="2"/>std::cout &lt;&lt; std::inner_product(series1,series1+3,series2,init,</text:span></text:p>
      <text:p text:style-name="P2701"><text:span text:style-name="T2702"><text:s text:c="34"/>myaccumulator,myop);</text:span></text:p>
      <text:p text:style-name="P2703"><text:span text:style-name="T2704"><text:s text:c="2"/>std::cout &lt;&lt; '\n';</text:span></text:p>
      <text:p text:style-name="P2705"/>
      <text:p text:style-name="P2706"><text:span text:style-name="T2707"><text:s text:c="2"/>//int val[] = {1,2,3,4,5};</text:span></text:p>
      <text:soft-page-break/>
      <text:p text:style-name="P2708"><text:span text:style-name="T2709"><text:s/>// int result[5];</text:span></text:p>
      <text:p text:style-name="P2710"/>
      <text:p text:style-name="P2711"><text:span text:style-name="T2712"><text:s text:c="2"/>std::partial_sum (val, val+5, result);</text:span></text:p>
      <text:p text:style-name="P2713"><text:span text:style-name="T2714"><text:s text:c="2"/>std::cout &lt;&lt; "using default partial_sum: ";</text:span></text:p>
      <text:p text:style-name="P2715"><text:span text:style-name="T2716"><text:s text:c="2"/>for (int i=0; i&lt;5; i++) std::cout &lt;&lt; result[i] &lt;&lt; ' ';</text:span></text:p>
      <text:p text:style-name="P2717"><text:span text:style-name="T2718"><text:s text:c="2"/>std::cout &lt;&lt; '\n';</text:span></text:p>
      <text:p text:style-name="P2719"/>
      <text:p text:style-name="P2720"><text:span text:style-name="T2721"><text:s text:c="2"/>std::partial_sum (val, val+5, result, std::multiplies&lt;int&gt;());</text:span></text:p>
      <text:p text:style-name="P2722"><text:span text:style-name="T2723"><text:s text:c="2"/>std::cout &lt;&lt; "using functional operation multiplies: ";</text:span></text:p>
      <text:p text:style-name="P2724"><text:span text:style-name="T2725"><text:s text:c="2"/>for (int i=0; i&lt;5; i++) std::cout &lt;&lt; result[i] &lt;&lt; ' ';</text:span></text:p>
      <text:p text:style-name="P2726"><text:span text:style-name="T2727"><text:s text:c="2"/>std::cout &lt;&lt; '\n';</text:span></text:p>
      <text:p text:style-name="P2728"/>
      <text:p text:style-name="P2729"><text:span text:style-name="T2730"><text:s text:c="2"/>std::partial_sum (val, val+5, result, myop);</text:span></text:p>
      <text:p text:style-name="P2731"><text:span text:style-name="T2732"><text:s text:c="2"/>std::cout &lt;&lt; "using custom function: ";</text:span></text:p>
      <text:p text:style-name="P2733"><text:span text:style-name="T2734"><text:s text:c="2"/>for (int i=0; i&lt;5; i++) std::cout &lt;&lt; result[i] &lt;&lt; ' ';</text:span></text:p>
      <text:p text:style-name="P2735"><text:span text:style-name="T2736"><text:s text:c="2"/>std::cout &lt;&lt; '\n';</text:span></text:p>
      <text:p text:style-name="P2737"/>
      <text:p text:style-name="P2738"><text:span text:style-name="T2739">}</text:span></text:p>
      <text:p text:style-name="P2740"><text:span text:style-name="T2741">Результат:</text:span></text:p>
      <text:p text:style-name="P2742"><text:span text:style-name="T2743">using default adjacent_difference: 1 1 1 2 4 2 1<text:s/></text:span></text:p>
      <text:p text:style-name="P2744"><text:span text:style-name="T2745">using functional operation multiplies: 1 2 6 15 45 99 132<text:s/></text:span></text:p>
      <text:p text:style-name="P2746"><text:span text:style-name="T2747">using custom function: 1 3 1 6 12 2 7<text:s/></text:span></text:p>
      <text:p text:style-name="P2748"><text:span text:style-name="T2749">using default inner_product: 240</text:span></text:p>
      <text:p text:style-name="P2750"><text:span text:style-name="T2751">using functional operations: 70</text:span></text:p>
      <text:p text:style-name="P2752"><text:span text:style-name="T2753">using custom functions: 38</text:span></text:p>
      <text:p text:style-name="P2754"><text:span text:style-name="T2755">using default partial_sum: 1 3 6 11 20<text:s/></text:span></text:p>
      <text:p text:style-name="P2756"><text:span text:style-name="T2757">using functional operation multiplies: 1 2 6 30 270<text:s/></text:span></text:p>
      <text:p text:style-name="P2758"><text:span text:style-name="T2759">using custom function: 1 3 0 5 12<text:s/></text:span></text:p>
      <text:p text:style-name="P2760"/>
      <text:p text:style-name="P2761"><text:span text:style-name="T2762">Функція<text:s/></text:span><text:span text:style-name="T2763">iota (С++11)</text:span></text:p>
      <text:p text:style-name="P2764"/>
      <text:p text:style-name="P2765"><text:span text:style-name="T2766">В Сі++11 до цього переліку функцій також додали функцію iota, яка за даним інтервалом [first,last) повертає послідовні значення<text:s/></text:span><text:span text:style-name="T2767">val</text:span><text:span text:style-name="T2768">, які отримуються послідовним застосуванням інкременту ++val до кожного елементу.</text:span></text:p>
      <text:p text:style-name="P2769"><text:span text:style-name="T2770">// iota example</text:span></text:p>
      <text:p text:style-name="P2771"><text:span text:style-name="T2772">#include &lt;iostream&gt; <text:s text:c="4"/></text:span><text:span text:style-name="T2773">// std::cout</text:span></text:p>
      <text:p text:style-name="P2774"><text:span text:style-name="T2775">#include &lt;numeric&gt; <text:s text:c="5"/></text:span><text:span text:style-name="T2776">// std::iota</text:span></text:p>
      <text:p text:style-name="P2777"/>
      <text:p text:style-name="P2778"><text:span text:style-name="T2779">int</text:span><text:span text:style-name="T2780"><text:s/>main () {</text:span></text:p>
      <text:p text:style-name="P2781"><text:span text:style-name="T2782"><text:s text:c="2"/></text:span><text:span text:style-name="T2783">int</text:span><text:span text:style-name="T2784"><text:s/>numbers[10];</text:span></text:p>
      <text:p text:style-name="P2785"><text:span text:style-name="T2786"><text:s text:c="2"/>std::iota (numbers,numbers+10,100);</text:span></text:p>
      <text:p text:style-name="P2787"><text:span text:style-name="T2788"><text:s text:c="2"/>std::cout &lt;&lt;<text:s/></text:span><text:span text:style-name="T2789">"numbers:"</text:span><text:span text:style-name="T2790">;</text:span></text:p>
      <text:p text:style-name="P2791"><text:span text:style-name="T2792"><text:s text:c="2"/></text:span><text:span text:style-name="T2793">for</text:span><text:span text:style-name="T2794"><text:s/>(</text:span><text:span text:style-name="T2795">int</text:span><text:span text:style-name="T2796">&amp; i:numbers) std::cout &lt;&lt;<text:s/></text:span><text:span text:style-name="T2797">' '</text:span><text:span text:style-name="T2798"><text:s/>&lt;&lt; i;</text:span></text:p>
      <text:p text:style-name="P2799"><text:span text:style-name="T2800"><text:s text:c="2"/>std::cout &lt;&lt;<text:s/></text:span><text:span text:style-name="T2801">'\n'</text:span><text:span text:style-name="T2802">;</text:span></text:p>
      <text:soft-page-break/>
      <text:p text:style-name="P2803"><text:span text:style-name="T2804">}</text:span></text:p>
      <text:p text:style-name="P2805"><text:span text:style-name="T2806">Результат:</text:span></text:p>
      <text:p text:style-name="P2807"><text:span text:style-name="T2808">numbers: 100 101 102 103 104 105 106 107 108</text:span><text:span text:style-name="T2809"> </text:span><text:span text:style-name="T2810">109</text:span></text:p>
      <text:p text:style-name="P2811"/>
      <text:h text:style-name="P2812" text:outline-level="1">Функтори та предикати<text:s/></text:h>
      <text:p text:style-name="P2813"/>
      <text:p text:style-name="P2814">Багато з розглянутих алгоритмів Сі++ мають у якості аргументу функцію, наприклад, for_each, generate, find_if.</text:p>
      <text:p text:style-name="P2815">Крім того, функція може бути аргументом конструктору для шаблонів класів set, multiset, map, multimap для задання шляху сортування ключів цих класів.</text:p>
      <text:p text:style-name="P2816">Задати цю функцію можна як безпосередньо функцію, тобто приписавши реалізацію або декларацію цієї функції до виклику її як аргумент функції чи конструктору, це фактично означає, що ми використовуємо вказівник на цю функцію. Але інколи було б бажано використати цю функцію як змінну або об’єкт, тобто мати її як конкретний екземпляр деякого класу.</text:p>
      <text:p text:style-name="P2817">Зокрема, розглянемо функцію, яка приймає лише один аргумент але під час виклику цієї функції нам потрібно передати, наприклад, ще параметр. Однак на Сі++ це неможливо, оскільки функція приймає лише один параметр. Що можна зробити? Очевидною відповіддю можуть бути глобальні змінні. Однак практика гарного кодування не виступає за використання глобальних змінних і стверджує, що їх слід використовувати лише тоді, коли немає іншої альтернативи.</text:p>
      <text:p text:style-name="P2818">На Сі++ для подібних модифікацій функції можна використати функтори, які також звуться функціональними об’єктами (Зверніть увагу, що функтори — це не те само що функції !!).<text:s/></text:p>
      <text:p text:style-name="P2819">Функтори – це об’єкти, які можна обробляти так, ніби вони є функцією або вказівником на функції.<text:s/></text:p>
      <text:p text:style-name="P2820"><text:span text:style-name="T2821">Функціональний об’єкт або функтор – це клас який перевантажує оператор виклику<text:s/></text:span><text:span text:style-name="T2822">operator ()</text:span><text:span text:style-name="T2823"><text:s/>наступним чином, що в коді<text:s/></text:span></text:p>
      <text:p text:style-name="P2824"/>
      <text:p text:style-name="P2825">FunctionObjectType func;</text:p>
      <text:p text:style-name="P2826">func();</text:p>
      <text:p text:style-name="P2827"/>
      <text:p text:style-name="P2828"><text:span text:style-name="T2829">вираз<text:s/></text:span><text:span text:style-name="T2830">func()</text:span><text:span text:style-name="T2831"><text:s/>є викликом оператору<text:s/></text:span><text:span text:style-name="T2832">()</text:span><text:span text:style-name="T2833"><text:s/>об’єкту<text:s/></text:span><text:span text:style-name="T2834">func</text:span><text:span text:style-name="T2835">, а не викликом функції<text:s/></text:span><text:span text:style-name="T2836">func</text:span><text:span text:style-name="T2837">. Тип функціонального об’єкту повинен бути визначеним наступним чином:<text:s/></text:span></text:p>
      <text:p text:style-name="P2838">class FunctionObjectType {</text:p>
      <text:p text:style-name="P2839"><text:s text:c="2"/>public:</text:p>
      <text:p text:style-name="P2840"><text:s text:c="2"/>void operator() () {</text:p>
      <text:p text:style-name="P2841"><text:s text:c="4"/>// Код функції</text:p>
      <text:p text:style-name="P2842"><text:s text:c="2"/>}</text:p>
      <text:p text:style-name="P2843">};</text:p>
      <text:p text:style-name="P2844">У використання функціональних об'єктів є ряд переваг перед використанням функцій, а саме:<text:s/></text:p>
      <text:soft-page-break/>
      <text:p text:style-name="P2845">1. Функціональний об'єкт може мати стан. Фактично може бути два об'єкта одного і того ж функціонального типу, що знаходяться в різних станах в одне і теж час, що неможливо для звичайних функцій. Також функціональний об'єкт може забезпечити операції попередньої ініціалізації даних.</text:p>
      <text:p text:style-name="P2846">2. Кожен функціональний об'єкт має тип, а отже є можливість передати цей тип як параметр шаблону для вказівки певної поведінки. Наприклад, типи контейнерів з різними функціональними об'єктами відрізняються.</text:p>
      <text:p text:style-name="P2847">3. Об'єкти-функції часто виконуються швидше ніж вказівники на функції. Наприклад, вбудуване (inline) звернення до оператора () класу працює швидше, ніж функція, передана за вказівником.</text:p>
      <text:p text:style-name="P2848">Функтори найчастіше використовуються разом із STL у такому сценарії:</text:p>
      <text:p text:style-name="P2849"/>
      <text:p text:style-name="P2850">//class Comparator</text:p>
      <text:p text:style-name="P2851">struct Classcomp {</text:p>
      <text:p text:style-name="P2852"><text:s text:c="2"/>bool operator() (const int&amp; lhs, const int&amp; rhs) const</text:p>
      <text:p text:style-name="P2853"><text:s text:c="2"/>{return lhs&gt;rhs;}</text:p>
      <text:p text:style-name="P2854">};</text:p>
      <text:p text:style-name="P2855">int main (){</text:p>
      <text:p text:style-name="P2856"><text:s text:c="2"/>int mas[]= {1,2,3,4,5};</text:p>
      <text:p text:style-name="P2857"><text:s text:c="3"/>set&lt;int,Classcomp&gt; fifth_set; <text:s text:c="16"/>// class as Compare</text:p>
      <text:p text:style-name="P2858">for(int i=0;i&lt;5;++i){</text:p>
      <text:p text:style-name="P2859"><text:s text:c="4"/>fifth_set.insert(mas[i]);</text:p>
      <text:p text:style-name="P2860">}</text:p>
      <text:p text:style-name="P2861">}</text:p>
      <text:p text:style-name="P2862"><text:span text:style-name="T2863">Таким чином, функтор (або функціональний об’єкт) – це клас Сі++, який діє як функція. Функтори викликаються з використанням синтаксису виклику функції. Для того, щоб створити функтор, потрібно створити об'єкт MyFunctor, який перевантажує оператор “круглі дужки” (</text:span><text:span text:style-name="T2864">operator()</text:span><text:span text:style-name="T2865">).</text:span></text:p>
      <text:p text:style-name="P2866"><text:span text:style-name="T2867">Тоді код:</text:span></text:p>
      <text:p text:style-name="P2868">MyFunctor(10);</text:p>
      <text:p text:style-name="P2869"/>
      <text:p text:style-name="P2870"><text:span text:style-name="T2871">еквівалентний коду</text:span></text:p>
      <text:p text:style-name="P2872"/>
      <text:p text:style-name="P2873">MyFunctor.operator()(10);</text:p>
      <text:p text:style-name="P2874"/>
      <text:p text:style-name="P2875">Ще один приклад використання функтору — в алгоритмі transform.</text:p>
      <text:p text:style-name="P2876"/>
      <text:p text:style-name="P2877">class increment{</text:p>
      <text:p text:style-name="P2878"><text:s text:c="5"/>int num;</text:p>
      <text:p text:style-name="P2879"><text:s/>public:</text:p>
      <text:p text:style-name="P2880"><text:s text:c="5"/>increment(int n): num(n) {}</text:p>
      <text:p text:style-name="P2881"><text:s text:c="4"/>int operator(int k){</text:p>
      <text:p text:style-name="P2882"><text:s text:c="2"/>return num+k;</text:p>
      <text:soft-page-break/>
      <text:p text:style-name="P2883">} <text:s text:c="2"/></text:p>
      <text:p text:style-name="P2884">};</text:p>
      <text:p text:style-name="P2885"/>
      <text:p text:style-name="P2886">Тоді рядок:</text:p>
      <text:p text:style-name="P2887">transform(arr, arr+n, arr, increment(to_add));</text:p>
      <text:p text:style-name="P2888"/>
      <text:p text:style-name="P2889"><text:span text:style-name="T2890">буде еквівалентним наступному коду:</text:span></text:p>
      <text:p text:style-name="P2891">// Creating object of increment</text:p>
      <text:p text:style-name="P2892">increment obj(to_add);<text:s/></text:p>
      <text:p text:style-name="P2893">// Calling () on object</text:p>
      <text:p text:style-name="P2894">transform(arr, arr+n, arr, obj);<text:s/></text:p>
      <text:p text:style-name="P2895"/>
      <text:p text:style-name="P2896"><text:span text:style-name="T2897">Тобто об’єкт<text:s/></text:span><text:span text:style-name="T2898">a</text:span><text:span text:style-name="T2899"><text:s/>створений таким, що перевантажує</text:span><text:span text:style-name="T2900"><text:s/>operator()</text:span><text:span text:style-name="T2901">. Таким чином, функтори достатньо ефективні при використанні в C++ STL.</text:span></text:p>
      <text:p text:style-name="P2902"/>
      <text:p text:style-name="P2903">Предикати</text:p>
      <text:p text:style-name="P2904">Зауважимо, що частковий випадок функторів, які повертають логічний тип bool зветься предикатом. Зокрема предикати потрібні при використанні таких функцій з бібліотеки алгоритмів, як find_if(), count_if, sort тощо.<text:s/></text:p>
      <text:p text:style-name="P2905">Предикати використовуються в алгоритмах сортування, пошуку, а також в усіх інших, що мають в кінці _if. Сенс у тому, що об’єкт-функція у випадку використання предикату повертає true або false у залежності від виконання необхідної умови. Це або факт відповідності об’єктом деяких властивостей, або результат порівняння двох об’єктів за визначеною ознакою.</text:p>
      <text:p text:style-name="P2906">Приклад використання предикатів</text:p>
      <text:p text:style-name="P2907">#include &lt;iostream&gt;</text:p>
      <text:p text:style-name="P2908">#include &lt;algorithm&gt;</text:p>
      <text:p text:style-name="P2909"/>
      <text:p text:style-name="P2910"><text:span text:style-name="T2911">class DividedByTwo{ // чи парний даний елемент</text:span></text:p>
      <text:p text:style-name="P2912"><text:s text:c="4"/>public:</text:p>
      <text:p text:style-name="P2913"><text:s text:c="8"/>bool operator()(const int x) const <text:s text:c="7"/>{</text:p>
      <text:p text:style-name="P2914"><text:s text:c="12"/>return x % 2 == 0;</text:p>
      <text:p text:style-name="P2915"><text:s text:c="8"/>}</text:p>
      <text:p text:style-name="P2916">};</text:p>
      <text:p text:style-name="P2917"><text:s/></text:p>
      <text:p text:style-name="P2918">int main(){</text:p>
      <text:p text:style-name="P2919"><text:s text:c="4"/>const std::size_t N = 5;</text:p>
      <text:p text:style-name="P2920"><text:s text:c="4"/>int A[N] = {3, 2, 5, 6, 8};</text:p>
      <text:p text:style-name="P2921"><text:s text:c="4"/>std::cout &lt;&lt; std::count_if(A, A + N, DividedByTwo());</text:p>
      <text:p text:style-name="P2922"><text:span text:style-name="T2923">}</text:span></text:p>
      <text:p text:style-name="P2924"><text:span text:style-name="T2925">Результат:</text:span></text:p>
      <text:p text:style-name="P2926"><text:span text:style-name="T2927">3</text:span></text:p>
      <text:p text:style-name="P2928"/>
      <text:soft-page-break/>
      <text:p text:style-name="P2929"><text:span text:style-name="T2930">Розглянемо ще один приклад використання предикату</text:span><text:span text:style-name="T2931">.</text:span><text:span text:style-name="T2932"><text:s/>Для того, щоб передати предикату критерій, необхідно в тілі структури створити конструктор так, як показано на прикладі.</text:span></text:p>
      <table:table table:style-name="Table2933">
        <table:table-columns>
          <table:table-column table:style-name="TableColumn2934"/>
        </table:table-columns>
        <table:table-row table:style-name="TableRow2935">
          <table:table-cell table:style-name="TableCell2936">
            <text:p text:style-name="P2937"/>
          </table:table-cell>
        </table:table-row>
        <table:table-row table:style-name="TableRow2938">
          <table:table-cell table:style-name="TableCell2939">
            <text:p text:style-name="P2940"/>
          </table:table-cell>
        </table:table-row>
      </table:table>
      <text:p text:style-name="P2941">#include &lt;iostream&gt;</text:p>
      <text:p text:style-name="P2942">#include &lt;algorithm&gt;</text:p>
      <text:p text:style-name="P2943">#include &lt;vector&gt;</text:p>
      <text:p text:style-name="P2944">#include &lt;functional&gt;</text:p>
      <text:p text:style-name="P2945"/>
      <text:p text:style-name="P2946">using namespace std;</text:p>
      <text:p text:style-name="P2947"/>
      <text:p text:style-name="P2948">struct Prd {</text:p>
      <text:p text:style-name="P2949">int my_cnt;</text:p>
      <text:p text:style-name="P2950">// Конструктор</text:p>
      <text:p text:style-name="P2951">Prd(const int &amp;t) :<text:s/><text:bookmark-start text:name="__DdeLink__2957_53232174"/>my<text:bookmark-end text:name="__DdeLink__2957_53232174"/>_cnt(t) {}</text:p>
      <text:p text:style-name="P2952"><text:span text:style-name="T2953">// Перегрузка операції () - чи більший елемент за my_cnt</text:span></text:p>
      <text:p text:style-name="P2954">bool operator() (const int &amp; v) {</text:p>
      <text:p text:style-name="P2955">return v &gt; my_cnt;</text:p>
      <text:p text:style-name="P2956"><text:tab/>}</text:p>
      <text:p text:style-name="P2957">};</text:p>
      <text:p text:style-name="P2958"/>
      <text:p text:style-name="P2959"/>
      <text:p text:style-name="P2960">int main() {</text:p>
      <text:p text:style-name="P2961">int mas[] = {1, 2, 3, 4, 5, 3, 7, 3, 9, 3};</text:p>
      <text:p text:style-name="P2962"><text:tab/>vector&lt;int&gt; num(mas, mas + 10);</text:p>
      <text:p text:style-name="P2963"/>
      <text:p text:style-name="P2964"><text:span text:style-name="T2965">const int z = count_if(num.begin(), num.end(), Prd(4));</text:span><text:span text:style-name="T2966"><text:s/>/* к</text:span><text:span text:style-name="T2967">ількість</text:span><text:span text:style-name="T2968"><text:s/>елементів більших 4 <text:s text:c="2"/>- повинно бути 3</text:span><text:span text:style-name="T2969"><text:s/></text:span><text:span text:style-name="T2970">*/</text:span></text:p>
      <text:p text:style-name="P2971"><text:span text:style-name="T2972">vector&lt;int&gt; myvector(num.size()- z);</text:span><text:span text:style-name="T2973"><text:s/>/* виділяємо вектор для елементів менших 4 */</text:span></text:p>
      <text:p text:style-name="Звичайний"><text:span text:style-name="T2974"><text:tab/>/</text:span><text:span text:style-name="T2975">* або робимо це методами з<text:s/></text:span><text:span text:style-name="T2976">functional C++11</text:span></text:p>
      <text:p text:style-name="Звичайний"><text:span text:style-name="T2977"><text:s text:c="14"/></text:span><text:span text:style-name="T2978">using namespace placeholders; // c++11</text:span></text:p>
      <text:p text:style-name="P2979"><text:span text:style-name="T2980"><text:s text:c="2"/></text:span><text:span text:style-name="T2981">const int z = count_if(num.begin(), num.end(), bind(logical_not&lt;bool&gt;(), bind(Prd(4), _1)));<text:s/></text:span><text:span text:style-name="T2982">/* к</text:span><text:span text:style-name="T2983">ількіс</text:span><text:span text:style-name="T2984">ть елементів менших 4 */</text:span></text:p>
      <text:p text:style-name="Звичайний"><text:span text:style-name="T2985"><text:tab/></text:span><text:span text:style-name="T2986"><text:s/></text:span><text:span text:style-name="T2987">vector&lt;int&gt; myvector(z);</text:span><text:span text:style-name="T2988"><text:s/>*/</text:span></text:p>
      <text:p text:style-name="P2989"/>
      <text:p text:style-name="Звичайний"><text:span text:style-name="T2990"><text:tab/>vector&lt;int&gt;::iterator it = remove_copy_if(num.begin(), num.end(), myvector.begin(), Prd(4));<text:s/></text:span><text:span text:style-name="T2991"><text:s/>//<text:s/></text:span><text:span text:style-name="T2992">видаляємо елементи більші 4</text:span></text:p>
      <text:p text:style-name="P2993"/>
      <text:p text:style-name="Звичайний"><text:span text:style-name="T2994">cout&lt;&lt; endl;</text:span><text:span text:style-name="T2995"><text:s text:c="2"/>// та виводимо те що залишилось</text:span></text:p>
      <text:p text:style-name="Звичайний"><text:span text:style-name="T2996">for(vector&lt;int&gt;::iterator it2 = myvector.begin(); it2!=myvector.end();++it2)<text:s/></text:span></text:p>
      <text:p text:style-name="P2997">cout&lt;&lt;*it2&lt;&lt;", ";</text:p>
      <text:p text:style-name="P2998"/>
      <text:soft-page-break/>
      <text:p text:style-name="Звичайний"><text:span text:style-name="T2999">}</text:span></text:p>
      <text:p text:style-name="P3000"/>
      <text:p text:style-name="P3001"><text:span text:style-name="T3002">Результат:</text:span></text:p>
      <text:p text:style-name="P3003"><text:span text:style-name="T3004">1, 2, 3, 4, 3, 3, 3,</text:span></text:p>
      <text:p text:style-name="P3005"><text:span text:style-name="T3006">Зрозуміти, як працює програма можна, якщо взяти за увагу, що викликається функція, як аргумент іншої функції, тобто operator()(arg_prd, Prd(arg_crt))</text:span><text:span text:style-name="T3007">, де</text:span></text:p>
      <text:p text:style-name="P3008">arg_prd, що передається предикату, елемент масиву, а arg_crt - аргумент-критерій методу Prd(). Але оскільки ми маємо справу з класом, то ми кажемо, що другим аргументом викликається наш конструктор. Ось у цьому й розкривається перевага функторів, у порівнянні з звичайними функціями.</text:p>
      <text:p text:style-name="P3009"/>
      <text:p text:style-name="P3010">Огортки функцій та стандартні функтори бібліотеки function</text:p>
      <text:p text:style-name="P3011"/>
      <text:h text:style-name="P3012" text:outline-level="4"><text:span text:style-name="T3013">Починаючи зі стандарту C++ 11 шаблонний клас function з бібліотеки<text:s/></text:span><text:span text:style-name="T3014">&lt;</text:span><text:span text:style-name="T3015">function&gt; є поліморфною обгорткою функцій для загального використання. Об'єкти класу function можуть зберігати, копіювати і викликати довільні об'єкти, що можуть викликатись – функції, <text:s/>лямбда-вирази, вирази зв'язування і інші функціональні об'єкти. Взагалі кажучи, в будь-якому місці, де необхідно використовувати вказівник на функцію для її відкладеного виклику, або для створення функції зворотного виклику, замість нього може бути використаний std :: function, який надає користувачеві велику гнучкість в реалізації.<text:s/></text:span></text:h>
      <text:h text:style-name="P3016" text:outline-level="4">Визначення класу:</text:h>
      <text:p text:style-name="P3017">template&lt;class&gt; class function; // undefined</text:p>
      <text:p text:style-name="P3018">template&lt;class R, class... ArgTypes&gt; class function&lt;R(ArgTypes...)&gt;;</text:p>
      <text:p text:style-name="P3019"><text:span text:style-name="T3020">Також в стандарті С++11 визначені функції-модифікатори<text:s/></text:span><text:span text:style-name="T3021">swap</text:span><text:span text:style-name="T3022"><text:s/>та<text:s/></text:span><text:span text:style-name="T3023">assign</text:span><text:span text:style-name="T3024"><text:s/>і оператори порівняння (</text:span><text:span text:style-name="T3025">==</text:span><text:span text:style-name="T3026"><text:s/>та<text:s/></text:span><text:span text:style-name="T3027">!=</text:span><text:span text:style-name="T3028">) <text:s/>з<text:s/></text:span><text:span text:style-name="T3029">nullptr</text:span><text:span text:style-name="T3030">. Доступ до цільового об’єкту дає функція<text:s/></text:span><text:span text:style-name="T3031">target</text:span><text:span text:style-name="T3032">, а до його типу —<text:s/></text:span><text:span text:style-name="T3033">target_type.</text:span><text:span text:style-name="T3034"><text:s/>Оператор приведення<text:s/></text:span><text:span text:style-name="T3035">function</text:span><text:span text:style-name="T3036"><text:s/>до булевого типу повертає<text:s/></text:span><text:span text:style-name="T3037">true</text:span><text:span text:style-name="T3038">, коли у класу є цільовий об’єкт.<text:s/></text:span></text:p>
      <text:h text:style-name="P3039" text:outline-level="4">Приклад:</text:h>
      <text:p text:style-name="P3040"><text:span text:style-name="T3041">#include &lt;iostream&gt;</text:span></text:p>
      <text:p text:style-name="P3042"><text:span text:style-name="T3043">#include &lt;functional&gt;</text:span></text:p>
      <text:p text:style-name="P3044"/>
      <text:p text:style-name="P3045"><text:span text:style-name="T3046">struct A {</text:span></text:p>
      <text:p text:style-name="P3047"><text:span text:style-name="T3048"><text:s text:c="4"/>A(int num) : num_(num){}</text:span></text:p>
      <text:p text:style-name="P3049"><text:span text:style-name="T3050"><text:s text:c="4"/>void printNumberLetter(char c) const {std::cout &lt;&lt; "Number: " &lt;&lt; num_ <text:s/>&lt;&lt; " Letter: " &lt;&lt; c &lt;&lt; std::endl;}</text:span></text:p>
      <text:p text:style-name="P3051"><text:span text:style-name="T3052"><text:s text:c="4"/>int num_;</text:span></text:p>
      <text:p text:style-name="P3053"><text:span text:style-name="T3054">};</text:span></text:p>
      <text:p text:style-name="P3055"/>
      <text:p text:style-name="P3056"><text:span text:style-name="T3057">void printLetter(char c){</text:span></text:p>
      <text:p text:style-name="P3058"><text:span text:style-name="T3059"><text:s text:c="4"/>std::cout &lt;&lt; c &lt;&lt; std::endl;</text:span></text:p>
      <text:p text:style-name="P3060"><text:span text:style-name="T3061">}</text:span></text:p>
      <text:p text:style-name="P3062"/>
      <text:p text:style-name="P3063"><text:span text:style-name="T3064">struct B {</text:span></text:p>
      <text:p text:style-name="P3065"><text:span text:style-name="T3066"><text:s text:c="4"/>void operator() () {std::cout &lt;&lt; "B()" &lt;&lt; std::endl;}</text:span></text:p>
      <text:p text:style-name="P3067"><text:span text:style-name="T3068">};</text:span></text:p>
      <text:p text:style-name="P3069"/>
      <text:p text:style-name="P3070"><text:span text:style-name="T3071">// похідна через формулу різниць</text:span></text:p>
      <text:p text:style-name="P3072"><text:span text:style-name="T3073">std::function&lt;double(double)&gt; derivative(const std::function&lt;double(double)&gt; &amp;f, const double h){</text:span></text:p>
      <text:p text:style-name="P3074"/>
      <text:p text:style-name="P3075"><text:span text:style-name="T3076"><text:s text:c="2"/>return [=](double x)-&gt;double { return (f(x+h)-f(x-h))/2/h; };</text:span></text:p>
      <text:p text:style-name="P3077"/>
      <text:soft-page-break/>
      <text:p text:style-name="P3078"><text:span text:style-name="T3079">}</text:span></text:p>
      <text:p text:style-name="P3080"/>
      <text:p text:style-name="P3081"/>
      <text:p text:style-name="P3082"><text:span text:style-name="T3083">int main(){</text:span></text:p>
      <text:p text:style-name="P3084"><text:span text:style-name="T3085"><text:s text:c="4"/>// визначаємо функтор через вказівник на функцію</text:span></text:p>
      <text:p text:style-name="P3086"><text:span text:style-name="T3087"><text:s text:c="4"/>std::function&lt;void(char)&gt; f_print_Letter = printLetter;</text:span></text:p>
      <text:p text:style-name="P3088"><text:span text:style-name="T3089"><text:s text:c="4"/>f_print_Letter('Q');</text:span></text:p>
      <text:p text:style-name="P3090"/>
      <text:p text:style-name="P3091"><text:span text:style-name="T3092"><text:s text:c="4"/>// визначаємо функтор як лямбда-вираз</text:span></text:p>
      <text:p text:style-name="P3093"><text:span text:style-name="T3094"><text:s text:c="4"/>std::function&lt;void()&gt; f_print_Hello = [] () {std::cout &lt;&lt; "Hello world!" &lt;&lt; std::endl;};</text:span></text:p>
      <text:p text:style-name="P3095"><text:span text:style-name="T3096"><text:s text:c="4"/>f_print_Hello();</text:span></text:p>
      <text:p text:style-name="P3097"/>
      <text:p text:style-name="P3098"><text:span text:style-name="T3099"><text:s text:c="4"/>// визначаємо функтор через звязувач<text:s/></text:span></text:p>
      <text:p text:style-name="P3100"><text:span text:style-name="T3101"><text:s text:c="4"/>std::function&lt;void()&gt; f_print_Z = std::bind(printLetter, 'Z');</text:span></text:p>
      <text:p text:style-name="P3102"><text:span text:style-name="T3103"><text:s text:c="4"/>f_print_Z();</text:span></text:p>
      <text:p text:style-name="P3104"/>
      <text:p text:style-name="P3105"><text:span text:style-name="T3106"><text:s text:c="4"/>// визначаємо функтор як метод класу</text:span></text:p>
      <text:p text:style-name="P3107"><text:span text:style-name="T3108"><text:s text:c="4"/>std::function&lt;void(const A&amp;, char)&gt; f_printA = &amp;A::printNumberLetter;</text:span></text:p>
      <text:p text:style-name="P3109"><text:span text:style-name="T3110"><text:s text:c="4"/>A a(10);</text:span></text:p>
      <text:p text:style-name="P3111"><text:span text:style-name="T3112"><text:s text:c="4"/>f_printA(a, 'A');</text:span></text:p>
      <text:p text:style-name="P3113"/>
      <text:p text:style-name="P3114"><text:span text:style-name="T3115"><text:s text:c="4"/>// присвоєння функторів</text:span></text:p>
      <text:p text:style-name="P3116"><text:span text:style-name="T3117"><text:s text:c="4"/>B b;</text:span></text:p>
      <text:p text:style-name="P3118"><text:span text:style-name="T3119"><text:s text:c="4"/>std::function&lt;void()&gt; f_B = b;</text:span></text:p>
      <text:p text:style-name="P3120"><text:span text:style-name="T3121"><text:s text:c="4"/>f_B();</text:span></text:p>
      <text:p text:style-name="P3122"/>
      <text:p text:style-name="P3123"><text:span text:style-name="T3124"><text:s text:c="4"/>// рахуємо п</text:span><text:span text:style-name="T3125">о</text:span><text:span text:style-name="T3126">хідну функції як функцію</text:span></text:p>
      <text:p text:style-name="P3127"><text:span text:style-name="T3128"><text:s text:c="4"/>std::function&lt;double(double)&gt; fd = [](double x)-&gt;double{ return x*x; } ;</text:span></text:p>
      <text:p text:style-name="P3129"><text:span text:style-name="T3130"><text:s text:c="4"/>std::cout&lt;&lt;derivative(fd,0.001)(2.0);</text:span></text:p>
      <text:p text:style-name="P3131"/>
      <text:p text:style-name="P3132"><text:span text:style-name="T3133">}</text:span></text:p>
      <text:p text:style-name="P3134">Результат:<text:s/></text:p>
      <text:p text:style-name="P3135"><text:span text:style-name="T3136">Q</text:span></text:p>
      <text:p text:style-name="P3137"><text:span text:style-name="T3138">Hello world!</text:span></text:p>
      <text:p text:style-name="P3139"><text:span text:style-name="T3140">Z</text:span></text:p>
      <text:p text:style-name="P3141"><text:span text:style-name="T3142">Number: 10 Letter: A</text:span></text:p>
      <text:p text:style-name="P3143"><text:span text:style-name="T3144">B()</text:span></text:p>
      <text:p text:style-name="P3145"><text:span text:style-name="T3146">4</text:span></text:p>
      <text:h text:style-name="P3147" text:outline-level="4"><text:bookmark-start text:name="std::bad_functional_call"/><text:bookmark-end text:name="std::bad_functional_call"/></text:h>
      <text:h text:style-name="P3148" text:outline-level="4">Виключення bad_functional_call</text:h>
      <text:p text:style-name="P3149"/>
      <text:p text:style-name="P3150"><text:span text:style-name="T3151">Виключення типу<text:s/></text:span><text:span text:style-name="T3152">bad_functional_call</text:span><text:span text:style-name="T3153"><text:s/>буде створено при спробі виклику функції<text:s/></text:span><text:span text:style-name="T3154">function::operator()</text:span><text:span text:style-name="T3155">, якщо в неє буде відсутній цільовий об’єкт. Клас<text:s/></text:span><text:span text:style-name="T3156">bad_functional_call</text:span><text:span text:style-name="T3157"><text:s/>є нащадком<text:s/></text:span><text:span text:style-name="T3158">std::exception</text:span><text:span text:style-name="T3159">, і в нього є доступним віртуальний метод<text:s/></text:span><text:span text:style-name="T3160">what()</text:span><text:span text:style-name="T3161"><text:s/>для отримання тексту помилки.<text:s/></text:span></text:p>
      <text:p text:style-name="P3162">Приклад:<text:s/></text:p>
      <text:p text:style-name="P3163">#include &lt;iostream&gt;</text:p>
      <text:p text:style-name="P3164">#include &lt;functional&gt;</text:p>
      <text:p text:style-name="P3165"/>
      <text:p text:style-name="P3166">int main(){</text:p>
      <text:p text:style-name="P3167"><text:s text:c="4"/>std::function&lt;void()&gt; func = nullptr;</text:p>
      <text:p text:style-name="P3168"><text:s text:c="4"/>try {</text:p>
      <text:soft-page-break/>
      <text:p text:style-name="P3169"><text:s text:c="8"/>func();</text:p>
      <text:p text:style-name="P3170"><text:s text:c="4"/>} catch(const std::bad_function_call&amp; e) {</text:p>
      <text:p text:style-name="P3171"><text:s text:c="8"/>std::cout &lt;&lt; e.what() &lt;&lt; std::endl;</text:p>
      <text:p text:style-name="P3172"><text:s text:c="4"/>}</text:p>
      <text:p text:style-name="P3173">}</text:p>
      <text:p text:style-name="P3174"/>
      <text:p text:style-name="P3175">Адаптори функторів</text:p>
      <text:p text:style-name="P3176"/>
      <text:p text:style-name="P3177"><text:span text:style-name="T3178">Більшість функторів і предикатів за кількістю операндів - бінарні, тому дуже часто доводиться використовувати функційні адаптери. Адаптери - також функтори, але вони назначені для зв’язки функторів й аргументів. До стандартних функційних адаптерів відносяться наступні:</text:span></text:p>
      <text:list text:style-name="LFO4" text:continue-numbering="true">
        <text:list-item>
          <text:p text:style-name="P3179"><text:span text:style-name="T3180">bind() - зв’язує аргументи з операцією</text:span><text:span text:style-name="T3181">.</text:span></text:p>
        </text:list-item>
      </text:list>
      <text:p text:style-name="P3182"><text:span text:style-name="T3183">Шаблонна функція<text:s/></text:span><text:span text:style-name="T3184">std::bind</text:span><text:span text:style-name="T3185"><text:s/>зветься зв</text:span><text:span text:style-name="T3186">’</text:span><text:span text:style-name="T3187">язувачем та<text:s/></text:span><text:span text:style-name="T3188">надає</text:span><text:span text:style-name="T3189"><text:s/>підтримку часткового використання функцій. Вона прив'язує деякі аргументи до функціонального об'єкту, створюючи новий функціональний об'єкт. Тобто виклик зв</text:span><text:span text:style-name="T3190">’</text:span><text:span text:style-name="T3191">язувача відповідає виклику функціонального об'єкта з деякими певними параметрами. Передавати зв</text:span><text:span text:style-name="T3192">’</text:span><text:span text:style-name="T3193">язувачу можна або безпосередньо значення аргументів, або спеціальні імена з простору імен std :: placeholders, які вказують зв</text:span><text:span text:style-name="T3194">’</text:span><text:span text:style-name="T3195">язувачу на те, що даний аргумент буде пов'язаний, і визначають порядок аргументів який повертається в функціональний об'єкт.</text:span></text:p>
      <text:h text:style-name="P3196" text:outline-level="3">Визначення функції:</text:h>
      <text:p text:style-name="P3197">template&lt;class F, class... BoundArgs&gt;</text:p>
      <text:p text:style-name="P3198"><text:s text:c="3"/>unspecified bind(F&amp;&amp; f, BoundArgs&amp;&amp;... bound_args);</text:p>
      <text:p text:style-name="P3199">template&lt;class R, class F, class... BoundArgs&gt;</text:p>
      <text:p text:style-name="P3200"><text:s text:c="3"/>unspecified bind(F&amp;&amp; f, BoundArgs&amp;&amp;... bound_args);</text:p>
      <text:p text:style-name="P3201"><text:span text:style-name="T3202">Тут<text:s/></text:span><text:span text:style-name="T3203">f</text:span><text:span text:style-name="T3204"> — об’єкт виклику,<text:s/></text:span><text:span text:style-name="T3205">bound_args</text:span><text:span text:style-name="T3206"> — список зв</text:span><text:span text:style-name="T3207">’</text:span><text:span text:style-name="T3208">язаних аргументів. Типом що повертається є <text:s/>функц</text:span><text:span text:style-name="T3209">і</text:span><text:span text:style-name="T3210">ональний об’єкт невизначеного типу<text:s/></text:span><text:span text:style-name="T3211">T</text:span><text:span text:style-name="T3212">, який може бути застосуваваним в<text:s/></text:span><text:span text:style-name="T3213">std::function</text:span><text:span text:style-name="T3214">, і для якого виконується<text:s/></text:span><text:span text:style-name="T3215">std::is_bind_expression&lt;T&gt;::value == true</text:span><text:span text:style-name="T3216">. Всередині огортка містить об’єкт типу<text:s/></text:span><text:span text:style-name="T3217">std::decay&lt;F&gt;::type</text:span><text:span text:style-name="T3218">, побудованого з<text:s/></text:span><text:span text:style-name="T3219">std::forward&lt;F&gt;(f)</text:span><text:span text:style-name="T3220">, а такоже по одному об’єкту для кожного аргументу аналогичного типу<text:s/></text:span><text:span text:style-name="T3221">std::decay&lt;Arg_i&gt;::type</text:span><text:span text:style-name="T3222">.<text:s/></text:span></text:p>
      <text:p text:style-name="P3223"><text:span text:style-name="T3224">За допомогою bind() можна пов’язати аргументи, що викликають об’єкт безпосередньо(вказавши, наприклад, конкретне значення) або за допомогою об’єктів, що заповнюють. Щоб не згадувати цей простір імен в програмі, необхідно використати директиву:</text:span></text:p>
      <text:p text:style-name="P3225"><text:span text:style-name="T3226">using namespace placeholders;</text:span></text:p>
      <text:p text:style-name="P3227">У просторі імен std :: placeholders містяться спеціальні об'єкти _1, _2, ..., _N, де число N залежить від реалізації. Вони використовуються в функції bind для завдання порядку вільних аргументів. Коли такі об'єкти передаються у вигляді аргументів на функцію bind, то для них генерується функціональний об'єкт, в якому, при виклику з непов'язаними аргументами, кожен заповнювач _N буде замінений на N-й за рахунком непов'язаний аргумент. Для отримання цілого числа k з заповнювач _K передбачений допоміжний шаблонний клас std :: is_placeholder. При передачі йому заповнювач, як параметра шаблона, є можливість отримати ціле число при зверненні до його полю value. Наприклад, is_placeholder &lt;_3&gt; :: value поверне 3.</text:p>
      <text:h text:style-name="P3228" text:outline-level="3"><text:bookmark-start text:name=".D0.9F.D1.80.D0.B8.D0.BC.D0.B5.D1.80"/><text:bookmark-start text:name="Пример"/><text:bookmark-end text:name=".D0.9F.D1.80.D0.B8.D0.BC.D0.B5.D1.80"/><text:bookmark-end text:name="Пример"/>Приклад</text:h>
      <text:p text:style-name="P3229">#include &lt;iostream&gt;</text:p>
      <text:p text:style-name="P3230">#include &lt;functional&gt;</text:p>
      <text:p text:style-name="P3231"/>
      <text:p text:style-name="P3232">int myPlus (int a, int b) {return a + b;}</text:p>
      <text:p text:style-name="P3233"/>
      <text:p text:style-name="P3234"><text:span text:style-name="T3235">int main(){</text:span></text:p>
      <text:soft-page-break/>
      <text:p text:style-name="P3236"><text:s text:c="4"/>std::function&lt;int (int)&gt; f(std::bind(myPlus, std::placeholders::_1, 5));</text:p>
      <text:p text:style-name="P3237"><text:s text:c="4"/>std::cout &lt;&lt; f(10) &lt;&lt; std::endl;</text:p>
      <text:p text:style-name="P3238">}</text:p>
      <text:p text:style-name="P3239">Результат:<text:s/></text:p>
      <text:p text:style-name="P3240">15</text:p>
      <text:p text:style-name="P3241"/>
      <text:list text:style-name="LFO4" text:continue-numbering="true">
        <text:list-item>
          <text:p text:style-name="P3242"><text:bookmark-start text:name="std::mem_fn"/><text:bookmark-end text:name="std::mem_fn"/><text:span text:style-name="T3243">mem_fn() - викликає операцію, що вказує на функцію-член об’єкту;</text:span></text:p>
        </text:list-item>
      </text:list>
      <text:h text:style-name="P3244" text:outline-level="3">mem_fn</text:h>
      <text:p text:style-name="P3245"><text:span text:style-name="T3246">Шаблоная функція<text:s/></text:span><text:span text:style-name="T3247">std::mem_fn</text:span><text:span text:style-name="T3248"><text:s/>створює клас-огортку для вказівників на члени класу. Цей об’єкт може зберігати, копіювати та викликати член класу по вказівнику.<text:s/></text:span></text:p>
      <text:list text:style-name="LFO4" text:continue-numbering="true">
        <text:list-item>
          <text:p text:style-name="P3249"><text:span text:style-name="T3250">Адаптори<text:s/></text:span><text:span text:style-name="T3251">not1<text:s/></text:span><text:span text:style-name="T3252">та</text:span><text:span text:style-name="T3253"><text:s/>not2</text:span><text:span text:style-name="T3254"><text:s/>дозволяють використовувати у адаптерах заперечення відповідно для бінарних та унарних функцій.</text:span></text:p>
        </text:list-item>
      </text:list>
      <text:p text:style-name="P3255"/>
      <text:p text:style-name="P3256">Стандартні функтори</text:p>
      <text:p text:style-name="P3257">Інколи потрібно використати функтор який є достатньо стандартним — наприклад, <text:s/>для того щоб порівнювати два аргументи числового типу або використати додавання, множення і т.п. Для цього можна<text:s/>використати стандартний функтори, що визначений в бібліотеці &lt;functional&gt;</text:p>
      <text:p text:style-name="P3258"/>
      <table:table table:style-name="Table3259">
        <table:table-columns>
          <table:table-column table:style-name="TableColumn3260"/>
          <table:table-column table:style-name="TableColumn3261"/>
          <table:table-column table:style-name="TableColumn3262"/>
          <table:table-column table:style-name="TableColumn3263"/>
          <table:table-column table:style-name="TableColumn3264"/>
        </table:table-columns>
        <table:table-row table:style-name="TableRow3265">
          <table:table-cell table:style-name="TableCell3266">
            <text:p text:style-name="P3267">Тип<text:s/></text:p>
          </table:table-cell>
          <table:table-cell table:style-name="TableCell3268">
            <text:p text:style-name="P3269">Назва<text:s/></text:p>
          </table:table-cell>
          <table:table-cell table:style-name="TableCell3270">
            <text:p text:style-name="P3271">К-ть операндів<text:s/></text:p>
          </table:table-cell>
          <table:table-cell table:style-name="TableCell3272">
            <text:p text:style-name="P3273">Тип, що повертається<text:s/></text:p>
          </table:table-cell>
          <table:table-cell table:style-name="TableCell3274">
            <text:p text:style-name="P3275">Дія<text:s/></text:p>
          </table:table-cell>
        </table:table-row>
        <table:table-row table:style-name="TableRow3276">
          <table:table-cell table:style-name="TableCell3277" table:number-rows-spanned="6">
            <text:p text:style-name="P3278">Порівняння<text:s/></text:p>
          </table:table-cell>
          <table:table-cell table:style-name="TableCell3279">
            <text:p text:style-name="P3280"><text:span text:style-name="T3281">equal_to</text:span><text:span text:style-name="T3282"><text:s/></text:span></text:p>
          </table:table-cell>
          <table:table-cell table:style-name="TableCell3283">
            <text:p text:style-name="P3284">Бінарний<text:s/></text:p>
          </table:table-cell>
          <table:table-cell table:style-name="TableCell3285">
            <text:p text:style-name="P3286">bool<text:s/></text:p>
          </table:table-cell>
          <table:table-cell table:style-name="TableCell3287">
            <text:p text:style-name="P3288"><text:span text:style-name="T3289">x == y<text:s/></text:span></text:p>
          </table:table-cell>
        </table:table-row>
        <table:table-row table:style-name="TableRow3290">
          <table:covered-table-cell>
            <text:p text:style-name="P3291"/>
          </table:covered-table-cell>
          <table:table-cell table:style-name="TableCell3292">
            <text:p text:style-name="P3293"><text:span text:style-name="T3294">not_equal_to</text:span><text:span text:style-name="T3295"><text:s/></text:span></text:p>
          </table:table-cell>
          <table:table-cell table:style-name="TableCell3296">
            <text:p text:style-name="P3297">Бінарний</text:p>
          </table:table-cell>
          <table:table-cell table:style-name="TableCell3298">
            <text:p text:style-name="P3299">bool<text:s/></text:p>
          </table:table-cell>
          <table:table-cell table:style-name="TableCell3300">
            <text:p text:style-name="P3301"><text:span text:style-name="T3302">x!= y</text:span><text:span text:style-name="T3303"><text:s/></text:span></text:p>
          </table:table-cell>
        </table:table-row>
        <table:table-row table:style-name="TableRow3304">
          <table:covered-table-cell>
            <text:p text:style-name="P3305"/>
          </table:covered-table-cell>
          <table:table-cell table:style-name="TableCell3306">
            <text:p text:style-name="P3307"><text:span text:style-name="T3308">greater</text:span><text:span text:style-name="T3309"><text:s/></text:span></text:p>
          </table:table-cell>
          <table:table-cell table:style-name="TableCell3310">
            <text:p text:style-name="P3311">Бінарний</text:p>
          </table:table-cell>
          <table:table-cell table:style-name="TableCell3312">
            <text:p text:style-name="P3313">bool<text:s/></text:p>
          </table:table-cell>
          <table:table-cell table:style-name="TableCell3314">
            <text:p text:style-name="P3315"><text:span text:style-name="T3316">x &gt; y</text:span><text:span text:style-name="T3317"><text:s/></text:span></text:p>
          </table:table-cell>
        </table:table-row>
        <table:table-row table:style-name="TableRow3318">
          <table:covered-table-cell>
            <text:p text:style-name="P3319"/>
          </table:covered-table-cell>
          <table:table-cell table:style-name="TableCell3320">
            <text:p text:style-name="P3321"><text:span text:style-name="T3322">less</text:span><text:span text:style-name="T3323"><text:s/></text:span></text:p>
          </table:table-cell>
          <table:table-cell table:style-name="TableCell3324">
            <text:p text:style-name="P3325">Бінарний</text:p>
          </table:table-cell>
          <table:table-cell table:style-name="TableCell3326">
            <text:p text:style-name="P3327">bool<text:s/></text:p>
          </table:table-cell>
          <table:table-cell table:style-name="TableCell3328">
            <text:p text:style-name="P3329"><text:span text:style-name="T3330">x &lt; y</text:span><text:span text:style-name="T3331"><text:s/></text:span></text:p>
          </table:table-cell>
        </table:table-row>
        <table:table-row table:style-name="TableRow3332">
          <table:covered-table-cell>
            <text:p text:style-name="P3333"/>
          </table:covered-table-cell>
          <table:table-cell table:style-name="TableCell3334">
            <text:p text:style-name="P3335"><text:span text:style-name="T3336">greater_equal</text:span><text:span text:style-name="T3337"><text:s/></text:span></text:p>
          </table:table-cell>
          <table:table-cell table:style-name="TableCell3338">
            <text:p text:style-name="P3339">Бінарний</text:p>
          </table:table-cell>
          <table:table-cell table:style-name="TableCell3340">
            <text:p text:style-name="P3341">bool<text:s/></text:p>
          </table:table-cell>
          <table:table-cell table:style-name="TableCell3342">
            <text:p text:style-name="P3343"><text:span text:style-name="T3344">x &gt;= y</text:span><text:span text:style-name="T3345"><text:s/></text:span></text:p>
          </table:table-cell>
        </table:table-row>
        <table:table-row table:style-name="TableRow3346">
          <table:covered-table-cell>
            <text:p text:style-name="P3347"/>
          </table:covered-table-cell>
          <table:table-cell table:style-name="TableCell3348">
            <text:p text:style-name="P3349"><text:span text:style-name="T3350">less_equal</text:span><text:span text:style-name="T3351"><text:s/></text:span></text:p>
          </table:table-cell>
          <table:table-cell table:style-name="TableCell3352">
            <text:p text:style-name="P3353">Бінарний</text:p>
          </table:table-cell>
          <table:table-cell table:style-name="TableCell3354">
            <text:p text:style-name="P3355">bool<text:s/></text:p>
          </table:table-cell>
          <table:table-cell table:style-name="TableCell3356">
            <text:p text:style-name="P3357"><text:span text:style-name="T3358">x &lt;= y</text:span><text:span text:style-name="T3359"><text:s/></text:span></text:p>
          </table:table-cell>
        </table:table-row>
        <table:table-row table:style-name="TableRow3360">
          <table:table-cell table:style-name="TableCell3361" table:number-rows-spanned="3">
            <text:p text:style-name="P3362">Логичні<text:s/></text:p>
          </table:table-cell>
          <table:table-cell table:style-name="TableCell3363">
            <text:p text:style-name="P3364"><text:span text:style-name="T3365">logical_and</text:span><text:span text:style-name="T3366"><text:s/></text:span></text:p>
          </table:table-cell>
          <table:table-cell table:style-name="TableCell3367">
            <text:p text:style-name="P3368">Бінарний</text:p>
          </table:table-cell>
          <table:table-cell table:style-name="TableCell3369">
            <text:p text:style-name="P3370">bool<text:s/></text:p>
          </table:table-cell>
          <table:table-cell table:style-name="TableCell3371">
            <text:p text:style-name="P3372"><text:span text:style-name="T3373">x &amp;&amp; y</text:span><text:span text:style-name="T3374"><text:s/></text:span></text:p>
          </table:table-cell>
        </table:table-row>
        <table:table-row table:style-name="TableRow3375">
          <table:covered-table-cell>
            <text:p text:style-name="P3376"/>
          </table:covered-table-cell>
          <table:table-cell table:style-name="TableCell3377">
            <text:p text:style-name="P3378"><text:span text:style-name="T3379">logical_or</text:span><text:span text:style-name="T3380"><text:s/></text:span></text:p>
          </table:table-cell>
          <table:table-cell table:style-name="TableCell3381">
            <text:p text:style-name="P3382">Бінарний</text:p>
          </table:table-cell>
          <table:table-cell table:style-name="TableCell3383">
            <text:p text:style-name="P3384">bool<text:s/></text:p>
          </table:table-cell>
          <table:table-cell table:style-name="TableCell3385">
            <text:p text:style-name="P3386"><text:span text:style-name="T3387">x || y</text:span><text:span text:style-name="T3388"><text:s/></text:span></text:p>
          </table:table-cell>
        </table:table-row>
        <table:table-row table:style-name="TableRow3389">
          <table:covered-table-cell>
            <text:p text:style-name="P3390"/>
          </table:covered-table-cell>
          <table:table-cell table:style-name="TableCell3391">
            <text:p text:style-name="P3392"><text:span text:style-name="T3393">logical_not</text:span><text:span text:style-name="T3394"><text:s/></text:span></text:p>
          </table:table-cell>
          <table:table-cell table:style-name="TableCell3395">
            <text:p text:style-name="P3396">Унарний<text:s/></text:p>
          </table:table-cell>
          <table:table-cell table:style-name="TableCell3397">
            <text:p text:style-name="P3398">bool<text:s/></text:p>
          </table:table-cell>
          <table:table-cell table:style-name="TableCell3399">
            <text:p text:style-name="P3400"><text:span text:style-name="T3401">!x</text:span><text:span text:style-name="T3402"><text:s/></text:span></text:p>
          </table:table-cell>
        </table:table-row>
        <table:table-row table:style-name="TableRow3403">
          <table:table-cell table:style-name="TableCell3404" table:number-rows-spanned="6">
            <text:p text:style-name="P3405">Арифметичні<text:s/></text:p>
          </table:table-cell>
          <table:table-cell table:style-name="TableCell3406">
            <text:p text:style-name="P3407"><text:span text:style-name="T3408">plus</text:span><text:span text:style-name="T3409"><text:s/></text:span></text:p>
          </table:table-cell>
          <table:table-cell table:style-name="TableCell3410">
            <text:p text:style-name="P3411">Бінарний</text:p>
          </table:table-cell>
          <table:table-cell table:style-name="TableCell3412">
            <text:p text:style-name="P3413">T<text:s/></text:p>
          </table:table-cell>
          <table:table-cell table:style-name="TableCell3414">
            <text:p text:style-name="P3415"><text:span text:style-name="T3416">x + y</text:span><text:span text:style-name="T3417"><text:s/></text:span></text:p>
          </table:table-cell>
        </table:table-row>
        <table:table-row table:style-name="TableRow3418">
          <table:covered-table-cell>
            <text:p text:style-name="P3419"/>
          </table:covered-table-cell>
          <table:table-cell table:style-name="TableCell3420">
            <text:p text:style-name="P3421"><text:span text:style-name="T3422">minus</text:span><text:span text:style-name="T3423"><text:s/></text:span></text:p>
          </table:table-cell>
          <table:table-cell table:style-name="TableCell3424">
            <text:p text:style-name="P3425">Бінарний</text:p>
          </table:table-cell>
          <table:table-cell table:style-name="TableCell3426">
            <text:p text:style-name="P3427">T<text:s/></text:p>
          </table:table-cell>
          <table:table-cell table:style-name="TableCell3428">
            <text:p text:style-name="P3429"><text:span text:style-name="T3430">x - y</text:span><text:span text:style-name="T3431"><text:s/></text:span></text:p>
          </table:table-cell>
        </table:table-row>
        <table:table-row table:style-name="TableRow3432">
          <table:covered-table-cell>
            <text:p text:style-name="P3433"/>
          </table:covered-table-cell>
          <table:table-cell table:style-name="TableCell3434">
            <text:p text:style-name="P3435"><text:span text:style-name="T3436">multiplies</text:span><text:span text:style-name="T3437"><text:s/></text:span></text:p>
          </table:table-cell>
          <table:table-cell table:style-name="TableCell3438">
            <text:p text:style-name="P3439">Бінарний</text:p>
          </table:table-cell>
          <table:table-cell table:style-name="TableCell3440">
            <text:p text:style-name="P3441">T<text:s/></text:p>
          </table:table-cell>
          <table:table-cell table:style-name="TableCell3442">
            <text:p text:style-name="P3443"><text:span text:style-name="T3444">x * y</text:span><text:span text:style-name="T3445"><text:s/></text:span></text:p>
          </table:table-cell>
        </table:table-row>
        <table:table-row table:style-name="TableRow3446">
          <table:covered-table-cell>
            <text:p text:style-name="P3447"/>
          </table:covered-table-cell>
          <table:table-cell table:style-name="TableCell3448">
            <text:p text:style-name="P3449"><text:span text:style-name="T3450">divides</text:span><text:span text:style-name="T3451"><text:s/></text:span></text:p>
          </table:table-cell>
          <table:table-cell table:style-name="TableCell3452">
            <text:p text:style-name="P3453">Бінарний</text:p>
          </table:table-cell>
          <table:table-cell table:style-name="TableCell3454">
            <text:p text:style-name="P3455">T<text:s/></text:p>
          </table:table-cell>
          <table:table-cell table:style-name="TableCell3456">
            <text:p text:style-name="P3457"><text:span text:style-name="T3458">x / y</text:span><text:span text:style-name="T3459"><text:s/></text:span></text:p>
          </table:table-cell>
        </table:table-row>
        <table:table-row table:style-name="TableRow3460">
          <table:covered-table-cell>
            <text:p text:style-name="P3461"/>
          </table:covered-table-cell>
          <table:table-cell table:style-name="TableCell3462">
            <text:p text:style-name="P3463"><text:span text:style-name="T3464">modulus</text:span><text:span text:style-name="T3465"><text:s/></text:span></text:p>
          </table:table-cell>
          <table:table-cell table:style-name="TableCell3466">
            <text:p text:style-name="P3467">Бінарний</text:p>
          </table:table-cell>
          <table:table-cell table:style-name="TableCell3468">
            <text:p text:style-name="P3469">T<text:s/></text:p>
          </table:table-cell>
          <table:table-cell table:style-name="TableCell3470">
            <text:p text:style-name="P3471"><text:span text:style-name="T3472">x % y</text:span><text:span text:style-name="T3473"><text:s/></text:span></text:p>
          </table:table-cell>
        </table:table-row>
        <table:table-row table:style-name="TableRow3474">
          <table:covered-table-cell>
            <text:p text:style-name="P3475"/>
          </table:covered-table-cell>
          <table:table-cell table:style-name="TableCell3476">
            <text:p text:style-name="P3477"><text:span text:style-name="T3478">negate</text:span><text:span text:style-name="T3479"><text:s/></text:span></text:p>
          </table:table-cell>
          <table:table-cell table:style-name="TableCell3480">
            <text:p text:style-name="P3481">Унарний<text:s/></text:p>
          </table:table-cell>
          <table:table-cell table:style-name="TableCell3482">
            <text:p text:style-name="P3483">T<text:s/></text:p>
          </table:table-cell>
          <table:table-cell table:style-name="TableCell3484">
            <text:p text:style-name="P3485"><text:span text:style-name="T3486">-x</text:span><text:span text:style-name="T3487"><text:s/></text:span></text:p>
          </table:table-cell>
        </table:table-row>
        <table:table-row table:style-name="TableRow3488">
          <table:table-cell table:style-name="TableCell3489" table:number-rows-spanned="4">
            <text:p text:style-name="P3490">Бітові (Сі++11)<text:s/></text:p>
          </table:table-cell>
          <table:table-cell table:style-name="TableCell3491">
            <text:p text:style-name="P3492"><text:span text:style-name="T3493">bit_and</text:span><text:span text:style-name="T3494"><text:s/></text:span></text:p>
          </table:table-cell>
          <table:table-cell table:style-name="TableCell3495">
            <text:p text:style-name="P3496">Бінарний</text:p>
          </table:table-cell>
          <table:table-cell table:style-name="TableCell3497">
            <text:p text:style-name="P3498">T<text:s/></text:p>
          </table:table-cell>
          <table:table-cell table:style-name="TableCell3499">
            <text:p text:style-name="P3500"><text:span text:style-name="T3501">x &amp; y</text:span><text:span text:style-name="T3502"><text:s/></text:span></text:p>
          </table:table-cell>
        </table:table-row>
        <table:table-row table:style-name="TableRow3503">
          <table:covered-table-cell>
            <text:p text:style-name="P3504"/>
          </table:covered-table-cell>
          <table:table-cell table:style-name="TableCell3505">
            <text:p text:style-name="P3506"><text:span text:style-name="T3507">bit_or</text:span><text:span text:style-name="T3508"><text:s/></text:span></text:p>
          </table:table-cell>
          <table:table-cell table:style-name="TableCell3509">
            <text:p text:style-name="P3510">Бінарний</text:p>
          </table:table-cell>
          <table:table-cell table:style-name="TableCell3511">
            <text:p text:style-name="P3512">T<text:s/></text:p>
          </table:table-cell>
          <table:table-cell table:style-name="TableCell3513">
            <text:p text:style-name="P3514"><text:span text:style-name="T3515">x | y</text:span><text:span text:style-name="T3516"><text:s/></text:span></text:p>
          </table:table-cell>
        </table:table-row>
        <table:table-row table:style-name="TableRow3517">
          <table:covered-table-cell>
            <text:p text:style-name="P3518"/>
          </table:covered-table-cell>
          <table:table-cell table:style-name="TableCell3519">
            <text:p text:style-name="P3520"><text:span text:style-name="T3521">bit_xor</text:span><text:span text:style-name="T3522"><text:s/></text:span></text:p>
          </table:table-cell>
          <table:table-cell table:style-name="TableCell3523">
            <text:p text:style-name="P3524">Бінарний</text:p>
          </table:table-cell>
          <table:table-cell table:style-name="TableCell3525">
            <text:p text:style-name="P3526">T<text:s/></text:p>
          </table:table-cell>
          <table:table-cell table:style-name="TableCell3527">
            <text:p text:style-name="P3528"><text:span text:style-name="T3529">x ^ y</text:span><text:span text:style-name="T3530"><text:s/></text:span></text:p>
          </table:table-cell>
        </table:table-row>
        <table:table-row table:style-name="TableRow3531">
          <table:covered-table-cell>
            <text:p text:style-name="P3532"/>
          </table:covered-table-cell>
          <table:table-cell table:style-name="TableCell3533">
            <text:p text:style-name="P3534"><text:span text:style-name="T3535">bit_not</text:span><text:span text:style-name="T3536"><text:s/></text:span></text:p>
          </table:table-cell>
          <table:table-cell table:style-name="TableCell3537">
            <text:p text:style-name="P3538">Унарний<text:s/></text:p>
          </table:table-cell>
          <table:table-cell table:style-name="TableCell3539">
            <text:p text:style-name="P3540">T<text:s/></text:p>
          </table:table-cell>
          <table:table-cell table:style-name="TableCell3541">
            <text:p text:style-name="P3542"><text:span text:style-name="T3543">~x</text:span><text:span text:style-name="T3544"><text:s/></text:span></text:p>
          </table:table-cell>
        </table:table-row>
      </table:table>
      <text:h text:style-name="P3545" text:outline-level="3"/>
      <text:p text:style-name="P3546"><text:span text:style-name="T3547">Приклад</text:span><text:span text:style-name="T3548">.</text:span></text:p>
      <text:soft-page-break/>
      <text:p text:style-name="P3549"><text:span text:style-name="T3550">#include &lt;iostream&gt;</text:span></text:p>
      <text:p text:style-name="P3551"><text:span text:style-name="T3552">#include &lt;vector&gt;</text:span></text:p>
      <text:p text:style-name="P3553"><text:span text:style-name="T3554">#include &lt;algorithm&gt;</text:span></text:p>
      <text:p text:style-name="P3555"><text:span text:style-name="T3556">#include &lt;numeric&gt;</text:span></text:p>
      <text:p text:style-name="P3557"><text:span text:style-name="T3558">#include &lt;functional&gt;</text:span></text:p>
      <text:p text:style-name="P3559"/>
      <text:p text:style-name="P3560"><text:span text:style-name="T3561">int main(){</text:span></text:p>
      <text:p text:style-name="P3562"><text:span text:style-name="T3563">std::vector&lt;double&gt; v1, v2(4);</text:span></text:p>
      <text:p text:style-name="P3564"><text:span text:style-name="T3565">double mas1[] ={1.0,2.3,1.0,4.1};</text:span></text:p>
      <text:p text:style-name="P3566"><text:span text:style-name="T3567">v1.assign(1.0,4);</text:span></text:p>
      <text:p text:style-name="P3568"><text:span text:style-name="T3569">std::copy(mas1,mas1+3,v2.begin()); <text:s/></text:span></text:p>
      <text:p text:style-name="P3570"/>
      <text:p text:style-name="P3571"><text:span text:style-name="T3572"><text:s/>for (std::vector&lt;double&gt;::iterator it = v2.begin(); it!=v2.end(); ++it)</text:span></text:p>
      <text:p text:style-name="P3573"><text:span text:style-name="T3574"><text:s text:c="4"/></text:span><text:bookmark-start text:name="__DdeLink__11534_626906645"/><text:span text:style-name="T3575">std::cout &lt;&lt;</text:span><text:bookmark-end text:name="__DdeLink__11534_626906645"/><text:span text:style-name="T3576"><text:s/>' ' &lt;&lt; *it;</text:span></text:p>
      <text:p text:style-name="P3577"><text:span text:style-name="T3578">//<text:s/></text:span><text:span text:style-name="T3579">функція mismatch з порівнянням за допомогою предікату</text:span></text:p>
      <text:p text:style-name="P3580"><text:span text:style-name="T3581">std::pair&lt;std::vector&lt;double&gt;::iterator, std::vector&lt;double&gt;::iterator&gt; it;</text:span></text:p>
      <text:p text:style-name="P3582"><text:span text:style-name="T3583">std::cout &lt;&lt;”\n”;</text:span></text:p>
      <text:p text:style-name="P3584"><text:span text:style-name="T3585">it = std::mismatch (v1.begin(), v1.end(), v2.begin(), std::less&lt;double&gt;() );</text:span></text:p>
      <text:p text:style-name="P3586"><text:span text:style-name="T3587">std::cout &lt;&lt; "Second mismatching elements: " &lt;&lt; *it.first;</text:span></text:p>
      <text:p text:style-name="P3588"><text:span text:style-name="T3589">std::cout &lt;&lt; " and " &lt;&lt; *it.second &lt;&lt; '\n';</text:span></text:p>
      <text:p text:style-name="P3590"/>
      <text:p text:style-name="P3591"><text:span text:style-name="T3592"><text:s/>std::vector&lt;int&gt; val(v2.begin(),v2.end());</text:span></text:p>
      <text:p text:style-name="P3593"><text:span text:style-name="T3594"><text:s/>std::vector&lt;int&gt; result(4);</text:span></text:p>
      <text:p text:style-name="P3595"><text:span text:style-name="T3596">// часткова сума з допомогю редікатів</text:span></text:p>
      <text:p text:style-name="P3597"><text:span text:style-name="T3598">std::partial_sum (val.begin(), val.end(), result.begin(), std::multiplies&lt;int&gt;());</text:span></text:p>
      <text:p text:style-name="P3599"><text:span text:style-name="T3600"><text:s text:c="2"/>std::cout &lt;&lt; "using functional operation multiplies: ";</text:span></text:p>
      <text:p text:style-name="P3601"><text:span text:style-name="T3602"><text:s text:c="2"/>for (int i=0; i&lt;4; i++) std::cout &lt;&lt; result[i] &lt;&lt; ' ';</text:span></text:p>
      <text:p text:style-name="P3603"><text:span text:style-name="T3604"><text:s text:c="2"/>std::cout &lt;&lt; '\n';</text:span></text:p>
      <text:p text:style-name="P3605"><text:span text:style-name="T3606">}</text:span></text:p>
      <text:p text:style-name="P3607"><text:span text:style-name="T3608">Результат:</text:span></text:p>
      <text:h text:style-name="P3609" text:outline-level="2"><text:span text:style-name="T3610"><text:s/></text:span><text:span text:style-name="T3611">1 2.3 1 0</text:span></text:h>
      <text:h text:style-name="P3612" text:outline-level="2"><text:span text:style-name="T3613">Second mismatching elements: 4 and 1</text:span></text:h>
      <text:h text:style-name="P3614" text:outline-level="2"><text:span text:style-name="T3615">using functional operation multiplies: 1 2 2</text:span><text:span text:style-name="T3616"><text:s/>0</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erif;Times New Roma" svg:font-family="Liberation Serif;Times New Roma" style:font-family-generic="roman" svg:panose-1="0 0 0 0 0 0 0 0 0 0"/>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Mangal" svg:font-family="Mangal" style:font-family-generic="roman" style:font-pitch="variable" svg:panose-1="0 0 4 0 0 0 0 0 0 0"/>
    <style:font-face style:name="Liberation Sans;Arial" svg:font-family="Liberation Sans;Arial" style:font-family-generic="roman" svg:panose-1="0 0 0 0 0 0 0 0 0 0"/>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Заголовок" style:default-outline-level="1">
      <style:text-properties style:font-name="Liberation Serif;Times New Roma" fo:font-weight="bold" style:font-weight-asian="bold" style:font-weight-complex="bold" fo:font-size="24pt" style:font-size-asian="24pt" style:font-size-complex="24pt" fo:hyphenate="false"/>
    </style:style>
    <style:style style:name="Заголовок2" style:display-name="Заголовок 2" style:family="paragraph" style:parent-style-name="Назва"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Заголовок3" style:display-name="Заголовок 3" style:family="paragraph" style:parent-style-name="Назва" style:default-outline-level="3">
      <style:paragraph-properties fo:margin-top="0.0972in"/>
      <style:text-properties style:font-name="Liberation Serif" fo:font-weight="bold" style:font-weight-asian="bold" style:font-weight-complex="bold" fo:hyphenate="false"/>
    </style:style>
    <style:style style:name="Заголовок4" style:display-name="Заголовок 4" style:family="paragraph" style:parent-style-name="Назва"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Звичайний" style:display-name="Звичайний" style:family="paragraph">
      <style:text-properties fo:color="#00000A" fo:font-size="12pt" style:font-size-asian="12pt" fo:hyphenate="false"/>
    </style:style>
    <style:style style:name="Шрифтабзацузазамовчуванням" style:display-name="Шрифт абзацу за замовчуванням" style:family="text"/>
    <style:style style:name="Выделение" style:display-name="Выделение" style:family="text">
      <style:text-properties fo:font-style="italic" style:font-style-asian="italic" style:font-style-complex="italic"/>
    </style:style>
    <style:style style:name="Выделениежирным" style:display-name="Выделение жирным" style:family="text">
      <style:text-properties fo:font-weight="bold" style:font-weight-asian="bold" style:font-weight-complex="bold"/>
    </style:style>
    <style:style style:name="Интернет-ссылка" style:display-name="Интернет-ссылка" style:family="text">
      <style:text-properties fo:color="#000080" style:text-underline-type="single" style:text-underline-style="solid" style:text-underline-width="auto" style:text-underline-mode="continuous"/>
    </style:style>
    <style:style style:name="Исходныйтекст" style:display-name="Исходный текст" style:family="text">
      <style:text-properties style:font-name="Liberation Mono" style:font-name-asian="Courier New" style:font-name-complex="Liberation Mono"/>
    </style:style>
    <style:style style:name="Цитата1" style:display-name="Цитата1" style:family="text">
      <style:text-properties fo:font-style="italic" style:font-style-asian="italic" style:font-style-complex="italic"/>
    </style:style>
    <style:style style:name="Определение" style:display-name="Определение" style:family="text"/>
    <style:style style:name="Переменная" style:display-name="Переменная" style:family="text">
      <style:text-properties fo:font-style="italic" style:font-style-asian="italic" style:font-style-complex="italic"/>
    </style:style>
    <style:style style:name="Вводпользователя" style:display-name="Ввод пользователя" style:family="text">
      <style:text-properties style:font-name="Liberation Mono" style:font-name-asian="Courier New" style:font-name-complex="Liberation Mono"/>
    </style:style>
    <style:style style:name="Пример" style:display-name="Пример" style:family="text">
      <style:text-properties style:font-name="Liberation Mono" style:font-name-asian="Courier New" style:font-name-complex="Liberation Mono"/>
    </style:style>
    <style:style style:name="Непропорциональныйтекст" style:display-name="Непропорциональный текст" style:family="text">
      <style:text-properties style:font-name="Liberation Mono" style:font-name-asian="Courier New" style:font-name-complex="Liberation Mono"/>
    </style:style>
    <style:style style:name="Символнумерации" style:display-name="Символ нумерации" style:family="text"/>
    <style:style style:name="Маркерысписка" style:display-name="Маркеры списка" style:family="text">
      <style:text-properties style:font-name="OpenSymbol" style:font-name-asian="OpenSymbol" style:font-name-complex="OpenSymbol"/>
    </style:style>
    <style:style style:name="ListLabel37" style:display-name="ListLabel 37" style:family="text">
      <style:text-properties style:font-name="Times New Roman" fo:font-size="15pt" style:font-size-asian="15pt" style:text-underline-type="none"/>
    </style:style>
    <style:style style:name="ListLabel38" style:display-name="ListLabel 38" style:family="text">
      <style:text-properties style:text-underline-type="none"/>
    </style:style>
    <style:style style:name="ListLabel39" style:display-name="ListLabel 39" style:family="text">
      <style:text-properties style:text-underline-type="none"/>
    </style:style>
    <style:style style:name="ListLabel40" style:display-name="ListLabel 40" style:family="text">
      <style:text-properties style:text-underline-type="none"/>
    </style:style>
    <style:style style:name="ListLabel41" style:display-name="ListLabel 41" style:family="text">
      <style:text-properties style:text-underline-type="none"/>
    </style:style>
    <style:style style:name="ListLabel42" style:display-name="ListLabel 42" style:family="text">
      <style:text-properties style:text-underline-type="none"/>
    </style:style>
    <style:style style:name="ListLabel43" style:display-name="ListLabel 43" style:family="text">
      <style:text-properties style:text-underline-type="none"/>
    </style:style>
    <style:style style:name="ListLabel44" style:display-name="ListLabel 44" style:family="text">
      <style:text-properties style:text-underline-type="none"/>
    </style:style>
    <style:style style:name="ListLabel45" style:display-name="ListLabel 45" style:family="text">
      <style:text-properties style:text-underline-type="none"/>
    </style:style>
    <style:style style:name="Заголовок1Знак" style:display-name="Заголовок 1 Знак" style:family="text" style:parent-style-name="Шрифтабзацузазамовчуванням">
      <style:text-properties style:font-name="Liberation Serif;Times New Roma" style:font-name-asian="Tahoma" style:font-name-complex="Tahoma" fo:font-weight="bold" style:font-weight-asian="bold" style:font-weight-complex="bold" fo:font-size="24pt" style:font-size-asian="24pt" style:font-size-complex="24pt"/>
    </style:style>
    <style:style style:name="tlid-translation" style:display-name="tlid-translation" style:family="text" style:parent-style-name="Шрифтабзацузазамовчуванням"/>
    <style:style style:name="ОсновнойтекстЗнак" style:display-name="Основной текст Знак" style:family="text" style:parent-style-name="Шрифтабзацузазамовчуванням"/>
    <style:style style:name="Заголовок4Знак" style:display-name="Заголовок 4 Знак" style:family="text" style:parent-style-name="Шрифтабзацузазамовчуванням">
      <style:text-properties fo:font-weight="bold" style:font-weight-asian="bold" style:font-weight-complex="bold"/>
    </style:style>
    <style:style style:name="Заголовок3Знак" style:display-name="Заголовок 3 Знак" style:family="text" style:parent-style-name="Шрифтабзацузазамовчуванням">
      <style:text-properties fo:font-weight="bold" style:font-weight-asian="bold" style:font-weight-complex="bold" fo:font-size="14pt" style:font-size-asian="14pt" style:font-size-complex="14pt"/>
    </style:style>
    <style:style style:name="ВерхнийколонтитулЗнак" style:display-name="Верхний колонтитул Знак" style:family="text" style:parent-style-name="Шрифтабзацузазамовчуванням">
      <style:text-properties style:font-name-complex="Mangal" style:font-size-complex="10.5pt"/>
    </style:style>
    <style:style style:name="НижнийколонтитулЗнак" style:display-name="Нижний колонтитул Знак" style:family="text" style:parent-style-name="Шрифтабзацузазамовчуванням">
      <style:text-properties style:font-name-complex="Mangal" style:font-size-complex="10.5pt"/>
    </style:style>
    <style:style style:name="СтандартныйHTMLЗнак" style:display-name="Стандартный HTML Знак" style:family="text" style:parent-style-name="Шрифтабзацузазамовчуванням">
      <style:text-properties style:font-name="Courier New" style:font-name-asian="Times New Roman" style:font-name-complex="Courier New" fo:font-size="10pt" style:font-size-asian="10pt" style:font-size-complex="10pt" style:language-asian="ru" style:country-asian="RU" style:language-complex="ar" style:country-complex="SA"/>
    </style:style>
    <style:style style:name="pl-k" style:display-name="pl-k" style:family="text" style:parent-style-name="Шрифтабзацузазамовчуванням"/>
    <style:style style:name="pl-s" style:display-name="pl-s" style:family="text" style:parent-style-name="Шрифтабзацузазамовчуванням"/>
    <style:style style:name="pl-pds" style:display-name="pl-pds" style:family="text" style:parent-style-name="Шрифтабзацузазамовчуванням"/>
    <style:style style:name="pl-en" style:display-name="pl-en" style:family="text" style:parent-style-name="Шрифтабзацузазамовчуванням"/>
    <style:style style:name="pl-c" style:display-name="pl-c" style:family="text" style:parent-style-name="Шрифтабзацузазамовчуванням"/>
    <style:style style:name="pl-c1" style:display-name="pl-c1" style:family="text" style:parent-style-name="Шрифтабзацузазамовчуванням"/>
    <style:style style:name="ListLabel46" style:display-name="ListLabel 46" style:family="text">
      <style:text-properties style:font-name="Times New Roman" style:font-name-complex="OpenSymbol" fo:font-size="14pt" style:font-size-asian="14pt"/>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Times New Roman" fo:font-size="14pt" style:font-size-asian="14pt" style:text-underline-type="none"/>
    </style:style>
    <style:style style:name="ListLabel56" style:display-name="ListLabel 56" style:family="text">
      <style:text-properties style:text-underline-type="none"/>
    </style:style>
    <style:style style:name="ListLabel57" style:display-name="ListLabel 57" style:family="text">
      <style:text-properties style:text-underline-type="none"/>
    </style:style>
    <style:style style:name="ListLabel58" style:display-name="ListLabel 58" style:family="text">
      <style:text-properties style:text-underline-type="none"/>
    </style:style>
    <style:style style:name="ListLabel59" style:display-name="ListLabel 59" style:family="text">
      <style:text-properties style:text-underline-type="none"/>
    </style:style>
    <style:style style:name="ListLabel60" style:display-name="ListLabel 60" style:family="text">
      <style:text-properties style:text-underline-type="none"/>
    </style:style>
    <style:style style:name="ListLabel61" style:display-name="ListLabel 61" style:family="text">
      <style:text-properties style:text-underline-type="none"/>
    </style:style>
    <style:style style:name="ListLabel62" style:display-name="ListLabel 62" style:family="text">
      <style:text-properties style:text-underline-type="none"/>
    </style:style>
    <style:style style:name="ListLabel63" style:display-name="ListLabel 63" style:family="text">
      <style:text-properties style:text-underline-type="none"/>
    </style:style>
    <style:style style:name="ListLabel64" style:display-name="ListLabel 64" style:family="text">
      <style:text-properties style:font-name="Times New Roman" style:font-name-complex="OpenSymbol" fo:font-size="14pt" style:font-size-asian="14pt"/>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Open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Open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Times New Roman" fo:font-size="14pt" style:font-size-asian="14pt" style:text-underline-type="none"/>
    </style:style>
    <style:style style:name="ListLabel74" style:display-name="ListLabel 74" style:family="text">
      <style:text-properties style:text-underline-type="none"/>
    </style:style>
    <style:style style:name="ListLabel75" style:display-name="ListLabel 75" style:family="text">
      <style:text-properties style:text-underline-type="none"/>
    </style:style>
    <style:style style:name="ListLabel76" style:display-name="ListLabel 76" style:family="text">
      <style:text-properties style:text-underline-type="none"/>
    </style:style>
    <style:style style:name="ListLabel77" style:display-name="ListLabel 77" style:family="text">
      <style:text-properties style:text-underline-type="none"/>
    </style:style>
    <style:style style:name="ListLabel78" style:display-name="ListLabel 78" style:family="text">
      <style:text-properties style:text-underline-type="none"/>
    </style:style>
    <style:style style:name="ListLabel79" style:display-name="ListLabel 79" style:family="text">
      <style:text-properties style:text-underline-type="none"/>
    </style:style>
    <style:style style:name="ListLabel80" style:display-name="ListLabel 80" style:family="text">
      <style:text-properties style:text-underline-type="none"/>
    </style:style>
    <style:style style:name="ListLabel81" style:display-name="ListLabel 81" style:family="text">
      <style:text-properties style:text-underline-type="none"/>
    </style:style>
    <style:style style:name="ListLabel82" style:display-name="ListLabel 82" style:family="text">
      <style:text-properties style:font-name="Times New Roman" style:font-name-complex="OpenSymbol" fo:font-size="14pt" style:font-size-asian="14pt"/>
    </style:style>
    <style:style style:name="ListLabel83" style:display-name="ListLabel 83" style:family="text">
      <style:text-properties style:font-name-complex="OpenSymbol"/>
    </style:style>
    <style:style style:name="ListLabel84" style:display-name="ListLabel 84" style:family="text">
      <style:text-properties style:font-name-complex="OpenSymbol"/>
    </style:style>
    <style:style style:name="ListLabel85" style:display-name="ListLabel 85" style:family="text">
      <style:text-properties style:font-name-complex="OpenSymbol"/>
    </style:style>
    <style:style style:name="ListLabel86" style:display-name="ListLabel 86" style:family="text">
      <style:text-properties style:font-name-complex="OpenSymbol"/>
    </style:style>
    <style:style style:name="ListLabel87" style:display-name="ListLabel 87" style:family="text">
      <style:text-properties style:font-name-complex="OpenSymbol"/>
    </style:style>
    <style:style style:name="ListLabel88" style:display-name="ListLabel 88" style:family="text">
      <style:text-properties style:font-name-complex="OpenSymbol"/>
    </style:style>
    <style:style style:name="ListLabel89" style:display-name="ListLabel 89" style:family="text">
      <style:text-properties style:font-name-complex="OpenSymbol"/>
    </style:style>
    <style:style style:name="ListLabel90" style:display-name="ListLabel 90" style:family="text">
      <style:text-properties style:font-name-complex="OpenSymbol"/>
    </style:style>
    <style:style style:name="ListLabel91" style:display-name="ListLabel 91" style:family="text">
      <style:text-properties style:font-name="Times New Roman" fo:font-size="14pt" style:font-size-asian="14pt" style:text-underline-type="none"/>
    </style:style>
    <style:style style:name="ListLabel92" style:display-name="ListLabel 92" style:family="text">
      <style:text-properties style:text-underline-type="none"/>
    </style:style>
    <style:style style:name="ListLabel93" style:display-name="ListLabel 93" style:family="text">
      <style:text-properties style:text-underline-type="none"/>
    </style:style>
    <style:style style:name="ListLabel94" style:display-name="ListLabel 94" style:family="text">
      <style:text-properties style:text-underline-type="none"/>
    </style:style>
    <style:style style:name="ListLabel95" style:display-name="ListLabel 95" style:family="text">
      <style:text-properties style:text-underline-type="none"/>
    </style:style>
    <style:style style:name="ListLabel96" style:display-name="ListLabel 96" style:family="text">
      <style:text-properties style:text-underline-type="none"/>
    </style:style>
    <style:style style:name="ListLabel97" style:display-name="ListLabel 97" style:family="text">
      <style:text-properties style:text-underline-type="none"/>
    </style:style>
    <style:style style:name="ListLabel98" style:display-name="ListLabel 98" style:family="text">
      <style:text-properties style:text-underline-type="none"/>
    </style:style>
    <style:style style:name="ListLabel99" style:display-name="ListLabel 99" style:family="text">
      <style:text-properties style:text-underline-type="none"/>
    </style:style>
    <style:style style:name="ListLabel100" style:display-name="ListLabel 100" style:family="text">
      <style:text-properties style:font-name="Times New Roman" style:font-name-complex="OpenSymbol" fo:font-size="14pt" style:font-size-asian="14pt"/>
    </style:style>
    <style:style style:name="ListLabel101" style:display-name="ListLabel 101" style:family="text">
      <style:text-properties style:font-name-complex="OpenSymbol"/>
    </style:style>
    <style:style style:name="ListLabel102" style:display-name="ListLabel 102" style:family="text">
      <style:text-properties style:font-name-complex="OpenSymbol"/>
    </style:style>
    <style:style style:name="ListLabel103" style:display-name="ListLabel 103" style:family="text">
      <style:text-properties style:font-name-complex="OpenSymbol"/>
    </style:style>
    <style:style style:name="ListLabel104" style:display-name="ListLabel 104" style:family="text">
      <style:text-properties style:font-name-complex="OpenSymbol"/>
    </style:style>
    <style:style style:name="ListLabel105" style:display-name="ListLabel 105" style:family="text">
      <style:text-properties style:font-name-complex="OpenSymbol"/>
    </style:style>
    <style:style style:name="ListLabel106" style:display-name="ListLabel 106" style:family="text">
      <style:text-properties style:font-name-complex="OpenSymbol"/>
    </style:style>
    <style:style style:name="ListLabel107" style:display-name="ListLabel 107" style:family="text">
      <style:text-properties style:font-name-complex="OpenSymbol"/>
    </style:style>
    <style:style style:name="ListLabel108" style:display-name="ListLabel 108" style:family="text">
      <style:text-properties style:font-name-complex="OpenSymbol"/>
    </style:style>
    <style:style style:name="ListLabel109" style:display-name="ListLabel 109" style:family="text">
      <style:text-properties style:font-name="Times New Roman" fo:font-size="14pt" style:font-size-asian="14pt" style:text-underline-type="none"/>
    </style:style>
    <style:style style:name="ListLabel110" style:display-name="ListLabel 110" style:family="text">
      <style:text-properties style:text-underline-type="none"/>
    </style:style>
    <style:style style:name="ListLabel111" style:display-name="ListLabel 111" style:family="text">
      <style:text-properties style:text-underline-type="none"/>
    </style:style>
    <style:style style:name="ListLabel112" style:display-name="ListLabel 112" style:family="text">
      <style:text-properties style:text-underline-type="none"/>
    </style:style>
    <style:style style:name="ListLabel113" style:display-name="ListLabel 113" style:family="text">
      <style:text-properties style:text-underline-type="none"/>
    </style:style>
    <style:style style:name="ListLabel114" style:display-name="ListLabel 114" style:family="text">
      <style:text-properties style:text-underline-type="none"/>
    </style:style>
    <style:style style:name="ListLabel115" style:display-name="ListLabel 115" style:family="text">
      <style:text-properties style:text-underline-type="none"/>
    </style:style>
    <style:style style:name="ListLabel116" style:display-name="ListLabel 116" style:family="text">
      <style:text-properties style:text-underline-type="none"/>
    </style:style>
    <style:style style:name="ListLabel117" style:display-name="ListLabel 117" style:family="text">
      <style:text-properties style:text-underline-type="none"/>
    </style:style>
    <style:style style:name="ListLabel118" style:display-name="ListLabel 118" style:family="text">
      <style:text-properties style:font-name="Times New Roman" style:font-name-complex="OpenSymbol" fo:font-size="14pt" style:font-size-asian="14pt"/>
    </style:style>
    <style:style style:name="ListLabel119" style:display-name="ListLabel 119" style:family="text">
      <style:text-properties style:font-name-complex="OpenSymbol"/>
    </style:style>
    <style:style style:name="ListLabel120" style:display-name="ListLabel 120" style:family="text">
      <style:text-properties style:font-name-complex="OpenSymbol"/>
    </style:style>
    <style:style style:name="ListLabel121" style:display-name="ListLabel 121" style:family="text">
      <style:text-properties style:font-name-complex="OpenSymbol"/>
    </style:style>
    <style:style style:name="ListLabel122" style:display-name="ListLabel 122" style:family="text">
      <style:text-properties style:font-name-complex="OpenSymbol"/>
    </style:style>
    <style:style style:name="ListLabel123" style:display-name="ListLabel 123" style:family="text">
      <style:text-properties style:font-name-complex="OpenSymbol"/>
    </style:style>
    <style:style style:name="ListLabel124" style:display-name="ListLabel 124" style:family="text">
      <style:text-properties style:font-name-complex="OpenSymbol"/>
    </style:style>
    <style:style style:name="ListLabel125" style:display-name="ListLabel 125" style:family="text">
      <style:text-properties style:font-name-complex="OpenSymbol"/>
    </style:style>
    <style:style style:name="ListLabel126" style:display-name="ListLabel 126" style:family="text">
      <style:text-properties style:font-name-complex="OpenSymbol"/>
    </style:style>
    <style:style style:name="ListLabel127" style:display-name="ListLabel 127" style:family="text">
      <style:text-properties style:font-name="Times New Roman" fo:font-size="14pt" style:font-size-asian="14pt" style:text-underline-type="none"/>
    </style:style>
    <style:style style:name="ListLabel128" style:display-name="ListLabel 128" style:family="text">
      <style:text-properties style:text-underline-type="none"/>
    </style:style>
    <style:style style:name="ListLabel129" style:display-name="ListLabel 129" style:family="text">
      <style:text-properties style:text-underline-type="none"/>
    </style:style>
    <style:style style:name="ListLabel130" style:display-name="ListLabel 130" style:family="text">
      <style:text-properties style:text-underline-type="none"/>
    </style:style>
    <style:style style:name="ListLabel131" style:display-name="ListLabel 131" style:family="text">
      <style:text-properties style:text-underline-type="none"/>
    </style:style>
    <style:style style:name="ListLabel132" style:display-name="ListLabel 132" style:family="text">
      <style:text-properties style:text-underline-type="none"/>
    </style:style>
    <style:style style:name="ListLabel133" style:display-name="ListLabel 133" style:family="text">
      <style:text-properties style:text-underline-type="none"/>
    </style:style>
    <style:style style:name="ListLabel134" style:display-name="ListLabel 134" style:family="text">
      <style:text-properties style:text-underline-type="none"/>
    </style:style>
    <style:style style:name="ListLabel135" style:display-name="ListLabel 135" style:family="text">
      <style:text-properties style:text-underline-type="none"/>
    </style:style>
    <style:style style:name="ListLabel136" style:display-name="ListLabel 136" style:family="text">
      <style:text-properties style:font-name="Times New Roman" style:font-name-complex="OpenSymbol" fo:font-size="14pt" style:font-size-asian="14pt"/>
    </style:style>
    <style:style style:name="ListLabel137" style:display-name="ListLabel 137" style:family="text">
      <style:text-properties style:font-name-complex="OpenSymbol"/>
    </style:style>
    <style:style style:name="ListLabel138" style:display-name="ListLabel 138" style:family="text">
      <style:text-properties style:font-name-complex="OpenSymbol"/>
    </style:style>
    <style:style style:name="ListLabel139" style:display-name="ListLabel 139" style:family="text">
      <style:text-properties style:font-name-complex="OpenSymbol"/>
    </style:style>
    <style:style style:name="ListLabel140" style:display-name="ListLabel 140" style:family="text">
      <style:text-properties style:font-name-complex="OpenSymbol"/>
    </style:style>
    <style:style style:name="ListLabel141" style:display-name="ListLabel 141" style:family="text">
      <style:text-properties style:font-name-complex="OpenSymbol"/>
    </style:style>
    <style:style style:name="ListLabel142" style:display-name="ListLabel 142" style:family="text">
      <style:text-properties style:font-name-complex="OpenSymbol"/>
    </style:style>
    <style:style style:name="ListLabel143" style:display-name="ListLabel 143" style:family="text">
      <style:text-properties style:font-name-complex="OpenSymbol"/>
    </style:style>
    <style:style style:name="ListLabel144" style:display-name="ListLabel 144" style:family="text">
      <style:text-properties style:font-name-complex="OpenSymbol"/>
    </style:style>
    <style:style style:name="ListLabel145" style:display-name="ListLabel 145" style:family="text">
      <style:text-properties style:font-name="Times New Roman" fo:font-size="14pt" style:font-size-asian="14pt" style:text-underline-type="none"/>
    </style:style>
    <style:style style:name="ListLabel146" style:display-name="ListLabel 146" style:family="text">
      <style:text-properties style:text-underline-type="none"/>
    </style:style>
    <style:style style:name="ListLabel147" style:display-name="ListLabel 147" style:family="text">
      <style:text-properties style:text-underline-type="none"/>
    </style:style>
    <style:style style:name="ListLabel148" style:display-name="ListLabel 148" style:family="text">
      <style:text-properties style:text-underline-type="none"/>
    </style:style>
    <style:style style:name="ListLabel149" style:display-name="ListLabel 149" style:family="text">
      <style:text-properties style:text-underline-type="none"/>
    </style:style>
    <style:style style:name="ListLabel150" style:display-name="ListLabel 150" style:family="text">
      <style:text-properties style:text-underline-type="none"/>
    </style:style>
    <style:style style:name="ListLabel151" style:display-name="ListLabel 151" style:family="text">
      <style:text-properties style:text-underline-type="none"/>
    </style:style>
    <style:style style:name="ListLabel152" style:display-name="ListLabel 152" style:family="text">
      <style:text-properties style:text-underline-type="none"/>
    </style:style>
    <style:style style:name="ListLabel153" style:display-name="ListLabel 153" style:family="text">
      <style:text-properties style:text-underline-type="none"/>
    </style:style>
    <style:style style:name="Заголовок" style:display-name="Заголовок" style:family="paragraph" style:parent-style-name="Звичайний" style:next-style-name="Основнийтекст">
      <style:paragraph-properties fo:keep-with-next="always" fo:margin-top="0.1666in" fo:margin-bottom="0.0833in"/>
      <style:text-properties style:font-name="Liberation Sans;Arial" style:font-name-asian="Tahoma" style:font-name-complex="Tahoma" fo:font-size="14pt" style:font-size-asian="14pt" style:font-size-complex="14pt" fo:hyphenate="false"/>
    </style:style>
    <style:style style:name="Основнийтекст" style:display-name="Основний текст" style:family="paragraph" style:parent-style-name="Звичайний">
      <style:paragraph-properties fo:margin-bottom="0.0972in" fo:line-height="120%"/>
      <style:text-properties fo:hyphenate="false"/>
    </style:style>
    <style:style style:name="Список" style:display-name="Список" style:family="paragraph" style:parent-style-name="Основнийтекст">
      <style:text-properties fo:hyphenate="false"/>
    </style:style>
    <style:style style:name="Назваобєкта" style:display-name="Назва об'єкта" style:family="paragraph" style:parent-style-name="Звичайний">
      <style:paragraph-properties text:number-lines="false" fo:margin-top="0.0833in" fo:margin-bottom="0.0833in"/>
      <style:text-properties fo:font-style="italic" style:font-style-asian="italic" style:font-style-complex="italic" fo:hyphenate="false"/>
    </style:style>
    <style:style style:name="Указатель" style:display-name="Указатель" style:family="paragraph" style:parent-style-name="Звичайний">
      <style:paragraph-properties text:number-lines="false"/>
      <style:text-properties fo:hyphenate="false"/>
    </style:style>
    <style:style style:name="Назва" style:display-name="Назва" style:family="paragraph" style:parent-style-name="Звичайний">
      <style:paragraph-properties fo:keep-with-next="always" fo:margin-top="0.1666in" fo:margin-bottom="0.0833in"/>
      <style:text-properties style:font-name="Liberation Sans" fo:font-size="14pt" style:font-size-asian="14pt" style:font-size-complex="14pt" fo:hyphenate="false"/>
    </style:style>
    <style:style style:name="Заголовокпокажчика" style:display-name="Заголовок покажчика" style:family="paragraph" style:parent-style-name="Звичайний">
      <style:paragraph-properties text:number-lines="false"/>
      <style:text-properties fo:hyphenate="false"/>
    </style:style>
    <style:style style:name="Содержимоетаблицы" style:display-name="Содержимое таблицы" style:family="paragraph" style:parent-style-name="Звичайний">
      <style:paragraph-properties text:number-lines="false"/>
      <style:text-properties fo:hyphenate="false"/>
    </style:style>
    <style:style style:name="Текствзаданномформате" style:display-name="Текст в заданном формате" style:family="paragraph" style:parent-style-name="Звичайний">
      <style:text-properties style:font-name="Liberation Mono" style:font-name-asian="Courier New" style:font-name-complex="Liberation Mono" fo:font-size="10pt" style:font-size-asian="10pt" style:font-size-complex="10pt" fo:hyphenate="false"/>
    </style:style>
    <style:style style:name="Заголовоксписка" style:display-name="Заголовок списка" style:family="paragraph" style:parent-style-name="Звичайний">
      <style:text-properties fo:hyphenate="false"/>
    </style:style>
    <style:style style:name="Содержимоесписка" style:display-name="Содержимое списка" style:family="paragraph" style:parent-style-name="Звичайний">
      <style:paragraph-properties fo:margin-left="0.3937in">
        <style:tab-stops/>
      </style:paragraph-properties>
      <style:text-properties fo:hyphenate="false"/>
    </style:style>
    <style:style style:name="Заголовоктаблицы" style:display-name="Заголовок таблицы" style:family="paragraph" style:parent-style-name="Содержимоетаблицы">
      <style:paragraph-properties fo:text-align="center"/>
      <style:text-properties fo:font-weight="bold" style:font-weight-asian="bold" style:font-weight-complex="bold" fo:hyphenate="false"/>
    </style:style>
    <style:style style:name="Standard" style:display-name="Standard" style:family="paragraph">
      <style:paragraph-properties style:vertical-align="baseline"/>
      <style:text-properties fo:color="#00000A" fo:font-size="12pt" style:font-size-asian="12pt" fo:hyphenate="false"/>
    </style:style>
    <style:style style:name="Верхнійколонтитул" style:display-name="Верхній колонтитул" style:family="paragraph" style:parent-style-name="Звичайни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Нижнійколонтитул" style:display-name="Нижній колонтитул" style:family="paragraph" style:parent-style-name="Звичайни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СтандартнийHTML" style:display-name="Стандартний HTML" style:family="paragraph" style:parent-style-name="Звичайний">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ru" style:country-asian="RU"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style:list-level-properties text:space-before="0in" text:min-label-width="0.6in" text:list-level-position-and-space-mode="label-alignment">
          <style:list-level-label-alignment text:label-followed-by="nothing" fo:margin-left="0.6in" fo:text-indent="-0.6in"/>
        </style:list-level-properties>
      </text:outline-level-style>
    </text:outline-style>
    <style:style style:name="WW_CharLFO3LVL1" style:family="text">
      <style:text-properties style:font-name="Symbol" style:font-name-complex="OpenSymbol" fo:font-size="14pt" style:font-size-asian="14pt"/>
    </style:style>
    <style:style style:name="WW_CharLFO3LVL2" style:family="text">
      <style:text-properties style:font-name="OpenSymbol" style:font-name-complex="OpenSymbol"/>
    </style:style>
    <style:style style:name="WW_CharLFO3LVL3" style:family="text">
      <style:text-properties style:font-name="OpenSymbol" style:font-name-complex="OpenSymbol"/>
    </style:style>
    <style:style style:name="WW_CharLFO3LVL4" style:family="text">
      <style:text-properties style:font-name="Symbol" style:font-name-complex="OpenSymbol"/>
    </style:style>
    <style:style style:name="WW_CharLFO3LVL5" style:family="text">
      <style:text-properties style:font-name="OpenSymbol" style:font-name-complex="OpenSymbol"/>
    </style:style>
    <style:style style:name="WW_CharLFO3LVL6" style:family="text">
      <style:text-properties style:font-name="OpenSymbol" style:font-name-complex="OpenSymbol"/>
    </style:style>
    <style:style style:name="WW_CharLFO3LVL7" style:family="text">
      <style:text-properties style:font-name="Symbol" style:font-name-complex="OpenSymbol"/>
    </style:style>
    <style:style style:name="WW_CharLFO3LVL8" style:family="text">
      <style:text-properties style:font-name="OpenSymbol" style:font-name-complex="OpenSymbol"/>
    </style:style>
    <style:style style:name="WW_CharLFO3LVL9" style:family="text">
      <style:text-properties style:font-name="OpenSymbol" style:font-name-complex="OpenSymbol"/>
    </style:style>
    <style:style style:name="WW_CharLFO4LVL1" style:family="text">
      <style:text-properties style:font-name="Times New Roman" fo:font-size="14pt" style:font-size-asian="14pt"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in" fo:margin-left="0.7875in" fo:margin-bottom="0in" fo:margin-right="0.7875in" style:num-format="1" style:writing-mode="lr-tb">
        <style:footnote-sep style:width="0.007in" style:rel-width="33%" style:color="#00000A" style:line-style="solid" style:adjustment="left"/>
      </style:page-layout-properties>
      <style:header-style>
        <style:header-footer-properties style:dynamic-spacing="true" fo:min-height="0.7875in"/>
      </style:header-style>
      <style:footer-style>
        <style:header-footer-properties style:dynamic-spacing="true" fo:min-height="0.7875in"/>
      </style:footer-style>
    </style:page-layout>
    <style:style style:name="TableColumn3" style:family="table-column">
      <style:table-column-properties style:column-width="3.3506in"/>
    </style:style>
    <style:style style:name="TableColumn4" style:family="table-column">
      <style:table-column-properties style:column-width="3.3423in"/>
    </style:style>
    <style:style style:name="Table2" style:family="table">
      <style:table-properties style:width="6.693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Верхнійколонтитул"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Верхнійколонтитул"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Шрифтабзацузазамовчуванням" style:family="text">
      <style:text-properties fo:text-transform="uppercase" fo:color="#808080" fo:font-size="9pt" style:font-size-asian="9pt" style:font-size-complex="9pt" fo:language="en" fo:country="US"/>
    </style:style>
    <style:style style:name="T13" style:parent-style-name="Шрифтабзацузазамовчуванням" style:family="text">
      <style:text-properties fo:text-transform="uppercase" fo:color="#808080" fo:font-size="9pt" style:font-size-asian="9pt" style:font-size-complex="9pt"/>
    </style:style>
    <style:style style:name="T14" style:parent-style-name="Шрифтабзацузазамовчуванням" style:family="text">
      <style:text-properties fo:text-transform="uppercase" fo:color="#808080" fo:font-size="9pt" style:font-size-asian="9pt" style:font-size-complex="9pt" fo:language="en" fo:country="US"/>
    </style:style>
    <style:style style:name="T15" style:parent-style-name="Шрифтабзацузазамовчуванням" style:family="text">
      <style:text-properties fo:text-transform="uppercase" fo:color="#808080" fo:font-size="9pt" style:font-size-asian="9pt" style:font-size-complex="9pt"/>
    </style:style>
    <style:style style:name="T16" style:parent-style-name="Шрифтабзацузазамовчуванням" style:family="text">
      <style:text-properties fo:text-transform="uppercase" fo:color="#808080" fo:font-size="9pt" style:font-size-asian="9pt" style:font-size-complex="9pt" fo:language="en" fo:country="US"/>
    </style:style>
    <style:style style:name="T17" style:parent-style-name="Шрифтабзацузазамовчуванням" style:family="text">
      <style:text-properties fo:text-transform="uppercase" fo:color="#808080" fo:font-size="9pt" style:font-size-asian="9pt" style:font-size-complex="9pt"/>
    </style:style>
    <style:style style:name="TableCell18" style:family="table-cell">
      <style:table-cell-properties fo:border="none" style:writing-mode="lr-tb" style:vertical-align="middle" fo:padding-top="0.1in" fo:padding-left="0.0798in" fo:padding-bottom="0.1in" fo:padding-right="0.0798in"/>
    </style:style>
    <style:style style:name="P19" style:parent-style-name="Нижнійколонтитул" style:family="paragraph">
      <style:paragraph-properties fo:text-align="end"/>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Нижнійколонтитул"><text:span text:style-name="T12">(c</text:span><text:span text:style-name="T13">)</text:span><text:span text:style-name="T14"><text:s/></text:span><text:span text:style-name="T15">Viktor</text:span><text:span text:style-name="T16"><text:s/></text:span><text:span text:style-name="T17">Borodin</text:span></text:p>
            </table:table-cell>
            <table:table-cell table:style-name="TableCell18">
              <text:p text:style-name="P19"><text:page-number text:fixed="false">42</text:page-number></text:p>
            </table:table-cell>
          </table:table-row>
        </table:table>
        <text:p text:style-name="Нижні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 Viktor Borodin</meta:initial-creator>
    <dc:creator>Viktor</dc:creator>
    <meta:creation-date>2021-01-31T17:10:00Z</meta:creation-date>
    <dc:date>2021-01-31T17:10:00Z</dc:date>
    <meta:print-date>2021-01-31T17:08:00Z</meta:print-date>
    <meta:template xlink:href="Normal" xlink:type="simple"/>
    <meta:editing-cycles>2</meta:editing-cycles>
    <meta:editing-duration>PT120S</meta:editing-duration>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8" meta:paragraph-count="110" meta:word-count="8253" meta:character-count="55187" meta:row-count="392" meta:non-whitespace-character-count="47044"/>
  </office:meta>
</office:document-meta>
</file>